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3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251 <text:s text:c="5"/></text:p>
          </table:table-cell>
          <table:table-cell office:value-type="float" office:value="452.180267">
            <text:p>452,180267</text:p>
          </table:table-cell>
          <table:table-cell office:value-type="float" office:value="497.415405">
            <text:p>497,415405</text:p>
          </table:table-cell>
          <table:table-cell office:value-type="float" office:value="509.105408">
            <text:p>509,105408</text:p>
          </table:table-cell>
          <table:table-cell office:value-type="float" office:value="360.462158">
            <text:p>360,462158</text:p>
          </table:table-cell>
          <table:table-cell office:value-type="float" office:value="558.36615">
            <text:p>558,36615</text:p>
          </table:table-cell>
          <table:table-cell office:value-type="float" office:value="112.739922">
            <text:p>112,739922</text:p>
          </table:table-cell>
          <table:table-cell office:value-type="float" office:value="704.47522">
            <text:p>704,47522</text:p>
          </table:table-cell>
          <table:table-cell office:value-type="float" office:value="62.341366">
            <text:p>62,341366</text:p>
          </table:table-cell>
          <table:table-cell office:value-type="float" office:value="8.733216">
            <text:p>8,733216</text:p>
          </table:table-cell>
          <table:table-cell office:value-type="float" office:value="16.564003">
            <text:p>16,564003</text:p>
          </table:table-cell>
          <table:table-cell office:value-type="float" office:value="237.960754">
            <text:p>237,960754</text:p>
          </table:table-cell>
          <table:table-cell office:value-type="float" office:value="13.339192">
            <text:p>13,339192</text:p>
          </table:table-cell>
          <table:table-cell office:value-type="float" office:value="253.690384">
            <text:p>253,690384</text:p>
          </table:table-cell>
          <table:table-cell office:value-type="float" office:value="11.736141">
            <text:p>11,736141</text:p>
          </table:table-cell>
          <table:table-cell office:value-type="float" office:value="569.087219">
            <text:p>569,087219</text:p>
          </table:table-cell>
          <table:table-cell office:value-type="float" office:value="12.719086">
            <text:p>12,719086</text:p>
          </table:table-cell>
          <table:table-cell office:value-type="float" office:value="281.106171">
            <text:p>281,106171</text:p>
          </table:table-cell>
          <table:table-cell office:value-type="float" office:value="10.833829">
            <text:p>10,833829</text:p>
          </table:table-cell>
          <table:table-cell office:value-type="float" office:value="36.517639">
            <text:p>36,517639</text:p>
          </table:table-cell>
          <table:table-cell office:value-type="float" office:value="4.019477">
            <text:p>4,019477</text:p>
          </table:table-cell>
          <table:table-cell office:value-type="float" office:value="2.839096">
            <text:p>2,839096</text:p>
          </table:table-cell>
          <table:table-cell office:value-type="float" office:value="3.911417">
            <text:p>3,911417</text:p>
          </table:table-cell>
          <table:table-cell office:value-type="float" office:value="15.563927">
            <text:p>15,563927</text:p>
          </table:table-cell>
          <table:table-cell office:value-type="float" office:value="6.851388">
            <text:p>6,851388</text:p>
          </table:table-cell>
          <table:table-cell office:value-type="float" office:value="15.318269">
            <text:p>15,318269</text:p>
          </table:table-cell>
          <table:table-cell office:value-type="float" office:value="3.772528">
            <text:p>3,772528</text:p>
          </table:table-cell>
          <table:table-cell office:value-type="float" office:value="183.882111">
            <text:p>183,882111</text:p>
          </table:table-cell>
          <table:table-cell office:value-type="float" office:value="10.389099">
            <text:p>10,389099</text:p>
          </table:table-cell>
          <table:table-cell office:value-type="float" office:value="30.427639">
            <text:p>30,427639</text:p>
          </table:table-cell>
          <table:table-cell office:value-type="float" office:value="6.422544">
            <text:p>6,422544</text:p>
          </table:table-cell>
          <table:table-cell table:number-columns-repeated="2" office:value-type="float" office:value="0">
            <text:p>0</text:p>
          </table:table-cell>
          <table:table-cell office:value-type="float" office:value="23.476614">
            <text:p>23,476614</text:p>
          </table:table-cell>
          <table:table-cell office:value-type="float" office:value="17.684994">
            <text:p>17,684994</text:p>
          </table:table-cell>
          <table:table-cell office:value-type="float" office:value="26.799692">
            <text:p>26,799692</text:p>
          </table:table-cell>
          <table:table-cell office:value-type="float" office:value="7.467093">
            <text:p>7,467093</text:p>
          </table:table-cell>
          <table:table-cell office:value-type="float" office:value="12.85006">
            <text:p>12,85006</text:p>
          </table:table-cell>
          <table:table-cell office:value-type="float" office:value="8.011347">
            <text:p>8,011347</text:p>
          </table:table-cell>
          <table:table-cell office:value-type="float" office:value="16.533737">
            <text:p>16,533737</text:p>
          </table:table-cell>
          <table:table-cell office:value-type="float" office:value="8.347912">
            <text:p>8,347912</text:p>
          </table:table-cell>
          <table:table-cell office:value-type="float" office:value="12.621258">
            <text:p>12,621258</text:p>
          </table:table-cell>
          <table:table-cell office:value-type="float" office:value="8.778817">
            <text:p>8,778817</text:p>
          </table:table-cell>
          <table:table-cell table:number-columns-repeated="6" office:value-type="float" office:value="0">
            <text:p>0</text:p>
          </table:table-cell>
          <table:table-cell office:value-type="float" office:value="51.102707">
            <text:p>51,102707</text:p>
          </table:table-cell>
          <table:table-cell office:value-type="float" office:value="16.485697">
            <text:p>16,485697</text:p>
          </table:table-cell>
        </table:table-row>
        <table:table-row table:style-name="ro1">
          <table:table-cell office:value-type="string">
            <text:p>AFR252 <text:s text:c="5"/></text:p>
          </table:table-cell>
          <table:table-cell office:value-type="float" office:value="488.15387">
            <text:p>488,15387</text:p>
          </table:table-cell>
          <table:table-cell office:value-type="float" office:value="462.660004">
            <text:p>462,660004</text:p>
          </table:table-cell>
          <table:table-cell office:value-type="float" office:value="239.704285">
            <text:p>239,704285</text:p>
          </table:table-cell>
          <table:table-cell office:value-type="float" office:value="355.383667">
            <text:p>355,383667</text:p>
          </table:table-cell>
          <table:table-cell office:value-type="float" office:value="1053.056763">
            <text:p>1053,056763</text:p>
          </table:table-cell>
          <table:table-cell office:value-type="float" office:value="117.240181">
            <text:p>117,240181</text:p>
          </table:table-cell>
          <table:table-cell office:value-type="float" office:value="2110.4646">
            <text:p>2110,4646</text:p>
          </table:table-cell>
          <table:table-cell office:value-type="float" office:value="84.972168">
            <text:p>84,972168</text:p>
          </table:table-cell>
          <table:table-cell office:value-type="float" office:value="23.513832">
            <text:p>23,513832</text:p>
          </table:table-cell>
          <table:table-cell office:value-type="float" office:value="16.286245">
            <text:p>16,286245</text:p>
          </table:table-cell>
          <table:table-cell office:value-type="float" office:value="363.111725">
            <text:p>363,111725</text:p>
          </table:table-cell>
          <table:table-cell office:value-type="float" office:value="15.01968">
            <text:p>15,01968</text:p>
          </table:table-cell>
          <table:table-cell office:value-type="float" office:value="292.444763">
            <text:p>292,444763</text:p>
          </table:table-cell>
          <table:table-cell office:value-type="float" office:value="12.123757">
            <text:p>12,123757</text:p>
          </table:table-cell>
          <table:table-cell office:value-type="float" office:value="759.585693">
            <text:p>759,585693</text:p>
          </table:table-cell>
          <table:table-cell office:value-type="float" office:value="14.990228">
            <text:p>14,990228</text:p>
          </table:table-cell>
          <table:table-cell office:value-type="float" office:value="529.123596">
            <text:p>529,123596</text:p>
          </table:table-cell>
          <table:table-cell office:value-type="float" office:value="12.930077">
            <text:p>12,930077</text:p>
          </table:table-cell>
          <table:table-cell office:value-type="float" office:value="68.266266">
            <text:p>68,266266</text:p>
          </table:table-cell>
          <table:table-cell office:value-type="float" office:value="4.271762">
            <text:p>4,271762</text:p>
          </table:table-cell>
          <table:table-cell office:value-type="float" office:value="0.087002">
            <text:p>0,087002</text:p>
          </table:table-cell>
          <table:table-cell office:value-type="float" office:value="3.625072">
            <text:p>3,625072</text:p>
          </table:table-cell>
          <table:table-cell office:value-type="float" office:value="24.897188">
            <text:p>24,897188</text:p>
          </table:table-cell>
          <table:table-cell office:value-type="float" office:value="6.772303">
            <text:p>6,772303</text:p>
          </table:table-cell>
          <table:table-cell office:value-type="float" office:value="12.792773">
            <text:p>12,792773</text:p>
          </table:table-cell>
          <table:table-cell office:value-type="float" office:value="3.473167">
            <text:p>3,473167</text:p>
          </table:table-cell>
          <table:table-cell office:value-type="float" office:value="445.321472">
            <text:p>445,321472</text:p>
          </table:table-cell>
          <table:table-cell office:value-type="float" office:value="15.573608">
            <text:p>15,573608</text:p>
          </table:table-cell>
          <table:table-cell office:value-type="float" office:value="29.861769">
            <text:p>29,861769</text:p>
          </table:table-cell>
          <table:table-cell office:value-type="float" office:value="5.887807">
            <text:p>5,887807</text:p>
          </table:table-cell>
          <table:table-cell table:number-columns-repeated="2" office:value-type="float" office:value="0">
            <text:p>0</text:p>
          </table:table-cell>
          <table:table-cell office:value-type="float" office:value="18.1113">
            <text:p>18,1113</text:p>
          </table:table-cell>
          <table:table-cell office:value-type="float" office:value="17.485325">
            <text:p>17,485325</text:p>
          </table:table-cell>
          <table:table-cell office:value-type="float" office:value="35.579464">
            <text:p>35,579464</text:p>
          </table:table-cell>
          <table:table-cell office:value-type="float" office:value="6.8536">
            <text:p>6,8536</text:p>
          </table:table-cell>
          <table:table-cell office:value-type="float" office:value="20.548431">
            <text:p>20,548431</text:p>
          </table:table-cell>
          <table:table-cell office:value-type="float" office:value="7.364171">
            <text:p>7,364171</text:p>
          </table:table-cell>
          <table:table-cell office:value-type="float" office:value="19.851173">
            <text:p>19,851173</text:p>
          </table:table-cell>
          <table:table-cell office:value-type="float" office:value="7.560186">
            <text:p>7,560186</text:p>
          </table:table-cell>
          <table:table-cell office:value-type="float" office:value="12.304107">
            <text:p>12,304107</text:p>
          </table:table-cell>
          <table:table-cell office:value-type="float" office:value="7.962529">
            <text:p>7,962529</text:p>
          </table:table-cell>
          <table:table-cell table:number-columns-repeated="6" office:value-type="float" office:value="0">
            <text:p>0</text:p>
          </table:table-cell>
          <table:table-cell office:value-type="float" office:value="40.877209">
            <text:p>40,877209</text:p>
          </table:table-cell>
          <table:table-cell office:value-type="float" office:value="15.016412">
            <text:p>15,016412</text:p>
          </table:table-cell>
        </table:table-row>
        <table:table-row table:style-name="ro1">
          <table:table-cell office:value-type="string">
            <text:p>AFR253 <text:s text:c="5"/></text:p>
          </table:table-cell>
          <table:table-cell office:value-type="float" office:value="604.16571">
            <text:p>604,16571</text:p>
          </table:table-cell>
          <table:table-cell office:value-type="float" office:value="481.446808">
            <text:p>481,446808</text:p>
          </table:table-cell>
          <table:table-cell office:value-type="float" office:value="603.264832">
            <text:p>603,264832</text:p>
          </table:table-cell>
          <table:table-cell office:value-type="float" office:value="356.449554">
            <text:p>356,449554</text:p>
          </table:table-cell>
          <table:table-cell office:value-type="float" office:value="959.165955">
            <text:p>959,165955</text:p>
          </table:table-cell>
          <table:table-cell office:value-type="float" office:value="116.812462">
            <text:p>116,812462</text:p>
          </table:table-cell>
          <table:table-cell office:value-type="float" office:value="2251.506836">
            <text:p>2251,506836</text:p>
          </table:table-cell>
          <table:table-cell office:value-type="float" office:value="87.545441">
            <text:p>87,545441</text:p>
          </table:table-cell>
          <table:table-cell office:value-type="float" office:value="17.502895">
            <text:p>17,502895</text:p>
          </table:table-cell>
          <table:table-cell office:value-type="float" office:value="16.601618">
            <text:p>16,601618</text:p>
          </table:table-cell>
          <table:table-cell office:value-type="float" office:value="341.985809">
            <text:p>341,985809</text:p>
          </table:table-cell>
          <table:table-cell office:value-type="float" office:value="14.508134">
            <text:p>14,508134</text:p>
          </table:table-cell>
          <table:table-cell office:value-type="float" office:value="95.674187">
            <text:p>95,674187</text:p>
          </table:table-cell>
          <table:table-cell office:value-type="float" office:value="9.256454">
            <text:p>9,256454</text:p>
          </table:table-cell>
          <table:table-cell office:value-type="float" office:value="438.59729">
            <text:p>438,59729</text:p>
          </table:table-cell>
          <table:table-cell office:value-type="float" office:value="11.193947">
            <text:p>11,193947</text:p>
          </table:table-cell>
          <table:table-cell office:value-type="float" office:value="664.486755">
            <text:p>664,486755</text:p>
          </table:table-cell>
          <table:table-cell office:value-type="float" office:value="14.209172">
            <text:p>14,209172</text:p>
          </table:table-cell>
          <table:table-cell office:value-type="float" office:value="65.948608">
            <text:p>65,948608</text:p>
          </table:table-cell>
          <table:table-cell office:value-type="float" office:value="4.315819">
            <text:p>4,315819</text:p>
          </table:table-cell>
          <table:table-cell table:number-columns-repeated="2" office:value-type="float" office:value="0">
            <text:p>0</text:p>
          </table:table-cell>
          <table:table-cell office:value-type="float" office:value="26.555099">
            <text:p>26,555099</text:p>
          </table:table-cell>
          <table:table-cell office:value-type="float" office:value="6.766098">
            <text:p>6,766098</text:p>
          </table:table-cell>
          <table:table-cell office:value-type="float" office:value="17.851612">
            <text:p>17,851612</text:p>
          </table:table-cell>
          <table:table-cell office:value-type="float" office:value="3.574249">
            <text:p>3,574249</text:p>
          </table:table-cell>
          <table:table-cell office:value-type="float" office:value="495.039825">
            <text:p>495,039825</text:p>
          </table:table-cell>
          <table:table-cell office:value-type="float" office:value="16.710997">
            <text:p>16,710997</text:p>
          </table:table-cell>
          <table:table-cell office:value-type="float" office:value="27.191879">
            <text:p>27,191879</text:p>
          </table:table-cell>
          <table:table-cell office:value-type="float" office:value="5.995492">
            <text:p>5,995492</text:p>
          </table:table-cell>
          <table:table-cell table:number-columns-repeated="2" office:value-type="float" office:value="0">
            <text:p>0</text:p>
          </table:table-cell>
          <table:table-cell office:value-type="float" office:value="30.185385">
            <text:p>30,185385</text:p>
          </table:table-cell>
          <table:table-cell office:value-type="float" office:value="17.547577">
            <text:p>17,547577</text:p>
          </table:table-cell>
          <table:table-cell office:value-type="float" office:value="30.886108">
            <text:p>30,886108</text:p>
          </table:table-cell>
          <table:table-cell office:value-type="float" office:value="6.937858">
            <text:p>6,937858</text:p>
          </table:table-cell>
          <table:table-cell office:value-type="float" office:value="13.634352">
            <text:p>13,634352</text:p>
          </table:table-cell>
          <table:table-cell office:value-type="float" office:value="7.484392">
            <text:p>7,484392</text:p>
          </table:table-cell>
          <table:table-cell office:value-type="float" office:value="25.37796">
            <text:p>25,37796</text:p>
          </table:table-cell>
          <table:table-cell office:value-type="float" office:value="7.724079">
            <text:p>7,724079</text:p>
          </table:table-cell>
          <table:table-cell office:value-type="float" office:value="9.837029">
            <text:p>9,837029</text:p>
          </table:table-cell>
          <table:table-cell office:value-type="float" office:value="8.133345">
            <text:p>8,133345</text:p>
          </table:table-cell>
          <table:table-cell table:number-columns-repeated="6" office:value-type="float" office:value="0">
            <text:p>0</text:p>
          </table:table-cell>
          <table:table-cell office:value-type="float" office:value="35.727486">
            <text:p>35,727486</text:p>
          </table:table-cell>
          <table:table-cell office:value-type="float" office:value="15.263649">
            <text:p>15,263649</text:p>
          </table:table-cell>
        </table:table-row>
        <table:table-row table:style-name="ro1">
          <table:table-cell office:value-type="string">
            <text:p>AFR254 <text:s text:c="5"/></text:p>
          </table:table-cell>
          <table:table-cell office:value-type="float" office:value="701.166504">
            <text:p>701,166504</text:p>
          </table:table-cell>
          <table:table-cell office:value-type="float" office:value="499.197266">
            <text:p>499,197266</text:p>
          </table:table-cell>
          <table:table-cell office:value-type="float" office:value="378.625549">
            <text:p>378,625549</text:p>
          </table:table-cell>
          <table:table-cell office:value-type="float" office:value="360.252136">
            <text:p>360,252136</text:p>
          </table:table-cell>
          <table:table-cell office:value-type="float" office:value="1210.523926">
            <text:p>1210,523926</text:p>
          </table:table-cell>
          <table:table-cell office:value-type="float" office:value="120.514793">
            <text:p>120,514793</text:p>
          </table:table-cell>
          <table:table-cell office:value-type="float" office:value="2316.863525">
            <text:p>2316,863525</text:p>
          </table:table-cell>
          <table:table-cell office:value-type="float" office:value="90.287109">
            <text:p>90,287109</text:p>
          </table:table-cell>
          <table:table-cell office:value-type="float" office:value="9.043782">
            <text:p>9,043782</text:p>
          </table:table-cell>
          <table:table-cell office:value-type="float" office:value="16.581347">
            <text:p>16,581347</text:p>
          </table:table-cell>
          <table:table-cell office:value-type="float" office:value="288.208069">
            <text:p>288,208069</text:p>
          </table:table-cell>
          <table:table-cell office:value-type="float" office:value="14.234588">
            <text:p>14,234588</text:p>
          </table:table-cell>
          <table:table-cell office:value-type="float" office:value="120.930908">
            <text:p>120,930908</text:p>
          </table:table-cell>
          <table:table-cell office:value-type="float" office:value="9.967714">
            <text:p>9,967714</text:p>
          </table:table-cell>
          <table:table-cell office:value-type="float" office:value="560.588867">
            <text:p>560,588867</text:p>
          </table:table-cell>
          <table:table-cell office:value-type="float" office:value="12.694656">
            <text:p>12,694656</text:p>
          </table:table-cell>
          <table:table-cell office:value-type="float" office:value="422.88269">
            <text:p>422,88269</text:p>
          </table:table-cell>
          <table:table-cell office:value-type="float" office:value="12.006471">
            <text:p>12,006471</text:p>
          </table:table-cell>
          <table:table-cell office:value-type="float" office:value="68.447067">
            <text:p>68,447067</text:p>
          </table:table-cell>
          <table:table-cell office:value-type="float" office:value="4.471142">
            <text:p>4,471142</text:p>
          </table:table-cell>
          <table:table-cell office:value-type="float" office:value="3.53807">
            <text:p>3,53807</text:p>
          </table:table-cell>
          <table:table-cell office:value-type="float" office:value="3.944721">
            <text:p>3,944721</text:p>
          </table:table-cell>
          <table:table-cell office:value-type="float" office:value="25.607113">
            <text:p>25,607113</text:p>
          </table:table-cell>
          <table:table-cell office:value-type="float" office:value="6.889853">
            <text:p>6,889853</text:p>
          </table:table-cell>
          <table:table-cell office:value-type="float" office:value="20.139542">
            <text:p>20,139542</text:p>
          </table:table-cell>
          <table:table-cell office:value-type="float" office:value="3.746839">
            <text:p>3,746839</text:p>
          </table:table-cell>
          <table:table-cell office:value-type="float" office:value="475.891418">
            <text:p>475,891418</text:p>
          </table:table-cell>
          <table:table-cell office:value-type="float" office:value="16.418446">
            <text:p>16,418446</text:p>
          </table:table-cell>
          <table:table-cell office:value-type="float" office:value="29.698788">
            <text:p>29,698788</text:p>
          </table:table-cell>
          <table:table-cell office:value-type="float" office:value="6.247356">
            <text:p>6,247356</text:p>
          </table:table-cell>
          <table:table-cell table:number-columns-repeated="2" office:value-type="float" office:value="0">
            <text:p>0</text:p>
          </table:table-cell>
          <table:table-cell office:value-type="float" office:value="15.887416">
            <text:p>15,887416</text:p>
          </table:table-cell>
          <table:table-cell office:value-type="float" office:value="17.606379">
            <text:p>17,606379</text:p>
          </table:table-cell>
          <table:table-cell office:value-type="float" office:value="37.211163">
            <text:p>37,211163</text:p>
          </table:table-cell>
          <table:table-cell office:value-type="float" office:value="7.278318">
            <text:p>7,278318</text:p>
          </table:table-cell>
          <table:table-cell office:value-type="float" office:value="10.617084">
            <text:p>10,617084</text:p>
          </table:table-cell>
          <table:table-cell office:value-type="float" office:value="7.876695">
            <text:p>7,876695</text:p>
          </table:table-cell>
          <table:table-cell office:value-type="float" office:value="17.401028">
            <text:p>17,401028</text:p>
          </table:table-cell>
          <table:table-cell office:value-type="float" office:value="8.057496">
            <text:p>8,057496</text:p>
          </table:table-cell>
          <table:table-cell office:value-type="float" office:value="7.597167">
            <text:p>7,597167</text:p>
          </table:table-cell>
          <table:table-cell office:value-type="float" office:value="8.425656">
            <text:p>8,425656</text:p>
          </table:table-cell>
          <table:table-cell table:number-columns-repeated="6" office:value-type="float" office:value="0">
            <text:p>0</text:p>
          </table:table-cell>
          <table:table-cell office:value-type="float" office:value="44.255886">
            <text:p>44,255886</text:p>
          </table:table-cell>
          <table:table-cell office:value-type="float" office:value="15.970859">
            <text:p>15,970859</text:p>
          </table:table-cell>
        </table:table-row>
        <table:table-row table:style-name="ro1">
          <table:table-cell office:value-type="string">
            <text:p>AFR255 <text:s text:c="5"/></text:p>
          </table:table-cell>
          <table:table-cell office:value-type="float" office:value="2245.507813">
            <text:p>2245,507813</text:p>
          </table:table-cell>
          <table:table-cell office:value-type="float" office:value="768.9599">
            <text:p>768,9599</text:p>
          </table:table-cell>
          <table:table-cell office:value-type="float" office:value="644.891296">
            <text:p>644,891296</text:p>
          </table:table-cell>
          <table:table-cell office:value-type="float" office:value="425.847839">
            <text:p>425,847839</text:p>
          </table:table-cell>
          <table:table-cell office:value-type="float" office:value="635.948975">
            <text:p>635,948975</text:p>
          </table:table-cell>
          <table:table-cell office:value-type="float" office:value="136.351898">
            <text:p>136,351898</text:p>
          </table:table-cell>
          <table:table-cell office:value-type="float" office:value="531.868774">
            <text:p>531,868774</text:p>
          </table:table-cell>
          <table:table-cell office:value-type="float" office:value="73.408058">
            <text:p>73,408058</text:p>
          </table:table-cell>
          <table:table-cell office:value-type="float" office:value="28.337183">
            <text:p>28,337183</text:p>
          </table:table-cell>
          <table:table-cell office:value-type="float" office:value="23.521313">
            <text:p>23,521313</text:p>
          </table:table-cell>
          <table:table-cell office:value-type="float" office:value="225.471466">
            <text:p>225,471466</text:p>
          </table:table-cell>
          <table:table-cell office:value-type="float" office:value="16.727964">
            <text:p>16,727964</text:p>
          </table:table-cell>
          <table:table-cell office:value-type="float" office:value="153.309189">
            <text:p>153,309189</text:p>
          </table:table-cell>
          <table:table-cell office:value-type="float" office:value="13.263017">
            <text:p>13,263017</text:p>
          </table:table-cell>
          <table:table-cell office:value-type="float" office:value="256.834412">
            <text:p>256,834412</text:p>
          </table:table-cell>
          <table:table-cell office:value-type="float" office:value="10.375193">
            <text:p>10,375193</text:p>
          </table:table-cell>
          <table:table-cell office:value-type="float" office:value="143.210922">
            <text:p>143,210922</text:p>
          </table:table-cell>
          <table:table-cell office:value-type="float" office:value="10.597253">
            <text:p>10,597253</text:p>
          </table:table-cell>
          <table:table-cell office:value-type="float" office:value="35.434822">
            <text:p>35,434822</text:p>
          </table:table-cell>
          <table:table-cell office:value-type="float" office:value="5.682771">
            <text:p>5,682771</text:p>
          </table:table-cell>
          <table:table-cell office:value-type="float" office:value="12.528248">
            <text:p>12,528248</text:p>
          </table:table-cell>
          <table:table-cell office:value-type="float" office:value="6.037393">
            <text:p>6,037393</text:p>
          </table:table-cell>
          <table:table-cell office:value-type="float" office:value="47.614883">
            <text:p>47,614883</text:p>
          </table:table-cell>
          <table:table-cell office:value-type="float" office:value="8.022971">
            <text:p>8,022971</text:p>
          </table:table-cell>
          <table:table-cell office:value-type="float" office:value="26.183538">
            <text:p>26,183538</text:p>
          </table:table-cell>
          <table:table-cell office:value-type="float" office:value="5.523932">
            <text:p>5,523932</text:p>
          </table:table-cell>
          <table:table-cell office:value-type="float" office:value="163.159561">
            <text:p>163,159561</text:p>
          </table:table-cell>
          <table:table-cell office:value-type="float" office:value="11.703138">
            <text:p>11,703138</text:p>
          </table:table-cell>
          <table:table-cell office:value-type="float" office:value="72.254982">
            <text:p>72,254982</text:p>
          </table:table-cell>
          <table:table-cell office:value-type="float" office:value="9.788527">
            <text:p>9,788527</text:p>
          </table:table-cell>
          <table:table-cell table:number-columns-repeated="2" office:value-type="float" office:value="0">
            <text:p>0</text:p>
          </table:table-cell>
          <table:table-cell office:value-type="float" office:value="24.191118">
            <text:p>24,191118</text:p>
          </table:table-cell>
          <table:table-cell office:value-type="float" office:value="19.065437">
            <text:p>19,065437</text:p>
          </table:table-cell>
          <table:table-cell office:value-type="float" office:value="49.438293">
            <text:p>49,438293</text:p>
          </table:table-cell>
          <table:table-cell office:value-type="float" office:value="11.245413">
            <text:p>11,245413</text:p>
          </table:table-cell>
          <table:table-cell office:value-type="float" office:value="22.747515">
            <text:p>22,747515</text:p>
          </table:table-cell>
          <table:table-cell office:value-type="float" office:value="12.138045">
            <text:p>12,138045</text:p>
          </table:table-cell>
          <table:table-cell office:value-type="float" office:value="30.576807">
            <text:p>30,576807</text:p>
          </table:table-cell>
          <table:table-cell office:value-type="float" office:value="12.489722">
            <text:p>12,489722</text:p>
          </table:table-cell>
          <table:table-cell office:value-type="float" office:value="13.405146">
            <text:p>13,405146</text:p>
          </table:table-cell>
          <table:table-cell office:value-type="float" office:value="13.162814">
            <text:p>13,162814</text:p>
          </table:table-cell>
          <table:table-cell office:value-type="float" office:value="84.459274">
            <text:p>84,459274</text:p>
          </table:table-cell>
          <table:table-cell office:value-type="float" office:value="34.626064">
            <text:p>34,626064</text:p>
          </table:table-cell>
          <table:table-cell table:number-columns-repeated="4" office:value-type="float" office:value="0">
            <text:p>0</text:p>
          </table:table-cell>
          <table:table-cell office:value-type="float" office:value="77.852287">
            <text:p>77,852287</text:p>
          </table:table-cell>
          <table:table-cell office:value-type="float" office:value="24.803469">
            <text:p>24,803469</text:p>
          </table:table-cell>
        </table:table-row>
        <table:table-row table:style-name="ro1">
          <table:table-cell office:value-type="string">
            <text:p>AFR256 <text:s text:c="5"/></text:p>
          </table:table-cell>
          <table:table-cell office:value-type="float" office:value="948.691895">
            <text:p>948,691895</text:p>
          </table:table-cell>
          <table:table-cell office:value-type="float" office:value="535.679993">
            <text:p>535,679993</text:p>
          </table:table-cell>
          <table:table-cell office:value-type="float" office:value="509.105408">
            <text:p>509,105408</text:p>
          </table:table-cell>
          <table:table-cell office:value-type="float" office:value="365.131622">
            <text:p>365,131622</text:p>
          </table:table-cell>
          <table:table-cell office:value-type="float" office:value="511.535431">
            <text:p>511,535431</text:p>
          </table:table-cell>
          <table:table-cell office:value-type="float" office:value="114.976196">
            <text:p>114,976196</text:p>
          </table:table-cell>
          <table:table-cell office:value-type="float" office:value="537.255554">
            <text:p>537,255554</text:p>
          </table:table-cell>
          <table:table-cell office:value-type="float" office:value="61.953644">
            <text:p>61,953644</text:p>
          </table:table-cell>
          <table:table-cell office:value-type="float" office:value="17.767578">
            <text:p>17,767578</text:p>
          </table:table-cell>
          <table:table-cell office:value-type="float" office:value="17.169315">
            <text:p>17,169315</text:p>
          </table:table-cell>
          <table:table-cell office:value-type="float" office:value="222.197998">
            <text:p>222,197998</text:p>
          </table:table-cell>
          <table:table-cell office:value-type="float" office:value="13.418761">
            <text:p>13,418761</text:p>
          </table:table-cell>
          <table:table-cell office:value-type="float" office:value="313.962952">
            <text:p>313,962952</text:p>
          </table:table-cell>
          <table:table-cell office:value-type="float" office:value="12.856218">
            <text:p>12,856218</text:p>
          </table:table-cell>
          <table:table-cell office:value-type="float" office:value="448.535583">
            <text:p>448,535583</text:p>
          </table:table-cell>
          <table:table-cell office:value-type="float" office:value="11.399759">
            <text:p>11,399759</text:p>
          </table:table-cell>
          <table:table-cell office:value-type="float" office:value="374.6203">
            <text:p>374,6203</text:p>
          </table:table-cell>
          <table:table-cell office:value-type="float" office:value="11.562236">
            <text:p>11,562236</text:p>
          </table:table-cell>
          <table:table-cell office:value-type="float" office:value="29.799263">
            <text:p>29,799263</text:p>
          </table:table-cell>
          <table:table-cell office:value-type="float" office:value="4.121987">
            <text:p>4,121987</text:p>
          </table:table-cell>
          <table:table-cell office:value-type="float" office:value="1.187785">
            <text:p>1,187785</text:p>
          </table:table-cell>
          <table:table-cell office:value-type="float" office:value="4.055922">
            <text:p>4,055922</text:p>
          </table:table-cell>
          <table:table-cell office:value-type="float" office:value="29.869974">
            <text:p>29,869974</text:p>
          </table:table-cell>
          <table:table-cell office:value-type="float" office:value="6.979314">
            <text:p>6,979314</text:p>
          </table:table-cell>
          <table:table-cell office:value-type="float" office:value="9.344572">
            <text:p>9,344572</text:p>
          </table:table-cell>
          <table:table-cell office:value-type="float" office:value="3.804063">
            <text:p>3,804063</text:p>
          </table:table-cell>
          <table:table-cell office:value-type="float" office:value="130.07872">
            <text:p>130,07872</text:p>
          </table:table-cell>
          <table:table-cell office:value-type="float" office:value="9.559842">
            <text:p>9,559842</text:p>
          </table:table-cell>
          <table:table-cell office:value-type="float" office:value="36.903915">
            <text:p>36,903915</text:p>
          </table:table-cell>
          <table:table-cell office:value-type="float" office:value="6.547412">
            <text:p>6,547412</text:p>
          </table:table-cell>
          <table:table-cell table:number-columns-repeated="2" office:value-type="float" office:value="0">
            <text:p>0</text:p>
          </table:table-cell>
          <table:table-cell office:value-type="float" office:value="38.794693">
            <text:p>38,794693</text:p>
          </table:table-cell>
          <table:table-cell office:value-type="float" office:value="17.761812">
            <text:p>17,761812</text:p>
          </table:table-cell>
          <table:table-cell office:value-type="float" office:value="27.646444">
            <text:p>27,646444</text:p>
          </table:table-cell>
          <table:table-cell office:value-type="float" office:value="7.573709">
            <text:p>7,573709</text:p>
          </table:table-cell>
          <table:table-cell office:value-type="float" office:value="15.046854">
            <text:p>15,046854</text:p>
          </table:table-cell>
          <table:table-cell office:value-type="float" office:value="8.225175">
            <text:p>8,225175</text:p>
          </table:table-cell>
          <table:table-cell office:value-type="float" office:value="15.984278">
            <text:p>15,984278</text:p>
          </table:table-cell>
          <table:table-cell office:value-type="float" office:value="8.447346">
            <text:p>8,447346</text:p>
          </table:table-cell>
          <table:table-cell office:value-type="float" office:value="7.809232">
            <text:p>7,809232</text:p>
          </table:table-cell>
          <table:table-cell office:value-type="float" office:value="8.884342">
            <text:p>8,884342</text:p>
          </table:table-cell>
          <table:table-cell office:value-type="float" office:value="24.290606">
            <text:p>24,290606</text:p>
          </table:table-cell>
          <table:table-cell office:value-type="float" office:value="31.327051">
            <text:p>31,327051</text:p>
          </table:table-cell>
          <table:table-cell table:number-columns-repeated="4" office:value-type="float" office:value="0">
            <text:p>0</text:p>
          </table:table-cell>
          <table:table-cell office:value-type="float" office:value="49.819199">
            <text:p>49,819199</text:p>
          </table:table-cell>
          <table:table-cell office:value-type="float" office:value="16.673569">
            <text:p>16,673569</text:p>
          </table:table-cell>
        </table:table-row>
        <table:table-row table:style-name="ro1">
          <table:table-cell office:value-type="string">
            <text:p>AFR257 <text:s text:c="5"/></text:p>
          </table:table-cell>
          <table:table-cell office:value-type="float" office:value="1357.955322">
            <text:p>1357,955322</text:p>
          </table:table-cell>
          <table:table-cell office:value-type="float" office:value="513.848755">
            <text:p>513,848755</text:p>
          </table:table-cell>
          <table:table-cell office:value-type="float" office:value="629.455566">
            <text:p>629,455566</text:p>
          </table:table-cell>
          <table:table-cell office:value-type="float" office:value="363.301483">
            <text:p>363,301483</text:p>
          </table:table-cell>
          <table:table-cell office:value-type="float" office:value="560.220581">
            <text:p>560,220581</text:p>
          </table:table-cell>
          <table:table-cell office:value-type="float" office:value="113.580383">
            <text:p>113,580383</text:p>
          </table:table-cell>
          <table:table-cell office:value-type="float" office:value="800.024231">
            <text:p>800,024231</text:p>
          </table:table-cell>
          <table:table-cell office:value-type="float" office:value="64.675766">
            <text:p>64,675766</text:p>
          </table:table-cell>
          <table:table-cell office:value-type="float" office:value="3.918972">
            <text:p>3,918972</text:p>
          </table:table-cell>
          <table:table-cell office:value-type="float" office:value="16.881926">
            <text:p>16,881926</text:p>
          </table:table-cell>
          <table:table-cell office:value-type="float" office:value="370.145844">
            <text:p>370,145844</text:p>
          </table:table-cell>
          <table:table-cell office:value-type="float" office:value="15.588225">
            <text:p>15,588225</text:p>
          </table:table-cell>
          <table:table-cell office:value-type="float" office:value="46.161797">
            <text:p>46,161797</text:p>
          </table:table-cell>
          <table:table-cell office:value-type="float" office:value="9.006691">
            <text:p>9,006691</text:p>
          </table:table-cell>
          <table:table-cell office:value-type="float" office:value="980.827576">
            <text:p>980,827576</text:p>
          </table:table-cell>
          <table:table-cell office:value-type="float" office:value="17.850277">
            <text:p>17,850277</text:p>
          </table:table-cell>
          <table:table-cell office:value-type="float" office:value="432.354645">
            <text:p>432,354645</text:p>
          </table:table-cell>
          <table:table-cell office:value-type="float" office:value="12.096231">
            <text:p>12,096231</text:p>
          </table:table-cell>
          <table:table-cell office:value-type="float" office:value="48.849434">
            <text:p>48,849434</text:p>
          </table:table-cell>
          <table:table-cell office:value-type="float" office:value="4.114459">
            <text:p>4,114459</text:p>
          </table:table-cell>
          <table:table-cell office:value-type="float" office:value="0.406008">
            <text:p>0,406008</text:p>
          </table:table-cell>
          <table:table-cell office:value-type="float" office:value="3.828085">
            <text:p>3,828085</text:p>
          </table:table-cell>
          <table:table-cell office:value-type="float" office:value="16.378052">
            <text:p>16,378052</text:p>
          </table:table-cell>
          <table:table-cell office:value-type="float" office:value="6.803125">
            <text:p>6,803125</text:p>
          </table:table-cell>
          <table:table-cell office:value-type="float" office:value="15.996306">
            <text:p>15,996306</text:p>
          </table:table-cell>
          <table:table-cell office:value-type="float" office:value="3.629308">
            <text:p>3,629308</text:p>
          </table:table-cell>
          <table:table-cell office:value-type="float" office:value="292.757721">
            <text:p>292,757721</text:p>
          </table:table-cell>
          <table:table-cell office:value-type="float" office:value="12.354648">
            <text:p>12,354648</text:p>
          </table:table-cell>
          <table:table-cell office:value-type="float" office:value="27.869776">
            <text:p>27,869776</text:p>
          </table:table-cell>
          <table:table-cell office:value-type="float" office:value="6.152995">
            <text:p>6,152995</text:p>
          </table:table-cell>
          <table:table-cell table:number-columns-repeated="2" office:value-type="float" office:value="0">
            <text:p>0</text:p>
          </table:table-cell>
          <table:table-cell office:value-type="float" office:value="47.326706">
            <text:p>47,326706</text:p>
          </table:table-cell>
          <table:table-cell office:value-type="float" office:value="17.656677">
            <text:p>17,656677</text:p>
          </table:table-cell>
          <table:table-cell office:value-type="float" office:value="17.757948">
            <text:p>17,757948</text:p>
          </table:table-cell>
          <table:table-cell office:value-type="float" office:value="7.127339">
            <text:p>7,127339</text:p>
          </table:table-cell>
          <table:table-cell office:value-type="float" office:value="9.671242">
            <text:p>9,671242</text:p>
          </table:table-cell>
          <table:table-cell office:value-type="float" office:value="7.710784">
            <text:p>7,710784</text:p>
          </table:table-cell>
          <table:table-cell office:value-type="float" office:value="15.000887">
            <text:p>15,000887</text:p>
          </table:table-cell>
          <table:table-cell office:value-type="float" office:value="7.930768">
            <text:p>7,930768</text:p>
          </table:table-cell>
          <table:table-cell office:value-type="float" office:value="6.826439">
            <text:p>6,826439</text:p>
          </table:table-cell>
          <table:table-cell office:value-type="float" office:value="8.370097">
            <text:p>8,370097</text:p>
          </table:table-cell>
          <table:table-cell table:number-columns-repeated="6" office:value-type="float" office:value="0">
            <text:p>0</text:p>
          </table:table-cell>
          <table:table-cell office:value-type="float" office:value="33.929512">
            <text:p>33,929512</text:p>
          </table:table-cell>
          <table:table-cell office:value-type="float" office:value="15.768678">
            <text:p>15,768678</text:p>
          </table:table-cell>
        </table:table-row>
        <table:table-row table:style-name="ro1">
          <table:table-cell office:value-type="string">
            <text:p>AFR258 <text:s text:c="5"/></text:p>
          </table:table-cell>
          <table:table-cell office:value-type="float" office:value="1099.418701">
            <text:p>1099,418701</text:p>
          </table:table-cell>
          <table:table-cell office:value-type="float" office:value="554.517944">
            <text:p>554,517944</text:p>
          </table:table-cell>
          <table:table-cell office:value-type="float" office:value="231.552307">
            <text:p>231,552307</text:p>
          </table:table-cell>
          <table:table-cell office:value-type="float" office:value="366.868927">
            <text:p>366,868927</text:p>
          </table:table-cell>
          <table:table-cell office:value-type="float" office:value="506.732269">
            <text:p>506,732269</text:p>
          </table:table-cell>
          <table:table-cell office:value-type="float" office:value="115.768906">
            <text:p>115,768906</text:p>
          </table:table-cell>
          <table:table-cell office:value-type="float" office:value="479.351013">
            <text:p>479,351013</text:p>
          </table:table-cell>
          <table:table-cell office:value-type="float" office:value="61.277538">
            <text:p>61,277538</text:p>
          </table:table-cell>
          <table:table-cell office:value-type="float" office:value="28.608812">
            <text:p>28,608812</text:p>
          </table:table-cell>
          <table:table-cell office:value-type="float" office:value="17.777666">
            <text:p>17,777666</text:p>
          </table:table-cell>
          <table:table-cell office:value-type="float" office:value="290.946442">
            <text:p>290,946442</text:p>
          </table:table-cell>
          <table:table-cell office:value-type="float" office:value="14.592712">
            <text:p>14,592712</text:p>
          </table:table-cell>
          <table:table-cell office:value-type="float" office:value="25.979559">
            <text:p>25,979559</text:p>
          </table:table-cell>
          <table:table-cell office:value-type="float" office:value="9.233356">
            <text:p>9,233356</text:p>
          </table:table-cell>
          <table:table-cell office:value-type="float" office:value="453.434296">
            <text:p>453,434296</text:p>
          </table:table-cell>
          <table:table-cell office:value-type="float" office:value="11.484315">
            <text:p>11,484315</text:p>
          </table:table-cell>
          <table:table-cell office:value-type="float" office:value="225.772324">
            <text:p>225,772324</text:p>
          </table:table-cell>
          <table:table-cell office:value-type="float" office:value="10.477116">
            <text:p>10,477116</text:p>
          </table:table-cell>
          <table:table-cell office:value-type="float" office:value="28.643414">
            <text:p>28,643414</text:p>
          </table:table-cell>
          <table:table-cell office:value-type="float" office:value="4.222763">
            <text:p>4,222763</text:p>
          </table:table-cell>
          <table:table-cell office:value-type="float" office:value="4.432466">
            <text:p>4,432466</text:p>
          </table:table-cell>
          <table:table-cell office:value-type="float" office:value="4.201652">
            <text:p>4,201652</text:p>
          </table:table-cell>
          <table:table-cell office:value-type="float" office:value="27.546768">
            <text:p>27,546768</text:p>
          </table:table-cell>
          <table:table-cell office:value-type="float" office:value="7.027094">
            <text:p>7,027094</text:p>
          </table:table-cell>
          <table:table-cell office:value-type="float" office:value="11.520703">
            <text:p>11,520703</text:p>
          </table:table-cell>
          <table:table-cell office:value-type="float" office:value="3.935124">
            <text:p>3,935124</text:p>
          </table:table-cell>
          <table:table-cell office:value-type="float" office:value="159.969498">
            <text:p>159,969498</text:p>
          </table:table-cell>
          <table:table-cell office:value-type="float" office:value="10.169686">
            <text:p>10,169686</text:p>
          </table:table-cell>
          <table:table-cell office:value-type="float" office:value="38.658657">
            <text:p>38,658657</text:p>
          </table:table-cell>
          <table:table-cell office:value-type="float" office:value="6.785709">
            <text:p>6,785709</text:p>
          </table:table-cell>
          <table:table-cell table:number-columns-repeated="2" office:value-type="float" office:value="0">
            <text:p>0</text:p>
          </table:table-cell>
          <table:table-cell office:value-type="float" office:value="54.793571">
            <text:p>54,793571</text:p>
          </table:table-cell>
          <table:table-cell office:value-type="float" office:value="17.879776">
            <text:p>17,879776</text:p>
          </table:table-cell>
          <table:table-cell office:value-type="float" office:value="27.392418">
            <text:p>27,392418</text:p>
          </table:table-cell>
          <table:table-cell office:value-type="float" office:value="7.82691">
            <text:p>7,82691</text:p>
          </table:table-cell>
          <table:table-cell office:value-type="float" office:value="10.03911">
            <text:p>10,03911</text:p>
          </table:table-cell>
          <table:table-cell office:value-type="float" office:value="8.505832">
            <text:p>8,505832</text:p>
          </table:table-cell>
          <table:table-cell office:value-type="float" office:value="16.983294">
            <text:p>16,983294</text:p>
          </table:table-cell>
          <table:table-cell office:value-type="float" office:value="8.747561">
            <text:p>8,747561</text:p>
          </table:table-cell>
          <table:table-cell office:value-type="float" office:value="5.581951">
            <text:p>5,581951</text:p>
          </table:table-cell>
          <table:table-cell office:value-type="float" office:value="9.185438">
            <text:p>9,185438</text:p>
          </table:table-cell>
          <table:table-cell office:value-type="float" office:value="24.040848">
            <text:p>24,040848</text:p>
          </table:table-cell>
          <table:table-cell office:value-type="float" office:value="30.780373">
            <text:p>30,780373</text:p>
          </table:table-cell>
          <table:table-cell table:number-columns-repeated="4" office:value-type="float" office:value="0">
            <text:p>0</text:p>
          </table:table-cell>
          <table:table-cell office:value-type="float" office:value="47.347252">
            <text:p>47,347252</text:p>
          </table:table-cell>
          <table:table-cell office:value-type="float" office:value="17.286978">
            <text:p>17,286978</text:p>
          </table:table-cell>
        </table:table-row>
        <table:table-row table:style-name="ro1">
          <table:table-cell office:value-type="string">
            <text:p>AFR259 <text:s text:c="5"/></text:p>
          </table:table-cell>
          <table:table-cell office:value-type="float" office:value="701.166504">
            <text:p>701,166504</text:p>
          </table:table-cell>
          <table:table-cell office:value-type="float" office:value="472.692871">
            <text:p>472,692871</text:p>
          </table:table-cell>
          <table:table-cell office:value-type="float" office:value="224.268555">
            <text:p>224,268555</text:p>
          </table:table-cell>
          <table:table-cell office:value-type="float" office:value="350.886169">
            <text:p>350,886169</text:p>
          </table:table-cell>
          <table:table-cell office:value-type="float" office:value="669.60614">
            <text:p>669,60614</text:p>
          </table:table-cell>
          <table:table-cell office:value-type="float" office:value="112.38871">
            <text:p>112,38871</text:p>
          </table:table-cell>
          <table:table-cell office:value-type="float" office:value="950.624695">
            <text:p>950,624695</text:p>
          </table:table-cell>
          <table:table-cell office:value-type="float" office:value="64.388306">
            <text:p>64,388306</text:p>
          </table:table-cell>
          <table:table-cell office:value-type="float" office:value="231.364914">
            <text:p>231,364914</text:p>
          </table:table-cell>
          <table:table-cell office:value-type="float" office:value="12.772481">
            <text:p>12,772481</text:p>
          </table:table-cell>
          <table:table-cell office:value-type="float" office:value="170.083466">
            <text:p>170,083466</text:p>
          </table:table-cell>
          <table:table-cell office:value-type="float" office:value="10.173821">
            <text:p>10,173821</text:p>
          </table:table-cell>
          <table:table-cell office:value-type="float" office:value="272.683075">
            <text:p>272,683075</text:p>
          </table:table-cell>
          <table:table-cell office:value-type="float" office:value="9.355886">
            <text:p>9,355886</text:p>
          </table:table-cell>
          <table:table-cell office:value-type="float" office:value="318.691254">
            <text:p>318,691254</text:p>
          </table:table-cell>
          <table:table-cell office:value-type="float" office:value="10.991083">
            <text:p>10,991083</text:p>
          </table:table-cell>
          <table:table-cell office:value-type="float" office:value="38.399776">
            <text:p>38,399776</text:p>
          </table:table-cell>
          <table:table-cell office:value-type="float" office:value="3.861071">
            <text:p>3,861071</text:p>
          </table:table-cell>
          <table:table-cell office:value-type="float" office:value="7.279144">
            <text:p>7,279144</text:p>
          </table:table-cell>
          <table:table-cell office:value-type="float" office:value="3.685988">
            <text:p>3,685988</text:p>
          </table:table-cell>
          <table:table-cell office:value-type="float" office:value="20.294895">
            <text:p>20,294895</text:p>
          </table:table-cell>
          <table:table-cell office:value-type="float" office:value="6.760832">
            <text:p>6,760832</text:p>
          </table:table-cell>
          <table:table-cell office:value-type="float" office:value="7.111842">
            <text:p>7,111842</text:p>
          </table:table-cell>
          <table:table-cell office:value-type="float" office:value="3.463947">
            <text:p>3,463947</text:p>
          </table:table-cell>
          <table:table-cell office:value-type="float" office:value="184.676666">
            <text:p>184,676666</text:p>
          </table:table-cell>
          <table:table-cell office:value-type="float" office:value="10.264404">
            <text:p>10,264404</text:p>
          </table:table-cell>
          <table:table-cell office:value-type="float" office:value="28.250067">
            <text:p>28,250067</text:p>
          </table:table-cell>
          <table:table-cell office:value-type="float" office:value="5.937777">
            <text:p>5,937777</text:p>
          </table:table-cell>
          <table:table-cell table:number-columns-repeated="2" office:value-type="float" office:value="0">
            <text:p>0</text:p>
          </table:table-cell>
          <table:table-cell office:value-type="float" office:value="60.293396">
            <text:p>60,293396</text:p>
          </table:table-cell>
          <table:table-cell office:value-type="float" office:value="17.608767">
            <text:p>17,608767</text:p>
          </table:table-cell>
          <table:table-cell office:value-type="float" office:value="28.565289">
            <text:p>28,565289</text:p>
          </table:table-cell>
          <table:table-cell office:value-type="float" office:value="6.927428">
            <text:p>6,927428</text:p>
          </table:table-cell>
          <table:table-cell office:value-type="float" office:value="10.924483">
            <text:p>10,924483</text:p>
          </table:table-cell>
          <table:table-cell office:value-type="float" office:value="7.451371">
            <text:p>7,451371</text:p>
          </table:table-cell>
          <table:table-cell office:value-type="float" office:value="18.12607">
            <text:p>18,12607</text:p>
          </table:table-cell>
          <table:table-cell office:value-type="float" office:value="7.658467">
            <text:p>7,658467</text:p>
          </table:table-cell>
          <table:table-cell office:value-type="float" office:value="16.460527">
            <text:p>16,460527</text:p>
          </table:table-cell>
          <table:table-cell office:value-type="float" office:value="8.050907">
            <text:p>8,050907</text:p>
          </table:table-cell>
          <table:table-cell table:number-columns-repeated="6" office:value-type="float" office:value="0">
            <text:p>0</text:p>
          </table:table-cell>
          <table:table-cell office:value-type="float" office:value="43.922775">
            <text:p>43,922775</text:p>
          </table:table-cell>
          <table:table-cell office:value-type="float" office:value="15.21047">
            <text:p>15,21047</text:p>
          </table:table-cell>
          <table:table-cell table:number-columns-repeated="2"/>
        </table:table-row>
        <table:table-row table:style-name="ro1">
          <table:table-cell office:value-type="string">
            <text:p>AFR261 <text:s text:c="5"/></text:p>
          </table:table-cell>
          <table:table-cell office:value-type="float" office:value="399.398621">
            <text:p>399,398621</text:p>
          </table:table-cell>
          <table:table-cell office:value-type="float" office:value="515.460632">
            <text:p>515,460632</text:p>
          </table:table-cell>
          <table:table-cell office:value-type="float" office:value="343.895233">
            <text:p>343,895233</text:p>
          </table:table-cell>
          <table:table-cell office:value-type="float" office:value="362.500824">
            <text:p>362,500824</text:p>
          </table:table-cell>
          <table:table-cell office:value-type="float" office:value="649.171448">
            <text:p>649,171448</text:p>
          </table:table-cell>
          <table:table-cell office:value-type="float" office:value="116.265701">
            <text:p>116,265701</text:p>
          </table:table-cell>
          <table:table-cell office:value-type="float" office:value="1000.463684">
            <text:p>1000,463684</text:p>
          </table:table-cell>
          <table:table-cell office:value-type="float" office:value="68.183167">
            <text:p>68,183167</text:p>
          </table:table-cell>
          <table:table-cell office:value-type="float" office:value="14.771511">
            <text:p>14,771511</text:p>
          </table:table-cell>
          <table:table-cell office:value-type="float" office:value="16.884558">
            <text:p>16,884558</text:p>
          </table:table-cell>
          <table:table-cell office:value-type="float" office:value="225.66156">
            <text:p>225,66156</text:p>
          </table:table-cell>
          <table:table-cell office:value-type="float" office:value="13.272702">
            <text:p>13,272702</text:p>
          </table:table-cell>
          <table:table-cell office:value-type="float" office:value="172.814178">
            <text:p>172,814178</text:p>
          </table:table-cell>
          <table:table-cell office:value-type="float" office:value="10.561225">
            <text:p>10,561225</text:p>
          </table:table-cell>
          <table:table-cell office:value-type="float" office:value="211.989044">
            <text:p>211,989044</text:p>
          </table:table-cell>
          <table:table-cell office:value-type="float" office:value="8.940852">
            <text:p>8,940852</text:p>
          </table:table-cell>
          <table:table-cell office:value-type="float" office:value="249.285675">
            <text:p>249,285675</text:p>
          </table:table-cell>
          <table:table-cell office:value-type="float" office:value="10.575797">
            <text:p>10,575797</text:p>
          </table:table-cell>
          <table:table-cell office:value-type="float" office:value="32.759132">
            <text:p>32,759132</text:p>
          </table:table-cell>
          <table:table-cell office:value-type="float" office:value="4.035892">
            <text:p>4,035892</text:p>
          </table:table-cell>
          <table:table-cell office:value-type="float" office:value="3.915077">
            <text:p>3,915077</text:p>
          </table:table-cell>
          <table:table-cell office:value-type="float" office:value="3.973861">
            <text:p>3,973861</text:p>
          </table:table-cell>
          <table:table-cell office:value-type="float" office:value="19.560488">
            <text:p>19,560488</text:p>
          </table:table-cell>
          <table:table-cell office:value-type="float" office:value="6.86191">
            <text:p>6,86191</text:p>
          </table:table-cell>
          <table:table-cell office:value-type="float" office:value="13.946046">
            <text:p>13,946046</text:p>
          </table:table-cell>
          <table:table-cell office:value-type="float" office:value="3.709598">
            <text:p>3,709598</text:p>
          </table:table-cell>
          <table:table-cell office:value-type="float" office:value="185.343704">
            <text:p>185,343704</text:p>
          </table:table-cell>
          <table:table-cell office:value-type="float" office:value="10.455022">
            <text:p>10,455022</text:p>
          </table:table-cell>
          <table:table-cell office:value-type="float" office:value="33.302483">
            <text:p>33,302483</text:p>
          </table:table-cell>
          <table:table-cell office:value-type="float" office:value="6.310518">
            <text:p>6,310518</text:p>
          </table:table-cell>
          <table:table-cell table:number-columns-repeated="2" office:value-type="float" office:value="0">
            <text:p>0</text:p>
          </table:table-cell>
          <table:table-cell office:value-type="float" office:value="58.786896">
            <text:p>58,786896</text:p>
          </table:table-cell>
          <table:table-cell office:value-type="float" office:value="17.737886">
            <text:p>17,737886</text:p>
          </table:table-cell>
          <table:table-cell office:value-type="float" office:value="27.950752">
            <text:p>27,950752</text:p>
          </table:table-cell>
          <table:table-cell office:value-type="float" office:value="7.328228">
            <text:p>7,328228</text:p>
          </table:table-cell>
          <table:table-cell office:value-type="float" office:value="10.09687">
            <text:p>10,09687</text:p>
          </table:table-cell>
          <table:table-cell office:value-type="float" office:value="7.876451">
            <text:p>7,876451</text:p>
          </table:table-cell>
          <table:table-cell office:value-type="float" office:value="18.026064">
            <text:p>18,026064</text:p>
          </table:table-cell>
          <table:table-cell office:value-type="float" office:value="8.132944">
            <text:p>8,132944</text:p>
          </table:table-cell>
          <table:table-cell office:value-type="float" office:value="11.39575">
            <text:p>11,39575</text:p>
          </table:table-cell>
          <table:table-cell office:value-type="float" office:value="8.539068">
            <text:p>8,539068</text:p>
          </table:table-cell>
          <table:table-cell table:number-columns-repeated="6" office:value-type="float" office:value="0">
            <text:p>0</text:p>
          </table:table-cell>
          <table:table-cell office:value-type="float" office:value="41.781364">
            <text:p>41,781364</text:p>
          </table:table-cell>
          <table:table-cell office:value-type="float" office:value="16.062704">
            <text:p>16,062704</text:p>
          </table:table-cell>
        </table:table-row>
        <table:table-row table:style-name="ro1">
          <table:table-cell office:value-type="string">
            <text:p>AFR262 <text:s text:c="5"/></text:p>
          </table:table-cell>
          <table:table-cell office:value-type="float" office:value="523.656006">
            <text:p>523,656006</text:p>
          </table:table-cell>
          <table:table-cell office:value-type="float" office:value="631.117371">
            <text:p>631,117371</text:p>
          </table:table-cell>
          <table:table-cell office:value-type="float" office:value="436.509399">
            <text:p>436,509399</text:p>
          </table:table-cell>
          <table:table-cell office:value-type="float" office:value="389.927887">
            <text:p>389,927887</text:p>
          </table:table-cell>
          <table:table-cell office:value-type="float" office:value="449.632935">
            <text:p>449,632935</text:p>
          </table:table-cell>
          <table:table-cell office:value-type="float" office:value="123.239456">
            <text:p>123,239456</text:p>
          </table:table-cell>
          <table:table-cell office:value-type="float" office:value="389.394226">
            <text:p>389,394226</text:p>
          </table:table-cell>
          <table:table-cell office:value-type="float" office:value="65.502747">
            <text:p>65,502747</text:p>
          </table:table-cell>
          <table:table-cell office:value-type="float" office:value="0.602919">
            <text:p>0,602919</text:p>
          </table:table-cell>
          <table:table-cell office:value-type="float" office:value="20.499241">
            <text:p>20,499241</text:p>
          </table:table-cell>
          <table:table-cell office:value-type="float" office:value="157.601898">
            <text:p>157,601898</text:p>
          </table:table-cell>
          <table:table-cell office:value-type="float" office:value="14.575151">
            <text:p>14,575151</text:p>
          </table:table-cell>
          <table:table-cell office:value-type="float" office:value="117.159943">
            <text:p>117,159943</text:p>
          </table:table-cell>
          <table:table-cell office:value-type="float" office:value="11.359576">
            <text:p>11,359576</text:p>
          </table:table-cell>
          <table:table-cell office:value-type="float" office:value="322.858704">
            <text:p>322,858704</text:p>
          </table:table-cell>
          <table:table-cell office:value-type="float" office:value="10.481394">
            <text:p>10,481394</text:p>
          </table:table-cell>
          <table:table-cell office:value-type="float" office:value="267.509521">
            <text:p>267,509521</text:p>
          </table:table-cell>
          <table:table-cell office:value-type="float" office:value="11.025487">
            <text:p>11,025487</text:p>
          </table:table-cell>
          <table:table-cell office:value-type="float" office:value="33.084553">
            <text:p>33,084553</text:p>
          </table:table-cell>
          <table:table-cell office:value-type="float" office:value="4.81732">
            <text:p>4,81732</text:p>
          </table:table-cell>
          <table:table-cell office:value-type="float" office:value="2.465049">
            <text:p>2,465049</text:p>
          </table:table-cell>
          <table:table-cell office:value-type="float" office:value="4.930347">
            <text:p>4,930347</text:p>
          </table:table-cell>
          <table:table-cell office:value-type="float" office:value="28.569229">
            <text:p>28,569229</text:p>
          </table:table-cell>
          <table:table-cell office:value-type="float" office:value="7.362565">
            <text:p>7,362565</text:p>
          </table:table-cell>
          <table:table-cell office:value-type="float" office:value="12.216138">
            <text:p>12,216138</text:p>
          </table:table-cell>
          <table:table-cell office:value-type="float" office:value="4.536971">
            <text:p>4,536971</text:p>
          </table:table-cell>
          <table:table-cell office:value-type="float" office:value="132.036942">
            <text:p>132,036942</text:p>
          </table:table-cell>
          <table:table-cell office:value-type="float" office:value="10.2383">
            <text:p>10,2383</text:p>
          </table:table-cell>
          <table:table-cell office:value-type="float" office:value="53.059418">
            <text:p>53,059418</text:p>
          </table:table-cell>
          <table:table-cell office:value-type="float" office:value="8.021397">
            <text:p>8,021397</text:p>
          </table:table-cell>
          <table:table-cell table:number-columns-repeated="2" office:value-type="float" office:value="0">
            <text:p>0</text:p>
          </table:table-cell>
          <table:table-cell office:value-type="float" office:value="33.768177">
            <text:p>33,768177</text:p>
          </table:table-cell>
          <table:table-cell office:value-type="float" office:value="18.227829">
            <text:p>18,227829</text:p>
          </table:table-cell>
          <table:table-cell office:value-type="float" office:value="39.987164">
            <text:p>39,987164</text:p>
          </table:table-cell>
          <table:table-cell office:value-type="float" office:value="9.246228">
            <text:p>9,246228</text:p>
          </table:table-cell>
          <table:table-cell office:value-type="float" office:value="18.491224">
            <text:p>18,491224</text:p>
          </table:table-cell>
          <table:table-cell office:value-type="float" office:value="9.984756">
            <text:p>9,984756</text:p>
          </table:table-cell>
          <table:table-cell office:value-type="float" office:value="27.901649">
            <text:p>27,901649</text:p>
          </table:table-cell>
          <table:table-cell office:value-type="float" office:value="10.289745">
            <text:p>10,289745</text:p>
          </table:table-cell>
          <table:table-cell office:value-type="float" office:value="10.514919">
            <text:p>10,514919</text:p>
          </table:table-cell>
          <table:table-cell office:value-type="float" office:value="10.821748">
            <text:p>10,821748</text:p>
          </table:table-cell>
          <table:table-cell office:value-type="float" office:value="44.956921">
            <text:p>44,956921</text:p>
          </table:table-cell>
          <table:table-cell office:value-type="float" office:value="32.523129">
            <text:p>32,523129</text:p>
          </table:table-cell>
          <table:table-cell table:number-columns-repeated="4" office:value-type="float" office:value="0">
            <text:p>0</text:p>
          </table:table-cell>
          <table:table-cell office:value-type="float" office:value="50.632538">
            <text:p>50,632538</text:p>
          </table:table-cell>
          <table:table-cell office:value-type="float" office:value="20.349651">
            <text:p>20,349651</text:p>
          </table:table-cell>
        </table:table-row>
        <table:table-row table:style-name="ro1">
          <table:table-cell office:value-type="string">
            <text:p>AFR263 <text:s text:c="5"/></text:p>
          </table:table-cell>
          <table:table-cell office:value-type="float" office:value="710.042053">
            <text:p>710,042053</text:p>
          </table:table-cell>
          <table:table-cell office:value-type="float" office:value="552.29126">
            <text:p>552,29126</text:p>
          </table:table-cell>
          <table:table-cell office:value-type="float" office:value="455.804016">
            <text:p>455,804016</text:p>
          </table:table-cell>
          <table:table-cell office:value-type="float" office:value="374.787201">
            <text:p>374,787201</text:p>
          </table:table-cell>
          <table:table-cell office:value-type="float" office:value="479.683899">
            <text:p>479,683899</text:p>
          </table:table-cell>
          <table:table-cell office:value-type="float" office:value="116.565498">
            <text:p>116,565498</text:p>
          </table:table-cell>
          <table:table-cell office:value-type="float" office:value="470.653442">
            <text:p>470,653442</text:p>
          </table:table-cell>
          <table:table-cell office:value-type="float" office:value="62.615082">
            <text:p>62,615082</text:p>
          </table:table-cell>
          <table:table-cell office:value-type="float" office:value="26.829887">
            <text:p>26,829887</text:p>
          </table:table-cell>
          <table:table-cell office:value-type="float" office:value="18.397596">
            <text:p>18,397596</text:p>
          </table:table-cell>
          <table:table-cell office:value-type="float" office:value="184.977844">
            <text:p>184,977844</text:p>
          </table:table-cell>
          <table:table-cell office:value-type="float" office:value="13.405451">
            <text:p>13,405451</text:p>
          </table:table-cell>
          <table:table-cell office:value-type="float" office:value="144.987076">
            <text:p>144,987076</text:p>
          </table:table-cell>
          <table:table-cell office:value-type="float" office:value="10.945065">
            <text:p>10,945065</text:p>
          </table:table-cell>
          <table:table-cell office:value-type="float" office:value="404.589569">
            <text:p>404,589569</text:p>
          </table:table-cell>
          <table:table-cell office:value-type="float" office:value="11.02797">
            <text:p>11,02797</text:p>
          </table:table-cell>
          <table:table-cell office:value-type="float" office:value="302.738495">
            <text:p>302,738495</text:p>
          </table:table-cell>
          <table:table-cell office:value-type="float" office:value="11.155359">
            <text:p>11,155359</text:p>
          </table:table-cell>
          <table:table-cell office:value-type="float" office:value="25.419064">
            <text:p>25,419064</text:p>
          </table:table-cell>
          <table:table-cell office:value-type="float" office:value="4.248184">
            <text:p>4,248184</text:p>
          </table:table-cell>
          <table:table-cell office:value-type="float" office:value="3.393067">
            <text:p>3,393067</text:p>
          </table:table-cell>
          <table:table-cell office:value-type="float" office:value="4.234635">
            <text:p>4,234635</text:p>
          </table:table-cell>
          <table:table-cell office:value-type="float" office:value="29.597399">
            <text:p>29,597399</text:p>
          </table:table-cell>
          <table:table-cell office:value-type="float" office:value="7.090441">
            <text:p>7,090441</text:p>
          </table:table-cell>
          <table:table-cell office:value-type="float" office:value="10.635728">
            <text:p>10,635728</text:p>
          </table:table-cell>
          <table:table-cell office:value-type="float" office:value="4.00174">
            <text:p>4,00174</text:p>
          </table:table-cell>
          <table:table-cell office:value-type="float" office:value="127.481949">
            <text:p>127,481949</text:p>
          </table:table-cell>
          <table:table-cell office:value-type="float" office:value="9.66184">
            <text:p>9,66184</text:p>
          </table:table-cell>
          <table:table-cell office:value-type="float" office:value="35.149601">
            <text:p>35,149601</text:p>
          </table:table-cell>
          <table:table-cell office:value-type="float" office:value="6.854923">
            <text:p>6,854923</text:p>
          </table:table-cell>
          <table:table-cell table:number-columns-repeated="2" office:value-type="float" office:value="0">
            <text:p>0</text:p>
          </table:table-cell>
          <table:table-cell office:value-type="float" office:value="35.974129">
            <text:p>35,974129</text:p>
          </table:table-cell>
          <table:table-cell office:value-type="float" office:value="17.854101">
            <text:p>17,854101</text:p>
          </table:table-cell>
          <table:table-cell office:value-type="float" office:value="31.002239">
            <text:p>31,002239</text:p>
          </table:table-cell>
          <table:table-cell office:value-type="float" office:value="7.966244">
            <text:p>7,966244</text:p>
          </table:table-cell>
          <table:table-cell office:value-type="float" office:value="12.059494">
            <text:p>12,059494</text:p>
          </table:table-cell>
          <table:table-cell office:value-type="float" office:value="8.44472">
            <text:p>8,44472</text:p>
          </table:table-cell>
          <table:table-cell office:value-type="float" office:value="19.101128">
            <text:p>19,101128</text:p>
          </table:table-cell>
          <table:table-cell office:value-type="float" office:value="8.883198">
            <text:p>8,883198</text:p>
          </table:table-cell>
          <table:table-cell office:value-type="float" office:value="5.973135">
            <text:p>5,973135</text:p>
          </table:table-cell>
          <table:table-cell office:value-type="float" office:value="9.250251">
            <text:p>9,250251</text:p>
          </table:table-cell>
          <table:table-cell office:value-type="float" office:value="28.95598">
            <text:p>28,95598</text:p>
          </table:table-cell>
          <table:table-cell office:value-type="float" office:value="31.343142">
            <text:p>31,343142</text:p>
          </table:table-cell>
          <table:table-cell table:number-columns-repeated="4" office:value-type="float" office:value="0">
            <text:p>0</text:p>
          </table:table-cell>
          <table:table-cell office:value-type="float" office:value="44.636581">
            <text:p>44,636581</text:p>
          </table:table-cell>
          <table:table-cell office:value-type="float" office:value="17.539072">
            <text:p>17,539072</text:p>
          </table:table-cell>
        </table:table-row>
        <table:table-row table:style-name="ro1">
          <table:table-cell office:value-type="string">
            <text:p>AFR264 <text:s text:c="5"/></text:p>
          </table:table-cell>
          <table:table-cell office:value-type="float" office:value="336.91864">
            <text:p>336,91864</text:p>
          </table:table-cell>
          <table:table-cell office:value-type="float" office:value="656.484558">
            <text:p>656,484558</text:p>
          </table:table-cell>
          <table:table-cell office:value-type="float" office:value="859.901672">
            <text:p>859,901672</text:p>
          </table:table-cell>
          <table:table-cell office:value-type="float" office:value="406.976959">
            <text:p>406,976959</text:p>
          </table:table-cell>
          <table:table-cell office:value-type="float" office:value="1701.515869">
            <text:p>1701,515869</text:p>
          </table:table-cell>
          <table:table-cell office:value-type="float" office:value="141.556808">
            <text:p>141,556808</text:p>
          </table:table-cell>
          <table:table-cell office:value-type="float" office:value="2603.419434">
            <text:p>2603,419434</text:p>
          </table:table-cell>
          <table:table-cell office:value-type="float" office:value="103.912582">
            <text:p>103,912582</text:p>
          </table:table-cell>
          <table:table-cell office:value-type="float" office:value="12.34696">
            <text:p>12,34696</text:p>
          </table:table-cell>
          <table:table-cell office:value-type="float" office:value="21.684006">
            <text:p>21,684006</text:p>
          </table:table-cell>
          <table:table-cell office:value-type="float" office:value="336.905334">
            <text:p>336,905334</text:p>
          </table:table-cell>
          <table:table-cell office:value-type="float" office:value="17.211477">
            <text:p>17,211477</text:p>
          </table:table-cell>
          <table:table-cell office:value-type="float" office:value="95.994461">
            <text:p>95,994461</text:p>
          </table:table-cell>
          <table:table-cell office:value-type="float" office:value="11.675992">
            <text:p>11,675992</text:p>
          </table:table-cell>
          <table:table-cell office:value-type="float" office:value="535.860962">
            <text:p>535,860962</text:p>
          </table:table-cell>
          <table:table-cell office:value-type="float" office:value="12.945219">
            <text:p>12,945219</text:p>
          </table:table-cell>
          <table:table-cell office:value-type="float" office:value="343.910065">
            <text:p>343,910065</text:p>
          </table:table-cell>
          <table:table-cell office:value-type="float" office:value="11.80919">
            <text:p>11,80919</text:p>
          </table:table-cell>
          <table:table-cell office:value-type="float" office:value="83.654663">
            <text:p>83,654663</text:p>
          </table:table-cell>
          <table:table-cell office:value-type="float" office:value="5.688193">
            <text:p>5,688193</text:p>
          </table:table-cell>
          <table:table-cell office:value-type="float" office:value="1.361607">
            <text:p>1,361607</text:p>
          </table:table-cell>
          <table:table-cell office:value-type="float" office:value="5.272678">
            <text:p>5,272678</text:p>
          </table:table-cell>
          <table:table-cell office:value-type="float" office:value="25.639296">
            <text:p>25,639296</text:p>
          </table:table-cell>
          <table:table-cell office:value-type="float" office:value="7.535326">
            <text:p>7,535326</text:p>
          </table:table-cell>
          <table:table-cell office:value-type="float" office:value="26.988316">
            <text:p>26,988316</text:p>
          </table:table-cell>
          <table:table-cell office:value-type="float" office:value="4.948768">
            <text:p>4,948768</text:p>
          </table:table-cell>
          <table:table-cell office:value-type="float" office:value="833.158997">
            <text:p>833,158997</text:p>
          </table:table-cell>
          <table:table-cell office:value-type="float" office:value="25.424141">
            <text:p>25,424141</text:p>
          </table:table-cell>
          <table:table-cell office:value-type="float" office:value="61.090446">
            <text:p>61,090446</text:p>
          </table:table-cell>
          <table:table-cell office:value-type="float" office:value="8.345389">
            <text:p>8,345389</text:p>
          </table:table-cell>
          <table:table-cell office:value-type="float" office:value="2.571627">
            <text:p>2,571627</text:p>
          </table:table-cell>
          <table:table-cell office:value-type="float" office:value="15.174545">
            <text:p>15,174545</text:p>
          </table:table-cell>
          <table:table-cell office:value-type="float" office:value="20.842976">
            <text:p>20,842976</text:p>
          </table:table-cell>
          <table:table-cell office:value-type="float" office:value="18.400845">
            <text:p>18,400845</text:p>
          </table:table-cell>
          <table:table-cell office:value-type="float" office:value="41.681355">
            <text:p>41,681355</text:p>
          </table:table-cell>
          <table:table-cell office:value-type="float" office:value="9.597814">
            <text:p>9,597814</text:p>
          </table:table-cell>
          <table:table-cell office:value-type="float" office:value="25.676498">
            <text:p>25,676498</text:p>
          </table:table-cell>
          <table:table-cell office:value-type="float" office:value="10.404751">
            <text:p>10,404751</text:p>
          </table:table-cell>
          <table:table-cell office:value-type="float" office:value="32.992546">
            <text:p>32,992546</text:p>
          </table:table-cell>
          <table:table-cell office:value-type="float" office:value="10.708484">
            <text:p>10,708484</text:p>
          </table:table-cell>
          <table:table-cell office:value-type="float" office:value="8.221691">
            <text:p>8,221691</text:p>
          </table:table-cell>
          <table:table-cell office:value-type="float" office:value="11.276263">
            <text:p>11,276263</text:p>
          </table:table-cell>
          <table:table-cell office:value-type="float" office:value="79.48632">
            <text:p>79,48632</text:p>
          </table:table-cell>
          <table:table-cell office:value-type="float" office:value="33.169777">
            <text:p>33,169777</text:p>
          </table:table-cell>
          <table:table-cell table:number-columns-repeated="4" office:value-type="float" office:value="0">
            <text:p>0</text:p>
          </table:table-cell>
          <table:table-cell office:value-type="float" office:value="77.295822">
            <text:p>77,295822</text:p>
          </table:table-cell>
          <table:table-cell office:value-type="float" office:value="21.126505">
            <text:p>21,126505</text:p>
          </table:table-cell>
        </table:table-row>
        <table:table-row table:style-name="ro1">
          <table:table-cell office:value-type="string">
            <text:p>AFR265 <text:s text:c="5"/></text:p>
          </table:table-cell>
          <table:table-cell office:value-type="float" office:value="700.436157">
            <text:p>700,436157</text:p>
          </table:table-cell>
          <table:table-cell office:value-type="float" office:value="587.013123">
            <text:p>587,013123</text:p>
          </table:table-cell>
          <table:table-cell office:value-type="float" office:value="339.489624">
            <text:p>339,489624</text:p>
          </table:table-cell>
          <table:table-cell office:value-type="float" office:value="381.841217">
            <text:p>381,841217</text:p>
          </table:table-cell>
          <table:table-cell office:value-type="float" office:value="715.66925">
            <text:p>715,66925</text:p>
          </table:table-cell>
          <table:table-cell office:value-type="float" office:value="121.396942">
            <text:p>121,396942</text:p>
          </table:table-cell>
          <table:table-cell office:value-type="float" office:value="1107.642334">
            <text:p>1107,642334</text:p>
          </table:table-cell>
          <table:table-cell office:value-type="float" office:value="73.308479">
            <text:p>73,308479</text:p>
          </table:table-cell>
          <table:table-cell office:value-type="float" office:value="3.613744">
            <text:p>3,613744</text:p>
          </table:table-cell>
          <table:table-cell office:value-type="float" office:value="18.972309">
            <text:p>18,972309</text:p>
          </table:table-cell>
          <table:table-cell office:value-type="float" office:value="209.28392">
            <text:p>209,28392</text:p>
          </table:table-cell>
          <table:table-cell office:value-type="float" office:value="14.250621">
            <text:p>14,250621</text:p>
          </table:table-cell>
          <table:table-cell office:value-type="float" office:value="34.293018">
            <text:p>34,293018</text:p>
          </table:table-cell>
          <table:table-cell office:value-type="float" office:value="9.889503">
            <text:p>9,889503</text:p>
          </table:table-cell>
          <table:table-cell office:value-type="float" office:value="177.471817">
            <text:p>177,471817</text:p>
          </table:table-cell>
          <table:table-cell office:value-type="float" office:value="8.882981">
            <text:p>8,882981</text:p>
          </table:table-cell>
          <table:table-cell office:value-type="float" office:value="178.07457">
            <text:p>178,07457</text:p>
          </table:table-cell>
          <table:table-cell office:value-type="float" office:value="10.278375">
            <text:p>10,278375</text:p>
          </table:table-cell>
          <table:table-cell office:value-type="float" office:value="41.43">
            <text:p>41,43</text:p>
          </table:table-cell>
          <table:table-cell office:value-type="float" office:value="4.646878">
            <text:p>4,646878</text:p>
          </table:table-cell>
          <table:table-cell office:value-type="float" office:value="6.228628">
            <text:p>6,228628</text:p>
          </table:table-cell>
          <table:table-cell office:value-type="float" office:value="4.694875">
            <text:p>4,694875</text:p>
          </table:table-cell>
          <table:table-cell office:value-type="float" office:value="20.748341">
            <text:p>20,748341</text:p>
          </table:table-cell>
          <table:table-cell office:value-type="float" office:value="7.193431">
            <text:p>7,193431</text:p>
          </table:table-cell>
          <table:table-cell office:value-type="float" office:value="21.142626">
            <text:p>21,142626</text:p>
          </table:table-cell>
          <table:table-cell office:value-type="float" office:value="4.338832">
            <text:p>4,338832</text:p>
          </table:table-cell>
          <table:table-cell office:value-type="float" office:value="373.564697">
            <text:p>373,564697</text:p>
          </table:table-cell>
          <table:table-cell office:value-type="float" office:value="14.657495">
            <text:p>14,657495</text:p>
          </table:table-cell>
          <table:table-cell office:value-type="float" office:value="43.452549">
            <text:p>43,452549</text:p>
          </table:table-cell>
          <table:table-cell office:value-type="float" office:value="7.481342">
            <text:p>7,481342</text:p>
          </table:table-cell>
          <table:table-cell table:number-columns-repeated="2" office:value-type="float" office:value="0">
            <text:p>0</text:p>
          </table:table-cell>
          <table:table-cell office:value-type="float" office:value="24.909883">
            <text:p>24,909883</text:p>
          </table:table-cell>
          <table:table-cell office:value-type="float" office:value="18.03212">
            <text:p>18,03212</text:p>
          </table:table-cell>
          <table:table-cell office:value-type="float" office:value="30.102024">
            <text:p>30,102024</text:p>
          </table:table-cell>
          <table:table-cell office:value-type="float" office:value="8.590553">
            <text:p>8,590553</text:p>
          </table:table-cell>
          <table:table-cell office:value-type="float" office:value="18.542826">
            <text:p>18,542826</text:p>
          </table:table-cell>
          <table:table-cell office:value-type="float" office:value="9.219021">
            <text:p>9,219021</text:p>
          </table:table-cell>
          <table:table-cell office:value-type="float" office:value="27.547903">
            <text:p>27,547903</text:p>
          </table:table-cell>
          <table:table-cell office:value-type="float" office:value="9.60533">
            <text:p>9,60533</text:p>
          </table:table-cell>
          <table:table-cell office:value-type="float" office:value="8.634151">
            <text:p>8,634151</text:p>
          </table:table-cell>
          <table:table-cell office:value-type="float" office:value="10.039451">
            <text:p>10,039451</text:p>
          </table:table-cell>
          <table:table-cell office:value-type="float" office:value="39.775372">
            <text:p>39,775372</text:p>
          </table:table-cell>
          <table:table-cell office:value-type="float" office:value="31.628637">
            <text:p>31,628637</text:p>
          </table:table-cell>
          <table:table-cell table:number-columns-repeated="4" office:value-type="float" office:value="0">
            <text:p>0</text:p>
          </table:table-cell>
          <table:table-cell office:value-type="float" office:value="50.5798">
            <text:p>50,5798</text:p>
          </table:table-cell>
          <table:table-cell office:value-type="float" office:value="18.952051">
            <text:p>18,952051</text:p>
          </table:table-cell>
        </table:table-row>
        <table:table-row table:style-name="ro1">
          <table:table-cell office:value-type="string">
            <text:p>AFR266 <text:s text:c="5"/></text:p>
          </table:table-cell>
          <table:table-cell office:value-type="float" office:value="248.514694">
            <text:p>248,514694</text:p>
          </table:table-cell>
          <table:table-cell office:value-type="float" office:value="701.359924">
            <text:p>701,359924</text:p>
          </table:table-cell>
          <table:table-cell office:value-type="float" office:value="953.605164">
            <text:p>953,605164</text:p>
          </table:table-cell>
          <table:table-cell office:value-type="float" office:value="421.309692">
            <text:p>421,309692</text:p>
          </table:table-cell>
          <table:table-cell office:value-type="float" office:value="2791.206055">
            <text:p>2791,206055</text:p>
          </table:table-cell>
          <table:table-cell office:value-type="float" office:value="158.120499">
            <text:p>158,120499</text:p>
          </table:table-cell>
          <table:table-cell office:value-type="float" office:value="4930.702148">
            <text:p>4930,702148</text:p>
          </table:table-cell>
          <table:table-cell office:value-type="float" office:value="150.677704">
            <text:p>150,677704</text:p>
          </table:table-cell>
          <table:table-cell office:value-type="float" office:value="27.432808">
            <text:p>27,432808</text:p>
          </table:table-cell>
          <table:table-cell office:value-type="float" office:value="23.219475">
            <text:p>23,219475</text:p>
          </table:table-cell>
          <table:table-cell office:value-type="float" office:value="393.529449">
            <text:p>393,529449</text:p>
          </table:table-cell>
          <table:table-cell office:value-type="float" office:value="18.70055">
            <text:p>18,70055</text:p>
          </table:table-cell>
          <table:table-cell office:value-type="float" office:value="247.843369">
            <text:p>247,843369</text:p>
          </table:table-cell>
          <table:table-cell office:value-type="float" office:value="14.043176">
            <text:p>14,043176</text:p>
          </table:table-cell>
          <table:table-cell office:value-type="float" office:value="551.562988">
            <text:p>551,562988</text:p>
          </table:table-cell>
          <table:table-cell office:value-type="float" office:value="13.272151">
            <text:p>13,272151</text:p>
          </table:table-cell>
          <table:table-cell office:value-type="float" office:value="776.446777">
            <text:p>776,446777</text:p>
          </table:table-cell>
          <table:table-cell office:value-type="float" office:value="15.888136">
            <text:p>15,888136</text:p>
          </table:table-cell>
          <table:table-cell office:value-type="float" office:value="163.795654">
            <text:p>163,795654</text:p>
          </table:table-cell>
          <table:table-cell office:value-type="float" office:value="7.177606">
            <text:p>7,177606</text:p>
          </table:table-cell>
          <table:table-cell office:value-type="float" office:value="7.018139">
            <text:p>7,018139</text:p>
          </table:table-cell>
          <table:table-cell office:value-type="float" office:value="5.569903">
            <text:p>5,569903</text:p>
          </table:table-cell>
          <table:table-cell office:value-type="float" office:value="28.64267">
            <text:p>28,64267</text:p>
          </table:table-cell>
          <table:table-cell office:value-type="float" office:value="7.65616">
            <text:p>7,65616</text:p>
          </table:table-cell>
          <table:table-cell office:value-type="float" office:value="24.218708">
            <text:p>24,218708</text:p>
          </table:table-cell>
          <table:table-cell office:value-type="float" office:value="5.115469">
            <text:p>5,115469</text:p>
          </table:table-cell>
          <table:table-cell office:value-type="float" office:value="2007.760864">
            <text:p>2007,760864</text:p>
          </table:table-cell>
          <table:table-cell office:value-type="float" office:value="54.761147">
            <text:p>54,761147</text:p>
          </table:table-cell>
          <table:table-cell office:value-type="float" office:value="51.502045">
            <text:p>51,502045</text:p>
          </table:table-cell>
          <table:table-cell office:value-type="float" office:value="8.643861">
            <text:p>8,643861</text:p>
          </table:table-cell>
          <table:table-cell office:value-type="float" office:value="577.517822">
            <text:p>577,517822</text:p>
          </table:table-cell>
          <table:table-cell office:value-type="float" office:value="21.778416">
            <text:p>21,778416</text:p>
          </table:table-cell>
          <table:table-cell office:value-type="float" office:value="401.390869">
            <text:p>401,390869</text:p>
          </table:table-cell>
          <table:table-cell office:value-type="float" office:value="20.625851">
            <text:p>20,625851</text:p>
          </table:table-cell>
          <table:table-cell office:value-type="float" office:value="48.315178">
            <text:p>48,315178</text:p>
          </table:table-cell>
          <table:table-cell office:value-type="float" office:value="9.955577">
            <text:p>9,955577</text:p>
          </table:table-cell>
          <table:table-cell office:value-type="float" office:value="25.632336">
            <text:p>25,632336</text:p>
          </table:table-cell>
          <table:table-cell office:value-type="float" office:value="10.746236">
            <text:p>10,746236</text:p>
          </table:table-cell>
          <table:table-cell office:value-type="float" office:value="27.926651">
            <text:p>27,926651</text:p>
          </table:table-cell>
          <table:table-cell office:value-type="float" office:value="11.288574">
            <text:p>11,288574</text:p>
          </table:table-cell>
          <table:table-cell office:value-type="float" office:value="4.679414">
            <text:p>4,679414</text:p>
          </table:table-cell>
          <table:table-cell office:value-type="float" office:value="11.671753">
            <text:p>11,671753</text:p>
          </table:table-cell>
          <table:table-cell office:value-type="float" office:value="86.459396">
            <text:p>86,459396</text:p>
          </table:table-cell>
          <table:table-cell office:value-type="float" office:value="34.30275">
            <text:p>34,30275</text:p>
          </table:table-cell>
          <table:table-cell table:number-columns-repeated="4" office:value-type="float" office:value="0">
            <text:p>0</text:p>
          </table:table-cell>
          <table:table-cell office:value-type="float" office:value="62.005825">
            <text:p>62,005825</text:p>
          </table:table-cell>
          <table:table-cell office:value-type="float" office:value="21.931782">
            <text:p>21,931782</text:p>
          </table:table-cell>
        </table:table-row>
        <table:table-row table:style-name="ro1">
          <table:table-cell office:value-type="string">
            <text:p>AFR267 <text:s text:c="5"/></text:p>
          </table:table-cell>
          <table:table-cell office:value-type="float" office:value="559.158081">
            <text:p>559,158081</text:p>
          </table:table-cell>
          <table:table-cell office:value-type="float" office:value="640.111572">
            <text:p>640,111572</text:p>
          </table:table-cell>
          <table:table-cell office:value-type="float" office:value="1216.011963">
            <text:p>1216,011963</text:p>
          </table:table-cell>
          <table:table-cell office:value-type="float" office:value="403.449493">
            <text:p>403,449493</text:p>
          </table:table-cell>
          <table:table-cell office:value-type="float" office:value="1056.662964">
            <text:p>1056,662964</text:p>
          </table:table-cell>
          <table:table-cell office:value-type="float" office:value="132.464981">
            <text:p>132,464981</text:p>
          </table:table-cell>
          <table:table-cell office:value-type="float" office:value="1358.004272">
            <text:p>1358,004272</text:p>
          </table:table-cell>
          <table:table-cell office:value-type="float" office:value="81.11602">
            <text:p>81,11602</text:p>
          </table:table-cell>
          <table:table-cell office:value-type="float" office:value="21.403618">
            <text:p>21,403618</text:p>
          </table:table-cell>
          <table:table-cell office:value-type="float" office:value="20.805521">
            <text:p>20,805521</text:p>
          </table:table-cell>
          <table:table-cell office:value-type="float" office:value="372.427185">
            <text:p>372,427185</text:p>
          </table:table-cell>
          <table:table-cell office:value-type="float" office:value="17.320436">
            <text:p>17,320436</text:p>
          </table:table-cell>
          <table:table-cell office:value-type="float" office:value="89.722931">
            <text:p>89,722931</text:p>
          </table:table-cell>
          <table:table-cell office:value-type="float" office:value="11.415682">
            <text:p>11,415682</text:p>
          </table:table-cell>
          <table:table-cell office:value-type="float" office:value="485.538635">
            <text:p>485,538635</text:p>
          </table:table-cell>
          <table:table-cell office:value-type="float" office:value="12.309645">
            <text:p>12,309645</text:p>
          </table:table-cell>
          <table:table-cell office:value-type="float" office:value="294.983673">
            <text:p>294,983673</text:p>
          </table:table-cell>
          <table:table-cell office:value-type="float" office:value="11.343021">
            <text:p>11,343021</text:p>
          </table:table-cell>
          <table:table-cell office:value-type="float" office:value="63.276466">
            <text:p>63,276466</text:p>
          </table:table-cell>
          <table:table-cell office:value-type="float" office:value="5.264575">
            <text:p>5,264575</text:p>
          </table:table-cell>
          <table:table-cell office:value-type="float" office:value="6.931138">
            <text:p>6,931138</text:p>
          </table:table-cell>
          <table:table-cell office:value-type="float" office:value="5.106009">
            <text:p>5,106009</text:p>
          </table:table-cell>
          <table:table-cell office:value-type="float" office:value="37.406609">
            <text:p>37,406609</text:p>
          </table:table-cell>
          <table:table-cell office:value-type="float" office:value="7.494223">
            <text:p>7,494223</text:p>
          </table:table-cell>
          <table:table-cell office:value-type="float" office:value="33.722523">
            <text:p>33,722523</text:p>
          </table:table-cell>
          <table:table-cell office:value-type="float" office:value="4.829643">
            <text:p>4,829643</text:p>
          </table:table-cell>
          <table:table-cell office:value-type="float" office:value="410.158447">
            <text:p>410,158447</text:p>
          </table:table-cell>
          <table:table-cell office:value-type="float" office:value="15.588802">
            <text:p>15,588802</text:p>
          </table:table-cell>
          <table:table-cell office:value-type="float" office:value="51.683132">
            <text:p>51,683132</text:p>
          </table:table-cell>
          <table:table-cell office:value-type="float" office:value="8.070584">
            <text:p>8,070584</text:p>
          </table:table-cell>
          <table:table-cell table:number-columns-repeated="2" office:value-type="float" office:value="0">
            <text:p>0</text:p>
          </table:table-cell>
          <table:table-cell office:value-type="float" office:value="72.022598">
            <text:p>72,022598</text:p>
          </table:table-cell>
          <table:table-cell office:value-type="float" office:value="18.419607">
            <text:p>18,419607</text:p>
          </table:table-cell>
          <table:table-cell office:value-type="float" office:value="32.972988">
            <text:p>32,972988</text:p>
          </table:table-cell>
          <table:table-cell office:value-type="float" office:value="9.279505">
            <text:p>9,279505</text:p>
          </table:table-cell>
          <table:table-cell office:value-type="float" office:value="18.160179">
            <text:p>18,160179</text:p>
          </table:table-cell>
          <table:table-cell office:value-type="float" office:value="9.984539">
            <text:p>9,984539</text:p>
          </table:table-cell>
          <table:table-cell office:value-type="float" office:value="20.751226">
            <text:p>20,751226</text:p>
          </table:table-cell>
          <table:table-cell office:value-type="float" office:value="10.408343">
            <text:p>10,408343</text:p>
          </table:table-cell>
          <table:table-cell office:value-type="float" office:value="5.11983">
            <text:p>5,11983</text:p>
          </table:table-cell>
          <table:table-cell office:value-type="float" office:value="10.956283">
            <text:p>10,956283</text:p>
          </table:table-cell>
          <table:table-cell office:value-type="float" office:value="51.707325">
            <text:p>51,707325</text:p>
          </table:table-cell>
          <table:table-cell office:value-type="float" office:value="32.834663">
            <text:p>32,834663</text:p>
          </table:table-cell>
          <table:table-cell table:number-columns-repeated="4" office:value-type="float" office:value="0">
            <text:p>0</text:p>
          </table:table-cell>
          <table:table-cell office:value-type="float" office:value="56.295391">
            <text:p>56,295391</text:p>
          </table:table-cell>
          <table:table-cell office:value-type="float" office:value="20.546738">
            <text:p>20,546738</text:p>
          </table:table-cell>
        </table:table-row>
        <table:table-row table:style-name="ro1">
          <table:table-cell office:value-type="string">
            <text:p>AFR268 <text:s text:c="5"/></text:p>
          </table:table-cell>
          <table:table-cell office:value-type="float" office:value="1180.444824">
            <text:p>1180,444824</text:p>
          </table:table-cell>
          <table:table-cell office:value-type="float" office:value="687.879272">
            <text:p>687,879272</text:p>
          </table:table-cell>
          <table:table-cell office:value-type="float" office:value="590.866333">
            <text:p>590,866333</text:p>
          </table:table-cell>
          <table:table-cell office:value-type="float" office:value="403.57016">
            <text:p>403,57016</text:p>
          </table:table-cell>
          <table:table-cell office:value-type="float" office:value="867.942627">
            <text:p>867,942627</text:p>
          </table:table-cell>
          <table:table-cell office:value-type="float" office:value="131.643967">
            <text:p>131,643967</text:p>
          </table:table-cell>
          <table:table-cell office:value-type="float" office:value="969.585205">
            <text:p>969,585205</text:p>
          </table:table-cell>
          <table:table-cell office:value-type="float" office:value="75.576057">
            <text:p>75,576057</text:p>
          </table:table-cell>
          <table:table-cell office:value-type="float" office:value="4.521891">
            <text:p>4,521891</text:p>
          </table:table-cell>
          <table:table-cell office:value-type="float" office:value="22.006741">
            <text:p>22,006741</text:p>
          </table:table-cell>
          <table:table-cell office:value-type="float" office:value="289.728943">
            <text:p>289,728943</text:p>
          </table:table-cell>
          <table:table-cell office:value-type="float" office:value="16.549738">
            <text:p>16,549738</text:p>
          </table:table-cell>
          <table:table-cell office:value-type="float" office:value="45.121532">
            <text:p>45,121532</text:p>
          </table:table-cell>
          <table:table-cell office:value-type="float" office:value="11.209246">
            <text:p>11,209246</text:p>
          </table:table-cell>
          <table:table-cell office:value-type="float" office:value="327.762573">
            <text:p>327,762573</text:p>
          </table:table-cell>
          <table:table-cell office:value-type="float" office:value="10.713297">
            <text:p>10,713297</text:p>
          </table:table-cell>
          <table:table-cell office:value-type="float" office:value="202.701401">
            <text:p>202,701401</text:p>
          </table:table-cell>
          <table:table-cell office:value-type="float" office:value="10.773841">
            <text:p>10,773841</text:p>
          </table:table-cell>
          <table:table-cell office:value-type="float" office:value="46.716114">
            <text:p>46,716114</text:p>
          </table:table-cell>
          <table:table-cell office:value-type="float" office:value="5.352199">
            <text:p>5,352199</text:p>
          </table:table-cell>
          <table:table-cell office:value-type="float" office:value="3.973079">
            <text:p>3,973079</text:p>
          </table:table-cell>
          <table:table-cell office:value-type="float" office:value="5.278711">
            <text:p>5,278711</text:p>
          </table:table-cell>
          <table:table-cell office:value-type="float" office:value="34.566898">
            <text:p>34,566898</text:p>
          </table:table-cell>
          <table:table-cell office:value-type="float" office:value="7.656578">
            <text:p>7,656578</text:p>
          </table:table-cell>
          <table:table-cell office:value-type="float" office:value="27.742592">
            <text:p>27,742592</text:p>
          </table:table-cell>
          <table:table-cell office:value-type="float" office:value="5.062052">
            <text:p>5,062052</text:p>
          </table:table-cell>
          <table:table-cell office:value-type="float" office:value="385.020172">
            <text:p>385,020172</text:p>
          </table:table-cell>
          <table:table-cell office:value-type="float" office:value="15.286095">
            <text:p>15,286095</text:p>
          </table:table-cell>
          <table:table-cell office:value-type="float" office:value="62.965054">
            <text:p>62,965054</text:p>
          </table:table-cell>
          <table:table-cell office:value-type="float" office:value="8.646602">
            <text:p>8,646602</text:p>
          </table:table-cell>
          <table:table-cell table:number-columns-repeated="2" office:value-type="float" office:value="0">
            <text:p>0</text:p>
          </table:table-cell>
          <table:table-cell office:value-type="float" office:value="54.231514">
            <text:p>54,231514</text:p>
          </table:table-cell>
          <table:table-cell office:value-type="float" office:value="18.613972">
            <text:p>18,613972</text:p>
          </table:table-cell>
          <table:table-cell office:value-type="float" office:value="41.322189">
            <text:p>41,322189</text:p>
          </table:table-cell>
          <table:table-cell office:value-type="float" office:value="10.029847">
            <text:p>10,029847</text:p>
          </table:table-cell>
          <table:table-cell office:value-type="float" office:value="11.350112">
            <text:p>11,350112</text:p>
          </table:table-cell>
          <table:table-cell office:value-type="float" office:value="10.855663">
            <text:p>10,855663</text:p>
          </table:table-cell>
          <table:table-cell office:value-type="float" office:value="22.101305">
            <text:p>22,101305</text:p>
          </table:table-cell>
          <table:table-cell office:value-type="float" office:value="11.158835">
            <text:p>11,158835</text:p>
          </table:table-cell>
          <table:table-cell office:value-type="float" office:value="15.387015">
            <text:p>15,387015</text:p>
          </table:table-cell>
          <table:table-cell office:value-type="float" office:value="11.761555">
            <text:p>11,761555</text:p>
          </table:table-cell>
          <table:table-cell office:value-type="float" office:value="92.209724">
            <text:p>92,209724</text:p>
          </table:table-cell>
          <table:table-cell office:value-type="float" office:value="32.897419">
            <text:p>32,897419</text:p>
          </table:table-cell>
          <table:table-cell table:number-columns-repeated="4" office:value-type="float" office:value="0">
            <text:p>0</text:p>
          </table:table-cell>
          <table:table-cell office:value-type="float" office:value="64.813461">
            <text:p>64,813461</text:p>
          </table:table-cell>
          <table:table-cell office:value-type="float" office:value="22.030622">
            <text:p>22,030622</text:p>
          </table:table-cell>
        </table:table-row>
        <table:table-row table:style-name="ro1">
          <table:table-cell office:value-type="string">
            <text:p>AFR269 <text:s text:c="5"/></text:p>
          </table:table-cell>
          <table:table-cell office:value-type="float" office:value="816.548279">
            <text:p>816,548279</text:p>
          </table:table-cell>
          <table:table-cell office:value-type="float" office:value="623.639465">
            <text:p>623,639465</text:p>
          </table:table-cell>
          <table:table-cell office:value-type="float" office:value="772.235718">
            <text:p>772,235718</text:p>
          </table:table-cell>
          <table:table-cell office:value-type="float" office:value="396.177673">
            <text:p>396,177673</text:p>
          </table:table-cell>
          <table:table-cell office:value-type="float" office:value="1845.200928">
            <text:p>1845,200928</text:p>
          </table:table-cell>
          <table:table-cell office:value-type="float" office:value="139.149872">
            <text:p>139,149872</text:p>
          </table:table-cell>
          <table:table-cell office:value-type="float" office:value="3472.369385">
            <text:p>3472,369385</text:p>
          </table:table-cell>
          <table:table-cell office:value-type="float" office:value="117.537498">
            <text:p>117,537498</text:p>
          </table:table-cell>
          <table:table-cell office:value-type="float" office:value="2.110216">
            <text:p>2,110216</text:p>
          </table:table-cell>
          <table:table-cell office:value-type="float" office:value="21.403662">
            <text:p>21,403662</text:p>
          </table:table-cell>
          <table:table-cell office:value-type="float" office:value="399.042664">
            <text:p>399,042664</text:p>
          </table:table-cell>
          <table:table-cell office:value-type="float" office:value="17.708342">
            <text:p>17,708342</text:p>
          </table:table-cell>
          <table:table-cell office:value-type="float" office:value="215.855164">
            <text:p>215,855164</text:p>
          </table:table-cell>
          <table:table-cell office:value-type="float" office:value="12.764287">
            <text:p>12,764287</text:p>
          </table:table-cell>
          <table:table-cell office:value-type="float" office:value="559.664917">
            <text:p>559,664917</text:p>
          </table:table-cell>
          <table:table-cell office:value-type="float" office:value="13.053967">
            <text:p>13,053967</text:p>
          </table:table-cell>
          <table:table-cell office:value-type="float" office:value="693.636414">
            <text:p>693,636414</text:p>
          </table:table-cell>
          <table:table-cell office:value-type="float" office:value="14.892415">
            <text:p>14,892415</text:p>
          </table:table-cell>
          <table:table-cell office:value-type="float" office:value="104.894302">
            <text:p>104,894302</text:p>
          </table:table-cell>
          <table:table-cell office:value-type="float" office:value="5.839975">
            <text:p>5,839975</text:p>
          </table:table-cell>
          <table:table-cell office:value-type="float" office:value="4.727093">
            <text:p>4,727093</text:p>
          </table:table-cell>
          <table:table-cell office:value-type="float" office:value="4.931016">
            <text:p>4,931016</text:p>
          </table:table-cell>
          <table:table-cell office:value-type="float" office:value="29.303637">
            <text:p>29,303637</text:p>
          </table:table-cell>
          <table:table-cell office:value-type="float" office:value="7.349592">
            <text:p>7,349592</text:p>
          </table:table-cell>
          <table:table-cell office:value-type="float" office:value="30.070494">
            <text:p>30,070494</text:p>
          </table:table-cell>
          <table:table-cell office:value-type="float" office:value="4.75263">
            <text:p>4,75263</text:p>
          </table:table-cell>
          <table:table-cell office:value-type="float" office:value="1136.136963">
            <text:p>1136,136963</text:p>
          </table:table-cell>
          <table:table-cell office:value-type="float" office:value="32.667324">
            <text:p>32,667324</text:p>
          </table:table-cell>
          <table:table-cell office:value-type="float" office:value="48.351078">
            <text:p>48,351078</text:p>
          </table:table-cell>
          <table:table-cell office:value-type="float" office:value="7.934506">
            <text:p>7,934506</text:p>
          </table:table-cell>
          <table:table-cell table:number-columns-repeated="2" office:value-type="float" office:value="0">
            <text:p>0</text:p>
          </table:table-cell>
          <table:table-cell office:value-type="float" office:value="47.308769">
            <text:p>47,308769</text:p>
          </table:table-cell>
          <table:table-cell office:value-type="float" office:value="18.27425">
            <text:p>18,27425</text:p>
          </table:table-cell>
          <table:table-cell office:value-type="float" office:value="34.964928">
            <text:p>34,964928</text:p>
          </table:table-cell>
          <table:table-cell office:value-type="float" office:value="9.197314">
            <text:p>9,197314</text:p>
          </table:table-cell>
          <table:table-cell office:value-type="float" office:value="17.356213">
            <text:p>17,356213</text:p>
          </table:table-cell>
          <table:table-cell office:value-type="float" office:value="9.984028">
            <text:p>9,984028</text:p>
          </table:table-cell>
          <table:table-cell office:value-type="float" office:value="30.95183">
            <text:p>30,95183</text:p>
          </table:table-cell>
          <table:table-cell office:value-type="float" office:value="10.268043">
            <text:p>10,268043</text:p>
          </table:table-cell>
          <table:table-cell office:value-type="float" office:value="7.817374">
            <text:p>7,817374</text:p>
          </table:table-cell>
          <table:table-cell office:value-type="float" office:value="10.7649">
            <text:p>10,7649</text:p>
          </table:table-cell>
          <table:table-cell office:value-type="float" office:value="32.456188">
            <text:p>32,456188</text:p>
          </table:table-cell>
          <table:table-cell office:value-type="float" office:value="32.65731">
            <text:p>32,65731</text:p>
          </table:table-cell>
          <table:table-cell table:number-columns-repeated="4" office:value-type="float" office:value="0">
            <text:p>0</text:p>
          </table:table-cell>
          <table:table-cell office:value-type="float" office:value="73.474281">
            <text:p>73,474281</text:p>
          </table:table-cell>
          <table:table-cell office:value-type="float" office:value="20.28791">
            <text:p>20,28791</text:p>
          </table:table-cell>
        </table:table-row>
        <table:table-row table:style-name="ro1">
          <table:table-cell office:value-type="string">
            <text:p>AFR270 <text:s text:c="5"/></text:p>
          </table:table-cell>
          <table:table-cell office:value-type="float" office:value="6701.021484">
            <text:p>6701,021484</text:p>
          </table:table-cell>
          <table:table-cell office:value-type="float" office:value="890.789368">
            <text:p>890,789368</text:p>
          </table:table-cell>
          <table:table-cell office:value-type="float" office:value="4743.067871">
            <text:p>4743,067871</text:p>
          </table:table-cell>
          <table:table-cell office:value-type="float" office:value="509.424408">
            <text:p>509,424408</text:p>
          </table:table-cell>
          <table:table-cell office:value-type="float" office:value="31975.525391">
            <text:p>31975,525391</text:p>
          </table:table-cell>
          <table:table-cell office:value-type="float" office:value="799.744263">
            <text:p>799,744263</text:p>
          </table:table-cell>
          <table:table-cell office:value-type="float" office:value="77194.539063">
            <text:p>77194,539063</text:p>
          </table:table-cell>
          <table:table-cell office:value-type="float" office:value="1725.57019">
            <text:p>1725,57019</text:p>
          </table:table-cell>
          <table:table-cell office:value-type="float" office:value="583.022522">
            <text:p>583,022522</text:p>
          </table:table-cell>
          <table:table-cell office:value-type="float" office:value="41.045933">
            <text:p>41,045933</text:p>
          </table:table-cell>
          <table:table-cell office:value-type="float" office:value="7893.782227">
            <text:p>7893,782227</text:p>
          </table:table-cell>
          <table:table-cell office:value-type="float" office:value="157.681702">
            <text:p>157,681702</text:p>
          </table:table-cell>
          <table:table-cell office:value-type="float" office:value="13312.412109">
            <text:p>13312,412109</text:p>
          </table:table-cell>
          <table:table-cell office:value-type="float" office:value="232.191238">
            <text:p>232,191238</text:p>
          </table:table-cell>
          <table:table-cell office:value-type="float" office:value="12696.695313">
            <text:p>12696,695313</text:p>
          </table:table-cell>
          <table:table-cell office:value-type="float" office:value="180.191086">
            <text:p>180,191086</text:p>
          </table:table-cell>
          <table:table-cell office:value-type="float" office:value="16125.048828">
            <text:p>16125,048828</text:p>
          </table:table-cell>
          <table:table-cell office:value-type="float" office:value="213.094528">
            <text:p>213,094528</text:p>
          </table:table-cell>
          <table:table-cell office:value-type="float" office:value="2561.069824">
            <text:p>2561,069824</text:p>
          </table:table-cell>
          <table:table-cell office:value-type="float" office:value="68.817024">
            <text:p>68,817024</text:p>
          </table:table-cell>
          <table:table-cell office:value-type="float" office:value="39.121777">
            <text:p>39,121777</text:p>
          </table:table-cell>
          <table:table-cell office:value-type="float" office:value="6.112102">
            <text:p>6,112102</text:p>
          </table:table-cell>
          <table:table-cell office:value-type="float" office:value="54.714172">
            <text:p>54,714172</text:p>
          </table:table-cell>
          <table:table-cell office:value-type="float" office:value="7.527731">
            <text:p>7,527731</text:p>
          </table:table-cell>
          <table:table-cell office:value-type="float" office:value="321.613312">
            <text:p>321,613312</text:p>
          </table:table-cell>
          <table:table-cell office:value-type="float" office:value="9.303681">
            <text:p>9,303681</text:p>
          </table:table-cell>
          <table:table-cell office:value-type="float" office:value="21806.566406">
            <text:p>21806,566406</text:p>
          </table:table-cell>
          <table:table-cell office:value-type="float" office:value="567.954956">
            <text:p>567,954956</text:p>
          </table:table-cell>
          <table:table-cell office:value-type="float" office:value="11.028392">
            <text:p>11,028392</text:p>
          </table:table-cell>
          <table:table-cell office:value-type="float" office:value="7.030694">
            <text:p>7,030694</text:p>
          </table:table-cell>
          <table:table-cell office:value-type="float" office:value="51.424038">
            <text:p>51,424038</text:p>
          </table:table-cell>
          <table:table-cell office:value-type="float" office:value="14.594742">
            <text:p>14,594742</text:p>
          </table:table-cell>
          <table:table-cell office:value-type="float" office:value="298.912781">
            <text:p>298,912781</text:p>
          </table:table-cell>
          <table:table-cell office:value-type="float" office:value="19.166651">
            <text:p>19,166651</text:p>
          </table:table-cell>
          <table:table-cell office:value-type="float" office:value="147.721542">
            <text:p>147,721542</text:p>
          </table:table-cell>
          <table:table-cell office:value-type="float" office:value="8.502411">
            <text:p>8,502411</text:p>
          </table:table-cell>
          <table:table-cell office:value-type="float" office:value="67.627747">
            <text:p>67,627747</text:p>
          </table:table-cell>
          <table:table-cell office:value-type="float" office:value="8.724916">
            <text:p>8,724916</text:p>
          </table:table-cell>
          <table:table-cell office:value-type="float" office:value="131.332748">
            <text:p>131,332748</text:p>
          </table:table-cell>
          <table:table-cell office:value-type="float" office:value="9.375601">
            <text:p>9,375601</text:p>
          </table:table-cell>
          <table:table-cell office:value-type="float" office:value="110.929649">
            <text:p>110,929649</text:p>
          </table:table-cell>
          <table:table-cell office:value-type="float" office:value="9.917522">
            <text:p>9,917522</text:p>
          </table:table-cell>
          <table:table-cell table:number-columns-repeated="6" office:value-type="float" office:value="0">
            <text:p>0</text:p>
          </table:table-cell>
          <table:table-cell office:value-type="float" office:value="132.958008">
            <text:p>132,958008</text:p>
          </table:table-cell>
          <table:table-cell office:value-type="float" office:value="17.938515">
            <text:p>17,938515</text:p>
          </table:table-cell>
        </table:table-row>
        <table:table-row table:style-name="ro1">
          <table:table-cell office:value-type="string">
            <text:p>AFR271 <text:s text:c="5"/></text:p>
          </table:table-cell>
          <table:table-cell office:value-type="float" office:value="6402.34668">
            <text:p>6402,34668</text:p>
          </table:table-cell>
          <table:table-cell office:value-type="float" office:value="1041.059082">
            <text:p>1041,059082</text:p>
          </table:table-cell>
          <table:table-cell office:value-type="float" office:value="4315.422363">
            <text:p>4315,422363</text:p>
          </table:table-cell>
          <table:table-cell office:value-type="float" office:value="562.982727">
            <text:p>562,982727</text:p>
          </table:table-cell>
          <table:table-cell office:value-type="float" office:value="31532.910156">
            <text:p>31532,910156</text:p>
          </table:table-cell>
          <table:table-cell office:value-type="float" office:value="796.716492">
            <text:p>796,716492</text:p>
          </table:table-cell>
          <table:table-cell office:value-type="float" office:value="74066.40625">
            <text:p>74066,40625</text:p>
          </table:table-cell>
          <table:table-cell office:value-type="float" office:value="1660.55188">
            <text:p>1660,55188</text:p>
          </table:table-cell>
          <table:table-cell office:value-type="float" office:value="670.163818">
            <text:p>670,163818</text:p>
          </table:table-cell>
          <table:table-cell office:value-type="float" office:value="48.844002">
            <text:p>48,844002</text:p>
          </table:table-cell>
          <table:table-cell office:value-type="float" office:value="10378.506836">
            <text:p>10378,506836</text:p>
          </table:table-cell>
          <table:table-cell office:value-type="float" office:value="205.971359">
            <text:p>205,971359</text:p>
          </table:table-cell>
          <table:table-cell office:value-type="float" office:value="10474.536133">
            <text:p>10474,536133</text:p>
          </table:table-cell>
          <table:table-cell office:value-type="float" office:value="184.905792">
            <text:p>184,905792</text:p>
          </table:table-cell>
          <table:table-cell office:value-type="float" office:value="15914.099609">
            <text:p>15914,099609</text:p>
          </table:table-cell>
          <table:table-cell office:value-type="float" office:value="225.399673">
            <text:p>225,399673</text:p>
          </table:table-cell>
          <table:table-cell office:value-type="float" office:value="20157.8125">
            <text:p>20157,8125</text:p>
          </table:table-cell>
          <table:table-cell office:value-type="float" office:value="265.97525">
            <text:p>265,97525</text:p>
          </table:table-cell>
          <table:table-cell office:value-type="float" office:value="2425.870605">
            <text:p>2425,870605</text:p>
          </table:table-cell>
          <table:table-cell office:value-type="float" office:value="65.43576">
            <text:p>65,43576</text:p>
          </table:table-cell>
          <table:table-cell office:value-type="float" office:value="60.698303">
            <text:p>60,698303</text:p>
          </table:table-cell>
          <table:table-cell office:value-type="float" office:value="7.548234">
            <text:p>7,548234</text:p>
          </table:table-cell>
          <table:table-cell office:value-type="float" office:value="84.051117">
            <text:p>84,051117</text:p>
          </table:table-cell>
          <table:table-cell office:value-type="float" office:value="8.607011">
            <text:p>8,607011</text:p>
          </table:table-cell>
          <table:table-cell office:value-type="float" office:value="364.766296">
            <text:p>364,766296</text:p>
          </table:table-cell>
          <table:table-cell office:value-type="float" office:value="10.989334">
            <text:p>10,989334</text:p>
          </table:table-cell>
          <table:table-cell office:value-type="float" office:value="26627.529297">
            <text:p>26627,529297</text:p>
          </table:table-cell>
          <table:table-cell office:value-type="float" office:value="693.196655">
            <text:p>693,196655</text:p>
          </table:table-cell>
          <table:table-cell office:value-type="float" office:value="38.97102">
            <text:p>38,97102</text:p>
          </table:table-cell>
          <table:table-cell office:value-type="float" office:value="9.757628">
            <text:p>9,757628</text:p>
          </table:table-cell>
          <table:table-cell office:value-type="float" office:value="231.398636">
            <text:p>231,398636</text:p>
          </table:table-cell>
          <table:table-cell office:value-type="float" office:value="17.762278">
            <text:p>17,762278</text:p>
          </table:table-cell>
          <table:table-cell office:value-type="float" office:value="1088.334595">
            <text:p>1088,334595</text:p>
          </table:table-cell>
          <table:table-cell office:value-type="float" office:value="29.507299">
            <text:p>29,507299</text:p>
          </table:table-cell>
          <table:table-cell office:value-type="float" office:value="1234.645508">
            <text:p>1234,645508</text:p>
          </table:table-cell>
          <table:table-cell office:value-type="float" office:value="25.550129">
            <text:p>25,550129</text:p>
          </table:table-cell>
          <table:table-cell office:value-type="float" office:value="61.405392">
            <text:p>61,405392</text:p>
          </table:table-cell>
          <table:table-cell office:value-type="float" office:value="12.40782">
            <text:p>12,40782</text:p>
          </table:table-cell>
          <table:table-cell office:value-type="float" office:value="151.601425">
            <text:p>151,601425</text:p>
          </table:table-cell>
          <table:table-cell office:value-type="float" office:value="12.879997">
            <text:p>12,879997</text:p>
          </table:table-cell>
          <table:table-cell office:value-type="float" office:value="91.396919">
            <text:p>91,396919</text:p>
          </table:table-cell>
          <table:table-cell office:value-type="float" office:value="13.395959">
            <text:p>13,395959</text:p>
          </table:table-cell>
          <table:table-cell table:number-columns-repeated="6" office:value-type="float" office:value="0">
            <text:p>0</text:p>
          </table:table-cell>
          <table:table-cell office:value-type="float" office:value="400.999359">
            <text:p>400,999359</text:p>
          </table:table-cell>
          <table:table-cell office:value-type="float" office:value="26.552118">
            <text:p>26,552118</text:p>
          </table:table-cell>
        </table:table-row>
        <table:table-row table:style-name="ro1">
          <table:table-cell office:value-type="string">
            <text:p>AFR272 <text:s text:c="5"/></text:p>
          </table:table-cell>
          <table:table-cell office:value-type="float" office:value="8472.498047">
            <text:p>8472,498047</text:p>
          </table:table-cell>
          <table:table-cell office:value-type="float" office:value="1095.298096">
            <text:p>1095,298096</text:p>
          </table:table-cell>
          <table:table-cell office:value-type="float" office:value="3954.512451">
            <text:p>3954,512451</text:p>
          </table:table-cell>
          <table:table-cell office:value-type="float" office:value="549.711121">
            <text:p>549,711121</text:p>
          </table:table-cell>
          <table:table-cell office:value-type="float" office:value="31419.886719">
            <text:p>31419,886719</text:p>
          </table:table-cell>
          <table:table-cell office:value-type="float" office:value="791.108643">
            <text:p>791,108643</text:p>
          </table:table-cell>
          <table:table-cell office:value-type="float" office:value="72536.375">
            <text:p>72536,375</text:p>
          </table:table-cell>
          <table:table-cell office:value-type="float" office:value="1624.886108">
            <text:p>1624,886108</text:p>
          </table:table-cell>
          <table:table-cell office:value-type="float" office:value="572.194824">
            <text:p>572,194824</text:p>
          </table:table-cell>
          <table:table-cell office:value-type="float" office:value="46.587128">
            <text:p>46,587128</text:p>
          </table:table-cell>
          <table:table-cell office:value-type="float" office:value="8569.183594">
            <text:p>8569,183594</text:p>
          </table:table-cell>
          <table:table-cell office:value-type="float" office:value="171.141861">
            <text:p>171,141861</text:p>
          </table:table-cell>
          <table:table-cell office:value-type="float" office:value="19808.878906">
            <text:p>19808,878906</text:p>
          </table:table-cell>
          <table:table-cell office:value-type="float" office:value="342.931091">
            <text:p>342,931091</text:p>
          </table:table-cell>
          <table:table-cell office:value-type="float" office:value="14465.097656">
            <text:p>14465,097656</text:p>
          </table:table-cell>
          <table:table-cell office:value-type="float" office:value="204.983124">
            <text:p>204,983124</text:p>
          </table:table-cell>
          <table:table-cell office:value-type="float" office:value="22015.894531">
            <text:p>22015,894531</text:p>
          </table:table-cell>
          <table:table-cell office:value-type="float" office:value="290.026367">
            <text:p>290,026367</text:p>
          </table:table-cell>
          <table:table-cell office:value-type="float" office:value="2608.957275">
            <text:p>2608,957275</text:p>
          </table:table-cell>
          <table:table-cell office:value-type="float" office:value="70.187584">
            <text:p>70,187584</text:p>
          </table:table-cell>
          <table:table-cell office:value-type="float" office:value="52.236149">
            <text:p>52,236149</text:p>
          </table:table-cell>
          <table:table-cell office:value-type="float" office:value="7.246418">
            <text:p>7,246418</text:p>
          </table:table-cell>
          <table:table-cell office:value-type="float" office:value="66.256111">
            <text:p>66,256111</text:p>
          </table:table-cell>
          <table:table-cell office:value-type="float" office:value="8.300438">
            <text:p>8,300438</text:p>
          </table:table-cell>
          <table:table-cell office:value-type="float" office:value="331.085571">
            <text:p>331,085571</text:p>
          </table:table-cell>
          <table:table-cell office:value-type="float" office:value="10.12029">
            <text:p>10,12029</text:p>
          </table:table-cell>
          <table:table-cell office:value-type="float" office:value="22170.1875">
            <text:p>22170,1875</text:p>
          </table:table-cell>
          <table:table-cell office:value-type="float" office:value="577.435791">
            <text:p>577,435791</text:p>
          </table:table-cell>
          <table:table-cell office:value-type="float" office:value="30.918726">
            <text:p>30,918726</text:p>
          </table:table-cell>
          <table:table-cell office:value-type="float" office:value="9.345492">
            <text:p>9,345492</text:p>
          </table:table-cell>
          <table:table-cell office:value-type="float" office:value="132.643188">
            <text:p>132,643188</text:p>
          </table:table-cell>
          <table:table-cell office:value-type="float" office:value="16.634987">
            <text:p>16,634987</text:p>
          </table:table-cell>
          <table:table-cell office:value-type="float" office:value="712.699158">
            <text:p>712,699158</text:p>
          </table:table-cell>
          <table:table-cell office:value-type="float" office:value="24.19483">
            <text:p>24,19483</text:p>
          </table:table-cell>
          <table:table-cell office:value-type="float" office:value="656.767212">
            <text:p>656,767212</text:p>
          </table:table-cell>
          <table:table-cell office:value-type="float" office:value="16.427864">
            <text:p>16,427864</text:p>
          </table:table-cell>
          <table:table-cell office:value-type="float" office:value="53.257336">
            <text:p>53,257336</text:p>
          </table:table-cell>
          <table:table-cell office:value-type="float" office:value="11.782579">
            <text:p>11,782579</text:p>
          </table:table-cell>
          <table:table-cell office:value-type="float" office:value="173.294785">
            <text:p>173,294785</text:p>
          </table:table-cell>
          <table:table-cell office:value-type="float" office:value="12.637212">
            <text:p>12,637212</text:p>
          </table:table-cell>
          <table:table-cell office:value-type="float" office:value="103.8265">
            <text:p>103,8265</text:p>
          </table:table-cell>
          <table:table-cell office:value-type="float" office:value="12.971109">
            <text:p>12,971109</text:p>
          </table:table-cell>
          <table:table-cell table:number-columns-repeated="6" office:value-type="float" office:value="0">
            <text:p>0</text:p>
          </table:table-cell>
          <table:table-cell office:value-type="float" office:value="276.25415">
            <text:p>276,25415</text:p>
          </table:table-cell>
          <table:table-cell office:value-type="float" office:value="24.615026">
            <text:p>24,615026</text:p>
          </table:table-cell>
        </table:table-row>
        <table:table-row table:style-name="ro1">
          <table:table-cell office:value-type="string">
            <text:p>AFR273 <text:s text:c="5"/></text:p>
          </table:table-cell>
          <table:table-cell office:value-type="float" office:value="8823.254883">
            <text:p>8823,254883</text:p>
          </table:table-cell>
          <table:table-cell office:value-type="float" office:value="1225.326416">
            <text:p>1225,326416</text:p>
          </table:table-cell>
          <table:table-cell office:value-type="float" office:value="5892.231934">
            <text:p>5892,231934</text:p>
          </table:table-cell>
          <table:table-cell office:value-type="float" office:value="634.322388">
            <text:p>634,322388</text:p>
          </table:table-cell>
          <table:table-cell office:value-type="float" office:value="44275.128906">
            <text:p>44275,128906</text:p>
          </table:table-cell>
          <table:table-cell office:value-type="float" office:value="1097.260132">
            <text:p>1097,260132</text:p>
          </table:table-cell>
          <table:table-cell office:value-type="float" office:value="93916.789063">
            <text:p>93916,789063</text:p>
          </table:table-cell>
          <table:table-cell office:value-type="float" office:value="2097.822754">
            <text:p>2097,822754</text:p>
          </table:table-cell>
          <table:table-cell office:value-type="float" office:value="792.884399">
            <text:p>792,884399</text:p>
          </table:table-cell>
          <table:table-cell office:value-type="float" office:value="54.77124">
            <text:p>54,77124</text:p>
          </table:table-cell>
          <table:table-cell office:value-type="float" office:value="9285.874023">
            <text:p>9285,874023</text:p>
          </table:table-cell>
          <table:table-cell office:value-type="float" office:value="186.147369">
            <text:p>186,147369</text:p>
          </table:table-cell>
          <table:table-cell office:value-type="float" office:value="24301.052734">
            <text:p>24301,052734</text:p>
          </table:table-cell>
          <table:table-cell office:value-type="float" office:value="420.25174">
            <text:p>420,25174</text:p>
          </table:table-cell>
          <table:table-cell office:value-type="float" office:value="16487.84375">
            <text:p>16487,84375</text:p>
          </table:table-cell>
          <table:table-cell office:value-type="float" office:value="233.685898">
            <text:p>233,685898</text:p>
          </table:table-cell>
          <table:table-cell office:value-type="float" office:value="29994.453125">
            <text:p>29994,453125</text:p>
          </table:table-cell>
          <table:table-cell office:value-type="float" office:value="394.527985">
            <text:p>394,527985</text:p>
          </table:table-cell>
          <table:table-cell office:value-type="float" office:value="3752.721436">
            <text:p>3752,721436</text:p>
          </table:table-cell>
          <table:table-cell office:value-type="float" office:value="100.629585">
            <text:p>100,629585</text:p>
          </table:table-cell>
          <table:table-cell office:value-type="float" office:value="39.828819">
            <text:p>39,828819</text:p>
          </table:table-cell>
          <table:table-cell office:value-type="float" office:value="8.543199">
            <text:p>8,543199</text:p>
          </table:table-cell>
          <table:table-cell office:value-type="float" office:value="73.95826">
            <text:p>73,95826</text:p>
          </table:table-cell>
          <table:table-cell office:value-type="float" office:value="8.937047">
            <text:p>8,937047</text:p>
          </table:table-cell>
          <table:table-cell office:value-type="float" office:value="451.638977">
            <text:p>451,638977</text:p>
          </table:table-cell>
          <table:table-cell office:value-type="float" office:value="13.127305">
            <text:p>13,127305</text:p>
          </table:table-cell>
          <table:table-cell office:value-type="float" office:value="28673.039063">
            <text:p>28673,039063</text:p>
          </table:table-cell>
          <table:table-cell office:value-type="float" office:value="746.350708">
            <text:p>746,350708</text:p>
          </table:table-cell>
          <table:table-cell office:value-type="float" office:value="45.283207">
            <text:p>45,283207</text:p>
          </table:table-cell>
          <table:table-cell office:value-type="float" office:value="10.862273">
            <text:p>10,862273</text:p>
          </table:table-cell>
          <table:table-cell office:value-type="float" office:value="165.203064">
            <text:p>165,203064</text:p>
          </table:table-cell>
          <table:table-cell office:value-type="float" office:value="17.737778">
            <text:p>17,737778</text:p>
          </table:table-cell>
          <table:table-cell office:value-type="float" office:value="848.991394">
            <text:p>848,991394</text:p>
          </table:table-cell>
          <table:table-cell office:value-type="float" office:value="26.543968">
            <text:p>26,543968</text:p>
          </table:table-cell>
          <table:table-cell office:value-type="float" office:value="642.290466">
            <text:p>642,290466</text:p>
          </table:table-cell>
          <table:table-cell office:value-type="float" office:value="17.438297">
            <text:p>17,438297</text:p>
          </table:table-cell>
          <table:table-cell office:value-type="float" office:value="64.11454">
            <text:p>64,11454</text:p>
          </table:table-cell>
          <table:table-cell office:value-type="float" office:value="13.645509">
            <text:p>13,645509</text:p>
          </table:table-cell>
          <table:table-cell office:value-type="float" office:value="213.73465">
            <text:p>213,73465</text:p>
          </table:table-cell>
          <table:table-cell office:value-type="float" office:value="14.613214">
            <text:p>14,613214</text:p>
          </table:table-cell>
          <table:table-cell office:value-type="float" office:value="148.782867">
            <text:p>148,782867</text:p>
          </table:table-cell>
          <table:table-cell office:value-type="float" office:value="15.302803">
            <text:p>15,302803</text:p>
          </table:table-cell>
          <table:table-cell table:number-columns-repeated="6" office:value-type="float" office:value="0">
            <text:p>0</text:p>
          </table:table-cell>
          <table:table-cell office:value-type="float" office:value="353.623352">
            <text:p>353,623352</text:p>
          </table:table-cell>
          <table:table-cell office:value-type="float" office:value="28.744061">
            <text:p>28,744061</text:p>
          </table:table-cell>
        </table:table-row>
        <table:table-row table:style-name="ro1">
          <table:table-cell office:value-type="string">
            <text:p>AFR274 <text:s text:c="5"/></text:p>
          </table:table-cell>
          <table:table-cell office:value-type="float" office:value="8289.97168">
            <text:p>8289,97168</text:p>
          </table:table-cell>
          <table:table-cell office:value-type="float" office:value="1065.776733">
            <text:p>1065,776733</text:p>
          </table:table-cell>
          <table:table-cell office:value-type="float" office:value="2810.483398">
            <text:p>2810,483398</text:p>
          </table:table-cell>
          <table:table-cell office:value-type="float" office:value="525.36322">
            <text:p>525,36322</text:p>
          </table:table-cell>
          <table:table-cell office:value-type="float" office:value="18381.65625">
            <text:p>18381,65625</text:p>
          </table:table-cell>
          <table:table-cell office:value-type="float" office:value="493.726807">
            <text:p>493,726807</text:p>
          </table:table-cell>
          <table:table-cell office:value-type="float" office:value="42784.300781">
            <text:p>42784,300781</text:p>
          </table:table-cell>
          <table:table-cell office:value-type="float" office:value="957.192566">
            <text:p>957,192566</text:p>
          </table:table-cell>
          <table:table-cell office:value-type="float" office:value="453.826111">
            <text:p>453,826111</text:p>
          </table:table-cell>
          <table:table-cell office:value-type="float" office:value="42.923584">
            <text:p>42,923584</text:p>
          </table:table-cell>
          <table:table-cell office:value-type="float" office:value="7954.687988">
            <text:p>7954,687988</text:p>
          </table:table-cell>
          <table:table-cell office:value-type="float" office:value="159.43808">
            <text:p>159,43808</text:p>
          </table:table-cell>
          <table:table-cell office:value-type="float" office:value="19696.53125">
            <text:p>19696,53125</text:p>
          </table:table-cell>
          <table:table-cell office:value-type="float" office:value="340.985046">
            <text:p>340,985046</text:p>
          </table:table-cell>
          <table:table-cell office:value-type="float" office:value="22196.683594">
            <text:p>22196,683594</text:p>
          </table:table-cell>
          <table:table-cell office:value-type="float" office:value="312.791107">
            <text:p>312,791107</text:p>
          </table:table-cell>
          <table:table-cell office:value-type="float" office:value="15298.81543">
            <text:p>15298,81543</text:p>
          </table:table-cell>
          <table:table-cell office:value-type="float" office:value="202.460846">
            <text:p>202,460846</text:p>
          </table:table-cell>
          <table:table-cell office:value-type="float" office:value="1408.764648">
            <text:p>1408,764648</text:p>
          </table:table-cell>
          <table:table-cell office:value-type="float" office:value="38.533234">
            <text:p>38,533234</text:p>
          </table:table-cell>
          <table:table-cell office:value-type="float" office:value="10.805946">
            <text:p>10,805946</text:p>
          </table:table-cell>
          <table:table-cell office:value-type="float" office:value="6.464055">
            <text:p>6,464055</text:p>
          </table:table-cell>
          <table:table-cell office:value-type="float" office:value="50.265259">
            <text:p>50,265259</text:p>
          </table:table-cell>
          <table:table-cell office:value-type="float" office:value="8.111907">
            <text:p>8,111907</text:p>
          </table:table-cell>
          <table:table-cell office:value-type="float" office:value="218.253326">
            <text:p>218,253326</text:p>
          </table:table-cell>
          <table:table-cell office:value-type="float" office:value="7.929924">
            <text:p>7,929924</text:p>
          </table:table-cell>
          <table:table-cell office:value-type="float" office:value="12065.40332">
            <text:p>12065,40332</text:p>
          </table:table-cell>
          <table:table-cell office:value-type="float" office:value="315.127441">
            <text:p>315,127441</text:p>
          </table:table-cell>
          <table:table-cell office:value-type="float" office:value="46.220345">
            <text:p>46,220345</text:p>
          </table:table-cell>
          <table:table-cell office:value-type="float" office:value="9.284606">
            <text:p>9,284606</text:p>
          </table:table-cell>
          <table:table-cell office:value-type="float" office:value="63.056854">
            <text:p>63,056854</text:p>
          </table:table-cell>
          <table:table-cell office:value-type="float" office:value="16.096186">
            <text:p>16,096186</text:p>
          </table:table-cell>
          <table:table-cell office:value-type="float" office:value="641.735779">
            <text:p>641,735779</text:p>
          </table:table-cell>
          <table:table-cell office:value-type="float" office:value="23.328409">
            <text:p>23,328409</text:p>
          </table:table-cell>
          <table:table-cell office:value-type="float" office:value="694.421082">
            <text:p>694,421082</text:p>
          </table:table-cell>
          <table:table-cell office:value-type="float" office:value="17.004646">
            <text:p>17,004646</text:p>
          </table:table-cell>
          <table:table-cell office:value-type="float" office:value="53.9986">
            <text:p>53,9986</text:p>
          </table:table-cell>
          <table:table-cell office:value-type="float" office:value="11.854716">
            <text:p>11,854716</text:p>
          </table:table-cell>
          <table:table-cell office:value-type="float" office:value="144.20816">
            <text:p>144,20816</text:p>
          </table:table-cell>
          <table:table-cell office:value-type="float" office:value="12.648695">
            <text:p>12,648695</text:p>
          </table:table-cell>
          <table:table-cell office:value-type="float" office:value="58.211773">
            <text:p>58,211773</text:p>
          </table:table-cell>
          <table:table-cell office:value-type="float" office:value="12.781569">
            <text:p>12,781569</text:p>
          </table:table-cell>
          <table:table-cell office:value-type="float" office:value="12.05264">
            <text:p>12,05264</text:p>
          </table:table-cell>
          <table:table-cell office:value-type="float" office:value="60.100719">
            <text:p>60,100719</text:p>
          </table:table-cell>
          <table:table-cell table:number-columns-repeated="4" office:value-type="float" office:value="0">
            <text:p>0</text:p>
          </table:table-cell>
          <table:table-cell office:value-type="float" office:value="349.019623">
            <text:p>349,019623</text:p>
          </table:table-cell>
          <table:table-cell office:value-type="float" office:value="25.185442">
            <text:p>25,185442</text:p>
          </table:table-cell>
        </table:table-row>
        <table:table-row table:style-name="ro1">
          <table:table-cell office:value-type="string">
            <text:p>AFR275 <text:s text:c="5"/></text:p>
          </table:table-cell>
          <table:table-cell office:value-type="float" office:value="2671.532959">
            <text:p>2671,532959</text:p>
          </table:table-cell>
          <table:table-cell office:value-type="float" office:value="740.401978">
            <text:p>740,401978</text:p>
          </table:table-cell>
          <table:table-cell office:value-type="float" office:value="3087.589844">
            <text:p>3087,589844</text:p>
          </table:table-cell>
          <table:table-cell office:value-type="float" office:value="471.32135">
            <text:p>471,32135</text:p>
          </table:table-cell>
          <table:table-cell office:value-type="float" office:value="22477.007813">
            <text:p>22477,007813</text:p>
          </table:table-cell>
          <table:table-cell office:value-type="float" office:value="579.209961">
            <text:p>579,209961</text:p>
          </table:table-cell>
          <table:table-cell office:value-type="float" office:value="56672.246094">
            <text:p>56672,246094</text:p>
          </table:table-cell>
          <table:table-cell office:value-type="float" office:value="1275.064819">
            <text:p>1275,064819</text:p>
          </table:table-cell>
          <table:table-cell office:value-type="float" office:value="423.550446">
            <text:p>423,550446</text:p>
          </table:table-cell>
          <table:table-cell office:value-type="float" office:value="36.660389">
            <text:p>36,660389</text:p>
          </table:table-cell>
          <table:table-cell office:value-type="float" office:value="6400.461914">
            <text:p>6400,461914</text:p>
          </table:table-cell>
          <table:table-cell office:value-type="float" office:value="129.077805">
            <text:p>129,077805</text:p>
          </table:table-cell>
          <table:table-cell office:value-type="float" office:value="4842.437988">
            <text:p>4842,437988</text:p>
          </table:table-cell>
          <table:table-cell office:value-type="float" office:value="88.668831">
            <text:p>88,668831</text:p>
          </table:table-cell>
          <table:table-cell office:value-type="float" office:value="9883.875">
            <text:p>9883,875</text:p>
          </table:table-cell>
          <table:table-cell office:value-type="float" office:value="140.960114">
            <text:p>140,960114</text:p>
          </table:table-cell>
          <table:table-cell office:value-type="float" office:value="13392.251953">
            <text:p>13392,251953</text:p>
          </table:table-cell>
          <table:table-cell office:value-type="float" office:value="177.445435">
            <text:p>177,445435</text:p>
          </table:table-cell>
          <table:table-cell office:value-type="float" office:value="1760.857666">
            <text:p>1760,857666</text:p>
          </table:table-cell>
          <table:table-cell office:value-type="float" office:value="47.676899">
            <text:p>47,676899</text:p>
          </table:table-cell>
          <table:table-cell office:value-type="float" office:value="31.436625">
            <text:p>31,436625</text:p>
          </table:table-cell>
          <table:table-cell office:value-type="float" office:value="5.89222">
            <text:p>5,89222</text:p>
          </table:table-cell>
          <table:table-cell office:value-type="float" office:value="62.498894">
            <text:p>62,498894</text:p>
          </table:table-cell>
          <table:table-cell office:value-type="float" office:value="7.622591">
            <text:p>7,622591</text:p>
          </table:table-cell>
          <table:table-cell office:value-type="float" office:value="276.977448">
            <text:p>276,977448</text:p>
          </table:table-cell>
          <table:table-cell office:value-type="float" office:value="8.439193">
            <text:p>8,439193</text:p>
          </table:table-cell>
          <table:table-cell office:value-type="float" office:value="20086.835938">
            <text:p>20086,835938</text:p>
          </table:table-cell>
          <table:table-cell office:value-type="float" office:value="523.310181">
            <text:p>523,310181</text:p>
          </table:table-cell>
          <table:table-cell office:value-type="float" office:value="28.231958">
            <text:p>28,231958</text:p>
          </table:table-cell>
          <table:table-cell office:value-type="float" office:value="7.451914">
            <text:p>7,451914</text:p>
          </table:table-cell>
          <table:table-cell office:value-type="float" office:value="62.911015">
            <text:p>62,911015</text:p>
          </table:table-cell>
          <table:table-cell office:value-type="float" office:value="14.896636">
            <text:p>14,896636</text:p>
          </table:table-cell>
          <table:table-cell office:value-type="float" office:value="798.193054">
            <text:p>798,193054</text:p>
          </table:table-cell>
          <table:table-cell office:value-type="float" office:value="24.62989">
            <text:p>24,62989</text:p>
          </table:table-cell>
          <table:table-cell office:value-type="float" office:value="107.119827">
            <text:p>107,119827</text:p>
          </table:table-cell>
          <table:table-cell office:value-type="float" office:value="8.693969">
            <text:p>8,693969</text:p>
          </table:table-cell>
          <table:table-cell office:value-type="float" office:value="37.975582">
            <text:p>37,975582</text:p>
          </table:table-cell>
          <table:table-cell office:value-type="float" office:value="9.15555">
            <text:p>9,15555</text:p>
          </table:table-cell>
          <table:table-cell office:value-type="float" office:value="102.306038">
            <text:p>102,306038</text:p>
          </table:table-cell>
          <table:table-cell office:value-type="float" office:value="9.826518">
            <text:p>9,826518</text:p>
          </table:table-cell>
          <table:table-cell office:value-type="float" office:value="83.431213">
            <text:p>83,431213</text:p>
          </table:table-cell>
          <table:table-cell office:value-type="float" office:value="10.210234">
            <text:p>10,210234</text:p>
          </table:table-cell>
          <table:table-cell table:number-columns-repeated="6" office:value-type="float" office:value="0">
            <text:p>0</text:p>
          </table:table-cell>
          <table:table-cell office:value-type="float" office:value="243.597717">
            <text:p>243,597717</text:p>
          </table:table-cell>
          <table:table-cell office:value-type="float" office:value="19.533953">
            <text:p>19,533953</text:p>
          </table:table-cell>
        </table:table-row>
        <table:table-row table:style-name="ro1">
          <table:table-cell office:value-type="string">
            <text:p>AFR276 <text:s text:c="5"/></text:p>
          </table:table-cell>
          <table:table-cell office:value-type="float" office:value="3869.72876">
            <text:p>3869,72876</text:p>
          </table:table-cell>
          <table:table-cell office:value-type="float" office:value="881.321167">
            <text:p>881,321167</text:p>
          </table:table-cell>
          <table:table-cell office:value-type="float" office:value="2964.104492">
            <text:p>2964,104492</text:p>
          </table:table-cell>
          <table:table-cell office:value-type="float" office:value="502.549927">
            <text:p>502,549927</text:p>
          </table:table-cell>
          <table:table-cell office:value-type="float" office:value="25625.150391">
            <text:p>25625,150391</text:p>
          </table:table-cell>
          <table:table-cell office:value-type="float" office:value="653.92926">
            <text:p>653,92926</text:p>
          </table:table-cell>
          <table:table-cell office:value-type="float" office:value="59868.984375">
            <text:p>59868,984375</text:p>
          </table:table-cell>
          <table:table-cell office:value-type="float" office:value="1343.513306">
            <text:p>1343,513306</text:p>
          </table:table-cell>
          <table:table-cell office:value-type="float" office:value="463.644531">
            <text:p>463,644531</text:p>
          </table:table-cell>
          <table:table-cell office:value-type="float" office:value="41.251968">
            <text:p>41,251968</text:p>
          </table:table-cell>
          <table:table-cell office:value-type="float" office:value="6963.570313">
            <text:p>6963,570313</text:p>
          </table:table-cell>
          <table:table-cell office:value-type="float" office:value="140.289124">
            <text:p>140,289124</text:p>
          </table:table-cell>
          <table:table-cell office:value-type="float" office:value="10816.035156">
            <text:p>10816,035156</text:p>
          </table:table-cell>
          <table:table-cell office:value-type="float" office:value="189.953903">
            <text:p>189,953903</text:p>
          </table:table-cell>
          <table:table-cell office:value-type="float" office:value="14240.129883">
            <text:p>14240,129883</text:p>
          </table:table-cell>
          <table:table-cell office:value-type="float" office:value="201.765121">
            <text:p>201,765121</text:p>
          </table:table-cell>
          <table:table-cell office:value-type="float" office:value="17662.71875">
            <text:p>17662,71875</text:p>
          </table:table-cell>
          <table:table-cell office:value-type="float" office:value="233.202881">
            <text:p>233,202881</text:p>
          </table:table-cell>
          <table:table-cell office:value-type="float" office:value="1951.012451">
            <text:p>1951,012451</text:p>
          </table:table-cell>
          <table:table-cell office:value-type="float" office:value="52.7789">
            <text:p>52,7789</text:p>
          </table:table-cell>
          <table:table-cell office:value-type="float" office:value="42.427841">
            <text:p>42,427841</text:p>
          </table:table-cell>
          <table:table-cell office:value-type="float" office:value="6.695862">
            <text:p>6,695862</text:p>
          </table:table-cell>
          <table:table-cell office:value-type="float" office:value="69.965378">
            <text:p>69,965378</text:p>
          </table:table-cell>
          <table:table-cell office:value-type="float" office:value="8.132384">
            <text:p>8,132384</text:p>
          </table:table-cell>
          <table:table-cell office:value-type="float" office:value="269.267609">
            <text:p>269,267609</text:p>
          </table:table-cell>
          <table:table-cell office:value-type="float" office:value="8.820385">
            <text:p>8,820385</text:p>
          </table:table-cell>
          <table:table-cell office:value-type="float" office:value="22886.978516">
            <text:p>22886,978516</text:p>
          </table:table-cell>
          <table:table-cell office:value-type="float" office:value="596.031311">
            <text:p>596,031311</text:p>
          </table:table-cell>
          <table:table-cell office:value-type="float" office:value="37.974609">
            <text:p>37,974609</text:p>
          </table:table-cell>
          <table:table-cell office:value-type="float" office:value="9.058814">
            <text:p>9,058814</text:p>
          </table:table-cell>
          <table:table-cell office:value-type="float" office:value="94.777611">
            <text:p>94,777611</text:p>
          </table:table-cell>
          <table:table-cell office:value-type="float" office:value="15.983543">
            <text:p>15,983543</text:p>
          </table:table-cell>
          <table:table-cell office:value-type="float" office:value="749.23175">
            <text:p>749,23175</text:p>
          </table:table-cell>
          <table:table-cell office:value-type="float" office:value="24.527872">
            <text:p>24,527872</text:p>
          </table:table-cell>
          <table:table-cell office:value-type="float" office:value="784.062073">
            <text:p>784,062073</text:p>
          </table:table-cell>
          <table:table-cell office:value-type="float" office:value="18.025091">
            <text:p>18,025091</text:p>
          </table:table-cell>
          <table:table-cell office:value-type="float" office:value="55.852009">
            <text:p>55,852009</text:p>
          </table:table-cell>
          <table:table-cell office:value-type="float" office:value="11.399078">
            <text:p>11,399078</text:p>
          </table:table-cell>
          <table:table-cell office:value-type="float" office:value="139.908264">
            <text:p>139,908264</text:p>
          </table:table-cell>
          <table:table-cell office:value-type="float" office:value="11.911601">
            <text:p>11,911601</text:p>
          </table:table-cell>
          <table:table-cell office:value-type="float" office:value="98.130074">
            <text:p>98,130074</text:p>
          </table:table-cell>
          <table:table-cell office:value-type="float" office:value="12.556206">
            <text:p>12,556206</text:p>
          </table:table-cell>
          <table:table-cell table:number-columns-repeated="6" office:value-type="float" office:value="0">
            <text:p>0</text:p>
          </table:table-cell>
          <table:table-cell office:value-type="float" office:value="300.98761">
            <text:p>300,98761</text:p>
          </table:table-cell>
          <table:table-cell office:value-type="float" office:value="23.995962">
            <text:p>23,995962</text:p>
          </table:table-cell>
        </table:table-row>
        <table:table-row table:style-name="ro1">
          <table:table-cell office:value-type="string">
            <text:p>AFR277 <text:s text:c="5"/></text:p>
          </table:table-cell>
          <table:table-cell office:value-type="float" office:value="12824.253906">
            <text:p>12824,253906</text:p>
          </table:table-cell>
          <table:table-cell office:value-type="float" office:value="1412.284302">
            <text:p>1412,284302</text:p>
          </table:table-cell>
          <table:table-cell office:value-type="float" office:value="6144.711914">
            <text:p>6144,711914</text:p>
          </table:table-cell>
          <table:table-cell office:value-type="float" office:value="633.974609">
            <text:p>633,974609</text:p>
          </table:table-cell>
          <table:table-cell office:value-type="float" office:value="31747.259766">
            <text:p>31747,259766</text:p>
          </table:table-cell>
          <table:table-cell office:value-type="float" office:value="806.435425">
            <text:p>806,435425</text:p>
          </table:table-cell>
          <table:table-cell office:value-type="float" office:value="76646.398438">
            <text:p>76646,398438</text:p>
          </table:table-cell>
          <table:table-cell office:value-type="float" office:value="1716.179077">
            <text:p>1716,179077</text:p>
          </table:table-cell>
          <table:table-cell office:value-type="float" office:value="373.150696">
            <text:p>373,150696</text:p>
          </table:table-cell>
          <table:table-cell office:value-type="float" office:value="51.320827">
            <text:p>51,320827</text:p>
          </table:table-cell>
          <table:table-cell office:value-type="float" office:value="10436.03418">
            <text:p>10436,03418</text:p>
          </table:table-cell>
          <table:table-cell office:value-type="float" office:value="213.555206">
            <text:p>213,555206</text:p>
          </table:table-cell>
          <table:table-cell office:value-type="float" office:value="26042.441406">
            <text:p>26042,441406</text:p>
          </table:table-cell>
          <table:table-cell office:value-type="float" office:value="452.774261">
            <text:p>452,774261</text:p>
          </table:table-cell>
          <table:table-cell office:value-type="float" office:value="13857.848633">
            <text:p>13857,848633</text:p>
          </table:table-cell>
          <table:table-cell office:value-type="float" office:value="198.094437">
            <text:p>198,094437</text:p>
          </table:table-cell>
          <table:table-cell office:value-type="float" office:value="19979.322266">
            <text:p>19979,322266</text:p>
          </table:table-cell>
          <table:table-cell office:value-type="float" office:value="265.376709">
            <text:p>265,376709</text:p>
          </table:table-cell>
          <table:table-cell office:value-type="float" office:value="2614.064453">
            <text:p>2614,064453</text:p>
          </table:table-cell>
          <table:table-cell office:value-type="float" office:value="70.533157">
            <text:p>70,533157</text:p>
          </table:table-cell>
          <table:table-cell office:value-type="float" office:value="49.819469">
            <text:p>49,819469</text:p>
          </table:table-cell>
          <table:table-cell office:value-type="float" office:value="8.216851">
            <text:p>8,216851</text:p>
          </table:table-cell>
          <table:table-cell office:value-type="float" office:value="93.021507">
            <text:p>93,021507</text:p>
          </table:table-cell>
          <table:table-cell office:value-type="float" office:value="9.132812">
            <text:p>9,132812</text:p>
          </table:table-cell>
          <table:table-cell office:value-type="float" office:value="369.549103">
            <text:p>369,549103</text:p>
          </table:table-cell>
          <table:table-cell office:value-type="float" office:value="11.579207">
            <text:p>11,579207</text:p>
          </table:table-cell>
          <table:table-cell office:value-type="float" office:value="24239.982422">
            <text:p>24239,982422</text:p>
          </table:table-cell>
          <table:table-cell office:value-type="float" office:value="631.260254">
            <text:p>631,260254</text:p>
          </table:table-cell>
          <table:table-cell office:value-type="float" office:value="49.02879">
            <text:p>49,02879</text:p>
          </table:table-cell>
          <table:table-cell office:value-type="float" office:value="11.368172">
            <text:p>11,368172</text:p>
          </table:table-cell>
          <table:table-cell office:value-type="float" office:value="486.80426">
            <text:p>486,80426</text:p>
          </table:table-cell>
          <table:table-cell office:value-type="float" office:value="21.675842">
            <text:p>21,675842</text:p>
          </table:table-cell>
          <table:table-cell office:value-type="float" office:value="1068.223267">
            <text:p>1068,223267</text:p>
          </table:table-cell>
          <table:table-cell office:value-type="float" office:value="29.821304">
            <text:p>29,821304</text:p>
          </table:table-cell>
          <table:table-cell office:value-type="float" office:value="667.10376">
            <text:p>667,10376</text:p>
          </table:table-cell>
          <table:table-cell office:value-type="float" office:value="18.285292">
            <text:p>18,285292</text:p>
          </table:table-cell>
          <table:table-cell office:value-type="float" office:value="44.071087">
            <text:p>44,071087</text:p>
          </table:table-cell>
          <table:table-cell office:value-type="float" office:value="14.35285">
            <text:p>14,35285</text:p>
          </table:table-cell>
          <table:table-cell office:value-type="float" office:value="152.058914">
            <text:p>152,058914</text:p>
          </table:table-cell>
          <table:table-cell office:value-type="float" office:value="14.970558">
            <text:p>14,970558</text:p>
          </table:table-cell>
          <table:table-cell office:value-type="float" office:value="98.491486">
            <text:p>98,491486</text:p>
          </table:table-cell>
          <table:table-cell office:value-type="float" office:value="15.663569">
            <text:p>15,663569</text:p>
          </table:table-cell>
          <table:table-cell office:value-type="float" office:value="57.748272">
            <text:p>57,748272</text:p>
          </table:table-cell>
          <table:table-cell office:value-type="float" office:value="68.674477">
            <text:p>68,674477</text:p>
          </table:table-cell>
          <table:table-cell table:number-columns-repeated="4" office:value-type="float" office:value="0">
            <text:p>0</text:p>
          </table:table-cell>
          <table:table-cell office:value-type="float" office:value="1138.602051">
            <text:p>1138,602051</text:p>
          </table:table-cell>
          <table:table-cell office:value-type="float" office:value="38.702999">
            <text:p>38,702999</text:p>
          </table:table-cell>
        </table:table-row>
        <table:table-row table:style-name="ro1">
          <table:table-cell office:value-type="string">
            <text:p>AFR278 <text:s text:c="5"/></text:p>
          </table:table-cell>
          <table:table-cell office:value-type="float" office:value="3884.255859">
            <text:p>3884,255859</text:p>
          </table:table-cell>
          <table:table-cell office:value-type="float" office:value="957.759949">
            <text:p>957,759949</text:p>
          </table:table-cell>
          <table:table-cell office:value-type="float" office:value="3572.817871">
            <text:p>3572,817871</text:p>
          </table:table-cell>
          <table:table-cell office:value-type="float" office:value="538.009338">
            <text:p>538,009338</text:p>
          </table:table-cell>
          <table:table-cell office:value-type="float" office:value="33270.28125">
            <text:p>33270,28125</text:p>
          </table:table-cell>
          <table:table-cell office:value-type="float" office:value="835.379211">
            <text:p>835,379211</text:p>
          </table:table-cell>
          <table:table-cell office:value-type="float" office:value="72001.023438">
            <text:p>72001,023438</text:p>
          </table:table-cell>
          <table:table-cell office:value-type="float" office:value="1613.314209">
            <text:p>1613,314209</text:p>
          </table:table-cell>
          <table:table-cell office:value-type="float" office:value="565.648621">
            <text:p>565,648621</text:p>
          </table:table-cell>
          <table:table-cell office:value-type="float" office:value="47.988811">
            <text:p>47,988811</text:p>
          </table:table-cell>
          <table:table-cell office:value-type="float" office:value="7528.514648">
            <text:p>7528,514648</text:p>
          </table:table-cell>
          <table:table-cell office:value-type="float" office:value="156.879883">
            <text:p>156,879883</text:p>
          </table:table-cell>
          <table:table-cell office:value-type="float" office:value="12455.022461">
            <text:p>12455,022461</text:p>
          </table:table-cell>
          <table:table-cell office:value-type="float" office:value="220.942474">
            <text:p>220,942474</text:p>
          </table:table-cell>
          <table:table-cell office:value-type="float" office:value="15795.791016">
            <text:p>15795,791016</text:p>
          </table:table-cell>
          <table:table-cell office:value-type="float" office:value="224.789581">
            <text:p>224,789581</text:p>
          </table:table-cell>
          <table:table-cell office:value-type="float" office:value="22583.408203">
            <text:p>22583,408203</text:p>
          </table:table-cell>
          <table:table-cell office:value-type="float" office:value="299.123657">
            <text:p>299,123657</text:p>
          </table:table-cell>
          <table:table-cell office:value-type="float" office:value="2620.069092">
            <text:p>2620,069092</text:p>
          </table:table-cell>
          <table:table-cell office:value-type="float" office:value="70.543961">
            <text:p>70,543961</text:p>
          </table:table-cell>
          <table:table-cell office:value-type="float" office:value="53.559048">
            <text:p>53,559048</text:p>
          </table:table-cell>
          <table:table-cell office:value-type="float" office:value="7.408392">
            <text:p>7,408392</text:p>
          </table:table-cell>
          <table:table-cell office:value-type="float" office:value="77.296661">
            <text:p>77,296661</text:p>
          </table:table-cell>
          <table:table-cell office:value-type="float" office:value="8.427262">
            <text:p>8,427262</text:p>
          </table:table-cell>
          <table:table-cell office:value-type="float" office:value="365.941101">
            <text:p>365,941101</text:p>
          </table:table-cell>
          <table:table-cell office:value-type="float" office:value="10.944484">
            <text:p>10,944484</text:p>
          </table:table-cell>
          <table:table-cell office:value-type="float" office:value="26660.078125">
            <text:p>26660,078125</text:p>
          </table:table-cell>
          <table:table-cell office:value-type="float" office:value="694.0354">
            <text:p>694,0354</text:p>
          </table:table-cell>
          <table:table-cell office:value-type="float" office:value="33.721607">
            <text:p>33,721607</text:p>
          </table:table-cell>
          <table:table-cell office:value-type="float" office:value="9.639281">
            <text:p>9,639281</text:p>
          </table:table-cell>
          <table:table-cell office:value-type="float" office:value="104.855026">
            <text:p>104,855026</text:p>
          </table:table-cell>
          <table:table-cell office:value-type="float" office:value="16.462025">
            <text:p>16,462025</text:p>
          </table:table-cell>
          <table:table-cell office:value-type="float" office:value="902.240906">
            <text:p>902,240906</text:p>
          </table:table-cell>
          <table:table-cell office:value-type="float" office:value="26.791613">
            <text:p>26,791613</text:p>
          </table:table-cell>
          <table:table-cell office:value-type="float" office:value="1121.678589">
            <text:p>1121,678589</text:p>
          </table:table-cell>
          <table:table-cell office:value-type="float" office:value="23.643139">
            <text:p>23,643139</text:p>
          </table:table-cell>
          <table:table-cell office:value-type="float" office:value="70.058586">
            <text:p>70,058586</text:p>
          </table:table-cell>
          <table:table-cell office:value-type="float" office:value="12.308376">
            <text:p>12,308376</text:p>
          </table:table-cell>
          <table:table-cell office:value-type="float" office:value="155.807892">
            <text:p>155,807892</text:p>
          </table:table-cell>
          <table:table-cell office:value-type="float" office:value="12.805076">
            <text:p>12,805076</text:p>
          </table:table-cell>
          <table:table-cell office:value-type="float" office:value="118.445976">
            <text:p>118,445976</text:p>
          </table:table-cell>
          <table:table-cell office:value-type="float" office:value="13.517452">
            <text:p>13,517452</text:p>
          </table:table-cell>
          <table:table-cell table:number-columns-repeated="6" office:value-type="float" office:value="0">
            <text:p>0</text:p>
          </table:table-cell>
          <table:table-cell office:value-type="float" office:value="338.054962">
            <text:p>338,054962</text:p>
          </table:table-cell>
          <table:table-cell office:value-type="float" office:value="25.707554">
            <text:p>25,707554</text:p>
          </table:table-cell>
        </table:table-row>
        <table:table-row table:style-name="ro1">
          <table:table-cell office:value-type="string">
            <text:p>AFR279 <text:s text:c="5"/></text:p>
          </table:table-cell>
          <table:table-cell office:value-type="float" office:value="3927.761963">
            <text:p>3927,761963</text:p>
          </table:table-cell>
          <table:table-cell office:value-type="float" office:value="797.329834">
            <text:p>797,329834</text:p>
          </table:table-cell>
          <table:table-cell office:value-type="float" office:value="2270.796631">
            <text:p>2270,796631</text:p>
          </table:table-cell>
          <table:table-cell office:value-type="float" office:value="466.386719">
            <text:p>466,386719</text:p>
          </table:table-cell>
          <table:table-cell office:value-type="float" office:value="14220.924805">
            <text:p>14220,924805</text:p>
          </table:table-cell>
          <table:table-cell office:value-type="float" office:value="392.326508">
            <text:p>392,326508</text:p>
          </table:table-cell>
          <table:table-cell office:value-type="float" office:value="29086.900391">
            <text:p>29086,900391</text:p>
          </table:table-cell>
          <table:table-cell office:value-type="float" office:value="668.811768">
            <text:p>668,811768</text:p>
          </table:table-cell>
          <table:table-cell office:value-type="float" office:value="183.397537">
            <text:p>183,397537</text:p>
          </table:table-cell>
          <table:table-cell office:value-type="float" office:value="33.048565">
            <text:p>33,048565</text:p>
          </table:table-cell>
          <table:table-cell office:value-type="float" office:value="7294.741211">
            <text:p>7294,741211</text:p>
          </table:table-cell>
          <table:table-cell office:value-type="float" office:value="146.113937">
            <text:p>146,113937</text:p>
          </table:table-cell>
          <table:table-cell office:value-type="float" office:value="1586.961182">
            <text:p>1586,961182</text:p>
          </table:table-cell>
          <table:table-cell office:value-type="float" office:value="35.405777">
            <text:p>35,405777</text:p>
          </table:table-cell>
          <table:table-cell office:value-type="float" office:value="12017.094727">
            <text:p>12017,094727</text:p>
          </table:table-cell>
          <table:table-cell office:value-type="float" office:value="171.776321">
            <text:p>171,776321</text:p>
          </table:table-cell>
          <table:table-cell office:value-type="float" office:value="5940.759766">
            <text:p>5940,759766</text:p>
          </table:table-cell>
          <table:table-cell office:value-type="float" office:value="82.643639">
            <text:p>82,643639</text:p>
          </table:table-cell>
          <table:table-cell office:value-type="float" office:value="945.99115">
            <text:p>945,99115</text:p>
          </table:table-cell>
          <table:table-cell office:value-type="float" office:value="26.378159">
            <text:p>26,378159</text:p>
          </table:table-cell>
          <table:table-cell office:value-type="float" office:value="22.104389">
            <text:p>22,104389</text:p>
          </table:table-cell>
          <table:table-cell office:value-type="float" office:value="5.926693">
            <text:p>5,926693</text:p>
          </table:table-cell>
          <table:table-cell office:value-type="float" office:value="37.597675">
            <text:p>37,597675</text:p>
          </table:table-cell>
          <table:table-cell office:value-type="float" office:value="7.725816">
            <text:p>7,725816</text:p>
          </table:table-cell>
          <table:table-cell office:value-type="float" office:value="142.366028">
            <text:p>142,366028</text:p>
          </table:table-cell>
          <table:table-cell office:value-type="float" office:value="6.444179">
            <text:p>6,444179</text:p>
          </table:table-cell>
          <table:table-cell office:value-type="float" office:value="7831.633789">
            <text:p>7831,633789</text:p>
          </table:table-cell>
          <table:table-cell office:value-type="float" office:value="205.264084">
            <text:p>205,264084</text:p>
          </table:table-cell>
          <table:table-cell office:value-type="float" office:value="49.747921">
            <text:p>49,747921</text:p>
          </table:table-cell>
          <table:table-cell office:value-type="float" office:value="8.79125">
            <text:p>8,79125</text:p>
          </table:table-cell>
          <table:table-cell office:value-type="float" office:value="152.158157">
            <text:p>152,158157</text:p>
          </table:table-cell>
          <table:table-cell office:value-type="float" office:value="16.319479">
            <text:p>16,319479</text:p>
          </table:table-cell>
          <table:table-cell office:value-type="float" office:value="462.935272">
            <text:p>462,935272</text:p>
          </table:table-cell>
          <table:table-cell office:value-type="float" office:value="21.253622">
            <text:p>21,253622</text:p>
          </table:table-cell>
          <table:table-cell office:value-type="float" office:value="685.085693">
            <text:p>685,085693</text:p>
          </table:table-cell>
          <table:table-cell office:value-type="float" office:value="16.482998">
            <text:p>16,482998</text:p>
          </table:table-cell>
          <table:table-cell office:value-type="float" office:value="38.148617">
            <text:p>38,148617</text:p>
          </table:table-cell>
          <table:table-cell office:value-type="float" office:value="11.172599">
            <text:p>11,172599</text:p>
          </table:table-cell>
          <table:table-cell office:value-type="float" office:value="63.612427">
            <text:p>63,612427</text:p>
          </table:table-cell>
          <table:table-cell office:value-type="float" office:value="11.405293">
            <text:p>11,405293</text:p>
          </table:table-cell>
          <table:table-cell office:value-type="float" office:value="32.584297">
            <text:p>32,584297</text:p>
          </table:table-cell>
          <table:table-cell office:value-type="float" office:value="11.941554">
            <text:p>11,941554</text:p>
          </table:table-cell>
          <table:table-cell table:number-columns-repeated="6" office:value-type="float" office:value="0">
            <text:p>0</text:p>
          </table:table-cell>
          <table:table-cell office:value-type="float" office:value="245.958527">
            <text:p>245,958527</text:p>
          </table:table-cell>
          <table:table-cell office:value-type="float" office:value="23.070593">
            <text:p>23,070593</text:p>
          </table:table-cell>
        </table:table-row>
        <table:table-row table:style-name="ro1">
          <table:table-cell office:value-type="string">
            <text:p>AFR280 <text:s text:c="5"/></text:p>
          </table:table-cell>
          <table:table-cell office:value-type="float" office:value="4805.523438">
            <text:p>4805,523438</text:p>
          </table:table-cell>
          <table:table-cell office:value-type="float" office:value="859.182312">
            <text:p>859,182312</text:p>
          </table:table-cell>
          <table:table-cell office:value-type="float" office:value="1993.24353">
            <text:p>1993,24353</text:p>
          </table:table-cell>
          <table:table-cell office:value-type="float" office:value="482.191254">
            <text:p>482,191254</text:p>
          </table:table-cell>
          <table:table-cell office:value-type="float" office:value="17421.023438">
            <text:p>17421,023438</text:p>
          </table:table-cell>
          <table:table-cell office:value-type="float" office:value="466.388428">
            <text:p>466,388428</text:p>
          </table:table-cell>
          <table:table-cell office:value-type="float" office:value="35350.328125">
            <text:p>35350,328125</text:p>
          </table:table-cell>
          <table:table-cell office:value-type="float" office:value="807.273743">
            <text:p>807,273743</text:p>
          </table:table-cell>
          <table:table-cell office:value-type="float" office:value="208.392593">
            <text:p>208,392593</text:p>
          </table:table-cell>
          <table:table-cell office:value-type="float" office:value="35.204159">
            <text:p>35,204159</text:p>
          </table:table-cell>
          <table:table-cell office:value-type="float" office:value="7402.801758">
            <text:p>7402,801758</text:p>
          </table:table-cell>
          <table:table-cell office:value-type="float" office:value="148.317429">
            <text:p>148,317429</text:p>
          </table:table-cell>
          <table:table-cell office:value-type="float" office:value="3057.144531">
            <text:p>3057,144531</text:p>
          </table:table-cell>
          <table:table-cell office:value-type="float" office:value="59.281574">
            <text:p>59,281574</text:p>
          </table:table-cell>
          <table:table-cell office:value-type="float" office:value="12322.804688">
            <text:p>12322,804688</text:p>
          </table:table-cell>
          <table:table-cell office:value-type="float" office:value="176.11261">
            <text:p>176,11261</text:p>
          </table:table-cell>
          <table:table-cell office:value-type="float" office:value="8341.916016">
            <text:p>8341,916016</text:p>
          </table:table-cell>
          <table:table-cell office:value-type="float" office:value="113.791084">
            <text:p>113,791084</text:p>
          </table:table-cell>
          <table:table-cell office:value-type="float" office:value="1260.057251">
            <text:p>1260,057251</text:p>
          </table:table-cell>
          <table:table-cell office:value-type="float" office:value="34.596584">
            <text:p>34,596584</text:p>
          </table:table-cell>
          <table:table-cell office:value-type="float" office:value="25.754656">
            <text:p>25,754656</text:p>
          </table:table-cell>
          <table:table-cell office:value-type="float" office:value="6.221312">
            <text:p>6,221312</text:p>
          </table:table-cell>
          <table:table-cell office:value-type="float" office:value="44.542839">
            <text:p>44,542839</text:p>
          </table:table-cell>
          <table:table-cell office:value-type="float" office:value="7.926136">
            <text:p>7,926136</text:p>
          </table:table-cell>
          <table:table-cell office:value-type="float" office:value="169.354355">
            <text:p>169,354355</text:p>
          </table:table-cell>
          <table:table-cell office:value-type="float" office:value="6.976461">
            <text:p>6,976461</text:p>
          </table:table-cell>
          <table:table-cell office:value-type="float" office:value="9576.874023">
            <text:p>9576,874023</text:p>
          </table:table-cell>
          <table:table-cell office:value-type="float" office:value="250.547287">
            <text:p>250,547287</text:p>
          </table:table-cell>
          <table:table-cell office:value-type="float" office:value="53.691574">
            <text:p>53,691574</text:p>
          </table:table-cell>
          <table:table-cell office:value-type="float" office:value="9.036026">
            <text:p>9,036026</text:p>
          </table:table-cell>
          <table:table-cell office:value-type="float" office:value="101.146111">
            <text:p>101,146111</text:p>
          </table:table-cell>
          <table:table-cell office:value-type="float" office:value="16.172943">
            <text:p>16,172943</text:p>
          </table:table-cell>
          <table:table-cell office:value-type="float" office:value="504.67923">
            <text:p>504,67923</text:p>
          </table:table-cell>
          <table:table-cell office:value-type="float" office:value="21.735588">
            <text:p>21,735588</text:p>
          </table:table-cell>
          <table:table-cell office:value-type="float" office:value="603.755127">
            <text:p>603,755127</text:p>
          </table:table-cell>
          <table:table-cell office:value-type="float" office:value="15.533062">
            <text:p>15,533062</text:p>
          </table:table-cell>
          <table:table-cell office:value-type="float" office:value="39.613144">
            <text:p>39,613144</text:p>
          </table:table-cell>
          <table:table-cell office:value-type="float" office:value="11.457254">
            <text:p>11,457254</text:p>
          </table:table-cell>
          <table:table-cell office:value-type="float" office:value="74.851372">
            <text:p>74,851372</text:p>
          </table:table-cell>
          <table:table-cell office:value-type="float" office:value="11.876822">
            <text:p>11,876822</text:p>
          </table:table-cell>
          <table:table-cell office:value-type="float" office:value="51.91489">
            <text:p>51,91489</text:p>
          </table:table-cell>
          <table:table-cell office:value-type="float" office:value="12.350428">
            <text:p>12,350428</text:p>
          </table:table-cell>
          <table:table-cell table:number-columns-repeated="6" office:value-type="float" office:value="0">
            <text:p>0</text:p>
          </table:table-cell>
          <table:table-cell office:value-type="float" office:value="314.07962">
            <text:p>314,07962</text:p>
          </table:table-cell>
          <table:table-cell office:value-type="float" office:value="24.098242">
            <text:p>24,098242</text:p>
          </table:table-cell>
        </table:table-row>
        <table:table-row table:style-name="ro1">
          <table:table-cell office:value-type="string">
            <text:p>AFR281 <text:s text:c="5"/></text:p>
          </table:table-cell>
          <table:table-cell office:value-type="float" office:value="631.770996">
            <text:p>631,770996</text:p>
          </table:table-cell>
          <table:table-cell office:value-type="float" office:value="408.112732">
            <text:p>408,112732</text:p>
          </table:table-cell>
          <table:table-cell office:value-type="float" office:value="1011.489014">
            <text:p>1011,489014</text:p>
          </table:table-cell>
          <table:table-cell office:value-type="float" office:value="410.528442">
            <text:p>410,528442</text:p>
          </table:table-cell>
          <table:table-cell office:value-type="float" office:value="309.4599">
            <text:p>309,4599</text:p>
          </table:table-cell>
          <table:table-cell office:value-type="float" office:value="52.283733">
            <text:p>52,283733</text:p>
          </table:table-cell>
          <table:table-cell office:value-type="float" office:value="94.694099">
            <text:p>94,694099</text:p>
          </table:table-cell>
          <table:table-cell office:value-type="float" office:value="65.409767">
            <text:p>65,409767</text:p>
          </table:table-cell>
          <table:table-cell office:value-type="float" office:value="15.675889">
            <text:p>15,675889</text:p>
          </table:table-cell>
          <table:table-cell office:value-type="float" office:value="22.00898">
            <text:p>22,00898</text:p>
          </table:table-cell>
          <table:table-cell office:value-type="float" office:value="18.440752">
            <text:p>18,440752</text:p>
          </table:table-cell>
          <table:table-cell office:value-type="float" office:value="18.634218">
            <text:p>18,634218</text:p>
          </table:table-cell>
          <table:table-cell office:value-type="float" office:value="4.551163">
            <text:p>4,551163</text:p>
          </table:table-cell>
          <table:table-cell office:value-type="float" office:value="10.923067">
            <text:p>10,923067</text:p>
          </table:table-cell>
          <table:table-cell office:value-type="float" office:value="10.007237">
            <text:p>10,007237</text:p>
          </table:table-cell>
          <table:table-cell office:value-type="float" office:value="8.162857">
            <text:p>8,162857</text:p>
          </table:table-cell>
          <table:table-cell office:value-type="float" office:value="4.676738">
            <text:p>4,676738</text:p>
          </table:table-cell>
          <table:table-cell office:value-type="float" office:value="9.674018">
            <text:p>9,674018</text:p>
          </table:table-cell>
          <table:table-cell table:number-columns-repeated="4" office:value-type="float" office:value="0">
            <text:p>0</text:p>
          </table:table-cell>
          <table:table-cell office:value-type="float" office:value="14.027944">
            <text:p>14,027944</text:p>
          </table:table-cell>
          <table:table-cell office:value-type="float" office:value="7.609083">
            <text:p>7,609083</text:p>
          </table:table-cell>
          <table:table-cell table:number-columns-repeated="2" office:value-type="float" office:value="0">
            <text:p>0</text:p>
          </table:table-cell>
          <table:table-cell office:value-type="float" office:value="8.766212">
            <text:p>8,766212</text:p>
          </table:table-cell>
          <table:table-cell office:value-type="float" office:value="8.320292">
            <text:p>8,320292</text:p>
          </table:table-cell>
          <table:table-cell table:number-columns-repeated="2" office:value-type="float" office:value="0">
            <text:p>0</text:p>
          </table:table-cell>
          <table:table-cell office:value-type="float" office:value="22.187649">
            <text:p>22,187649</text:p>
          </table:table-cell>
          <table:table-cell office:value-type="float" office:value="15.053841">
            <text:p>15,053841</text:p>
          </table:table-cell>
          <table:table-cell office:value-type="float" office:value="16.515127">
            <text:p>16,515127</text:p>
          </table:table-cell>
          <table:table-cell office:value-type="float" office:value="18.595331">
            <text:p>18,595331</text:p>
          </table:table-cell>
          <table:table-cell table:number-columns-repeated="8" office:value-type="float" office:value="0">
            <text:p>0</text:p>
          </table:table-cell>
          <table:table-cell office:value-type="float" office:value="63.958046">
            <text:p>63,958046</text:p>
          </table:table-cell>
          <table:table-cell office:value-type="float" office:value="31.392931">
            <text:p>31,392931</text:p>
          </table:table-cell>
          <table:table-cell table:number-columns-repeated="2" office:value-type="float" office:value="0">
            <text:p>0</text:p>
          </table:table-cell>
          <table:table-cell office:value-type="float" office:value="22.942661">
            <text:p>22,942661</text:p>
          </table:table-cell>
          <table:table-cell office:value-type="float" office:value="32.427616">
            <text:p>32,427616</text:p>
          </table:table-cell>
          <table:table-cell table:number-columns-repeated="2"/>
        </table:table-row>
        <table:table-row table:style-name="ro1">
          <table:table-cell office:value-type="string">
            <text:p>AFR282 <text:s text:c="5"/></text:p>
          </table:table-cell>
          <table:table-cell office:value-type="float" office:value="4505.713867">
            <text:p>4505,713867</text:p>
          </table:table-cell>
          <table:table-cell office:value-type="float" office:value="1107.346069">
            <text:p>1107,346069</text:p>
          </table:table-cell>
          <table:table-cell office:value-type="float" office:value="1160.618896">
            <text:p>1160,618896</text:p>
          </table:table-cell>
          <table:table-cell office:value-type="float" office:value="551.833069">
            <text:p>551,833069</text:p>
          </table:table-cell>
          <table:table-cell office:value-type="float" office:value="8039.797363">
            <text:p>8039,797363</text:p>
          </table:table-cell>
          <table:table-cell office:value-type="float" office:value="281.530945">
            <text:p>281,530945</text:p>
          </table:table-cell>
          <table:table-cell office:value-type="float" office:value="17350.617188">
            <text:p>17350,617188</text:p>
          </table:table-cell>
          <table:table-cell office:value-type="float" office:value="404.78952">
            <text:p>404,78952</text:p>
          </table:table-cell>
          <table:table-cell office:value-type="float" office:value="51.841076">
            <text:p>51,841076</text:p>
          </table:table-cell>
          <table:table-cell office:value-type="float" office:value="39.783298">
            <text:p>39,783298</text:p>
          </table:table-cell>
          <table:table-cell office:value-type="float" office:value="4597.816406">
            <text:p>4597,816406</text:p>
          </table:table-cell>
          <table:table-cell office:value-type="float" office:value="97.328461">
            <text:p>97,328461</text:p>
          </table:table-cell>
          <table:table-cell office:value-type="float" office:value="5345.606445">
            <text:p>5345,606445</text:p>
          </table:table-cell>
          <table:table-cell office:value-type="float" office:value="99.027977">
            <text:p>99,027977</text:p>
          </table:table-cell>
          <table:table-cell office:value-type="float" office:value="14267.166992">
            <text:p>14267,166992</text:p>
          </table:table-cell>
          <table:table-cell office:value-type="float" office:value="203.831863">
            <text:p>203,831863</text:p>
          </table:table-cell>
          <table:table-cell office:value-type="float" office:value="4756.278809">
            <text:p>4756,278809</text:p>
          </table:table-cell>
          <table:table-cell office:value-type="float" office:value="66.235558">
            <text:p>66,235558</text:p>
          </table:table-cell>
          <table:table-cell office:value-type="float" office:value="560.512573">
            <text:p>560,512573</text:p>
          </table:table-cell>
          <table:table-cell office:value-type="float" office:value="17.440073">
            <text:p>17,440073</text:p>
          </table:table-cell>
          <table:table-cell office:value-type="float" office:value="18.855497">
            <text:p>18,855497</text:p>
          </table:table-cell>
          <table:table-cell office:value-type="float" office:value="8.002104">
            <text:p>8,002104</text:p>
          </table:table-cell>
          <table:table-cell office:value-type="float" office:value="49.737488">
            <text:p>49,737488</text:p>
          </table:table-cell>
          <table:table-cell office:value-type="float" office:value="9.300762">
            <text:p>9,300762</text:p>
          </table:table-cell>
          <table:table-cell office:value-type="float" office:value="103.212357">
            <text:p>103,212357</text:p>
          </table:table-cell>
          <table:table-cell office:value-type="float" office:value="8.055488">
            <text:p>8,055488</text:p>
          </table:table-cell>
          <table:table-cell office:value-type="float" office:value="4640.068848">
            <text:p>4640,068848</text:p>
          </table:table-cell>
          <table:table-cell office:value-type="float" office:value="122.947838">
            <text:p>122,947838</text:p>
          </table:table-cell>
          <table:table-cell office:value-type="float" office:value="111.810921">
            <text:p>111,810921</text:p>
          </table:table-cell>
          <table:table-cell office:value-type="float" office:value="13.148302">
            <text:p>13,148302</text:p>
          </table:table-cell>
          <table:table-cell office:value-type="float" office:value="58.311581">
            <text:p>58,311581</text:p>
          </table:table-cell>
          <table:table-cell office:value-type="float" office:value="18.638744">
            <text:p>18,638744</text:p>
          </table:table-cell>
          <table:table-cell office:value-type="float" office:value="339.599091">
            <text:p>339,599091</text:p>
          </table:table-cell>
          <table:table-cell office:value-type="float" office:value="22.31411">
            <text:p>22,31411</text:p>
          </table:table-cell>
          <table:table-cell office:value-type="float" office:value="272.411224">
            <text:p>272,411224</text:p>
          </table:table-cell>
          <table:table-cell office:value-type="float" office:value="16.213301">
            <text:p>16,213301</text:p>
          </table:table-cell>
          <table:table-cell office:value-type="float" office:value="54.004383">
            <text:p>54,004383</text:p>
          </table:table-cell>
          <table:table-cell office:value-type="float" office:value="16.658733">
            <text:p>16,658733</text:p>
          </table:table-cell>
          <table:table-cell office:value-type="float" office:value="92.025452">
            <text:p>92,025452</text:p>
          </table:table-cell>
          <table:table-cell office:value-type="float" office:value="17.142973">
            <text:p>17,142973</text:p>
          </table:table-cell>
          <table:table-cell office:value-type="float" office:value="44.320377">
            <text:p>44,320377</text:p>
          </table:table-cell>
          <table:table-cell office:value-type="float" office:value="17.940109">
            <text:p>17,940109</text:p>
          </table:table-cell>
          <table:table-cell office:value-type="float" office:value="125.384552">
            <text:p>125,384552</text:p>
          </table:table-cell>
          <table:table-cell office:value-type="float" office:value="51.608753">
            <text:p>51,608753</text:p>
          </table:table-cell>
          <table:table-cell table:number-columns-repeated="4" office:value-type="float" office:value="0">
            <text:p>0</text:p>
          </table:table-cell>
          <table:table-cell office:value-type="float" office:value="257.832855">
            <text:p>257,832855</text:p>
          </table:table-cell>
          <table:table-cell office:value-type="float" office:value="34.09771">
            <text:p>34,09771</text:p>
          </table:table-cell>
        </table:table-row>
        <table:table-row table:style-name="ro1">
          <table:table-cell office:value-type="string">
            <text:p>AFR283 <text:s text:c="5"/></text:p>
          </table:table-cell>
          <table:table-cell office:value-type="float" office:value="3115.309326">
            <text:p>3115,309326</text:p>
          </table:table-cell>
          <table:table-cell office:value-type="float" office:value="782.165466">
            <text:p>782,165466</text:p>
          </table:table-cell>
          <table:table-cell office:value-type="float" office:value="1088.66748">
            <text:p>1088,66748</text:p>
          </table:table-cell>
          <table:table-cell office:value-type="float" office:value="456.479736">
            <text:p>456,479736</text:p>
          </table:table-cell>
          <table:table-cell office:value-type="float" office:value="10157.303711">
            <text:p>10157,303711</text:p>
          </table:table-cell>
          <table:table-cell office:value-type="float" office:value="304.922089">
            <text:p>304,922089</text:p>
          </table:table-cell>
          <table:table-cell office:value-type="float" office:value="21410.074219">
            <text:p>21410,074219</text:p>
          </table:table-cell>
          <table:table-cell office:value-type="float" office:value="488.408997">
            <text:p>488,408997</text:p>
          </table:table-cell>
          <table:table-cell office:value-type="float" office:value="113.951653">
            <text:p>113,951653</text:p>
          </table:table-cell>
          <table:table-cell office:value-type="float" office:value="32.644875">
            <text:p>32,644875</text:p>
          </table:table-cell>
          <table:table-cell office:value-type="float" office:value="6067.197754">
            <text:p>6067,197754</text:p>
          </table:table-cell>
          <table:table-cell office:value-type="float" office:value="123.077545">
            <text:p>123,077545</text:p>
          </table:table-cell>
          <table:table-cell office:value-type="float" office:value="6075.67334">
            <text:p>6075,67334</text:p>
          </table:table-cell>
          <table:table-cell office:value-type="float" office:value="109.720886">
            <text:p>109,720886</text:p>
          </table:table-cell>
          <table:table-cell office:value-type="float" office:value="18730.708984">
            <text:p>18730,708984</text:p>
          </table:table-cell>
          <table:table-cell office:value-type="float" office:value="265.142487">
            <text:p>265,142487</text:p>
          </table:table-cell>
          <table:table-cell office:value-type="float" office:value="6009.283691">
            <text:p>6009,283691</text:p>
          </table:table-cell>
          <table:table-cell office:value-type="float" office:value="81.677498">
            <text:p>81,677498</text:p>
          </table:table-cell>
          <table:table-cell office:value-type="float" office:value="668.561096">
            <text:p>668,561096</text:p>
          </table:table-cell>
          <table:table-cell office:value-type="float" office:value="19.194292">
            <text:p>19,194292</text:p>
          </table:table-cell>
          <table:table-cell office:value-type="float" office:value="5.307105">
            <text:p>5,307105</text:p>
          </table:table-cell>
          <table:table-cell office:value-type="float" office:value="5.627126">
            <text:p>5,627126</text:p>
          </table:table-cell>
          <table:table-cell office:value-type="float" office:value="54.640724">
            <text:p>54,640724</text:p>
          </table:table-cell>
          <table:table-cell office:value-type="float" office:value="7.7428">
            <text:p>7,7428</text:p>
          </table:table-cell>
          <table:table-cell office:value-type="float" office:value="106.976631">
            <text:p>106,976631</text:p>
          </table:table-cell>
          <table:table-cell office:value-type="float" office:value="5.895141">
            <text:p>5,895141</text:p>
          </table:table-cell>
          <table:table-cell office:value-type="float" office:value="5759.532715">
            <text:p>5759,532715</text:p>
          </table:table-cell>
          <table:table-cell office:value-type="float" office:value="151.545013">
            <text:p>151,545013</text:p>
          </table:table-cell>
          <table:table-cell office:value-type="float" office:value="46.92046">
            <text:p>46,92046</text:p>
          </table:table-cell>
          <table:table-cell office:value-type="float" office:value="8.612628">
            <text:p>8,612628</text:p>
          </table:table-cell>
          <table:table-cell office:value-type="float" office:value="18.805965">
            <text:p>18,805965</text:p>
          </table:table-cell>
          <table:table-cell office:value-type="float" office:value="15.317451">
            <text:p>15,317451</text:p>
          </table:table-cell>
          <table:table-cell office:value-type="float" office:value="478.54538">
            <text:p>478,54538</text:p>
          </table:table-cell>
          <table:table-cell office:value-type="float" office:value="21.331629">
            <text:p>21,331629</text:p>
          </table:table-cell>
          <table:table-cell office:value-type="float" office:value="515.679749">
            <text:p>515,679749</text:p>
          </table:table-cell>
          <table:table-cell office:value-type="float" office:value="14.101756">
            <text:p>14,101756</text:p>
          </table:table-cell>
          <table:table-cell office:value-type="float" office:value="60.983204">
            <text:p>60,983204</text:p>
          </table:table-cell>
          <table:table-cell office:value-type="float" office:value="11.079164">
            <text:p>11,079164</text:p>
          </table:table-cell>
          <table:table-cell office:value-type="float" office:value="72.529282">
            <text:p>72,529282</text:p>
          </table:table-cell>
          <table:table-cell office:value-type="float" office:value="11.288022">
            <text:p>11,288022</text:p>
          </table:table-cell>
          <table:table-cell office:value-type="float" office:value="37.297684">
            <text:p>37,297684</text:p>
          </table:table-cell>
          <table:table-cell office:value-type="float" office:value="11.772901">
            <text:p>11,772901</text:p>
          </table:table-cell>
          <table:table-cell table:number-columns-repeated="6" office:value-type="float" office:value="0">
            <text:p>0</text:p>
          </table:table-cell>
          <table:table-cell office:value-type="float" office:value="310.26709">
            <text:p>310,26709</text:p>
          </table:table-cell>
          <table:table-cell office:value-type="float" office:value="23.277016">
            <text:p>23,277016</text:p>
          </table:table-cell>
        </table:table-row>
        <table:table-row table:style-name="ro1">
          <table:table-cell office:value-type="string">
            <text:p>AFR284 <text:s text:c="5"/></text:p>
          </table:table-cell>
          <table:table-cell office:value-type="float" office:value="3652.907227">
            <text:p>3652,907227</text:p>
          </table:table-cell>
          <table:table-cell office:value-type="float" office:value="741.099609">
            <text:p>741,099609</text:p>
          </table:table-cell>
          <table:table-cell office:value-type="float" office:value="2108.890625">
            <text:p>2108,890625</text:p>
          </table:table-cell>
          <table:table-cell office:value-type="float" office:value="450.612244">
            <text:p>450,612244</text:p>
          </table:table-cell>
          <table:table-cell office:value-type="float" office:value="14146.475586">
            <text:p>14146,475586</text:p>
          </table:table-cell>
          <table:table-cell office:value-type="float" office:value="389.706207">
            <text:p>389,706207</text:p>
          </table:table-cell>
          <table:table-cell office:value-type="float" office:value="30748.816406">
            <text:p>30748,816406</text:p>
          </table:table-cell>
          <table:table-cell office:value-type="float" office:value="692.079956">
            <text:p>692,079956</text:p>
          </table:table-cell>
          <table:table-cell office:value-type="float" office:value="411.364594">
            <text:p>411,364594</text:p>
          </table:table-cell>
          <table:table-cell office:value-type="float" office:value="33.062374">
            <text:p>33,062374</text:p>
          </table:table-cell>
          <table:table-cell office:value-type="float" office:value="9419.486328">
            <text:p>9419,486328</text:p>
          </table:table-cell>
          <table:table-cell office:value-type="float" office:value="186.449142">
            <text:p>186,449142</text:p>
          </table:table-cell>
          <table:table-cell office:value-type="float" office:value="923.833069">
            <text:p>923,833069</text:p>
          </table:table-cell>
          <table:table-cell office:value-type="float" office:value="25.249458">
            <text:p>25,249458</text:p>
          </table:table-cell>
          <table:table-cell office:value-type="float" office:value="12915.125977">
            <text:p>12915,125977</text:p>
          </table:table-cell>
          <table:table-cell office:value-type="float" office:value="184.027573">
            <text:p>184,027573</text:p>
          </table:table-cell>
          <table:table-cell office:value-type="float" office:value="8088.265137">
            <text:p>8088,265137</text:p>
          </table:table-cell>
          <table:table-cell office:value-type="float" office:value="108.491463">
            <text:p>108,491463</text:p>
          </table:table-cell>
          <table:table-cell office:value-type="float" office:value="930.098206">
            <text:p>930,098206</text:p>
          </table:table-cell>
          <table:table-cell office:value-type="float" office:value="25.888441">
            <text:p>25,888441</text:p>
          </table:table-cell>
          <table:table-cell office:value-type="float" office:value="36.937218">
            <text:p>36,937218</text:p>
          </table:table-cell>
          <table:table-cell office:value-type="float" office:value="5.583107">
            <text:p>5,583107</text:p>
          </table:table-cell>
          <table:table-cell office:value-type="float" office:value="41.412628">
            <text:p>41,412628</text:p>
          </table:table-cell>
          <table:table-cell office:value-type="float" office:value="7.489147">
            <text:p>7,489147</text:p>
          </table:table-cell>
          <table:table-cell office:value-type="float" office:value="188.939545">
            <text:p>188,939545</text:p>
          </table:table-cell>
          <table:table-cell office:value-type="float" office:value="6.844571">
            <text:p>6,844571</text:p>
          </table:table-cell>
          <table:table-cell office:value-type="float" office:value="10129.453125">
            <text:p>10129,453125</text:p>
          </table:table-cell>
          <table:table-cell office:value-type="float" office:value="264.83902">
            <text:p>264,83902</text:p>
          </table:table-cell>
          <table:table-cell office:value-type="float" office:value="42.692764">
            <text:p>42,692764</text:p>
          </table:table-cell>
          <table:table-cell office:value-type="float" office:value="7.945785">
            <text:p>7,945785</text:p>
          </table:table-cell>
          <table:table-cell office:value-type="float" office:value="190.336792">
            <text:p>190,336792</text:p>
          </table:table-cell>
          <table:table-cell office:value-type="float" office:value="16.169783">
            <text:p>16,169783</text:p>
          </table:table-cell>
          <table:table-cell office:value-type="float" office:value="935.412842">
            <text:p>935,412842</text:p>
          </table:table-cell>
          <table:table-cell office:value-type="float" office:value="26.709743">
            <text:p>26,709743</text:p>
          </table:table-cell>
          <table:table-cell office:value-type="float" office:value="1148.534058">
            <text:p>1148,534058</text:p>
          </table:table-cell>
          <table:table-cell office:value-type="float" office:value="23.252916">
            <text:p>23,252916</text:p>
          </table:table-cell>
          <table:table-cell office:value-type="float" office:value="45.258667">
            <text:p>45,258667</text:p>
          </table:table-cell>
          <table:table-cell office:value-type="float" office:value="10.263777">
            <text:p>10,263777</text:p>
          </table:table-cell>
          <table:table-cell office:value-type="float" office:value="60.690304">
            <text:p>60,690304</text:p>
          </table:table-cell>
          <table:table-cell office:value-type="float" office:value="10.331691">
            <text:p>10,331691</text:p>
          </table:table-cell>
          <table:table-cell office:value-type="float" office:value="34.619091">
            <text:p>34,619091</text:p>
          </table:table-cell>
          <table:table-cell office:value-type="float" office:value="10.795451">
            <text:p>10,795451</text:p>
          </table:table-cell>
          <table:table-cell table:number-columns-repeated="6" office:value-type="float" office:value="0">
            <text:p>0</text:p>
          </table:table-cell>
          <table:table-cell office:value-type="float" office:value="389.759155">
            <text:p>389,759155</text:p>
          </table:table-cell>
          <table:table-cell office:value-type="float" office:value="22.227552">
            <text:p>22,227552</text:p>
          </table:table-cell>
        </table:table-row>
        <table:table-row table:style-name="ro1">
          <table:table-cell office:value-type="string">
            <text:p>AFR285 <text:s text:c="5"/></text:p>
          </table:table-cell>
          <table:table-cell office:value-type="float" office:value="2272.134521">
            <text:p>2272,134521</text:p>
          </table:table-cell>
          <table:table-cell office:value-type="float" office:value="760.601685">
            <text:p>760,601685</text:p>
          </table:table-cell>
          <table:table-cell office:value-type="float" office:value="1937.630737">
            <text:p>1937,630737</text:p>
          </table:table-cell>
          <table:table-cell office:value-type="float" office:value="464.184998">
            <text:p>464,184998</text:p>
          </table:table-cell>
          <table:table-cell office:value-type="float" office:value="10258.275391">
            <text:p>10258,275391</text:p>
          </table:table-cell>
          <table:table-cell office:value-type="float" office:value="307.466339">
            <text:p>307,466339</text:p>
          </table:table-cell>
          <table:table-cell office:value-type="float" office:value="25269.347656">
            <text:p>25269,347656</text:p>
          </table:table-cell>
          <table:table-cell office:value-type="float" office:value="572.221558">
            <text:p>572,221558</text:p>
          </table:table-cell>
          <table:table-cell office:value-type="float" office:value="198.058823">
            <text:p>198,058823</text:p>
          </table:table-cell>
          <table:table-cell office:value-type="float" office:value="31.027081">
            <text:p>31,027081</text:p>
          </table:table-cell>
          <table:table-cell office:value-type="float" office:value="6158.831543">
            <text:p>6158,831543</text:p>
          </table:table-cell>
          <table:table-cell office:value-type="float" office:value="124.437836">
            <text:p>124,437836</text:p>
          </table:table-cell>
          <table:table-cell office:value-type="float" office:value="323.132599">
            <text:p>323,132599</text:p>
          </table:table-cell>
          <table:table-cell office:value-type="float" office:value="17.530949">
            <text:p>17,530949</text:p>
          </table:table-cell>
          <table:table-cell office:value-type="float" office:value="8344.634766">
            <text:p>8344,634766</text:p>
          </table:table-cell>
          <table:table-cell office:value-type="float" office:value="120.48159">
            <text:p>120,48159</text:p>
          </table:table-cell>
          <table:table-cell office:value-type="float" office:value="4584.779785">
            <text:p>4584,779785</text:p>
          </table:table-cell>
          <table:table-cell office:value-type="float" office:value="63.155567">
            <text:p>63,155567</text:p>
          </table:table-cell>
          <table:table-cell office:value-type="float" office:value="731.078247">
            <text:p>731,078247</text:p>
          </table:table-cell>
          <table:table-cell office:value-type="float" office:value="20.827314">
            <text:p>20,827314</text:p>
          </table:table-cell>
          <table:table-cell office:value-type="float" office:value="29.029575">
            <text:p>29,029575</text:p>
          </table:table-cell>
          <table:table-cell office:value-type="float" office:value="5.916068">
            <text:p>5,916068</text:p>
          </table:table-cell>
          <table:table-cell office:value-type="float" office:value="45.068939">
            <text:p>45,068939</text:p>
          </table:table-cell>
          <table:table-cell office:value-type="float" office:value="7.817907">
            <text:p>7,817907</text:p>
          </table:table-cell>
          <table:table-cell office:value-type="float" office:value="147.576065">
            <text:p>147,576065</text:p>
          </table:table-cell>
          <table:table-cell office:value-type="float" office:value="6.587085">
            <text:p>6,587085</text:p>
          </table:table-cell>
          <table:table-cell office:value-type="float" office:value="7544.804688">
            <text:p>7544,804688</text:p>
          </table:table-cell>
          <table:table-cell office:value-type="float" office:value="197.838516">
            <text:p>197,838516</text:p>
          </table:table-cell>
          <table:table-cell office:value-type="float" office:value="60.212482">
            <text:p>60,212482</text:p>
          </table:table-cell>
          <table:table-cell office:value-type="float" office:value="8.940796">
            <text:p>8,940796</text:p>
          </table:table-cell>
          <table:table-cell office:value-type="float" office:value="67.437836">
            <text:p>67,437836</text:p>
          </table:table-cell>
          <table:table-cell office:value-type="float" office:value="15.858335">
            <text:p>15,858335</text:p>
          </table:table-cell>
          <table:table-cell office:value-type="float" office:value="670.785889">
            <text:p>670,785889</text:p>
          </table:table-cell>
          <table:table-cell office:value-type="float" office:value="23.529053">
            <text:p>23,529053</text:p>
          </table:table-cell>
          <table:table-cell office:value-type="float" office:value="107.946274">
            <text:p>107,946274</text:p>
          </table:table-cell>
          <table:table-cell office:value-type="float" office:value="10.543836">
            <text:p>10,543836</text:p>
          </table:table-cell>
          <table:table-cell office:value-type="float" office:value="34.901596">
            <text:p>34,901596</text:p>
          </table:table-cell>
          <table:table-cell office:value-type="float" office:value="11.204018">
            <text:p>11,204018</text:p>
          </table:table-cell>
          <table:table-cell office:value-type="float" office:value="51.853065">
            <text:p>51,853065</text:p>
          </table:table-cell>
          <table:table-cell office:value-type="float" office:value="11.544253">
            <text:p>11,544253</text:p>
          </table:table-cell>
          <table:table-cell office:value-type="float" office:value="38.729034">
            <text:p>38,729034</text:p>
          </table:table-cell>
          <table:table-cell office:value-type="float" office:value="12.187737">
            <text:p>12,187737</text:p>
          </table:table-cell>
          <table:table-cell table:number-columns-repeated="6" office:value-type="float" office:value="0">
            <text:p>0</text:p>
          </table:table-cell>
          <table:table-cell office:value-type="float" office:value="248.784714">
            <text:p>248,784714</text:p>
          </table:table-cell>
          <table:table-cell office:value-type="float" office:value="23.477968">
            <text:p>23,477968</text:p>
          </table:table-cell>
        </table:table-row>
        <table:table-row table:style-name="ro1">
          <table:table-cell office:value-type="string">
            <text:p>AFR286 <text:s text:c="5"/></text:p>
          </table:table-cell>
          <table:table-cell office:value-type="float" office:value="4970.293945">
            <text:p>4970,293945</text:p>
          </table:table-cell>
          <table:table-cell office:value-type="float" office:value="855.861084">
            <text:p>855,861084</text:p>
          </table:table-cell>
          <table:table-cell office:value-type="float" office:value="1397.381348">
            <text:p>1397,381348</text:p>
          </table:table-cell>
          <table:table-cell office:value-type="float" office:value="469.881683">
            <text:p>469,881683</text:p>
          </table:table-cell>
          <table:table-cell office:value-type="float" office:value="13095.088867">
            <text:p>13095,088867</text:p>
          </table:table-cell>
          <table:table-cell office:value-type="float" office:value="370.380341">
            <text:p>370,380341</text:p>
          </table:table-cell>
          <table:table-cell office:value-type="float" office:value="25549.419922">
            <text:p>25549,419922</text:p>
          </table:table-cell>
          <table:table-cell office:value-type="float" office:value="578.704102">
            <text:p>578,704102</text:p>
          </table:table-cell>
          <table:table-cell office:value-type="float" office:value="176.052292">
            <text:p>176,052292</text:p>
          </table:table-cell>
          <table:table-cell office:value-type="float" office:value="33.963966">
            <text:p>33,963966</text:p>
          </table:table-cell>
          <table:table-cell office:value-type="float" office:value="6594.375">
            <text:p>6594,375</text:p>
          </table:table-cell>
          <table:table-cell office:value-type="float" office:value="132.967148">
            <text:p>132,967148</text:p>
          </table:table-cell>
          <table:table-cell office:value-type="float" office:value="561.613525">
            <text:p>561,613525</text:p>
          </table:table-cell>
          <table:table-cell office:value-type="float" office:value="21.491961">
            <text:p>21,491961</text:p>
          </table:table-cell>
          <table:table-cell office:value-type="float" office:value="13316.855469">
            <text:p>13316,855469</text:p>
          </table:table-cell>
          <table:table-cell office:value-type="float" office:value="189.784348">
            <text:p>189,784348</text:p>
          </table:table-cell>
          <table:table-cell office:value-type="float" office:value="6142.887695">
            <text:p>6142,887695</text:p>
          </table:table-cell>
          <table:table-cell office:value-type="float" office:value="83.359634">
            <text:p>83,359634</text:p>
          </table:table-cell>
          <table:table-cell office:value-type="float" office:value="827.258484">
            <text:p>827,258484</text:p>
          </table:table-cell>
          <table:table-cell office:value-type="float" office:value="23.34252">
            <text:p>23,34252</text:p>
          </table:table-cell>
          <table:table-cell office:value-type="float" office:value="25.259501">
            <text:p>25,259501</text:p>
          </table:table-cell>
          <table:table-cell office:value-type="float" office:value="6.111325">
            <text:p>6,111325</text:p>
          </table:table-cell>
          <table:table-cell office:value-type="float" office:value="42.057861">
            <text:p>42,057861</text:p>
          </table:table-cell>
          <table:table-cell office:value-type="float" office:value="7.954473">
            <text:p>7,954473</text:p>
          </table:table-cell>
          <table:table-cell office:value-type="float" office:value="147.746933">
            <text:p>147,746933</text:p>
          </table:table-cell>
          <table:table-cell office:value-type="float" office:value="6.679828">
            <text:p>6,679828</text:p>
          </table:table-cell>
          <table:table-cell office:value-type="float" office:value="7895.882324">
            <text:p>7895,882324</text:p>
          </table:table-cell>
          <table:table-cell office:value-type="float" office:value="206.945084">
            <text:p>206,945084</text:p>
          </table:table-cell>
          <table:table-cell office:value-type="float" office:value="58.854309">
            <text:p>58,854309</text:p>
          </table:table-cell>
          <table:table-cell office:value-type="float" office:value="9.151159">
            <text:p>9,151159</text:p>
          </table:table-cell>
          <table:table-cell office:value-type="float" office:value="71.320518">
            <text:p>71,320518</text:p>
          </table:table-cell>
          <table:table-cell office:value-type="float" office:value="16.026079">
            <text:p>16,026079</text:p>
          </table:table-cell>
          <table:table-cell office:value-type="float" office:value="710.941406">
            <text:p>710,941406</text:p>
          </table:table-cell>
          <table:table-cell office:value-type="float" office:value="24.093668">
            <text:p>24,093668</text:p>
          </table:table-cell>
          <table:table-cell office:value-type="float" office:value="1167.129395">
            <text:p>1167,129395</text:p>
          </table:table-cell>
          <table:table-cell office:value-type="float" office:value="24.133043">
            <text:p>24,133043</text:p>
          </table:table-cell>
          <table:table-cell office:value-type="float" office:value="32.442402">
            <text:p>32,442402</text:p>
          </table:table-cell>
          <table:table-cell office:value-type="float" office:value="11.720848">
            <text:p>11,720848</text:p>
          </table:table-cell>
          <table:table-cell office:value-type="float" office:value="80.629761">
            <text:p>80,629761</text:p>
          </table:table-cell>
          <table:table-cell office:value-type="float" office:value="12.126239">
            <text:p>12,126239</text:p>
          </table:table-cell>
          <table:table-cell office:value-type="float" office:value="35.921391">
            <text:p>35,921391</text:p>
          </table:table-cell>
          <table:table-cell office:value-type="float" office:value="12.537571">
            <text:p>12,537571</text:p>
          </table:table-cell>
          <table:table-cell table:number-columns-repeated="6" office:value-type="float" office:value="0">
            <text:p>0</text:p>
          </table:table-cell>
          <table:table-cell office:value-type="float" office:value="298.751007">
            <text:p>298,751007</text:p>
          </table:table-cell>
          <table:table-cell office:value-type="float" office:value="24.257547">
            <text:p>24,257547</text:p>
          </table:table-cell>
        </table:table-row>
        <table:table-row table:style-name="ro1">
          <table:table-cell office:value-type="string">
            <text:p>AFR287 <text:s text:c="5"/></text:p>
          </table:table-cell>
          <table:table-cell office:value-type="float" office:value="2343.138672">
            <text:p>2343,138672</text:p>
          </table:table-cell>
          <table:table-cell office:value-type="float" office:value="726.827393">
            <text:p>726,827393</text:p>
          </table:table-cell>
          <table:table-cell office:value-type="float" office:value="1181.281616">
            <text:p>1181,281616</text:p>
          </table:table-cell>
          <table:table-cell office:value-type="float" office:value="442.227753">
            <text:p>442,227753</text:p>
          </table:table-cell>
          <table:table-cell office:value-type="float" office:value="11211.492188">
            <text:p>11211,492188</text:p>
          </table:table-cell>
          <table:table-cell office:value-type="float" office:value="326.235992">
            <text:p>326,235992</text:p>
          </table:table-cell>
          <table:table-cell office:value-type="float" office:value="23228.113281">
            <text:p>23228,113281</text:p>
          </table:table-cell>
          <table:table-cell office:value-type="float" office:value="527.495239">
            <text:p>527,495239</text:p>
          </table:table-cell>
          <table:table-cell office:value-type="float" office:value="197.154449">
            <text:p>197,154449</text:p>
          </table:table-cell>
          <table:table-cell office:value-type="float" office:value="31.024557">
            <text:p>31,024557</text:p>
          </table:table-cell>
          <table:table-cell office:value-type="float" office:value="6293.239746">
            <text:p>6293,239746</text:p>
          </table:table-cell>
          <table:table-cell office:value-type="float" office:value="126.945938">
            <text:p>126,945938</text:p>
          </table:table-cell>
          <table:table-cell office:value-type="float" office:value="633.261841">
            <text:p>633,261841</text:p>
          </table:table-cell>
          <table:table-cell office:value-type="float" office:value="21.273081">
            <text:p>21,273081</text:p>
          </table:table-cell>
          <table:table-cell office:value-type="float" office:value="12136.663086">
            <text:p>12136,663086</text:p>
          </table:table-cell>
          <table:table-cell office:value-type="float" office:value="173.228226">
            <text:p>173,228226</text:p>
          </table:table-cell>
          <table:table-cell office:value-type="float" office:value="4945.544922">
            <text:p>4945,544922</text:p>
          </table:table-cell>
          <table:table-cell office:value-type="float" office:value="67.84478">
            <text:p>67,84478</text:p>
          </table:table-cell>
          <table:table-cell office:value-type="float" office:value="670.04364">
            <text:p>670,04364</text:p>
          </table:table-cell>
          <table:table-cell office:value-type="float" office:value="19.1759">
            <text:p>19,1759</text:p>
          </table:table-cell>
          <table:table-cell office:value-type="float" office:value="24.041477">
            <text:p>24,041477</text:p>
          </table:table-cell>
          <table:table-cell office:value-type="float" office:value="5.502447">
            <text:p>5,502447</text:p>
          </table:table-cell>
          <table:table-cell office:value-type="float" office:value="39.732231">
            <text:p>39,732231</text:p>
          </table:table-cell>
          <table:table-cell office:value-type="float" office:value="7.578637">
            <text:p>7,578637</text:p>
          </table:table-cell>
          <table:table-cell office:value-type="float" office:value="125.792053">
            <text:p>125,792053</text:p>
          </table:table-cell>
          <table:table-cell office:value-type="float" office:value="5.916424">
            <text:p>5,916424</text:p>
          </table:table-cell>
          <table:table-cell office:value-type="float" office:value="7067.501953">
            <text:p>7067,501953</text:p>
          </table:table-cell>
          <table:table-cell office:value-type="float" office:value="185.427551">
            <text:p>185,427551</text:p>
          </table:table-cell>
          <table:table-cell office:value-type="float" office:value="43.660839">
            <text:p>43,660839</text:p>
          </table:table-cell>
          <table:table-cell office:value-type="float" office:value="8.154325">
            <text:p>8,154325</text:p>
          </table:table-cell>
          <table:table-cell office:value-type="float" office:value="33.298908">
            <text:p>33,298908</text:p>
          </table:table-cell>
          <table:table-cell office:value-type="float" office:value="15.172371">
            <text:p>15,172371</text:p>
          </table:table-cell>
          <table:table-cell office:value-type="float" office:value="605.181335">
            <text:p>605,181335</text:p>
          </table:table-cell>
          <table:table-cell office:value-type="float" office:value="22.492298">
            <text:p>22,492298</text:p>
          </table:table-cell>
          <table:table-cell office:value-type="float" office:value="834.41156">
            <text:p>834,41156</text:p>
          </table:table-cell>
          <table:table-cell office:value-type="float" office:value="18.302549">
            <text:p>18,302549</text:p>
          </table:table-cell>
          <table:table-cell office:value-type="float" office:value="31.496561">
            <text:p>31,496561</text:p>
          </table:table-cell>
          <table:table-cell office:value-type="float" office:value="10.444887">
            <text:p>10,444887</text:p>
          </table:table-cell>
          <table:table-cell office:value-type="float" office:value="53.85318">
            <text:p>53,85318</text:p>
          </table:table-cell>
          <table:table-cell office:value-type="float" office:value="10.800892">
            <text:p>10,800892</text:p>
          </table:table-cell>
          <table:table-cell office:value-type="float" office:value="20.53437">
            <text:p>20,53437</text:p>
          </table:table-cell>
          <table:table-cell office:value-type="float" office:value="11.16297">
            <text:p>11,16297</text:p>
          </table:table-cell>
          <table:table-cell table:number-columns-repeated="6" office:value-type="float" office:value="0">
            <text:p>0</text:p>
          </table:table-cell>
          <table:table-cell office:value-type="float" office:value="256.684143">
            <text:p>256,684143</text:p>
          </table:table-cell>
          <table:table-cell office:value-type="float" office:value="21.720427">
            <text:p>21,720427</text:p>
          </table:table-cell>
        </table:table-row>
        <table:table-row table:style-name="ro1">
          <table:table-cell office:value-type="string">
            <text:p>AFR288 <text:s text:c="5"/></text:p>
          </table:table-cell>
          <table:table-cell office:value-type="float" office:value="6758.605469">
            <text:p>6758,605469</text:p>
          </table:table-cell>
          <table:table-cell office:value-type="float" office:value="1122.576782">
            <text:p>1122,576782</text:p>
          </table:table-cell>
          <table:table-cell office:value-type="float" office:value="4510.105957">
            <text:p>4510,105957</text:p>
          </table:table-cell>
          <table:table-cell office:value-type="float" office:value="600.01355">
            <text:p>600,01355</text:p>
          </table:table-cell>
          <table:table-cell office:value-type="float" office:value="31756.556641">
            <text:p>31756,556641</text:p>
          </table:table-cell>
          <table:table-cell office:value-type="float" office:value="804.857239">
            <text:p>804,857239</text:p>
          </table:table-cell>
          <table:table-cell office:value-type="float" office:value="81204.484375">
            <text:p>81204,484375</text:p>
          </table:table-cell>
          <table:table-cell office:value-type="float" office:value="1802.614136">
            <text:p>1802,614136</text:p>
          </table:table-cell>
          <table:table-cell office:value-type="float" office:value="216.694565">
            <text:p>216,694565</text:p>
          </table:table-cell>
          <table:table-cell office:value-type="float" office:value="45.08485">
            <text:p>45,08485</text:p>
          </table:table-cell>
          <table:table-cell office:value-type="float" office:value="9693.365234">
            <text:p>9693,365234</text:p>
          </table:table-cell>
          <table:table-cell office:value-type="float" office:value="193.375732">
            <text:p>193,375732</text:p>
          </table:table-cell>
          <table:table-cell office:value-type="float" office:value="22383.074219">
            <text:p>22383,074219</text:p>
          </table:table-cell>
          <table:table-cell office:value-type="float" office:value="387.254822">
            <text:p>387,254822</text:p>
          </table:table-cell>
          <table:table-cell office:value-type="float" office:value="31156.619141">
            <text:p>31156,619141</text:p>
          </table:table-cell>
          <table:table-cell office:value-type="float" office:value="438.922913">
            <text:p>438,922913</text:p>
          </table:table-cell>
          <table:table-cell office:value-type="float" office:value="14821.807617">
            <text:p>14821,807617</text:p>
          </table:table-cell>
          <table:table-cell office:value-type="float" office:value="196.563797">
            <text:p>196,563797</text:p>
          </table:table-cell>
          <table:table-cell office:value-type="float" office:value="2076.037842">
            <text:p>2076,037842</text:p>
          </table:table-cell>
          <table:table-cell office:value-type="float" office:value="56.246727">
            <text:p>56,246727</text:p>
          </table:table-cell>
          <table:table-cell office:value-type="float" office:value="39.15395">
            <text:p>39,15395</text:p>
          </table:table-cell>
          <table:table-cell office:value-type="float" office:value="7.4664">
            <text:p>7,4664</text:p>
          </table:table-cell>
          <table:table-cell office:value-type="float" office:value="53.459187">
            <text:p>53,459187</text:p>
          </table:table-cell>
          <table:table-cell office:value-type="float" office:value="8.513072">
            <text:p>8,513072</text:p>
          </table:table-cell>
          <table:table-cell office:value-type="float" office:value="324.512451">
            <text:p>324,512451</text:p>
          </table:table-cell>
          <table:table-cell office:value-type="float" office:value="10.33238">
            <text:p>10,33238</text:p>
          </table:table-cell>
          <table:table-cell office:value-type="float" office:value="17452.001953">
            <text:p>17452,001953</text:p>
          </table:table-cell>
          <table:table-cell office:value-type="float" office:value="454.996918">
            <text:p>454,996918</text:p>
          </table:table-cell>
          <table:table-cell office:value-type="float" office:value="45.173477">
            <text:p>45,173477</text:p>
          </table:table-cell>
          <table:table-cell office:value-type="float" office:value="10.313476">
            <text:p>10,313476</text:p>
          </table:table-cell>
          <table:table-cell office:value-type="float" office:value="63.706127">
            <text:p>63,706127</text:p>
          </table:table-cell>
          <table:table-cell office:value-type="float" office:value="16.658737">
            <text:p>16,658737</text:p>
          </table:table-cell>
          <table:table-cell office:value-type="float" office:value="801.462036">
            <text:p>801,462036</text:p>
          </table:table-cell>
          <table:table-cell office:value-type="float" office:value="25.726267">
            <text:p>25,726267</text:p>
          </table:table-cell>
          <table:table-cell office:value-type="float" office:value="474.429688">
            <text:p>474,429688</text:p>
          </table:table-cell>
          <table:table-cell office:value-type="float" office:value="15.014365">
            <text:p>15,014365</text:p>
          </table:table-cell>
          <table:table-cell office:value-type="float" office:value="104.596336">
            <text:p>104,596336</text:p>
          </table:table-cell>
          <table:table-cell office:value-type="float" office:value="13.239091">
            <text:p>13,239091</text:p>
          </table:table-cell>
          <table:table-cell office:value-type="float" office:value="159.637436">
            <text:p>159,637436</text:p>
          </table:table-cell>
          <table:table-cell office:value-type="float" office:value="13.753874">
            <text:p>13,753874</text:p>
          </table:table-cell>
          <table:table-cell office:value-type="float" office:value="81.614189">
            <text:p>81,614189</text:p>
          </table:table-cell>
          <table:table-cell office:value-type="float" office:value="14.250271">
            <text:p>14,250271</text:p>
          </table:table-cell>
          <table:table-cell table:number-columns-repeated="6" office:value-type="float" office:value="0">
            <text:p>0</text:p>
          </table:table-cell>
          <table:table-cell office:value-type="float" office:value="325.507385">
            <text:p>325,507385</text:p>
          </table:table-cell>
          <table:table-cell office:value-type="float" office:value="27.436165">
            <text:p>27,436165</text:p>
          </table:table-cell>
        </table:table-row>
        <table:table-row table:style-name="ro1">
          <table:table-cell office:value-type="string">
            <text:p>AFR289 <text:s text:c="5"/></text:p>
          </table:table-cell>
          <table:table-cell office:value-type="float" office:value="4052.900635">
            <text:p>4052,900635</text:p>
          </table:table-cell>
          <table:table-cell office:value-type="float" office:value="908.46228">
            <text:p>908,46228</text:p>
          </table:table-cell>
          <table:table-cell office:value-type="float" office:value="4027.998779">
            <text:p>4027,998779</text:p>
          </table:table-cell>
          <table:table-cell office:value-type="float" office:value="534.779419">
            <text:p>534,779419</text:p>
          </table:table-cell>
          <table:table-cell office:value-type="float" office:value="33390.007813">
            <text:p>33390,007813</text:p>
          </table:table-cell>
          <table:table-cell office:value-type="float" office:value="835.677673">
            <text:p>835,677673</text:p>
          </table:table-cell>
          <table:table-cell office:value-type="float" office:value="74248.109375">
            <text:p>74248,109375</text:p>
          </table:table-cell>
          <table:table-cell office:value-type="float" office:value="1648.131714">
            <text:p>1648,131714</text:p>
          </table:table-cell>
          <table:table-cell office:value-type="float" office:value="687.377258">
            <text:p>687,377258</text:p>
          </table:table-cell>
          <table:table-cell office:value-type="float" office:value="45.198418">
            <text:p>45,198418</text:p>
          </table:table-cell>
          <table:table-cell office:value-type="float" office:value="7614.909668">
            <text:p>7614,909668</text:p>
          </table:table-cell>
          <table:table-cell office:value-type="float" office:value="152.938858">
            <text:p>152,938858</text:p>
          </table:table-cell>
          <table:table-cell office:value-type="float" office:value="12600.21582">
            <text:p>12600,21582</text:p>
          </table:table-cell>
          <table:table-cell office:value-type="float" office:value="220.357681">
            <text:p>220,357681</text:p>
          </table:table-cell>
          <table:table-cell office:value-type="float" office:value="15792.291016">
            <text:p>15792,291016</text:p>
          </table:table-cell>
          <table:table-cell office:value-type="float" office:value="224.35231">
            <text:p>224,35231</text:p>
          </table:table-cell>
          <table:table-cell office:value-type="float" office:value="23339.832031">
            <text:p>23339,832031</text:p>
          </table:table-cell>
          <table:table-cell office:value-type="float" office:value="307.291718">
            <text:p>307,291718</text:p>
          </table:table-cell>
          <table:table-cell office:value-type="float" office:value="2668.529541">
            <text:p>2668,529541</text:p>
          </table:table-cell>
          <table:table-cell office:value-type="float" office:value="71.73848">
            <text:p>71,73848</text:p>
          </table:table-cell>
          <table:table-cell office:value-type="float" office:value="52.854107">
            <text:p>52,854107</text:p>
          </table:table-cell>
          <table:table-cell office:value-type="float" office:value="7.067398">
            <text:p>7,067398</text:p>
          </table:table-cell>
          <table:table-cell office:value-type="float" office:value="77.351212">
            <text:p>77,351212</text:p>
          </table:table-cell>
          <table:table-cell office:value-type="float" office:value="8.264972">
            <text:p>8,264972</text:p>
          </table:table-cell>
          <table:table-cell office:value-type="float" office:value="355.670593">
            <text:p>355,670593</text:p>
          </table:table-cell>
          <table:table-cell office:value-type="float" office:value="10.513344">
            <text:p>10,513344</text:p>
          </table:table-cell>
          <table:table-cell office:value-type="float" office:value="27285.9375">
            <text:p>27285,9375</text:p>
          </table:table-cell>
          <table:table-cell office:value-type="float" office:value="710.247559">
            <text:p>710,247559</text:p>
          </table:table-cell>
          <table:table-cell office:value-type="float" office:value="25.245895">
            <text:p>25,245895</text:p>
          </table:table-cell>
          <table:table-cell office:value-type="float" office:value="8.889888">
            <text:p>8,889888</text:p>
          </table:table-cell>
          <table:table-cell office:value-type="float" office:value="102.707367">
            <text:p>102,707367</text:p>
          </table:table-cell>
          <table:table-cell office:value-type="float" office:value="16.083975">
            <text:p>16,083975</text:p>
          </table:table-cell>
          <table:table-cell office:value-type="float" office:value="922.057861">
            <text:p>922,057861</text:p>
          </table:table-cell>
          <table:table-cell office:value-type="float" office:value="26.786526">
            <text:p>26,786526</text:p>
          </table:table-cell>
          <table:table-cell office:value-type="float" office:value="1076.147949">
            <text:p>1076,147949</text:p>
          </table:table-cell>
          <table:table-cell office:value-type="float" office:value="22.468044">
            <text:p>22,468044</text:p>
          </table:table-cell>
          <table:table-cell office:value-type="float" office:value="65.834923">
            <text:p>65,834923</text:p>
          </table:table-cell>
          <table:table-cell office:value-type="float" office:value="11.295458">
            <text:p>11,295458</text:p>
          </table:table-cell>
          <table:table-cell office:value-type="float" office:value="178.129532">
            <text:p>178,129532</text:p>
          </table:table-cell>
          <table:table-cell office:value-type="float" office:value="11.900189">
            <text:p>11,900189</text:p>
          </table:table-cell>
          <table:table-cell office:value-type="float" office:value="105.07795">
            <text:p>105,07795</text:p>
          </table:table-cell>
          <table:table-cell office:value-type="float" office:value="12.345739">
            <text:p>12,345739</text:p>
          </table:table-cell>
          <table:table-cell table:number-columns-repeated="6" office:value-type="float" office:value="0">
            <text:p>0</text:p>
          </table:table-cell>
          <table:table-cell office:value-type="float" office:value="306.426788">
            <text:p>306,426788</text:p>
          </table:table-cell>
          <table:table-cell office:value-type="float" office:value="23.654097">
            <text:p>23,654097</text:p>
          </table:table-cell>
        </table:table-row>
        <table:table-row table:style-name="ro1">
          <table:table-cell office:value-type="string">
            <text:p>AFR290 <text:s text:c="5"/></text:p>
          </table:table-cell>
          <table:table-cell office:value-type="float" office:value="5840.095215">
            <text:p>5840,095215</text:p>
          </table:table-cell>
          <table:table-cell office:value-type="float" office:value="968.285828">
            <text:p>968,285828</text:p>
          </table:table-cell>
          <table:table-cell office:value-type="float" office:value="3434.893311">
            <text:p>3434,893311</text:p>
          </table:table-cell>
          <table:table-cell office:value-type="float" office:value="528.563904">
            <text:p>528,563904</text:p>
          </table:table-cell>
          <table:table-cell office:value-type="float" office:value="24564.951172">
            <text:p>24564,951172</text:p>
          </table:table-cell>
          <table:table-cell office:value-type="float" office:value="632.511841">
            <text:p>632,511841</text:p>
          </table:table-cell>
          <table:table-cell office:value-type="float" office:value="61924.84375">
            <text:p>61924,84375</text:p>
          </table:table-cell>
          <table:table-cell office:value-type="float" office:value="1377.301392">
            <text:p>1377,301392</text:p>
          </table:table-cell>
          <table:table-cell office:value-type="float" office:value="110.334137">
            <text:p>110,334137</text:p>
          </table:table-cell>
          <table:table-cell office:value-type="float" office:value="39.257713">
            <text:p>39,257713</text:p>
          </table:table-cell>
          <table:table-cell office:value-type="float" office:value="8151.953125">
            <text:p>8151,953125</text:p>
          </table:table-cell>
          <table:table-cell office:value-type="float" office:value="163.129562">
            <text:p>163,129562</text:p>
          </table:table-cell>
          <table:table-cell office:value-type="float" office:value="17008.998047">
            <text:p>17008,998047</text:p>
          </table:table-cell>
          <table:table-cell office:value-type="float" office:value="295.305817">
            <text:p>295,305817</text:p>
          </table:table-cell>
          <table:table-cell office:value-type="float" office:value="26678.572266">
            <text:p>26678,572266</text:p>
          </table:table-cell>
          <table:table-cell office:value-type="float" office:value="376.102478">
            <text:p>376,102478</text:p>
          </table:table-cell>
          <table:table-cell office:value-type="float" office:value="10674.96582">
            <text:p>10674,96582</text:p>
          </table:table-cell>
          <table:table-cell office:value-type="float" office:value="142.315277">
            <text:p>142,315277</text:p>
          </table:table-cell>
          <table:table-cell office:value-type="float" office:value="1564.736694">
            <text:p>1564,736694</text:p>
          </table:table-cell>
          <table:table-cell office:value-type="float" office:value="42.616787">
            <text:p>42,616787</text:p>
          </table:table-cell>
          <table:table-cell office:value-type="float" office:value="31.23362">
            <text:p>31,23362</text:p>
          </table:table-cell>
          <table:table-cell office:value-type="float" office:value="6.468776">
            <text:p>6,468776</text:p>
          </table:table-cell>
          <table:table-cell office:value-type="float" office:value="33.612167">
            <text:p>33,612167</text:p>
          </table:table-cell>
          <table:table-cell office:value-type="float" office:value="7.945628">
            <text:p>7,945628</text:p>
          </table:table-cell>
          <table:table-cell office:value-type="float" office:value="252.203445">
            <text:p>252,203445</text:p>
          </table:table-cell>
          <table:table-cell office:value-type="float" office:value="8.439667">
            <text:p>8,439667</text:p>
          </table:table-cell>
          <table:table-cell office:value-type="float" office:value="13174.892578">
            <text:p>13174,892578</text:p>
          </table:table-cell>
          <table:table-cell office:value-type="float" office:value="343.915375">
            <text:p>343,915375</text:p>
          </table:table-cell>
          <table:table-cell office:value-type="float" office:value="42.393208">
            <text:p>42,393208</text:p>
          </table:table-cell>
          <table:table-cell office:value-type="float" office:value="9.014743">
            <text:p>9,014743</text:p>
          </table:table-cell>
          <table:table-cell office:value-type="float" office:value="50.225239">
            <text:p>50,225239</text:p>
          </table:table-cell>
          <table:table-cell office:value-type="float" office:value="15.828981">
            <text:p>15,828981</text:p>
          </table:table-cell>
          <table:table-cell office:value-type="float" office:value="678.856445">
            <text:p>678,856445</text:p>
          </table:table-cell>
          <table:table-cell office:value-type="float" office:value="23.673248">
            <text:p>23,673248</text:p>
          </table:table-cell>
          <table:table-cell office:value-type="float" office:value="384.232788">
            <text:p>384,232788</text:p>
          </table:table-cell>
          <table:table-cell office:value-type="float" office:value="12.822521">
            <text:p>12,822521</text:p>
          </table:table-cell>
          <table:table-cell office:value-type="float" office:value="78.36306">
            <text:p>78,36306</text:p>
          </table:table-cell>
          <table:table-cell office:value-type="float" office:value="11.51665">
            <text:p>11,51665</text:p>
          </table:table-cell>
          <table:table-cell office:value-type="float" office:value="107.456352">
            <text:p>107,456352</text:p>
          </table:table-cell>
          <table:table-cell office:value-type="float" office:value="11.858925">
            <text:p>11,858925</text:p>
          </table:table-cell>
          <table:table-cell office:value-type="float" office:value="67.493668">
            <text:p>67,493668</text:p>
          </table:table-cell>
          <table:table-cell office:value-type="float" office:value="12.368106">
            <text:p>12,368106</text:p>
          </table:table-cell>
          <table:table-cell table:number-columns-repeated="6" office:value-type="float" office:value="0">
            <text:p>0</text:p>
          </table:table-cell>
          <table:table-cell office:value-type="float" office:value="264.440826">
            <text:p>264,440826</text:p>
          </table:table-cell>
          <table:table-cell office:value-type="float" office:value="23.882406">
            <text:p>23,882406</text:p>
          </table:table-cell>
        </table:table-row>
        <table:table-row table:style-name="ro1">
          <table:table-cell office:value-type="string">
            <text:p>AFR291 <text:s text:c="5"/></text:p>
          </table:table-cell>
          <table:table-cell office:value-type="float" office:value="2849.043701">
            <text:p>2849,043701</text:p>
          </table:table-cell>
          <table:table-cell office:value-type="float" office:value="838.098328">
            <text:p>838,098328</text:p>
          </table:table-cell>
          <table:table-cell office:value-type="float" office:value="4364.893555">
            <text:p>4364,893555</text:p>
          </table:table-cell>
          <table:table-cell office:value-type="float" office:value="521.489563">
            <text:p>521,489563</text:p>
          </table:table-cell>
          <table:table-cell office:value-type="float" office:value="26976.240234">
            <text:p>26976,240234</text:p>
          </table:table-cell>
          <table:table-cell office:value-type="float" office:value="684.460022">
            <text:p>684,460022</text:p>
          </table:table-cell>
          <table:table-cell office:value-type="float" office:value="67994.367188">
            <text:p>67994,367188</text:p>
          </table:table-cell>
          <table:table-cell office:value-type="float" office:value="1510.337158">
            <text:p>1510,337158</text:p>
          </table:table-cell>
          <table:table-cell office:value-type="float" office:value="243.880661">
            <text:p>243,880661</text:p>
          </table:table-cell>
          <table:table-cell office:value-type="float" office:value="35.638268">
            <text:p>35,638268</text:p>
          </table:table-cell>
          <table:table-cell office:value-type="float" office:value="6535.060547">
            <text:p>6535,060547</text:p>
          </table:table-cell>
          <table:table-cell office:value-type="float" office:value="131.944992">
            <text:p>131,944992</text:p>
          </table:table-cell>
          <table:table-cell office:value-type="float" office:value="5375.963867">
            <text:p>5375,963867</text:p>
          </table:table-cell>
          <table:table-cell office:value-type="float" office:value="97.89772">
            <text:p>97,89772</text:p>
          </table:table-cell>
          <table:table-cell office:value-type="float" office:value="10257.421875">
            <text:p>10257,421875</text:p>
          </table:table-cell>
          <table:table-cell office:value-type="float" office:value="147.159027">
            <text:p>147,159027</text:p>
          </table:table-cell>
          <table:table-cell office:value-type="float" office:value="10266.787109">
            <text:p>10266,787109</text:p>
          </table:table-cell>
          <table:table-cell office:value-type="float" office:value="136.80896">
            <text:p>136,80896</text:p>
          </table:table-cell>
          <table:table-cell office:value-type="float" office:value="1733.341431">
            <text:p>1733,341431</text:p>
          </table:table-cell>
          <table:table-cell office:value-type="float" office:value="47.044422">
            <text:p>47,044422</text:p>
          </table:table-cell>
          <table:table-cell office:value-type="float" office:value="31.610624">
            <text:p>31,610624</text:p>
          </table:table-cell>
          <table:table-cell office:value-type="float" office:value="6.498379">
            <text:p>6,498379</text:p>
          </table:table-cell>
          <table:table-cell office:value-type="float" office:value="44.554852">
            <text:p>44,554852</text:p>
          </table:table-cell>
          <table:table-cell office:value-type="float" office:value="7.962765">
            <text:p>7,962765</text:p>
          </table:table-cell>
          <table:table-cell office:value-type="float" office:value="279.561584">
            <text:p>279,561584</text:p>
          </table:table-cell>
          <table:table-cell office:value-type="float" office:value="8.913852">
            <text:p>8,913852</text:p>
          </table:table-cell>
          <table:table-cell office:value-type="float" office:value="15510.460938">
            <text:p>15510,460938</text:p>
          </table:table-cell>
          <table:table-cell office:value-type="float" office:value="404.535614">
            <text:p>404,535614</text:p>
          </table:table-cell>
          <table:table-cell office:value-type="float" office:value="38.191917">
            <text:p>38,191917</text:p>
          </table:table-cell>
          <table:table-cell office:value-type="float" office:value="8.842978">
            <text:p>8,842978</text:p>
          </table:table-cell>
          <table:table-cell office:value-type="float" office:value="131.332062">
            <text:p>131,332062</text:p>
          </table:table-cell>
          <table:table-cell office:value-type="float" office:value="16.293243">
            <text:p>16,293243</text:p>
          </table:table-cell>
          <table:table-cell office:value-type="float" office:value="470.582428">
            <text:p>470,582428</text:p>
          </table:table-cell>
          <table:table-cell office:value-type="float" office:value="21.311874">
            <text:p>21,311874</text:p>
          </table:table-cell>
          <table:table-cell office:value-type="float" office:value="472.725861">
            <text:p>472,725861</text:p>
          </table:table-cell>
          <table:table-cell office:value-type="float" office:value="13.619238">
            <text:p>13,619238</text:p>
          </table:table-cell>
          <table:table-cell office:value-type="float" office:value="46.937443">
            <text:p>46,937443</text:p>
          </table:table-cell>
          <table:table-cell office:value-type="float" office:value="11.101848">
            <text:p>11,101848</text:p>
          </table:table-cell>
          <table:table-cell office:value-type="float" office:value="106.231277">
            <text:p>106,231277</text:p>
          </table:table-cell>
          <table:table-cell office:value-type="float" office:value="11.53483">
            <text:p>11,53483</text:p>
          </table:table-cell>
          <table:table-cell office:value-type="float" office:value="60.116711">
            <text:p>60,116711</text:p>
          </table:table-cell>
          <table:table-cell office:value-type="float" office:value="12.065356">
            <text:p>12,065356</text:p>
          </table:table-cell>
          <table:table-cell table:number-columns-repeated="6" office:value-type="float" office:value="0">
            <text:p>0</text:p>
          </table:table-cell>
          <table:table-cell office:value-type="float" office:value="278.52655">
            <text:p>278,52655</text:p>
          </table:table-cell>
          <table:table-cell office:value-type="float" office:value="23.314709">
            <text:p>23,314709</text:p>
          </table:table-cell>
        </table:table-row>
        <table:table-row table:style-name="ro1">
          <table:table-cell office:value-type="string">
            <text:p>AFR292 <text:s text:c="5"/></text:p>
          </table:table-cell>
          <table:table-cell office:value-type="float" office:value="3150.811279">
            <text:p>3150,811279</text:p>
          </table:table-cell>
          <table:table-cell office:value-type="float" office:value="765.696899">
            <text:p>765,696899</text:p>
          </table:table-cell>
          <table:table-cell office:value-type="float" office:value="5352.77832">
            <text:p>5352,77832</text:p>
          </table:table-cell>
          <table:table-cell office:value-type="float" office:value="513.288025">
            <text:p>513,288025</text:p>
          </table:table-cell>
          <table:table-cell office:value-type="float" office:value="27025.527344">
            <text:p>27025,527344</text:p>
          </table:table-cell>
          <table:table-cell office:value-type="float" office:value="682.76001">
            <text:p>682,76001</text:p>
          </table:table-cell>
          <table:table-cell office:value-type="float" office:value="68952.148438">
            <text:p>68952,148438</text:p>
          </table:table-cell>
          <table:table-cell office:value-type="float" office:value="1531.071899">
            <text:p>1531,071899</text:p>
          </table:table-cell>
          <table:table-cell office:value-type="float" office:value="193.235458">
            <text:p>193,235458</text:p>
          </table:table-cell>
          <table:table-cell office:value-type="float" office:value="31.910624">
            <text:p>31,910624</text:p>
          </table:table-cell>
          <table:table-cell office:value-type="float" office:value="5725.949219">
            <text:p>5725,949219</text:p>
          </table:table-cell>
          <table:table-cell office:value-type="float" office:value="116.333885">
            <text:p>116,333885</text:p>
          </table:table-cell>
          <table:table-cell office:value-type="float" office:value="3414.933105">
            <text:p>3414,933105</text:p>
          </table:table-cell>
          <table:table-cell office:value-type="float" office:value="64.77195">
            <text:p>64,77195</text:p>
          </table:table-cell>
          <table:table-cell office:value-type="float" office:value="10422.09082">
            <text:p>10422,09082</text:p>
          </table:table-cell>
          <table:table-cell office:value-type="float" office:value="149.245361">
            <text:p>149,245361</text:p>
          </table:table-cell>
          <table:table-cell office:value-type="float" office:value="9267.523438">
            <text:p>9267,523438</text:p>
          </table:table-cell>
          <table:table-cell office:value-type="float" office:value="123.773651">
            <text:p>123,773651</text:p>
          </table:table-cell>
          <table:table-cell office:value-type="float" office:value="1692.591187">
            <text:p>1692,591187</text:p>
          </table:table-cell>
          <table:table-cell office:value-type="float" office:value="45.904053">
            <text:p>45,904053</text:p>
          </table:table-cell>
          <table:table-cell office:value-type="float" office:value="38.947769">
            <text:p>38,947769</text:p>
          </table:table-cell>
          <table:table-cell office:value-type="float" office:value="6.082891">
            <text:p>6,082891</text:p>
          </table:table-cell>
          <table:table-cell office:value-type="float" office:value="36.525322">
            <text:p>36,525322</text:p>
          </table:table-cell>
          <table:table-cell office:value-type="float" office:value="7.630913">
            <text:p>7,630913</text:p>
          </table:table-cell>
          <table:table-cell office:value-type="float" office:value="255.727341">
            <text:p>255,727341</text:p>
          </table:table-cell>
          <table:table-cell office:value-type="float" office:value="8.235494">
            <text:p>8,235494</text:p>
          </table:table-cell>
          <table:table-cell office:value-type="float" office:value="15170.723633">
            <text:p>15170,723633</text:p>
          </table:table-cell>
          <table:table-cell office:value-type="float" office:value="395.694611">
            <text:p>395,694611</text:p>
          </table:table-cell>
          <table:table-cell office:value-type="float" office:value="27.45327">
            <text:p>27,45327</text:p>
          </table:table-cell>
          <table:table-cell office:value-type="float" office:value="8.136402">
            <text:p>8,136402</text:p>
          </table:table-cell>
          <table:table-cell office:value-type="float" office:value="12.865647">
            <text:p>12,865647</text:p>
          </table:table-cell>
          <table:table-cell office:value-type="float" office:value="14.915448">
            <text:p>14,915448</text:p>
          </table:table-cell>
          <table:table-cell office:value-type="float" office:value="382.936188">
            <text:p>382,936188</text:p>
          </table:table-cell>
          <table:table-cell office:value-type="float" office:value="20.247074">
            <text:p>20,247074</text:p>
          </table:table-cell>
          <table:table-cell office:value-type="float" office:value="160.372467">
            <text:p>160,372467</text:p>
          </table:table-cell>
          <table:table-cell office:value-type="float" office:value="9.823515">
            <text:p>9,823515</text:p>
          </table:table-cell>
          <table:table-cell office:value-type="float" office:value="51.477486">
            <text:p>51,477486</text:p>
          </table:table-cell>
          <table:table-cell office:value-type="float" office:value="10.16716">
            <text:p>10,16716</text:p>
          </table:table-cell>
          <table:table-cell office:value-type="float" office:value="98.080795">
            <text:p>98,080795</text:p>
          </table:table-cell>
          <table:table-cell office:value-type="float" office:value="10.596516">
            <text:p>10,596516</text:p>
          </table:table-cell>
          <table:table-cell office:value-type="float" office:value="59.7864">
            <text:p>59,7864</text:p>
          </table:table-cell>
          <table:table-cell office:value-type="float" office:value="11.110866">
            <text:p>11,110866</text:p>
          </table:table-cell>
          <table:table-cell table:number-columns-repeated="6" office:value-type="float" office:value="0">
            <text:p>0</text:p>
          </table:table-cell>
          <table:table-cell office:value-type="float" office:value="136.717392">
            <text:p>136,717392</text:p>
          </table:table-cell>
          <table:table-cell office:value-type="float" office:value="20.819996">
            <text:p>20,819996</text:p>
          </table:table-cell>
        </table:table-row>
        <table:table-row table:style-name="ro1">
          <table:table-cell office:value-type="string">
            <text:p>AFR293 <text:s text:c="5"/></text:p>
          </table:table-cell>
          <table:table-cell office:value-type="float" office:value="19291.505859">
            <text:p>19291,505859</text:p>
          </table:table-cell>
          <table:table-cell office:value-type="float" office:value="1653.149292">
            <text:p>1653,149292</text:p>
          </table:table-cell>
          <table:table-cell office:value-type="float" office:value="4795.609863">
            <text:p>4795,609863</text:p>
          </table:table-cell>
          <table:table-cell office:value-type="float" office:value="584.971313">
            <text:p>584,971313</text:p>
          </table:table-cell>
          <table:table-cell office:value-type="float" office:value="26576.552734">
            <text:p>26576,552734</text:p>
          </table:table-cell>
          <table:table-cell office:value-type="float" office:value="682.853638">
            <text:p>682,853638</text:p>
          </table:table-cell>
          <table:table-cell office:value-type="float" office:value="64658.078125">
            <text:p>64658,078125</text:p>
          </table:table-cell>
          <table:table-cell office:value-type="float" office:value="1437.916504">
            <text:p>1437,916504</text:p>
          </table:table-cell>
          <table:table-cell office:value-type="float" office:value="586.492126">
            <text:p>586,492126</text:p>
          </table:table-cell>
          <table:table-cell office:value-type="float" office:value="50.786072">
            <text:p>50,786072</text:p>
          </table:table-cell>
          <table:table-cell office:value-type="float" office:value="10943.74707">
            <text:p>10943,74707</text:p>
          </table:table-cell>
          <table:table-cell office:value-type="float" office:value="222.305801">
            <text:p>222,305801</text:p>
          </table:table-cell>
          <table:table-cell office:value-type="float" office:value="43984.167969">
            <text:p>43984,167969</text:p>
          </table:table-cell>
          <table:table-cell office:value-type="float" office:value="754.47467">
            <text:p>754,47467</text:p>
          </table:table-cell>
          <table:table-cell office:value-type="float" office:value="25252.150391">
            <text:p>25252,150391</text:p>
          </table:table-cell>
          <table:table-cell office:value-type="float" office:value="356.265228">
            <text:p>356,265228</text:p>
          </table:table-cell>
          <table:table-cell office:value-type="float" office:value="23520.519531">
            <text:p>23520,519531</text:p>
          </table:table-cell>
          <table:table-cell office:value-type="float" office:value="309.718384">
            <text:p>309,718384</text:p>
          </table:table-cell>
          <table:table-cell office:value-type="float" office:value="2260.950195">
            <text:p>2260,950195</text:p>
          </table:table-cell>
          <table:table-cell office:value-type="float" office:value="60.981606">
            <text:p>60,981606</text:p>
          </table:table-cell>
          <table:table-cell office:value-type="float" office:value="36.931103">
            <text:p>36,931103</text:p>
          </table:table-cell>
          <table:table-cell office:value-type="float" office:value="6.858936">
            <text:p>6,858936</text:p>
          </table:table-cell>
          <table:table-cell office:value-type="float" office:value="62.278992">
            <text:p>62,278992</text:p>
          </table:table-cell>
          <table:table-cell office:value-type="float" office:value="8.080857">
            <text:p>8,080857</text:p>
          </table:table-cell>
          <table:table-cell office:value-type="float" office:value="345.438446">
            <text:p>345,438446</text:p>
          </table:table-cell>
          <table:table-cell office:value-type="float" office:value="10.296463">
            <text:p>10,296463</text:p>
          </table:table-cell>
          <table:table-cell office:value-type="float" office:value="18382.169922">
            <text:p>18382,169922</text:p>
          </table:table-cell>
          <table:table-cell office:value-type="float" office:value="479.087006">
            <text:p>479,087006</text:p>
          </table:table-cell>
          <table:table-cell office:value-type="float" office:value="31.192829">
            <text:p>31,192829</text:p>
          </table:table-cell>
          <table:table-cell office:value-type="float" office:value="9.036217">
            <text:p>9,036217</text:p>
          </table:table-cell>
          <table:table-cell office:value-type="float" office:value="88.71534">
            <text:p>88,71534</text:p>
          </table:table-cell>
          <table:table-cell office:value-type="float" office:value="15.97646">
            <text:p>15,97646</text:p>
          </table:table-cell>
          <table:table-cell office:value-type="float" office:value="780.112122">
            <text:p>780,112122</text:p>
          </table:table-cell>
          <table:table-cell office:value-type="float" office:value="24.95977">
            <text:p>24,95977</text:p>
          </table:table-cell>
          <table:table-cell office:value-type="float" office:value="406.454071">
            <text:p>406,454071</text:p>
          </table:table-cell>
          <table:table-cell office:value-type="float" office:value="13.089393">
            <text:p>13,089393</text:p>
          </table:table-cell>
          <table:table-cell office:value-type="float" office:value="57.313671">
            <text:p>57,313671</text:p>
          </table:table-cell>
          <table:table-cell office:value-type="float" office:value="11.456778">
            <text:p>11,456778</text:p>
          </table:table-cell>
          <table:table-cell office:value-type="float" office:value="211.970154">
            <text:p>211,970154</text:p>
          </table:table-cell>
          <table:table-cell office:value-type="float" office:value="12.473546">
            <text:p>12,473546</text:p>
          </table:table-cell>
          <table:table-cell office:value-type="float" office:value="77.022713">
            <text:p>77,022713</text:p>
          </table:table-cell>
          <table:table-cell office:value-type="float" office:value="12.466668">
            <text:p>12,466668</text:p>
          </table:table-cell>
          <table:table-cell office:value-type="float" office:value="258.754608">
            <text:p>258,754608</text:p>
          </table:table-cell>
          <table:table-cell office:value-type="float" office:value="75.010948">
            <text:p>75,010948</text:p>
          </table:table-cell>
          <table:table-cell table:number-columns-repeated="4" office:value-type="float" office:value="0">
            <text:p>0</text:p>
          </table:table-cell>
          <table:table-cell office:value-type="float" office:value="348.138824">
            <text:p>348,138824</text:p>
          </table:table-cell>
          <table:table-cell office:value-type="float" office:value="24.542561">
            <text:p>24,542561</text:p>
          </table:table-cell>
        </table:table-row>
        <table:table-row table:style-name="ro1">
          <table:table-cell office:value-type="string">
            <text:p>AFR294 <text:s text:c="5"/></text:p>
          </table:table-cell>
          <table:table-cell office:value-type="float" office:value="878.676941">
            <text:p>878,676941</text:p>
          </table:table-cell>
          <table:table-cell office:value-type="float" office:value="641.686035">
            <text:p>641,686035</text:p>
          </table:table-cell>
          <table:table-cell office:value-type="float" office:value="440.368347">
            <text:p>440,368347</text:p>
          </table:table-cell>
          <table:table-cell office:value-type="float" office:value="397.819946">
            <text:p>397,819946</text:p>
          </table:table-cell>
          <table:table-cell office:value-type="float" office:value="836.689636">
            <text:p>836,689636</text:p>
          </table:table-cell>
          <table:table-cell office:value-type="float" office:value="127.080162">
            <text:p>127,080162</text:p>
          </table:table-cell>
          <table:table-cell office:value-type="float" office:value="1061.679077">
            <text:p>1061,679077</text:p>
          </table:table-cell>
          <table:table-cell office:value-type="float" office:value="61.145393">
            <text:p>61,145393</text:p>
          </table:table-cell>
          <table:table-cell office:value-type="float" office:value="32.256153">
            <text:p>32,256153</text:p>
          </table:table-cell>
          <table:table-cell office:value-type="float" office:value="20.510353">
            <text:p>20,510353</text:p>
          </table:table-cell>
          <table:table-cell office:value-type="float" office:value="234.596786">
            <text:p>234,596786</text:p>
          </table:table-cell>
          <table:table-cell office:value-type="float" office:value="15.496155">
            <text:p>15,496155</text:p>
          </table:table-cell>
          <table:table-cell office:value-type="float" office:value="64.496483">
            <text:p>64,496483</text:p>
          </table:table-cell>
          <table:table-cell office:value-type="float" office:value="11.107304">
            <text:p>11,107304</text:p>
          </table:table-cell>
          <table:table-cell office:value-type="float" office:value="282.703979">
            <text:p>282,703979</text:p>
          </table:table-cell>
          <table:table-cell office:value-type="float" office:value="10.146786">
            <text:p>10,146786</text:p>
          </table:table-cell>
          <table:table-cell office:value-type="float" office:value="383.776276">
            <text:p>383,776276</text:p>
          </table:table-cell>
          <table:table-cell office:value-type="float" office:value="11.996046">
            <text:p>11,996046</text:p>
          </table:table-cell>
          <table:table-cell office:value-type="float" office:value="45.956791">
            <text:p>45,956791</text:p>
          </table:table-cell>
          <table:table-cell office:value-type="float" office:value="5.101457">
            <text:p>5,101457</text:p>
          </table:table-cell>
          <table:table-cell table:number-columns-repeated="2" office:value-type="float" office:value="0">
            <text:p>0</text:p>
          </table:table-cell>
          <table:table-cell office:value-type="float" office:value="33.759048">
            <text:p>33,759048</text:p>
          </table:table-cell>
          <table:table-cell office:value-type="float" office:value="7.467816">
            <text:p>7,467816</text:p>
          </table:table-cell>
          <table:table-cell office:value-type="float" office:value="20.972462">
            <text:p>20,972462</text:p>
          </table:table-cell>
          <table:table-cell office:value-type="float" office:value="4.746153">
            <text:p>4,746153</text:p>
          </table:table-cell>
          <table:table-cell office:value-type="float" office:value="275.700348">
            <text:p>275,700348</text:p>
          </table:table-cell>
          <table:table-cell office:value-type="float" office:value="12.896798">
            <text:p>12,896798</text:p>
          </table:table-cell>
          <table:table-cell office:value-type="float" office:value="53.783783">
            <text:p>53,783783</text:p>
          </table:table-cell>
          <table:table-cell office:value-type="float" office:value="8.328296">
            <text:p>8,328296</text:p>
          </table:table-cell>
          <table:table-cell table:number-columns-repeated="2" office:value-type="float" office:value="0">
            <text:p>0</text:p>
          </table:table-cell>
          <table:table-cell office:value-type="float" office:value="36.36869">
            <text:p>36,36869</text:p>
          </table:table-cell>
          <table:table-cell office:value-type="float" office:value="18.34824">
            <text:p>18,34824</text:p>
          </table:table-cell>
          <table:table-cell office:value-type="float" office:value="52.998356">
            <text:p>52,998356</text:p>
          </table:table-cell>
          <table:table-cell office:value-type="float" office:value="9.646987">
            <text:p>9,646987</text:p>
          </table:table-cell>
          <table:table-cell office:value-type="float" office:value="19.035084">
            <text:p>19,035084</text:p>
          </table:table-cell>
          <table:table-cell office:value-type="float" office:value="10.363221">
            <text:p>10,363221</text:p>
          </table:table-cell>
          <table:table-cell office:value-type="float" office:value="36.25214">
            <text:p>36,25214</text:p>
          </table:table-cell>
          <table:table-cell office:value-type="float" office:value="10.673646">
            <text:p>10,673646</text:p>
          </table:table-cell>
          <table:table-cell office:value-type="float" office:value="15.937534">
            <text:p>15,937534</text:p>
          </table:table-cell>
          <table:table-cell office:value-type="float" office:value="11.212034">
            <text:p>11,212034</text:p>
          </table:table-cell>
          <table:table-cell office:value-type="float" office:value="66.708221">
            <text:p>66,708221</text:p>
          </table:table-cell>
          <table:table-cell office:value-type="float" office:value="32.405361">
            <text:p>32,405361</text:p>
          </table:table-cell>
          <table:table-cell table:number-columns-repeated="4" office:value-type="float" office:value="0">
            <text:p>0</text:p>
          </table:table-cell>
          <table:table-cell office:value-type="float" office:value="51.393932">
            <text:p>51,393932</text:p>
          </table:table-cell>
          <table:table-cell office:value-type="float" office:value="21.158358">
            <text:p>21,158358</text:p>
          </table:table-cell>
        </table:table-row>
        <table:table-row table:style-name="ro1">
          <table:table-cell office:value-type="string">
            <text:p>AFR295 <text:s text:c="5"/></text:p>
          </table:table-cell>
          <table:table-cell office:value-type="float" office:value="852.050415">
            <text:p>852,050415</text:p>
          </table:table-cell>
          <table:table-cell office:value-type="float" office:value="756.530396">
            <text:p>756,530396</text:p>
          </table:table-cell>
          <table:table-cell office:value-type="float" office:value="1188.999512">
            <text:p>1188,999512</text:p>
          </table:table-cell>
          <table:table-cell office:value-type="float" office:value="433.644501">
            <text:p>433,644501</text:p>
          </table:table-cell>
          <table:table-cell office:value-type="float" office:value="889.579346">
            <text:p>889,579346</text:p>
          </table:table-cell>
          <table:table-cell office:value-type="float" office:value="140.009598">
            <text:p>140,009598</text:p>
          </table:table-cell>
          <table:table-cell office:value-type="float" office:value="1414.343994">
            <text:p>1414,343994</text:p>
          </table:table-cell>
          <table:table-cell office:value-type="float" office:value="69.629524">
            <text:p>69,629524</text:p>
          </table:table-cell>
          <table:table-cell office:value-type="float" office:value="10.551079">
            <text:p>10,551079</text:p>
          </table:table-cell>
          <table:table-cell office:value-type="float" office:value="23.51487">
            <text:p>23,51487</text:p>
          </table:table-cell>
          <table:table-cell office:value-type="float" office:value="161.974457">
            <text:p>161,974457</text:p>
          </table:table-cell>
          <table:table-cell office:value-type="float" office:value="16.455284">
            <text:p>16,455284</text:p>
          </table:table-cell>
          <table:table-cell office:value-type="float" office:value="190.368652">
            <text:p>190,368652</text:p>
          </table:table-cell>
          <table:table-cell office:value-type="float" office:value="13.906884">
            <text:p>13,906884</text:p>
          </table:table-cell>
          <table:table-cell office:value-type="float" office:value="212.699768">
            <text:p>212,699768</text:p>
          </table:table-cell>
          <table:table-cell office:value-type="float" office:value="10.012922">
            <text:p>10,012922</text:p>
          </table:table-cell>
          <table:table-cell office:value-type="float" office:value="259.256165">
            <text:p>259,256165</text:p>
          </table:table-cell>
          <table:table-cell office:value-type="float" office:value="11.354161">
            <text:p>11,354161</text:p>
          </table:table-cell>
          <table:table-cell office:value-type="float" office:value="53.658451">
            <text:p>53,658451</text:p>
          </table:table-cell>
          <table:table-cell office:value-type="float" office:value="5.782426">
            <text:p>5,782426</text:p>
          </table:table-cell>
          <table:table-cell office:value-type="float" office:value="3.364067">
            <text:p>3,364067</text:p>
          </table:table-cell>
          <table:table-cell office:value-type="float" office:value="5.829509">
            <text:p>5,829509</text:p>
          </table:table-cell>
          <table:table-cell office:value-type="float" office:value="40.613522">
            <text:p>40,613522</text:p>
          </table:table-cell>
          <table:table-cell office:value-type="float" office:value="7.933351">
            <text:p>7,933351</text:p>
          </table:table-cell>
          <table:table-cell office:value-type="float" office:value="20.908388">
            <text:p>20,908388</text:p>
          </table:table-cell>
          <table:table-cell office:value-type="float" office:value="5.404858">
            <text:p>5,404858</text:p>
          </table:table-cell>
          <table:table-cell office:value-type="float" office:value="267.162109">
            <text:p>267,162109</text:p>
          </table:table-cell>
          <table:table-cell office:value-type="float" office:value="13.340477">
            <text:p>13,340477</text:p>
          </table:table-cell>
          <table:table-cell office:value-type="float" office:value="73.830467">
            <text:p>73,830467</text:p>
          </table:table-cell>
          <table:table-cell office:value-type="float" office:value="9.33085">
            <text:p>9,33085</text:p>
          </table:table-cell>
          <table:table-cell table:number-columns-repeated="2" office:value-type="float" office:value="0">
            <text:p>0</text:p>
          </table:table-cell>
          <table:table-cell office:value-type="float" office:value="10.13042">
            <text:p>10,13042</text:p>
          </table:table-cell>
          <table:table-cell office:value-type="float" office:value="18.809418">
            <text:p>18,809418</text:p>
          </table:table-cell>
          <table:table-cell office:value-type="float" office:value="51.00642">
            <text:p>51,00642</text:p>
          </table:table-cell>
          <table:table-cell office:value-type="float" office:value="10.762012">
            <text:p>10,762012</text:p>
          </table:table-cell>
          <table:table-cell office:value-type="float" office:value="19.271544">
            <text:p>19,271544</text:p>
          </table:table-cell>
          <table:table-cell office:value-type="float" office:value="11.592294">
            <text:p>11,592294</text:p>
          </table:table-cell>
          <table:table-cell office:value-type="float" office:value="43.927593">
            <text:p>43,927593</text:p>
          </table:table-cell>
          <table:table-cell office:value-type="float" office:value="11.95588">
            <text:p>11,95588</text:p>
          </table:table-cell>
          <table:table-cell office:value-type="float" office:value="7.569641">
            <text:p>7,569641</text:p>
          </table:table-cell>
          <table:table-cell office:value-type="float" office:value="12.581169">
            <text:p>12,581169</text:p>
          </table:table-cell>
          <table:table-cell office:value-type="float" office:value="88.209488">
            <text:p>88,209488</text:p>
          </table:table-cell>
          <table:table-cell office:value-type="float" office:value="34.796722">
            <text:p>34,796722</text:p>
          </table:table-cell>
          <table:table-cell table:number-columns-repeated="4" office:value-type="float" office:value="0">
            <text:p>0</text:p>
          </table:table-cell>
          <table:table-cell office:value-type="float" office:value="59.531307">
            <text:p>59,531307</text:p>
          </table:table-cell>
          <table:table-cell office:value-type="float" office:value="23.686373">
            <text:p>23,686373</text:p>
          </table:table-cell>
        </table:table-row>
        <table:table-row table:style-name="ro1">
          <table:table-cell office:value-type="string">
            <text:p>AFR296 <text:s text:c="5"/></text:p>
          </table:table-cell>
          <table:table-cell office:value-type="float" office:value="1721.851807">
            <text:p>1721,851807</text:p>
          </table:table-cell>
          <table:table-cell office:value-type="float" office:value="710.393127">
            <text:p>710,393127</text:p>
          </table:table-cell>
          <table:table-cell office:value-type="float" office:value="444.227264">
            <text:p>444,227264</text:p>
          </table:table-cell>
          <table:table-cell office:value-type="float" office:value="419.6875">
            <text:p>419,6875</text:p>
          </table:table-cell>
          <table:table-cell office:value-type="float" office:value="1083.107788">
            <text:p>1083,107788</text:p>
          </table:table-cell>
          <table:table-cell office:value-type="float" office:value="137.118454">
            <text:p>137,118454</text:p>
          </table:table-cell>
          <table:table-cell office:value-type="float" office:value="2242.64624">
            <text:p>2242,64624</text:p>
          </table:table-cell>
          <table:table-cell office:value-type="float" office:value="81.684708">
            <text:p>81,684708</text:p>
          </table:table-cell>
          <table:table-cell office:value-type="float" office:value="51.248096">
            <text:p>51,248096</text:p>
          </table:table-cell>
          <table:table-cell office:value-type="float" office:value="22.936014">
            <text:p>22,936014</text:p>
          </table:table-cell>
          <table:table-cell office:value-type="float" office:value="304.557587">
            <text:p>304,557587</text:p>
          </table:table-cell>
          <table:table-cell office:value-type="float" office:value="17.720045">
            <text:p>17,720045</text:p>
          </table:table-cell>
          <table:table-cell office:value-type="float" office:value="158.250458">
            <text:p>158,250458</text:p>
          </table:table-cell>
          <table:table-cell office:value-type="float" office:value="13.025306">
            <text:p>13,025306</text:p>
          </table:table-cell>
          <table:table-cell office:value-type="float" office:value="452.13559">
            <text:p>452,13559</text:p>
          </table:table-cell>
          <table:table-cell office:value-type="float" office:value="12.155536">
            <text:p>12,155536</text:p>
          </table:table-cell>
          <table:table-cell office:value-type="float" office:value="583.074951">
            <text:p>583,074951</text:p>
          </table:table-cell>
          <table:table-cell office:value-type="float" office:value="14.010485">
            <text:p>14,010485</text:p>
          </table:table-cell>
          <table:table-cell office:value-type="float" office:value="82.548676">
            <text:p>82,548676</text:p>
          </table:table-cell>
          <table:table-cell office:value-type="float" office:value="5.949812">
            <text:p>5,949812</text:p>
          </table:table-cell>
          <table:table-cell office:value-type="float" office:value="1.595032">
            <text:p>1,595032</text:p>
          </table:table-cell>
          <table:table-cell office:value-type="float" office:value="5.510203">
            <text:p>5,510203</text:p>
          </table:table-cell>
          <table:table-cell office:value-type="float" office:value="34.811703">
            <text:p>34,811703</text:p>
          </table:table-cell>
          <table:table-cell office:value-type="float" office:value="7.785205">
            <text:p>7,785205</text:p>
          </table:table-cell>
          <table:table-cell office:value-type="float" office:value="27.272739">
            <text:p>27,272739</text:p>
          </table:table-cell>
          <table:table-cell office:value-type="float" office:value="5.251291">
            <text:p>5,251291</text:p>
          </table:table-cell>
          <table:table-cell office:value-type="float" office:value="436.973816">
            <text:p>436,973816</text:p>
          </table:table-cell>
          <table:table-cell office:value-type="float" office:value="16.380913">
            <text:p>16,380913</text:p>
          </table:table-cell>
          <table:table-cell office:value-type="float" office:value="69.122116">
            <text:p>69,122116</text:p>
          </table:table-cell>
          <table:table-cell office:value-type="float" office:value="8.991306">
            <text:p>8,991306</text:p>
          </table:table-cell>
          <table:table-cell table:number-columns-repeated="2" office:value-type="float" office:value="0">
            <text:p>0</text:p>
          </table:table-cell>
          <table:table-cell office:value-type="float" office:value="61.76403">
            <text:p>61,76403</text:p>
          </table:table-cell>
          <table:table-cell office:value-type="float" office:value="18.779873">
            <text:p>18,779873</text:p>
          </table:table-cell>
          <table:table-cell office:value-type="float" office:value="52.998356">
            <text:p>52,998356</text:p>
          </table:table-cell>
          <table:table-cell office:value-type="float" office:value="10.406374">
            <text:p>10,406374</text:p>
          </table:table-cell>
          <table:table-cell office:value-type="float" office:value="22.818455">
            <text:p>22,818455</text:p>
          </table:table-cell>
          <table:table-cell office:value-type="float" office:value="11.263784">
            <text:p>11,263784</text:p>
          </table:table-cell>
          <table:table-cell office:value-type="float" office:value="29.701757">
            <text:p>29,701757</text:p>
          </table:table-cell>
          <table:table-cell office:value-type="float" office:value="11.589906">
            <text:p>11,589906</text:p>
          </table:table-cell>
          <table:table-cell office:value-type="float" office:value="12.799575">
            <text:p>12,799575</text:p>
          </table:table-cell>
          <table:table-cell office:value-type="float" office:value="12.171803">
            <text:p>12,171803</text:p>
          </table:table-cell>
          <table:table-cell office:value-type="float" office:value="53.207424">
            <text:p>53,207424</text:p>
          </table:table-cell>
          <table:table-cell office:value-type="float" office:value="33.771446">
            <text:p>33,771446</text:p>
          </table:table-cell>
          <table:table-cell table:number-columns-repeated="4" office:value-type="float" office:value="0">
            <text:p>0</text:p>
          </table:table-cell>
          <table:table-cell office:value-type="float" office:value="90.843529">
            <text:p>90,843529</text:p>
          </table:table-cell>
          <table:table-cell office:value-type="float" office:value="22.832783">
            <text:p>22,832783</text:p>
          </table:table-cell>
        </table:table-row>
        <table:table-row table:style-name="ro1">
          <table:table-cell office:value-type="string">
            <text:p>AFR297 <text:s text:c="5"/></text:p>
          </table:table-cell>
          <table:table-cell office:value-type="float" office:value="1544.341431">
            <text:p>1544,341431</text:p>
          </table:table-cell>
          <table:table-cell office:value-type="float" office:value="603.405212">
            <text:p>603,405212</text:p>
          </table:table-cell>
          <table:table-cell office:value-type="float" office:value="258.998932">
            <text:p>258,998932</text:p>
          </table:table-cell>
          <table:table-cell office:value-type="float" office:value="384.403931">
            <text:p>384,403931</text:p>
          </table:table-cell>
          <table:table-cell office:value-type="float" office:value="859.528381">
            <text:p>859,528381</text:p>
          </table:table-cell>
          <table:table-cell office:value-type="float" office:value="123.716446">
            <text:p>123,716446</text:p>
          </table:table-cell>
          <table:table-cell office:value-type="float" office:value="1397.008789">
            <text:p>1397,008789</text:p>
          </table:table-cell>
          <table:table-cell office:value-type="float" office:value="64.734787">
            <text:p>64,734787</text:p>
          </table:table-cell>
          <table:table-cell office:value-type="float" office:value="3.617513">
            <text:p>3,617513</text:p>
          </table:table-cell>
          <table:table-cell office:value-type="float" office:value="19.293549">
            <text:p>19,293549</text:p>
          </table:table-cell>
          <table:table-cell office:value-type="float" office:value="332.503876">
            <text:p>332,503876</text:p>
          </table:table-cell>
          <table:table-cell office:value-type="float" office:value="16.316446">
            <text:p>16,316446</text:p>
          </table:table-cell>
          <table:table-cell office:value-type="float" office:value="145.507202">
            <text:p>145,507202</text:p>
          </table:table-cell>
          <table:table-cell office:value-type="float" office:value="11.454296">
            <text:p>11,454296</text:p>
          </table:table-cell>
          <table:table-cell office:value-type="float" office:value="458.389801">
            <text:p>458,389801</text:p>
          </table:table-cell>
          <table:table-cell office:value-type="float" office:value="11.811239">
            <text:p>11,811239</text:p>
          </table:table-cell>
          <table:table-cell office:value-type="float" office:value="578.477478">
            <text:p>578,477478</text:p>
          </table:table-cell>
          <table:table-cell office:value-type="float" office:value="13.657442">
            <text:p>13,657442</text:p>
          </table:table-cell>
          <table:table-cell office:value-type="float" office:value="50.729649">
            <text:p>50,729649</text:p>
          </table:table-cell>
          <table:table-cell office:value-type="float" office:value="4.785193">
            <text:p>4,7851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17016">
            <text:p>26,17016</text:p>
          </table:table-cell>
          <table:table-cell office:value-type="float" office:value="7.165904">
            <text:p>7,165904</text:p>
          </table:table-cell>
          <table:table-cell office:value-type="float" office:value="18.858128">
            <text:p>18,858128</text:p>
          </table:table-cell>
          <table:table-cell office:value-type="float" office:value="4.3161">
            <text:p>4,3161</text:p>
          </table:table-cell>
          <table:table-cell office:value-type="float" office:value="345.892975">
            <text:p>345,892975</text:p>
          </table:table-cell>
          <table:table-cell office:value-type="float" office:value="13.825165">
            <text:p>13,825165</text:p>
          </table:table-cell>
          <table:table-cell office:value-type="float" office:value="44.729271">
            <text:p>44,729271</text:p>
          </table:table-cell>
          <table:table-cell office:value-type="float" office:value="7.367236">
            <text:p>7,367236</text:p>
          </table:table-cell>
          <table:table-cell table:number-columns-repeated="2" office:value-type="float" office:value="0">
            <text:p>0</text:p>
          </table:table-cell>
          <table:table-cell office:value-type="float" office:value="49.53265">
            <text:p>49,53265</text:p>
          </table:table-cell>
          <table:table-cell office:value-type="float" office:value="18.076605">
            <text:p>18,076605</text:p>
          </table:table-cell>
          <table:table-cell office:value-type="float" office:value="62.47068">
            <text:p>62,47068</text:p>
          </table:table-cell>
          <table:table-cell office:value-type="float" office:value="8.656023">
            <text:p>8,656023</text:p>
          </table:table-cell>
          <table:table-cell office:value-type="float" office:value="16.883293">
            <text:p>16,883293</text:p>
          </table:table-cell>
          <table:table-cell office:value-type="float" office:value="9.06206">
            <text:p>9,06206</text:p>
          </table:table-cell>
          <table:table-cell office:value-type="float" office:value="20.776226">
            <text:p>20,776226</text:p>
          </table:table-cell>
          <table:table-cell office:value-type="float" office:value="9.484062">
            <text:p>9,484062</text:p>
          </table:table-cell>
          <table:table-cell office:value-type="float" office:value="10.046978">
            <text:p>10,046978</text:p>
          </table:table-cell>
          <table:table-cell office:value-type="float" office:value="9.968407">
            <text:p>9,968407</text:p>
          </table:table-cell>
          <table:table-cell office:value-type="float" office:value="44.956921">
            <text:p>44,956921</text:p>
          </table:table-cell>
          <table:table-cell office:value-type="float" office:value="31.933517">
            <text:p>31,933517</text:p>
          </table:table-cell>
          <table:table-cell table:number-columns-repeated="4" office:value-type="float" office:value="0">
            <text:p>0</text:p>
          </table:table-cell>
          <table:table-cell office:value-type="float" office:value="57.913349">
            <text:p>57,913349</text:p>
          </table:table-cell>
          <table:table-cell office:value-type="float" office:value="18.744328">
            <text:p>18,744328</text:p>
          </table:table-cell>
        </table:table-row>
        <table:table-row table:style-name="ro1">
          <table:table-cell office:value-type="string">
            <text:p>AFR298 <text:s text:c="5"/></text:p>
          </table:table-cell>
          <table:table-cell office:value-type="float" office:value="958.556641">
            <text:p>958,556641</text:p>
          </table:table-cell>
          <table:table-cell office:value-type="float" office:value="677.525269">
            <text:p>677,525269</text:p>
          </table:table-cell>
          <table:table-cell office:value-type="float" office:value="876.426697">
            <text:p>876,426697</text:p>
          </table:table-cell>
          <table:table-cell office:value-type="float" office:value="404.553772">
            <text:p>404,553772</text:p>
          </table:table-cell>
          <table:table-cell office:value-type="float" office:value="366.692169">
            <text:p>366,692169</text:p>
          </table:table-cell>
          <table:table-cell office:value-type="float" office:value="126.579849">
            <text:p>126,579849</text:p>
          </table:table-cell>
          <table:table-cell office:value-type="float" office:value="249.628372">
            <text:p>249,628372</text:p>
          </table:table-cell>
          <table:table-cell office:value-type="float" office:value="52.502048">
            <text:p>52,502048</text:p>
          </table:table-cell>
          <table:table-cell office:value-type="float" office:value="11.455458">
            <text:p>11,455458</text:p>
          </table:table-cell>
          <table:table-cell office:value-type="float" office:value="20.500641">
            <text:p>20,500641</text:p>
          </table:table-cell>
          <table:table-cell office:value-type="float" office:value="83.268547">
            <text:p>83,268547</text:p>
          </table:table-cell>
          <table:table-cell office:value-type="float" office:value="13.780821">
            <text:p>13,780821</text:p>
          </table:table-cell>
          <table:table-cell table:number-columns-repeated="2" office:value-type="float" office:value="0">
            <text:p>0</text:p>
          </table:table-cell>
          <table:table-cell office:value-type="float" office:value="31.470472">
            <text:p>31,470472</text:p>
          </table:table-cell>
          <table:table-cell office:value-type="float" office:value="8.176042">
            <text:p>8,176042</text:p>
          </table:table-cell>
          <table:table-cell office:value-type="float" office:value="189.40744">
            <text:p>189,40744</text:p>
          </table:table-cell>
          <table:table-cell office:value-type="float" office:value="10.535836">
            <text:p>10,535836</text:p>
          </table:table-cell>
          <table:table-cell office:value-type="float" office:value="14.716298">
            <text:p>14,716298</text:p>
          </table:table-cell>
          <table:table-cell office:value-type="float" office:value="5.149254">
            <text:p>5,149254</text:p>
          </table:table-cell>
          <table:table-cell office:value-type="float" office:value="6.873137">
            <text:p>6,873137</text:p>
          </table:table-cell>
          <table:table-cell office:value-type="float" office:value="5.627814">
            <text:p>5,627814</text:p>
          </table:table-cell>
          <table:table-cell office:value-type="float" office:value="33.808006">
            <text:p>33,808006</text:p>
          </table:table-cell>
          <table:table-cell office:value-type="float" office:value="7.717998">
            <text:p>7,717998</text:p>
          </table:table-cell>
          <table:table-cell office:value-type="float" office:value="16.658369">
            <text:p>16,658369</text:p>
          </table:table-cell>
          <table:table-cell office:value-type="float" office:value="5.077063">
            <text:p>5,077063</text:p>
          </table:table-cell>
          <table:table-cell office:value-type="float" office:value="51.209606">
            <text:p>51,209606</text:p>
          </table:table-cell>
          <table:table-cell office:value-type="float" office:value="9.716988">
            <text:p>9,716988</text:p>
          </table:table-cell>
          <table:table-cell office:value-type="float" office:value="68.977249">
            <text:p>68,977249</text:p>
          </table:table-cell>
          <table:table-cell office:value-type="float" office:value="8.848086">
            <text:p>8,848086</text:p>
          </table:table-cell>
          <table:table-cell table:number-columns-repeated="2" office:value-type="float" office:value="0">
            <text:p>0</text:p>
          </table:table-cell>
          <table:table-cell office:value-type="float" office:value="16.26404">
            <text:p>16,26404</text:p>
          </table:table-cell>
          <table:table-cell office:value-type="float" office:value="18.570078">
            <text:p>18,570078</text:p>
          </table:table-cell>
          <table:table-cell office:value-type="float" office:value="48.378754">
            <text:p>48,378754</text:p>
          </table:table-cell>
          <table:table-cell office:value-type="float" office:value="10.272354">
            <text:p>10,272354</text:p>
          </table:table-cell>
          <table:table-cell office:value-type="float" office:value="22.936686">
            <text:p>22,936686</text:p>
          </table:table-cell>
          <table:table-cell office:value-type="float" office:value="11.098472">
            <text:p>11,098472</text:p>
          </table:table-cell>
          <table:table-cell office:value-type="float" office:value="31.776878">
            <text:p>31,776878</text:p>
          </table:table-cell>
          <table:table-cell office:value-type="float" office:value="11.4172">
            <text:p>11,4172</text:p>
          </table:table-cell>
          <table:table-cell office:value-type="float" office:value="6.055713">
            <text:p>6,055713</text:p>
          </table:table-cell>
          <table:table-cell office:value-type="float" office:value="11.975007">
            <text:p>11,975007</text:p>
          </table:table-cell>
          <table:table-cell office:value-type="float" office:value="63.958046">
            <text:p>63,958046</text:p>
          </table:table-cell>
          <table:table-cell office:value-type="float" office:value="31.817162">
            <text:p>31,817162</text:p>
          </table:table-cell>
          <table:table-cell table:number-columns-repeated="4" office:value-type="float" office:value="0">
            <text:p>0</text:p>
          </table:table-cell>
          <table:table-cell office:value-type="float" office:value="52.107738">
            <text:p>52,107738</text:p>
          </table:table-cell>
          <table:table-cell office:value-type="float" office:value="22.584864">
            <text:p>22,584864</text:p>
          </table:table-cell>
        </table:table-row>
        <table:table-row table:style-name="ro1">
          <table:table-cell office:value-type="string">
            <text:p>AFR299 <text:s text:c="5"/></text:p>
          </table:table-cell>
          <table:table-cell office:value-type="float" office:value="798.797241">
            <text:p>798,797241</text:p>
          </table:table-cell>
          <table:table-cell office:value-type="float" office:value="605.853394">
            <text:p>605,853394</text:p>
          </table:table-cell>
          <table:table-cell office:value-type="float" office:value="756.80011">
            <text:p>756,80011</text:p>
          </table:table-cell>
          <table:table-cell office:value-type="float" office:value="390.899384">
            <text:p>390,899384</text:p>
          </table:table-cell>
          <table:table-cell office:value-type="float" office:value="1179.270996">
            <text:p>1179,270996</text:p>
          </table:table-cell>
          <table:table-cell office:value-type="float" office:value="128.687408">
            <text:p>128,687408</text:p>
          </table:table-cell>
          <table:table-cell office:value-type="float" office:value="1897.023926">
            <text:p>1897,023926</text:p>
          </table:table-cell>
          <table:table-cell office:value-type="float" office:value="72.799843">
            <text:p>72,799843</text:p>
          </table:table-cell>
          <table:table-cell office:value-type="float" office:value="39.18972">
            <text:p>39,18972</text:p>
          </table:table-cell>
          <table:table-cell office:value-type="float" office:value="19.913223">
            <text:p>19,913223</text:p>
          </table:table-cell>
          <table:table-cell office:value-type="float" office:value="289.538849">
            <text:p>289,538849</text:p>
          </table:table-cell>
          <table:table-cell office:value-type="float" office:value="15.834213">
            <text:p>15,834213</text:p>
          </table:table-cell>
          <table:table-cell office:value-type="float" office:value="204.152191">
            <text:p>204,152191</text:p>
          </table:table-cell>
          <table:table-cell office:value-type="float" office:value="12.33354">
            <text:p>12,33354</text:p>
          </table:table-cell>
          <table:table-cell office:value-type="float" office:value="385.75592">
            <text:p>385,75592</text:p>
          </table:table-cell>
          <table:table-cell office:value-type="float" office:value="11.138009">
            <text:p>11,138009</text:p>
          </table:table-cell>
          <table:table-cell office:value-type="float" office:value="570.279541">
            <text:p>570,279541</text:p>
          </table:table-cell>
          <table:table-cell office:value-type="float" office:value="13.597157">
            <text:p>13,597157</text:p>
          </table:table-cell>
          <table:table-cell office:value-type="float" office:value="60.890041">
            <text:p>60,890041</text:p>
          </table:table-cell>
          <table:table-cell office:value-type="float" office:value="5.004538">
            <text:p>5,004538</text:p>
          </table:table-cell>
          <table:table-cell office:value-type="float" office:value="8.352165">
            <text:p>8,352165</text:p>
          </table:table-cell>
          <table:table-cell office:value-type="float" office:value="4.759067">
            <text:p>4,759067</text:p>
          </table:table-cell>
          <table:table-cell office:value-type="float" office:value="31.433424">
            <text:p>31,433424</text:p>
          </table:table-cell>
          <table:table-cell office:value-type="float" office:value="7.281615">
            <text:p>7,281615</text:p>
          </table:table-cell>
          <table:table-cell office:value-type="float" office:value="19.861902">
            <text:p>19,861902</text:p>
          </table:table-cell>
          <table:table-cell office:value-type="float" office:value="4.509753">
            <text:p>4,509753</text:p>
          </table:table-cell>
          <table:table-cell office:value-type="float" office:value="419.478058">
            <text:p>419,478058</text:p>
          </table:table-cell>
          <table:table-cell office:value-type="float" office:value="15.580901">
            <text:p>15,580901</text:p>
          </table:table-cell>
          <table:table-cell office:value-type="float" office:value="50.524162">
            <text:p>50,524162</text:p>
          </table:table-cell>
          <table:table-cell office:value-type="float" office:value="7.690562">
            <text:p>7,690562</text:p>
          </table:table-cell>
          <table:table-cell table:number-columns-repeated="2" office:value-type="float" office:value="0">
            <text:p>0</text:p>
          </table:table-cell>
          <table:table-cell office:value-type="float" office:value="40.708847">
            <text:p>40,708847</text:p>
          </table:table-cell>
          <table:table-cell office:value-type="float" office:value="18.156265">
            <text:p>18,156265</text:p>
          </table:table-cell>
          <table:table-cell office:value-type="float" office:value="37.910461">
            <text:p>37,910461</text:p>
          </table:table-cell>
          <table:table-cell office:value-type="float" office:value="8.926418">
            <text:p>8,926418</text:p>
          </table:table-cell>
          <table:table-cell office:value-type="float" office:value="10.546145">
            <text:p>10,546145</text:p>
          </table:table-cell>
          <table:table-cell office:value-type="float" office:value="9.673294">
            <text:p>9,673294</text:p>
          </table:table-cell>
          <table:table-cell office:value-type="float" office:value="24.826468">
            <text:p>24,826468</text:p>
          </table:table-cell>
          <table:table-cell office:value-type="float" office:value="9.937175">
            <text:p>9,937175</text:p>
          </table:table-cell>
          <table:table-cell office:value-type="float" office:value="18.304768">
            <text:p>18,304768</text:p>
          </table:table-cell>
          <table:table-cell office:value-type="float" office:value="10.44504">
            <text:p>10,44504</text:p>
          </table:table-cell>
          <table:table-cell office:value-type="float" office:value="45.70697">
            <text:p>45,70697</text:p>
          </table:table-cell>
          <table:table-cell office:value-type="float" office:value="32.374866">
            <text:p>32,374866</text:p>
          </table:table-cell>
          <table:table-cell table:number-columns-repeated="4" office:value-type="float" office:value="0">
            <text:p>0</text:p>
          </table:table-cell>
          <table:table-cell office:value-type="float" office:value="53.820866">
            <text:p>53,820866</text:p>
          </table:table-cell>
          <table:table-cell office:value-type="float" office:value="19.640976">
            <text:p>19,640976</text:p>
          </table:table-cell>
        </table:table-row>
        <table:table-row table:style-name="ro1">
          <table:table-cell office:value-type="string">
            <text:p>AFR300 <text:s text:c="5"/></text:p>
          </table:table-cell>
          <table:table-cell office:value-type="float" office:value="4242.500977">
            <text:p>4242,500977</text:p>
          </table:table-cell>
          <table:table-cell office:value-type="float" office:value="838.476929">
            <text:p>838,476929</text:p>
          </table:table-cell>
          <table:table-cell office:value-type="float" office:value="4009.872803">
            <text:p>4009,872803</text:p>
          </table:table-cell>
          <table:table-cell office:value-type="float" office:value="505.187805">
            <text:p>505,187805</text:p>
          </table:table-cell>
          <table:table-cell office:value-type="float" office:value="26268.240234">
            <text:p>26268,240234</text:p>
          </table:table-cell>
          <table:table-cell office:value-type="float" office:value="666.827759">
            <text:p>666,827759</text:p>
          </table:table-cell>
          <table:table-cell office:value-type="float" office:value="65450.957031">
            <text:p>65450,957031</text:p>
          </table:table-cell>
          <table:table-cell office:value-type="float" office:value="1454.32251">
            <text:p>1454,32251</text:p>
          </table:table-cell>
          <table:table-cell office:value-type="float" office:value="178.463974">
            <text:p>178,463974</text:p>
          </table:table-cell>
          <table:table-cell office:value-type="float" office:value="33.669865">
            <text:p>33,669865</text:p>
          </table:table-cell>
          <table:table-cell office:value-type="float" office:value="6048.566406">
            <text:p>6048,566406</text:p>
          </table:table-cell>
          <table:table-cell office:value-type="float" office:value="122.739799">
            <text:p>122,739799</text:p>
          </table:table-cell>
          <table:table-cell office:value-type="float" office:value="5077.538086">
            <text:p>5077,538086</text:p>
          </table:table-cell>
          <table:table-cell office:value-type="float" office:value="92.777802">
            <text:p>92,777802</text:p>
          </table:table-cell>
          <table:table-cell office:value-type="float" office:value="12849">
            <text:p>12849</text:p>
          </table:table-cell>
          <table:table-cell office:value-type="float" office:value="182.309921">
            <text:p>182,309921</text:p>
          </table:table-cell>
          <table:table-cell office:value-type="float" office:value="10454.342773">
            <text:p>10454,342773</text:p>
          </table:table-cell>
          <table:table-cell office:value-type="float" office:value="139.254105">
            <text:p>139,254105</text:p>
          </table:table-cell>
          <table:table-cell office:value-type="float" office:value="1683.262451">
            <text:p>1683,262451</text:p>
          </table:table-cell>
          <table:table-cell office:value-type="float" office:value="45.684818">
            <text:p>45,684818</text:p>
          </table:table-cell>
          <table:table-cell office:value-type="float" office:value="40.745804">
            <text:p>40,745804</text:p>
          </table:table-cell>
          <table:table-cell office:value-type="float" office:value="6.202629">
            <text:p>6,202629</text:p>
          </table:table-cell>
          <table:table-cell office:value-type="float" office:value="42.596428">
            <text:p>42,596428</text:p>
          </table:table-cell>
          <table:table-cell office:value-type="float" office:value="7.729442">
            <text:p>7,729442</text:p>
          </table:table-cell>
          <table:table-cell office:value-type="float" office:value="267.366821">
            <text:p>267,366821</text:p>
          </table:table-cell>
          <table:table-cell office:value-type="float" office:value="8.541066">
            <text:p>8,541066</text:p>
          </table:table-cell>
          <table:table-cell office:value-type="float" office:value="14472.189453">
            <text:p>14472,189453</text:p>
          </table:table-cell>
          <table:table-cell office:value-type="float" office:value="377.568085">
            <text:p>377,568085</text:p>
          </table:table-cell>
          <table:table-cell office:value-type="float" office:value="40.709068">
            <text:p>40,709068</text:p>
          </table:table-cell>
          <table:table-cell office:value-type="float" office:value="8.470532">
            <text:p>8,470532</text:p>
          </table:table-cell>
          <table:table-cell office:value-type="float" office:value="47.255066">
            <text:p>47,255066</text:p>
          </table:table-cell>
          <table:table-cell office:value-type="float" office:value="15.299092">
            <text:p>15,299092</text:p>
          </table:table-cell>
          <table:table-cell office:value-type="float" office:value="740.999695">
            <text:p>740,999695</text:p>
          </table:table-cell>
          <table:table-cell office:value-type="float" office:value="24.226007">
            <text:p>24,226007</text:p>
          </table:table-cell>
          <table:table-cell office:value-type="float" office:value="291.077759">
            <text:p>291,077759</text:p>
          </table:table-cell>
          <table:table-cell office:value-type="float" office:value="11.278683">
            <text:p>11,278683</text:p>
          </table:table-cell>
          <table:table-cell office:value-type="float" office:value="47.930576">
            <text:p>47,930576</text:p>
          </table:table-cell>
          <table:table-cell office:value-type="float" office:value="10.608528">
            <text:p>10,608528</text:p>
          </table:table-cell>
          <table:table-cell office:value-type="float" office:value="100.855957">
            <text:p>100,855957</text:p>
          </table:table-cell>
          <table:table-cell office:value-type="float" office:value="11.024303">
            <text:p>11,024303</text:p>
          </table:table-cell>
          <table:table-cell office:value-type="float" office:value="62.704159">
            <text:p>62,704159</text:p>
          </table:table-cell>
          <table:table-cell office:value-type="float" office:value="11.531435">
            <text:p>11,531435</text:p>
          </table:table-cell>
          <table:table-cell table:number-columns-repeated="6" office:value-type="float" office:value="0">
            <text:p>0</text:p>
          </table:table-cell>
          <table:table-cell office:value-type="float" office:value="159.84465">
            <text:p>159,84465</text:p>
          </table:table-cell>
          <table:table-cell office:value-type="float" office:value="21.743298">
            <text:p>21,743298</text:p>
          </table:table-cell>
        </table:table-row>
        <table:table-row table:style-name="ro1">
          <table:table-cell office:value-type="string">
            <text:p>AFR301 <text:s text:c="5"/></text:p>
          </table:table-cell>
          <table:table-cell office:value-type="float" office:value="4035.007324">
            <text:p>4035,007324</text:p>
          </table:table-cell>
          <table:table-cell office:value-type="float" office:value="916.666138">
            <text:p>916,666138</text:p>
          </table:table-cell>
          <table:table-cell office:value-type="float" office:value="4175.81543">
            <text:p>4175,81543</text:p>
          </table:table-cell>
          <table:table-cell office:value-type="float" office:value="536.57196">
            <text:p>536,57196</text:p>
          </table:table-cell>
          <table:table-cell office:value-type="float" office:value="26672.390625">
            <text:p>26672,390625</text:p>
          </table:table-cell>
          <table:table-cell office:value-type="float" office:value="678.399292">
            <text:p>678,399292</text:p>
          </table:table-cell>
          <table:table-cell office:value-type="float" office:value="63520.941406">
            <text:p>63520,941406</text:p>
          </table:table-cell>
          <table:table-cell office:value-type="float" office:value="1412.276367">
            <text:p>1412,276367</text:p>
          </table:table-cell>
          <table:table-cell office:value-type="float" office:value="291.725098">
            <text:p>291,725098</text:p>
          </table:table-cell>
          <table:table-cell office:value-type="float" office:value="37.572926">
            <text:p>37,572926</text:p>
          </table:table-cell>
          <table:table-cell office:value-type="float" office:value="5897.262695">
            <text:p>5897,262695</text:p>
          </table:table-cell>
          <table:table-cell office:value-type="float" office:value="120.109222">
            <text:p>120,109222</text:p>
          </table:table-cell>
          <table:table-cell office:value-type="float" office:value="5223.4375">
            <text:p>5223,4375</text:p>
          </table:table-cell>
          <table:table-cell office:value-type="float" office:value="95.476974">
            <text:p>95,476974</text:p>
          </table:table-cell>
          <table:table-cell office:value-type="float" office:value="12367.633789">
            <text:p>12367,633789</text:p>
          </table:table-cell>
          <table:table-cell office:value-type="float" office:value="175.661789">
            <text:p>175,661789</text:p>
          </table:table-cell>
          <table:table-cell office:value-type="float" office:value="11294.089844">
            <text:p>11294,089844</text:p>
          </table:table-cell>
          <table:table-cell office:value-type="float" office:value="150.245163">
            <text:p>150,245163</text:p>
          </table:table-cell>
          <table:table-cell office:value-type="float" office:value="1793.404785">
            <text:p>1793,404785</text:p>
          </table:table-cell>
          <table:table-cell office:value-type="float" office:value="48.688023">
            <text:p>48,688023</text:p>
          </table:table-cell>
          <table:table-cell office:value-type="float" office:value="30.841309">
            <text:p>30,841309</text:p>
          </table:table-cell>
          <table:table-cell office:value-type="float" office:value="6.985228">
            <text:p>6,985228</text:p>
          </table:table-cell>
          <table:table-cell office:value-type="float" office:value="53.784801">
            <text:p>53,784801</text:p>
          </table:table-cell>
          <table:table-cell office:value-type="float" office:value="8.330977">
            <text:p>8,330977</text:p>
          </table:table-cell>
          <table:table-cell office:value-type="float" office:value="271.128571">
            <text:p>271,128571</text:p>
          </table:table-cell>
          <table:table-cell office:value-type="float" office:value="9.156962">
            <text:p>9,156962</text:p>
          </table:table-cell>
          <table:table-cell office:value-type="float" office:value="15284.833008">
            <text:p>15284,833008</text:p>
          </table:table-cell>
          <table:table-cell office:value-type="float" office:value="398.702332">
            <text:p>398,702332</text:p>
          </table:table-cell>
          <table:table-cell office:value-type="float" office:value="48.903656">
            <text:p>48,903656</text:p>
          </table:table-cell>
          <table:table-cell office:value-type="float" office:value="10.045831">
            <text:p>10,045831</text:p>
          </table:table-cell>
          <table:table-cell office:value-type="float" office:value="65.94957">
            <text:p>65,94957</text:p>
          </table:table-cell>
          <table:table-cell office:value-type="float" office:value="16.463646">
            <text:p>16,463646</text:p>
          </table:table-cell>
          <table:table-cell office:value-type="float" office:value="511.185852">
            <text:p>511,185852</text:p>
          </table:table-cell>
          <table:table-cell office:value-type="float" office:value="22.243858">
            <text:p>22,243858</text:p>
          </table:table-cell>
          <table:table-cell office:value-type="float" office:value="272.823242">
            <text:p>272,823242</text:p>
          </table:table-cell>
          <table:table-cell office:value-type="float" office:value="12.836989">
            <text:p>12,836989</text:p>
          </table:table-cell>
          <table:table-cell office:value-type="float" office:value="47.957947">
            <text:p>47,957947</text:p>
          </table:table-cell>
          <table:table-cell office:value-type="float" office:value="12.689298">
            <text:p>12,689298</text:p>
          </table:table-cell>
          <table:table-cell office:value-type="float" office:value="107.008774">
            <text:p>107,008774</text:p>
          </table:table-cell>
          <table:table-cell office:value-type="float" office:value="13.192652">
            <text:p>13,192652</text:p>
          </table:table-cell>
          <table:table-cell office:value-type="float" office:value="65.760429">
            <text:p>65,760429</text:p>
          </table:table-cell>
          <table:table-cell office:value-type="float" office:value="13.85877">
            <text:p>13,85877</text:p>
          </table:table-cell>
          <table:table-cell table:number-columns-repeated="6" office:value-type="float" office:value="0">
            <text:p>0</text:p>
          </table:table-cell>
          <table:table-cell office:value-type="float" office:value="225.694733">
            <text:p>225,694733</text:p>
          </table:table-cell>
          <table:table-cell office:value-type="float" office:value="26.273079">
            <text:p>26,273079</text:p>
          </table:table-cell>
        </table:table-row>
        <table:table-row table:style-name="ro1">
          <table:table-cell office:value-type="string">
            <text:p>AFR302 <text:s text:c="5"/></text:p>
          </table:table-cell>
          <table:table-cell office:value-type="float" office:value="8112.22998">
            <text:p>8112,22998</text:p>
          </table:table-cell>
          <table:table-cell office:value-type="float" office:value="955.545166">
            <text:p>955,545166</text:p>
          </table:table-cell>
          <table:table-cell office:value-type="float" office:value="1833.439575">
            <text:p>1833,439575</text:p>
          </table:table-cell>
          <table:table-cell office:value-type="float" office:value="469.418213">
            <text:p>469,418213</text:p>
          </table:table-cell>
          <table:table-cell office:value-type="float" office:value="15891.032227">
            <text:p>15891,032227</text:p>
          </table:table-cell>
          <table:table-cell office:value-type="float" office:value="431.532471">
            <text:p>431,532471</text:p>
          </table:table-cell>
          <table:table-cell office:value-type="float" office:value="35281.023438">
            <text:p>35281,023438</text:p>
          </table:table-cell>
          <table:table-cell office:value-type="float" office:value="791.998413">
            <text:p>791,998413</text:p>
          </table:table-cell>
          <table:table-cell office:value-type="float" office:value="261.365295">
            <text:p>261,365295</text:p>
          </table:table-cell>
          <table:table-cell office:value-type="float" office:value="35.692528">
            <text:p>35,692528</text:p>
          </table:table-cell>
          <table:table-cell office:value-type="float" office:value="8325.904297">
            <text:p>8325,904297</text:p>
          </table:table-cell>
          <table:table-cell office:value-type="float" office:value="166.013672">
            <text:p>166,013672</text:p>
          </table:table-cell>
          <table:table-cell office:value-type="float" office:value="18863.011719">
            <text:p>18863,011719</text:p>
          </table:table-cell>
          <table:table-cell office:value-type="float" office:value="326.630157">
            <text:p>326,630157</text:p>
          </table:table-cell>
          <table:table-cell office:value-type="float" office:value="24732.523438">
            <text:p>24732,523438</text:p>
          </table:table-cell>
          <table:table-cell office:value-type="float" office:value="348.114746">
            <text:p>348,114746</text:p>
          </table:table-cell>
          <table:table-cell office:value-type="float" office:value="10436.727539">
            <text:p>10436,727539</text:p>
          </table:table-cell>
          <table:table-cell office:value-type="float" office:value="139.108871">
            <text:p>139,108871</text:p>
          </table:table-cell>
          <table:table-cell office:value-type="float" office:value="1215.450562">
            <text:p>1215,450562</text:p>
          </table:table-cell>
          <table:table-cell office:value-type="float" office:value="33.298351">
            <text:p>33,298351</text:p>
          </table:table-cell>
          <table:table-cell office:value-type="float" office:value="19.459385">
            <text:p>19,459385</text:p>
          </table:table-cell>
          <table:table-cell office:value-type="float" office:value="5.321552">
            <text:p>5,321552</text:p>
          </table:table-cell>
          <table:table-cell office:value-type="float" office:value="60.124306">
            <text:p>60,124306</text:p>
          </table:table-cell>
          <table:table-cell office:value-type="float" office:value="7.447608">
            <text:p>7,447608</text:p>
          </table:table-cell>
          <table:table-cell office:value-type="float" office:value="178.842545">
            <text:p>178,842545</text:p>
          </table:table-cell>
          <table:table-cell office:value-type="float" office:value="6.497683">
            <text:p>6,497683</text:p>
          </table:table-cell>
          <table:table-cell office:value-type="float" office:value="9823.141602">
            <text:p>9823,141602</text:p>
          </table:table-cell>
          <table:table-cell office:value-type="float" office:value="256.87973">
            <text:p>256,87973</text:p>
          </table:table-cell>
          <table:table-cell office:value-type="float" office:value="25.569933">
            <text:p>25,569933</text:p>
          </table:table-cell>
          <table:table-cell office:value-type="float" office:value="7.410921">
            <text:p>7,410921</text:p>
          </table:table-cell>
          <table:table-cell office:value-type="float" office:value="29.559372">
            <text:p>29,559372</text:p>
          </table:table-cell>
          <table:table-cell office:value-type="float" office:value="14.620111">
            <text:p>14,620111</text:p>
          </table:table-cell>
          <table:table-cell office:value-type="float" office:value="693.993225">
            <text:p>693,993225</text:p>
          </table:table-cell>
          <table:table-cell office:value-type="float" office:value="23.332802">
            <text:p>23,332802</text:p>
          </table:table-cell>
          <table:table-cell office:value-type="float" office:value="389.615265">
            <text:p>389,615265</text:p>
          </table:table-cell>
          <table:table-cell office:value-type="float" office:value="11.492453">
            <text:p>11,492453</text:p>
          </table:table-cell>
          <table:table-cell office:value-type="float" office:value="75.974808">
            <text:p>75,974808</text:p>
          </table:table-cell>
          <table:table-cell office:value-type="float" office:value="9.56677">
            <text:p>9,56677</text:p>
          </table:table-cell>
          <table:table-cell office:value-type="float" office:value="89.955315">
            <text:p>89,955315</text:p>
          </table:table-cell>
          <table:table-cell office:value-type="float" office:value="9.78129">
            <text:p>9,78129</text:p>
          </table:table-cell>
          <table:table-cell office:value-type="float" office:value="43.160721">
            <text:p>43,160721</text:p>
          </table:table-cell>
          <table:table-cell office:value-type="float" office:value="10.14739">
            <text:p>10,14739</text:p>
          </table:table-cell>
          <table:table-cell office:value-type="float" office:value="7.704734">
            <text:p>7,704734</text:p>
          </table:table-cell>
          <table:table-cell office:value-type="float" office:value="57.234718">
            <text:p>57,234718</text:p>
          </table:table-cell>
          <table:table-cell table:number-columns-repeated="4" office:value-type="float" office:value="0">
            <text:p>0</text:p>
          </table:table-cell>
          <table:table-cell office:value-type="float" office:value="429.377258">
            <text:p>429,377258</text:p>
          </table:table-cell>
          <table:table-cell office:value-type="float" office:value="21.472223">
            <text:p>21,472223</text:p>
          </table:table-cell>
        </table:table-row>
        <table:table-row table:style-name="ro1">
          <table:table-cell office:value-type="string">
            <text:p>AFR303 <text:s text:c="5"/></text:p>
          </table:table-cell>
          <table:table-cell office:value-type="float" office:value="5307.563965">
            <text:p>5307,563965</text:p>
          </table:table-cell>
          <table:table-cell office:value-type="float" office:value="848.526367">
            <text:p>848,526367</text:p>
          </table:table-cell>
          <table:table-cell office:value-type="float" office:value="1408.95813">
            <text:p>1408,95813</text:p>
          </table:table-cell>
          <table:table-cell office:value-type="float" office:value="460.966919">
            <text:p>460,966919</text:p>
          </table:table-cell>
          <table:table-cell office:value-type="float" office:value="13214.09082">
            <text:p>13214,09082</text:p>
          </table:table-cell>
          <table:table-cell office:value-type="float" office:value="369.261505">
            <text:p>369,261505</text:p>
          </table:table-cell>
          <table:table-cell office:value-type="float" office:value="28325.779297">
            <text:p>28325,779297</text:p>
          </table:table-cell>
          <table:table-cell office:value-type="float" office:value="639.254639">
            <text:p>639,254639</text:p>
          </table:table-cell>
          <table:table-cell office:value-type="float" office:value="223.381424">
            <text:p>223,381424</text:p>
          </table:table-cell>
          <table:table-cell office:value-type="float" office:value="31.698538">
            <text:p>31,698538</text:p>
          </table:table-cell>
          <table:table-cell office:value-type="float" office:value="6487.723145">
            <text:p>6487,723145</text:p>
          </table:table-cell>
          <table:table-cell office:value-type="float" office:value="130.72847">
            <text:p>130,72847</text:p>
          </table:table-cell>
          <table:table-cell office:value-type="float" office:value="4659.871582">
            <text:p>4659,871582</text:p>
          </table:table-cell>
          <table:table-cell office:value-type="float" office:value="85.587059">
            <text:p>85,587059</text:p>
          </table:table-cell>
          <table:table-cell office:value-type="float" office:value="8234.405273">
            <text:p>8234,405273</text:p>
          </table:table-cell>
          <table:table-cell office:value-type="float" office:value="117.984467">
            <text:p>117,984467</text:p>
          </table:table-cell>
          <table:table-cell office:value-type="float" office:value="5719.641602">
            <text:p>5719,641602</text:p>
          </table:table-cell>
          <table:table-cell office:value-type="float" office:value="77.772003">
            <text:p>77,772003</text:p>
          </table:table-cell>
          <table:table-cell office:value-type="float" office:value="905.323547">
            <text:p>905,323547</text:p>
          </table:table-cell>
          <table:table-cell office:value-type="float" office:value="25.299294">
            <text:p>25,299294</text:p>
          </table:table-cell>
          <table:table-cell office:value-type="float" office:value="21.402424">
            <text:p>21,402424</text:p>
          </table:table-cell>
          <table:table-cell office:value-type="float" office:value="5.816104">
            <text:p>5,816104</text:p>
          </table:table-cell>
          <table:table-cell office:value-type="float" office:value="52.682301">
            <text:p>52,682301</text:p>
          </table:table-cell>
          <table:table-cell office:value-type="float" office:value="7.766449">
            <text:p>7,766449</text:p>
          </table:table-cell>
          <table:table-cell office:value-type="float" office:value="144.799667">
            <text:p>144,799667</text:p>
          </table:table-cell>
          <table:table-cell office:value-type="float" office:value="6.425437">
            <text:p>6,425437</text:p>
          </table:table-cell>
          <table:table-cell office:value-type="float" office:value="8317.458008">
            <text:p>8317,458008</text:p>
          </table:table-cell>
          <table:table-cell office:value-type="float" office:value="217.859177">
            <text:p>217,859177</text:p>
          </table:table-cell>
          <table:table-cell office:value-type="float" office:value="45.254433">
            <text:p>45,254433</text:p>
          </table:table-cell>
          <table:table-cell office:value-type="float" office:value="8.62608">
            <text:p>8,62608</text:p>
          </table:table-cell>
          <table:table-cell office:value-type="float" office:value="66.471634">
            <text:p>66,471634</text:p>
          </table:table-cell>
          <table:table-cell office:value-type="float" office:value="15.557987">
            <text:p>15,557987</text:p>
          </table:table-cell>
          <table:table-cell office:value-type="float" office:value="558.838379">
            <text:p>558,838379</text:p>
          </table:table-cell>
          <table:table-cell office:value-type="float" office:value="22.157372">
            <text:p>22,157372</text:p>
          </table:table-cell>
          <table:table-cell office:value-type="float" office:value="536.658752">
            <text:p>536,658752</text:p>
          </table:table-cell>
          <table:table-cell office:value-type="float" office:value="14.370045">
            <text:p>14,370045</text:p>
          </table:table-cell>
          <table:table-cell office:value-type="float" office:value="20.572077">
            <text:p>20,572077</text:p>
          </table:table-cell>
          <table:table-cell office:value-type="float" office:value="10.931397">
            <text:p>10,931397</text:p>
          </table:table-cell>
          <table:table-cell office:value-type="float" office:value="63.528751">
            <text:p>63,528751</text:p>
          </table:table-cell>
          <table:table-cell office:value-type="float" office:value="11.193192">
            <text:p>11,193192</text:p>
          </table:table-cell>
          <table:table-cell office:value-type="float" office:value="27.113077">
            <text:p>27,113077</text:p>
          </table:table-cell>
          <table:table-cell office:value-type="float" office:value="11.778305">
            <text:p>11,778305</text:p>
          </table:table-cell>
          <table:table-cell table:number-columns-repeated="6" office:value-type="float" office:value="0">
            <text:p>0</text:p>
          </table:table-cell>
          <table:table-cell office:value-type="float" office:value="430.566925">
            <text:p>430,566925</text:p>
          </table:table-cell>
          <table:table-cell office:value-type="float" office:value="24.215185">
            <text:p>24,215185</text:p>
          </table:table-cell>
        </table:table-row>
        <table:table-row table:style-name="ro1">
          <table:table-cell office:value-type="string">
            <text:p>AFR304 <text:s text:c="5"/></text:p>
          </table:table-cell>
          <table:table-cell office:value-type="float" office:value="4535.393555">
            <text:p>4535,393555</text:p>
          </table:table-cell>
          <table:table-cell office:value-type="float" office:value="820.354126">
            <text:p>820,354126</text:p>
          </table:table-cell>
          <table:table-cell office:value-type="float" office:value="2292.651855">
            <text:p>2292,651855</text:p>
          </table:table-cell>
          <table:table-cell office:value-type="float" office:value="469.784302">
            <text:p>469,784302</text:p>
          </table:table-cell>
          <table:table-cell office:value-type="float" office:value="20135.435547">
            <text:p>20135,435547</text:p>
          </table:table-cell>
          <table:table-cell office:value-type="float" office:value="526.42572">
            <text:p>526,42572</text:p>
          </table:table-cell>
          <table:table-cell office:value-type="float" office:value="37866.152344">
            <text:p>37866,152344</text:p>
          </table:table-cell>
          <table:table-cell office:value-type="float" office:value="848.424438">
            <text:p>848,424438</text:p>
          </table:table-cell>
          <table:table-cell office:value-type="float" office:value="302.665253">
            <text:p>302,665253</text:p>
          </table:table-cell>
          <table:table-cell office:value-type="float" office:value="34.352703">
            <text:p>34,352703</text:p>
          </table:table-cell>
          <table:table-cell office:value-type="float" office:value="6964.330566">
            <text:p>6964,330566</text:p>
          </table:table-cell>
          <table:table-cell office:value-type="float" office:value="139.957916">
            <text:p>139,957916</text:p>
          </table:table-cell>
          <table:table-cell office:value-type="float" office:value="6727.529785">
            <text:p>6727,529785</text:p>
          </table:table-cell>
          <table:table-cell office:value-type="float" office:value="120.572044">
            <text:p>120,572044</text:p>
          </table:table-cell>
          <table:table-cell office:value-type="float" office:value="13988.399414">
            <text:p>13988,399414</text:p>
          </table:table-cell>
          <table:table-cell office:value-type="float" office:value="198.193588">
            <text:p>198,193588</text:p>
          </table:table-cell>
          <table:table-cell office:value-type="float" office:value="9246.086914">
            <text:p>9246,086914</text:p>
          </table:table-cell>
          <table:table-cell office:value-type="float" office:value="123.552635">
            <text:p>123,552635</text:p>
          </table:table-cell>
          <table:table-cell office:value-type="float" office:value="1355.924316">
            <text:p>1355,924316</text:p>
          </table:table-cell>
          <table:table-cell office:value-type="float" office:value="37.044384">
            <text:p>37,044384</text:p>
          </table:table-cell>
          <table:table-cell office:value-type="float" office:value="17.603348">
            <text:p>17,603348</text:p>
          </table:table-cell>
          <table:table-cell office:value-type="float" office:value="5.810936">
            <text:p>5,810936</text:p>
          </table:table-cell>
          <table:table-cell office:value-type="float" office:value="46.341908">
            <text:p>46,341908</text:p>
          </table:table-cell>
          <table:table-cell office:value-type="float" office:value="7.617019">
            <text:p>7,617019</text:p>
          </table:table-cell>
          <table:table-cell office:value-type="float" office:value="197.252182">
            <text:p>197,252182</text:p>
          </table:table-cell>
          <table:table-cell office:value-type="float" office:value="7.10738">
            <text:p>7,10738</text:p>
          </table:table-cell>
          <table:table-cell office:value-type="float" office:value="11551.770508">
            <text:p>11551,770508</text:p>
          </table:table-cell>
          <table:table-cell office:value-type="float" office:value="301.76001">
            <text:p>301,76001</text:p>
          </table:table-cell>
          <table:table-cell office:value-type="float" office:value="30.223951">
            <text:p>30,223951</text:p>
          </table:table-cell>
          <table:table-cell office:value-type="float" office:value="8.123343">
            <text:p>8,123343</text:p>
          </table:table-cell>
          <table:table-cell office:value-type="float" office:value="90.232903">
            <text:p>90,232903</text:p>
          </table:table-cell>
          <table:table-cell office:value-type="float" office:value="15.547794">
            <text:p>15,547794</text:p>
          </table:table-cell>
          <table:table-cell office:value-type="float" office:value="473.846497">
            <text:p>473,846497</text:p>
          </table:table-cell>
          <table:table-cell office:value-type="float" office:value="21.086664">
            <text:p>21,086664</text:p>
          </table:table-cell>
          <table:table-cell office:value-type="float" office:value="1272.575195">
            <text:p>1272,575195</text:p>
          </table:table-cell>
          <table:table-cell office:value-type="float" office:value="25.407389">
            <text:p>25,407389</text:p>
          </table:table-cell>
          <table:table-cell office:value-type="float" office:value="40.269249">
            <text:p>40,269249</text:p>
          </table:table-cell>
          <table:table-cell office:value-type="float" office:value="10.455645">
            <text:p>10,455645</text:p>
          </table:table-cell>
          <table:table-cell office:value-type="float" office:value="84.880013">
            <text:p>84,880013</text:p>
          </table:table-cell>
          <table:table-cell office:value-type="float" office:value="10.70208">
            <text:p>10,70208</text:p>
          </table:table-cell>
          <table:table-cell office:value-type="float" office:value="58.244946">
            <text:p>58,244946</text:p>
          </table:table-cell>
          <table:table-cell office:value-type="float" office:value="11.131611">
            <text:p>11,131611</text:p>
          </table:table-cell>
          <table:table-cell table:number-columns-repeated="6" office:value-type="float" office:value="0">
            <text:p>0</text:p>
          </table:table-cell>
          <table:table-cell office:value-type="float" office:value="307.602173">
            <text:p>307,602173</text:p>
          </table:table-cell>
          <table:table-cell office:value-type="float" office:value="21.942465">
            <text:p>21,942465</text:p>
          </table:table-cell>
        </table:table-row>
        <table:table-row table:style-name="ro1">
          <table:table-cell office:value-type="string">
            <text:p>AFR305 <text:s text:c="5"/></text:p>
          </table:table-cell>
          <table:table-cell office:value-type="float" office:value="4890.414063">
            <text:p>4890,414063</text:p>
          </table:table-cell>
          <table:table-cell office:value-type="float" office:value="804.824402">
            <text:p>804,824402</text:p>
          </table:table-cell>
          <table:table-cell office:value-type="float" office:value="2377.548096">
            <text:p>2377,548096</text:p>
          </table:table-cell>
          <table:table-cell office:value-type="float" office:value="458.808044">
            <text:p>458,808044</text:p>
          </table:table-cell>
          <table:table-cell office:value-type="float" office:value="16796.167969">
            <text:p>16796,167969</text:p>
          </table:table-cell>
          <table:table-cell office:value-type="float" office:value="449.818298">
            <text:p>449,818298</text:p>
          </table:table-cell>
          <table:table-cell office:value-type="float" office:value="30709.925781">
            <text:p>30709,925781</text:p>
          </table:table-cell>
          <table:table-cell office:value-type="float" office:value="691.383667">
            <text:p>691,383667</text:p>
          </table:table-cell>
          <table:table-cell office:value-type="float" office:value="236.947083">
            <text:p>236,947083</text:p>
          </table:table-cell>
          <table:table-cell office:value-type="float" office:value="32.039459">
            <text:p>32,039459</text:p>
          </table:table-cell>
          <table:table-cell office:value-type="float" office:value="6048.566406">
            <text:p>6048,566406</text:p>
          </table:table-cell>
          <table:table-cell office:value-type="float" office:value="122.432442">
            <text:p>122,432442</text:p>
          </table:table-cell>
          <table:table-cell office:value-type="float" office:value="4950.495605">
            <text:p>4950,495605</text:p>
          </table:table-cell>
          <table:table-cell office:value-type="float" office:value="90.572388">
            <text:p>90,572388</text:p>
          </table:table-cell>
          <table:table-cell office:value-type="float" office:value="11846.34082">
            <text:p>11846,34082</text:p>
          </table:table-cell>
          <table:table-cell office:value-type="float" office:value="168.305725">
            <text:p>168,305725</text:p>
          </table:table-cell>
          <table:table-cell office:value-type="float" office:value="7149.351563">
            <text:p>7149,351563</text:p>
          </table:table-cell>
          <table:table-cell office:value-type="float" office:value="96.30793">
            <text:p>96,30793</text:p>
          </table:table-cell>
          <table:table-cell office:value-type="float" office:value="1047.532837">
            <text:p>1047,532837</text:p>
          </table:table-cell>
          <table:table-cell office:value-type="float" office:value="28.975473">
            <text:p>28,975473</text:p>
          </table:table-cell>
          <table:table-cell office:value-type="float" office:value="10.991217">
            <text:p>10,991217</text:p>
          </table:table-cell>
          <table:table-cell office:value-type="float" office:value="5.68842">
            <text:p>5,68842</text:p>
          </table:table-cell>
          <table:table-cell office:value-type="float" office:value="45.264778">
            <text:p>45,264778</text:p>
          </table:table-cell>
          <table:table-cell office:value-type="float" office:value="7.597634">
            <text:p>7,597634</text:p>
          </table:table-cell>
          <table:table-cell office:value-type="float" office:value="148.836136">
            <text:p>148,836136</text:p>
          </table:table-cell>
          <table:table-cell office:value-type="float" office:value="6.317296">
            <text:p>6,317296</text:p>
          </table:table-cell>
          <table:table-cell office:value-type="float" office:value="9238.272461">
            <text:p>9238,272461</text:p>
          </table:table-cell>
          <table:table-cell office:value-type="float" office:value="241.73027">
            <text:p>241,73027</text:p>
          </table:table-cell>
          <table:table-cell office:value-type="float" office:value="38.970608">
            <text:p>38,970608</text:p>
          </table:table-cell>
          <table:table-cell office:value-type="float" office:value="8.214262">
            <text:p>8,214262</text:p>
          </table:table-cell>
          <table:table-cell office:value-type="float" office:value="56.863365">
            <text:p>56,863365</text:p>
          </table:table-cell>
          <table:table-cell office:value-type="float" office:value="15.352762">
            <text:p>15,352762</text:p>
          </table:table-cell>
          <table:table-cell office:value-type="float" office:value="383.850861">
            <text:p>383,850861</text:p>
          </table:table-cell>
          <table:table-cell office:value-type="float" office:value="20.299505">
            <text:p>20,299505</text:p>
          </table:table-cell>
          <table:table-cell office:value-type="float" office:value="1422.670044">
            <text:p>1422,670044</text:p>
          </table:table-cell>
          <table:table-cell office:value-type="float" office:value="27.979717">
            <text:p>27,979717</text:p>
          </table:table-cell>
          <table:table-cell office:value-type="float" office:value="42.231873">
            <text:p>42,231873</text:p>
          </table:table-cell>
          <table:table-cell office:value-type="float" office:value="10.599877">
            <text:p>10,599877</text:p>
          </table:table-cell>
          <table:table-cell office:value-type="float" office:value="67.428986">
            <text:p>67,428986</text:p>
          </table:table-cell>
          <table:table-cell office:value-type="float" office:value="10.82932">
            <text:p>10,82932</text:p>
          </table:table-cell>
          <table:table-cell office:value-type="float" office:value="40.93111">
            <text:p>40,93111</text:p>
          </table:table-cell>
          <table:table-cell office:value-type="float" office:value="11.316838">
            <text:p>11,316838</text:p>
          </table:table-cell>
          <table:table-cell table:number-columns-repeated="6" office:value-type="float" office:value="0">
            <text:p>0</text:p>
          </table:table-cell>
          <table:table-cell office:value-type="float" office:value="251.973022">
            <text:p>251,973022</text:p>
          </table:table-cell>
          <table:table-cell office:value-type="float" office:value="21.786226">
            <text:p>21,786226</text:p>
          </table:table-cell>
        </table:table-row>
        <table:table-row table:style-name="ro1">
          <table:table-cell office:value-type="string">
            <text:p>AFR306 <text:s text:c="5"/></text:p>
          </table:table-cell>
          <table:table-cell office:value-type="float" office:value="2494.022461">
            <text:p>2494,022461</text:p>
          </table:table-cell>
          <table:table-cell office:value-type="float" office:value="815.721558">
            <text:p>815,721558</text:p>
          </table:table-cell>
          <table:table-cell office:value-type="float" office:value="1972.36084">
            <text:p>1972,36084</text:p>
          </table:table-cell>
          <table:table-cell office:value-type="float" office:value="482.357758">
            <text:p>482,357758</text:p>
          </table:table-cell>
          <table:table-cell office:value-type="float" office:value="16904.353516">
            <text:p>16904,353516</text:p>
          </table:table-cell>
          <table:table-cell office:value-type="float" office:value="454.136597">
            <text:p>454,136597</text:p>
          </table:table-cell>
          <table:table-cell office:value-type="float" office:value="37249.664063">
            <text:p>37249,664063</text:p>
          </table:table-cell>
          <table:table-cell office:value-type="float" office:value="835.004883">
            <text:p>835,004883</text:p>
          </table:table-cell>
          <table:table-cell office:value-type="float" office:value="176.353745">
            <text:p>176,353745</text:p>
          </table:table-cell>
          <table:table-cell office:value-type="float" office:value="32.766216">
            <text:p>32,766216</text:p>
          </table:table-cell>
          <table:table-cell office:value-type="float" office:value="5168.924316">
            <text:p>5168,924316</text:p>
          </table:table-cell>
          <table:table-cell office:value-type="float" office:value="105.96888">
            <text:p>105,96888</text:p>
          </table:table-cell>
          <table:table-cell office:value-type="float" office:value="3089.589844">
            <text:p>3089,589844</text:p>
          </table:table-cell>
          <table:table-cell office:value-type="float" office:value="59.658867">
            <text:p>59,658867</text:p>
          </table:table-cell>
          <table:table-cell office:value-type="float" office:value="8793.231445">
            <text:p>8793,231445</text:p>
          </table:table-cell>
          <table:table-cell office:value-type="float" office:value="125.798546">
            <text:p>125,798546</text:p>
          </table:table-cell>
          <table:table-cell office:value-type="float" office:value="6354.372559">
            <text:p>6354,372559</text:p>
          </table:table-cell>
          <table:table-cell office:value-type="float" office:value="86.014366">
            <text:p>86,014366</text:p>
          </table:table-cell>
          <table:table-cell office:value-type="float" office:value="1213.823486">
            <text:p>1213,823486</text:p>
          </table:table-cell>
          <table:table-cell office:value-type="float" office:value="33.425255">
            <text:p>33,425255</text:p>
          </table:table-cell>
          <table:table-cell office:value-type="float" office:value="14.732292">
            <text:p>14,732292</text:p>
          </table:table-cell>
          <table:table-cell office:value-type="float" office:value="6.38702">
            <text:p>6,38702</text:p>
          </table:table-cell>
          <table:table-cell office:value-type="float" office:value="39.511909">
            <text:p>39,511909</text:p>
          </table:table-cell>
          <table:table-cell office:value-type="float" office:value="7.996116">
            <text:p>7,996116</text:p>
          </table:table-cell>
          <table:table-cell office:value-type="float" office:value="158.809784">
            <text:p>158,809784</text:p>
          </table:table-cell>
          <table:table-cell office:value-type="float" office:value="7.00075">
            <text:p>7,00075</text:p>
          </table:table-cell>
          <table:table-cell office:value-type="float" office:value="11428.25293">
            <text:p>11428,25293</text:p>
          </table:table-cell>
          <table:table-cell office:value-type="float" office:value="298.597961">
            <text:p>298,597961</text:p>
          </table:table-cell>
          <table:table-cell office:value-type="float" office:value="52.751568">
            <text:p>52,751568</text:p>
          </table:table-cell>
          <table:table-cell office:value-type="float" office:value="9.419589">
            <text:p>9,419589</text:p>
          </table:table-cell>
          <table:table-cell office:value-type="float" office:value="22.760212">
            <text:p>22,760212</text:p>
          </table:table-cell>
          <table:table-cell office:value-type="float" office:value="15.782846">
            <text:p>15,782846</text:p>
          </table:table-cell>
          <table:table-cell office:value-type="float" office:value="183.019623">
            <text:p>183,019623</text:p>
          </table:table-cell>
          <table:table-cell office:value-type="float" office:value="19.418186">
            <text:p>19,418186</text:p>
          </table:table-cell>
          <table:table-cell office:value-type="float" office:value="144.013123">
            <text:p>144,013123</text:p>
          </table:table-cell>
          <table:table-cell office:value-type="float" office:value="11.25969">
            <text:p>11,25969</text:p>
          </table:table-cell>
          <table:table-cell office:value-type="float" office:value="51.572071">
            <text:p>51,572071</text:p>
          </table:table-cell>
          <table:table-cell office:value-type="float" office:value="11.863132">
            <text:p>11,863132</text:p>
          </table:table-cell>
          <table:table-cell office:value-type="float" office:value="74.654411">
            <text:p>74,654411</text:p>
          </table:table-cell>
          <table:table-cell office:value-type="float" office:value="12.211242">
            <text:p>12,211242</text:p>
          </table:table-cell>
          <table:table-cell office:value-type="float" office:value="53.84079">
            <text:p>53,84079</text:p>
          </table:table-cell>
          <table:table-cell office:value-type="float" office:value="12.861524">
            <text:p>12,861524</text:p>
          </table:table-cell>
          <table:table-cell table:number-columns-repeated="6" office:value-type="float" office:value="0">
            <text:p>0</text:p>
          </table:table-cell>
          <table:table-cell office:value-type="float" office:value="120.014351">
            <text:p>120,014351</text:p>
          </table:table-cell>
          <table:table-cell office:value-type="float" office:value="24.079075">
            <text:p>24,079075</text:p>
          </table:table-cell>
        </table:table-row>
        <table:table-row table:style-name="ro1">
          <table:table-cell office:value-type="string">
            <text:p>AFR307 <text:s text:c="5"/></text:p>
          </table:table-cell>
          <table:table-cell office:value-type="float" office:value="551.123901">
            <text:p>551,123901</text:p>
          </table:table-cell>
          <table:table-cell office:value-type="float" office:value="364.344086">
            <text:p>364,344086</text:p>
          </table:table-cell>
          <table:table-cell office:value-type="float" office:value="632.462341">
            <text:p>632,462341</text:p>
          </table:table-cell>
          <table:table-cell office:value-type="float" office:value="367.888885">
            <text:p>367,888885</text:p>
          </table:table-cell>
          <table:table-cell office:value-type="float" office:value="78.574417">
            <text:p>78,574417</text:p>
          </table:table-cell>
          <table:table-cell office:value-type="float" office:value="46.319927">
            <text:p>46,319927</text:p>
          </table:table-cell>
          <table:table-cell office:value-type="float" office:value="74.019264">
            <text:p>74,019264</text:p>
          </table:table-cell>
          <table:table-cell office:value-type="float" office:value="45.984764">
            <text:p>45,984764</text:p>
          </table:table-cell>
          <table:table-cell office:value-type="float" office:value="18.369867">
            <text:p>18,369867</text:p>
          </table:table-cell>
          <table:table-cell office:value-type="float" office:value="16.567459">
            <text:p>16,567459</text:p>
          </table:table-cell>
          <table:table-cell office:value-type="float" office:value="14.8132">
            <text:p>14,8132</text:p>
          </table:table-cell>
          <table:table-cell office:value-type="float" office:value="10.259227">
            <text:p>10,259227</text:p>
          </table:table-cell>
          <table:table-cell table:number-columns-repeated="2" office:value-type="float" office:value="0">
            <text:p>0</text:p>
          </table:table-cell>
          <table:table-cell office:value-type="float" office:value="6.5128">
            <text:p>6,5128</text:p>
          </table:table-cell>
          <table:table-cell office:value-type="float" office:value="7.325532">
            <text:p>7,325532</text:p>
          </table:table-cell>
          <table:table-cell table:number-columns-repeated="6" office:value-type="float" office:value="0">
            <text:p>0</text:p>
          </table:table-cell>
          <table:table-cell office:value-type="float" office:value="12.898357">
            <text:p>12,898357</text:p>
          </table:table-cell>
          <table:table-cell office:value-type="float" office:value="6.953111">
            <text:p>6,953111</text:p>
          </table:table-cell>
          <table:table-cell table:number-columns-repeated="8" office:value-type="float" office:value="0">
            <text:p>0</text:p>
          </table:table-cell>
          <table:table-cell office:value-type="float" office:value="3.231663">
            <text:p>3,231663</text:p>
          </table:table-cell>
          <table:table-cell office:value-type="float" office:value="17.773817">
            <text:p>17,773817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08 <text:s text:c="5"/></text:p>
          </table:table-cell>
          <table:table-cell office:value-type="float" office:value="958.556641">
            <text:p>958,556641</text:p>
          </table:table-cell>
          <table:table-cell office:value-type="float" office:value="483.470856">
            <text:p>483,470856</text:p>
          </table:table-cell>
          <table:table-cell office:value-type="float" office:value="417.214783">
            <text:p>417,214783</text:p>
          </table:table-cell>
          <table:table-cell office:value-type="float" office:value="355.771942">
            <text:p>355,771942</text:p>
          </table:table-cell>
          <table:table-cell office:value-type="float" office:value="288.559601">
            <text:p>288,559601</text:p>
          </table:table-cell>
          <table:table-cell office:value-type="float" office:value="109.049248">
            <text:p>109,049248</text:p>
          </table:table-cell>
          <table:table-cell office:value-type="float" office:value="210.623932">
            <text:p>210,623932</text:p>
          </table:table-cell>
          <table:table-cell office:value-type="float" office:value="45.866795">
            <text:p>45,866795</text:p>
          </table:table-cell>
          <table:table-cell office:value-type="float" office:value="9.043782">
            <text:p>9,043782</text:p>
          </table:table-cell>
          <table:table-cell office:value-type="float" office:value="15.375595">
            <text:p>15,375595</text:p>
          </table:table-cell>
          <table:table-cell office:value-type="float" office:value="71.291573">
            <text:p>71,291573</text:p>
          </table:table-cell>
          <table:table-cell office:value-type="float" office:value="10.545107">
            <text:p>10,545107</text:p>
          </table:table-cell>
          <table:table-cell office:value-type="float" office:value="105.196899">
            <text:p>105,196899</text:p>
          </table:table-cell>
          <table:table-cell office:value-type="float" office:value="9.404686">
            <text:p>9,404686</text:p>
          </table:table-cell>
          <table:table-cell office:value-type="float" office:value="139.284134">
            <text:p>139,284134</text:p>
          </table:table-cell>
          <table:table-cell office:value-type="float" office:value="8.169088">
            <text:p>8,169088</text:p>
          </table:table-cell>
          <table:table-cell office:value-type="float" office:value="40.348873">
            <text:p>40,348873</text:p>
          </table:table-cell>
          <table:table-cell office:value-type="float" office:value="9.261252">
            <text:p>9,261252</text:p>
          </table:table-cell>
          <table:table-cell office:value-type="float" office:value="19.236046">
            <text:p>19,236046</text:p>
          </table:table-cell>
          <table:table-cell office:value-type="float" office:value="3.723249">
            <text:p>3,723249</text:p>
          </table:table-cell>
          <table:table-cell office:value-type="float" office:value="1.247025">
            <text:p>1,247025</text:p>
          </table:table-cell>
          <table:table-cell office:value-type="float" office:value="3.857158">
            <text:p>3,857158</text:p>
          </table:table-cell>
          <table:table-cell office:value-type="float" office:value="26.121201">
            <text:p>26,121201</text:p>
          </table:table-cell>
          <table:table-cell office:value-type="float" office:value="6.826349">
            <text:p>6,826349</text:p>
          </table:table-cell>
          <table:table-cell office:value-type="float" office:value="14.73625">
            <text:p>14,73625</text:p>
          </table:table-cell>
          <table:table-cell office:value-type="float" office:value="3.668805">
            <text:p>3,668805</text:p>
          </table:table-cell>
          <table:table-cell office:value-type="float" office:value="25.575857">
            <text:p>25,575857</text:p>
          </table:table-cell>
          <table:table-cell office:value-type="float" office:value="8.283028">
            <text:p>8,283028</text:p>
          </table:table-cell>
          <table:table-cell office:value-type="float" office:value="37.23214">
            <text:p>37,23214</text:p>
          </table:table-cell>
          <table:table-cell office:value-type="float" office:value="6.321664">
            <text:p>6,321664</text:p>
          </table:table-cell>
          <table:table-cell table:number-columns-repeated="2" office:value-type="float" office:value="0">
            <text:p>0</text:p>
          </table:table-cell>
          <table:table-cell office:value-type="float" office:value="23.473732">
            <text:p>23,473732</text:p>
          </table:table-cell>
          <table:table-cell office:value-type="float" office:value="17.642118">
            <text:p>17,642118</text:p>
          </table:table-cell>
          <table:table-cell office:value-type="float" office:value="17.143414">
            <text:p>17,143414</text:p>
          </table:table-cell>
          <table:table-cell office:value-type="float" office:value="7.253877">
            <text:p>7,253877</text:p>
          </table:table-cell>
          <table:table-cell office:value-type="float" office:value="11.326466">
            <text:p>11,326466</text:p>
          </table:table-cell>
          <table:table-cell office:value-type="float" office:value="7.877048">
            <text:p>7,877048</text:p>
          </table:table-cell>
          <table:table-cell office:value-type="float" office:value="17.676043">
            <text:p>17,676043</text:p>
          </table:table-cell>
          <table:table-cell office:value-type="float" office:value="8.132657">
            <text:p>8,132657</text:p>
          </table:table-cell>
          <table:table-cell office:value-type="float" office:value="8.340368">
            <text:p>8,340368</text:p>
          </table:table-cell>
          <table:table-cell office:value-type="float" office:value="8.453729">
            <text:p>8,453729</text:p>
          </table:table-cell>
          <table:table-cell office:value-type="float" office:value="21.45554">
            <text:p>21,45554</text:p>
          </table:table-cell>
          <table:table-cell office:value-type="float" office:value="30.262091">
            <text:p>30,262091</text:p>
          </table:table-cell>
          <table:table-cell table:number-columns-repeated="4" office:value-type="float" office:value="0">
            <text:p>0</text:p>
          </table:table-cell>
          <table:table-cell office:value-type="float" office:value="43.970364">
            <text:p>43,970364</text:p>
          </table:table-cell>
          <table:table-cell office:value-type="float" office:value="16.065487">
            <text:p>16,065487</text:p>
          </table:table-cell>
        </table:table-row>
        <table:table-row table:style-name="ro1">
          <table:table-cell office:value-type="string">
            <text:p>AFR309 <text:s text:c="5"/></text:p>
          </table:table-cell>
          <table:table-cell office:value-type="float" office:value="27674.066406">
            <text:p>27674,066406</text:p>
          </table:table-cell>
          <table:table-cell office:value-type="float" office:value="2238.983398">
            <text:p>2238,983398</text:p>
          </table:table-cell>
          <table:table-cell office:value-type="float" office:value="9780.84375">
            <text:p>9780,84375</text:p>
          </table:table-cell>
          <table:table-cell office:value-type="float" office:value="760.551331">
            <text:p>760,551331</text:p>
          </table:table-cell>
          <table:table-cell office:value-type="float" office:value="49446.714844">
            <text:p>49446,714844</text:p>
          </table:table-cell>
          <table:table-cell office:value-type="float" office:value="1224.46228">
            <text:p>1224,46228</text:p>
          </table:table-cell>
          <table:table-cell office:value-type="float" office:value="129063.515625">
            <text:p>129063,515625</text:p>
          </table:table-cell>
          <table:table-cell office:value-type="float" office:value="2868.467285">
            <text:p>2868,467285</text:p>
          </table:table-cell>
          <table:table-cell office:value-type="float" office:value="595.267578">
            <text:p>595,267578</text:p>
          </table:table-cell>
          <table:table-cell office:value-type="float" office:value="63.215313">
            <text:p>63,215313</text:p>
          </table:table-cell>
          <table:table-cell office:value-type="float" office:value="12169.989258">
            <text:p>12169,989258</text:p>
          </table:table-cell>
          <table:table-cell office:value-type="float" office:value="248.698334">
            <text:p>248,698334</text:p>
          </table:table-cell>
          <table:table-cell office:value-type="float" office:value="72358.210938">
            <text:p>72358,210938</text:p>
          </table:table-cell>
          <table:table-cell office:value-type="float" office:value="1241.010254">
            <text:p>1241,010254</text:p>
          </table:table-cell>
          <table:table-cell office:value-type="float" office:value="32113.015625">
            <text:p>32113,015625</text:p>
          </table:table-cell>
          <table:table-cell office:value-type="float" office:value="452.934265">
            <text:p>452,934265</text:p>
          </table:table-cell>
          <table:table-cell office:value-type="float" office:value="38192.164063">
            <text:p>38192,164063</text:p>
          </table:table-cell>
          <table:table-cell office:value-type="float" office:value="503.191833">
            <text:p>503,191833</text:p>
          </table:table-cell>
          <table:table-cell office:value-type="float" office:value="3904.05249">
            <text:p>3904,05249</text:p>
          </table:table-cell>
          <table:table-cell office:value-type="float" office:value="104.680016">
            <text:p>104,680016</text:p>
          </table:table-cell>
          <table:table-cell office:value-type="float" office:value="44.568142">
            <text:p>44,568142</text:p>
          </table:table-cell>
          <table:table-cell office:value-type="float" office:value="8.438887">
            <text:p>8,438887</text:p>
          </table:table-cell>
          <table:table-cell office:value-type="float" office:value="93.90274">
            <text:p>93,90274</text:p>
          </table:table-cell>
          <table:table-cell office:value-type="float" office:value="8.911158">
            <text:p>8,911158</text:p>
          </table:table-cell>
          <table:table-cell office:value-type="float" office:value="594.740417">
            <text:p>594,740417</text:p>
          </table:table-cell>
          <table:table-cell office:value-type="float" office:value="16.026226">
            <text:p>16,026226</text:p>
          </table:table-cell>
          <table:table-cell office:value-type="float" office:value="32943.480469">
            <text:p>32943,480469</text:p>
          </table:table-cell>
          <table:table-cell office:value-type="float" office:value="857.246094">
            <text:p>857,246094</text:p>
          </table:table-cell>
          <table:table-cell office:value-type="float" office:value="23.739359">
            <text:p>23,739359</text:p>
          </table:table-cell>
          <table:table-cell office:value-type="float" office:value="10.12578">
            <text:p>10,12578</text:p>
          </table:table-cell>
          <table:table-cell office:value-type="float" office:value="117.530281">
            <text:p>117,530281</text:p>
          </table:table-cell>
          <table:table-cell office:value-type="float" office:value="16.871815">
            <text:p>16,871815</text:p>
          </table:table-cell>
          <table:table-cell office:value-type="float" office:value="1089.523804">
            <text:p>1089,523804</text:p>
          </table:table-cell>
          <table:table-cell office:value-type="float" office:value="29.64806">
            <text:p>29,64806</text:p>
          </table:table-cell>
          <table:table-cell office:value-type="float" office:value="549.241455">
            <text:p>549,241455</text:p>
          </table:table-cell>
          <table:table-cell office:value-type="float" office:value="15.725565">
            <text:p>15,725565</text:p>
          </table:table-cell>
          <table:table-cell office:value-type="float" office:value="123.271622">
            <text:p>123,271622</text:p>
          </table:table-cell>
          <table:table-cell office:value-type="float" office:value="12.875726">
            <text:p>12,875726</text:p>
          </table:table-cell>
          <table:table-cell office:value-type="float" office:value="332.919403">
            <text:p>332,919403</text:p>
          </table:table-cell>
          <table:table-cell office:value-type="float" office:value="14.626315">
            <text:p>14,626315</text:p>
          </table:table-cell>
          <table:table-cell office:value-type="float" office:value="146.432556">
            <text:p>146,432556</text:p>
          </table:table-cell>
          <table:table-cell office:value-type="float" office:value="14.299194">
            <text:p>14,299194</text:p>
          </table:table-cell>
          <table:table-cell office:value-type="float" office:value="464.649292">
            <text:p>464,649292</text:p>
          </table:table-cell>
          <table:table-cell office:value-type="float" office:value="96.954315">
            <text:p>96,954315</text:p>
          </table:table-cell>
          <table:table-cell table:number-columns-repeated="4" office:value-type="float" office:value="0">
            <text:p>0</text:p>
          </table:table-cell>
          <table:table-cell office:value-type="float" office:value="344.401672">
            <text:p>344,401672</text:p>
          </table:table-cell>
          <table:table-cell office:value-type="float" office:value="27.091084">
            <text:p>27,091084</text:p>
          </table:table-cell>
        </table:table-row>
        <table:table-row table:style-name="ro1">
          <table:table-cell office:value-type="string">
            <text:p>AFR310 <text:s text:c="5"/></text:p>
          </table:table-cell>
          <table:table-cell office:value-type="float" office:value="9972.139648">
            <text:p>9972,139648</text:p>
          </table:table-cell>
          <table:table-cell office:value-type="float" office:value="1157.836426">
            <text:p>1157,836426</text:p>
          </table:table-cell>
          <table:table-cell office:value-type="float" office:value="8128.150391">
            <text:p>8128,150391</text:p>
          </table:table-cell>
          <table:table-cell office:value-type="float" office:value="625.285278">
            <text:p>625,285278</text:p>
          </table:table-cell>
          <table:table-cell office:value-type="float" office:value="49515.8125">
            <text:p>49515,8125</text:p>
          </table:table-cell>
          <table:table-cell office:value-type="float" office:value="1213.865601">
            <text:p>1213,865601</text:p>
          </table:table-cell>
          <table:table-cell office:value-type="float" office:value="128067.929688">
            <text:p>128067,929688</text:p>
          </table:table-cell>
          <table:table-cell office:value-type="float" office:value="2842.326172">
            <text:p>2842,326172</text:p>
          </table:table-cell>
          <table:table-cell office:value-type="float" office:value="284.01239">
            <text:p>284,01239</text:p>
          </table:table-cell>
          <table:table-cell office:value-type="float" office:value="46.835617">
            <text:p>46,835617</text:p>
          </table:table-cell>
          <table:table-cell office:value-type="float" office:value="7947.041016">
            <text:p>7947,041016</text:p>
          </table:table-cell>
          <table:table-cell office:value-type="float" office:value="164.900589">
            <text:p>164,900589</text:p>
          </table:table-cell>
          <table:table-cell office:value-type="float" office:value="29385.892578">
            <text:p>29385,892578</text:p>
          </table:table-cell>
          <table:table-cell office:value-type="float" office:value="508.038269">
            <text:p>508,038269</text:p>
          </table:table-cell>
          <table:table-cell office:value-type="float" office:value="14077.208008">
            <text:p>14077,208008</text:p>
          </table:table-cell>
          <table:table-cell office:value-type="float" office:value="200.683426">
            <text:p>200,683426</text:p>
          </table:table-cell>
          <table:table-cell office:value-type="float" office:value="28529.080078">
            <text:p>28529,080078</text:p>
          </table:table-cell>
          <table:table-cell office:value-type="float" office:value="376.280151">
            <text:p>376,280151</text:p>
          </table:table-cell>
          <table:table-cell office:value-type="float" office:value="3734.89624">
            <text:p>3734,89624</text:p>
          </table:table-cell>
          <table:table-cell office:value-type="float" office:value="100.006546">
            <text:p>100,006546</text:p>
          </table:table-cell>
          <table:table-cell office:value-type="float" office:value="60.222858">
            <text:p>60,222858</text:p>
          </table:table-cell>
          <table:table-cell office:value-type="float" office:value="7.359047">
            <text:p>7,359047</text:p>
          </table:table-cell>
          <table:table-cell office:value-type="float" office:value="91.70327">
            <text:p>91,70327</text:p>
          </table:table-cell>
          <table:table-cell office:value-type="float" office:value="8.212589">
            <text:p>8,212589</text:p>
          </table:table-cell>
          <table:table-cell office:value-type="float" office:value="567.35199">
            <text:p>567,35199</text:p>
          </table:table-cell>
          <table:table-cell office:value-type="float" office:value="14.972519">
            <text:p>14,972519</text:p>
          </table:table-cell>
          <table:table-cell office:value-type="float" office:value="35510.191406">
            <text:p>35510,191406</text:p>
          </table:table-cell>
          <table:table-cell office:value-type="float" office:value="923.807495">
            <text:p>923,807495</text:p>
          </table:table-cell>
          <table:table-cell office:value-type="float" office:value="20.108967">
            <text:p>20,108967</text:p>
          </table:table-cell>
          <table:table-cell office:value-type="float" office:value="8.186772">
            <text:p>8,186772</text:p>
          </table:table-cell>
          <table:table-cell office:value-type="float" office:value="170.502304">
            <text:p>170,502304</text:p>
          </table:table-cell>
          <table:table-cell office:value-type="float" office:value="16.071711">
            <text:p>16,071711</text:p>
          </table:table-cell>
          <table:table-cell office:value-type="float" office:value="621.561157">
            <text:p>621,561157</text:p>
          </table:table-cell>
          <table:table-cell office:value-type="float" office:value="22.684629">
            <text:p>22,684629</text:p>
          </table:table-cell>
          <table:table-cell office:value-type="float" office:value="493.899933">
            <text:p>493,899933</text:p>
          </table:table-cell>
          <table:table-cell office:value-type="float" office:value="13.244467">
            <text:p>13,244467</text:p>
          </table:table-cell>
          <table:table-cell office:value-type="float" office:value="77.557907">
            <text:p>77,557907</text:p>
          </table:table-cell>
          <table:table-cell office:value-type="float" office:value="10.185168">
            <text:p>10,185168</text:p>
          </table:table-cell>
          <table:table-cell office:value-type="float" office:value="227.128891">
            <text:p>227,128891</text:p>
          </table:table-cell>
          <table:table-cell office:value-type="float" office:value="11.323625">
            <text:p>11,323625</text:p>
          </table:table-cell>
          <table:table-cell office:value-type="float" office:value="168.86467">
            <text:p>168,86467</text:p>
          </table:table-cell>
          <table:table-cell office:value-type="float" office:value="11.908951">
            <text:p>11,908951</text:p>
          </table:table-cell>
          <table:table-cell office:value-type="float" office:value="51.485954">
            <text:p>51,485954</text:p>
          </table:table-cell>
          <table:table-cell office:value-type="float" office:value="65.012024">
            <text:p>65,012024</text:p>
          </table:table-cell>
          <table:table-cell table:number-columns-repeated="4" office:value-type="float" office:value="0">
            <text:p>0</text:p>
          </table:table-cell>
          <table:table-cell office:value-type="float" office:value="356.374512">
            <text:p>356,374512</text:p>
          </table:table-cell>
          <table:table-cell office:value-type="float" office:value="22.258663">
            <text:p>22,258663</text:p>
          </table:table-cell>
        </table:table-row>
        <table:table-row table:style-name="ro1">
          <table:table-cell office:value-type="string">
            <text:p>AFR311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390.202332">
            <text:p>390,202332</text:p>
          </table:table-cell>
          <table:table-cell office:value-type="float" office:value="387.233124">
            <text:p>387,233124</text:p>
          </table:table-cell>
          <table:table-cell office:value-type="float" office:value="176.769928">
            <text:p>176,769928</text:p>
          </table:table-cell>
          <table:table-cell office:value-type="float" office:value="119.330841">
            <text:p>119,330841</text:p>
          </table:table-cell>
          <table:table-cell office:value-type="float" office:value="37.812634">
            <text:p>37,812634</text:p>
          </table:table-cell>
          <table:table-cell office:value-type="float" office:value="50.177105">
            <text:p>50,177105</text:p>
          </table:table-cell>
          <table:table-cell table:number-columns-repeated="6" office:value-type="float" office:value="0">
            <text:p>0</text:p>
          </table:table-cell>
          <table:table-cell office:value-type="float" office:value="10.149379">
            <text:p>10,149379</text:p>
          </table:table-cell>
          <table:table-cell office:value-type="float" office:value="7.824543">
            <text:p>7,824543</text:p>
          </table:table-cell>
          <table:table-cell table:number-columns-repeated="6" office:value-type="float" office:value="0">
            <text:p>0</text:p>
          </table:table-cell>
          <table:table-cell office:value-type="float" office:value="18.36095">
            <text:p>18,36095</text:p>
          </table:table-cell>
          <table:table-cell office:value-type="float" office:value="7.383892">
            <text:p>7,383892</text:p>
          </table:table-cell>
          <table:table-cell table:number-columns-repeated="2" office:value-type="float" office:value="0">
            <text:p>0</text:p>
          </table:table-cell>
          <table:table-cell office:value-type="float" office:value="23.917759">
            <text:p>23,917759</text:p>
          </table:table-cell>
          <table:table-cell office:value-type="float" office:value="8.217135">
            <text:p>8,217135</text:p>
          </table:table-cell>
          <table:table-cell table:number-columns-repeated="2" office:value-type="float" office:value="0">
            <text:p>0</text:p>
          </table:table-cell>
          <table:table-cell office:value-type="float" office:value="16.193657">
            <text:p>16,193657</text:p>
          </table:table-cell>
          <table:table-cell office:value-type="float" office:value="14.643474">
            <text:p>14,643474</text:p>
          </table:table-cell>
          <table:table-cell table:number-columns-repeated="10" office:value-type="float" office:value="0">
            <text:p>0</text:p>
          </table:table-cell>
          <table:table-cell office:value-type="float" office:value="11.704966">
            <text:p>11,704966</text:p>
          </table:table-cell>
          <table:table-cell office:value-type="float" office:value="30.641203">
            <text:p>30,641203</text:p>
          </table:table-cell>
          <table:table-cell table:number-columns-repeated="2" office:value-type="float" office:value="0">
            <text:p>0</text:p>
          </table:table-cell>
          <table:table-cell office:value-type="float" office:value="0.919979">
            <text:p>0,919979</text:p>
          </table:table-cell>
          <table:table-cell office:value-type="float" office:value="31.160847">
            <text:p>31,160847</text:p>
          </table:table-cell>
          <table:table-cell table:number-columns-repeated="2"/>
        </table:table-row>
        <table:table-row table:style-name="ro1">
          <table:table-cell office:value-type="string">
            <text:p>AFR312 <text:s text:c="5"/></text:p>
          </table:table-cell>
          <table:table-cell office:value-type="float" office:value="4961.418457">
            <text:p>4961,418457</text:p>
          </table:table-cell>
          <table:table-cell office:value-type="float" office:value="806.731201">
            <text:p>806,731201</text:p>
          </table:table-cell>
          <table:table-cell office:value-type="float" office:value="1111.820923">
            <text:p>1111,820923</text:p>
          </table:table-cell>
          <table:table-cell office:value-type="float" office:value="439.020172">
            <text:p>439,020172</text:p>
          </table:table-cell>
          <table:table-cell office:value-type="float" office:value="8219.616211">
            <text:p>8219,616211</text:p>
          </table:table-cell>
          <table:table-cell office:value-type="float" office:value="261.505096">
            <text:p>261,505096</text:p>
          </table:table-cell>
          <table:table-cell office:value-type="float" office:value="16785.882813">
            <text:p>16785,882813</text:p>
          </table:table-cell>
          <table:table-cell office:value-type="float" office:value="398.914063">
            <text:p>398,914063</text:p>
          </table:table-cell>
          <table:table-cell office:value-type="float" office:value="269.806152">
            <text:p>269,806152</text:p>
          </table:table-cell>
          <table:table-cell office:value-type="float" office:value="31.263201">
            <text:p>31,263201</text:p>
          </table:table-cell>
          <table:table-cell office:value-type="float" office:value="7866.026367">
            <text:p>7866,026367</text:p>
          </table:table-cell>
          <table:table-cell office:value-type="float" office:value="156.750702">
            <text:p>156,750702</text:p>
          </table:table-cell>
          <table:table-cell office:value-type="float" office:value="782.80011">
            <text:p>782,80011</text:p>
          </table:table-cell>
          <table:table-cell office:value-type="float" office:value="22.776836">
            <text:p>22,776836</text:p>
          </table:table-cell>
          <table:table-cell office:value-type="float" office:value="8647.25293">
            <text:p>8647,25293</text:p>
          </table:table-cell>
          <table:table-cell office:value-type="float" office:value="124.593941">
            <text:p>124,593941</text:p>
          </table:table-cell>
          <table:table-cell office:value-type="float" office:value="4102.042969">
            <text:p>4102,042969</text:p>
          </table:table-cell>
          <table:table-cell office:value-type="float" office:value="56.956917">
            <text:p>56,956917</text:p>
          </table:table-cell>
          <table:table-cell office:value-type="float" office:value="603.838379">
            <text:p>603,838379</text:p>
          </table:table-cell>
          <table:table-cell office:value-type="float" office:value="17.516155">
            <text:p>17,516155</text:p>
          </table:table-cell>
          <table:table-cell office:value-type="float" office:value="13.253263">
            <text:p>13,253263</text:p>
          </table:table-cell>
          <table:table-cell office:value-type="float" office:value="5.632438">
            <text:p>5,632438</text:p>
          </table:table-cell>
          <table:table-cell office:value-type="float" office:value="36.500839">
            <text:p>36,500839</text:p>
          </table:table-cell>
          <table:table-cell office:value-type="float" office:value="7.678166">
            <text:p>7,678166</text:p>
          </table:table-cell>
          <table:table-cell office:value-type="float" office:value="138.88382">
            <text:p>138,88382</text:p>
          </table:table-cell>
          <table:table-cell office:value-type="float" office:value="6.33291">
            <text:p>6,33291</text:p>
          </table:table-cell>
          <table:table-cell office:value-type="float" office:value="5683.564941">
            <text:p>5683,564941</text:p>
          </table:table-cell>
          <table:table-cell office:value-type="float" office:value="149.578613">
            <text:p>149,578613</text:p>
          </table:table-cell>
          <table:table-cell office:value-type="float" office:value="52.751568">
            <text:p>52,751568</text:p>
          </table:table-cell>
          <table:table-cell office:value-type="float" office:value="8.719441">
            <text:p>8,719441</text:p>
          </table:table-cell>
          <table:table-cell office:value-type="float" office:value="88.175278">
            <text:p>88,175278</text:p>
          </table:table-cell>
          <table:table-cell office:value-type="float" office:value="15.756645">
            <text:p>15,756645</text:p>
          </table:table-cell>
          <table:table-cell office:value-type="float" office:value="420.240082">
            <text:p>420,240082</text:p>
          </table:table-cell>
          <table:table-cell office:value-type="float" office:value="20.82958">
            <text:p>20,82958</text:p>
          </table:table-cell>
          <table:table-cell office:value-type="float" office:value="179.613785">
            <text:p>179,613785</text:p>
          </table:table-cell>
          <table:table-cell office:value-type="float" office:value="10.756341">
            <text:p>10,756341</text:p>
          </table:table-cell>
          <table:table-cell office:value-type="float" office:value="36.651402">
            <text:p>36,651402</text:p>
          </table:table-cell>
          <table:table-cell office:value-type="float" office:value="11.017213">
            <text:p>11,017213</text:p>
          </table:table-cell>
          <table:table-cell office:value-type="float" office:value="55.503281">
            <text:p>55,503281</text:p>
          </table:table-cell>
          <table:table-cell office:value-type="float" office:value="11.326568">
            <text:p>11,326568</text:p>
          </table:table-cell>
          <table:table-cell office:value-type="float" office:value="27.856277">
            <text:p>27,856277</text:p>
          </table:table-cell>
          <table:table-cell office:value-type="float" office:value="11.889538">
            <text:p>11,889538</text:p>
          </table:table-cell>
          <table:table-cell table:number-columns-repeated="6" office:value-type="float" office:value="0">
            <text:p>0</text:p>
          </table:table-cell>
          <table:table-cell office:value-type="float" office:value="217.710388">
            <text:p>217,710388</text:p>
          </table:table-cell>
          <table:table-cell office:value-type="float" office:value="22.911373">
            <text:p>22,911373</text:p>
          </table:table-cell>
        </table:table-row>
        <table:table-row table:style-name="ro1">
          <table:table-cell office:value-type="string">
            <text:p>AFR313 <text:s text:c="5"/></text:p>
          </table:table-cell>
          <table:table-cell office:value-type="float" office:value="3177.437988">
            <text:p>3177,437988</text:p>
          </table:table-cell>
          <table:table-cell office:value-type="float" office:value="656.009644">
            <text:p>656,009644</text:p>
          </table:table-cell>
          <table:table-cell office:value-type="float" office:value="54.475929">
            <text:p>54,475929</text:p>
          </table:table-cell>
          <table:table-cell office:value-type="float" office:value="394.532074">
            <text:p>394,532074</text:p>
          </table:table-cell>
          <table:table-cell office:value-type="float" office:value="3394.630127">
            <text:p>3394,630127</text:p>
          </table:table-cell>
          <table:table-cell office:value-type="float" office:value="164.712524">
            <text:p>164,712524</text:p>
          </table:table-cell>
          <table:table-cell office:value-type="float" office:value="7002.270508">
            <text:p>7002,270508</text:p>
          </table:table-cell>
          <table:table-cell office:value-type="float" office:value="175.753937">
            <text:p>175,753937</text:p>
          </table:table-cell>
          <table:table-cell office:value-type="float" office:value="63.005013">
            <text:p>63,005013</text:p>
          </table:table-cell>
          <table:table-cell office:value-type="float" office:value="25.356909">
            <text:p>25,356909</text:p>
          </table:table-cell>
          <table:table-cell office:value-type="float" office:value="4792.124512">
            <text:p>4792,124512</text:p>
          </table:table-cell>
          <table:table-cell office:value-type="float" office:value="98.067848">
            <text:p>98,067848</text:p>
          </table:table-cell>
          <table:table-cell office:value-type="float" office:value="1136.880615">
            <text:p>1136,880615</text:p>
          </table:table-cell>
          <table:table-cell office:value-type="float" office:value="27.303341">
            <text:p>27,303341</text:p>
          </table:table-cell>
          <table:table-cell office:value-type="float" office:value="11482.602539">
            <text:p>11482,602539</text:p>
          </table:table-cell>
          <table:table-cell office:value-type="float" office:value="163.928314">
            <text:p>163,928314</text:p>
          </table:table-cell>
          <table:table-cell office:value-type="float" office:value="2434.868652">
            <text:p>2434,868652</text:p>
          </table:table-cell>
          <table:table-cell office:value-type="float" office:value="35.779179">
            <text:p>35,779179</text:p>
          </table:table-cell>
          <table:table-cell office:value-type="float" office:value="257.408661">
            <text:p>257,408661</text:p>
          </table:table-cell>
          <table:table-cell office:value-type="float" office:value="8.609064">
            <text:p>8,609064</text:p>
          </table:table-cell>
          <table:table-cell office:value-type="float" office:value="2.436048">
            <text:p>2,436048</text:p>
          </table:table-cell>
          <table:table-cell office:value-type="float" office:value="4.524355">
            <text:p>4,524355</text:p>
          </table:table-cell>
          <table:table-cell office:value-type="float" office:value="27.638979">
            <text:p>27,638979</text:p>
          </table:table-cell>
          <table:table-cell office:value-type="float" office:value="7.141292">
            <text:p>7,141292</text:p>
          </table:table-cell>
          <table:table-cell office:value-type="float" office:value="86.559456">
            <text:p>86,559456</text:p>
          </table:table-cell>
          <table:table-cell office:value-type="float" office:value="4.896059">
            <text:p>4,896059</text:p>
          </table:table-cell>
          <table:table-cell office:value-type="float" office:value="2885.407227">
            <text:p>2885,407227</text:p>
          </table:table-cell>
          <table:table-cell office:value-type="float" office:value="77.110458">
            <text:p>77,110458</text:p>
          </table:table-cell>
          <table:table-cell office:value-type="float" office:value="44.874149">
            <text:p>44,874149</text:p>
          </table:table-cell>
          <table:table-cell office:value-type="float" office:value="7.278007">
            <text:p>7,278007</text:p>
          </table:table-cell>
          <table:table-cell office:value-type="float" office:value="46.9688">
            <text:p>46,9688</text:p>
          </table:table-cell>
          <table:table-cell office:value-type="float" office:value="14.636423">
            <text:p>14,636423</text:p>
          </table:table-cell>
          <table:table-cell office:value-type="float" office:value="483.997467">
            <text:p>483,997467</text:p>
          </table:table-cell>
          <table:table-cell office:value-type="float" office:value="20.895149">
            <text:p>20,895149</text:p>
          </table:table-cell>
          <table:table-cell office:value-type="float" office:value="120.067459">
            <text:p>120,067459</text:p>
          </table:table-cell>
          <table:table-cell office:value-type="float" office:value="8.831031">
            <text:p>8,831031</text:p>
          </table:table-cell>
          <table:table-cell office:value-type="float" office:value="45.140339">
            <text:p>45,140339</text:p>
          </table:table-cell>
          <table:table-cell office:value-type="float" office:value="9.214244">
            <text:p>9,214244</text:p>
          </table:table-cell>
          <table:table-cell office:value-type="float" office:value="42.50251">
            <text:p>42,50251</text:p>
          </table:table-cell>
          <table:table-cell office:value-type="float" office:value="9.386559">
            <text:p>9,386559</text:p>
          </table:table-cell>
          <table:table-cell office:value-type="float" office:value="11.726062">
            <text:p>11,726062</text:p>
          </table:table-cell>
          <table:table-cell office:value-type="float" office:value="9.832304">
            <text:p>9,832304</text:p>
          </table:table-cell>
          <table:table-cell table:number-columns-repeated="6" office:value-type="float" office:value="0">
            <text:p>0</text:p>
          </table:table-cell>
          <table:table-cell office:value-type="float" office:value="267.343628">
            <text:p>267,343628</text:p>
          </table:table-cell>
          <table:table-cell office:value-type="float" office:value="19.681265">
            <text:p>19,681265</text:p>
          </table:table-cell>
        </table:table-row>
        <table:table-row table:style-name="ro1">
          <table:table-cell office:value-type="string">
            <text:p>AFR314 <text:s text:c="5"/></text:p>
          </table:table-cell>
          <table:table-cell office:value-type="float" office:value="5907.102539">
            <text:p>5907,102539</text:p>
          </table:table-cell>
          <table:table-cell office:value-type="float" office:value="1159.506836">
            <text:p>1159,506836</text:p>
          </table:table-cell>
          <table:table-cell office:value-type="float" office:value="7823.442871">
            <text:p>7823,442871</text:p>
          </table:table-cell>
          <table:table-cell office:value-type="float" office:value="669.838928">
            <text:p>669,838928</text:p>
          </table:table-cell>
          <table:table-cell office:value-type="float" office:value="48889.222656">
            <text:p>48889,222656</text:p>
          </table:table-cell>
          <table:table-cell office:value-type="float" office:value="1206.177124">
            <text:p>1206,177124</text:p>
          </table:table-cell>
          <table:table-cell office:value-type="float" office:value="125799.515625">
            <text:p>125799,515625</text:p>
          </table:table-cell>
          <table:table-cell office:value-type="float" office:value="2796.544434">
            <text:p>2796,544434</text:p>
          </table:table-cell>
          <table:table-cell office:value-type="float" office:value="181.910141">
            <text:p>181,910141</text:p>
          </table:table-cell>
          <table:table-cell office:value-type="float" office:value="48.683987">
            <text:p>48,683987</text:p>
          </table:table-cell>
          <table:table-cell office:value-type="float" office:value="6418.71582">
            <text:p>6418,71582</text:p>
          </table:table-cell>
          <table:table-cell office:value-type="float" office:value="132.287277">
            <text:p>132,287277</text:p>
          </table:table-cell>
          <table:table-cell office:value-type="float" office:value="17641.865234">
            <text:p>17641,865234</text:p>
          </table:table-cell>
          <table:table-cell office:value-type="float" office:value="307.239014">
            <text:p>307,239014</text:p>
          </table:table-cell>
          <table:table-cell office:value-type="float" office:value="13099.5">
            <text:p>13099,5</text:p>
          </table:table-cell>
          <table:table-cell office:value-type="float" office:value="187.689133">
            <text:p>187,689133</text:p>
          </table:table-cell>
          <table:table-cell office:value-type="float" office:value="23446.072266">
            <text:p>23446,072266</text:p>
          </table:table-cell>
          <table:table-cell office:value-type="float" office:value="309.235199">
            <text:p>309,235199</text:p>
          </table:table-cell>
          <table:table-cell office:value-type="float" office:value="3484.281494">
            <text:p>3484,281494</text:p>
          </table:table-cell>
          <table:table-cell office:value-type="float" office:value="93.608299">
            <text:p>93,608299</text:p>
          </table:table-cell>
          <table:table-cell office:value-type="float" office:value="63.933331">
            <text:p>63,933331</text:p>
          </table:table-cell>
          <table:table-cell office:value-type="float" office:value="8.88051">
            <text:p>8,88051</text:p>
          </table:table-cell>
          <table:table-cell office:value-type="float" office:value="70.701134">
            <text:p>70,701134</text:p>
          </table:table-cell>
          <table:table-cell office:value-type="float" office:value="9.180716">
            <text:p>9,180716</text:p>
          </table:table-cell>
          <table:table-cell office:value-type="float" office:value="500.578796">
            <text:p>500,578796</text:p>
          </table:table-cell>
          <table:table-cell office:value-type="float" office:value="14.291059">
            <text:p>14,291059</text:p>
          </table:table-cell>
          <table:table-cell office:value-type="float" office:value="32907.296875">
            <text:p>32907,296875</text:p>
          </table:table-cell>
          <table:table-cell office:value-type="float" office:value="856.323853">
            <text:p>856,323853</text:p>
          </table:table-cell>
          <table:table-cell office:value-type="float" office:value="33.379547">
            <text:p>33,379547</text:p>
          </table:table-cell>
          <table:table-cell office:value-type="float" office:value="11.388615">
            <text:p>11,388615</text:p>
          </table:table-cell>
          <table:table-cell office:value-type="float" office:value="58.559162">
            <text:p>58,559162</text:p>
          </table:table-cell>
          <table:table-cell office:value-type="float" office:value="17.339312">
            <text:p>17,339312</text:p>
          </table:table-cell>
          <table:table-cell office:value-type="float" office:value="612.368713">
            <text:p>612,368713</text:p>
          </table:table-cell>
          <table:table-cell office:value-type="float" office:value="23.87396">
            <text:p>23,87396</text:p>
          </table:table-cell>
          <table:table-cell office:value-type="float" office:value="171.338287">
            <text:p>171,338287</text:p>
          </table:table-cell>
          <table:table-cell office:value-type="float" office:value="13.521584">
            <text:p>13,521584</text:p>
          </table:table-cell>
          <table:table-cell office:value-type="float" office:value="97.333504">
            <text:p>97,333504</text:p>
          </table:table-cell>
          <table:table-cell office:value-type="float" office:value="14.119314">
            <text:p>14,119314</text:p>
          </table:table-cell>
          <table:table-cell office:value-type="float" office:value="221.355881">
            <text:p>221,355881</text:p>
          </table:table-cell>
          <table:table-cell office:value-type="float" office:value="15.285439">
            <text:p>15,285439</text:p>
          </table:table-cell>
          <table:table-cell office:value-type="float" office:value="137.486481">
            <text:p>137,486481</text:p>
          </table:table-cell>
          <table:table-cell office:value-type="float" office:value="15.934904">
            <text:p>15,934904</text:p>
          </table:table-cell>
          <table:table-cell table:number-columns-repeated="6" office:value-type="float" office:value="0">
            <text:p>0</text:p>
          </table:table-cell>
          <table:table-cell office:value-type="float" office:value="148.765533">
            <text:p>148,765533</text:p>
          </table:table-cell>
          <table:table-cell office:value-type="float" office:value="29.138178">
            <text:p>29,138178</text:p>
          </table:table-cell>
        </table:table-row>
        <table:table-row table:style-name="ro1">
          <table:table-cell office:value-type="string">
            <text:p>AFR315 <text:s text:c="5"/></text:p>
          </table:table-cell>
          <table:table-cell office:value-type="float" office:value="11293.857422">
            <text:p>11293,857422</text:p>
          </table:table-cell>
          <table:table-cell office:value-type="float" office:value="1411.528442">
            <text:p>1411,528442</text:p>
          </table:table-cell>
          <table:table-cell office:value-type="float" office:value="9245.738281">
            <text:p>9245,738281</text:p>
          </table:table-cell>
          <table:table-cell office:value-type="float" office:value="735.682495">
            <text:p>735,682495</text:p>
          </table:table-cell>
          <table:table-cell office:value-type="float" office:value="70964.515625">
            <text:p>70964,515625</text:p>
          </table:table-cell>
          <table:table-cell office:value-type="float" office:value="1729.802734">
            <text:p>1729,802734</text:p>
          </table:table-cell>
          <table:table-cell office:value-type="float" office:value="161004.296875">
            <text:p>161004,296875</text:p>
          </table:table-cell>
          <table:table-cell office:value-type="float" office:value="3574.815674">
            <text:p>3574,815674</text:p>
          </table:table-cell>
          <table:table-cell office:value-type="float" office:value="759.999451">
            <text:p>759,999451</text:p>
          </table:table-cell>
          <table:table-cell office:value-type="float" office:value="62.60099">
            <text:p>62,60099</text:p>
          </table:table-cell>
          <table:table-cell office:value-type="float" office:value="9510.082031">
            <text:p>9510,082031</text:p>
          </table:table-cell>
          <table:table-cell office:value-type="float" office:value="193.139099">
            <text:p>193,139099</text:p>
          </table:table-cell>
          <table:table-cell office:value-type="float" office:value="30586.302734">
            <text:p>30586,302734</text:p>
          </table:table-cell>
          <table:table-cell office:value-type="float" office:value="530.312073">
            <text:p>530,312073</text:p>
          </table:table-cell>
          <table:table-cell office:value-type="float" office:value="20403.769531">
            <text:p>20403,769531</text:p>
          </table:table-cell>
          <table:table-cell office:value-type="float" office:value="290.020264">
            <text:p>290,020264</text:p>
          </table:table-cell>
          <table:table-cell office:value-type="float" office:value="45070.390625">
            <text:p>45070,390625</text:p>
          </table:table-cell>
          <table:table-cell office:value-type="float" office:value="591.822083">
            <text:p>591,822083</text:p>
          </table:table-cell>
          <table:table-cell office:value-type="float" office:value="5607.229492">
            <text:p>5607,229492</text:p>
          </table:table-cell>
          <table:table-cell office:value-type="float" office:value="149.922699">
            <text:p>149,922699</text:p>
          </table:table-cell>
          <table:table-cell office:value-type="float" office:value="76.493088">
            <text:p>76,493088</text:p>
          </table:table-cell>
          <table:table-cell office:value-type="float" office:value="9.976563">
            <text:p>9,976563</text:p>
          </table:table-cell>
          <table:table-cell office:value-type="float" office:value="132.953125">
            <text:p>132,953125</text:p>
          </table:table-cell>
          <table:table-cell office:value-type="float" office:value="9.755951">
            <text:p>9,755951</text:p>
          </table:table-cell>
          <table:table-cell office:value-type="float" office:value="761.078918">
            <text:p>761,078918</text:p>
          </table:table-cell>
          <table:table-cell office:value-type="float" office:value="20.017855">
            <text:p>20,017855</text:p>
          </table:table-cell>
          <table:table-cell office:value-type="float" office:value="48189.9375">
            <text:p>48189,9375</text:p>
          </table:table-cell>
          <table:table-cell office:value-type="float" office:value="1253.185547">
            <text:p>1253,185547</text:p>
          </table:table-cell>
          <table:table-cell office:value-type="float" office:value="22.153027">
            <text:p>22,153027</text:p>
          </table:table-cell>
          <table:table-cell office:value-type="float" office:value="10.998833">
            <text:p>10,998833</text:p>
          </table:table-cell>
          <table:table-cell office:value-type="float" office:value="147.612213">
            <text:p>147,612213</text:p>
          </table:table-cell>
          <table:table-cell office:value-type="float" office:value="17.651894">
            <text:p>17,651894</text:p>
          </table:table-cell>
          <table:table-cell office:value-type="float" office:value="932.731262">
            <text:p>932,731262</text:p>
          </table:table-cell>
          <table:table-cell office:value-type="float" office:value="27.778625">
            <text:p>27,778625</text:p>
          </table:table-cell>
          <table:table-cell office:value-type="float" office:value="341.970581">
            <text:p>341,970581</text:p>
          </table:table-cell>
          <table:table-cell office:value-type="float" office:value="14.15439">
            <text:p>14,15439</text:p>
          </table:table-cell>
          <table:table-cell office:value-type="float" office:value="100.196884">
            <text:p>100,196884</text:p>
          </table:table-cell>
          <table:table-cell office:value-type="float" office:value="13.615865">
            <text:p>13,615865</text:p>
          </table:table-cell>
          <table:table-cell office:value-type="float" office:value="327.617676">
            <text:p>327,617676</text:p>
          </table:table-cell>
          <table:table-cell office:value-type="float" office:value="15.438805">
            <text:p>15,438805</text:p>
          </table:table-cell>
          <table:table-cell office:value-type="float" office:value="240.001694">
            <text:p>240,001694</text:p>
          </table:table-cell>
          <table:table-cell office:value-type="float" office:value="16.273155">
            <text:p>16,273155</text:p>
          </table:table-cell>
          <table:table-cell table:number-columns-repeated="6" office:value-type="float" office:value="0">
            <text:p>0</text:p>
          </table:table-cell>
          <table:table-cell office:value-type="float" office:value="353.293152">
            <text:p>353,293152</text:p>
          </table:table-cell>
          <table:table-cell office:value-type="float" office:value="28.916975">
            <text:p>28,916975</text:p>
          </table:table-cell>
        </table:table-row>
        <table:table-row table:style-name="ro1">
          <table:table-cell office:value-type="string">
            <text:p>AFR317 <text:s text:c="5"/></text:p>
          </table:table-cell>
          <table:table-cell office:value-type="float" office:value="12222.660156">
            <text:p>12222,660156</text:p>
          </table:table-cell>
          <table:table-cell office:value-type="float" office:value="1316.672241">
            <text:p>1316,672241</text:p>
          </table:table-cell>
          <table:table-cell office:value-type="float" office:value="3602.644775">
            <text:p>3602,644775</text:p>
          </table:table-cell>
          <table:table-cell office:value-type="float" office:value="572.255066">
            <text:p>572,255066</text:p>
          </table:table-cell>
          <table:table-cell office:value-type="float" office:value="32410.505859">
            <text:p>32410,505859</text:p>
          </table:table-cell>
          <table:table-cell office:value-type="float" office:value="817.46167">
            <text:p>817,46167</text:p>
          </table:table-cell>
          <table:table-cell office:value-type="float" office:value="79055.890625">
            <text:p>79055,890625</text:p>
          </table:table-cell>
          <table:table-cell office:value-type="float" office:value="1768.845703">
            <text:p>1768,845703</text:p>
          </table:table-cell>
          <table:table-cell office:value-type="float" office:value="541.336792">
            <text:p>541,336792</text:p>
          </table:table-cell>
          <table:table-cell office:value-type="float" office:value="47.178795">
            <text:p>47,178795</text:p>
          </table:table-cell>
          <table:table-cell office:value-type="float" office:value="8314.608398">
            <text:p>8314,608398</text:p>
          </table:table-cell>
          <table:table-cell office:value-type="float" office:value="168.030548">
            <text:p>168,030548</text:p>
          </table:table-cell>
          <table:table-cell office:value-type="float" office:value="27579.830078">
            <text:p>27579,830078</text:p>
          </table:table-cell>
          <table:table-cell office:value-type="float" office:value="478.219208">
            <text:p>478,219208</text:p>
          </table:table-cell>
          <table:table-cell office:value-type="float" office:value="11957.107422">
            <text:p>11957,107422</text:p>
          </table:table-cell>
          <table:table-cell office:value-type="float" office:value="171.431824">
            <text:p>171,431824</text:p>
          </table:table-cell>
          <table:table-cell office:value-type="float" office:value="21041.458984">
            <text:p>21041,458984</text:p>
          </table:table-cell>
          <table:table-cell office:value-type="float" office:value="279.014557">
            <text:p>279,014557</text:p>
          </table:table-cell>
          <table:table-cell office:value-type="float" office:value="2750.99292">
            <text:p>2750,99292</text:p>
          </table:table-cell>
          <table:table-cell office:value-type="float" office:value="74.038315">
            <text:p>74,038315</text:p>
          </table:table-cell>
          <table:table-cell office:value-type="float" office:value="46.308208">
            <text:p>46,308208</text:p>
          </table:table-cell>
          <table:table-cell office:value-type="float" office:value="7.664039">
            <text:p>7,664039</text:p>
          </table:table-cell>
          <table:table-cell office:value-type="float" office:value="67.328758">
            <text:p>67,328758</text:p>
          </table:table-cell>
          <table:table-cell office:value-type="float" office:value="8.526235">
            <text:p>8,526235</text:p>
          </table:table-cell>
          <table:table-cell office:value-type="float" office:value="376.904144">
            <text:p>376,904144</text:p>
          </table:table-cell>
          <table:table-cell office:value-type="float" office:value="11.303386">
            <text:p>11,303386</text:p>
          </table:table-cell>
          <table:table-cell office:value-type="float" office:value="25970.902344">
            <text:p>25970,902344</text:p>
          </table:table-cell>
          <table:table-cell office:value-type="float" office:value="676.151184">
            <text:p>676,151184</text:p>
          </table:table-cell>
          <table:table-cell office:value-type="float" office:value="33.884399">
            <text:p>33,884399</text:p>
          </table:table-cell>
          <table:table-cell office:value-type="float" office:value="9.984771">
            <text:p>9,984771</text:p>
          </table:table-cell>
          <table:table-cell office:value-type="float" office:value="140.953659">
            <text:p>140,953659</text:p>
          </table:table-cell>
          <table:table-cell office:value-type="float" office:value="16.956427">
            <text:p>16,956427</text:p>
          </table:table-cell>
          <table:table-cell office:value-type="float" office:value="692.068237">
            <text:p>692,068237</text:p>
          </table:table-cell>
          <table:table-cell office:value-type="float" office:value="24.211498">
            <text:p>24,211498</text:p>
          </table:table-cell>
          <table:table-cell office:value-type="float" office:value="560.973022">
            <text:p>560,973022</text:p>
          </table:table-cell>
          <table:table-cell office:value-type="float" office:value="15.750585">
            <text:p>15,750585</text:p>
          </table:table-cell>
          <table:table-cell office:value-type="float" office:value="52.256607">
            <text:p>52,256607</text:p>
          </table:table-cell>
          <table:table-cell office:value-type="float" office:value="12.573189">
            <text:p>12,573189</text:p>
          </table:table-cell>
          <table:table-cell office:value-type="float" office:value="157.421753">
            <text:p>157,421753</text:p>
          </table:table-cell>
          <table:table-cell office:value-type="float" office:value="13.224938">
            <text:p>13,224938</text:p>
          </table:table-cell>
          <table:table-cell office:value-type="float" office:value="108.093849">
            <text:p>108,093849</text:p>
          </table:table-cell>
          <table:table-cell office:value-type="float" office:value="13.845937">
            <text:p>13,845937</text:p>
          </table:table-cell>
          <table:table-cell office:value-type="float" office:value="105.590294">
            <text:p>105,590294</text:p>
          </table:table-cell>
          <table:table-cell office:value-type="float" office:value="66.309067">
            <text:p>66,309067</text:p>
          </table:table-cell>
          <table:table-cell table:number-columns-repeated="4" office:value-type="float" office:value="0">
            <text:p>0</text:p>
          </table:table-cell>
          <table:table-cell office:value-type="float" office:value="437.406525">
            <text:p>437,406525</text:p>
          </table:table-cell>
          <table:table-cell office:value-type="float" office:value="27.45734">
            <text:p>27,45734</text:p>
          </table:table-cell>
        </table:table-row>
        <table:table-row table:style-name="ro1">
          <table:table-cell office:value-type="string">
            <text:p>AFR318 <text:s text:c="5"/></text:p>
          </table:table-cell>
          <table:table-cell office:value-type="float" office:value="17342.777344">
            <text:p>17342,777344</text:p>
          </table:table-cell>
          <table:table-cell office:value-type="float" office:value="1479.783447">
            <text:p>1479,783447</text:p>
          </table:table-cell>
          <table:table-cell office:value-type="float" office:value="4357.17627">
            <text:p>4357,17627</text:p>
          </table:table-cell>
          <table:table-cell office:value-type="float" office:value="530.265869">
            <text:p>530,265869</text:p>
          </table:table-cell>
          <table:table-cell office:value-type="float" office:value="28544.904297">
            <text:p>28544,904297</text:p>
          </table:table-cell>
          <table:table-cell office:value-type="float" office:value="723.114502">
            <text:p>723,114502</text:p>
          </table:table-cell>
          <table:table-cell office:value-type="float" office:value="66722.9375">
            <text:p>66722,9375</text:p>
          </table:table-cell>
          <table:table-cell office:value-type="float" office:value="1493.21936">
            <text:p>1493,21936</text:p>
          </table:table-cell>
          <table:table-cell office:value-type="float" office:value="633.667664">
            <text:p>633,667664</text:p>
          </table:table-cell>
          <table:table-cell office:value-type="float" office:value="48.282398">
            <text:p>48,282398</text:p>
          </table:table-cell>
          <table:table-cell office:value-type="float" office:value="9064.675781">
            <text:p>9064,675781</text:p>
          </table:table-cell>
          <table:table-cell office:value-type="float" office:value="185.804276">
            <text:p>185,804276</text:p>
          </table:table-cell>
          <table:table-cell office:value-type="float" office:value="43223.699219">
            <text:p>43223,699219</text:p>
          </table:table-cell>
          <table:table-cell office:value-type="float" office:value="743.390625">
            <text:p>743,390625</text:p>
          </table:table-cell>
          <table:table-cell office:value-type="float" office:value="24082.587891">
            <text:p>24082,587891</text:p>
          </table:table-cell>
          <table:table-cell office:value-type="float" office:value="339.922516">
            <text:p>339,922516</text:p>
          </table:table-cell>
          <table:table-cell office:value-type="float" office:value="25996.484375">
            <text:p>25996,484375</text:p>
          </table:table-cell>
          <table:table-cell office:value-type="float" office:value="343.260406">
            <text:p>343,260406</text:p>
          </table:table-cell>
          <table:table-cell office:value-type="float" office:value="2472.410645">
            <text:p>2472,410645</text:p>
          </table:table-cell>
          <table:table-cell office:value-type="float" office:value="66.484268">
            <text:p>66,484268</text:p>
          </table:table-cell>
          <table:table-cell office:value-type="float" office:value="35.293701">
            <text:p>35,293701</text:p>
          </table:table-cell>
          <table:table-cell office:value-type="float" office:value="6.189063">
            <text:p>6,189063</text:p>
          </table:table-cell>
          <table:table-cell office:value-type="float" office:value="65.412048">
            <text:p>65,412048</text:p>
          </table:table-cell>
          <table:table-cell office:value-type="float" office:value="7.636323">
            <text:p>7,636323</text:p>
          </table:table-cell>
          <table:table-cell office:value-type="float" office:value="346.921204">
            <text:p>346,921204</text:p>
          </table:table-cell>
          <table:table-cell office:value-type="float" office:value="9.921511">
            <text:p>9,921511</text:p>
          </table:table-cell>
          <table:table-cell office:value-type="float" office:value="20053.125">
            <text:p>20053,125</text:p>
          </table:table-cell>
          <table:table-cell office:value-type="float" office:value="522.431641">
            <text:p>522,431641</text:p>
          </table:table-cell>
          <table:table-cell office:value-type="float" office:value="16.714622">
            <text:p>16,714622</text:p>
          </table:table-cell>
          <table:table-cell office:value-type="float" office:value="7.597024">
            <text:p>7,597024</text:p>
          </table:table-cell>
          <table:table-cell office:value-type="float" office:value="55.628773">
            <text:p>55,628773</text:p>
          </table:table-cell>
          <table:table-cell office:value-type="float" office:value="14.863077">
            <text:p>14,863077</text:p>
          </table:table-cell>
          <table:table-cell office:value-type="float" office:value="1029.674438">
            <text:p>1029,674438</text:p>
          </table:table-cell>
          <table:table-cell office:value-type="float" office:value="27.998196">
            <text:p>27,998196</text:p>
          </table:table-cell>
          <table:table-cell office:value-type="float" office:value="405.93222">
            <text:p>405,93222</text:p>
          </table:table-cell>
          <table:table-cell office:value-type="float" office:value="11.757605">
            <text:p>11,757605</text:p>
          </table:table-cell>
          <table:table-cell office:value-type="float" office:value="81.318825">
            <text:p>81,318825</text:p>
          </table:table-cell>
          <table:table-cell office:value-type="float" office:value="9.605785">
            <text:p>9,605785</text:p>
          </table:table-cell>
          <table:table-cell office:value-type="float" office:value="211.187469">
            <text:p>211,187469</text:p>
          </table:table-cell>
          <table:table-cell office:value-type="float" office:value="10.593326">
            <text:p>10,593326</text:p>
          </table:table-cell>
          <table:table-cell office:value-type="float" office:value="91.083427">
            <text:p>91,083427</text:p>
          </table:table-cell>
          <table:table-cell office:value-type="float" office:value="10.501915">
            <text:p>10,501915</text:p>
          </table:table-cell>
          <table:table-cell office:value-type="float" office:value="173.214539">
            <text:p>173,214539</text:p>
          </table:table-cell>
          <table:table-cell office:value-type="float" office:value="72.454567">
            <text:p>72,454567</text:p>
          </table:table-cell>
          <table:table-cell table:number-columns-repeated="4" office:value-type="float" office:value="0">
            <text:p>0</text:p>
          </table:table-cell>
          <table:table-cell office:value-type="float" office:value="417.194977">
            <text:p>417,194977</text:p>
          </table:table-cell>
          <table:table-cell office:value-type="float" office:value="21.659374">
            <text:p>21,659374</text:p>
          </table:table-cell>
        </table:table-row>
        <table:table-row table:style-name="ro1">
          <table:table-cell office:value-type="string">
            <text:p>AFR319 <text:s text:c="5"/></text:p>
          </table:table-cell>
          <table:table-cell office:value-type="float" office:value="6756.752441">
            <text:p>6756,752441</text:p>
          </table:table-cell>
          <table:table-cell office:value-type="float" office:value="1069.493896">
            <text:p>1069,493896</text:p>
          </table:table-cell>
          <table:table-cell office:value-type="float" office:value="5068.60791">
            <text:p>5068,60791</text:p>
          </table:table-cell>
          <table:table-cell office:value-type="float" office:value="574.967102">
            <text:p>574,967102</text:p>
          </table:table-cell>
          <table:table-cell office:value-type="float" office:value="42612.332031">
            <text:p>42612,332031</text:p>
          </table:table-cell>
          <table:table-cell office:value-type="float" office:value="1054.803833">
            <text:p>1054,803833</text:p>
          </table:table-cell>
          <table:table-cell office:value-type="float" office:value="97612.203125">
            <text:p>97612,203125</text:p>
          </table:table-cell>
          <table:table-cell office:value-type="float" office:value="2175.935791">
            <text:p>2175,935791</text:p>
          </table:table-cell>
          <table:table-cell office:value-type="float" office:value="406.847748">
            <text:p>406,847748</text:p>
          </table:table-cell>
          <table:table-cell office:value-type="float" office:value="45.497086">
            <text:p>45,497086</text:p>
          </table:table-cell>
          <table:table-cell office:value-type="float" office:value="6359.060059">
            <text:p>6359,060059</text:p>
          </table:table-cell>
          <table:table-cell office:value-type="float" office:value="130.931473">
            <text:p>130,931473</text:p>
          </table:table-cell>
          <table:table-cell office:value-type="float" office:value="15920.510742">
            <text:p>15920,510742</text:p>
          </table:table-cell>
          <table:table-cell office:value-type="float" office:value="279.670898">
            <text:p>279,670898</text:p>
          </table:table-cell>
          <table:table-cell office:value-type="float" office:value="12708.195313">
            <text:p>12708,195313</text:p>
          </table:table-cell>
          <table:table-cell office:value-type="float" office:value="181.95047">
            <text:p>181,95047</text:p>
          </table:table-cell>
          <table:table-cell office:value-type="float" office:value="18992.044922">
            <text:p>18992,044922</text:p>
          </table:table-cell>
          <table:table-cell office:value-type="float" office:value="252.275558">
            <text:p>252,275558</text:p>
          </table:table-cell>
          <table:table-cell office:value-type="float" office:value="3460.445557">
            <text:p>3460,445557</text:p>
          </table:table-cell>
          <table:table-cell office:value-type="float" office:value="92.858696">
            <text:p>92,858696</text:p>
          </table:table-cell>
          <table:table-cell office:value-type="float" office:value="55.586246">
            <text:p>55,586246</text:p>
          </table:table-cell>
          <table:table-cell office:value-type="float" office:value="8.062839">
            <text:p>8,062839</text:p>
          </table:table-cell>
          <table:table-cell office:value-type="float" office:value="87.116646">
            <text:p>87,116646</text:p>
          </table:table-cell>
          <table:table-cell office:value-type="float" office:value="8.767407">
            <text:p>8,767407</text:p>
          </table:table-cell>
          <table:table-cell office:value-type="float" office:value="430.386688">
            <text:p>430,386688</text:p>
          </table:table-cell>
          <table:table-cell office:value-type="float" office:value="12.506968">
            <text:p>12,506968</text:p>
          </table:table-cell>
          <table:table-cell office:value-type="float" office:value="32614.160156">
            <text:p>32614,160156</text:p>
          </table:table-cell>
          <table:table-cell office:value-type="float" office:value="848.664368">
            <text:p>848,664368</text:p>
          </table:table-cell>
          <table:table-cell office:value-type="float" office:value="26.208349">
            <text:p>26,208349</text:p>
          </table:table-cell>
          <table:table-cell office:value-type="float" office:value="10.117062">
            <text:p>10,117062</text:p>
          </table:table-cell>
          <table:table-cell office:value-type="float" office:value="59.725788">
            <text:p>59,725788</text:p>
          </table:table-cell>
          <table:table-cell office:value-type="float" office:value="16.452776">
            <text:p>16,452776</text:p>
          </table:table-cell>
          <table:table-cell office:value-type="float" office:value="614.459839">
            <text:p>614,459839</text:p>
          </table:table-cell>
          <table:table-cell office:value-type="float" office:value="23.378969">
            <text:p>23,378969</text:p>
          </table:table-cell>
          <table:table-cell office:value-type="float" office:value="146.037247">
            <text:p>146,037247</text:p>
          </table:table-cell>
          <table:table-cell office:value-type="float" office:value="11.938576">
            <text:p>11,938576</text:p>
          </table:table-cell>
          <table:table-cell office:value-type="float" office:value="82.049011">
            <text:p>82,049011</text:p>
          </table:table-cell>
          <table:table-cell office:value-type="float" office:value="12.643448">
            <text:p>12,643448</text:p>
          </table:table-cell>
          <table:table-cell office:value-type="float" office:value="167.561905">
            <text:p>167,561905</text:p>
          </table:table-cell>
          <table:table-cell office:value-type="float" office:value="13.342594">
            <text:p>13,342594</text:p>
          </table:table-cell>
          <table:table-cell office:value-type="float" office:value="170.360153">
            <text:p>170,360153</text:p>
          </table:table-cell>
          <table:table-cell office:value-type="float" office:value="14.452819">
            <text:p>14,452819</text:p>
          </table:table-cell>
          <table:table-cell table:number-columns-repeated="6" office:value-type="float" office:value="0">
            <text:p>0</text:p>
          </table:table-cell>
          <table:table-cell office:value-type="float" office:value="143.676071">
            <text:p>143,676071</text:p>
          </table:table-cell>
          <table:table-cell office:value-type="float" office:value="25.835363">
            <text:p>25,835363</text:p>
          </table:table-cell>
        </table:table-row>
        <table:table-row table:style-name="ro1">
          <table:table-cell office:value-type="string">
            <text:p>AFR320 <text:s text:c="5"/></text:p>
          </table:table-cell>
          <table:table-cell office:value-type="float" office:value="4162.621094">
            <text:p>4162,621094</text:p>
          </table:table-cell>
          <table:table-cell office:value-type="float" office:value="786.637451">
            <text:p>786,637451</text:p>
          </table:table-cell>
          <table:table-cell office:value-type="float" office:value="1790.991455">
            <text:p>1790,991455</text:p>
          </table:table-cell>
          <table:table-cell office:value-type="float" office:value="457.314545">
            <text:p>457,314545</text:p>
          </table:table-cell>
          <table:table-cell office:value-type="float" office:value="12326.985352">
            <text:p>12326,985352</text:p>
          </table:table-cell>
          <table:table-cell office:value-type="float" office:value="350.437531">
            <text:p>350,437531</text:p>
          </table:table-cell>
          <table:table-cell office:value-type="float" office:value="25116.580078">
            <text:p>25116,580078</text:p>
          </table:table-cell>
          <table:table-cell office:value-type="float" office:value="580.232483">
            <text:p>580,232483</text:p>
          </table:table-cell>
          <table:table-cell office:value-type="float" office:value="292.114166">
            <text:p>292,114166</text:p>
          </table:table-cell>
          <table:table-cell office:value-type="float" office:value="34.016064">
            <text:p>34,016064</text:p>
          </table:table-cell>
          <table:table-cell office:value-type="float" office:value="7928.953125">
            <text:p>7928,953125</text:p>
          </table:table-cell>
          <table:table-cell office:value-type="float" office:value="158.171448">
            <text:p>158,171448</text:p>
          </table:table-cell>
          <table:table-cell office:value-type="float" office:value="4197.342773">
            <text:p>4197,342773</text:p>
          </table:table-cell>
          <table:table-cell office:value-type="float" office:value="77.914925">
            <text:p>77,914925</text:p>
          </table:table-cell>
          <table:table-cell office:value-type="float" office:value="14240.769531">
            <text:p>14240,769531</text:p>
          </table:table-cell>
          <table:table-cell office:value-type="float" office:value="202.437927">
            <text:p>202,437927</text:p>
          </table:table-cell>
          <table:table-cell office:value-type="float" office:value="7475.71875">
            <text:p>7475,71875</text:p>
          </table:table-cell>
          <table:table-cell office:value-type="float" office:value="100.561394">
            <text:p>100,561394</text:p>
          </table:table-cell>
          <table:table-cell office:value-type="float" office:value="959.27124">
            <text:p>959,27124</text:p>
          </table:table-cell>
          <table:table-cell office:value-type="float" office:value="26.65085">
            <text:p>26,65085</text:p>
          </table:table-cell>
          <table:table-cell office:value-type="float" office:value="19.372385">
            <text:p>19,372385</text:p>
          </table:table-cell>
          <table:table-cell office:value-type="float" office:value="5.726416">
            <text:p>5,726416</text:p>
          </table:table-cell>
          <table:table-cell office:value-type="float" office:value="33.220474">
            <text:p>33,220474</text:p>
          </table:table-cell>
          <table:table-cell office:value-type="float" office:value="7.636898">
            <text:p>7,636898</text:p>
          </table:table-cell>
          <table:table-cell office:value-type="float" office:value="156.759521">
            <text:p>156,759521</text:p>
          </table:table-cell>
          <table:table-cell office:value-type="float" office:value="6.529564">
            <text:p>6,529564</text:p>
          </table:table-cell>
          <table:table-cell office:value-type="float" office:value="8228.625977">
            <text:p>8228,625977</text:p>
          </table:table-cell>
          <table:table-cell office:value-type="float" office:value="215.544434">
            <text:p>215,544434</text:p>
          </table:table-cell>
          <table:table-cell office:value-type="float" office:value="47.554279">
            <text:p>47,554279</text:p>
          </table:table-cell>
          <table:table-cell office:value-type="float" office:value="8.506594">
            <text:p>8,506594</text:p>
          </table:table-cell>
          <table:table-cell office:value-type="float" office:value="63.4478">
            <text:p>63,4478</text:p>
          </table:table-cell>
          <table:table-cell office:value-type="float" office:value="15.422735">
            <text:p>15,422735</text:p>
          </table:table-cell>
          <table:table-cell office:value-type="float" office:value="422.33847">
            <text:p>422,33847</text:p>
          </table:table-cell>
          <table:table-cell office:value-type="float" office:value="20.746714">
            <text:p>20,746714</text:p>
          </table:table-cell>
          <table:table-cell office:value-type="float" office:value="150.158478">
            <text:p>150,158478</text:p>
          </table:table-cell>
          <table:table-cell office:value-type="float" office:value="10.280846">
            <text:p>10,280846</text:p>
          </table:table-cell>
          <table:table-cell office:value-type="float" office:value="41.144154">
            <text:p>41,144154</text:p>
          </table:table-cell>
          <table:table-cell office:value-type="float" office:value="10.716265">
            <text:p>10,716265</text:p>
          </table:table-cell>
          <table:table-cell office:value-type="float" office:value="75.029427">
            <text:p>75,029427</text:p>
          </table:table-cell>
          <table:table-cell office:value-type="float" office:value="11.071009">
            <text:p>11,071009</text:p>
          </table:table-cell>
          <table:table-cell office:value-type="float" office:value="45.830734">
            <text:p>45,830734</text:p>
          </table:table-cell>
          <table:table-cell office:value-type="float" office:value="11.550495">
            <text:p>11,550495</text:p>
          </table:table-cell>
          <table:table-cell table:number-columns-repeated="6" office:value-type="float" office:value="0">
            <text:p>0</text:p>
          </table:table-cell>
          <table:table-cell office:value-type="float" office:value="208.716476">
            <text:p>208,716476</text:p>
          </table:table-cell>
          <table:table-cell office:value-type="float" office:value="22.125864">
            <text:p>22,125864</text:p>
          </table:table-cell>
        </table:table-row>
        <table:table-row table:style-name="ro1">
          <table:table-cell office:value-type="string">
            <text:p>AFR321 <text:s text:c="5"/></text:p>
          </table:table-cell>
          <table:table-cell office:value-type="float" office:value="6878.558594">
            <text:p>6878,558594</text:p>
          </table:table-cell>
          <table:table-cell office:value-type="float" office:value="1298.815186">
            <text:p>1298,815186</text:p>
          </table:table-cell>
          <table:table-cell office:value-type="float" office:value="4670.810059">
            <text:p>4670,810059</text:p>
          </table:table-cell>
          <table:table-cell office:value-type="float" office:value="654.828186">
            <text:p>654,828186</text:p>
          </table:table-cell>
          <table:table-cell office:value-type="float" office:value="48238.769531">
            <text:p>48238,769531</text:p>
          </table:table-cell>
          <table:table-cell office:value-type="float" office:value="1199.892822">
            <text:p>1199,892822</text:p>
          </table:table-cell>
          <table:table-cell office:value-type="float" office:value="101894.15625">
            <text:p>101894,15625</text:p>
          </table:table-cell>
          <table:table-cell office:value-type="float" office:value="2278.126465">
            <text:p>2278,126465</text:p>
          </table:table-cell>
          <table:table-cell office:value-type="float" office:value="693.345032">
            <text:p>693,345032</text:p>
          </table:table-cell>
          <table:table-cell office:value-type="float" office:value="60.399643">
            <text:p>60,399643</text:p>
          </table:table-cell>
          <table:table-cell office:value-type="float" office:value="8036.001953">
            <text:p>8036,001953</text:p>
          </table:table-cell>
          <table:table-cell office:value-type="float" office:value="164.563019">
            <text:p>164,563019</text:p>
          </table:table-cell>
          <table:table-cell office:value-type="float" office:value="26992.875">
            <text:p>26992,875</text:p>
          </table:table-cell>
          <table:table-cell office:value-type="float" office:value="467.507599">
            <text:p>467,507599</text:p>
          </table:table-cell>
          <table:table-cell office:value-type="float" office:value="16761.755859">
            <text:p>16761,755859</text:p>
          </table:table-cell>
          <table:table-cell office:value-type="float" office:value="239.577377">
            <text:p>239,577377</text:p>
          </table:table-cell>
          <table:table-cell office:value-type="float" office:value="32435.365234">
            <text:p>32435,365234</text:p>
          </table:table-cell>
          <table:table-cell office:value-type="float" office:value="427.009949">
            <text:p>427,009949</text:p>
          </table:table-cell>
          <table:table-cell office:value-type="float" office:value="4072.48584">
            <text:p>4072,48584</text:p>
          </table:table-cell>
          <table:table-cell office:value-type="float" office:value="109.370552">
            <text:p>109,370552</text:p>
          </table:table-cell>
          <table:table-cell office:value-type="float" office:value="68.623016">
            <text:p>68,623016</text:p>
          </table:table-cell>
          <table:table-cell office:value-type="float" office:value="9.882068">
            <text:p>9,882068</text:p>
          </table:table-cell>
          <table:table-cell office:value-type="float" office:value="90.671547">
            <text:p>90,671547</text:p>
          </table:table-cell>
          <table:table-cell office:value-type="float" office:value="9.772867">
            <text:p>9,772867</text:p>
          </table:table-cell>
          <table:table-cell office:value-type="float" office:value="502.905884">
            <text:p>502,905884</text:p>
          </table:table-cell>
          <table:table-cell office:value-type="float" office:value="14.762671">
            <text:p>14,762671</text:p>
          </table:table-cell>
          <table:table-cell office:value-type="float" office:value="34723.597656">
            <text:p>34723,597656</text:p>
          </table:table-cell>
          <table:table-cell office:value-type="float" office:value="903.569092">
            <text:p>903,569092</text:p>
          </table:table-cell>
          <table:table-cell office:value-type="float" office:value="41.356548">
            <text:p>41,356548</text:p>
          </table:table-cell>
          <table:table-cell office:value-type="float" office:value="12.335505">
            <text:p>12,335505</text:p>
          </table:table-cell>
          <table:table-cell office:value-type="float" office:value="158.33342">
            <text:p>158,33342</text:p>
          </table:table-cell>
          <table:table-cell office:value-type="float" office:value="18.780823">
            <text:p>18,780823</text:p>
          </table:table-cell>
          <table:table-cell office:value-type="float" office:value="751.656555">
            <text:p>751,656555</text:p>
          </table:table-cell>
          <table:table-cell office:value-type="float" office:value="26.051046">
            <text:p>26,051046</text:p>
          </table:table-cell>
          <table:table-cell office:value-type="float" office:value="1103.618408">
            <text:p>1103,618408</text:p>
          </table:table-cell>
          <table:table-cell office:value-type="float" office:value="25.151457">
            <text:p>25,151457</text:p>
          </table:table-cell>
          <table:table-cell office:value-type="float" office:value="72.362419">
            <text:p>72,362419</text:p>
          </table:table-cell>
          <table:table-cell office:value-type="float" office:value="15.563931">
            <text:p>15,563931</text:p>
          </table:table-cell>
          <table:table-cell office:value-type="float" office:value="248.02301">
            <text:p>248,02301</text:p>
          </table:table-cell>
          <table:table-cell office:value-type="float" office:value="16.690273">
            <text:p>16,690273</text:p>
          </table:table-cell>
          <table:table-cell office:value-type="float" office:value="172.567825">
            <text:p>172,567825</text:p>
          </table:table-cell>
          <table:table-cell office:value-type="float" office:value="17.516918">
            <text:p>17,516918</text:p>
          </table:table-cell>
          <table:table-cell table:number-columns-repeated="6" office:value-type="float" office:value="0">
            <text:p>0</text:p>
          </table:table-cell>
          <table:table-cell office:value-type="float" office:value="355.408722">
            <text:p>355,408722</text:p>
          </table:table-cell>
          <table:table-cell office:value-type="float" office:value="32.558582">
            <text:p>32,558582</text:p>
          </table:table-cell>
        </table:table-row>
        <table:table-row table:style-name="ro1">
          <table:table-cell office:value-type="string">
            <text:p>AFR322 <text:s text:c="5"/></text:p>
          </table:table-cell>
          <table:table-cell office:value-type="float" office:value="20206.460938">
            <text:p>20206,460938</text:p>
          </table:table-cell>
          <table:table-cell office:value-type="float" office:value="1816.836304">
            <text:p>1816,836304</text:p>
          </table:table-cell>
          <table:table-cell office:value-type="float" office:value="5853.36084">
            <text:p>5853,36084</text:p>
          </table:table-cell>
          <table:table-cell office:value-type="float" office:value="662.327942">
            <text:p>662,327942</text:p>
          </table:table-cell>
          <table:table-cell office:value-type="float" office:value="34297.660156">
            <text:p>34297,660156</text:p>
          </table:table-cell>
          <table:table-cell office:value-type="float" office:value="872.378723">
            <text:p>872,378723</text:p>
          </table:table-cell>
          <table:table-cell office:value-type="float" office:value="80666.148438">
            <text:p>80666,148438</text:p>
          </table:table-cell>
          <table:table-cell office:value-type="float" office:value="1793.57605">
            <text:p>1793,57605</text:p>
          </table:table-cell>
          <table:table-cell office:value-type="float" office:value="720.748169">
            <text:p>720,748169</text:p>
          </table:table-cell>
          <table:table-cell office:value-type="float" office:value="60.815674">
            <text:p>60,815674</text:p>
          </table:table-cell>
          <table:table-cell office:value-type="float" office:value="12068.902344">
            <text:p>12068,902344</text:p>
          </table:table-cell>
          <table:table-cell office:value-type="float" office:value="246.628983">
            <text:p>246,628983</text:p>
          </table:table-cell>
          <table:table-cell office:value-type="float" office:value="54361.320313">
            <text:p>54361,320313</text:p>
          </table:table-cell>
          <table:table-cell office:value-type="float" office:value="934.989075">
            <text:p>934,989075</text:p>
          </table:table-cell>
          <table:table-cell office:value-type="float" office:value="33353.226563">
            <text:p>33353,226563</text:p>
          </table:table-cell>
          <table:table-cell office:value-type="float" office:value="470.36264">
            <text:p>470,36264</text:p>
          </table:table-cell>
          <table:table-cell office:value-type="float" office:value="30268.789063">
            <text:p>30268,789063</text:p>
          </table:table-cell>
          <table:table-cell office:value-type="float" office:value="400.176666">
            <text:p>400,176666</text:p>
          </table:table-cell>
          <table:table-cell office:value-type="float" office:value="2959.952881">
            <text:p>2959,952881</text:p>
          </table:table-cell>
          <table:table-cell office:value-type="float" office:value="79.7183">
            <text:p>79,7183</text:p>
          </table:table-cell>
          <table:table-cell office:value-type="float" office:value="48.285221">
            <text:p>48,285221</text:p>
          </table:table-cell>
          <table:table-cell office:value-type="float" office:value="8.300959">
            <text:p>8,300959</text:p>
          </table:table-cell>
          <table:table-cell office:value-type="float" office:value="66.533295">
            <text:p>66,533295</text:p>
          </table:table-cell>
          <table:table-cell office:value-type="float" office:value="8.822034">
            <text:p>8,822034</text:p>
          </table:table-cell>
          <table:table-cell office:value-type="float" office:value="412.664856">
            <text:p>412,664856</text:p>
          </table:table-cell>
          <table:table-cell office:value-type="float" office:value="12.323643">
            <text:p>12,323643</text:p>
          </table:table-cell>
          <table:table-cell office:value-type="float" office:value="23780.591797">
            <text:p>23780,591797</text:p>
          </table:table-cell>
          <table:table-cell office:value-type="float" office:value="619.357849">
            <text:p>619,357849</text:p>
          </table:table-cell>
          <table:table-cell office:value-type="float" office:value="34.379555">
            <text:p>34,379555</text:p>
          </table:table-cell>
          <table:table-cell office:value-type="float" office:value="10.805901">
            <text:p>10,805901</text:p>
          </table:table-cell>
          <table:table-cell office:value-type="float" office:value="99.932938">
            <text:p>99,932938</text:p>
          </table:table-cell>
          <table:table-cell office:value-type="float" office:value="17.253592">
            <text:p>17,253592</text:p>
          </table:table-cell>
          <table:table-cell office:value-type="float" office:value="1133.723145">
            <text:p>1133,723145</text:p>
          </table:table-cell>
          <table:table-cell office:value-type="float" office:value="30.638834">
            <text:p>30,638834</text:p>
          </table:table-cell>
          <table:table-cell office:value-type="float" office:value="513.636475">
            <text:p>513,636475</text:p>
          </table:table-cell>
          <table:table-cell office:value-type="float" office:value="16.000654">
            <text:p>16,000654</text:p>
          </table:table-cell>
          <table:table-cell office:value-type="float" office:value="95.60453">
            <text:p>95,60453</text:p>
          </table:table-cell>
          <table:table-cell office:value-type="float" office:value="13.772512">
            <text:p>13,772512</text:p>
          </table:table-cell>
          <table:table-cell office:value-type="float" office:value="256.455505">
            <text:p>256,455505</text:p>
          </table:table-cell>
          <table:table-cell office:value-type="float" office:value="14.963444">
            <text:p>14,963444</text:p>
          </table:table-cell>
          <table:table-cell office:value-type="float" office:value="109.090851">
            <text:p>109,090851</text:p>
          </table:table-cell>
          <table:table-cell office:value-type="float" office:value="14.988667">
            <text:p>14,988667</text:p>
          </table:table-cell>
          <table:table-cell office:value-type="float" office:value="130.873184">
            <text:p>130,873184</text:p>
          </table:table-cell>
          <table:table-cell office:value-type="float" office:value="91.102608">
            <text:p>91,102608</text:p>
          </table:table-cell>
          <table:table-cell table:number-columns-repeated="4" office:value-type="float" office:value="0">
            <text:p>0</text:p>
          </table:table-cell>
          <table:table-cell office:value-type="float" office:value="570.258606">
            <text:p>570,258606</text:p>
          </table:table-cell>
          <table:table-cell office:value-type="float" office:value="30.714596">
            <text:p>30,714596</text:p>
          </table:table-cell>
        </table:table-row>
        <table:table-row table:style-name="ro1">
          <table:table-cell office:value-type="string">
            <text:p>AFR323 <text:s text:c="5"/></text:p>
          </table:table-cell>
          <table:table-cell office:value-type="float" office:value="7675.754395">
            <text:p>7675,754395</text:p>
          </table:table-cell>
          <table:table-cell office:value-type="float" office:value="1161.646729">
            <text:p>1161,646729</text:p>
          </table:table-cell>
          <table:table-cell office:value-type="float" office:value="5064.066895">
            <text:p>5064,066895</text:p>
          </table:table-cell>
          <table:table-cell office:value-type="float" office:value="596.654602">
            <text:p>596,654602</text:p>
          </table:table-cell>
          <table:table-cell office:value-type="float" office:value="40514.84375">
            <text:p>40514,84375</text:p>
          </table:table-cell>
          <table:table-cell office:value-type="float" office:value="1007.972168">
            <text:p>1007,972168</text:p>
          </table:table-cell>
          <table:table-cell office:value-type="float" office:value="86597.695313">
            <text:p>86597,695313</text:p>
          </table:table-cell>
          <table:table-cell office:value-type="float" office:value="1935.762085">
            <text:p>1935,762085</text:p>
          </table:table-cell>
          <table:table-cell office:value-type="float" office:value="551.213135">
            <text:p>551,213135</text:p>
          </table:table-cell>
          <table:table-cell office:value-type="float" office:value="50.636185">
            <text:p>50,636185</text:p>
          </table:table-cell>
          <table:table-cell office:value-type="float" office:value="7243.306152">
            <text:p>7243,306152</text:p>
          </table:table-cell>
          <table:table-cell office:value-type="float" office:value="148.290054">
            <text:p>148,290054</text:p>
          </table:table-cell>
          <table:table-cell office:value-type="float" office:value="22912.654297">
            <text:p>22912,654297</text:p>
          </table:table-cell>
          <table:table-cell office:value-type="float" office:value="398.982941">
            <text:p>398,982941</text:p>
          </table:table-cell>
          <table:table-cell office:value-type="float" office:value="15213.969727">
            <text:p>15213,969727</text:p>
          </table:table-cell>
          <table:table-cell office:value-type="float" office:value="217.019852">
            <text:p>217,019852</text:p>
          </table:table-cell>
          <table:table-cell office:value-type="float" office:value="25965.34375">
            <text:p>25965,34375</text:p>
          </table:table-cell>
          <table:table-cell office:value-type="float" office:value="343.46933">
            <text:p>343,46933</text:p>
          </table:table-cell>
          <table:table-cell office:value-type="float" office:value="3254.700195">
            <text:p>3254,700195</text:p>
          </table:table-cell>
          <table:table-cell office:value-type="float" office:value="87.4534">
            <text:p>87,4534</text:p>
          </table:table-cell>
          <table:table-cell office:value-type="float" office:value="42.994888">
            <text:p>42,994888</text:p>
          </table:table-cell>
          <table:table-cell office:value-type="float" office:value="8.269074">
            <text:p>8,269074</text:p>
          </table:table-cell>
          <table:table-cell office:value-type="float" office:value="91.696518">
            <text:p>91,696518</text:p>
          </table:table-cell>
          <table:table-cell office:value-type="float" office:value="8.978442">
            <text:p>8,978442</text:p>
          </table:table-cell>
          <table:table-cell office:value-type="float" office:value="391.084778">
            <text:p>391,084778</text:p>
          </table:table-cell>
          <table:table-cell office:value-type="float" office:value="11.83151">
            <text:p>11,83151</text:p>
          </table:table-cell>
          <table:table-cell office:value-type="float" office:value="29765.083984">
            <text:p>29765,083984</text:p>
          </table:table-cell>
          <table:table-cell office:value-type="float" office:value="774.697449">
            <text:p>774,697449</text:p>
          </table:table-cell>
          <table:table-cell office:value-type="float" office:value="32.941551">
            <text:p>32,941551</text:p>
          </table:table-cell>
          <table:table-cell office:value-type="float" office:value="10.615872">
            <text:p>10,615872</text:p>
          </table:table-cell>
          <table:table-cell office:value-type="float" office:value="124.189667">
            <text:p>124,189667</text:p>
          </table:table-cell>
          <table:table-cell office:value-type="float" office:value="17.251274">
            <text:p>17,251274</text:p>
          </table:table-cell>
          <table:table-cell office:value-type="float" office:value="587.195618">
            <text:p>587,195618</text:p>
          </table:table-cell>
          <table:table-cell office:value-type="float" office:value="23.28886">
            <text:p>23,28886</text:p>
          </table:table-cell>
          <table:table-cell office:value-type="float" office:value="1298.103394">
            <text:p>1298,103394</text:p>
          </table:table-cell>
          <table:table-cell office:value-type="float" office:value="27.068624">
            <text:p>27,068624</text:p>
          </table:table-cell>
          <table:table-cell office:value-type="float" office:value="63.213078">
            <text:p>63,213078</text:p>
          </table:table-cell>
          <table:table-cell office:value-type="float" office:value="13.519043">
            <text:p>13,519043</text:p>
          </table:table-cell>
          <table:table-cell office:value-type="float" office:value="201.362579">
            <text:p>201,362579</text:p>
          </table:table-cell>
          <table:table-cell office:value-type="float" office:value="14.22186">
            <text:p>14,22186</text:p>
          </table:table-cell>
          <table:table-cell office:value-type="float" office:value="124.984756">
            <text:p>124,984756</text:p>
          </table:table-cell>
          <table:table-cell office:value-type="float" office:value="14.83518">
            <text:p>14,83518</text:p>
          </table:table-cell>
          <table:table-cell office:value-type="float" office:value="79.22303">
            <text:p>79,22303</text:p>
          </table:table-cell>
          <table:table-cell office:value-type="float" office:value="65.97834">
            <text:p>65,97834</text:p>
          </table:table-cell>
          <table:table-cell table:number-columns-repeated="4" office:value-type="float" office:value="0">
            <text:p>0</text:p>
          </table:table-cell>
          <table:table-cell office:value-type="float" office:value="305.101685">
            <text:p>305,101685</text:p>
          </table:table-cell>
          <table:table-cell office:value-type="float" office:value="27.905998">
            <text:p>27,905998</text:p>
          </table:table-cell>
        </table:table-row>
        <table:table-row table:style-name="ro1">
          <table:table-cell office:value-type="string">
            <text:p>AFR325 <text:s text:c="5"/></text:p>
          </table:table-cell>
          <table:table-cell office:value-type="float" office:value="1251.449097">
            <text:p>1251,449097</text:p>
          </table:table-cell>
          <table:table-cell office:value-type="float" office:value="503.902893">
            <text:p>503,902893</text:p>
          </table:table-cell>
          <table:table-cell office:value-type="float" office:value="120.077652">
            <text:p>120,077652</text:p>
          </table:table-cell>
          <table:table-cell office:value-type="float" office:value="359.779663">
            <text:p>359,779663</text:p>
          </table:table-cell>
          <table:table-cell office:value-type="float" office:value="605.89801">
            <text:p>605,89801</text:p>
          </table:table-cell>
          <table:table-cell office:value-type="float" office:value="112.942154">
            <text:p>112,942154</text:p>
          </table:table-cell>
          <table:table-cell office:value-type="float" office:value="833.611389">
            <text:p>833,611389</text:p>
          </table:table-cell>
          <table:table-cell office:value-type="float" office:value="63.588451">
            <text:p>63,588451</text:p>
          </table:table-cell>
          <table:table-cell office:value-type="float" office:value="8.742323">
            <text:p>8,742323</text:p>
          </table:table-cell>
          <table:table-cell office:value-type="float" office:value="17.18416">
            <text:p>17,18416</text:p>
          </table:table-cell>
          <table:table-cell office:value-type="float" office:value="302.276245">
            <text:p>302,276245</text:p>
          </table:table-cell>
          <table:table-cell office:value-type="float" office:value="14.515597">
            <text:p>14,515597</text:p>
          </table:table-cell>
          <table:table-cell office:value-type="float" office:value="98.175095">
            <text:p>98,175095</text:p>
          </table:table-cell>
          <table:table-cell office:value-type="float" office:value="9.638639">
            <text:p>9,638639</text:p>
          </table:table-cell>
          <table:table-cell office:value-type="float" office:value="535.358948">
            <text:p>535,358948</text:p>
          </table:table-cell>
          <table:table-cell office:value-type="float" office:value="12.342304">
            <text:p>12,342304</text:p>
          </table:table-cell>
          <table:table-cell office:value-type="float" office:value="508.684143">
            <text:p>508,684143</text:p>
          </table:table-cell>
          <table:table-cell office:value-type="float" office:value="12.75543">
            <text:p>12,75543</text:p>
          </table:table-cell>
          <table:table-cell office:value-type="float" office:value="33.735397">
            <text:p>33,735397</text:p>
          </table:table-cell>
          <table:table-cell office:value-type="float" office:value="4.076816">
            <text:p>4,076816</text:p>
          </table:table-cell>
          <table:table-cell office:value-type="float" office:value="0.319006">
            <text:p>0,319006</text:p>
          </table:table-cell>
          <table:table-cell office:value-type="float" office:value="3.886082">
            <text:p>3,886082</text:p>
          </table:table-cell>
          <table:table-cell office:value-type="float" office:value="28.055143">
            <text:p>28,055143</text:p>
          </table:table-cell>
          <table:table-cell office:value-type="float" office:value="6.883447">
            <text:p>6,883447</text:p>
          </table:table-cell>
          <table:table-cell office:value-type="float" office:value="14.73625">
            <text:p>14,73625</text:p>
          </table:table-cell>
          <table:table-cell office:value-type="float" office:value="3.775115">
            <text:p>3,775115</text:p>
          </table:table-cell>
          <table:table-cell office:value-type="float" office:value="209.052551">
            <text:p>209,052551</text:p>
          </table:table-cell>
          <table:table-cell office:value-type="float" office:value="10.79398">
            <text:p>10,79398</text:p>
          </table:table-cell>
          <table:table-cell office:value-type="float" office:value="29.626352">
            <text:p>29,626352</text:p>
          </table:table-cell>
          <table:table-cell office:value-type="float" office:value="6.445274">
            <text:p>6,445274</text:p>
          </table:table-cell>
          <table:table-cell table:number-columns-repeated="2" office:value-type="float" office:value="0">
            <text:p>0</text:p>
          </table:table-cell>
          <table:table-cell office:value-type="float" office:value="37.373028">
            <text:p>37,373028</text:p>
          </table:table-cell>
          <table:table-cell office:value-type="float" office:value="17.722301">
            <text:p>17,722301</text:p>
          </table:table-cell>
          <table:table-cell office:value-type="float" office:value="23.691389">
            <text:p>23,691389</text:p>
          </table:table-cell>
          <table:table-cell office:value-type="float" office:value="7.471427">
            <text:p>7,471427</text:p>
          </table:table-cell>
          <table:table-cell office:value-type="float" office:value="14.778792">
            <text:p>14,778792</text:p>
          </table:table-cell>
          <table:table-cell office:value-type="float" office:value="8.044512">
            <text:p>8,044512</text:p>
          </table:table-cell>
          <table:table-cell office:value-type="float" office:value="26.90159">
            <text:p>26,90159</text:p>
          </table:table-cell>
          <table:table-cell office:value-type="float" office:value="8.316755">
            <text:p>8,316755</text:p>
          </table:table-cell>
          <table:table-cell office:value-type="float" office:value="11.53338">
            <text:p>11,53338</text:p>
          </table:table-cell>
          <table:table-cell office:value-type="float" office:value="8.814281">
            <text:p>8,814281</text:p>
          </table:table-cell>
          <table:table-cell table:number-columns-repeated="6" office:value-type="float" office:value="0">
            <text:p>0</text:p>
          </table:table-cell>
          <table:table-cell office:value-type="float" office:value="46.206951">
            <text:p>46,206951</text:p>
          </table:table-cell>
          <table:table-cell office:value-type="float" office:value="16.543434">
            <text:p>16,543434</text:p>
          </table:table-cell>
        </table:table-row>
        <table:table-row table:style-name="ro1">
          <table:table-cell office:value-type="string">
            <text:p>AFR326 <text:s text:c="5"/></text:p>
          </table:table-cell>
          <table:table-cell office:value-type="float" office:value="878.676941">
            <text:p>878,676941</text:p>
          </table:table-cell>
          <table:table-cell office:value-type="float" office:value="491.61557">
            <text:p>491,61557</text:p>
          </table:table-cell>
          <table:table-cell office:value-type="float" office:value="417.214783">
            <text:p>417,214783</text:p>
          </table:table-cell>
          <table:table-cell office:value-type="float" office:value="358.045837">
            <text:p>358,045837</text:p>
          </table:table-cell>
          <table:table-cell office:value-type="float" office:value="520.553223">
            <text:p>520,553223</text:p>
          </table:table-cell>
          <table:table-cell office:value-type="float" office:value="112.676003">
            <text:p>112,676003</text:p>
          </table:table-cell>
          <table:table-cell office:value-type="float" office:value="775.104797">
            <text:p>775,104797</text:p>
          </table:table-cell>
          <table:table-cell office:value-type="float" office:value="62.364124">
            <text:p>62,364124</text:p>
          </table:table-cell>
          <table:table-cell office:value-type="float" office:value="1.808756">
            <text:p>1,808756</text:p>
          </table:table-cell>
          <table:table-cell office:value-type="float" office:value="16.580311">
            <text:p>16,580311</text:p>
          </table:table-cell>
          <table:table-cell office:value-type="float" office:value="217.106583">
            <text:p>217,106583</text:p>
          </table:table-cell>
          <table:table-cell office:value-type="float" office:value="13.039817">
            <text:p>13,039817</text:p>
          </table:table-cell>
          <table:table-cell office:value-type="float" office:value="288.283691">
            <text:p>288,283691</text:p>
          </table:table-cell>
          <table:table-cell office:value-type="float" office:value="11.976086">
            <text:p>11,976086</text:p>
          </table:table-cell>
          <table:table-cell office:value-type="float" office:value="442.04361">
            <text:p>442,04361</text:p>
          </table:table-cell>
          <table:table-cell office:value-type="float" office:value="11.261831">
            <text:p>11,261831</text:p>
          </table:table-cell>
          <table:table-cell office:value-type="float" office:value="237.265717">
            <text:p>237,265717</text:p>
          </table:table-cell>
          <table:table-cell office:value-type="float" office:value="10.46636">
            <text:p>10,46636</text:p>
          </table:table-cell>
          <table:table-cell office:value-type="float" office:value="49.030228">
            <text:p>49,030228</text:p>
          </table:table-cell>
          <table:table-cell office:value-type="float" office:value="4.047426">
            <text:p>4,047426</text:p>
          </table:table-cell>
          <table:table-cell office:value-type="float" office:value="2.726054">
            <text:p>2,726054</text:p>
          </table:table-cell>
          <table:table-cell office:value-type="float" office:value="3.741477">
            <text:p>3,741477</text:p>
          </table:table-cell>
          <table:table-cell office:value-type="float" office:value="24.652386">
            <text:p>24,652386</text:p>
          </table:table-cell>
          <table:table-cell office:value-type="float" office:value="6.809649">
            <text:p>6,809649</text:p>
          </table:table-cell>
          <table:table-cell office:value-type="float" office:value="12.835487">
            <text:p>12,835487</text:p>
          </table:table-cell>
          <table:table-cell office:value-type="float" office:value="3.537083">
            <text:p>3,537083</text:p>
          </table:table-cell>
          <table:table-cell office:value-type="float" office:value="148.560715">
            <text:p>148,560715</text:p>
          </table:table-cell>
          <table:table-cell office:value-type="float" office:value="9.690423">
            <text:p>9,690423</text:p>
          </table:table-cell>
          <table:table-cell office:value-type="float" office:value="29.427155">
            <text:p>29,427155</text:p>
          </table:table-cell>
          <table:table-cell office:value-type="float" office:value="6.030667">
            <text:p>6,030667</text:p>
          </table:table-cell>
          <table:table-cell table:number-columns-repeated="2" office:value-type="float" office:value="0">
            <text:p>0</text:p>
          </table:table-cell>
          <table:table-cell office:value-type="float" office:value="32.27961">
            <text:p>32,27961</text:p>
          </table:table-cell>
          <table:table-cell office:value-type="float" office:value="17.56727">
            <text:p>17,56727</text:p>
          </table:table-cell>
          <table:table-cell office:value-type="float" office:value="20.597523">
            <text:p>20,597523</text:p>
          </table:table-cell>
          <table:table-cell office:value-type="float" office:value="7.024019">
            <text:p>7,024019</text:p>
          </table:table-cell>
          <table:table-cell office:value-type="float" office:value="13.951179">
            <text:p>13,951179</text:p>
          </table:table-cell>
          <table:table-cell office:value-type="float" office:value="7.642228">
            <text:p>7,642228</text:p>
          </table:table-cell>
          <table:table-cell office:value-type="float" office:value="18.77611">
            <text:p>18,77611</text:p>
          </table:table-cell>
          <table:table-cell office:value-type="float" office:value="7.883821">
            <text:p>7,883821</text:p>
          </table:table-cell>
          <table:table-cell office:value-type="float" office:value="7.432011">
            <text:p>7,432011</text:p>
          </table:table-cell>
          <table:table-cell office:value-type="float" office:value="8.232919">
            <text:p>8,232919</text:p>
          </table:table-cell>
          <table:table-cell table:number-columns-repeated="6" office:value-type="float" office:value="0">
            <text:p>0</text:p>
          </table:table-cell>
          <table:table-cell office:value-type="float" office:value="32.5019">
            <text:p>32,5019</text:p>
          </table:table-cell>
          <table:table-cell office:value-type="float" office:value="15.482018">
            <text:p>15,482018</text:p>
          </table:table-cell>
        </table:table-row>
        <table:table-row table:style-name="ro1">
          <table:table-cell office:value-type="string">
            <text:p>AFR327 <text:s text:c="5"/></text:p>
          </table:table-cell>
          <table:table-cell office:value-type="float" office:value="4628.197754">
            <text:p>4628,197754</text:p>
          </table:table-cell>
          <table:table-cell office:value-type="float" office:value="813.671387">
            <text:p>813,671387</text:p>
          </table:table-cell>
          <table:table-cell office:value-type="float" office:value="1033.372314">
            <text:p>1033,372314</text:p>
          </table:table-cell>
          <table:table-cell office:value-type="float" office:value="453.010468">
            <text:p>453,010468</text:p>
          </table:table-cell>
          <table:table-cell office:value-type="float" office:value="7514.527832">
            <text:p>7514,527832</text:p>
          </table:table-cell>
          <table:table-cell office:value-type="float" office:value="250.651703">
            <text:p>250,651703</text:p>
          </table:table-cell>
          <table:table-cell office:value-type="float" office:value="15805.113281">
            <text:p>15805,113281</text:p>
          </table:table-cell>
          <table:table-cell office:value-type="float" office:value="366.3396">
            <text:p>366,3396</text:p>
          </table:table-cell>
          <table:table-cell office:value-type="float" office:value="122.26503">
            <text:p>122,26503</text:p>
          </table:table-cell>
          <table:table-cell office:value-type="float" office:value="31.723665">
            <text:p>31,723665</text:p>
          </table:table-cell>
          <table:table-cell office:value-type="float" office:value="7320.759277">
            <text:p>7320,759277</text:p>
          </table:table-cell>
          <table:table-cell office:value-type="float" office:value="146.591782">
            <text:p>146,591782</text:p>
          </table:table-cell>
          <table:table-cell office:value-type="float" office:value="2126.686523">
            <text:p>2126,686523</text:p>
          </table:table-cell>
          <table:table-cell office:value-type="float" office:value="43.910759">
            <text:p>43,910759</text:p>
          </table:table-cell>
          <table:table-cell office:value-type="float" office:value="13396.338867">
            <text:p>13396,338867</text:p>
          </table:table-cell>
          <table:table-cell office:value-type="float" office:value="189.907272">
            <text:p>189,907272</text:p>
          </table:table-cell>
          <table:table-cell office:value-type="float" office:value="4123.652832">
            <text:p>4123,652832</text:p>
          </table:table-cell>
          <table:table-cell office:value-type="float" office:value="57.350712">
            <text:p>57,350712</text:p>
          </table:table-cell>
          <table:table-cell office:value-type="float" office:value="557.625427">
            <text:p>557,625427</text:p>
          </table:table-cell>
          <table:table-cell office:value-type="float" office:value="16.414995">
            <text:p>16,414995</text:p>
          </table:table-cell>
          <table:table-cell office:value-type="float" office:value="13.036664">
            <text:p>13,036664</text:p>
          </table:table-cell>
          <table:table-cell office:value-type="float" office:value="5.828958">
            <text:p>5,828958</text:p>
          </table:table-cell>
          <table:table-cell office:value-type="float" office:value="32.193176">
            <text:p>32,193176</text:p>
          </table:table-cell>
          <table:table-cell office:value-type="float" office:value="7.790473">
            <text:p>7,790473</text:p>
          </table:table-cell>
          <table:table-cell office:value-type="float" office:value="112.070847">
            <text:p>112,070847</text:p>
          </table:table-cell>
          <table:table-cell office:value-type="float" office:value="6.173378">
            <text:p>6,173378</text:p>
          </table:table-cell>
          <table:table-cell office:value-type="float" office:value="5040.026855">
            <text:p>5040,026855</text:p>
          </table:table-cell>
          <table:table-cell office:value-type="float" office:value="132.93277">
            <text:p>132,93277</text:p>
          </table:table-cell>
          <table:table-cell office:value-type="float" office:value="58.575916">
            <text:p>58,575916</text:p>
          </table:table-cell>
          <table:table-cell office:value-type="float" office:value="9.176722">
            <text:p>9,176722</text:p>
          </table:table-cell>
          <table:table-cell office:value-type="float" office:value="78.839493">
            <text:p>78,839493</text:p>
          </table:table-cell>
          <table:table-cell office:value-type="float" office:value="15.975412">
            <text:p>15,975412</text:p>
          </table:table-cell>
          <table:table-cell office:value-type="float" office:value="394.209961">
            <text:p>394,209961</text:p>
          </table:table-cell>
          <table:table-cell office:value-type="float" office:value="20.787239">
            <text:p>20,787239</text:p>
          </table:table-cell>
          <table:table-cell office:value-type="float" office:value="233.153076">
            <text:p>233,153076</text:p>
          </table:table-cell>
          <table:table-cell office:value-type="float" office:value="11.665887">
            <text:p>11,665887</text:p>
          </table:table-cell>
          <table:table-cell office:value-type="float" office:value="45.612991">
            <text:p>45,612991</text:p>
          </table:table-cell>
          <table:table-cell office:value-type="float" office:value="11.677222">
            <text:p>11,677222</text:p>
          </table:table-cell>
          <table:table-cell office:value-type="float" office:value="44.106621">
            <text:p>44,106621</text:p>
          </table:table-cell>
          <table:table-cell office:value-type="float" office:value="11.968648">
            <text:p>11,968648</text:p>
          </table:table-cell>
          <table:table-cell office:value-type="float" office:value="14.436079">
            <text:p>14,436079</text:p>
          </table:table-cell>
          <table:table-cell office:value-type="float" office:value="12.572823">
            <text:p>12,572823</text:p>
          </table:table-cell>
          <table:table-cell table:number-columns-repeated="6" office:value-type="float" office:value="0">
            <text:p>0</text:p>
          </table:table-cell>
          <table:table-cell office:value-type="float" office:value="240.206512">
            <text:p>240,206512</text:p>
          </table:table-cell>
          <table:table-cell office:value-type="float" office:value="24.24692">
            <text:p>24,24692</text:p>
          </table:table-cell>
        </table:table-row>
        <table:table-row table:style-name="ro1">
          <table:table-cell office:value-type="string">
            <text:p>AFR328 <text:s text:c="5"/></text:p>
          </table:table-cell>
          <table:table-cell office:value-type="float" office:value="4069.622314">
            <text:p>4069,622314</text:p>
          </table:table-cell>
          <table:table-cell office:value-type="float" office:value="775.457581">
            <text:p>775,457581</text:p>
          </table:table-cell>
          <table:table-cell office:value-type="float" office:value="1272.376343">
            <text:p>1272,376343</text:p>
          </table:table-cell>
          <table:table-cell office:value-type="float" office:value="445.305115">
            <text:p>445,305115</text:p>
          </table:table-cell>
          <table:table-cell office:value-type="float" office:value="8632.459961">
            <text:p>8632,459961</text:p>
          </table:table-cell>
          <table:table-cell office:value-type="float" office:value="270.153259">
            <text:p>270,153259</text:p>
          </table:table-cell>
          <table:table-cell office:value-type="float" office:value="18381.054688">
            <text:p>18381,054688</text:p>
          </table:table-cell>
          <table:table-cell office:value-type="float" office:value="421.84021">
            <text:p>421,84021</text:p>
          </table:table-cell>
          <table:table-cell office:value-type="float" office:value="154.186432">
            <text:p>154,186432</text:p>
          </table:table-cell>
          <table:table-cell office:value-type="float" office:value="29.987576">
            <text:p>29,987576</text:p>
          </table:table-cell>
          <table:table-cell office:value-type="float" office:value="6129.815918">
            <text:p>6129,815918</text:p>
          </table:table-cell>
          <table:table-cell office:value-type="float" office:value="123.777481">
            <text:p>123,777481</text:p>
          </table:table-cell>
          <table:table-cell office:value-type="float" office:value="1318.072876">
            <text:p>1318,072876</text:p>
          </table:table-cell>
          <table:table-cell office:value-type="float" office:value="30.596725">
            <text:p>30,596725</text:p>
          </table:table-cell>
          <table:table-cell office:value-type="float" office:value="8826.521484">
            <text:p>8826,521484</text:p>
          </table:table-cell>
          <table:table-cell office:value-type="float" office:value="126.188263">
            <text:p>126,188263</text:p>
          </table:table-cell>
          <table:table-cell office:value-type="float" office:value="3654.034424">
            <text:p>3654,034424</text:p>
          </table:table-cell>
          <table:table-cell office:value-type="float" office:value="51.232613">
            <text:p>51,232613</text:p>
          </table:table-cell>
          <table:table-cell office:value-type="float" office:value="634.525574">
            <text:p>634,525574</text:p>
          </table:table-cell>
          <table:table-cell office:value-type="float" office:value="18.360226">
            <text:p>18,360226</text:p>
          </table:table-cell>
          <table:table-cell office:value-type="float" office:value="19.844698">
            <text:p>19,844698</text:p>
          </table:table-cell>
          <table:table-cell office:value-type="float" office:value="5.865642">
            <text:p>5,865642</text:p>
          </table:table-cell>
          <table:table-cell office:value-type="float" office:value="25.468111">
            <text:p>25,468111</text:p>
          </table:table-cell>
          <table:table-cell office:value-type="float" office:value="7.77341">
            <text:p>7,77341</text:p>
          </table:table-cell>
          <table:table-cell office:value-type="float" office:value="100.486145">
            <text:p>100,486145</text:p>
          </table:table-cell>
          <table:table-cell office:value-type="float" office:value="6.020333">
            <text:p>6,020333</text:p>
          </table:table-cell>
          <table:table-cell office:value-type="float" office:value="5674.148926">
            <text:p>5674,148926</text:p>
          </table:table-cell>
          <table:table-cell office:value-type="float" office:value="149.353012">
            <text:p>149,353012</text:p>
          </table:table-cell>
          <table:table-cell office:value-type="float" office:value="69.846085">
            <text:p>69,846085</text:p>
          </table:table-cell>
          <table:table-cell office:value-type="float" office:value="9.19887">
            <text:p>9,19887</text:p>
          </table:table-cell>
          <table:table-cell office:value-type="float" office:value="56.943981">
            <text:p>56,943981</text:p>
          </table:table-cell>
          <table:table-cell office:value-type="float" office:value="15.79223">
            <text:p>15,79223</text:p>
          </table:table-cell>
          <table:table-cell office:value-type="float" office:value="194.465805">
            <text:p>194,465805</text:p>
          </table:table-cell>
          <table:table-cell office:value-type="float" office:value="19.379662">
            <text:p>19,379662</text:p>
          </table:table-cell>
          <table:table-cell office:value-type="float" office:value="126.271851">
            <text:p>126,271851</text:p>
          </table:table-cell>
          <table:table-cell office:value-type="float" office:value="10.930391">
            <text:p>10,930391</text:p>
          </table:table-cell>
          <table:table-cell office:value-type="float" office:value="37.298244">
            <text:p>37,298244</text:p>
          </table:table-cell>
          <table:table-cell office:value-type="float" office:value="11.572365">
            <text:p>11,572365</text:p>
          </table:table-cell>
          <table:table-cell office:value-type="float" office:value="51.449394">
            <text:p>51,449394</text:p>
          </table:table-cell>
          <table:table-cell office:value-type="float" office:value="11.880035">
            <text:p>11,880035</text:p>
          </table:table-cell>
          <table:table-cell office:value-type="float" office:value="26.507391">
            <text:p>26,507391</text:p>
          </table:table-cell>
          <table:table-cell office:value-type="float" office:value="12.506018">
            <text:p>12,506018</text:p>
          </table:table-cell>
          <table:table-cell table:number-columns-repeated="6" office:value-type="float" office:value="0">
            <text:p>0</text:p>
          </table:table-cell>
          <table:table-cell office:value-type="float" office:value="119.413956">
            <text:p>119,413956</text:p>
          </table:table-cell>
          <table:table-cell office:value-type="float" office:value="23.485857">
            <text:p>23,485857</text:p>
          </table:table-cell>
        </table:table-row>
        <table:table-row table:style-name="ro1">
          <table:table-cell office:value-type="string">
            <text:p>AFR329 <text:s text:c="5"/></text:p>
          </table:table-cell>
          <table:table-cell office:value-type="float" office:value="11965.389648">
            <text:p>11965,389648</text:p>
          </table:table-cell>
          <table:table-cell office:value-type="float" office:value="1216.514648">
            <text:p>1216,514648</text:p>
          </table:table-cell>
          <table:table-cell office:value-type="float" office:value="4273.817871">
            <text:p>4273,817871</text:p>
          </table:table-cell>
          <table:table-cell office:value-type="float" office:value="538.133362">
            <text:p>538,133362</text:p>
          </table:table-cell>
          <table:table-cell office:value-type="float" office:value="23174.208984">
            <text:p>23174,208984</text:p>
          </table:table-cell>
          <table:table-cell office:value-type="float" office:value="599.532471">
            <text:p>599,532471</text:p>
          </table:table-cell>
          <table:table-cell office:value-type="float" office:value="56105.761719">
            <text:p>56105,761719</text:p>
          </table:table-cell>
          <table:table-cell office:value-type="float" office:value="1259.923096">
            <text:p>1259,923096</text:p>
          </table:table-cell>
          <table:table-cell office:value-type="float" office:value="314.235687">
            <text:p>314,235687</text:p>
          </table:table-cell>
          <table:table-cell office:value-type="float" office:value="42.791958">
            <text:p>42,791958</text:p>
          </table:table-cell>
          <table:table-cell office:value-type="float" office:value="8594.506836">
            <text:p>8594,506836</text:p>
          </table:table-cell>
          <table:table-cell office:value-type="float" office:value="176.155991">
            <text:p>176,155991</text:p>
          </table:table-cell>
          <table:table-cell office:value-type="float" office:value="21470.443359">
            <text:p>21470,443359</text:p>
          </table:table-cell>
          <table:table-cell office:value-type="float" office:value="373.255402">
            <text:p>373,255402</text:p>
          </table:table-cell>
          <table:table-cell office:value-type="float" office:value="10952.675781">
            <text:p>10952,675781</text:p>
          </table:table-cell>
          <table:table-cell office:value-type="float" office:value="156.925827">
            <text:p>156,925827</text:p>
          </table:table-cell>
          <table:table-cell office:value-type="float" office:value="16616.980469">
            <text:p>16616,980469</text:p>
          </table:table-cell>
          <table:table-cell office:value-type="float" office:value="220.79657">
            <text:p>220,79657</text:p>
          </table:table-cell>
          <table:table-cell office:value-type="float" office:value="2143.537109">
            <text:p>2143,537109</text:p>
          </table:table-cell>
          <table:table-cell office:value-type="float" office:value="57.886478">
            <text:p>57,886478</text:p>
          </table:table-cell>
          <table:table-cell office:value-type="float" office:value="45.007954">
            <text:p>45,007954</text:p>
          </table:table-cell>
          <table:table-cell office:value-type="float" office:value="7.081583">
            <text:p>7,081583</text:p>
          </table:table-cell>
          <table:table-cell office:value-type="float" office:value="71.443657">
            <text:p>71,443657</text:p>
          </table:table-cell>
          <table:table-cell office:value-type="float" office:value="8.358382">
            <text:p>8,358382</text:p>
          </table:table-cell>
          <table:table-cell office:value-type="float" office:value="310.224365">
            <text:p>310,224365</text:p>
          </table:table-cell>
          <table:table-cell office:value-type="float" office:value="9.809932">
            <text:p>9,809932</text:p>
          </table:table-cell>
          <table:table-cell office:value-type="float" office:value="20917.419922">
            <text:p>20917,419922</text:p>
          </table:table-cell>
          <table:table-cell office:value-type="float" office:value="544.911865">
            <text:p>544,911865</text:p>
          </table:table-cell>
          <table:table-cell office:value-type="float" office:value="42.357922">
            <text:p>42,357922</text:p>
          </table:table-cell>
          <table:table-cell office:value-type="float" office:value="9.768254">
            <text:p>9,768254</text:p>
          </table:table-cell>
          <table:table-cell office:value-type="float" office:value="141.815125">
            <text:p>141,815125</text:p>
          </table:table-cell>
          <table:table-cell office:value-type="float" office:value="16.815765">
            <text:p>16,815765</text:p>
          </table:table-cell>
          <table:table-cell office:value-type="float" office:value="586.143677">
            <text:p>586,143677</text:p>
          </table:table-cell>
          <table:table-cell office:value-type="float" office:value="22.896391">
            <text:p>22,896391</text:p>
          </table:table-cell>
          <table:table-cell office:value-type="float" office:value="200.062317">
            <text:p>200,062317</text:p>
          </table:table-cell>
          <table:table-cell office:value-type="float" office:value="11.955433">
            <text:p>11,955433</text:p>
          </table:table-cell>
          <table:table-cell office:value-type="float" office:value="50.584927">
            <text:p>50,584927</text:p>
          </table:table-cell>
          <table:table-cell office:value-type="float" office:value="12.301654">
            <text:p>12,301654</text:p>
          </table:table-cell>
          <table:table-cell office:value-type="float" office:value="127.15181">
            <text:p>127,15181</text:p>
          </table:table-cell>
          <table:table-cell office:value-type="float" office:value="12.876136">
            <text:p>12,876136</text:p>
          </table:table-cell>
          <table:table-cell office:value-type="float" office:value="91.688416">
            <text:p>91,688416</text:p>
          </table:table-cell>
          <table:table-cell office:value-type="float" office:value="13.552342">
            <text:p>13,552342</text:p>
          </table:table-cell>
          <table:table-cell office:value-type="float" office:value="105.617416">
            <text:p>105,617416</text:p>
          </table:table-cell>
          <table:table-cell office:value-type="float" office:value="58.403645">
            <text:p>58,403645</text:p>
          </table:table-cell>
          <table:table-cell table:number-columns-repeated="4" office:value-type="float" office:value="0">
            <text:p>0</text:p>
          </table:table-cell>
          <table:table-cell office:value-type="float" office:value="276.782349">
            <text:p>276,782349</text:p>
          </table:table-cell>
          <table:table-cell office:value-type="float" office:value="25.783325">
            <text:p>25,783325</text:p>
          </table:table-cell>
        </table:table-row>
        <table:table-row table:style-name="ro1">
          <table:table-cell office:value-type="string">
            <text:p>AFR330 <text:s text:c="5"/></text:p>
          </table:table-cell>
          <table:table-cell office:value-type="float" office:value="3417.077148">
            <text:p>3417,077148</text:p>
          </table:table-cell>
          <table:table-cell office:value-type="float" office:value="703.137634">
            <text:p>703,137634</text:p>
          </table:table-cell>
          <table:table-cell office:value-type="float" office:value="3423.31665">
            <text:p>3423,31665</text:p>
          </table:table-cell>
          <table:table-cell office:value-type="float" office:value="455.414642">
            <text:p>455,414642</text:p>
          </table:table-cell>
          <table:table-cell office:value-type="float" office:value="21781.025391">
            <text:p>21781,025391</text:p>
          </table:table-cell>
          <table:table-cell office:value-type="float" office:value="560.595764">
            <text:p>560,595764</text:p>
          </table:table-cell>
          <table:table-cell office:value-type="float" office:value="47985.636719">
            <text:p>47985,636719</text:p>
          </table:table-cell>
          <table:table-cell office:value-type="float" office:value="1079.758545">
            <text:p>1079,758545</text:p>
          </table:table-cell>
          <table:table-cell office:value-type="float" office:value="189.316498">
            <text:p>189,316498</text:p>
          </table:table-cell>
          <table:table-cell office:value-type="float" office:value="31.601227">
            <text:p>31,601227</text:p>
          </table:table-cell>
          <table:table-cell office:value-type="float" office:value="6752.547363">
            <text:p>6752,547363</text:p>
          </table:table-cell>
          <table:table-cell office:value-type="float" office:value="135.627625">
            <text:p>135,627625</text:p>
          </table:table-cell>
          <table:table-cell office:value-type="float" office:value="3572.142822">
            <text:p>3572,142822</text:p>
          </table:table-cell>
          <table:table-cell office:value-type="float" office:value="67.187737">
            <text:p>67,187737</text:p>
          </table:table-cell>
          <table:table-cell office:value-type="float" office:value="15517.689453">
            <text:p>15517,689453</text:p>
          </table:table-cell>
          <table:table-cell office:value-type="float" office:value="220.282898">
            <text:p>220,282898</text:p>
          </table:table-cell>
          <table:table-cell office:value-type="float" office:value="6984.063965">
            <text:p>6984,063965</text:p>
          </table:table-cell>
          <table:table-cell office:value-type="float" office:value="95.525276">
            <text:p>95,525276</text:p>
          </table:table-cell>
          <table:table-cell office:value-type="float" office:value="1323.418335">
            <text:p>1323,418335</text:p>
          </table:table-cell>
          <table:table-cell office:value-type="float" office:value="36.103973">
            <text:p>36,103973</text:p>
          </table:table-cell>
          <table:table-cell office:value-type="float" office:value="21.460426">
            <text:p>21,460426</text:p>
          </table:table-cell>
          <table:table-cell office:value-type="float" office:value="5.295766">
            <text:p>5,295766</text:p>
          </table:table-cell>
          <table:table-cell office:value-type="float" office:value="35.12994">
            <text:p>35,12994</text:p>
          </table:table-cell>
          <table:table-cell office:value-type="float" office:value="7.263524">
            <text:p>7,263524</text:p>
          </table:table-cell>
          <table:table-cell office:value-type="float" office:value="221.940735">
            <text:p>221,940735</text:p>
          </table:table-cell>
          <table:table-cell office:value-type="float" office:value="7.181375">
            <text:p>7,181375</text:p>
          </table:table-cell>
          <table:table-cell office:value-type="float" office:value="12381.999023">
            <text:p>12381,999023</text:p>
          </table:table-cell>
          <table:table-cell office:value-type="float" office:value="323.280975">
            <text:p>323,280975</text:p>
          </table:table-cell>
          <table:table-cell office:value-type="float" office:value="27.163525">
            <text:p>27,163525</text:p>
          </table:table-cell>
          <table:table-cell office:value-type="float" office:value="7.197257">
            <text:p>7,197257</text:p>
          </table:table-cell>
          <table:table-cell office:value-type="float" office:value="21.632984">
            <text:p>21,632984</text:p>
          </table:table-cell>
          <table:table-cell office:value-type="float" office:value="14.413907">
            <text:p>14,413907</text:p>
          </table:table-cell>
          <table:table-cell office:value-type="float" office:value="358.90387">
            <text:p>358,90387</text:p>
          </table:table-cell>
          <table:table-cell office:value-type="float" office:value="19.705612">
            <text:p>19,705612</text:p>
          </table:table-cell>
          <table:table-cell office:value-type="float" office:value="213.667496">
            <text:p>213,667496</text:p>
          </table:table-cell>
          <table:table-cell office:value-type="float" office:value="9.331393">
            <text:p>9,331393</text:p>
          </table:table-cell>
          <table:table-cell office:value-type="float" office:value="47.315781">
            <text:p>47,315781</text:p>
          </table:table-cell>
          <table:table-cell office:value-type="float" office:value="9.076943">
            <text:p>9,076943</text:p>
          </table:table-cell>
          <table:table-cell office:value-type="float" office:value="81.454811">
            <text:p>81,454811</text:p>
          </table:table-cell>
          <table:table-cell office:value-type="float" office:value="9.383523">
            <text:p>9,383523</text:p>
          </table:table-cell>
          <table:table-cell office:value-type="float" office:value="61.13517">
            <text:p>61,13517</text:p>
          </table:table-cell>
          <table:table-cell office:value-type="float" office:value="9.840559">
            <text:p>9,840559</text:p>
          </table:table-cell>
          <table:table-cell table:number-columns-repeated="6" office:value-type="float" office:value="0">
            <text:p>0</text:p>
          </table:table-cell>
          <table:table-cell office:value-type="float" office:value="193.107941">
            <text:p>193,107941</text:p>
          </table:table-cell>
          <table:table-cell office:value-type="float" office:value="18.938459">
            <text:p>18,938459</text:p>
          </table:table-cell>
        </table:table-row>
        <table:table-row table:style-name="ro1">
          <table:table-cell office:value-type="string">
            <text:p>AFR331 <text:s text:c="5"/></text:p>
          </table:table-cell>
          <table:table-cell office:value-type="float" office:value="5343.065918">
            <text:p>5343,065918</text:p>
          </table:table-cell>
          <table:table-cell office:value-type="float" office:value="898.184265">
            <text:p>898,184265</text:p>
          </table:table-cell>
          <table:table-cell office:value-type="float" office:value="965.181946">
            <text:p>965,181946</text:p>
          </table:table-cell>
          <table:table-cell office:value-type="float" office:value="474.043884">
            <text:p>474,043884</text:p>
          </table:table-cell>
          <table:table-cell office:value-type="float" office:value="9886.844727">
            <text:p>9886,844727</text:p>
          </table:table-cell>
          <table:table-cell office:value-type="float" office:value="301.896637">
            <text:p>301,896637</text:p>
          </table:table-cell>
          <table:table-cell office:value-type="float" office:value="24452.421875">
            <text:p>24452,421875</text:p>
          </table:table-cell>
          <table:table-cell office:value-type="float" office:value="555.02179">
            <text:p>555,02179</text:p>
          </table:table-cell>
          <table:table-cell office:value-type="float" office:value="217.352234">
            <text:p>217,352234</text:p>
          </table:table-cell>
          <table:table-cell office:value-type="float" office:value="34.965088">
            <text:p>34,965088</text:p>
          </table:table-cell>
          <table:table-cell office:value-type="float" office:value="5189.265625">
            <text:p>5189,265625</text:p>
          </table:table-cell>
          <table:table-cell office:value-type="float" office:value="107.300255">
            <text:p>107,300255</text:p>
          </table:table-cell>
          <table:table-cell office:value-type="float" office:value="10179.000977">
            <text:p>10179,000977</text:p>
          </table:table-cell>
          <table:table-cell office:value-type="float" office:value="181.039856">
            <text:p>181,039856</text:p>
          </table:table-cell>
          <table:table-cell office:value-type="float" office:value="11262.853516">
            <text:p>11262,853516</text:p>
          </table:table-cell>
          <table:table-cell office:value-type="float" office:value="161.028839">
            <text:p>161,028839</text:p>
          </table:table-cell>
          <table:table-cell office:value-type="float" office:value="9012.113281">
            <text:p>9012,113281</text:p>
          </table:table-cell>
          <table:table-cell office:value-type="float" office:value="120.518814">
            <text:p>120,518814</text:p>
          </table:table-cell>
          <table:table-cell office:value-type="float" office:value="943.651001">
            <text:p>943,651001</text:p>
          </table:table-cell>
          <table:table-cell office:value-type="float" office:value="26.366787">
            <text:p>26,366787</text:p>
          </table:table-cell>
          <table:table-cell office:value-type="float" office:value="15.051298">
            <text:p>15,051298</text:p>
          </table:table-cell>
          <table:table-cell office:value-type="float" office:value="6.329386">
            <text:p>6,329386</text:p>
          </table:table-cell>
          <table:table-cell office:value-type="float" office:value="60.050865">
            <text:p>60,050865</text:p>
          </table:table-cell>
          <table:table-cell office:value-type="float" office:value="8.170945">
            <text:p>8,170945</text:p>
          </table:table-cell>
          <table:table-cell office:value-type="float" office:value="151.697937">
            <text:p>151,697937</text:p>
          </table:table-cell>
          <table:table-cell office:value-type="float" office:value="6.910965">
            <text:p>6,910965</text:p>
          </table:table-cell>
          <table:table-cell office:value-type="float" office:value="10343.706055">
            <text:p>10343,706055</text:p>
          </table:table-cell>
          <table:table-cell office:value-type="float" office:value="270.455872">
            <text:p>270,455872</text:p>
          </table:table-cell>
          <table:table-cell office:value-type="float" office:value="65.627083">
            <text:p>65,627083</text:p>
          </table:table-cell>
          <table:table-cell office:value-type="float" office:value="9.782684">
            <text:p>9,782684</text:p>
          </table:table-cell>
          <table:table-cell office:value-type="float" office:value="71.571022">
            <text:p>71,571022</text:p>
          </table:table-cell>
          <table:table-cell office:value-type="float" office:value="16.277403">
            <text:p>16,277403</text:p>
          </table:table-cell>
          <table:table-cell office:value-type="float" office:value="560.004089">
            <text:p>560,004089</text:p>
          </table:table-cell>
          <table:table-cell office:value-type="float" office:value="22.602304">
            <text:p>22,602304</text:p>
          </table:table-cell>
          <table:table-cell office:value-type="float" office:value="137.97374">
            <text:p>137,97374</text:p>
          </table:table-cell>
          <table:table-cell office:value-type="float" office:value="11.648694">
            <text:p>11,648694</text:p>
          </table:table-cell>
          <table:table-cell office:value-type="float" office:value="37.73912">
            <text:p>37,73912</text:p>
          </table:table-cell>
          <table:table-cell office:value-type="float" office:value="12.316619">
            <text:p>12,316619</text:p>
          </table:table-cell>
          <table:table-cell office:value-type="float" office:value="79.079666">
            <text:p>79,079666</text:p>
          </table:table-cell>
          <table:table-cell office:value-type="float" office:value="12.74272">
            <text:p>12,74272</text:p>
          </table:table-cell>
          <table:table-cell office:value-type="float" office:value="32.645798">
            <text:p>32,645798</text:p>
          </table:table-cell>
          <table:table-cell office:value-type="float" office:value="13.299256">
            <text:p>13,299256</text:p>
          </table:table-cell>
          <table:table-cell office:value-type="float" office:value="11.704966">
            <text:p>11,704966</text:p>
          </table:table-cell>
          <table:table-cell office:value-type="float" office:value="49.386215">
            <text:p>49,386215</text:p>
          </table:table-cell>
          <table:table-cell table:number-columns-repeated="4" office:value-type="float" office:value="0">
            <text:p>0</text:p>
          </table:table-cell>
          <table:table-cell office:value-type="float" office:value="279.716217">
            <text:p>279,716217</text:p>
          </table:table-cell>
          <table:table-cell office:value-type="float" office:value="25.764151">
            <text:p>25,764151</text:p>
          </table:table-cell>
        </table:table-row>
        <table:table-row table:style-name="ro1">
          <table:table-cell office:value-type="string">
            <text:p>AFR332 <text:s text:c="5"/></text:p>
          </table:table-cell>
          <table:table-cell office:value-type="float" office:value="8651.62207">
            <text:p>8651,62207</text:p>
          </table:table-cell>
          <table:table-cell office:value-type="float" office:value="1101.431885">
            <text:p>1101,431885</text:p>
          </table:table-cell>
          <table:table-cell office:value-type="float" office:value="1976.37561">
            <text:p>1976,37561</text:p>
          </table:table-cell>
          <table:table-cell office:value-type="float" office:value="522.639099">
            <text:p>522,639099</text:p>
          </table:table-cell>
          <table:table-cell office:value-type="float" office:value="21586.449219">
            <text:p>21586,449219</text:p>
          </table:table-cell>
          <table:table-cell office:value-type="float" office:value="563.469299">
            <text:p>563,469299</text:p>
          </table:table-cell>
          <table:table-cell office:value-type="float" office:value="49136.546875">
            <text:p>49136,546875</text:p>
          </table:table-cell>
          <table:table-cell office:value-type="float" office:value="1109.47644">
            <text:p>1109,47644</text:p>
          </table:table-cell>
          <table:table-cell office:value-type="float" office:value="447.778259">
            <text:p>447,778259</text:p>
          </table:table-cell>
          <table:table-cell office:value-type="float" office:value="42.716019">
            <text:p>42,716019</text:p>
          </table:table-cell>
          <table:table-cell office:value-type="float" office:value="8201.431641">
            <text:p>8201,431641</text:p>
          </table:table-cell>
          <table:table-cell office:value-type="float" office:value="165.006699">
            <text:p>165,006699</text:p>
          </table:table-cell>
          <table:table-cell office:value-type="float" office:value="20257.369141">
            <text:p>20257,369141</text:p>
          </table:table-cell>
          <table:table-cell office:value-type="float" office:value="352.973236">
            <text:p>352,973236</text:p>
          </table:table-cell>
          <table:table-cell office:value-type="float" office:value="14487.185547">
            <text:p>14487,185547</text:p>
          </table:table-cell>
          <table:table-cell office:value-type="float" office:value="206.254181">
            <text:p>206,254181</text:p>
          </table:table-cell>
          <table:table-cell office:value-type="float" office:value="16834.691406">
            <text:p>16834,691406</text:p>
          </table:table-cell>
          <table:table-cell office:value-type="float" office:value="223.941681">
            <text:p>223,941681</text:p>
          </table:table-cell>
          <table:table-cell office:value-type="float" office:value="1920.933716">
            <text:p>1920,933716</text:p>
          </table:table-cell>
          <table:table-cell office:value-type="float" office:value="52.037518">
            <text:p>52,037518</text:p>
          </table:table-cell>
          <table:table-cell office:value-type="float" office:value="31.429483">
            <text:p>31,429483</text:p>
          </table:table-cell>
          <table:table-cell office:value-type="float" office:value="6.964373">
            <text:p>6,964373</text:p>
          </table:table-cell>
          <table:table-cell office:value-type="float" office:value="51.558067">
            <text:p>51,558067</text:p>
          </table:table-cell>
          <table:table-cell office:value-type="float" office:value="8.22351">
            <text:p>8,22351</text:p>
          </table:table-cell>
          <table:table-cell office:value-type="float" office:value="269.191559">
            <text:p>269,191559</text:p>
          </table:table-cell>
          <table:table-cell office:value-type="float" office:value="9.037686">
            <text:p>9,037686</text:p>
          </table:table-cell>
          <table:table-cell office:value-type="float" office:value="17633.232422">
            <text:p>17633,232422</text:p>
          </table:table-cell>
          <table:table-cell office:value-type="float" office:value="459.656586">
            <text:p>459,656586</text:p>
          </table:table-cell>
          <table:table-cell office:value-type="float" office:value="42.942677">
            <text:p>42,942677</text:p>
          </table:table-cell>
          <table:table-cell office:value-type="float" office:value="9.69682">
            <text:p>9,69682</text:p>
          </table:table-cell>
          <table:table-cell office:value-type="float" office:value="110.236908">
            <text:p>110,236908</text:p>
          </table:table-cell>
          <table:table-cell office:value-type="float" office:value="16.534369">
            <text:p>16,534369</text:p>
          </table:table-cell>
          <table:table-cell office:value-type="float" office:value="536.194824">
            <text:p>536,194824</text:p>
          </table:table-cell>
          <table:table-cell office:value-type="float" office:value="22.356976">
            <text:p>22,356976</text:p>
          </table:table-cell>
          <table:table-cell office:value-type="float" office:value="246.378586">
            <text:p>246,378586</text:p>
          </table:table-cell>
          <table:table-cell office:value-type="float" office:value="12.233799">
            <text:p>12,233799</text:p>
          </table:table-cell>
          <table:table-cell office:value-type="float" office:value="50.489479">
            <text:p>50,489479</text:p>
          </table:table-cell>
          <table:table-cell office:value-type="float" office:value="12.253937">
            <text:p>12,253937</text:p>
          </table:table-cell>
          <table:table-cell office:value-type="float" office:value="140.043594">
            <text:p>140,043594</text:p>
          </table:table-cell>
          <table:table-cell office:value-type="float" office:value="12.87666">
            <text:p>12,87666</text:p>
          </table:table-cell>
          <table:table-cell office:value-type="float" office:value="82.522354">
            <text:p>82,522354</text:p>
          </table:table-cell>
          <table:table-cell office:value-type="float" office:value="13.423571">
            <text:p>13,423571</text:p>
          </table:table-cell>
          <table:table-cell office:value-type="float" office:value="56.169506">
            <text:p>56,169506</text:p>
          </table:table-cell>
          <table:table-cell office:value-type="float" office:value="59.490112">
            <text:p>59,490112</text:p>
          </table:table-cell>
          <table:table-cell table:number-columns-repeated="4" office:value-type="float" office:value="0">
            <text:p>0</text:p>
          </table:table-cell>
          <table:table-cell office:value-type="float" office:value="273.180908">
            <text:p>273,180908</text:p>
          </table:table-cell>
          <table:table-cell office:value-type="float" office:value="25.624901">
            <text:p>25,624901</text:p>
          </table:table-cell>
        </table:table-row>
        <table:table-row table:style-name="ro1">
          <table:table-cell office:value-type="string">
            <text:p>AFR333 <text:s text:c="5"/></text:p>
          </table:table-cell>
          <table:table-cell office:value-type="float" office:value="3670.639893">
            <text:p>3670,639893</text:p>
          </table:table-cell>
          <table:table-cell office:value-type="float" office:value="876.727966">
            <text:p>876,727966</text:p>
          </table:table-cell>
          <table:table-cell office:value-type="float" office:value="3026.357666">
            <text:p>3026,357666</text:p>
          </table:table-cell>
          <table:table-cell office:value-type="float" office:value="505.846008">
            <text:p>505,846008</text:p>
          </table:table-cell>
          <table:table-cell office:value-type="float" office:value="19520.001953">
            <text:p>19520,001953</text:p>
          </table:table-cell>
          <table:table-cell office:value-type="float" office:value="514.649475">
            <text:p>514,649475</text:p>
          </table:table-cell>
          <table:table-cell office:value-type="float" office:value="43938.601563">
            <text:p>43938,601563</text:p>
          </table:table-cell>
          <table:table-cell office:value-type="float" office:value="981.907166">
            <text:p>981,907166</text:p>
          </table:table-cell>
          <table:table-cell office:value-type="float" office:value="121.963882">
            <text:p>121,963882</text:p>
          </table:table-cell>
          <table:table-cell office:value-type="float" office:value="34.425365">
            <text:p>34,425365</text:p>
          </table:table-cell>
          <table:table-cell office:value-type="float" office:value="5702.322266">
            <text:p>5702,322266</text:p>
          </table:table-cell>
          <table:table-cell office:value-type="float" office:value="116.275177">
            <text:p>116,275177</text:p>
          </table:table-cell>
          <table:table-cell office:value-type="float" office:value="2456.886719">
            <text:p>2456,886719</text:p>
          </table:table-cell>
          <table:table-cell office:value-type="float" office:value="49.677753">
            <text:p>49,677753</text:p>
          </table:table-cell>
          <table:table-cell office:value-type="float" office:value="12415.808594">
            <text:p>12415,808594</text:p>
          </table:table-cell>
          <table:table-cell office:value-type="float" office:value="176.287201">
            <text:p>176,287201</text:p>
          </table:table-cell>
          <table:table-cell office:value-type="float" office:value="5533.558105">
            <text:p>5533,558105</text:p>
          </table:table-cell>
          <table:table-cell office:value-type="float" office:value="75.515038">
            <text:p>75,515038</text:p>
          </table:table-cell>
          <table:table-cell office:value-type="float" office:value="1176.944458">
            <text:p>1176,944458</text:p>
          </table:table-cell>
          <table:table-cell office:value-type="float" office:value="32.491264">
            <text:p>32,491264</text:p>
          </table:table-cell>
          <table:table-cell office:value-type="float" office:value="20.829691">
            <text:p>20,829691</text:p>
          </table:table-cell>
          <table:table-cell office:value-type="float" office:value="6.64746">
            <text:p>6,64746</text:p>
          </table:table-cell>
          <table:table-cell office:value-type="float" office:value="40.483345">
            <text:p>40,483345</text:p>
          </table:table-cell>
          <table:table-cell office:value-type="float" office:value="8.214479">
            <text:p>8,214479</text:p>
          </table:table-cell>
          <table:table-cell office:value-type="float" office:value="182.880508">
            <text:p>182,880508</text:p>
          </table:table-cell>
          <table:table-cell office:value-type="float" office:value="7.562871">
            <text:p>7,562871</text:p>
          </table:table-cell>
          <table:table-cell office:value-type="float" office:value="10941.282227">
            <text:p>10941,282227</text:p>
          </table:table-cell>
          <table:table-cell office:value-type="float" office:value="285.979675">
            <text:p>285,979675</text:p>
          </table:table-cell>
          <table:table-cell office:value-type="float" office:value="67.331551">
            <text:p>67,331551</text:p>
          </table:table-cell>
          <table:table-cell office:value-type="float" office:value="9.903732">
            <text:p>9,903732</text:p>
          </table:table-cell>
          <table:table-cell office:value-type="float" office:value="47.435074">
            <text:p>47,435074</text:p>
          </table:table-cell>
          <table:table-cell office:value-type="float" office:value="16.371468">
            <text:p>16,371468</text:p>
          </table:table-cell>
          <table:table-cell office:value-type="float" office:value="388.566437">
            <text:p>388,566437</text:p>
          </table:table-cell>
          <table:table-cell office:value-type="float" office:value="21.019104">
            <text:p>21,019104</text:p>
          </table:table-cell>
          <table:table-cell office:value-type="float" office:value="209.719238">
            <text:p>209,719238</text:p>
          </table:table-cell>
          <table:table-cell office:value-type="float" office:value="12.202212">
            <text:p>12,202212</text:p>
          </table:table-cell>
          <table:table-cell office:value-type="float" office:value="49.439659">
            <text:p>49,439659</text:p>
          </table:table-cell>
          <table:table-cell office:value-type="float" office:value="12.483505">
            <text:p>12,483505</text:p>
          </table:table-cell>
          <table:table-cell office:value-type="float" office:value="90.161316">
            <text:p>90,161316</text:p>
          </table:table-cell>
          <table:table-cell office:value-type="float" office:value="12.880836">
            <text:p>12,880836</text:p>
          </table:table-cell>
          <table:table-cell office:value-type="float" office:value="55.517036">
            <text:p>55,517036</text:p>
          </table:table-cell>
          <table:table-cell office:value-type="float" office:value="13.50924">
            <text:p>13,50924</text:p>
          </table:table-cell>
          <table:table-cell table:number-columns-repeated="6" office:value-type="float" office:value="0">
            <text:p>0</text:p>
          </table:table-cell>
          <table:table-cell office:value-type="float" office:value="294.256561">
            <text:p>294,256561</text:p>
          </table:table-cell>
          <table:table-cell office:value-type="float" office:value="26.092255">
            <text:p>26,092255</text:p>
          </table:table-cell>
        </table:table-row>
        <table:table-row table:style-name="ro1">
          <table:table-cell office:value-type="string">
            <text:p>AFR334 <text:s text:c="5"/></text:p>
          </table:table-cell>
          <table:table-cell office:value-type="float" office:value="3050.000244">
            <text:p>3050,000244</text:p>
          </table:table-cell>
          <table:table-cell office:value-type="float" office:value="814.580994">
            <text:p>814,580994</text:p>
          </table:table-cell>
          <table:table-cell office:value-type="float" office:value="3165.134277">
            <text:p>3165,134277</text:p>
          </table:table-cell>
          <table:table-cell office:value-type="float" office:value="495.230133">
            <text:p>495,230133</text:p>
          </table:table-cell>
          <table:table-cell office:value-type="float" office:value="19269.037109">
            <text:p>19269,037109</text:p>
          </table:table-cell>
          <table:table-cell office:value-type="float" office:value="507.374847">
            <text:p>507,374847</text:p>
          </table:table-cell>
          <table:table-cell office:value-type="float" office:value="43545.71875">
            <text:p>43545,71875</text:p>
          </table:table-cell>
          <table:table-cell office:value-type="float" office:value="973.118225">
            <text:p>973,118225</text:p>
          </table:table-cell>
          <table:table-cell office:value-type="float" office:value="114.736389">
            <text:p>114,736389</text:p>
          </table:table-cell>
          <table:table-cell office:value-type="float" office:value="32.912586">
            <text:p>32,912586</text:p>
          </table:table-cell>
          <table:table-cell office:value-type="float" office:value="5867.546875">
            <text:p>5867,546875</text:p>
          </table:table-cell>
          <table:table-cell office:value-type="float" office:value="119.260254">
            <text:p>119,260254</text:p>
          </table:table-cell>
          <table:table-cell office:value-type="float" office:value="3553.61377">
            <text:p>3553,61377</text:p>
          </table:table-cell>
          <table:table-cell office:value-type="float" office:value="67.452034">
            <text:p>67,452034</text:p>
          </table:table-cell>
          <table:table-cell office:value-type="float" office:value="13878.261719">
            <text:p>13878,261719</text:p>
          </table:table-cell>
          <table:table-cell office:value-type="float" office:value="196.659668">
            <text:p>196,659668</text:p>
          </table:table-cell>
          <table:table-cell office:value-type="float" office:value="6232.645996">
            <text:p>6232,645996</text:p>
          </table:table-cell>
          <table:table-cell office:value-type="float" office:value="84.512787">
            <text:p>84,512787</text:p>
          </table:table-cell>
          <table:table-cell office:value-type="float" office:value="1220.18042">
            <text:p>1220,18042</text:p>
          </table:table-cell>
          <table:table-cell office:value-type="float" office:value="33.547001">
            <text:p>33,547001</text:p>
          </table:table-cell>
          <table:table-cell office:value-type="float" office:value="12.370345">
            <text:p>12,370345</text:p>
          </table:table-cell>
          <table:table-cell office:value-type="float" office:value="6.175714">
            <text:p>6,175714</text:p>
          </table:table-cell>
          <table:table-cell office:value-type="float" office:value="40.996899">
            <text:p>40,996899</text:p>
          </table:table-cell>
          <table:table-cell office:value-type="float" office:value="7.881705">
            <text:p>7,881705</text:p>
          </table:table-cell>
          <table:table-cell office:value-type="float" office:value="198.049454">
            <text:p>198,049454</text:p>
          </table:table-cell>
          <table:table-cell office:value-type="float" office:value="7.474015">
            <text:p>7,474015</text:p>
          </table:table-cell>
          <table:table-cell office:value-type="float" office:value="11174.963867">
            <text:p>11174,963867</text:p>
          </table:table-cell>
          <table:table-cell office:value-type="float" office:value="292.014618">
            <text:p>292,014618</text:p>
          </table:table-cell>
          <table:table-cell office:value-type="float" office:value="40.91993">
            <text:p>40,91993</text:p>
          </table:table-cell>
          <table:table-cell office:value-type="float" office:value="9.001996">
            <text:p>9,001996</text:p>
          </table:table-cell>
          <table:table-cell office:value-type="float" office:value="29.489695">
            <text:p>29,489695</text:p>
          </table:table-cell>
          <table:table-cell office:value-type="float" office:value="15.694534">
            <text:p>15,694534</text:p>
          </table:table-cell>
          <table:table-cell office:value-type="float" office:value="318.425781">
            <text:p>318,425781</text:p>
          </table:table-cell>
          <table:table-cell office:value-type="float" office:value="20.093895">
            <text:p>20,093895</text:p>
          </table:table-cell>
          <table:table-cell office:value-type="float" office:value="194.393036">
            <text:p>194,393036</text:p>
          </table:table-cell>
          <table:table-cell office:value-type="float" office:value="11.170656">
            <text:p>11,170656</text:p>
          </table:table-cell>
          <table:table-cell office:value-type="float" office:value="52.510452">
            <text:p>52,510452</text:p>
          </table:table-cell>
          <table:table-cell office:value-type="float" office:value="11.428691">
            <text:p>11,428691</text:p>
          </table:table-cell>
          <table:table-cell office:value-type="float" office:value="87.913521">
            <text:p>87,913521</text:p>
          </table:table-cell>
          <table:table-cell office:value-type="float" office:value="11.761901">
            <text:p>11,761901</text:p>
          </table:table-cell>
          <table:table-cell office:value-type="float" office:value="43.583214">
            <text:p>43,583214</text:p>
          </table:table-cell>
          <table:table-cell office:value-type="float" office:value="12.352276">
            <text:p>12,352276</text:p>
          </table:table-cell>
          <table:table-cell table:number-columns-repeated="6" office:value-type="float" office:value="0">
            <text:p>0</text:p>
          </table:table-cell>
          <table:table-cell office:value-type="float" office:value="184.017273">
            <text:p>184,017273</text:p>
          </table:table-cell>
          <table:table-cell office:value-type="float" office:value="23.402681">
            <text:p>23,402681</text:p>
          </table:table-cell>
        </table:table-row>
        <table:table-row table:style-name="ro1">
          <table:table-cell office:value-type="string">
            <text:p>AFR335 <text:s text:c="5"/></text:p>
          </table:table-cell>
          <table:table-cell office:value-type="float" office:value="3363.823975">
            <text:p>3363,823975</text:p>
          </table:table-cell>
          <table:table-cell office:value-type="float" office:value="693.59845">
            <text:p>693,59845</text:p>
          </table:table-cell>
          <table:table-cell office:value-type="float" office:value="4144.935547">
            <text:p>4144,935547</text:p>
          </table:table-cell>
          <table:table-cell office:value-type="float" office:value="467.546234">
            <text:p>467,546234</text:p>
          </table:table-cell>
          <table:table-cell office:value-type="float" office:value="24770.5">
            <text:p>24770,5</text:p>
          </table:table-cell>
          <table:table-cell office:value-type="float" office:value="629.382385">
            <text:p>629,382385</text:p>
          </table:table-cell>
          <table:table-cell office:value-type="float" office:value="57940.976563">
            <text:p>57940,976563</text:p>
          </table:table-cell>
          <table:table-cell office:value-type="float" office:value="1288.876343">
            <text:p>1288,876343</text:p>
          </table:table-cell>
          <table:table-cell office:value-type="float" office:value="175.750839">
            <text:p>175,750839</text:p>
          </table:table-cell>
          <table:table-cell office:value-type="float" office:value="28.873962">
            <text:p>28,873962</text:p>
          </table:table-cell>
          <table:table-cell office:value-type="float" office:value="5570.818359">
            <text:p>5570,818359</text:p>
          </table:table-cell>
          <table:table-cell office:value-type="float" office:value="113.024406">
            <text:p>113,024406</text:p>
          </table:table-cell>
          <table:table-cell office:value-type="float" office:value="3752.369141">
            <text:p>3752,369141</text:p>
          </table:table-cell>
          <table:table-cell office:value-type="float" office:value="70.086929">
            <text:p>70,086929</text:p>
          </table:table-cell>
          <table:table-cell office:value-type="float" office:value="9619.209961">
            <text:p>9619,209961</text:p>
          </table:table-cell>
          <table:table-cell office:value-type="float" office:value="137.213333">
            <text:p>137,213333</text:p>
          </table:table-cell>
          <table:table-cell office:value-type="float" office:value="8183.290039">
            <text:p>8183,290039</text:p>
          </table:table-cell>
          <table:table-cell office:value-type="float" office:value="109.606194">
            <text:p>109,606194</text:p>
          </table:table-cell>
          <table:table-cell office:value-type="float" office:value="1527.602417">
            <text:p>1527,602417</text:p>
          </table:table-cell>
          <table:table-cell office:value-type="float" office:value="41.473064">
            <text:p>41,473064</text:p>
          </table:table-cell>
          <table:table-cell office:value-type="float" office:value="19.19838">
            <text:p>19,19838</text:p>
          </table:table-cell>
          <table:table-cell office:value-type="float" office:value="5.2344">
            <text:p>5,2344</text:p>
          </table:table-cell>
          <table:table-cell office:value-type="float" office:value="44.432446">
            <text:p>44,432446</text:p>
          </table:table-cell>
          <table:table-cell office:value-type="float" office:value="7.223602">
            <text:p>7,223602</text:p>
          </table:table-cell>
          <table:table-cell office:value-type="float" office:value="229.458344">
            <text:p>229,458344</text:p>
          </table:table-cell>
          <table:table-cell office:value-type="float" office:value="7.257197">
            <text:p>7,257197</text:p>
          </table:table-cell>
          <table:table-cell office:value-type="float" office:value="13775.06543">
            <text:p>13775,06543</text:p>
          </table:table-cell>
          <table:table-cell office:value-type="float" office:value="359.435852">
            <text:p>359,435852</text:p>
          </table:table-cell>
          <table:table-cell office:value-type="float" office:value="14.632086">
            <text:p>14,632086</text:p>
          </table:table-cell>
          <table:table-cell office:value-type="float" office:value="6.69036">
            <text:p>6,69036</text:p>
          </table:table-cell>
          <table:table-cell table:number-columns-repeated="2" office:value-type="float" office:value="0">
            <text:p>0</text:p>
          </table:table-cell>
          <table:table-cell office:value-type="float" office:value="171.613235">
            <text:p>171,613235</text:p>
          </table:table-cell>
          <table:table-cell office:value-type="float" office:value="18.278793">
            <text:p>18,278793</text:p>
          </table:table-cell>
          <table:table-cell office:value-type="float" office:value="119.707207">
            <text:p>119,707207</text:p>
          </table:table-cell>
          <table:table-cell office:value-type="float" office:value="8.051068">
            <text:p>8,051068</text:p>
          </table:table-cell>
          <table:table-cell office:value-type="float" office:value="43.272301">
            <text:p>43,272301</text:p>
          </table:table-cell>
          <table:table-cell office:value-type="float" office:value="8.363487">
            <text:p>8,363487</text:p>
          </table:table-cell>
          <table:table-cell office:value-type="float" office:value="96.405685">
            <text:p>96,405685</text:p>
          </table:table-cell>
          <table:table-cell office:value-type="float" office:value="8.799986">
            <text:p>8,799986</text:p>
          </table:table-cell>
          <table:table-cell office:value-type="float" office:value="55.960289">
            <text:p>55,960289</text:p>
          </table:table-cell>
          <table:table-cell office:value-type="float" office:value="9.13759">
            <text:p>9,13759</text:p>
          </table:table-cell>
          <table:table-cell table:number-columns-repeated="6" office:value-type="float" office:value="0">
            <text:p>0</text:p>
          </table:table-cell>
          <table:table-cell office:value-type="float" office:value="107.356216">
            <text:p>107,356216</text:p>
          </table:table-cell>
          <table:table-cell office:value-type="float" office:value="17.149298">
            <text:p>17,149298</text:p>
          </table:table-cell>
        </table:table-row>
        <table:table-row table:style-name="ro1">
          <table:table-cell office:value-type="string">
            <text:p>AFR336 <text:s text:c="5"/></text:p>
          </table:table-cell>
          <table:table-cell office:value-type="float" office:value="3692.218262">
            <text:p>3692,218262</text:p>
          </table:table-cell>
          <table:table-cell office:value-type="float" office:value="818.486145">
            <text:p>818,486145</text:p>
          </table:table-cell>
          <table:table-cell office:value-type="float" office:value="3315.266602">
            <text:p>3315,266602</text:p>
          </table:table-cell>
          <table:table-cell office:value-type="float" office:value="494.147369">
            <text:p>494,147369</text:p>
          </table:table-cell>
          <table:table-cell office:value-type="float" office:value="21349.496094">
            <text:p>21349,496094</text:p>
          </table:table-cell>
          <table:table-cell office:value-type="float" office:value="553.908325">
            <text:p>553,908325</text:p>
          </table:table-cell>
          <table:table-cell office:value-type="float" office:value="48023.554688">
            <text:p>48023,554688</text:p>
          </table:table-cell>
          <table:table-cell office:value-type="float" office:value="1071.328613">
            <text:p>1071,328613</text:p>
          </table:table-cell>
          <table:table-cell office:value-type="float" office:value="178.765427">
            <text:p>178,765427</text:p>
          </table:table-cell>
          <table:table-cell office:value-type="float" office:value="32.173042">
            <text:p>32,173042</text:p>
          </table:table-cell>
          <table:table-cell office:value-type="float" office:value="6255.787598">
            <text:p>6255,787598</text:p>
          </table:table-cell>
          <table:table-cell office:value-type="float" office:value="126.442184">
            <text:p>126,442184</text:p>
          </table:table-cell>
          <table:table-cell office:value-type="float" office:value="2877.115479">
            <text:p>2877,115479</text:p>
          </table:table-cell>
          <table:table-cell office:value-type="float" office:value="56.044159">
            <text:p>56,044159</text:p>
          </table:table-cell>
          <table:table-cell office:value-type="float" office:value="9581.755859">
            <text:p>9581,755859</text:p>
          </table:table-cell>
          <table:table-cell office:value-type="float" office:value="136.743103">
            <text:p>136,743103</text:p>
          </table:table-cell>
          <table:table-cell office:value-type="float" office:value="6152.582031">
            <text:p>6152,582031</text:p>
          </table:table-cell>
          <table:table-cell office:value-type="float" office:value="83.387955">
            <text:p>83,387955</text:p>
          </table:table-cell>
          <table:table-cell office:value-type="float" office:value="1271.531616">
            <text:p>1271,531616</text:p>
          </table:table-cell>
          <table:table-cell office:value-type="float" office:value="34.893147">
            <text:p>34,893147</text:p>
          </table:table-cell>
          <table:table-cell office:value-type="float" office:value="22.968454">
            <text:p>22,968454</text:p>
          </table:table-cell>
          <table:table-cell office:value-type="float" office:value="6.194414">
            <text:p>6,194414</text:p>
          </table:table-cell>
          <table:table-cell office:value-type="float" office:value="44.775169">
            <text:p>44,775169</text:p>
          </table:table-cell>
          <table:table-cell office:value-type="float" office:value="7.88163">
            <text:p>7,88163</text:p>
          </table:table-cell>
          <table:table-cell office:value-type="float" office:value="221.300018">
            <text:p>221,300018</text:p>
          </table:table-cell>
          <table:table-cell office:value-type="float" office:value="7.854595">
            <text:p>7,854595</text:p>
          </table:table-cell>
          <table:table-cell office:value-type="float" office:value="11822.650391">
            <text:p>11822,650391</text:p>
          </table:table-cell>
          <table:table-cell office:value-type="float" office:value="308.816803">
            <text:p>308,816803</text:p>
          </table:table-cell>
          <table:table-cell office:value-type="float" office:value="45.145782">
            <text:p>45,145782</text:p>
          </table:table-cell>
          <table:table-cell office:value-type="float" office:value="9.003536">
            <text:p>9,003536</text:p>
          </table:table-cell>
          <table:table-cell office:value-type="float" office:value="81.143509">
            <text:p>81,143509</text:p>
          </table:table-cell>
          <table:table-cell office:value-type="float" office:value="15.863784">
            <text:p>15,863784</text:p>
          </table:table-cell>
          <table:table-cell office:value-type="float" office:value="445.958221">
            <text:p>445,958221</text:p>
          </table:table-cell>
          <table:table-cell office:value-type="float" office:value="21.129841">
            <text:p>21,129841</text:p>
          </table:table-cell>
          <table:table-cell office:value-type="float" office:value="285.631714">
            <text:p>285,631714</text:p>
          </table:table-cell>
          <table:table-cell office:value-type="float" office:value="11.782647">
            <text:p>11,782647</text:p>
          </table:table-cell>
          <table:table-cell office:value-type="float" office:value="43.674286">
            <text:p>43,674286</text:p>
          </table:table-cell>
          <table:table-cell office:value-type="float" office:value="11.309329">
            <text:p>11,309329</text:p>
          </table:table-cell>
          <table:table-cell office:value-type="float" office:value="84.880013">
            <text:p>84,880013</text:p>
          </table:table-cell>
          <table:table-cell office:value-type="float" office:value="11.691327">
            <text:p>11,691327</text:p>
          </table:table-cell>
          <table:table-cell office:value-type="float" office:value="56.015347">
            <text:p>56,015347</text:p>
          </table:table-cell>
          <table:table-cell office:value-type="float" office:value="12.295378">
            <text:p>12,295378</text:p>
          </table:table-cell>
          <table:table-cell table:number-columns-repeated="6" office:value-type="float" office:value="0">
            <text:p>0</text:p>
          </table:table-cell>
          <table:table-cell office:value-type="float" office:value="200.721848">
            <text:p>200,721848</text:p>
          </table:table-cell>
          <table:table-cell office:value-type="float" office:value="23.304605">
            <text:p>23,304605</text:p>
          </table:table-cell>
        </table:table-row>
        <table:table-row table:style-name="ro1">
          <table:table-cell office:value-type="string">
            <text:p>AFR337 <text:s text:c="5"/></text:p>
          </table:table-cell>
          <table:table-cell office:value-type="float" office:value="10227.900391">
            <text:p>10227,900391</text:p>
          </table:table-cell>
          <table:table-cell office:value-type="float" office:value="1144.7771">
            <text:p>1144,7771</text:p>
          </table:table-cell>
          <table:table-cell office:value-type="float" office:value="4094.695313">
            <text:p>4094,695313</text:p>
          </table:table-cell>
          <table:table-cell office:value-type="float" office:value="542.057861">
            <text:p>542,057861</text:p>
          </table:table-cell>
          <table:table-cell office:value-type="float" office:value="30629.039063">
            <text:p>30629,039063</text:p>
          </table:table-cell>
          <table:table-cell office:value-type="float" office:value="771.58551">
            <text:p>771,58551</text:p>
          </table:table-cell>
          <table:table-cell office:value-type="float" office:value="67523.054688">
            <text:p>67523,054688</text:p>
          </table:table-cell>
          <table:table-cell office:value-type="float" office:value="1500.465942">
            <text:p>1500,465942</text:p>
          </table:table-cell>
          <table:table-cell office:value-type="float" office:value="728.552185">
            <text:p>728,552185</text:p>
          </table:table-cell>
          <table:table-cell office:value-type="float" office:value="45.808949">
            <text:p>45,808949</text:p>
          </table:table-cell>
          <table:table-cell office:value-type="float" office:value="10097.168945">
            <text:p>10097,168945</text:p>
          </table:table-cell>
          <table:table-cell office:value-type="float" office:value="200.157547">
            <text:p>200,157547</text:p>
          </table:table-cell>
          <table:table-cell office:value-type="float" office:value="24100.498047">
            <text:p>24100,498047</text:p>
          </table:table-cell>
          <table:table-cell office:value-type="float" office:value="415.820923">
            <text:p>415,820923</text:p>
          </table:table-cell>
          <table:table-cell office:value-type="float" office:value="17767.105469">
            <text:p>17767,105469</text:p>
          </table:table-cell>
          <table:table-cell office:value-type="float" office:value="251.004074">
            <text:p>251,004074</text:p>
          </table:table-cell>
          <table:table-cell office:value-type="float" office:value="24231.945313">
            <text:p>24231,945313</text:p>
          </table:table-cell>
          <table:table-cell office:value-type="float" office:value="318.943878">
            <text:p>318,943878</text:p>
          </table:table-cell>
          <table:table-cell office:value-type="float" office:value="2836.778076">
            <text:p>2836,778076</text:p>
          </table:table-cell>
          <table:table-cell office:value-type="float" office:value="76.187454">
            <text:p>76,187454</text:p>
          </table:table-cell>
          <table:table-cell office:value-type="float" office:value="48.051403">
            <text:p>48,051403</text:p>
          </table:table-cell>
          <table:table-cell office:value-type="float" office:value="7.060699">
            <text:p>7,060699</text:p>
          </table:table-cell>
          <table:table-cell office:value-type="float" office:value="78.286278">
            <text:p>78,286278</text:p>
          </table:table-cell>
          <table:table-cell office:value-type="float" office:value="8.173995">
            <text:p>8,173995</text:p>
          </table:table-cell>
          <table:table-cell office:value-type="float" office:value="368.584045">
            <text:p>368,584045</text:p>
          </table:table-cell>
          <table:table-cell office:value-type="float" office:value="10.765771">
            <text:p>10,765771</text:p>
          </table:table-cell>
          <table:table-cell office:value-type="float" office:value="23828.111328">
            <text:p>23828,111328</text:p>
          </table:table-cell>
          <table:table-cell office:value-type="float" office:value="620.467896">
            <text:p>620,467896</text:p>
          </table:table-cell>
          <table:table-cell office:value-type="float" office:value="36.272854">
            <text:p>36,272854</text:p>
          </table:table-cell>
          <table:table-cell office:value-type="float" office:value="8.936657">
            <text:p>8,936657</text:p>
          </table:table-cell>
          <table:table-cell office:value-type="float" office:value="130.837677">
            <text:p>130,837677</text:p>
          </table:table-cell>
          <table:table-cell office:value-type="float" office:value="16.191389">
            <text:p>16,191389</text:p>
          </table:table-cell>
          <table:table-cell office:value-type="float" office:value="649.629578">
            <text:p>649,629578</text:p>
          </table:table-cell>
          <table:table-cell office:value-type="float" office:value="23.285788">
            <text:p>23,285788</text:p>
          </table:table-cell>
          <table:table-cell office:value-type="float" office:value="186.676361">
            <text:p>186,676361</text:p>
          </table:table-cell>
          <table:table-cell office:value-type="float" office:value="10.944981">
            <text:p>10,944981</text:p>
          </table:table-cell>
          <table:table-cell office:value-type="float" office:value="56.597847">
            <text:p>56,597847</text:p>
          </table:table-cell>
          <table:table-cell office:value-type="float" office:value="11.19421">
            <text:p>11,19421</text:p>
          </table:table-cell>
          <table:table-cell office:value-type="float" office:value="189.441055">
            <text:p>189,441055</text:p>
          </table:table-cell>
          <table:table-cell office:value-type="float" office:value="12.120778">
            <text:p>12,120778</text:p>
          </table:table-cell>
          <table:table-cell office:value-type="float" office:value="125.658401">
            <text:p>125,658401</text:p>
          </table:table-cell>
          <table:table-cell office:value-type="float" office:value="12.668919">
            <text:p>12,668919</text:p>
          </table:table-cell>
          <table:table-cell office:value-type="float" office:value="39.266376">
            <text:p>39,266376</text:p>
          </table:table-cell>
          <table:table-cell office:value-type="float" office:value="61.984753">
            <text:p>61,984753</text:p>
          </table:table-cell>
          <table:table-cell table:number-columns-repeated="4" office:value-type="float" office:value="0">
            <text:p>0</text:p>
          </table:table-cell>
          <table:table-cell office:value-type="float" office:value="229.771606">
            <text:p>229,771606</text:p>
          </table:table-cell>
          <table:table-cell office:value-type="float" office:value="23.353634">
            <text:p>23,353634</text:p>
          </table:table-cell>
        </table:table-row>
        <table:table-row table:style-name="ro1">
          <table:table-cell office:value-type="string">
            <text:p>AFR338 <text:s text:c="5"/></text:p>
          </table:table-cell>
          <table:table-cell office:value-type="float" office:value="6399.253418">
            <text:p>6399,253418</text:p>
          </table:table-cell>
          <table:table-cell office:value-type="float" office:value="959.731873">
            <text:p>959,731873</text:p>
          </table:table-cell>
          <table:table-cell office:value-type="float" office:value="3083.730957">
            <text:p>3083,730957</text:p>
          </table:table-cell>
          <table:table-cell office:value-type="float" office:value="509.759766">
            <text:p>509,759766</text:p>
          </table:table-cell>
          <table:table-cell office:value-type="float" office:value="24494.03125">
            <text:p>24494,03125</text:p>
          </table:table-cell>
          <table:table-cell office:value-type="float" office:value="627.480652">
            <text:p>627,480652</text:p>
          </table:table-cell>
          <table:table-cell office:value-type="float" office:value="58903.625">
            <text:p>58903,625</text:p>
          </table:table-cell>
          <table:table-cell office:value-type="float" office:value="1310.609497">
            <text:p>1310,609497</text:p>
          </table:table-cell>
          <table:table-cell office:value-type="float" office:value="333.715546">
            <text:p>333,715546</text:p>
          </table:table-cell>
          <table:table-cell office:value-type="float" office:value="37.13942">
            <text:p>37,13942</text:p>
          </table:table-cell>
          <table:table-cell office:value-type="float" office:value="6897.791504">
            <text:p>6897,791504</text:p>
          </table:table-cell>
          <table:table-cell office:value-type="float" office:value="138.913651">
            <text:p>138,913651</text:p>
          </table:table-cell>
          <table:table-cell office:value-type="float" office:value="14796.612305">
            <text:p>14796,612305</text:p>
          </table:table-cell>
          <table:table-cell office:value-type="float" office:value="257.408386">
            <text:p>257,408386</text:p>
          </table:table-cell>
          <table:table-cell office:value-type="float" office:value="10371.630859">
            <text:p>10371,630859</text:p>
          </table:table-cell>
          <table:table-cell office:value-type="float" office:value="147.802673">
            <text:p>147,802673</text:p>
          </table:table-cell>
          <table:table-cell office:value-type="float" office:value="13590.112305">
            <text:p>13590,112305</text:p>
          </table:table-cell>
          <table:table-cell office:value-type="float" office:value="180.064636">
            <text:p>180,064636</text:p>
          </table:table-cell>
          <table:table-cell office:value-type="float" office:value="2098.753906">
            <text:p>2098,753906</text:p>
          </table:table-cell>
          <table:table-cell office:value-type="float" office:value="56.653976">
            <text:p>56,653976</text:p>
          </table:table-cell>
          <table:table-cell office:value-type="float" office:value="48.372955">
            <text:p>48,372955</text:p>
          </table:table-cell>
          <table:table-cell office:value-type="float" office:value="6.654805">
            <text:p>6,654805</text:p>
          </table:table-cell>
          <table:table-cell office:value-type="float" office:value="64.163551">
            <text:p>64,163551</text:p>
          </table:table-cell>
          <table:table-cell office:value-type="float" office:value="8.040037">
            <text:p>8,040037</text:p>
          </table:table-cell>
          <table:table-cell office:value-type="float" office:value="252.908218">
            <text:p>252,908218</text:p>
          </table:table-cell>
          <table:table-cell office:value-type="float" office:value="8.466604">
            <text:p>8,466604</text:p>
          </table:table-cell>
          <table:table-cell office:value-type="float" office:value="19063.947266">
            <text:p>19063,947266</text:p>
          </table:table-cell>
          <table:table-cell office:value-type="float" office:value="496.777405">
            <text:p>496,777405</text:p>
          </table:table-cell>
          <table:table-cell office:value-type="float" office:value="37.884064">
            <text:p>37,884064</text:p>
          </table:table-cell>
          <table:table-cell office:value-type="float" office:value="8.950458">
            <text:p>8,950458</text:p>
          </table:table-cell>
          <table:table-cell office:value-type="float" office:value="70.193291">
            <text:p>70,193291</text:p>
          </table:table-cell>
          <table:table-cell office:value-type="float" office:value="15.742539">
            <text:p>15,742539</text:p>
          </table:table-cell>
          <table:table-cell office:value-type="float" office:value="453.580444">
            <text:p>453,580444</text:p>
          </table:table-cell>
          <table:table-cell office:value-type="float" office:value="21.197277">
            <text:p>21,197277</text:p>
          </table:table-cell>
          <table:table-cell office:value-type="float" office:value="129.51857">
            <text:p>129,51857</text:p>
          </table:table-cell>
          <table:table-cell office:value-type="float" office:value="10.601975">
            <text:p>10,601975</text:p>
          </table:table-cell>
          <table:table-cell office:value-type="float" office:value="58.074741">
            <text:p>58,074741</text:p>
          </table:table-cell>
          <table:table-cell office:value-type="float" office:value="11.191236">
            <text:p>11,191236</text:p>
          </table:table-cell>
          <table:table-cell office:value-type="float" office:value="116.281868">
            <text:p>116,281868</text:p>
          </table:table-cell>
          <table:table-cell office:value-type="float" office:value="11.69363">
            <text:p>11,69363</text:p>
          </table:table-cell>
          <table:table-cell office:value-type="float" office:value="94.193855">
            <text:p>94,193855</text:p>
          </table:table-cell>
          <table:table-cell office:value-type="float" office:value="12.370958">
            <text:p>12,370958</text:p>
          </table:table-cell>
          <table:table-cell office:value-type="float" office:value="120.711395">
            <text:p>120,711395</text:p>
          </table:table-cell>
          <table:table-cell office:value-type="float" office:value="53.149761">
            <text:p>53,149761</text:p>
          </table:table-cell>
          <table:table-cell table:number-columns-repeated="4" office:value-type="float" office:value="0">
            <text:p>0</text:p>
          </table:table-cell>
          <table:table-cell office:value-type="float" office:value="128.008972">
            <text:p>128,008972</text:p>
          </table:table-cell>
          <table:table-cell office:value-type="float" office:value="22.822969">
            <text:p>22,822969</text:p>
          </table:table-cell>
        </table:table-row>
        <table:table-row table:style-name="ro1">
          <table:table-cell office:value-type="string">
            <text:p>AFR339 <text:s text:c="5"/></text:p>
          </table:table-cell>
          <table:table-cell office:value-type="float" office:value="5115.843262">
            <text:p>5115,843262</text:p>
          </table:table-cell>
          <table:table-cell office:value-type="float" office:value="891.558472">
            <text:p>891,558472</text:p>
          </table:table-cell>
          <table:table-cell office:value-type="float" office:value="3026.357666">
            <text:p>3026,357666</text:p>
          </table:table-cell>
          <table:table-cell office:value-type="float" office:value="493.835052">
            <text:p>493,835052</text:p>
          </table:table-cell>
          <table:table-cell office:value-type="float" office:value="19716.929688">
            <text:p>19716,929688</text:p>
          </table:table-cell>
          <table:table-cell office:value-type="float" office:value="518.835693">
            <text:p>518,835693</text:p>
          </table:table-cell>
          <table:table-cell office:value-type="float" office:value="44137.203125">
            <text:p>44137,203125</text:p>
          </table:table-cell>
          <table:table-cell office:value-type="float" office:value="986.394653">
            <text:p>986,394653</text:p>
          </table:table-cell>
          <table:table-cell office:value-type="float" office:value="91.247047">
            <text:p>91,247047</text:p>
          </table:table-cell>
          <table:table-cell office:value-type="float" office:value="34.985039">
            <text:p>34,985039</text:p>
          </table:table-cell>
          <table:table-cell office:value-type="float" office:value="7441.163574">
            <text:p>7441,163574</text:p>
          </table:table-cell>
          <table:table-cell office:value-type="float" office:value="149.242401">
            <text:p>149,242401</text:p>
          </table:table-cell>
          <table:table-cell office:value-type="float" office:value="8963.077148">
            <text:p>8963,077148</text:p>
          </table:table-cell>
          <table:table-cell office:value-type="float" office:value="158.560837">
            <text:p>158,560837</text:p>
          </table:table-cell>
          <table:table-cell office:value-type="float" office:value="23134.96875">
            <text:p>23134,96875</text:p>
          </table:table-cell>
          <table:table-cell office:value-type="float" office:value="326.554565">
            <text:p>326,554565</text:p>
          </table:table-cell>
          <table:table-cell office:value-type="float" office:value="6509.868164">
            <text:p>6509,868164</text:p>
          </table:table-cell>
          <table:table-cell office:value-type="float" office:value="88.223648">
            <text:p>88,223648</text:p>
          </table:table-cell>
          <table:table-cell office:value-type="float" office:value="1199.664185">
            <text:p>1199,664185</text:p>
          </table:table-cell>
          <table:table-cell office:value-type="float" office:value="32.99342">
            <text:p>32,99342</text:p>
          </table:table-cell>
          <table:table-cell office:value-type="float" office:value="22.452032">
            <text:p>22,452032</text:p>
          </table:table-cell>
          <table:table-cell office:value-type="float" office:value="6.100553">
            <text:p>6,100553</text:p>
          </table:table-cell>
          <table:table-cell office:value-type="float" office:value="53.053108">
            <text:p>53,053108</text:p>
          </table:table-cell>
          <table:table-cell office:value-type="float" office:value="7.876156">
            <text:p>7,876156</text:p>
          </table:table-cell>
          <table:table-cell office:value-type="float" office:value="189.131561">
            <text:p>189,131561</text:p>
          </table:table-cell>
          <table:table-cell office:value-type="float" office:value="7.24145">
            <text:p>7,24145</text:p>
          </table:table-cell>
          <table:table-cell office:value-type="float" office:value="10067.825195">
            <text:p>10067,825195</text:p>
          </table:table-cell>
          <table:table-cell office:value-type="float" office:value="263.272369">
            <text:p>263,272369</text:p>
          </table:table-cell>
          <table:table-cell office:value-type="float" office:value="49.368031">
            <text:p>49,368031</text:p>
          </table:table-cell>
          <table:table-cell office:value-type="float" office:value="8.933738">
            <text:p>8,933738</text:p>
          </table:table-cell>
          <table:table-cell office:value-type="float" office:value="49.597813">
            <text:p>49,597813</text:p>
          </table:table-cell>
          <table:table-cell office:value-type="float" office:value="15.619393">
            <text:p>15,619393</text:p>
          </table:table-cell>
          <table:table-cell office:value-type="float" office:value="496.509613">
            <text:p>496,509613</text:p>
          </table:table-cell>
          <table:table-cell office:value-type="float" office:value="21.626719">
            <text:p>21,626719</text:p>
          </table:table-cell>
          <table:table-cell office:value-type="float" office:value="427.651947">
            <text:p>427,651947</text:p>
          </table:table-cell>
          <table:table-cell office:value-type="float" office:value="13.270671">
            <text:p>13,270671</text:p>
          </table:table-cell>
          <table:table-cell office:value-type="float" office:value="59.714989">
            <text:p>59,714989</text:p>
          </table:table-cell>
          <table:table-cell office:value-type="float" office:value="11.394303">
            <text:p>11,394303</text:p>
          </table:table-cell>
          <table:table-cell office:value-type="float" office:value="80.39592">
            <text:p>80,39592</text:p>
          </table:table-cell>
          <table:table-cell office:value-type="float" office:value="11.667533">
            <text:p>11,667533</text:p>
          </table:table-cell>
          <table:table-cell office:value-type="float" office:value="44.710602">
            <text:p>44,710602</text:p>
          </table:table-cell>
          <table:table-cell office:value-type="float" office:value="12.218699">
            <text:p>12,218699</text:p>
          </table:table-cell>
          <table:table-cell table:number-columns-repeated="6" office:value-type="float" office:value="0">
            <text:p>0</text:p>
          </table:table-cell>
          <table:table-cell office:value-type="float" office:value="285.699799">
            <text:p>285,699799</text:p>
          </table:table-cell>
          <table:table-cell office:value-type="float" office:value="23.79184">
            <text:p>23,79184</text:p>
          </table:table-cell>
        </table:table-row>
        <table:table-row table:style-name="ro1">
          <table:table-cell office:value-type="string">
            <text:p>AFR340 <text:s text:c="5"/></text:p>
          </table:table-cell>
          <table:table-cell office:value-type="float" office:value="8794.919922">
            <text:p>8794,919922</text:p>
          </table:table-cell>
          <table:table-cell office:value-type="float" office:value="1083.661987">
            <text:p>1083,661987</text:p>
          </table:table-cell>
          <table:table-cell office:value-type="float" office:value="3051.111328">
            <text:p>3051,111328</text:p>
          </table:table-cell>
          <table:table-cell office:value-type="float" office:value="527.845459">
            <text:p>527,845459</text:p>
          </table:table-cell>
          <table:table-cell office:value-type="float" office:value="26145.953125">
            <text:p>26145,953125</text:p>
          </table:table-cell>
          <table:table-cell office:value-type="float" office:value="667.771912">
            <text:p>667,771912</text:p>
          </table:table-cell>
          <table:table-cell office:value-type="float" office:value="56957.984375">
            <text:p>56957,984375</text:p>
          </table:table-cell>
          <table:table-cell office:value-type="float" office:value="1268.302368">
            <text:p>1268,302368</text:p>
          </table:table-cell>
          <table:table-cell office:value-type="float" office:value="538.429016">
            <text:p>538,429016</text:p>
          </table:table-cell>
          <table:table-cell office:value-type="float" office:value="42.585087">
            <text:p>42,585087</text:p>
          </table:table-cell>
          <table:table-cell office:value-type="float" office:value="8818.189453">
            <text:p>8818,189453</text:p>
          </table:table-cell>
          <table:table-cell office:value-type="float" office:value="175.784805">
            <text:p>175,784805</text:p>
          </table:table-cell>
          <table:table-cell office:value-type="float" office:value="19593.162109">
            <text:p>19593,162109</text:p>
          </table:table-cell>
          <table:table-cell office:value-type="float" office:value="339.15152">
            <text:p>339,15152</text:p>
          </table:table-cell>
          <table:table-cell office:value-type="float" office:value="15321.885742">
            <text:p>15321,885742</text:p>
          </table:table-cell>
          <table:table-cell office:value-type="float" office:value="216.891647">
            <text:p>216,891647</text:p>
          </table:table-cell>
          <table:table-cell office:value-type="float" office:value="19713.708984">
            <text:p>19713,708984</text:p>
          </table:table-cell>
          <table:table-cell office:value-type="float" office:value="259.987976">
            <text:p>259,987976</text:p>
          </table:table-cell>
          <table:table-cell office:value-type="float" office:value="2317.066162">
            <text:p>2317,066162</text:p>
          </table:table-cell>
          <table:table-cell office:value-type="float" office:value="62.472229">
            <text:p>62,472229</text:p>
          </table:table-cell>
          <table:table-cell office:value-type="float" office:value="30.639355">
            <text:p>30,639355</text:p>
          </table:table-cell>
          <table:table-cell office:value-type="float" office:value="6.962945">
            <text:p>6,962945</text:p>
          </table:table-cell>
          <table:table-cell office:value-type="float" office:value="50.792282">
            <text:p>50,792282</text:p>
          </table:table-cell>
          <table:table-cell office:value-type="float" office:value="8.152432">
            <text:p>8,152432</text:p>
          </table:table-cell>
          <table:table-cell office:value-type="float" office:value="307.293457">
            <text:p>307,293457</text:p>
          </table:table-cell>
          <table:table-cell office:value-type="float" office:value="9.672423">
            <text:p>9,672423</text:p>
          </table:table-cell>
          <table:table-cell office:value-type="float" office:value="19816.140625">
            <text:p>19816,140625</text:p>
          </table:table-cell>
          <table:table-cell office:value-type="float" office:value="516.319397">
            <text:p>516,319397</text:p>
          </table:table-cell>
          <table:table-cell office:value-type="float" office:value="39.580353">
            <text:p>39,580353</text:p>
          </table:table-cell>
          <table:table-cell office:value-type="float" office:value="9.47122">
            <text:p>9,47122</text:p>
          </table:table-cell>
          <table:table-cell office:value-type="float" office:value="101.083023">
            <text:p>101,083023</text:p>
          </table:table-cell>
          <table:table-cell office:value-type="float" office:value="16.325459">
            <text:p>16,325459</text:p>
          </table:table-cell>
          <table:table-cell office:value-type="float" office:value="532.140991">
            <text:p>532,140991</text:p>
          </table:table-cell>
          <table:table-cell office:value-type="float" office:value="22.211319">
            <text:p>22,211319</text:p>
          </table:table-cell>
          <table:table-cell office:value-type="float" office:value="155.884384">
            <text:p>155,884384</text:p>
          </table:table-cell>
          <table:table-cell office:value-type="float" office:value="11.345293">
            <text:p>11,345293</text:p>
          </table:table-cell>
          <table:table-cell office:value-type="float" office:value="61.51318">
            <text:p>61,51318</text:p>
          </table:table-cell>
          <table:table-cell office:value-type="float" office:value="11.868166">
            <text:p>11,868166</text:p>
          </table:table-cell>
          <table:table-cell office:value-type="float" office:value="165.62532">
            <text:p>165,62532</text:p>
          </table:table-cell>
          <table:table-cell office:value-type="float" office:value="12.647552">
            <text:p>12,647552</text:p>
          </table:table-cell>
          <table:table-cell office:value-type="float" office:value="97.688011">
            <text:p>97,688011</text:p>
          </table:table-cell>
          <table:table-cell office:value-type="float" office:value="13.150546">
            <text:p>13,150546</text:p>
          </table:table-cell>
          <table:table-cell table:number-columns-repeated="6" office:value-type="float" office:value="0">
            <text:p>0</text:p>
          </table:table-cell>
          <table:table-cell office:value-type="float" office:value="236.158157">
            <text:p>236,158157</text:p>
          </table:table-cell>
          <table:table-cell office:value-type="float" office:value="24.744173">
            <text:p>24,744173</text:p>
          </table:table-cell>
        </table:table-row>
        <table:table-row table:style-name="ro1">
          <table:table-cell office:value-type="string">
            <text:p>AFR341 <text:s text:c="5"/></text:p>
          </table:table-cell>
          <table:table-cell office:value-type="float" office:value="7999.494141">
            <text:p>7999,494141</text:p>
          </table:table-cell>
          <table:table-cell office:value-type="float" office:value="1189.864014">
            <text:p>1189,864014</text:p>
          </table:table-cell>
          <table:table-cell office:value-type="float" office:value="4437.475098">
            <text:p>4437,475098</text:p>
          </table:table-cell>
          <table:table-cell office:value-type="float" office:value="599.934387">
            <text:p>599,934387</text:p>
          </table:table-cell>
          <table:table-cell office:value-type="float" office:value="35993.152344">
            <text:p>35993,152344</text:p>
          </table:table-cell>
          <table:table-cell office:value-type="float" office:value="902.412781">
            <text:p>902,412781</text:p>
          </table:table-cell>
          <table:table-cell office:value-type="float" office:value="86968.671875">
            <text:p>86968,671875</text:p>
          </table:table-cell>
          <table:table-cell office:value-type="float" office:value="1930.147827">
            <text:p>1930,147827</text:p>
          </table:table-cell>
          <table:table-cell office:value-type="float" office:value="279.863007">
            <text:p>279,863007</text:p>
          </table:table-cell>
          <table:table-cell office:value-type="float" office:value="44.371944">
            <text:p>44,371944</text:p>
          </table:table-cell>
          <table:table-cell office:value-type="float" office:value="6730.83252">
            <text:p>6730,83252</text:p>
          </table:table-cell>
          <table:table-cell office:value-type="float" office:value="137.519684">
            <text:p>137,519684</text:p>
          </table:table-cell>
          <table:table-cell office:value-type="float" office:value="19122.974609">
            <text:p>19122,974609</text:p>
          </table:table-cell>
          <table:table-cell office:value-type="float" office:value="332.0224">
            <text:p>332,0224</text:p>
          </table:table-cell>
          <table:table-cell office:value-type="float" office:value="14508.439453">
            <text:p>14508,439453</text:p>
          </table:table-cell>
          <table:table-cell office:value-type="float" office:value="206.008011">
            <text:p>206,008011</text:p>
          </table:table-cell>
          <table:table-cell office:value-type="float" office:value="15470.429688">
            <text:p>15470,429688</text:p>
          </table:table-cell>
          <table:table-cell office:value-type="float" office:value="205.044205">
            <text:p>205,044205</text:p>
          </table:table-cell>
          <table:table-cell office:value-type="float" office:value="2470.05127">
            <text:p>2470,05127</text:p>
          </table:table-cell>
          <table:table-cell office:value-type="float" office:value="66.707954">
            <text:p>66,707954</text:p>
          </table:table-cell>
          <table:table-cell office:value-type="float" office:value="46.748409">
            <text:p>46,748409</text:p>
          </table:table-cell>
          <table:table-cell office:value-type="float" office:value="8.107845">
            <text:p>8,107845</text:p>
          </table:table-cell>
          <table:table-cell office:value-type="float" office:value="70.439011">
            <text:p>70,439011</text:p>
          </table:table-cell>
          <table:table-cell office:value-type="float" office:value="8.958845">
            <text:p>8,958845</text:p>
          </table:table-cell>
          <table:table-cell office:value-type="float" office:value="325.422333">
            <text:p>325,422333</text:p>
          </table:table-cell>
          <table:table-cell office:value-type="float" office:value="10.699605">
            <text:p>10,699605</text:p>
          </table:table-cell>
          <table:table-cell office:value-type="float" office:value="28435.287109">
            <text:p>28435,287109</text:p>
          </table:table-cell>
          <table:table-cell office:value-type="float" office:value="740.180298">
            <text:p>740,180298</text:p>
          </table:table-cell>
          <table:table-cell office:value-type="float" office:value="39.163372">
            <text:p>39,163372</text:p>
          </table:table-cell>
          <table:table-cell office:value-type="float" office:value="11.072577">
            <text:p>11,072577</text:p>
          </table:table-cell>
          <table:table-cell office:value-type="float" office:value="166.842758">
            <text:p>166,842758</text:p>
          </table:table-cell>
          <table:table-cell office:value-type="float" office:value="17.924065">
            <text:p>17,924065</text:p>
          </table:table-cell>
          <table:table-cell office:value-type="float" office:value="437.875519">
            <text:p>437,875519</text:p>
          </table:table-cell>
          <table:table-cell office:value-type="float" office:value="22.05471">
            <text:p>22,05471</text:p>
          </table:table-cell>
          <table:table-cell office:value-type="float" office:value="209.144684">
            <text:p>209,144684</text:p>
          </table:table-cell>
          <table:table-cell office:value-type="float" office:value="13.431904">
            <text:p>13,431904</text:p>
          </table:table-cell>
          <table:table-cell office:value-type="float" office:value="72.116325">
            <text:p>72,116325</text:p>
          </table:table-cell>
          <table:table-cell office:value-type="float" office:value="13.95023">
            <text:p>13,95023</text:p>
          </table:table-cell>
          <table:table-cell office:value-type="float" office:value="157.589401">
            <text:p>157,589401</text:p>
          </table:table-cell>
          <table:table-cell office:value-type="float" office:value="14.617658">
            <text:p>14,617658</text:p>
          </table:table-cell>
          <table:table-cell office:value-type="float" office:value="125.211472">
            <text:p>125,211472</text:p>
          </table:table-cell>
          <table:table-cell office:value-type="float" office:value="15.466699">
            <text:p>15,466699</text:p>
          </table:table-cell>
          <table:table-cell table:number-columns-repeated="6" office:value-type="float" office:value="0">
            <text:p>0</text:p>
          </table:table-cell>
          <table:table-cell office:value-type="float" office:value="297.038788">
            <text:p>297,038788</text:p>
          </table:table-cell>
          <table:table-cell office:value-type="float" office:value="29.009422">
            <text:p>29,009422</text:p>
          </table:table-cell>
        </table:table-row>
        <table:table-row table:style-name="ro1">
          <table:table-cell office:value-type="string">
            <text:p>AFR342 <text:s text:c="5"/></text:p>
          </table:table-cell>
          <table:table-cell office:value-type="float" office:value="1808.721069">
            <text:p>1808,721069</text:p>
          </table:table-cell>
          <table:table-cell office:value-type="float" office:value="763.108887">
            <text:p>763,108887</text:p>
          </table:table-cell>
          <table:table-cell office:value-type="float" office:value="6206.653809">
            <text:p>6206,653809</text:p>
          </table:table-cell>
          <table:table-cell office:value-type="float" office:value="538.657654">
            <text:p>538,657654</text:p>
          </table:table-cell>
          <table:table-cell office:value-type="float" office:value="31392.1875">
            <text:p>31392,1875</text:p>
          </table:table-cell>
          <table:table-cell office:value-type="float" office:value="785.161255">
            <text:p>785,161255</text:p>
          </table:table-cell>
          <table:table-cell office:value-type="float" office:value="75570.179688">
            <text:p>75570,179688</text:p>
          </table:table-cell>
          <table:table-cell office:value-type="float" office:value="1676.589355">
            <text:p>1676,589355</text:p>
          </table:table-cell>
          <table:table-cell office:value-type="float" office:value="199.659378">
            <text:p>199,659378</text:p>
          </table:table-cell>
          <table:table-cell office:value-type="float" office:value="32.492455">
            <text:p>32,492455</text:p>
          </table:table-cell>
          <table:table-cell office:value-type="float" office:value="5273.499023">
            <text:p>5273,499023</text:p>
          </table:table-cell>
          <table:table-cell office:value-type="float" office:value="107.833794">
            <text:p>107,833794</text:p>
          </table:table-cell>
          <table:table-cell office:value-type="float" office:value="2704.212158">
            <text:p>2704,212158</text:p>
          </table:table-cell>
          <table:table-cell office:value-type="float" office:value="53.081348">
            <text:p>53,081348</text:p>
          </table:table-cell>
          <table:table-cell office:value-type="float" office:value="9700.62793">
            <text:p>9700,62793</text:p>
          </table:table-cell>
          <table:table-cell office:value-type="float" office:value="138.405502">
            <text:p>138,405502</text:p>
          </table:table-cell>
          <table:table-cell office:value-type="float" office:value="10155.426758">
            <text:p>10155,426758</text:p>
          </table:table-cell>
          <table:table-cell office:value-type="float" office:value="135.316238">
            <text:p>135,316238</text:p>
          </table:table-cell>
          <table:table-cell office:value-type="float" office:value="1907.802856">
            <text:p>1907,802856</text:p>
          </table:table-cell>
          <table:table-cell office:value-type="float" office:value="51.603233">
            <text:p>51,603233</text:p>
          </table:table-cell>
          <table:table-cell office:value-type="float" office:value="37.082066">
            <text:p>37,082066</text:p>
          </table:table-cell>
          <table:table-cell office:value-type="float" office:value="6.301994">
            <text:p>6,301994</text:p>
          </table:table-cell>
          <table:table-cell office:value-type="float" office:value="55.082848">
            <text:p>55,082848</text:p>
          </table:table-cell>
          <table:table-cell office:value-type="float" office:value="7.804383">
            <text:p>7,804383</text:p>
          </table:table-cell>
          <table:table-cell office:value-type="float" office:value="282.171936">
            <text:p>282,171936</text:p>
          </table:table-cell>
          <table:table-cell office:value-type="float" office:value="8.844053">
            <text:p>8,844053</text:p>
          </table:table-cell>
          <table:table-cell office:value-type="float" office:value="15985.147461">
            <text:p>15985,147461</text:p>
          </table:table-cell>
          <table:table-cell office:value-type="float" office:value="416.842255">
            <text:p>416,842255</text:p>
          </table:table-cell>
          <table:table-cell office:value-type="float" office:value="41.10083">
            <text:p>41,10083</text:p>
          </table:table-cell>
          <table:table-cell office:value-type="float" office:value="8.444793">
            <text:p>8,444793</text:p>
          </table:table-cell>
          <table:table-cell office:value-type="float" office:value="18.926231">
            <text:p>18,926231</text:p>
          </table:table-cell>
          <table:table-cell office:value-type="float" office:value="15.117785">
            <text:p>15,117785</text:p>
          </table:table-cell>
          <table:table-cell office:value-type="float" office:value="158.669846">
            <text:p>158,669846</text:p>
          </table:table-cell>
          <table:table-cell office:value-type="float" office:value="18.876955">
            <text:p>18,876955</text:p>
          </table:table-cell>
          <table:table-cell office:value-type="float" office:value="100.06488">
            <text:p>100,06488</text:p>
          </table:table-cell>
          <table:table-cell office:value-type="float" office:value="9.862029">
            <text:p>9,862029</text:p>
          </table:table-cell>
          <table:table-cell office:value-type="float" office:value="45.353157">
            <text:p>45,353157</text:p>
          </table:table-cell>
          <table:table-cell office:value-type="float" office:value="10.499333">
            <text:p>10,499333</text:p>
          </table:table-cell>
          <table:table-cell office:value-type="float" office:value="132.744446">
            <text:p>132,744446</text:p>
          </table:table-cell>
          <table:table-cell office:value-type="float" office:value="11.114465">
            <text:p>11,114465</text:p>
          </table:table-cell>
          <table:table-cell office:value-type="float" office:value="76.222496">
            <text:p>76,222496</text:p>
          </table:table-cell>
          <table:table-cell office:value-type="float" office:value="11.611044">
            <text:p>11,611044</text:p>
          </table:table-cell>
          <table:table-cell table:number-columns-repeated="6" office:value-type="float" office:value="0">
            <text:p>0</text:p>
          </table:table-cell>
          <table:table-cell office:value-type="float" office:value="109.811401">
            <text:p>109,811401</text:p>
          </table:table-cell>
          <table:table-cell office:value-type="float" office:value="21.525612">
            <text:p>21,525612</text:p>
          </table:table-cell>
        </table:table-row>
        <table:table-row table:style-name="ro1">
          <table:table-cell office:value-type="string">
            <text:p>AFR343 <text:s text:c="5"/></text:p>
          </table:table-cell>
          <table:table-cell office:value-type="float" office:value="6117.037109">
            <text:p>6117,037109</text:p>
          </table:table-cell>
          <table:table-cell office:value-type="float" office:value="1032.298218">
            <text:p>1032,298218</text:p>
          </table:table-cell>
          <table:table-cell office:value-type="float" office:value="6540.10791">
            <text:p>6540,10791</text:p>
          </table:table-cell>
          <table:table-cell office:value-type="float" office:value="595.959412">
            <text:p>595,959412</text:p>
          </table:table-cell>
          <table:table-cell office:value-type="float" office:value="37940.738281">
            <text:p>37940,738281</text:p>
          </table:table-cell>
          <table:table-cell office:value-type="float" office:value="941.82843">
            <text:p>941,82843</text:p>
          </table:table-cell>
          <table:table-cell office:value-type="float" office:value="91503.960938">
            <text:p>91503,960938</text:p>
          </table:table-cell>
          <table:table-cell office:value-type="float" office:value="2027.620605">
            <text:p>2027,620605</text:p>
          </table:table-cell>
          <table:table-cell office:value-type="float" office:value="156.66153">
            <text:p>156,66153</text:p>
          </table:table-cell>
          <table:table-cell office:value-type="float" office:value="41.197334">
            <text:p>41,197334</text:p>
          </table:table-cell>
          <table:table-cell office:value-type="float" office:value="8113.569824">
            <text:p>8113,569824</text:p>
          </table:table-cell>
          <table:table-cell office:value-type="float" office:value="163.342834">
            <text:p>163,342834</text:p>
          </table:table-cell>
          <table:table-cell office:value-type="float" office:value="21123.90625">
            <text:p>21123,90625</text:p>
          </table:table-cell>
          <table:table-cell office:value-type="float" office:value="367.182739">
            <text:p>367,182739</text:p>
          </table:table-cell>
          <table:table-cell office:value-type="float" office:value="24367.322266">
            <text:p>24367,322266</text:p>
          </table:table-cell>
          <table:table-cell office:value-type="float" office:value="343.992249">
            <text:p>343,992249</text:p>
          </table:table-cell>
          <table:table-cell office:value-type="float" office:value="16306.711914">
            <text:p>16306,711914</text:p>
          </table:table-cell>
          <table:table-cell office:value-type="float" office:value="217.136642">
            <text:p>217,136642</text:p>
          </table:table-cell>
          <table:table-cell office:value-type="float" office:value="2423.059082">
            <text:p>2423,059082</text:p>
          </table:table-cell>
          <table:table-cell office:value-type="float" office:value="65.265778">
            <text:p>65,265778</text:p>
          </table:table-cell>
          <table:table-cell office:value-type="float" office:value="29.439533">
            <text:p>29,439533</text:p>
          </table:table-cell>
          <table:table-cell office:value-type="float" office:value="7.019162">
            <text:p>7,019162</text:p>
          </table:table-cell>
          <table:table-cell office:value-type="float" office:value="57.042038">
            <text:p>57,042038</text:p>
          </table:table-cell>
          <table:table-cell office:value-type="float" office:value="8.193374">
            <text:p>8,193374</text:p>
          </table:table-cell>
          <table:table-cell office:value-type="float" office:value="367.226349">
            <text:p>367,226349</text:p>
          </table:table-cell>
          <table:table-cell office:value-type="float" office:value="10.866322">
            <text:p>10,866322</text:p>
          </table:table-cell>
          <table:table-cell office:value-type="float" office:value="19957.050781">
            <text:p>19957,050781</text:p>
          </table:table-cell>
          <table:table-cell office:value-type="float" office:value="519.97583">
            <text:p>519,97583</text:p>
          </table:table-cell>
          <table:table-cell office:value-type="float" office:value="37.625092">
            <text:p>37,625092</text:p>
          </table:table-cell>
          <table:table-cell office:value-type="float" office:value="9.485372">
            <text:p>9,485372</text:p>
          </table:table-cell>
          <table:table-cell office:value-type="float" office:value="95.016533">
            <text:p>95,016533</text:p>
          </table:table-cell>
          <table:table-cell office:value-type="float" office:value="16.274651">
            <text:p>16,274651</text:p>
          </table:table-cell>
          <table:table-cell office:value-type="float" office:value="524.59436">
            <text:p>524,59436</text:p>
          </table:table-cell>
          <table:table-cell office:value-type="float" office:value="22.129333">
            <text:p>22,129333</text:p>
          </table:table-cell>
          <table:table-cell office:value-type="float" office:value="630.080872">
            <text:p>630,080872</text:p>
          </table:table-cell>
          <table:table-cell office:value-type="float" office:value="16.220585">
            <text:p>16,220585</text:p>
          </table:table-cell>
          <table:table-cell office:value-type="float" office:value="75.042259">
            <text:p>75,042259</text:p>
          </table:table-cell>
          <table:table-cell office:value-type="float" office:value="12.109171">
            <text:p>12,109171</text:p>
          </table:table-cell>
          <table:table-cell office:value-type="float" office:value="176.095169">
            <text:p>176,095169</text:p>
          </table:table-cell>
          <table:table-cell office:value-type="float" office:value="12.797518">
            <text:p>12,797518</text:p>
          </table:table-cell>
          <table:table-cell office:value-type="float" office:value="86.8554">
            <text:p>86,8554</text:p>
          </table:table-cell>
          <table:table-cell office:value-type="float" office:value="13.14485">
            <text:p>13,14485</text:p>
          </table:table-cell>
          <table:table-cell table:number-columns-repeated="6" office:value-type="float" office:value="0">
            <text:p>0</text:p>
          </table:table-cell>
          <table:table-cell office:value-type="float" office:value="385.929901">
            <text:p>385,929901</text:p>
          </table:table-cell>
          <table:table-cell office:value-type="float" office:value="25.897192">
            <text:p>25,897192</text:p>
          </table:table-cell>
        </table:table-row>
        <table:table-row table:style-name="ro1">
          <table:table-cell office:value-type="string">
            <text:p>AFR344 <text:s text:c="5"/></text:p>
          </table:table-cell>
          <table:table-cell office:value-type="float" office:value="11206.787109">
            <text:p>11206,787109</text:p>
          </table:table-cell>
          <table:table-cell office:value-type="float" office:value="1256.983276">
            <text:p>1256,983276</text:p>
          </table:table-cell>
          <table:table-cell office:value-type="float" office:value="6746.740723">
            <text:p>6746,740723</text:p>
          </table:table-cell>
          <table:table-cell office:value-type="float" office:value="615.517883">
            <text:p>615,517883</text:p>
          </table:table-cell>
          <table:table-cell office:value-type="float" office:value="42004.136719">
            <text:p>42004,136719</text:p>
          </table:table-cell>
          <table:table-cell office:value-type="float" office:value="1041.986084">
            <text:p>1041,986084</text:p>
          </table:table-cell>
          <table:table-cell office:value-type="float" office:value="99117.132813">
            <text:p>99117,132813</text:p>
          </table:table-cell>
          <table:table-cell office:value-type="float" office:value="2197.17334">
            <text:p>2197,17334</text:p>
          </table:table-cell>
          <table:table-cell office:value-type="float" office:value="427.866394">
            <text:p>427,866394</text:p>
          </table:table-cell>
          <table:table-cell office:value-type="float" office:value="46.323734">
            <text:p>46,323734</text:p>
          </table:table-cell>
          <table:table-cell office:value-type="float" office:value="7975.699219">
            <text:p>7975,699219</text:p>
          </table:table-cell>
          <table:table-cell office:value-type="float" office:value="160.972763">
            <text:p>160,972763</text:p>
          </table:table-cell>
          <table:table-cell office:value-type="float" office:value="23418.236328">
            <text:p>23418,236328</text:p>
          </table:table-cell>
          <table:table-cell office:value-type="float" office:value="405.041412">
            <text:p>405,041412</text:p>
          </table:table-cell>
          <table:table-cell office:value-type="float" office:value="17625.806641">
            <text:p>17625,806641</text:p>
          </table:table-cell>
          <table:table-cell office:value-type="float" office:value="249.485199">
            <text:p>249,485199</text:p>
          </table:table-cell>
          <table:table-cell office:value-type="float" office:value="20888.912109">
            <text:p>20888,912109</text:p>
          </table:table-cell>
          <table:table-cell office:value-type="float" office:value="275.698608">
            <text:p>275,698608</text:p>
          </table:table-cell>
          <table:table-cell office:value-type="float" office:value="2937.953125">
            <text:p>2937,953125</text:p>
          </table:table-cell>
          <table:table-cell office:value-type="float" office:value="79.040421">
            <text:p>79,040421</text:p>
          </table:table-cell>
          <table:table-cell office:value-type="float" office:value="42.595661">
            <text:p>42,595661</text:p>
          </table:table-cell>
          <table:table-cell office:value-type="float" office:value="7.903141">
            <text:p>7,903141</text:p>
          </table:table-cell>
          <table:table-cell office:value-type="float" office:value="86.674164">
            <text:p>86,674164</text:p>
          </table:table-cell>
          <table:table-cell office:value-type="float" office:value="8.790302">
            <text:p>8,790302</text:p>
          </table:table-cell>
          <table:table-cell office:value-type="float" office:value="413.075836">
            <text:p>413,075836</text:p>
          </table:table-cell>
          <table:table-cell office:value-type="float" office:value="12.161907">
            <text:p>12,161907</text:p>
          </table:table-cell>
          <table:table-cell office:value-type="float" office:value="32921.796875">
            <text:p>32921,796875</text:p>
          </table:table-cell>
          <table:table-cell office:value-type="float" office:value="856.653625">
            <text:p>856,653625</text:p>
          </table:table-cell>
          <table:table-cell office:value-type="float" office:value="29.499142">
            <text:p>29,499142</text:p>
          </table:table-cell>
          <table:table-cell office:value-type="float" office:value="10.153457">
            <text:p>10,153457</text:p>
          </table:table-cell>
          <table:table-cell office:value-type="float" office:value="103.917488">
            <text:p>103,917488</text:p>
          </table:table-cell>
          <table:table-cell office:value-type="float" office:value="16.764511">
            <text:p>16,764511</text:p>
          </table:table-cell>
          <table:table-cell office:value-type="float" office:value="543.026489">
            <text:p>543,026489</text:p>
          </table:table-cell>
          <table:table-cell office:value-type="float" office:value="22.611143">
            <text:p>22,611143</text:p>
          </table:table-cell>
          <table:table-cell office:value-type="float" office:value="219.945724">
            <text:p>219,945724</text:p>
          </table:table-cell>
          <table:table-cell office:value-type="float" office:value="12.407993">
            <text:p>12,407993</text:p>
          </table:table-cell>
          <table:table-cell office:value-type="float" office:value="74.920982">
            <text:p>74,920982</text:p>
          </table:table-cell>
          <table:table-cell office:value-type="float" office:value="12.723672">
            <text:p>12,723672</text:p>
          </table:table-cell>
          <table:table-cell office:value-type="float" office:value="176.983368">
            <text:p>176,983368</text:p>
          </table:table-cell>
          <table:table-cell office:value-type="float" office:value="13.486435">
            <text:p>13,486435</text:p>
          </table:table-cell>
          <table:table-cell office:value-type="float" office:value="117.236633">
            <text:p>117,236633</text:p>
          </table:table-cell>
          <table:table-cell office:value-type="float" office:value="14.07373">
            <text:p>14,07373</text:p>
          </table:table-cell>
          <table:table-cell table:number-columns-repeated="6" office:value-type="float" office:value="0">
            <text:p>0</text:p>
          </table:table-cell>
          <table:table-cell office:value-type="float" office:value="221.624161">
            <text:p>221,624161</text:p>
          </table:table-cell>
          <table:table-cell office:value-type="float" office:value="26.287971">
            <text:p>26,287971</text:p>
          </table:table-cell>
        </table:table-row>
        <table:table-row table:style-name="ro1">
          <table:table-cell office:value-type="string">
            <text:p>AFR345 <text:s text:c="5"/></text:p>
          </table:table-cell>
          <table:table-cell office:value-type="float" office:value="1233.827393">
            <text:p>1233,827393</text:p>
          </table:table-cell>
          <table:table-cell office:value-type="float" office:value="427.900116">
            <text:p>427,900116</text:p>
          </table:table-cell>
          <table:table-cell office:value-type="float" office:value="1075.776245">
            <text:p>1075,776245</text:p>
          </table:table-cell>
          <table:table-cell office:value-type="float" office:value="432.876373">
            <text:p>432,876373</text:p>
          </table:table-cell>
          <table:table-cell office:value-type="float" office:value="295.916931">
            <text:p>295,916931</text:p>
          </table:table-cell>
          <table:table-cell office:value-type="float" office:value="56.01815">
            <text:p>56,01815</text:p>
          </table:table-cell>
          <table:table-cell office:value-type="float" office:value="214.721893">
            <text:p>214,721893</text:p>
          </table:table-cell>
          <table:table-cell office:value-type="float" office:value="55.729488">
            <text:p>55,729488</text:p>
          </table:table-cell>
          <table:table-cell office:value-type="float" office:value="48.484406">
            <text:p>48,484406</text:p>
          </table:table-cell>
          <table:table-cell office:value-type="float" office:value="23.812122">
            <text:p>23,812122</text:p>
          </table:table-cell>
          <table:table-cell office:value-type="float" office:value="11.204856">
            <text:p>11,204856</text:p>
          </table:table-cell>
          <table:table-cell office:value-type="float" office:value="14.814758">
            <text:p>14,814758</text:p>
          </table:table-cell>
          <table:table-cell table:number-columns-repeated="2" office:value-type="float" office:value="0">
            <text:p>0</text:p>
          </table:table-cell>
          <table:table-cell office:value-type="float" office:value="10.914568">
            <text:p>10,914568</text:p>
          </table:table-cell>
          <table:table-cell office:value-type="float" office:value="8.512503">
            <text:p>8,512503</text:p>
          </table:table-cell>
          <table:table-cell office:value-type="float" office:value="4.935057">
            <text:p>4,935057</text:p>
          </table:table-cell>
          <table:table-cell office:value-type="float" office:value="9.94246">
            <text:p>9,94246</text:p>
          </table:table-cell>
          <table:table-cell table:number-columns-repeated="4" office:value-type="float" office:value="0">
            <text:p>0</text:p>
          </table:table-cell>
          <table:table-cell office:value-type="float" office:value="17.911589">
            <text:p>17,911589</text:p>
          </table:table-cell>
          <table:table-cell office:value-type="float" office:value="8.022991">
            <text:p>8,022991</text:p>
          </table:table-cell>
          <table:table-cell table:number-columns-repeated="2" office:value-type="float" office:value="0">
            <text:p>0</text:p>
          </table:table-cell>
          <table:table-cell office:value-type="float" office:value="29.782848">
            <text:p>29,782848</text:p>
          </table:table-cell>
          <table:table-cell office:value-type="float" office:value="8.887512">
            <text:p>8,887512</text:p>
          </table:table-cell>
          <table:table-cell table:number-columns-repeated="2" office:value-type="float" office:value="0">
            <text:p>0</text:p>
          </table:table-cell>
          <table:table-cell office:value-type="float" office:value="44.646751">
            <text:p>44,646751</text:p>
          </table:table-cell>
          <table:table-cell office:value-type="float" office:value="15.894547">
            <text:p>15,894547</text:p>
          </table:table-cell>
          <table:table-cell office:value-type="float" office:value="0.741359">
            <text:p>0,741359</text:p>
          </table:table-cell>
          <table:table-cell office:value-type="float" office:value="19.152983">
            <text:p>19,152983</text:p>
          </table:table-cell>
          <table:table-cell table:number-columns-repeated="8" office:value-type="float" office:value="0">
            <text:p>0</text:p>
          </table:table-cell>
          <table:table-cell office:value-type="float" office:value="67.99762">
            <text:p>67,99762</text:p>
          </table:table-cell>
          <table:table-cell office:value-type="float" office:value="32.694427">
            <text:p>32,69442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75796">
            <text:p>23,975796</text:p>
          </table:table-cell>
          <table:table-cell office:value-type="float" office:value="33.960186">
            <text:p>33,960186</text:p>
          </table:table-cell>
          <table:table-cell table:number-columns-repeated="2"/>
        </table:table-row>
        <table:table-row table:style-name="ro1">
          <table:table-cell office:value-type="string">
            <text:p>AFR346 <text:s text:c="5"/></text:p>
          </table:table-cell>
          <table:table-cell office:value-type="float" office:value="7684.359863">
            <text:p>7684,359863</text:p>
          </table:table-cell>
          <table:table-cell office:value-type="float" office:value="1053.741455">
            <text:p>1053,741455</text:p>
          </table:table-cell>
          <table:table-cell office:value-type="float" office:value="5072.082031">
            <text:p>5072,082031</text:p>
          </table:table-cell>
          <table:table-cell office:value-type="float" office:value="560.966736">
            <text:p>560,966736</text:p>
          </table:table-cell>
          <table:table-cell office:value-type="float" office:value="31594.550781">
            <text:p>31594,550781</text:p>
          </table:table-cell>
          <table:table-cell office:value-type="float" office:value="792.296448">
            <text:p>792,296448</text:p>
          </table:table-cell>
          <table:table-cell office:value-type="float" office:value="75310.601563">
            <text:p>75310,601563</text:p>
          </table:table-cell>
          <table:table-cell office:value-type="float" office:value="1671.406738">
            <text:p>1671,406738</text:p>
          </table:table-cell>
          <table:table-cell office:value-type="float" office:value="240.61998">
            <text:p>240,61998</text:p>
          </table:table-cell>
          <table:table-cell office:value-type="float" office:value="37.452271">
            <text:p>37,452271</text:p>
          </table:table-cell>
          <table:table-cell office:value-type="float" office:value="6134.000488">
            <text:p>6134,000488</text:p>
          </table:table-cell>
          <table:table-cell office:value-type="float" office:value="124.595924">
            <text:p>124,595924</text:p>
          </table:table-cell>
          <table:table-cell office:value-type="float" office:value="15661.066406">
            <text:p>15661,066406</text:p>
          </table:table-cell>
          <table:table-cell office:value-type="float" office:value="272.168304">
            <text:p>272,168304</text:p>
          </table:table-cell>
          <table:table-cell office:value-type="float" office:value="9879.951172">
            <text:p>9879,951172</text:p>
          </table:table-cell>
          <table:table-cell office:value-type="float" office:value="141.012543">
            <text:p>141,012543</text:p>
          </table:table-cell>
          <table:table-cell office:value-type="float" office:value="13296.230469">
            <text:p>13296,230469</text:p>
          </table:table-cell>
          <table:table-cell office:value-type="float" office:value="176.282425">
            <text:p>176,282425</text:p>
          </table:table-cell>
          <table:table-cell office:value-type="float" office:value="2140.362793">
            <text:p>2140,362793</text:p>
          </table:table-cell>
          <table:table-cell office:value-type="float" office:value="57.81749">
            <text:p>57,81749</text:p>
          </table:table-cell>
          <table:table-cell office:value-type="float" office:value="31.224634">
            <text:p>31,224634</text:p>
          </table:table-cell>
          <table:table-cell office:value-type="float" office:value="7.109734">
            <text:p>7,109734</text:p>
          </table:table-cell>
          <table:table-cell office:value-type="float" office:value="55.782211">
            <text:p>55,782211</text:p>
          </table:table-cell>
          <table:table-cell office:value-type="float" office:value="8.342859">
            <text:p>8,342859</text:p>
          </table:table-cell>
          <table:table-cell office:value-type="float" office:value="291.022552">
            <text:p>291,022552</text:p>
          </table:table-cell>
          <table:table-cell office:value-type="float" office:value="9.515502">
            <text:p>9,515502</text:p>
          </table:table-cell>
          <table:table-cell office:value-type="float" office:value="21335.59375">
            <text:p>21335,59375</text:p>
          </table:table-cell>
          <table:table-cell office:value-type="float" office:value="555.773621">
            <text:p>555,773621</text:p>
          </table:table-cell>
          <table:table-cell office:value-type="float" office:value="47.547592">
            <text:p>47,547592</text:p>
          </table:table-cell>
          <table:table-cell office:value-type="float" office:value="9.907533">
            <text:p>9,907533</text:p>
          </table:table-cell>
          <table:table-cell office:value-type="float" office:value="55.530201">
            <text:p>55,530201</text:p>
          </table:table-cell>
          <table:table-cell office:value-type="float" office:value="16.260895">
            <text:p>16,260895</text:p>
          </table:table-cell>
          <table:table-cell office:value-type="float" office:value="264.280792">
            <text:p>264,280792</text:p>
          </table:table-cell>
          <table:table-cell office:value-type="float" office:value="20.106085">
            <text:p>20,106085</text:p>
          </table:table-cell>
          <table:table-cell office:value-type="float" office:value="142.583954">
            <text:p>142,583954</text:p>
          </table:table-cell>
          <table:table-cell office:value-type="float" office:value="11.725855">
            <text:p>11,725855</text:p>
          </table:table-cell>
          <table:table-cell office:value-type="float" office:value="63.016403">
            <text:p>63,016403</text:p>
          </table:table-cell>
          <table:table-cell office:value-type="float" office:value="12.393384">
            <text:p>12,393384</text:p>
          </table:table-cell>
          <table:table-cell office:value-type="float" office:value="154.045425">
            <text:p>154,045425</text:p>
          </table:table-cell>
          <table:table-cell office:value-type="float" office:value="13.083591">
            <text:p>13,083591</text:p>
          </table:table-cell>
          <table:table-cell office:value-type="float" office:value="99.493454">
            <text:p>99,493454</text:p>
          </table:table-cell>
          <table:table-cell office:value-type="float" office:value="13.677386">
            <text:p>13,677386</text:p>
          </table:table-cell>
          <table:table-cell office:value-type="float" office:value="80.388901">
            <text:p>80,388901</text:p>
          </table:table-cell>
          <table:table-cell office:value-type="float" office:value="54.355049">
            <text:p>54,355049</text:p>
          </table:table-cell>
          <table:table-cell table:number-columns-repeated="4" office:value-type="float" office:value="0">
            <text:p>0</text:p>
          </table:table-cell>
          <table:table-cell office:value-type="float" office:value="112.508858">
            <text:p>112,508858</text:p>
          </table:table-cell>
          <table:table-cell office:value-type="float" office:value="25.281511">
            <text:p>25,281511</text:p>
          </table:table-cell>
        </table:table-row>
        <table:table-row table:style-name="ro1">
          <table:table-cell office:value-type="string">
            <text:p>AFR347 <text:s text:c="5"/></text:p>
          </table:table-cell>
          <table:table-cell office:value-type="float" office:value="4952.542969">
            <text:p>4952,542969</text:p>
          </table:table-cell>
          <table:table-cell office:value-type="float" office:value="871.827576">
            <text:p>871,827576</text:p>
          </table:table-cell>
          <table:table-cell office:value-type="float" office:value="5314.188965">
            <text:p>5314,188965</text:p>
          </table:table-cell>
          <table:table-cell office:value-type="float" office:value="535.170044">
            <text:p>535,170044</text:p>
          </table:table-cell>
          <table:table-cell office:value-type="float" office:value="32078.898438">
            <text:p>32078,898438</text:p>
          </table:table-cell>
          <table:table-cell office:value-type="float" office:value="802.422363">
            <text:p>802,422363</text:p>
          </table:table-cell>
          <table:table-cell office:value-type="float" office:value="75333.164063">
            <text:p>75333,164063</text:p>
          </table:table-cell>
          <table:table-cell office:value-type="float" office:value="1671.720337">
            <text:p>1671,720337</text:p>
          </table:table-cell>
          <table:table-cell office:value-type="float" office:value="161.280777">
            <text:p>161,280777</text:p>
          </table:table-cell>
          <table:table-cell office:value-type="float" office:value="36.332306">
            <text:p>36,332306</text:p>
          </table:table-cell>
          <table:table-cell office:value-type="float" office:value="7751.390137">
            <text:p>7751,390137</text:p>
          </table:table-cell>
          <table:table-cell office:value-type="float" office:value="155.170334">
            <text:p>155,170334</text:p>
          </table:table-cell>
          <table:table-cell office:value-type="float" office:value="16118.399414">
            <text:p>16118,399414</text:p>
          </table:table-cell>
          <table:table-cell office:value-type="float" office:value="279.917297">
            <text:p>279,917297</text:p>
          </table:table-cell>
          <table:table-cell office:value-type="float" office:value="23305.789063">
            <text:p>23305,789063</text:p>
          </table:table-cell>
          <table:table-cell office:value-type="float" office:value="328.902618">
            <text:p>328,902618</text:p>
          </table:table-cell>
          <table:table-cell office:value-type="float" office:value="12379.917969">
            <text:p>12379,917969</text:p>
          </table:table-cell>
          <table:table-cell office:value-type="float" office:value="164.401062">
            <text:p>164,401062</text:p>
          </table:table-cell>
          <table:table-cell office:value-type="float" office:value="1946.745728">
            <text:p>1946,745728</text:p>
          </table:table-cell>
          <table:table-cell office:value-type="float" office:value="52.598118">
            <text:p>52,598118</text:p>
          </table:table-cell>
          <table:table-cell office:value-type="float" office:value="37.700748">
            <text:p>37,700748</text:p>
          </table:table-cell>
          <table:table-cell office:value-type="float" office:value="6.079705">
            <text:p>6,079705</text:p>
          </table:table-cell>
          <table:table-cell office:value-type="float" office:value="58.019001">
            <text:p>58,019001</text:p>
          </table:table-cell>
          <table:table-cell office:value-type="float" office:value="7.663671">
            <text:p>7,663671</text:p>
          </table:table-cell>
          <table:table-cell office:value-type="float" office:value="303.972534">
            <text:p>303,972534</text:p>
          </table:table-cell>
          <table:table-cell office:value-type="float" office:value="9.102752">
            <text:p>9,102752</text:p>
          </table:table-cell>
          <table:table-cell office:value-type="float" office:value="16519.763672">
            <text:p>16519,763672</text:p>
          </table:table-cell>
          <table:table-cell office:value-type="float" office:value="430.706329">
            <text:p>430,706329</text:p>
          </table:table-cell>
          <table:table-cell office:value-type="float" office:value="34.46146">
            <text:p>34,46146</text:p>
          </table:table-cell>
          <table:table-cell office:value-type="float" office:value="7.951666">
            <text:p>7,951666</text:p>
          </table:table-cell>
          <table:table-cell office:value-type="float" office:value="75.400009">
            <text:p>75,400009</text:p>
          </table:table-cell>
          <table:table-cell office:value-type="float" office:value="15.184348">
            <text:p>15,184348</text:p>
          </table:table-cell>
          <table:table-cell office:value-type="float" office:value="514.432434">
            <text:p>514,432434</text:p>
          </table:table-cell>
          <table:table-cell office:value-type="float" office:value="21.419075">
            <text:p>21,419075</text:p>
          </table:table-cell>
          <table:table-cell office:value-type="float" office:value="612.034668">
            <text:p>612,034668</text:p>
          </table:table-cell>
          <table:table-cell office:value-type="float" office:value="14.801255">
            <text:p>14,801255</text:p>
          </table:table-cell>
          <table:table-cell office:value-type="float" office:value="66.658264">
            <text:p>66,658264</text:p>
          </table:table-cell>
          <table:table-cell office:value-type="float" office:value="10.08129">
            <text:p>10,08129</text:p>
          </table:table-cell>
          <table:table-cell office:value-type="float" office:value="146.858673">
            <text:p>146,858673</text:p>
          </table:table-cell>
          <table:table-cell office:value-type="float" office:value="10.612147">
            <text:p>10,612147</text:p>
          </table:table-cell>
          <table:table-cell office:value-type="float" office:value="72.751129">
            <text:p>72,751129</text:p>
          </table:table-cell>
          <table:table-cell office:value-type="float" office:value="10.901392">
            <text:p>10,901392</text:p>
          </table:table-cell>
          <table:table-cell table:number-columns-repeated="6" office:value-type="float" office:value="0">
            <text:p>0</text:p>
          </table:table-cell>
          <table:table-cell office:value-type="float" office:value="353.571228">
            <text:p>353,571228</text:p>
          </table:table-cell>
          <table:table-cell office:value-type="float" office:value="21.824001">
            <text:p>21,824001</text:p>
          </table:table-cell>
        </table:table-row>
        <table:table-row table:style-name="ro1">
          <table:table-cell office:value-type="string">
            <text:p>AFR348 <text:s text:c="5"/></text:p>
          </table:table-cell>
          <table:table-cell office:value-type="float" office:value="1198.195923">
            <text:p>1198,195923</text:p>
          </table:table-cell>
          <table:table-cell office:value-type="float" office:value="767.415344">
            <text:p>767,415344</text:p>
          </table:table-cell>
          <table:table-cell office:value-type="float" office:value="2886.926025">
            <text:p>2886,926025</text:p>
          </table:table-cell>
          <table:table-cell office:value-type="float" office:value="477.995117">
            <text:p>477,995117</text:p>
          </table:table-cell>
          <table:table-cell office:value-type="float" office:value="13770.633789">
            <text:p>13770,633789</text:p>
          </table:table-cell>
          <table:table-cell office:value-type="float" office:value="381.609222">
            <text:p>381,609222</text:p>
          </table:table-cell>
          <table:table-cell office:value-type="float" office:value="32167.710938">
            <text:p>32167,710938</text:p>
          </table:table-cell>
          <table:table-cell office:value-type="float" office:value="723.090698">
            <text:p>723,090698</text:p>
          </table:table-cell>
          <table:table-cell office:value-type="float" office:value="62.402096">
            <text:p>62,402096</text:p>
          </table:table-cell>
          <table:table-cell office:value-type="float" office:value="28.668413">
            <text:p>28,668413</text:p>
          </table:table-cell>
          <table:table-cell office:value-type="float" office:value="2613.834229">
            <text:p>2613,834229</text:p>
          </table:table-cell>
          <table:table-cell office:value-type="float" office:value="57.860832">
            <text:p>57,860832</text:p>
          </table:table-cell>
          <table:table-cell office:value-type="float" office:value="3673.829102">
            <text:p>3673,829102</text:p>
          </table:table-cell>
          <table:table-cell office:value-type="float" office:value="68.868774">
            <text:p>68,868774</text:p>
          </table:table-cell>
          <table:table-cell office:value-type="float" office:value="3893.359619">
            <text:p>3893,359619</text:p>
          </table:table-cell>
          <table:table-cell office:value-type="float" office:value="57.748287">
            <text:p>57,748287</text:p>
          </table:table-cell>
          <table:table-cell office:value-type="float" office:value="4774.052734">
            <text:p>4774,052734</text:p>
          </table:table-cell>
          <table:table-cell office:value-type="float" office:value="65.481209">
            <text:p>65,481209</text:p>
          </table:table-cell>
          <table:table-cell office:value-type="float" office:value="881.278503">
            <text:p>881,278503</text:p>
          </table:table-cell>
          <table:table-cell office:value-type="float" office:value="24.717987">
            <text:p>24,717987</text:p>
          </table:table-cell>
          <table:table-cell office:value-type="float" office:value="21.025415">
            <text:p>21,025415</text:p>
          </table:table-cell>
          <table:table-cell office:value-type="float" office:value="6.018031">
            <text:p>6,018031</text:p>
          </table:table-cell>
          <table:table-cell office:value-type="float" office:value="57.725239">
            <text:p>57,725239</text:p>
          </table:table-cell>
          <table:table-cell office:value-type="float" office:value="7.947118">
            <text:p>7,947118</text:p>
          </table:table-cell>
          <table:table-cell office:value-type="float" office:value="165.921616">
            <text:p>165,921616</text:p>
          </table:table-cell>
          <table:table-cell office:value-type="float" office:value="6.969698">
            <text:p>6,969698</text:p>
          </table:table-cell>
          <table:table-cell office:value-type="float" office:value="7294.546387">
            <text:p>7294,546387</text:p>
          </table:table-cell>
          <table:table-cell office:value-type="float" office:value="191.364197">
            <text:p>191,364197</text:p>
          </table:table-cell>
          <table:table-cell office:value-type="float" office:value="56.174175">
            <text:p>56,174175</text:p>
          </table:table-cell>
          <table:table-cell office:value-type="float" office:value="9.178469">
            <text:p>9,178469</text:p>
          </table:table-cell>
          <table:table-cell office:value-type="float" office:value="10.986938">
            <text:p>10,986938</text:p>
          </table:table-cell>
          <table:table-cell office:value-type="float" office:value="15.56008">
            <text:p>15,56008</text:p>
          </table:table-cell>
          <table:table-cell office:value-type="float" office:value="259.1698">
            <text:p>259,1698</text:p>
          </table:table-cell>
          <table:table-cell office:value-type="float" office:value="19.75679">
            <text:p>19,75679</text:p>
          </table:table-cell>
          <table:table-cell office:value-type="float" office:value="102.26712">
            <text:p>102,26712</text:p>
          </table:table-cell>
          <table:table-cell office:value-type="float" office:value="10.796705">
            <text:p>10,796705</text:p>
          </table:table-cell>
          <table:table-cell office:value-type="float" office:value="45.471386">
            <text:p>45,471386</text:p>
          </table:table-cell>
          <table:table-cell office:value-type="float" office:value="11.476908">
            <text:p>11,476908</text:p>
          </table:table-cell>
          <table:table-cell office:value-type="float" office:value="79.079666">
            <text:p>79,079666</text:p>
          </table:table-cell>
          <table:table-cell office:value-type="float" office:value="11.924036">
            <text:p>11,924036</text:p>
          </table:table-cell>
          <table:table-cell office:value-type="float" office:value="30.6364">
            <text:p>30,6364</text:p>
          </table:table-cell>
          <table:table-cell office:value-type="float" office:value="12.471545">
            <text:p>12,471545</text:p>
          </table:table-cell>
          <table:table-cell table:number-columns-repeated="6" office:value-type="float" office:value="0">
            <text:p>0</text:p>
          </table:table-cell>
          <table:table-cell office:value-type="float" office:value="104.263062">
            <text:p>104,263062</text:p>
          </table:table-cell>
          <table:table-cell office:value-type="float" office:value="23.475704">
            <text:p>23,475704</text:p>
          </table:table-cell>
        </table:table-row>
        <table:table-row table:style-name="ro1">
          <table:table-cell office:value-type="string">
            <text:p>AFR349 <text:s text:c="5"/></text:p>
          </table:table-cell>
          <table:table-cell office:value-type="float" office:value="9036.735352">
            <text:p>9036,735352</text:p>
          </table:table-cell>
          <table:table-cell office:value-type="float" office:value="1122.498047">
            <text:p>1122,498047</text:p>
          </table:table-cell>
          <table:table-cell office:value-type="float" office:value="5663.964844">
            <text:p>5663,964844</text:p>
          </table:table-cell>
          <table:table-cell office:value-type="float" office:value="581.784729">
            <text:p>581,784729</text:p>
          </table:table-cell>
          <table:table-cell office:value-type="float" office:value="34233.941406">
            <text:p>34233,941406</text:p>
          </table:table-cell>
          <table:table-cell office:value-type="float" office:value="855.373535">
            <text:p>855,373535</text:p>
          </table:table-cell>
          <table:table-cell office:value-type="float" office:value="86378.046875">
            <text:p>86378,046875</text:p>
          </table:table-cell>
          <table:table-cell office:value-type="float" office:value="1914.811157">
            <text:p>1914,811157</text:p>
          </table:table-cell>
          <table:table-cell office:value-type="float" office:value="392.718567">
            <text:p>392,718567</text:p>
          </table:table-cell>
          <table:table-cell office:value-type="float" office:value="41.284897">
            <text:p>41,284897</text:p>
          </table:table-cell>
          <table:table-cell office:value-type="float" office:value="7591.005371">
            <text:p>7591,005371</text:p>
          </table:table-cell>
          <table:table-cell office:value-type="float" office:value="152.401337">
            <text:p>152,401337</text:p>
          </table:table-cell>
          <table:table-cell office:value-type="float" office:value="24252.839844">
            <text:p>24252,839844</text:p>
          </table:table-cell>
          <table:table-cell office:value-type="float" office:value="418.342377">
            <text:p>418,342377</text:p>
          </table:table-cell>
          <table:table-cell office:value-type="float" office:value="11643.657227">
            <text:p>11643,657227</text:p>
          </table:table-cell>
          <table:table-cell office:value-type="float" office:value="165.611267">
            <text:p>165,611267</text:p>
          </table:table-cell>
          <table:table-cell office:value-type="float" office:value="16356.290039">
            <text:p>16356,290039</text:p>
          </table:table-cell>
          <table:table-cell office:value-type="float" office:value="216.168579">
            <text:p>216,168579</text:p>
          </table:table-cell>
          <table:table-cell office:value-type="float" office:value="2465.638672">
            <text:p>2465,638672</text:p>
          </table:table-cell>
          <table:table-cell office:value-type="float" office:value="66.397255">
            <text:p>66,397255</text:p>
          </table:table-cell>
          <table:table-cell office:value-type="float" office:value="44.247093">
            <text:p>44,247093</text:p>
          </table:table-cell>
          <table:table-cell office:value-type="float" office:value="7.079639">
            <text:p>7,079639</text:p>
          </table:table-cell>
          <table:table-cell office:value-type="float" office:value="63.662338">
            <text:p>63,662338</text:p>
          </table:table-cell>
          <table:table-cell office:value-type="float" office:value="8.221041">
            <text:p>8,221041</text:p>
          </table:table-cell>
          <table:table-cell office:value-type="float" office:value="362.269653">
            <text:p>362,269653</text:p>
          </table:table-cell>
          <table:table-cell office:value-type="float" office:value="10.758881">
            <text:p>10,758881</text:p>
          </table:table-cell>
          <table:table-cell office:value-type="float" office:value="28248.078125">
            <text:p>28248,078125</text:p>
          </table:table-cell>
          <table:table-cell office:value-type="float" office:value="735.234375">
            <text:p>735,234375</text:p>
          </table:table-cell>
          <table:table-cell office:value-type="float" office:value="28.488356">
            <text:p>28,488356</text:p>
          </table:table-cell>
          <table:table-cell office:value-type="float" office:value="9.250418">
            <text:p>9,250418</text:p>
          </table:table-cell>
          <table:table-cell office:value-type="float" office:value="111.284103">
            <text:p>111,284103</text:p>
          </table:table-cell>
          <table:table-cell office:value-type="float" office:value="16.22612">
            <text:p>16,22612</text:p>
          </table:table-cell>
          <table:table-cell office:value-type="float" office:value="470.772583">
            <text:p>470,772583</text:p>
          </table:table-cell>
          <table:table-cell office:value-type="float" office:value="21.476931">
            <text:p>21,476931</text:p>
          </table:table-cell>
          <table:table-cell office:value-type="float" office:value="274.283813">
            <text:p>274,283813</text:p>
          </table:table-cell>
          <table:table-cell office:value-type="float" office:value="11.878878">
            <text:p>11,878878</text:p>
          </table:table-cell>
          <table:table-cell office:value-type="float" office:value="56.478546">
            <text:p>56,478546</text:p>
          </table:table-cell>
          <table:table-cell office:value-type="float" office:value="11.502811">
            <text:p>11,502811</text:p>
          </table:table-cell>
          <table:table-cell office:value-type="float" office:value="155.912338">
            <text:p>155,912338</text:p>
          </table:table-cell>
          <table:table-cell office:value-type="float" office:value="12.234241">
            <text:p>12,234241</text:p>
          </table:table-cell>
          <table:table-cell office:value-type="float" office:value="98.54908">
            <text:p>98,54908</text:p>
          </table:table-cell>
          <table:table-cell office:value-type="float" office:value="12.775758">
            <text:p>12,775758</text:p>
          </table:table-cell>
          <table:table-cell office:value-type="float" office:value="54.908066">
            <text:p>54,908066</text:p>
          </table:table-cell>
          <table:table-cell office:value-type="float" office:value="60.398018">
            <text:p>60,398018</text:p>
          </table:table-cell>
          <table:table-cell table:number-columns-repeated="4" office:value-type="float" office:value="0">
            <text:p>0</text:p>
          </table:table-cell>
          <table:table-cell office:value-type="float" office:value="217.574753">
            <text:p>217,574753</text:p>
          </table:table-cell>
          <table:table-cell office:value-type="float" office:value="23.956501">
            <text:p>23,956501</text:p>
          </table:table-cell>
        </table:table-row>
        <table:table-row table:style-name="ro1">
          <table:table-cell office:value-type="string">
            <text:p>AFR350 <text:s text:c="5"/></text:p>
          </table:table-cell>
          <table:table-cell office:value-type="float" office:value="16526.226563">
            <text:p>16526,226563</text:p>
          </table:table-cell>
          <table:table-cell office:value-type="float" office:value="1455.543579">
            <text:p>1455,543579</text:p>
          </table:table-cell>
          <table:table-cell office:value-type="float" office:value="5927.757813">
            <text:p>5927,757813</text:p>
          </table:table-cell>
          <table:table-cell office:value-type="float" office:value="568.064514">
            <text:p>568,064514</text:p>
          </table:table-cell>
          <table:table-cell office:value-type="float" office:value="31219.443359">
            <text:p>31219,443359</text:p>
          </table:table-cell>
          <table:table-cell office:value-type="float" office:value="786.301025">
            <text:p>786,301025</text:p>
          </table:table-cell>
          <table:table-cell office:value-type="float" office:value="75884.101563">
            <text:p>75884,101563</text:p>
          </table:table-cell>
          <table:table-cell office:value-type="float" office:value="1695.210571">
            <text:p>1695,210571</text:p>
          </table:table-cell>
          <table:table-cell office:value-type="float" office:value="366.273132">
            <text:p>366,273132</text:p>
          </table:table-cell>
          <table:table-cell office:value-type="float" office:value="45.864258">
            <text:p>45,864258</text:p>
          </table:table-cell>
          <table:table-cell office:value-type="float" office:value="9157.449219">
            <text:p>9157,449219</text:p>
          </table:table-cell>
          <table:table-cell office:value-type="float" office:value="187.804688">
            <text:p>187,804688</text:p>
          </table:table-cell>
          <table:table-cell office:value-type="float" office:value="42564.691406">
            <text:p>42564,691406</text:p>
          </table:table-cell>
          <table:table-cell office:value-type="float" office:value="732.289978">
            <text:p>732,289978</text:p>
          </table:table-cell>
          <table:table-cell office:value-type="float" office:value="23508.337891">
            <text:p>23508,337891</text:p>
          </table:table-cell>
          <table:table-cell office:value-type="float" office:value="331.935425">
            <text:p>331,935425</text:p>
          </table:table-cell>
          <table:table-cell office:value-type="float" office:value="19638.035156">
            <text:p>19638,035156</text:p>
          </table:table-cell>
          <table:table-cell office:value-type="float" office:value="260.447906">
            <text:p>260,447906</text:p>
          </table:table-cell>
          <table:table-cell office:value-type="float" office:value="2274.734863">
            <text:p>2274,734863</text:p>
          </table:table-cell>
          <table:table-cell office:value-type="float" office:value="61.266449">
            <text:p>61,266449</text:p>
          </table:table-cell>
          <table:table-cell office:value-type="float" office:value="29.928593">
            <text:p>29,928593</text:p>
          </table:table-cell>
          <table:table-cell office:value-type="float" office:value="6.206451">
            <text:p>6,206451</text:p>
          </table:table-cell>
          <table:table-cell office:value-type="float" office:value="58.533092">
            <text:p>58,533092</text:p>
          </table:table-cell>
          <table:table-cell office:value-type="float" office:value="7.665908">
            <text:p>7,665908</text:p>
          </table:table-cell>
          <table:table-cell office:value-type="float" office:value="332.441223">
            <text:p>332,441223</text:p>
          </table:table-cell>
          <table:table-cell office:value-type="float" office:value="9.686121">
            <text:p>9,686121</text:p>
          </table:table-cell>
          <table:table-cell office:value-type="float" office:value="21061.226563">
            <text:p>21061,226563</text:p>
          </table:table-cell>
          <table:table-cell office:value-type="float" office:value="548.610657">
            <text:p>548,610657</text:p>
          </table:table-cell>
          <table:table-cell office:value-type="float" office:value="36.978615">
            <text:p>36,978615</text:p>
          </table:table-cell>
          <table:table-cell office:value-type="float" office:value="7.813347">
            <text:p>7,813347</text:p>
          </table:table-cell>
          <table:table-cell office:value-type="float" office:value="75.167412">
            <text:p>75,167412</text:p>
          </table:table-cell>
          <table:table-cell office:value-type="float" office:value="15.082176">
            <text:p>15,082176</text:p>
          </table:table-cell>
          <table:table-cell office:value-type="float" office:value="705.238159">
            <text:p>705,238159</text:p>
          </table:table-cell>
          <table:table-cell office:value-type="float" office:value="23.558069">
            <text:p>23,558069</text:p>
          </table:table-cell>
          <table:table-cell office:value-type="float" office:value="459.629944">
            <text:p>459,629944</text:p>
          </table:table-cell>
          <table:table-cell office:value-type="float" office:value="12.558604">
            <text:p>12,558604</text:p>
          </table:table-cell>
          <table:table-cell office:value-type="float" office:value="72.617065">
            <text:p>72,617065</text:p>
          </table:table-cell>
          <table:table-cell office:value-type="float" office:value="9.861766">
            <text:p>9,861766</text:p>
          </table:table-cell>
          <table:table-cell office:value-type="float" office:value="191.686325">
            <text:p>191,686325</text:p>
          </table:table-cell>
          <table:table-cell office:value-type="float" office:value="10.758463">
            <text:p>10,758463</text:p>
          </table:table-cell>
          <table:table-cell office:value-type="float" office:value="91.331154">
            <text:p>91,331154</text:p>
          </table:table-cell>
          <table:table-cell office:value-type="float" office:value="10.8242">
            <text:p>10,8242</text:p>
          </table:table-cell>
          <table:table-cell office:value-type="float" office:value="167.214157">
            <text:p>167,214157</text:p>
          </table:table-cell>
          <table:table-cell office:value-type="float" office:value="71.517456">
            <text:p>71,517456</text:p>
          </table:table-cell>
          <table:table-cell table:number-columns-repeated="4" office:value-type="float" office:value="0">
            <text:p>0</text:p>
          </table:table-cell>
          <table:table-cell office:value-type="float" office:value="287.615662">
            <text:p>287,615662</text:p>
          </table:table-cell>
          <table:table-cell office:value-type="float" office:value="20.994112">
            <text:p>20,994112</text:p>
          </table:table-cell>
        </table:table-row>
        <table:table-row table:style-name="ro1">
          <table:table-cell office:value-type="string">
            <text:p>AFR351 <text:s text:c="5"/></text:p>
          </table:table-cell>
          <table:table-cell office:value-type="float" office:value="1766.229492">
            <text:p>1766,229492</text:p>
          </table:table-cell>
          <table:table-cell office:value-type="float" office:value="684.62262">
            <text:p>684,62262</text:p>
          </table:table-cell>
          <table:table-cell office:value-type="float" office:value="5869.874023">
            <text:p>5869,874023</text:p>
          </table:table-cell>
          <table:table-cell office:value-type="float" office:value="513.998352">
            <text:p>513,998352</text:p>
          </table:table-cell>
          <table:table-cell office:value-type="float" office:value="32077.695313">
            <text:p>32077,695313</text:p>
          </table:table-cell>
          <table:table-cell office:value-type="float" office:value="799.864197">
            <text:p>799,864197</text:p>
          </table:table-cell>
          <table:table-cell office:value-type="float" office:value="78185.367188">
            <text:p>78185,367188</text:p>
          </table:table-cell>
          <table:table-cell office:value-type="float" office:value="1734.098877">
            <text:p>1734,098877</text:p>
          </table:table-cell>
          <table:table-cell office:value-type="float" office:value="201.374878">
            <text:p>201,374878</text:p>
          </table:table-cell>
          <table:table-cell office:value-type="float" office:value="32.23151">
            <text:p>32,23151</text:p>
          </table:table-cell>
          <table:table-cell office:value-type="float" office:value="6712.433594">
            <text:p>6712,433594</text:p>
          </table:table-cell>
          <table:table-cell office:value-type="float" office:value="135.064774">
            <text:p>135,064774</text:p>
          </table:table-cell>
          <table:table-cell office:value-type="float" office:value="5215.633301">
            <text:p>5215,633301</text:p>
          </table:table-cell>
          <table:table-cell office:value-type="float" office:value="94.974983">
            <text:p>94,974983</text:p>
          </table:table-cell>
          <table:table-cell office:value-type="float" office:value="15712.494141">
            <text:p>15712,494141</text:p>
          </table:table-cell>
          <table:table-cell office:value-type="float" office:value="222.218964">
            <text:p>222,218964</text:p>
          </table:table-cell>
          <table:table-cell office:value-type="float" office:value="11340.994141">
            <text:p>11340,994141</text:p>
          </table:table-cell>
          <table:table-cell office:value-type="float" office:value="150.763443">
            <text:p>150,763443</text:p>
          </table:table-cell>
          <table:table-cell office:value-type="float" office:value="2005.719604">
            <text:p>2005,719604</text:p>
          </table:table-cell>
          <table:table-cell office:value-type="float" office:value="54.121666">
            <text:p>54,121666</text:p>
          </table:table-cell>
          <table:table-cell office:value-type="float" office:value="31.755629">
            <text:p>31,755629</text:p>
          </table:table-cell>
          <table:table-cell office:value-type="float" office:value="5.691151">
            <text:p>5,691151</text:p>
          </table:table-cell>
          <table:table-cell office:value-type="float" office:value="41.984421">
            <text:p>41,984421</text:p>
          </table:table-cell>
          <table:table-cell office:value-type="float" office:value="7.315416">
            <text:p>7,315416</text:p>
          </table:table-cell>
          <table:table-cell office:value-type="float" office:value="300.854431">
            <text:p>300,854431</text:p>
          </table:table-cell>
          <table:table-cell office:value-type="float" office:value="8.789224">
            <text:p>8,789224</text:p>
          </table:table-cell>
          <table:table-cell office:value-type="float" office:value="16899.105469">
            <text:p>16899,105469</text:p>
          </table:table-cell>
          <table:table-cell office:value-type="float" office:value="440.537811">
            <text:p>440,537811</text:p>
          </table:table-cell>
          <table:table-cell office:value-type="float" office:value="18.163343">
            <text:p>18,163343</text:p>
          </table:table-cell>
          <table:table-cell office:value-type="float" office:value="6.893593">
            <text:p>6,893593</text:p>
          </table:table-cell>
          <table:table-cell office:value-type="float" office:value="19.450098">
            <text:p>19,450098</text:p>
          </table:table-cell>
          <table:table-cell office:value-type="float" office:value="14.222658">
            <text:p>14,222658</text:p>
          </table:table-cell>
          <table:table-cell office:value-type="float" office:value="309.027832">
            <text:p>309,027832</text:p>
          </table:table-cell>
          <table:table-cell office:value-type="float" office:value="19.195505">
            <text:p>19,195505</text:p>
          </table:table-cell>
          <table:table-cell office:value-type="float" office:value="233.629303">
            <text:p>233,629303</text:p>
          </table:table-cell>
          <table:table-cell office:value-type="float" office:value="9.12699">
            <text:p>9,12699</text:p>
          </table:table-cell>
          <table:table-cell office:value-type="float" office:value="65.31044">
            <text:p>65,31044</text:p>
          </table:table-cell>
          <table:table-cell office:value-type="float" office:value="8.648392">
            <text:p>8,648392</text:p>
          </table:table-cell>
          <table:table-cell office:value-type="float" office:value="134.382935">
            <text:p>134,382935</text:p>
          </table:table-cell>
          <table:table-cell office:value-type="float" office:value="9.1757">
            <text:p>9,1757</text:p>
          </table:table-cell>
          <table:table-cell office:value-type="float" office:value="80.816246">
            <text:p>80,816246</text:p>
          </table:table-cell>
          <table:table-cell office:value-type="float" office:value="9.497267">
            <text:p>9,497267</text:p>
          </table:table-cell>
          <table:table-cell table:number-columns-repeated="6" office:value-type="float" office:value="0">
            <text:p>0</text:p>
          </table:table-cell>
          <table:table-cell office:value-type="float" office:value="197.248016">
            <text:p>197,248016</text:p>
          </table:table-cell>
          <table:table-cell office:value-type="float" office:value="17.986959">
            <text:p>17,986959</text:p>
          </table:table-cell>
        </table:table-row>
        <table:table-row table:style-name="ro1">
          <table:table-cell office:value-type="string">
            <text:p>AFR352 <text:s text:c="5"/></text:p>
          </table:table-cell>
          <table:table-cell office:value-type="float" office:value="1908.237915">
            <text:p>1908,237915</text:p>
          </table:table-cell>
          <table:table-cell office:value-type="float" office:value="729.957947">
            <text:p>729,957947</text:p>
          </table:table-cell>
          <table:table-cell office:value-type="float" office:value="6367.675293">
            <text:p>6367,675293</text:p>
          </table:table-cell>
          <table:table-cell office:value-type="float" office:value="533.763062">
            <text:p>533,763062</text:p>
          </table:table-cell>
          <table:table-cell office:value-type="float" office:value="32333.730469">
            <text:p>32333,730469</text:p>
          </table:table-cell>
          <table:table-cell office:value-type="float" office:value="806.317932">
            <text:p>806,317932</text:p>
          </table:table-cell>
          <table:table-cell office:value-type="float" office:value="77955.125">
            <text:p>77955,125</text:p>
          </table:table-cell>
          <table:table-cell office:value-type="float" office:value="1729.073364">
            <text:p>1729,073364</text:p>
          </table:table-cell>
          <table:table-cell office:value-type="float" office:value="202.279266">
            <text:p>202,279266</text:p>
          </table:table-cell>
          <table:table-cell office:value-type="float" office:value="33.130749">
            <text:p>33,130749</text:p>
          </table:table-cell>
          <table:table-cell office:value-type="float" office:value="6439.43457">
            <text:p>6439,43457</text:p>
          </table:table-cell>
          <table:table-cell office:value-type="float" office:value="129.965347">
            <text:p>129,965347</text:p>
          </table:table-cell>
          <table:table-cell office:value-type="float" office:value="5054.521973">
            <text:p>5054,521973</text:p>
          </table:table-cell>
          <table:table-cell office:value-type="float" office:value="92.224792">
            <text:p>92,224792</text:p>
          </table:table-cell>
          <table:table-cell office:value-type="float" office:value="13255.095703">
            <text:p>13255,095703</text:p>
          </table:table-cell>
          <table:table-cell office:value-type="float" office:value="187.95694">
            <text:p>187,95694</text:p>
          </table:table-cell>
          <table:table-cell office:value-type="float" office:value="12074.433594">
            <text:p>12074,433594</text:p>
          </table:table-cell>
          <table:table-cell office:value-type="float" office:value="160.31485">
            <text:p>160,31485</text:p>
          </table:table-cell>
          <table:table-cell office:value-type="float" office:value="2043.432129">
            <text:p>2043,432129</text:p>
          </table:table-cell>
          <table:table-cell office:value-type="float" office:value="55.138287">
            <text:p>55,138287</text:p>
          </table:table-cell>
          <table:table-cell office:value-type="float" office:value="44.225876">
            <text:p>44,225876</text:p>
          </table:table-cell>
          <table:table-cell office:value-type="float" office:value="5.982771">
            <text:p>5,982771</text:p>
          </table:table-cell>
          <table:table-cell office:value-type="float" office:value="43.404278">
            <text:p>43,404278</text:p>
          </table:table-cell>
          <table:table-cell office:value-type="float" office:value="7.499066">
            <text:p>7,499066</text:p>
          </table:table-cell>
          <table:table-cell office:value-type="float" office:value="319.75528">
            <text:p>319,75528</text:p>
          </table:table-cell>
          <table:table-cell office:value-type="float" office:value="9.341212">
            <text:p>9,341212</text:p>
          </table:table-cell>
          <table:table-cell office:value-type="float" office:value="17575.130859">
            <text:p>17575,130859</text:p>
          </table:table-cell>
          <table:table-cell office:value-type="float" office:value="458.099884">
            <text:p>458,099884</text:p>
          </table:table-cell>
          <table:table-cell office:value-type="float" office:value="25.660479">
            <text:p>25,660479</text:p>
          </table:table-cell>
          <table:table-cell office:value-type="float" office:value="7.555519">
            <text:p>7,555519</text:p>
          </table:table-cell>
          <table:table-cell office:value-type="float" office:value="41.046364">
            <text:p>41,046364</text:p>
          </table:table-cell>
          <table:table-cell office:value-type="float" office:value="14.720842">
            <text:p>14,720842</text:p>
          </table:table-cell>
          <table:table-cell office:value-type="float" office:value="342.188843">
            <text:p>342,188843</text:p>
          </table:table-cell>
          <table:table-cell office:value-type="float" office:value="19.683941">
            <text:p>19,683941</text:p>
          </table:table-cell>
          <table:table-cell office:value-type="float" office:value="171.0103">
            <text:p>171,0103</text:p>
          </table:table-cell>
          <table:table-cell office:value-type="float" office:value="9.319943">
            <text:p>9,319943</text:p>
          </table:table-cell>
          <table:table-cell office:value-type="float" office:value="54.598766">
            <text:p>54,598766</text:p>
          </table:table-cell>
          <table:table-cell office:value-type="float" office:value="9.444016">
            <text:p>9,444016</text:p>
          </table:table-cell>
          <table:table-cell office:value-type="float" office:value="139.658249">
            <text:p>139,658249</text:p>
          </table:table-cell>
          <table:table-cell office:value-type="float" office:value="10.044944">
            <text:p>10,044944</text:p>
          </table:table-cell>
          <table:table-cell office:value-type="float" office:value="78.972">
            <text:p>78,972</text:p>
          </table:table-cell>
          <table:table-cell office:value-type="float" office:value="10.424042">
            <text:p>10,424042</text:p>
          </table:table-cell>
          <table:table-cell table:number-columns-repeated="6" office:value-type="float" office:value="0">
            <text:p>0</text:p>
          </table:table-cell>
          <table:table-cell office:value-type="float" office:value="195.106583">
            <text:p>195,106583</text:p>
          </table:table-cell>
          <table:table-cell office:value-type="float" office:value="19.690878">
            <text:p>19,690878</text:p>
          </table:table-cell>
        </table:table-row>
        <table:table-row table:style-name="ro1">
          <table:table-cell office:value-type="string">
            <text:p>AFR353 <text:s text:c="5"/></text:p>
          </table:table-cell>
          <table:table-cell office:value-type="float" office:value="20256.640625">
            <text:p>20256,640625</text:p>
          </table:table-cell>
          <table:table-cell office:value-type="float" office:value="1910.173096">
            <text:p>1910,173096</text:p>
          </table:table-cell>
          <table:table-cell office:value-type="float" office:value="11793.061523">
            <text:p>11793,061523</text:p>
          </table:table-cell>
          <table:table-cell office:value-type="float" office:value="833.834351">
            <text:p>833,834351</text:p>
          </table:table-cell>
          <table:table-cell office:value-type="float" office:value="55557.472656">
            <text:p>55557,472656</text:p>
          </table:table-cell>
          <table:table-cell office:value-type="float" office:value="1372.264893">
            <text:p>1372,264893</text:p>
          </table:table-cell>
          <table:table-cell office:value-type="float" office:value="137713.78125">
            <text:p>137713,78125</text:p>
          </table:table-cell>
          <table:table-cell office:value-type="float" office:value="3063.411621">
            <text:p>3063,411621</text:p>
          </table:table-cell>
          <table:table-cell office:value-type="float" office:value="283.676666">
            <text:p>283,676666</text:p>
          </table:table-cell>
          <table:table-cell office:value-type="float" office:value="64.20826">
            <text:p>64,20826</text:p>
          </table:table-cell>
          <table:table-cell office:value-type="float" office:value="11304.65332">
            <text:p>11304,65332</text:p>
          </table:table-cell>
          <table:table-cell office:value-type="float" office:value="234.224747">
            <text:p>234,224747</text:p>
          </table:table-cell>
          <table:table-cell office:value-type="float" office:value="65771.25">
            <text:p>65771,25</text:p>
          </table:table-cell>
          <table:table-cell office:value-type="float" office:value="1130.044556">
            <text:p>1130,044556</text:p>
          </table:table-cell>
          <table:table-cell office:value-type="float" office:value="28155.222656">
            <text:p>28155,222656</text:p>
          </table:table-cell>
          <table:table-cell office:value-type="float" office:value="398.259216">
            <text:p>398,259216</text:p>
          </table:table-cell>
          <table:table-cell office:value-type="float" office:value="35525.699219">
            <text:p>35525,699219</text:p>
          </table:table-cell>
          <table:table-cell office:value-type="float" office:value="469.000458">
            <text:p>469,000458</text:p>
          </table:table-cell>
          <table:table-cell office:value-type="float" office:value="3975.448486">
            <text:p>3975,448486</text:p>
          </table:table-cell>
          <table:table-cell office:value-type="float" office:value="106.712021">
            <text:p>106,712021</text:p>
          </table:table-cell>
          <table:table-cell office:value-type="float" office:value="44.478409">
            <text:p>44,478409</text:p>
          </table:table-cell>
          <table:table-cell office:value-type="float" office:value="9.248709">
            <text:p>9,248709</text:p>
          </table:table-cell>
          <table:table-cell office:value-type="float" office:value="77.734978">
            <text:p>77,734978</text:p>
          </table:table-cell>
          <table:table-cell office:value-type="float" office:value="9.308253">
            <text:p>9,308253</text:p>
          </table:table-cell>
          <table:table-cell office:value-type="float" office:value="603.032043">
            <text:p>603,032043</text:p>
          </table:table-cell>
          <table:table-cell office:value-type="float" office:value="16.620096">
            <text:p>16,620096</text:p>
          </table:table-cell>
          <table:table-cell office:value-type="float" office:value="34139.929688">
            <text:p>34139,929688</text:p>
          </table:table-cell>
          <table:table-cell office:value-type="float" office:value="888.37915">
            <text:p>888,37915</text:p>
          </table:table-cell>
          <table:table-cell office:value-type="float" office:value="19.711359">
            <text:p>19,711359</text:p>
          </table:table-cell>
          <table:table-cell office:value-type="float" office:value="11.301437">
            <text:p>11,301437</text:p>
          </table:table-cell>
          <table:table-cell office:value-type="float" office:value="131.5793">
            <text:p>131,5793</text:p>
          </table:table-cell>
          <table:table-cell office:value-type="float" office:value="17.845507">
            <text:p>17,845507</text:p>
          </table:table-cell>
          <table:table-cell office:value-type="float" office:value="726.886841">
            <text:p>726,886841</text:p>
          </table:table-cell>
          <table:table-cell office:value-type="float" office:value="25.307705">
            <text:p>25,307705</text:p>
          </table:table-cell>
          <table:table-cell office:value-type="float" office:value="768.82373">
            <text:p>768,82373</text:p>
          </table:table-cell>
          <table:table-cell office:value-type="float" office:value="19.533373">
            <text:p>19,533373</text:p>
          </table:table-cell>
          <table:table-cell office:value-type="float" office:value="108.433151">
            <text:p>108,433151</text:p>
          </table:table-cell>
          <table:table-cell office:value-type="float" office:value="14.262537">
            <text:p>14,262537</text:p>
          </table:table-cell>
          <table:table-cell office:value-type="float" office:value="347.843597">
            <text:p>347,843597</text:p>
          </table:table-cell>
          <table:table-cell office:value-type="float" office:value="16.143925">
            <text:p>16,143925</text:p>
          </table:table-cell>
          <table:table-cell office:value-type="float" office:value="157.191833">
            <text:p>157,191833</text:p>
          </table:table-cell>
          <table:table-cell office:value-type="float" office:value="15.9351">
            <text:p>15,9351</text:p>
          </table:table-cell>
          <table:table-cell office:value-type="float" office:value="378.617096">
            <text:p>378,617096</text:p>
          </table:table-cell>
          <table:table-cell office:value-type="float" office:value="98.944199">
            <text:p>98,944199</text:p>
          </table:table-cell>
          <table:table-cell table:number-columns-repeated="4" office:value-type="float" office:value="0">
            <text:p>0</text:p>
          </table:table-cell>
          <table:table-cell office:value-type="float" office:value="422.601776">
            <text:p>422,601776</text:p>
          </table:table-cell>
          <table:table-cell office:value-type="float" office:value="30.564566">
            <text:p>30,564566</text:p>
          </table:table-cell>
        </table:table-row>
        <table:table-row table:style-name="ro1">
          <table:table-cell office:value-type="string">
            <text:p>AFR354 <text:s text:c="5"/></text:p>
          </table:table-cell>
          <table:table-cell office:value-type="float" office:value="4919.446289">
            <text:p>4919,446289</text:p>
          </table:table-cell>
          <table:table-cell office:value-type="float" office:value="1337.178467">
            <text:p>1337,178467</text:p>
          </table:table-cell>
          <table:table-cell office:value-type="float" office:value="9847.779297">
            <text:p>9847,779297</text:p>
          </table:table-cell>
          <table:table-cell office:value-type="float" office:value="795.992859">
            <text:p>795,992859</text:p>
          </table:table-cell>
          <table:table-cell office:value-type="float" office:value="66168.875">
            <text:p>66168,875</text:p>
          </table:table-cell>
          <table:table-cell office:value-type="float" office:value="1624.715942">
            <text:p>1624,715942</text:p>
          </table:table-cell>
          <table:table-cell office:value-type="float" office:value="162401.359375">
            <text:p>162401,359375</text:p>
          </table:table-cell>
          <table:table-cell office:value-type="float" office:value="3610.813965">
            <text:p>3610,813965</text:p>
          </table:table-cell>
          <table:table-cell office:value-type="float" office:value="468.714355">
            <text:p>468,714355</text:p>
          </table:table-cell>
          <table:table-cell office:value-type="float" office:value="64.427628">
            <text:p>64,427628</text:p>
          </table:table-cell>
          <table:table-cell office:value-type="float" office:value="8969.682617">
            <text:p>8969,682617</text:p>
          </table:table-cell>
          <table:table-cell office:value-type="float" office:value="184.509323">
            <text:p>184,509323</text:p>
          </table:table-cell>
          <table:table-cell office:value-type="float" office:value="27766.324219">
            <text:p>27766,324219</text:p>
          </table:table-cell>
          <table:table-cell office:value-type="float" office:value="484.159851">
            <text:p>484,159851</text:p>
          </table:table-cell>
          <table:table-cell office:value-type="float" office:value="18834.644531">
            <text:p>18834,644531</text:p>
          </table:table-cell>
          <table:table-cell office:value-type="float" office:value="269.006714">
            <text:p>269,006714</text:p>
          </table:table-cell>
          <table:table-cell office:value-type="float" office:value="39439.109375">
            <text:p>39439,109375</text:p>
          </table:table-cell>
          <table:table-cell office:value-type="float" office:value="520.403625">
            <text:p>520,403625</text:p>
          </table:table-cell>
          <table:table-cell office:value-type="float" office:value="5005.851074">
            <text:p>5005,851074</text:p>
          </table:table-cell>
          <table:table-cell office:value-type="float" office:value="134.179962">
            <text:p>134,179962</text:p>
          </table:table-cell>
          <table:table-cell office:value-type="float" office:value="70.238167">
            <text:p>70,238167</text:p>
          </table:table-cell>
          <table:table-cell office:value-type="float" office:value="10.732955">
            <text:p>10,732955</text:p>
          </table:table-cell>
          <table:table-cell office:value-type="float" office:value="105.46833">
            <text:p>105,46833</text:p>
          </table:table-cell>
          <table:table-cell office:value-type="float" office:value="10.188774">
            <text:p>10,188774</text:p>
          </table:table-cell>
          <table:table-cell office:value-type="float" office:value="748.509949">
            <text:p>748,509949</text:p>
          </table:table-cell>
          <table:table-cell office:value-type="float" office:value="20.224731">
            <text:p>20,224731</text:p>
          </table:table-cell>
          <table:table-cell office:value-type="float" office:value="45391.171875">
            <text:p>45391,171875</text:p>
          </table:table-cell>
          <table:table-cell office:value-type="float" office:value="1180.599487">
            <text:p>1180,599487</text:p>
          </table:table-cell>
          <table:table-cell office:value-type="float" office:value="22.547981">
            <text:p>22,547981</text:p>
          </table:table-cell>
          <table:table-cell office:value-type="float" office:value="12.722156">
            <text:p>12,722156</text:p>
          </table:table-cell>
          <table:table-cell office:value-type="float" office:value="124.450264">
            <text:p>124,450264</text:p>
          </table:table-cell>
          <table:table-cell office:value-type="float" office:value="18.789076">
            <text:p>18,789076</text:p>
          </table:table-cell>
          <table:table-cell office:value-type="float" office:value="609.531128">
            <text:p>609,531128</text:p>
          </table:table-cell>
          <table:table-cell office:value-type="float" office:value="24.604271">
            <text:p>24,604271</text:p>
          </table:table-cell>
          <table:table-cell office:value-type="float" office:value="221.212204">
            <text:p>221,212204</text:p>
          </table:table-cell>
          <table:table-cell office:value-type="float" office:value="15.174272">
            <text:p>15,174272</text:p>
          </table:table-cell>
          <table:table-cell office:value-type="float" office:value="99.780846">
            <text:p>99,780846</text:p>
          </table:table-cell>
          <table:table-cell office:value-type="float" office:value="15.884965">
            <text:p>15,884965</text:p>
          </table:table-cell>
          <table:table-cell office:value-type="float" office:value="339.729431">
            <text:p>339,729431</text:p>
          </table:table-cell>
          <table:table-cell office:value-type="float" office:value="17.701097">
            <text:p>17,701097</text:p>
          </table:table-cell>
          <table:table-cell office:value-type="float" office:value="217.74884">
            <text:p>217,74884</text:p>
          </table:table-cell>
          <table:table-cell office:value-type="float" office:value="18.404291">
            <text:p>18,404291</text:p>
          </table:table-cell>
          <table:table-cell table:number-columns-repeated="6" office:value-type="float" office:value="0">
            <text:p>0</text:p>
          </table:table-cell>
          <table:table-cell office:value-type="float" office:value="292.026276">
            <text:p>292,026276</text:p>
          </table:table-cell>
          <table:table-cell office:value-type="float" office:value="32.968266">
            <text:p>32,968266</text:p>
          </table:table-cell>
        </table:table-row>
        <table:table-row table:style-name="ro1">
          <table:table-cell office:value-type="string">
            <text:p>AFR355 <text:s text:c="5"/></text:p>
          </table:table-cell>
          <table:table-cell office:value-type="float" office:value="3834.226563">
            <text:p>3834,226563</text:p>
          </table:table-cell>
          <table:table-cell office:value-type="float" office:value="695.969238">
            <text:p>695,969238</text:p>
          </table:table-cell>
          <table:table-cell office:value-type="float" office:value="1563.315063">
            <text:p>1563,315063</text:p>
          </table:table-cell>
          <table:table-cell office:value-type="float" office:value="424.463013">
            <text:p>424,463013</text:p>
          </table:table-cell>
          <table:table-cell office:value-type="float" office:value="11695.915039">
            <text:p>11695,915039</text:p>
          </table:table-cell>
          <table:table-cell office:value-type="float" office:value="332.088715">
            <text:p>332,088715</text:p>
          </table:table-cell>
          <table:table-cell office:value-type="float" office:value="24649.611328">
            <text:p>24649,611328</text:p>
          </table:table-cell>
          <table:table-cell office:value-type="float" office:value="558.230042">
            <text:p>558,230042</text:p>
          </table:table-cell>
          <table:table-cell office:value-type="float" office:value="147.413651">
            <text:p>147,413651</text:p>
          </table:table-cell>
          <table:table-cell office:value-type="float" office:value="28.504686">
            <text:p>28,504686</text:p>
          </table:table-cell>
          <table:table-cell office:value-type="float" office:value="6050.087402">
            <text:p>6050,087402</text:p>
          </table:table-cell>
          <table:table-cell office:value-type="float" office:value="122.159409">
            <text:p>122,159409</text:p>
          </table:table-cell>
          <table:table-cell office:value-type="float" office:value="3656.794922">
            <text:p>3656,794922</text:p>
          </table:table-cell>
          <table:table-cell office:value-type="float" office:value="68.550789">
            <text:p>68,550789</text:p>
          </table:table-cell>
          <table:table-cell office:value-type="float" office:value="12853.833008">
            <text:p>12853,833008</text:p>
          </table:table-cell>
          <table:table-cell office:value-type="float" office:value="182.291931">
            <text:p>182,291931</text:p>
          </table:table-cell>
          <table:table-cell office:value-type="float" office:value="5835.465332">
            <text:p>5835,465332</text:p>
          </table:table-cell>
          <table:table-cell office:value-type="float" office:value="79.216255">
            <text:p>79,216255</text:p>
          </table:table-cell>
          <table:table-cell office:value-type="float" office:value="826.969177">
            <text:p>826,969177</text:p>
          </table:table-cell>
          <table:table-cell office:value-type="float" office:value="23.042833">
            <text:p>23,042833</text:p>
          </table:table-cell>
          <table:table-cell office:value-type="float" office:value="27.057537">
            <text:p>27,057537</text:p>
          </table:table-cell>
          <table:table-cell office:value-type="float" office:value="4.84483">
            <text:p>4,84483</text:p>
          </table:table-cell>
          <table:table-cell office:value-type="float" office:value="43.012596">
            <text:p>43,012596</text:p>
          </table:table-cell>
          <table:table-cell office:value-type="float" office:value="7.162025">
            <text:p>7,162025</text:p>
          </table:table-cell>
          <table:table-cell office:value-type="float" office:value="174.122665">
            <text:p>174,122665</text:p>
          </table:table-cell>
          <table:table-cell office:value-type="float" office:value="6.183284">
            <text:p>6,183284</text:p>
          </table:table-cell>
          <table:table-cell office:value-type="float" office:value="7826.947266">
            <text:p>7826,947266</text:p>
          </table:table-cell>
          <table:table-cell office:value-type="float" office:value="205.071243">
            <text:p>205,071243</text:p>
          </table:table-cell>
          <table:table-cell office:value-type="float" office:value="34.877964">
            <text:p>34,877964</text:p>
          </table:table-cell>
          <table:table-cell office:value-type="float" office:value="6.890199">
            <text:p>6,890199</text:p>
          </table:table-cell>
          <table:table-cell office:value-type="float" office:value="41.708378">
            <text:p>41,708378</text:p>
          </table:table-cell>
          <table:table-cell office:value-type="float" office:value="14.378362">
            <text:p>14,378362</text:p>
          </table:table-cell>
          <table:table-cell office:value-type="float" office:value="953.416748">
            <text:p>953,416748</text:p>
          </table:table-cell>
          <table:table-cell office:value-type="float" office:value="26.675056">
            <text:p>26,675056</text:p>
          </table:table-cell>
          <table:table-cell office:value-type="float" office:value="113.583054">
            <text:p>113,583054</text:p>
          </table:table-cell>
          <table:table-cell office:value-type="float" office:value="8.268229">
            <text:p>8,268229</text:p>
          </table:table-cell>
          <table:table-cell office:value-type="float" office:value="41.42791">
            <text:p>41,42791</text:p>
          </table:table-cell>
          <table:table-cell office:value-type="float" office:value="8.595601">
            <text:p>8,595601</text:p>
          </table:table-cell>
          <table:table-cell office:value-type="float" office:value="63.528751">
            <text:p>63,528751</text:p>
          </table:table-cell>
          <table:table-cell office:value-type="float" office:value="8.860982">
            <text:p>8,860982</text:p>
          </table:table-cell>
          <table:table-cell office:value-type="float" office:value="34.627666">
            <text:p>34,627666</text:p>
          </table:table-cell>
          <table:table-cell office:value-type="float" office:value="9.272498">
            <text:p>9,272498</text:p>
          </table:table-cell>
          <table:table-cell table:number-columns-repeated="6" office:value-type="float" office:value="0">
            <text:p>0</text:p>
          </table:table-cell>
          <table:table-cell office:value-type="float" office:value="289.233612">
            <text:p>289,233612</text:p>
          </table:table-cell>
          <table:table-cell office:value-type="float" office:value="18.704121">
            <text:p>18,704121</text:p>
          </table:table-cell>
        </table:table-row>
        <table:table-row table:style-name="ro1">
          <table:table-cell office:value-type="string">
            <text:p>AFR356 <text:s text:c="5"/></text:p>
          </table:table-cell>
          <table:table-cell office:value-type="float" office:value="436.509399">
            <text:p>436,509399</text:p>
          </table:table-cell>
          <table:table-cell office:value-type="float" office:value="402.576416">
            <text:p>402,576416</text:p>
          </table:table-cell>
          <table:table-cell office:value-type="float" office:value="810.825073">
            <text:p>810,825073</text:p>
          </table:table-cell>
          <table:table-cell office:value-type="float" office:value="406.999115">
            <text:p>406,999115</text:p>
          </table:table-cell>
          <table:table-cell office:value-type="float" office:value="257.772217">
            <text:p>257,772217</text:p>
          </table:table-cell>
          <table:table-cell office:value-type="float" office:value="52.666206">
            <text:p>52,666206</text:p>
          </table:table-cell>
          <table:table-cell office:value-type="float" office:value="182.995804">
            <text:p>182,995804</text:p>
          </table:table-cell>
          <table:table-cell office:value-type="float" office:value="52.361916">
            <text:p>52,361916</text:p>
          </table:table-cell>
          <table:table-cell office:value-type="float" office:value="28.638643">
            <text:p>28,638643</text:p>
          </table:table-cell>
          <table:table-cell office:value-type="float" office:value="21.412008">
            <text:p>21,412008</text:p>
          </table:table-cell>
          <table:table-cell office:value-type="float" office:value="20.531971">
            <text:p>20,531971</text:p>
          </table:table-cell>
          <table:table-cell office:value-type="float" office:value="13.313582">
            <text:p>13,3135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01551">
            <text:p>8,301551</text:p>
          </table:table-cell>
          <table:table-cell office:value-type="float" office:value="8.063914">
            <text:p>8,063914</text:p>
          </table:table-cell>
          <table:table-cell office:value-type="float" office:value="16.198172">
            <text:p>16,198172</text:p>
          </table:table-cell>
          <table:table-cell office:value-type="float" office:value="9.649717">
            <text:p>9,649717</text:p>
          </table:table-cell>
          <table:table-cell table:number-columns-repeated="4" office:value-type="float" office:value="0">
            <text:p>0</text:p>
          </table:table-cell>
          <table:table-cell office:value-type="float" office:value="21.029306">
            <text:p>21,029306</text:p>
          </table:table-cell>
          <table:table-cell office:value-type="float" office:value="7.622436">
            <text:p>7,6224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764147">
            <text:p>21,764147</text:p>
          </table:table-cell>
          <table:table-cell office:value-type="float" office:value="8.421684">
            <text:p>8,421684</text:p>
          </table:table-cell>
          <table:table-cell table:number-columns-repeated="2" office:value-type="float" office:value="0">
            <text:p>0</text:p>
          </table:table-cell>
          <table:table-cell office:value-type="float" office:value="34.426136">
            <text:p>34,426136</text:p>
          </table:table-cell>
          <table:table-cell office:value-type="float" office:value="15.125253">
            <text:p>15,125253</text:p>
          </table:table-cell>
          <table:table-cell table:number-columns-repeated="10" office:value-type="float" office:value="0">
            <text:p>0</text:p>
          </table:table-cell>
          <table:table-cell office:value-type="float" office:value="23.955687">
            <text:p>23,955687</text:p>
          </table:table-cell>
          <table:table-cell office:value-type="float" office:value="31.477123">
            <text:p>31,477123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2424">
            <text:p>14,812424</text:p>
          </table:table-cell>
          <table:table-cell office:value-type="float" office:value="32.028297">
            <text:p>32,028297</text:p>
          </table:table-cell>
          <table:table-cell table:number-columns-repeated="2"/>
        </table:table-row>
        <table:table-row table:style-name="ro1">
          <table:table-cell office:value-type="string">
            <text:p>AFR357 <text:s text:c="5"/></text:p>
          </table:table-cell>
          <table:table-cell office:value-type="float" office:value="5564.098633">
            <text:p>5564,098633</text:p>
          </table:table-cell>
          <table:table-cell office:value-type="float" office:value="1153.107544">
            <text:p>1153,107544</text:p>
          </table:table-cell>
          <table:table-cell office:value-type="float" office:value="9609.445313">
            <text:p>9609,445313</text:p>
          </table:table-cell>
          <table:table-cell office:value-type="float" office:value="723.49707">
            <text:p>723,49707</text:p>
          </table:table-cell>
          <table:table-cell office:value-type="float" office:value="50784.519531">
            <text:p>50784,519531</text:p>
          </table:table-cell>
          <table:table-cell office:value-type="float" office:value="1251.310913">
            <text:p>1251,310913</text:p>
          </table:table-cell>
          <table:table-cell office:value-type="float" office:value="128371.914063">
            <text:p>128371,914063</text:p>
          </table:table-cell>
          <table:table-cell office:value-type="float" office:value="2841.786377">
            <text:p>2841,786377</text:p>
          </table:table-cell>
          <table:table-cell office:value-type="float" office:value="249.813446">
            <text:p>249,813446</text:p>
          </table:table-cell>
          <table:table-cell office:value-type="float" office:value="49.246433">
            <text:p>49,246433</text:p>
          </table:table-cell>
          <table:table-cell office:value-type="float" office:value="7459.679688">
            <text:p>7459,679688</text:p>
          </table:table-cell>
          <table:table-cell office:value-type="float" office:value="152.257843">
            <text:p>152,257843</text:p>
          </table:table-cell>
          <table:table-cell office:value-type="float" office:value="22218.025391">
            <text:p>22218,025391</text:p>
          </table:table-cell>
          <table:table-cell office:value-type="float" office:value="385.186493">
            <text:p>385,186493</text:p>
          </table:table-cell>
          <table:table-cell office:value-type="float" office:value="17021.851563">
            <text:p>17021,851563</text:p>
          </table:table-cell>
          <table:table-cell office:value-type="float" office:value="241.360153">
            <text:p>241,360153</text:p>
          </table:table-cell>
          <table:table-cell office:value-type="float" office:value="27381.259766">
            <text:p>27381,259766</text:p>
          </table:table-cell>
          <table:table-cell office:value-type="float" office:value="360.606293">
            <text:p>360,606293</text:p>
          </table:table-cell>
          <table:table-cell office:value-type="float" office:value="3586.247803">
            <text:p>3586,247803</text:p>
          </table:table-cell>
          <table:table-cell office:value-type="float" office:value="96.303802">
            <text:p>96,303802</text:p>
          </table:table-cell>
          <table:table-cell office:value-type="float" office:value="59.473255">
            <text:p>59,473255</text:p>
          </table:table-cell>
          <table:table-cell office:value-type="float" office:value="8.804088">
            <text:p>8,804088</text:p>
          </table:table-cell>
          <table:table-cell office:value-type="float" office:value="80.01609">
            <text:p>80,01609</text:p>
          </table:table-cell>
          <table:table-cell office:value-type="float" office:value="9.134944">
            <text:p>9,134944</text:p>
          </table:table-cell>
          <table:table-cell office:value-type="float" office:value="541.510864">
            <text:p>541,510864</text:p>
          </table:table-cell>
          <table:table-cell office:value-type="float" office:value="15.15866">
            <text:p>15,15866</text:p>
          </table:table-cell>
          <table:table-cell office:value-type="float" office:value="31598.662109">
            <text:p>31598,662109</text:p>
          </table:table-cell>
          <table:table-cell office:value-type="float" office:value="822.346497">
            <text:p>822,346497</text:p>
          </table:table-cell>
          <table:table-cell office:value-type="float" office:value="37.206215">
            <text:p>37,206215</text:p>
          </table:table-cell>
          <table:table-cell office:value-type="float" office:value="11.154364">
            <text:p>11,154364</text:p>
          </table:table-cell>
          <table:table-cell office:value-type="float" office:value="81.086754">
            <text:p>81,086754</text:p>
          </table:table-cell>
          <table:table-cell office:value-type="float" office:value="17.327694">
            <text:p>17,327694</text:p>
          </table:table-cell>
          <table:table-cell office:value-type="float" office:value="343.691833">
            <text:p>343,691833</text:p>
          </table:table-cell>
          <table:table-cell office:value-type="float" office:value="21.329306">
            <text:p>21,329306</text:p>
          </table:table-cell>
          <table:table-cell office:value-type="float" office:value="230.706146">
            <text:p>230,706146</text:p>
          </table:table-cell>
          <table:table-cell office:value-type="float" office:value="13.588505">
            <text:p>13,588505</text:p>
          </table:table-cell>
          <table:table-cell office:value-type="float" office:value="81.260849">
            <text:p>81,260849</text:p>
          </table:table-cell>
          <table:table-cell office:value-type="float" office:value="13.978168">
            <text:p>13,978168</text:p>
          </table:table-cell>
          <table:table-cell office:value-type="float" office:value="257.565948">
            <text:p>257,565948</text:p>
          </table:table-cell>
          <table:table-cell office:value-type="float" office:value="15.270157">
            <text:p>15,270157</text:p>
          </table:table-cell>
          <table:table-cell office:value-type="float" office:value="147.305832">
            <text:p>147,305832</text:p>
          </table:table-cell>
          <table:table-cell office:value-type="float" office:value="15.682583">
            <text:p>15,682583</text:p>
          </table:table-cell>
          <table:table-cell table:number-columns-repeated="6" office:value-type="float" office:value="0">
            <text:p>0</text:p>
          </table:table-cell>
          <table:table-cell office:value-type="float" office:value="234.311493">
            <text:p>234,311493</text:p>
          </table:table-cell>
          <table:table-cell office:value-type="float" office:value="28.780481">
            <text:p>28,780481</text:p>
          </table:table-cell>
        </table:table-row>
        <table:table-row table:style-name="ro1">
          <table:table-cell office:value-type="string">
            <text:p>AFR358 <text:s text:c="5"/></text:p>
          </table:table-cell>
          <table:table-cell office:value-type="float" office:value="3860.092041">
            <text:p>3860,092041</text:p>
          </table:table-cell>
          <table:table-cell office:value-type="float" office:value="905.634033">
            <text:p>905,634033</text:p>
          </table:table-cell>
          <table:table-cell office:value-type="float" office:value="10266.636719">
            <text:p>10266,636719</text:p>
          </table:table-cell>
          <table:table-cell office:value-type="float" office:value="672.432617">
            <text:p>672,432617</text:p>
          </table:table-cell>
          <table:table-cell office:value-type="float" office:value="53995.421875">
            <text:p>53995,421875</text:p>
          </table:table-cell>
          <table:table-cell office:value-type="float" office:value="1316.134766">
            <text:p>1316,134766</text:p>
          </table:table-cell>
          <table:table-cell office:value-type="float" office:value="137644.875">
            <text:p>137644,875</text:p>
          </table:table-cell>
          <table:table-cell office:value-type="float" office:value="3042.085205">
            <text:p>3042,085205</text:p>
          </table:table-cell>
          <table:table-cell office:value-type="float" office:value="279.252991">
            <text:p>279,252991</text:p>
          </table:table-cell>
          <table:table-cell office:value-type="float" office:value="41.179398">
            <text:p>41,179398</text:p>
          </table:table-cell>
          <table:table-cell office:value-type="float" office:value="6748.071777">
            <text:p>6748,071777</text:p>
          </table:table-cell>
          <table:table-cell office:value-type="float" office:value="136.484192">
            <text:p>136,484192</text:p>
          </table:table-cell>
          <table:table-cell office:value-type="float" office:value="15928.480469">
            <text:p>15928,480469</text:p>
          </table:table-cell>
          <table:table-cell office:value-type="float" office:value="276.763855">
            <text:p>276,763855</text:p>
          </table:table-cell>
          <table:table-cell office:value-type="float" office:value="13588.586914">
            <text:p>13588,586914</text:p>
          </table:table-cell>
          <table:table-cell office:value-type="float" office:value="192.71492">
            <text:p>192,71492</text:p>
          </table:table-cell>
          <table:table-cell office:value-type="float" office:value="26240.517578">
            <text:p>26240,517578</text:p>
          </table:table-cell>
          <table:table-cell office:value-type="float" office:value="345.118835">
            <text:p>345,118835</text:p>
          </table:table-cell>
          <table:table-cell office:value-type="float" office:value="3730.365479">
            <text:p>3730,365479</text:p>
          </table:table-cell>
          <table:table-cell office:value-type="float" office:value="99.830795">
            <text:p>99,830795</text:p>
          </table:table-cell>
          <table:table-cell office:value-type="float" office:value="53.084808">
            <text:p>53,084808</text:p>
          </table:table-cell>
          <table:table-cell office:value-type="float" office:value="7.248917">
            <text:p>7,248917</text:p>
          </table:table-cell>
          <table:table-cell office:value-type="float" office:value="70.924904">
            <text:p>70,924904</text:p>
          </table:table-cell>
          <table:table-cell office:value-type="float" office:value="8.022108">
            <text:p>8,022108</text:p>
          </table:table-cell>
          <table:table-cell office:value-type="float" office:value="551.787781">
            <text:p>551,787781</text:p>
          </table:table-cell>
          <table:table-cell office:value-type="float" office:value="14.600801">
            <text:p>14,600801</text:p>
          </table:table-cell>
          <table:table-cell office:value-type="float" office:value="32207.761719">
            <text:p>32207,761719</text:p>
          </table:table-cell>
          <table:table-cell office:value-type="float" office:value="838.033508">
            <text:p>838,033508</text:p>
          </table:table-cell>
          <table:table-cell office:value-type="float" office:value="20.356655">
            <text:p>20,356655</text:p>
          </table:table-cell>
          <table:table-cell office:value-type="float" office:value="8.2541">
            <text:p>8,2541</text:p>
          </table:table-cell>
          <table:table-cell office:value-type="float" office:value="46.863808">
            <text:p>46,863808</text:p>
          </table:table-cell>
          <table:table-cell office:value-type="float" office:value="15.133103">
            <text:p>15,133103</text:p>
          </table:table-cell>
          <table:table-cell office:value-type="float" office:value="281.057098">
            <text:p>281,057098</text:p>
          </table:table-cell>
          <table:table-cell office:value-type="float" office:value="19.472223">
            <text:p>19,472223</text:p>
          </table:table-cell>
          <table:table-cell office:value-type="float" office:value="117.073654">
            <text:p>117,073654</text:p>
          </table:table-cell>
          <table:table-cell office:value-type="float" office:value="9.517794">
            <text:p>9,517794</text:p>
          </table:table-cell>
          <table:table-cell office:value-type="float" office:value="84.538857">
            <text:p>84,538857</text:p>
          </table:table-cell>
          <table:table-cell office:value-type="float" office:value="10.171639">
            <text:p>10,171639</text:p>
          </table:table-cell>
          <table:table-cell office:value-type="float" office:value="249.257904">
            <text:p>249,257904</text:p>
          </table:table-cell>
          <table:table-cell office:value-type="float" office:value="11.547715">
            <text:p>11,547715</text:p>
          </table:table-cell>
          <table:table-cell office:value-type="float" office:value="148.406921">
            <text:p>148,406921</text:p>
          </table:table-cell>
          <table:table-cell office:value-type="float" office:value="11.764781">
            <text:p>11,764781</text:p>
          </table:table-cell>
          <table:table-cell table:number-columns-repeated="6" office:value-type="float" office:value="0">
            <text:p>0</text:p>
          </table:table-cell>
          <table:table-cell office:value-type="float" office:value="120.960228">
            <text:p>120,960228</text:p>
          </table:table-cell>
          <table:table-cell office:value-type="float" office:value="20.816244">
            <text:p>20,816244</text:p>
          </table:table-cell>
        </table:table-row>
        <table:table-row table:style-name="ro1">
          <table:table-cell office:value-type="string">
            <text:p>AFR359 <text:s text:c="5"/></text:p>
          </table:table-cell>
          <table:table-cell office:value-type="float" office:value="3138.663086">
            <text:p>3138,663086</text:p>
          </table:table-cell>
          <table:table-cell office:value-type="float" office:value="739.178833">
            <text:p>739,178833</text:p>
          </table:table-cell>
          <table:table-cell office:value-type="float" office:value="2964.679443">
            <text:p>2964,679443</text:p>
          </table:table-cell>
          <table:table-cell office:value-type="float" office:value="461.205963">
            <text:p>461,205963</text:p>
          </table:table-cell>
          <table:table-cell office:value-type="float" office:value="19229.410156">
            <text:p>19229,410156</text:p>
          </table:table-cell>
          <table:table-cell office:value-type="float" office:value="502.737854">
            <text:p>502,737854</text:p>
          </table:table-cell>
          <table:table-cell office:value-type="float" office:value="48165.632813">
            <text:p>48165,632813</text:p>
          </table:table-cell>
          <table:table-cell office:value-type="float" office:value="1074.124756">
            <text:p>1074,124756</text:p>
          </table:table-cell>
          <table:table-cell office:value-type="float" office:value="157.197891">
            <text:p>157,197891</text:p>
          </table:table-cell>
          <table:table-cell office:value-type="float" office:value="29.994425">
            <text:p>29,994425</text:p>
          </table:table-cell>
          <table:table-cell office:value-type="float" office:value="3278.655029">
            <text:p>3278,655029</text:p>
          </table:table-cell>
          <table:table-cell office:value-type="float" office:value="70.001572">
            <text:p>70,001572</text:p>
          </table:table-cell>
          <table:table-cell office:value-type="float" office:value="9773.119141">
            <text:p>9773,119141</text:p>
          </table:table-cell>
          <table:table-cell office:value-type="float" office:value="171.79361">
            <text:p>171,79361</text:p>
          </table:table-cell>
          <table:table-cell office:value-type="float" office:value="5212.668945">
            <text:p>5212,668945</text:p>
          </table:table-cell>
          <table:table-cell office:value-type="float" office:value="75.931686">
            <text:p>75,931686</text:p>
          </table:table-cell>
          <table:table-cell office:value-type="float" office:value="9477.974609">
            <text:p>9477,974609</text:p>
          </table:table-cell>
          <table:table-cell office:value-type="float" office:value="126.391045">
            <text:p>126,391045</text:p>
          </table:table-cell>
          <table:table-cell office:value-type="float" office:value="1352.453003">
            <text:p>1352,453003</text:p>
          </table:table-cell>
          <table:table-cell office:value-type="float" office:value="36.884632">
            <text:p>36,884632</text:p>
          </table:table-cell>
          <table:table-cell office:value-type="float" office:value="17.440161">
            <text:p>17,440161</text:p>
          </table:table-cell>
          <table:table-cell office:value-type="float" office:value="5.42883">
            <text:p>5,42883</text:p>
          </table:table-cell>
          <table:table-cell office:value-type="float" office:value="44.371655">
            <text:p>44,371655</text:p>
          </table:table-cell>
          <table:table-cell office:value-type="float" office:value="7.394669">
            <text:p>7,394669</text:p>
          </table:table-cell>
          <table:table-cell office:value-type="float" office:value="220.706818">
            <text:p>220,706818</text:p>
          </table:table-cell>
          <table:table-cell office:value-type="float" office:value="7.273473">
            <text:p>7,273473</text:p>
          </table:table-cell>
          <table:table-cell office:value-type="float" office:value="11932.817383">
            <text:p>11932,817383</text:p>
          </table:table-cell>
          <table:table-cell office:value-type="float" office:value="311.632629">
            <text:p>311,632629</text:p>
          </table:table-cell>
          <table:table-cell office:value-type="float" office:value="25.380486">
            <text:p>25,380486</text:p>
          </table:table-cell>
          <table:table-cell office:value-type="float" office:value="7.34881">
            <text:p>7,34881</text:p>
          </table:table-cell>
          <table:table-cell office:value-type="float" office:value="7.12946">
            <text:p>7,12946</text:p>
          </table:table-cell>
          <table:table-cell office:value-type="float" office:value="14.427753">
            <text:p>14,427753</text:p>
          </table:table-cell>
          <table:table-cell office:value-type="float" office:value="287.950867">
            <text:p>287,950867</text:p>
          </table:table-cell>
          <table:table-cell office:value-type="float" office:value="19.216009">
            <text:p>19,216009</text:p>
          </table:table-cell>
          <table:table-cell office:value-type="float" office:value="99.662682">
            <text:p>99,662682</text:p>
          </table:table-cell>
          <table:table-cell office:value-type="float" office:value="8.635698">
            <text:p>8,635698</text:p>
          </table:table-cell>
          <table:table-cell office:value-type="float" office:value="39.282448">
            <text:p>39,282448</text:p>
          </table:table-cell>
          <table:table-cell office:value-type="float" office:value="9.148043">
            <text:p>9,148043</text:p>
          </table:table-cell>
          <table:table-cell office:value-type="float" office:value="101.824844">
            <text:p>101,824844</text:p>
          </table:table-cell>
          <table:table-cell office:value-type="float" office:value="9.619164">
            <text:p>9,619164</text:p>
          </table:table-cell>
          <table:table-cell office:value-type="float" office:value="46.22295">
            <text:p>46,22295</text:p>
          </table:table-cell>
          <table:table-cell office:value-type="float" office:value="9.984046">
            <text:p>9,984046</text:p>
          </table:table-cell>
          <table:table-cell office:value-type="float" office:value="24.790108">
            <text:p>24,790108</text:p>
          </table:table-cell>
          <table:table-cell office:value-type="float" office:value="45.598934">
            <text:p>45,598934</text:p>
          </table:table-cell>
          <table:table-cell table:number-columns-repeated="4" office:value-type="float" office:value="0">
            <text:p>0</text:p>
          </table:table-cell>
          <table:table-cell office:value-type="float" office:value="100.541611">
            <text:p>100,541611</text:p>
          </table:table-cell>
          <table:table-cell office:value-type="float" office:value="18.763361">
            <text:p>18,763361</text:p>
          </table:table-cell>
        </table:table-row>
        <table:table-row table:style-name="ro1">
          <table:table-cell office:value-type="string">
            <text:p>AFR360 <text:s text:c="5"/></text:p>
          </table:table-cell>
          <table:table-cell office:value-type="float" office:value="338.33316">
            <text:p>338,33316</text:p>
          </table:table-cell>
          <table:table-cell office:value-type="float" office:value="413.263245">
            <text:p>413,263245</text:p>
          </table:table-cell>
          <table:table-cell office:value-type="float" office:value="983.258484">
            <text:p>983,258484</text:p>
          </table:table-cell>
          <table:table-cell office:value-type="float" office:value="421.203033">
            <text:p>421,203033</text:p>
          </table:table-cell>
          <table:table-cell office:value-type="float" office:value="618.928772">
            <text:p>618,928772</text:p>
          </table:table-cell>
          <table:table-cell office:value-type="float" office:value="55.434013">
            <text:p>55,434013</text:p>
          </table:table-cell>
          <table:table-cell office:value-type="float" office:value="398.176453">
            <text:p>398,176453</text:p>
          </table:table-cell>
          <table:table-cell office:value-type="float" office:value="55.394302">
            <text:p>55,394302</text:p>
          </table:table-cell>
          <table:table-cell office:value-type="float" office:value="21.381321">
            <text:p>21,381321</text:p>
          </table:table-cell>
          <table:table-cell office:value-type="float" office:value="22.590336">
            <text:p>22,590336</text:p>
          </table:table-cell>
          <table:table-cell office:value-type="float" office:value="21.080324">
            <text:p>21,080324</text:p>
          </table:table-cell>
          <table:table-cell office:value-type="float" office:value="14.249197">
            <text:p>14,249197</text:p>
          </table:table-cell>
          <table:table-cell table:number-columns-repeated="2" office:value-type="float" office:value="0">
            <text:p>0</text:p>
          </table:table-cell>
          <table:table-cell office:value-type="float" office:value="12.121505">
            <text:p>12,121505</text:p>
          </table:table-cell>
          <table:table-cell office:value-type="float" office:value="8.410502">
            <text:p>8,410502</text:p>
          </table:table-cell>
          <table:table-cell office:value-type="float" office:value="8.310419">
            <text:p>8,310419</text:p>
          </table:table-cell>
          <table:table-cell office:value-type="float" office:value="9.820899">
            <text:p>9,820899</text:p>
          </table:table-cell>
          <table:table-cell table:number-columns-repeated="4" office:value-type="float" office:value="0">
            <text:p>0</text:p>
          </table:table-cell>
          <table:table-cell office:value-type="float" office:value="19.060963">
            <text:p>19,060963</text:p>
          </table:table-cell>
          <table:table-cell office:value-type="float" office:value="7.808601">
            <text:p>7,808601</text:p>
          </table:table-cell>
          <table:table-cell table:number-columns-repeated="2" office:value-type="float" office:value="0">
            <text:p>0</text:p>
          </table:table-cell>
          <table:table-cell office:value-type="float" office:value="12.114938">
            <text:p>12,114938</text:p>
          </table:table-cell>
          <table:table-cell office:value-type="float" office:value="8.559173">
            <text:p>8,559173</text:p>
          </table:table-cell>
          <table:table-cell table:number-columns-repeated="2" office:value-type="float" office:value="0">
            <text:p>0</text:p>
          </table:table-cell>
          <table:table-cell office:value-type="float" office:value="44.914856">
            <text:p>44,914856</text:p>
          </table:table-cell>
          <table:table-cell office:value-type="float" office:value="15.517653">
            <text:p>15,517653</text:p>
          </table:table-cell>
          <table:table-cell office:value-type="float" office:value="12.99582">
            <text:p>12,99582</text:p>
          </table:table-cell>
          <table:table-cell office:value-type="float" office:value="18.868965">
            <text:p>18,868965</text:p>
          </table:table-cell>
          <table:table-cell table:number-columns-repeated="8" office:value-type="float" office:value="0">
            <text:p>0</text:p>
          </table:table-cell>
          <table:table-cell office:value-type="float" office:value="50.514816">
            <text:p>50,514816</text:p>
          </table:table-cell>
          <table:table-cell office:value-type="float" office:value="31.930178">
            <text:p>31,930178</text:p>
          </table:table-cell>
          <table:table-cell table:number-columns-repeated="2" office:value-type="float" office:value="0">
            <text:p>0</text:p>
          </table:table-cell>
          <table:table-cell office:value-type="float" office:value="22.398754">
            <text:p>22,398754</text:p>
          </table:table-cell>
          <table:table-cell office:value-type="float" office:value="33.071743">
            <text:p>33,071743</text:p>
          </table:table-cell>
          <table:table-cell table:number-columns-repeated="2"/>
        </table:table-row>
        <table:table-row table:style-name="ro1">
          <table:table-cell office:value-type="string">
            <text:p>AFR361 <text:s text:c="5"/></text:p>
          </table:table-cell>
          <table:table-cell office:value-type="float" office:value="10699.678711">
            <text:p>10699,678711</text:p>
          </table:table-cell>
          <table:table-cell office:value-type="float" office:value="1225.244385">
            <text:p>1225,244385</text:p>
          </table:table-cell>
          <table:table-cell office:value-type="float" office:value="3851.484619">
            <text:p>3851,484619</text:p>
          </table:table-cell>
          <table:table-cell office:value-type="float" office:value="567.915649">
            <text:p>567,915649</text:p>
          </table:table-cell>
          <table:table-cell office:value-type="float" office:value="26946.53125">
            <text:p>26946,53125</text:p>
          </table:table-cell>
          <table:table-cell office:value-type="float" office:value="690.386169">
            <text:p>690,386169</text:p>
          </table:table-cell>
          <table:table-cell office:value-type="float" office:value="61764.09375">
            <text:p>61764,09375</text:p>
          </table:table-cell>
          <table:table-cell office:value-type="float" office:value="1375.101318">
            <text:p>1375,101318</text:p>
          </table:table-cell>
          <table:table-cell office:value-type="float" office:value="399.330658">
            <text:p>399,330658</text:p>
          </table:table-cell>
          <table:table-cell office:value-type="float" office:value="43.963913">
            <text:p>43,963913</text:p>
          </table:table-cell>
          <table:table-cell office:value-type="float" office:value="8139.654785">
            <text:p>8139,654785</text:p>
          </table:table-cell>
          <table:table-cell office:value-type="float" office:value="163.561539">
            <text:p>163,561539</text:p>
          </table:table-cell>
          <table:table-cell office:value-type="float" office:value="23730.791016">
            <text:p>23730,791016</text:p>
          </table:table-cell>
          <table:table-cell office:value-type="float" office:value="409.963959">
            <text:p>409,963959</text:p>
          </table:table-cell>
          <table:table-cell office:value-type="float" office:value="15394.754883">
            <text:p>15394,754883</text:p>
          </table:table-cell>
          <table:table-cell office:value-type="float" office:value="218.144867">
            <text:p>218,144867</text:p>
          </table:table-cell>
          <table:table-cell office:value-type="float" office:value="20283.496094">
            <text:p>20283,496094</text:p>
          </table:table-cell>
          <table:table-cell office:value-type="float" office:value="267.601654">
            <text:p>267,601654</text:p>
          </table:table-cell>
          <table:table-cell office:value-type="float" office:value="2274.275879">
            <text:p>2274,275879</text:p>
          </table:table-cell>
          <table:table-cell office:value-type="float" office:value="61.439899">
            <text:p>61,439899</text:p>
          </table:table-cell>
          <table:table-cell office:value-type="float" office:value="50.080063">
            <text:p>50,080063</text:p>
          </table:table-cell>
          <table:table-cell office:value-type="float" office:value="7.485165">
            <text:p>7,485165</text:p>
          </table:table-cell>
          <table:table-cell office:value-type="float" office:value="84.104622">
            <text:p>84,104622</text:p>
          </table:table-cell>
          <table:table-cell office:value-type="float" office:value="8.607292">
            <text:p>8,607292</text:p>
          </table:table-cell>
          <table:table-cell office:value-type="float" office:value="342.031097">
            <text:p>342,031097</text:p>
          </table:table-cell>
          <table:table-cell office:value-type="float" office:value="10.61254">
            <text:p>10,61254</text:p>
          </table:table-cell>
          <table:table-cell office:value-type="float" office:value="23269.134766">
            <text:p>23269,134766</text:p>
          </table:table-cell>
          <table:table-cell office:value-type="float" office:value="606.006958">
            <text:p>606,006958</text:p>
          </table:table-cell>
          <table:table-cell office:value-type="float" office:value="42.988857">
            <text:p>42,988857</text:p>
          </table:table-cell>
          <table:table-cell office:value-type="float" office:value="10.160166">
            <text:p>10,160166</text:p>
          </table:table-cell>
          <table:table-cell office:value-type="float" office:value="114.827271">
            <text:p>114,827271</text:p>
          </table:table-cell>
          <table:table-cell office:value-type="float" office:value="16.872633">
            <text:p>16,872633</text:p>
          </table:table-cell>
          <table:table-cell office:value-type="float" office:value="1204.650757">
            <text:p>1204,650757</text:p>
          </table:table-cell>
          <table:table-cell office:value-type="float" office:value="31.403404">
            <text:p>31,403404</text:p>
          </table:table-cell>
          <table:table-cell office:value-type="float" office:value="158.117447">
            <text:p>158,117447</text:p>
          </table:table-cell>
          <table:table-cell office:value-type="float" office:value="12.084122">
            <text:p>12,084122</text:p>
          </table:table-cell>
          <table:table-cell office:value-type="float" office:value="59.156963">
            <text:p>59,156963</text:p>
          </table:table-cell>
          <table:table-cell office:value-type="float" office:value="12.738561">
            <text:p>12,738561</text:p>
          </table:table-cell>
          <table:table-cell office:value-type="float" office:value="164.635651">
            <text:p>164,635651</text:p>
          </table:table-cell>
          <table:table-cell office:value-type="float" office:value="13.496573">
            <text:p>13,496573</text:p>
          </table:table-cell>
          <table:table-cell office:value-type="float" office:value="97.143066">
            <text:p>97,143066</text:p>
          </table:table-cell>
          <table:table-cell office:value-type="float" office:value="14.047059">
            <text:p>14,047059</text:p>
          </table:table-cell>
          <table:table-cell office:value-type="float" office:value="136.194748">
            <text:p>136,194748</text:p>
          </table:table-cell>
          <table:table-cell office:value-type="float" office:value="63.588238">
            <text:p>63,588238</text:p>
          </table:table-cell>
          <table:table-cell table:number-columns-repeated="4" office:value-type="float" office:value="0">
            <text:p>0</text:p>
          </table:table-cell>
          <table:table-cell office:value-type="float" office:value="341.343536">
            <text:p>341,343536</text:p>
          </table:table-cell>
          <table:table-cell office:value-type="float" office:value="26.950787">
            <text:p>26,950787</text:p>
          </table:table-cell>
        </table:table-row>
        <table:table-row table:style-name="ro1">
          <table:table-cell office:value-type="string">
            <text:p>AFR362 <text:s text:c="5"/></text:p>
          </table:table-cell>
          <table:table-cell office:value-type="float" office:value="816.548279">
            <text:p>816,548279</text:p>
          </table:table-cell>
          <table:table-cell office:value-type="float" office:value="641.325378">
            <text:p>641,325378</text:p>
          </table:table-cell>
          <table:table-cell office:value-type="float" office:value="494.39328">
            <text:p>494,39328</text:p>
          </table:table-cell>
          <table:table-cell office:value-type="float" office:value="400.620697">
            <text:p>400,620697</text:p>
          </table:table-cell>
          <table:table-cell office:value-type="float" office:value="1209.321899">
            <text:p>1209,321899</text:p>
          </table:table-cell>
          <table:table-cell office:value-type="float" office:value="133.234573">
            <text:p>133,234573</text:p>
          </table:table-cell>
          <table:table-cell office:value-type="float" office:value="1605.032349">
            <text:p>1605,032349</text:p>
          </table:table-cell>
          <table:table-cell office:value-type="float" office:value="70.060005">
            <text:p>70,060005</text:p>
          </table:table-cell>
          <table:table-cell office:value-type="float" office:value="18.991941">
            <text:p>18,991941</text:p>
          </table:table-cell>
          <table:table-cell office:value-type="float" office:value="21.407307">
            <text:p>21,407307</text:p>
          </table:table-cell>
          <table:table-cell office:value-type="float" office:value="344.290741">
            <text:p>344,290741</text:p>
          </table:table-cell>
          <table:table-cell office:value-type="float" office:value="17.280518">
            <text:p>17,280518</text:p>
          </table:table-cell>
          <table:table-cell office:value-type="float" office:value="338.866608">
            <text:p>338,866608</text:p>
          </table:table-cell>
          <table:table-cell office:value-type="float" office:value="14.704072">
            <text:p>14,704072</text:p>
          </table:table-cell>
          <table:table-cell office:value-type="float" office:value="784.247131">
            <text:p>784,247131</text:p>
          </table:table-cell>
          <table:table-cell office:value-type="float" office:value="15.785697">
            <text:p>15,785697</text:p>
          </table:table-cell>
          <table:table-cell office:value-type="float" office:value="297.476318">
            <text:p>297,476318</text:p>
          </table:table-cell>
          <table:table-cell office:value-type="float" office:value="11.486786">
            <text:p>11,486786</text:p>
          </table:table-cell>
          <table:table-cell office:value-type="float" office:value="68.447067">
            <text:p>68,447067</text:p>
          </table:table-cell>
          <table:table-cell office:value-type="float" office:value="5.446038">
            <text:p>5,446038</text:p>
          </table:table-cell>
          <table:table-cell office:value-type="float" office:value="7.163142">
            <text:p>7,163142</text:p>
          </table:table-cell>
          <table:table-cell office:value-type="float" office:value="5.106139">
            <text:p>5,106139</text:p>
          </table:table-cell>
          <table:table-cell office:value-type="float" office:value="38.875423">
            <text:p>38,875423</text:p>
          </table:table-cell>
          <table:table-cell office:value-type="float" office:value="7.514222">
            <text:p>7,514222</text:p>
          </table:table-cell>
          <table:table-cell office:value-type="float" office:value="27.657166">
            <text:p>27,657166</text:p>
          </table:table-cell>
          <table:table-cell office:value-type="float" office:value="4.913595">
            <text:p>4,913595</text:p>
          </table:table-cell>
          <table:table-cell office:value-type="float" office:value="781.495361">
            <text:p>781,495361</text:p>
          </table:table-cell>
          <table:table-cell office:value-type="float" office:value="24.108025">
            <text:p>24,108025</text:p>
          </table:table-cell>
          <table:table-cell office:value-type="float" office:value="56.119846">
            <text:p>56,119846</text:p>
          </table:table-cell>
          <table:table-cell office:value-type="float" office:value="8.354022">
            <text:p>8,354022</text:p>
          </table:table-cell>
          <table:table-cell table:number-columns-repeated="2" office:value-type="float" office:value="0">
            <text:p>0</text:p>
          </table:table-cell>
          <table:table-cell office:value-type="float" office:value="47.093552">
            <text:p>47,093552</text:p>
          </table:table-cell>
          <table:table-cell office:value-type="float" office:value="18.46213">
            <text:p>18,46213</text:p>
          </table:table-cell>
          <table:table-cell office:value-type="float" office:value="32.951797">
            <text:p>32,951797</text:p>
          </table:table-cell>
          <table:table-cell office:value-type="float" office:value="9.681314">
            <text:p>9,681314</text:p>
          </table:table-cell>
          <table:table-cell office:value-type="float" office:value="12.674292">
            <text:p>12,674292</text:p>
          </table:table-cell>
          <table:table-cell office:value-type="float" office:value="10.525225">
            <text:p>10,525225</text:p>
          </table:table-cell>
          <table:table-cell office:value-type="float" office:value="25.176487">
            <text:p>25,176487</text:p>
          </table:table-cell>
          <table:table-cell office:value-type="float" office:value="10.811591">
            <text:p>10,811591</text:p>
          </table:table-cell>
          <table:table-cell office:value-type="float" office:value="6.798914">
            <text:p>6,798914</text:p>
          </table:table-cell>
          <table:table-cell office:value-type="float" office:value="11.369833">
            <text:p>11,369833</text:p>
          </table:table-cell>
          <table:table-cell office:value-type="float" office:value="91.459686">
            <text:p>91,459686</text:p>
          </table:table-cell>
          <table:table-cell office:value-type="float" office:value="33.670834">
            <text:p>33,670834</text:p>
          </table:table-cell>
          <table:table-cell table:number-columns-repeated="4" office:value-type="float" office:value="0">
            <text:p>0</text:p>
          </table:table-cell>
          <table:table-cell office:value-type="float" office:value="54.867779">
            <text:p>54,867779</text:p>
          </table:table-cell>
          <table:table-cell office:value-type="float" office:value="21.305044">
            <text:p>21,305044</text:p>
          </table:table-cell>
        </table:table-row>
        <table:table-row table:style-name="ro1">
          <table:table-cell office:value-type="string">
            <text:p>AFR363 <text:s text:c="5"/></text:p>
          </table:table-cell>
          <table:table-cell office:value-type="float" office:value="7721.706543">
            <text:p>7721,706543</text:p>
          </table:table-cell>
          <table:table-cell office:value-type="float" office:value="948.685181">
            <text:p>948,685181</text:p>
          </table:table-cell>
          <table:table-cell office:value-type="float" office:value="1096.385254">
            <text:p>1096,385254</text:p>
          </table:table-cell>
          <table:table-cell office:value-type="float" office:value="465.47641">
            <text:p>465,47641</text:p>
          </table:table-cell>
          <table:table-cell office:value-type="float" office:value="11734.379883">
            <text:p>11734,379883</text:p>
          </table:table-cell>
          <table:table-cell office:value-type="float" office:value="338.82962">
            <text:p>338,82962</text:p>
          </table:table-cell>
          <table:table-cell office:value-type="float" office:value="23389.007813">
            <text:p>23389,007813</text:p>
          </table:table-cell>
          <table:table-cell office:value-type="float" office:value="531.702759">
            <text:p>531,702759</text:p>
          </table:table-cell>
          <table:table-cell office:value-type="float" office:value="40.697018">
            <text:p>40,697018</text:p>
          </table:table-cell>
          <table:table-cell office:value-type="float" office:value="33.171474">
            <text:p>33,171474</text:p>
          </table:table-cell>
          <table:table-cell office:value-type="float" office:value="7662.037598">
            <text:p>7662,037598</text:p>
          </table:table-cell>
          <table:table-cell office:value-type="float" office:value="153.365158">
            <text:p>153,365158</text:p>
          </table:table-cell>
          <table:table-cell office:value-type="float" office:value="8663.854492">
            <text:p>8663,854492</text:p>
          </table:table-cell>
          <table:table-cell office:value-type="float" office:value="153.455139">
            <text:p>153,455139</text:p>
          </table:table-cell>
          <table:table-cell office:value-type="float" office:value="20167.890625">
            <text:p>20167,890625</text:p>
          </table:table-cell>
          <table:table-cell office:value-type="float" office:value="284.387024">
            <text:p>284,387024</text:p>
          </table:table-cell>
          <table:table-cell office:value-type="float" office:value="6072.098145">
            <text:p>6072,098145</text:p>
          </table:table-cell>
          <table:table-cell office:value-type="float" office:value="82.495476">
            <text:p>82,495476</text:p>
          </table:table-cell>
          <table:table-cell office:value-type="float" office:value="826.173767">
            <text:p>826,173767</text:p>
          </table:table-cell>
          <table:table-cell office:value-type="float" office:value="23.21837">
            <text:p>23,21837</text:p>
          </table:table-cell>
          <table:table-cell office:value-type="float" office:value="15.747312">
            <text:p>15,747312</text:p>
          </table:table-cell>
          <table:table-cell office:value-type="float" office:value="5.606086">
            <text:p>5,606086</text:p>
          </table:table-cell>
          <table:table-cell office:value-type="float" office:value="42.131302">
            <text:p>42,131302</text:p>
          </table:table-cell>
          <table:table-cell office:value-type="float" office:value="7.633311">
            <text:p>7,633311</text:p>
          </table:table-cell>
          <table:table-cell office:value-type="float" office:value="171.794769">
            <text:p>171,794769</text:p>
          </table:table-cell>
          <table:table-cell office:value-type="float" office:value="6.740129">
            <text:p>6,740129</text:p>
          </table:table-cell>
          <table:table-cell office:value-type="float" office:value="7281.796387">
            <text:p>7281,796387</text:p>
          </table:table-cell>
          <table:table-cell office:value-type="float" office:value="190.983154">
            <text:p>190,983154</text:p>
          </table:table-cell>
          <table:table-cell office:value-type="float" office:value="50.415504">
            <text:p>50,415504</text:p>
          </table:table-cell>
          <table:table-cell office:value-type="float" office:value="8.443177">
            <text:p>8,443177</text:p>
          </table:table-cell>
          <table:table-cell office:value-type="float" office:value="80.284668">
            <text:p>80,284668</text:p>
          </table:table-cell>
          <table:table-cell office:value-type="float" office:value="15.525473">
            <text:p>15,525473</text:p>
          </table:table-cell>
          <table:table-cell office:value-type="float" office:value="1344.372314">
            <text:p>1344,372314</text:p>
          </table:table-cell>
          <table:table-cell office:value-type="float" office:value="33.118786">
            <text:p>33,118786</text:p>
          </table:table-cell>
          <table:table-cell office:value-type="float" office:value="464.970001">
            <text:p>464,970001</text:p>
          </table:table-cell>
          <table:table-cell office:value-type="float" office:value="13.284094">
            <text:p>13,284094</text:p>
          </table:table-cell>
          <table:table-cell office:value-type="float" office:value="54.031261">
            <text:p>54,031261</text:p>
          </table:table-cell>
          <table:table-cell office:value-type="float" office:value="10.783759">
            <text:p>10,783759</text:p>
          </table:table-cell>
          <table:table-cell office:value-type="float" office:value="69.854126">
            <text:p>69,854126</text:p>
          </table:table-cell>
          <table:table-cell office:value-type="float" office:value="11.008728">
            <text:p>11,008728</text:p>
          </table:table-cell>
          <table:table-cell office:value-type="float" office:value="36.499432">
            <text:p>36,499432</text:p>
          </table:table-cell>
          <table:table-cell office:value-type="float" office:value="11.469321">
            <text:p>11,469321</text:p>
          </table:table-cell>
          <table:table-cell table:number-columns-repeated="6" office:value-type="float" office:value="0">
            <text:p>0</text:p>
          </table:table-cell>
          <table:table-cell office:value-type="float" office:value="538.303833">
            <text:p>538,303833</text:p>
          </table:table-cell>
          <table:table-cell office:value-type="float" office:value="24.884279">
            <text:p>24,884279</text:p>
          </table:table-cell>
        </table:table-row>
        <table:table-row table:style-name="ro1">
          <table:table-cell office:value-type="string">
            <text:p>AFR364 <text:s text:c="5"/></text:p>
          </table:table-cell>
          <table:table-cell office:value-type="float" office:value="10222.819336">
            <text:p>10222,819336</text:p>
          </table:table-cell>
          <table:table-cell office:value-type="float" office:value="1094.868164">
            <text:p>1094,868164</text:p>
          </table:table-cell>
          <table:table-cell office:value-type="float" office:value="3866.726807">
            <text:p>3866,726807</text:p>
          </table:table-cell>
          <table:table-cell office:value-type="float" office:value="514.906921">
            <text:p>514,906921</text:p>
          </table:table-cell>
          <table:table-cell office:value-type="float" office:value="21886.753906">
            <text:p>21886,753906</text:p>
          </table:table-cell>
          <table:table-cell office:value-type="float" office:value="568.144409">
            <text:p>568,144409</text:p>
          </table:table-cell>
          <table:table-cell office:value-type="float" office:value="49528.824219">
            <text:p>49528,824219</text:p>
          </table:table-cell>
          <table:table-cell office:value-type="float" office:value="1104.753784">
            <text:p>1104,753784</text:p>
          </table:table-cell>
          <table:table-cell office:value-type="float" office:value="407.14856">
            <text:p>407,14856</text:p>
          </table:table-cell>
          <table:table-cell office:value-type="float" office:value="38.59586">
            <text:p>38,59586</text:p>
          </table:table-cell>
          <table:table-cell office:value-type="float" office:value="7870.746582">
            <text:p>7870,746582</text:p>
          </table:table-cell>
          <table:table-cell office:value-type="float" office:value="157.459259">
            <text:p>157,459259</text:p>
          </table:table-cell>
          <table:table-cell office:value-type="float" office:value="21971.951172">
            <text:p>21971,951172</text:p>
          </table:table-cell>
          <table:table-cell office:value-type="float" office:value="379.466766">
            <text:p>379,466766</text:p>
          </table:table-cell>
          <table:table-cell office:value-type="float" office:value="16127.496094">
            <text:p>16127,496094</text:p>
          </table:table-cell>
          <table:table-cell office:value-type="float" office:value="228.058929">
            <text:p>228,058929</text:p>
          </table:table-cell>
          <table:table-cell office:value-type="float" office:value="15373.848633">
            <text:p>15373,848633</text:p>
          </table:table-cell>
          <table:table-cell office:value-type="float" office:value="203.347397">
            <text:p>203,347397</text:p>
          </table:table-cell>
          <table:table-cell office:value-type="float" office:value="1779.756348">
            <text:p>1779,756348</text:p>
          </table:table-cell>
          <table:table-cell office:value-type="float" office:value="48.216919">
            <text:p>48,216919</text:p>
          </table:table-cell>
          <table:table-cell office:value-type="float" office:value="26.594795">
            <text:p>26,594795</text:p>
          </table:table-cell>
          <table:table-cell office:value-type="float" office:value="6.136161">
            <text:p>6,136161</text:p>
          </table:table-cell>
          <table:table-cell office:value-type="float" office:value="60.462906">
            <text:p>60,462906</text:p>
          </table:table-cell>
          <table:table-cell office:value-type="float" office:value="7.779926">
            <text:p>7,779926</text:p>
          </table:table-cell>
          <table:table-cell office:value-type="float" office:value="270.672546">
            <text:p>270,672546</text:p>
          </table:table-cell>
          <table:table-cell office:value-type="float" office:value="8.55354">
            <text:p>8,55354</text:p>
          </table:table-cell>
          <table:table-cell office:value-type="float" office:value="17524.121094">
            <text:p>17524,121094</text:p>
          </table:table-cell>
          <table:table-cell office:value-type="float" office:value="456.789032">
            <text:p>456,789032</text:p>
          </table:table-cell>
          <table:table-cell office:value-type="float" office:value="36.560204">
            <text:p>36,560204</text:p>
          </table:table-cell>
          <table:table-cell office:value-type="float" office:value="8.272163">
            <text:p>8,272163</text:p>
          </table:table-cell>
          <table:table-cell office:value-type="float" office:value="63.074718">
            <text:p>63,074718</text:p>
          </table:table-cell>
          <table:table-cell office:value-type="float" office:value="15.278368">
            <text:p>15,278368</text:p>
          </table:table-cell>
          <table:table-cell office:value-type="float" office:value="1018.865173">
            <text:p>1018,865173</text:p>
          </table:table-cell>
          <table:table-cell office:value-type="float" office:value="28.000153">
            <text:p>28,000153</text:p>
          </table:table-cell>
          <table:table-cell office:value-type="float" office:value="138.189896">
            <text:p>138,189896</text:p>
          </table:table-cell>
          <table:table-cell office:value-type="float" office:value="9.887915">
            <text:p>9,887915</text:p>
          </table:table-cell>
          <table:table-cell office:value-type="float" office:value="58.533916">
            <text:p>58,533916</text:p>
          </table:table-cell>
          <table:table-cell office:value-type="float" office:value="10.334689">
            <text:p>10,334689</text:p>
          </table:table-cell>
          <table:table-cell office:value-type="float" office:value="132.819366">
            <text:p>132,819366</text:p>
          </table:table-cell>
          <table:table-cell office:value-type="float" office:value="10.920492">
            <text:p>10,920492</text:p>
          </table:table-cell>
          <table:table-cell office:value-type="float" office:value="62.391361">
            <text:p>62,391361</text:p>
          </table:table-cell>
          <table:table-cell office:value-type="float" office:value="11.246677">
            <text:p>11,246677</text:p>
          </table:table-cell>
          <table:table-cell office:value-type="float" office:value="103.212975">
            <text:p>103,212975</text:p>
          </table:table-cell>
          <table:table-cell office:value-type="float" office:value="58.602814">
            <text:p>58,602814</text:p>
          </table:table-cell>
          <table:table-cell table:number-columns-repeated="4" office:value-type="float" office:value="0">
            <text:p>0</text:p>
          </table:table-cell>
          <table:table-cell office:value-type="float" office:value="300.151184">
            <text:p>300,151184</text:p>
          </table:table-cell>
          <table:table-cell office:value-type="float" office:value="22.099411">
            <text:p>22,099411</text:p>
          </table:table-cell>
        </table:table-row>
        <table:table-row table:style-name="ro1">
          <table:table-cell office:value-type="string">
            <text:p>AFR365 <text:s text:c="5"/></text:p>
          </table:table-cell>
          <table:table-cell office:value-type="float" office:value="21881.978516">
            <text:p>21881,978516</text:p>
          </table:table-cell>
          <table:table-cell office:value-type="float" office:value="1757.70166">
            <text:p>1757,70166</text:p>
          </table:table-cell>
          <table:table-cell office:value-type="float" office:value="4579.884277">
            <text:p>4579,884277</text:p>
          </table:table-cell>
          <table:table-cell office:value-type="float" office:value="553.854858">
            <text:p>553,854858</text:p>
          </table:table-cell>
          <table:table-cell office:value-type="float" office:value="20709.980469">
            <text:p>20709,980469</text:p>
          </table:table-cell>
          <table:table-cell office:value-type="float" office:value="545.797974">
            <text:p>545,797974</text:p>
          </table:table-cell>
          <table:table-cell office:value-type="float" office:value="49966.085938">
            <text:p>49966,085938</text:p>
          </table:table-cell>
          <table:table-cell office:value-type="float" office:value="1126.038574">
            <text:p>1126,038574</text:p>
          </table:table-cell>
          <table:table-cell office:value-type="float" office:value="305.36142">
            <text:p>305,36142</text:p>
          </table:table-cell>
          <table:table-cell office:value-type="float" office:value="44.727448">
            <text:p>44,727448</text:p>
          </table:table-cell>
          <table:table-cell office:value-type="float" office:value="9273.063477">
            <text:p>9273,063477</text:p>
          </table:table-cell>
          <table:table-cell office:value-type="float" office:value="190.257385">
            <text:p>190,257385</text:p>
          </table:table-cell>
          <table:table-cell office:value-type="float" office:value="45294.449219">
            <text:p>45294,449219</text:p>
          </table:table-cell>
          <table:table-cell office:value-type="float" office:value="779.014282">
            <text:p>779,014282</text:p>
          </table:table-cell>
          <table:table-cell office:value-type="float" office:value="20169.314453">
            <text:p>20169,314453</text:p>
          </table:table-cell>
          <table:table-cell office:value-type="float" office:value="285.35199">
            <text:p>285,35199</text:p>
          </table:table-cell>
          <table:table-cell office:value-type="float" office:value="18629.412109">
            <text:p>18629,412109</text:p>
          </table:table-cell>
          <table:table-cell office:value-type="float" office:value="247.292984">
            <text:p>247,292984</text:p>
          </table:table-cell>
          <table:table-cell office:value-type="float" office:value="1834.442505">
            <text:p>1834,442505</text:p>
          </table:table-cell>
          <table:table-cell office:value-type="float" office:value="49.659763">
            <text:p>49,659763</text:p>
          </table:table-cell>
          <table:table-cell office:value-type="float" office:value="25.899506">
            <text:p>25,899506</text:p>
          </table:table-cell>
          <table:table-cell office:value-type="float" office:value="6.163821">
            <text:p>6,163821</text:p>
          </table:table-cell>
          <table:table-cell office:value-type="float" office:value="68.630798">
            <text:p>68,630798</text:p>
          </table:table-cell>
          <table:table-cell office:value-type="float" office:value="7.817876">
            <text:p>7,817876</text:p>
          </table:table-cell>
          <table:table-cell office:value-type="float" office:value="282.10791">
            <text:p>282,10791</text:p>
          </table:table-cell>
          <table:table-cell office:value-type="float" office:value="8.773784">
            <text:p>8,773784</text:p>
          </table:table-cell>
          <table:table-cell office:value-type="float" office:value="17261.960938">
            <text:p>17261,960938</text:p>
          </table:table-cell>
          <table:table-cell office:value-type="float" office:value="449.981842">
            <text:p>449,981842</text:p>
          </table:table-cell>
          <table:table-cell office:value-type="float" office:value="27.080959">
            <text:p>27,080959</text:p>
          </table:table-cell>
          <table:table-cell office:value-type="float" office:value="8.253619">
            <text:p>8,253619</text:p>
          </table:table-cell>
          <table:table-cell office:value-type="float" office:value="98.053925">
            <text:p>98,053925</text:p>
          </table:table-cell>
          <table:table-cell office:value-type="float" office:value="15.542936">
            <text:p>15,542936</text:p>
          </table:table-cell>
          <table:table-cell office:value-type="float" office:value="1530.560669">
            <text:p>1530,560669</text:p>
          </table:table-cell>
          <table:table-cell office:value-type="float" office:value="36.151943">
            <text:p>36,151943</text:p>
          </table:table-cell>
          <table:table-cell office:value-type="float" office:value="507.077301">
            <text:p>507,077301</text:p>
          </table:table-cell>
          <table:table-cell office:value-type="float" office:value="13.595508">
            <text:p>13,595508</text:p>
          </table:table-cell>
          <table:table-cell office:value-type="float" office:value="63.966846">
            <text:p>63,966846</text:p>
          </table:table-cell>
          <table:table-cell office:value-type="float" office:value="10.393102">
            <text:p>10,393102</text:p>
          </table:table-cell>
          <table:table-cell office:value-type="float" office:value="169.658127">
            <text:p>169,658127</text:p>
          </table:table-cell>
          <table:table-cell office:value-type="float" office:value="11.13326">
            <text:p>11,13326</text:p>
          </table:table-cell>
          <table:table-cell office:value-type="float" office:value="70.035614">
            <text:p>70,035614</text:p>
          </table:table-cell>
          <table:table-cell office:value-type="float" office:value="11.282228">
            <text:p>11,282228</text:p>
          </table:table-cell>
          <table:table-cell office:value-type="float" office:value="259.559204">
            <text:p>259,559204</text:p>
          </table:table-cell>
          <table:table-cell office:value-type="float" office:value="73.189812">
            <text:p>73,189812</text:p>
          </table:table-cell>
          <table:table-cell table:number-columns-repeated="4" office:value-type="float" office:value="0">
            <text:p>0</text:p>
          </table:table-cell>
          <table:table-cell office:value-type="float" office:value="519.964111">
            <text:p>519,964111</text:p>
          </table:table-cell>
          <table:table-cell office:value-type="float" office:value="24.256439">
            <text:p>24,256439</text:p>
          </table:table-cell>
        </table:table-row>
        <table:table-row table:style-name="ro1">
          <table:table-cell office:value-type="string">
            <text:p>AFR366 <text:s text:c="5"/></text:p>
          </table:table-cell>
          <table:table-cell office:value-type="float" office:value="1792.855957">
            <text:p>1792,855957</text:p>
          </table:table-cell>
          <table:table-cell office:value-type="float" office:value="649.992004">
            <text:p>649,992004</text:p>
          </table:table-cell>
          <table:table-cell office:value-type="float" office:value="749.082214">
            <text:p>749,082214</text:p>
          </table:table-cell>
          <table:table-cell office:value-type="float" office:value="393.472351">
            <text:p>393,472351</text:p>
          </table:table-cell>
          <table:table-cell office:value-type="float" office:value="571.038879">
            <text:p>571,038879</text:p>
          </table:table-cell>
          <table:table-cell office:value-type="float" office:value="125.298401">
            <text:p>125,298401</text:p>
          </table:table-cell>
          <table:table-cell office:value-type="float" office:value="823.860291">
            <text:p>823,860291</text:p>
          </table:table-cell>
          <table:table-cell office:value-type="float" office:value="57.295811">
            <text:p>57,295811</text:p>
          </table:table-cell>
          <table:table-cell office:value-type="float" office:value="15.675889">
            <text:p>15,675889</text:p>
          </table:table-cell>
          <table:table-cell office:value-type="float" office:value="19.597609">
            <text:p>19,597609</text:p>
          </table:table-cell>
          <table:table-cell office:value-type="float" office:value="104.751076">
            <text:p>104,751076</text:p>
          </table:table-cell>
          <table:table-cell office:value-type="float" office:value="13.458537">
            <text:p>13,458537</text:p>
          </table:table-cell>
          <table:table-cell office:value-type="float" office:value="92.193573">
            <text:p>92,193573</text:p>
          </table:table-cell>
          <table:table-cell office:value-type="float" office:value="11.035131">
            <text:p>11,035131</text:p>
          </table:table-cell>
          <table:table-cell office:value-type="float" office:value="98.063347">
            <text:p>98,063347</text:p>
          </table:table-cell>
          <table:table-cell office:value-type="float" office:value="8.483709">
            <text:p>8,483709</text:p>
          </table:table-cell>
          <table:table-cell office:value-type="float" office:value="172.180695">
            <text:p>172,180695</text:p>
          </table:table-cell>
          <table:table-cell office:value-type="float" office:value="10.324597">
            <text:p>10,324597</text:p>
          </table:table-cell>
          <table:table-cell office:value-type="float" office:value="40.750046">
            <text:p>40,750046</text:p>
          </table:table-cell>
          <table:table-cell office:value-type="float" office:value="4.893741">
            <text:p>4,893741</text:p>
          </table:table-cell>
          <table:table-cell office:value-type="float" office:value="1.914038">
            <text:p>1,914038</text:p>
          </table:table-cell>
          <table:table-cell office:value-type="float" office:value="4.959248">
            <text:p>4,959248</text:p>
          </table:table-cell>
          <table:table-cell office:value-type="float" office:value="29.009872">
            <text:p>29,009872</text:p>
          </table:table-cell>
          <table:table-cell office:value-type="float" office:value="7.393796">
            <text:p>7,393796</text:p>
          </table:table-cell>
          <table:table-cell office:value-type="float" office:value="22.595583">
            <text:p>22,595583</text:p>
          </table:table-cell>
          <table:table-cell office:value-type="float" office:value="4.62307">
            <text:p>4,62307</text:p>
          </table:table-cell>
          <table:table-cell office:value-type="float" office:value="236.287231">
            <text:p>236,287231</text:p>
          </table:table-cell>
          <table:table-cell office:value-type="float" office:value="12.151468">
            <text:p>12,151468</text:p>
          </table:table-cell>
          <table:table-cell office:value-type="float" office:value="54.870323">
            <text:p>54,870323</text:p>
          </table:table-cell>
          <table:table-cell office:value-type="float" office:value="8.06337">
            <text:p>8,06337</text:p>
          </table:table-cell>
          <table:table-cell table:number-columns-repeated="2" office:value-type="float" office:value="0">
            <text:p>0</text:p>
          </table:table-cell>
          <table:table-cell office:value-type="float" office:value="50.626663">
            <text:p>50,626663</text:p>
          </table:table-cell>
          <table:table-cell office:value-type="float" office:value="18.280569">
            <text:p>18,280569</text:p>
          </table:table-cell>
          <table:table-cell office:value-type="float" office:value="34.286827">
            <text:p>34,286827</text:p>
          </table:table-cell>
          <table:table-cell office:value-type="float" office:value="9.111913">
            <text:p>9,111913</text:p>
          </table:table-cell>
          <table:table-cell office:value-type="float" office:value="15.369944">
            <text:p>15,369944</text:p>
          </table:table-cell>
          <table:table-cell office:value-type="float" office:value="9.864686">
            <text:p>9,864686</text:p>
          </table:table-cell>
          <table:table-cell office:value-type="float" office:value="32.676929">
            <text:p>32,676929</text:p>
          </table:table-cell>
          <table:table-cell office:value-type="float" office:value="10.344902">
            <text:p>10,344902</text:p>
          </table:table-cell>
          <table:table-cell office:value-type="float" office:value="7.376959">
            <text:p>7,376959</text:p>
          </table:table-cell>
          <table:table-cell office:value-type="float" office:value="10.847216">
            <text:p>10,847216</text:p>
          </table:table-cell>
          <table:table-cell office:value-type="float" office:value="86.959404">
            <text:p>86,959404</text:p>
          </table:table-cell>
          <table:table-cell office:value-type="float" office:value="32.43792">
            <text:p>32,43792</text:p>
          </table:table-cell>
          <table:table-cell table:number-columns-repeated="4" office:value-type="float" office:value="0">
            <text:p>0</text:p>
          </table:table-cell>
          <table:table-cell office:value-type="float" office:value="60.625805">
            <text:p>60,625805</text:p>
          </table:table-cell>
          <table:table-cell office:value-type="float" office:value="20.505116">
            <text:p>20,505116</text:p>
          </table:table-cell>
        </table:table-row>
        <table:table-row table:style-name="ro1">
          <table:table-cell office:value-type="string">
            <text:p>AFR367 <text:s text:c="5"/></text:p>
          </table:table-cell>
          <table:table-cell office:value-type="float" office:value="4379.942383">
            <text:p>4379,942383</text:p>
          </table:table-cell>
          <table:table-cell office:value-type="float" office:value="799.344604">
            <text:p>799,344604</text:p>
          </table:table-cell>
          <table:table-cell office:value-type="float" office:value="1538.364746">
            <text:p>1538,364746</text:p>
          </table:table-cell>
          <table:table-cell office:value-type="float" office:value="452.558685">
            <text:p>452,558685</text:p>
          </table:table-cell>
          <table:table-cell office:value-type="float" office:value="11247.775391">
            <text:p>11247,775391</text:p>
          </table:table-cell>
          <table:table-cell office:value-type="float" office:value="326.8461">
            <text:p>326,8461</text:p>
          </table:table-cell>
          <table:table-cell office:value-type="float" office:value="23328.916016">
            <text:p>23328,916016</text:p>
          </table:table-cell>
          <table:table-cell office:value-type="float" office:value="530">
            <text:p>530</text:p>
          </table:table-cell>
          <table:table-cell office:value-type="float" office:value="44.268372">
            <text:p>44,268372</text:p>
          </table:table-cell>
          <table:table-cell office:value-type="float" office:value="31.031811">
            <text:p>31,031811</text:p>
          </table:table-cell>
          <table:table-cell office:value-type="float" office:value="6691.008301">
            <text:p>6691,008301</text:p>
          </table:table-cell>
          <table:table-cell office:value-type="float" office:value="134.660278">
            <text:p>134,660278</text:p>
          </table:table-cell>
          <table:table-cell office:value-type="float" office:value="4042.289063">
            <text:p>4042,289063</text:p>
          </table:table-cell>
          <table:table-cell office:value-type="float" office:value="75.431755">
            <text:p>75,431755</text:p>
          </table:table-cell>
          <table:table-cell office:value-type="float" office:value="15814.614258">
            <text:p>15814,614258</text:p>
          </table:table-cell>
          <table:table-cell office:value-type="float" office:value="223.622604">
            <text:p>223,622604</text:p>
          </table:table-cell>
          <table:table-cell office:value-type="float" office:value="5037.269531">
            <text:p>5037,269531</text:p>
          </table:table-cell>
          <table:table-cell office:value-type="float" office:value="69.073814">
            <text:p>69,073814</text:p>
          </table:table-cell>
          <table:table-cell office:value-type="float" office:value="775.467102">
            <text:p>775,467102</text:p>
          </table:table-cell>
          <table:table-cell office:value-type="float" office:value="21.888016">
            <text:p>21,888016</text:p>
          </table:table-cell>
          <table:table-cell office:value-type="float" office:value="14.137538">
            <text:p>14,137538</text:p>
          </table:table-cell>
          <table:table-cell office:value-type="float" office:value="5.511726">
            <text:p>5,511726</text:p>
          </table:table-cell>
          <table:table-cell office:value-type="float" office:value="45.398754">
            <text:p>45,398754</text:p>
          </table:table-cell>
          <table:table-cell office:value-type="float" office:value="7.594961">
            <text:p>7,594961</text:p>
          </table:table-cell>
          <table:table-cell office:value-type="float" office:value="153.161362">
            <text:p>153,161362</text:p>
          </table:table-cell>
          <table:table-cell office:value-type="float" office:value="6.388546">
            <text:p>6,388546</text:p>
          </table:table-cell>
          <table:table-cell office:value-type="float" office:value="6976.910156">
            <text:p>6976,910156</text:p>
          </table:table-cell>
          <table:table-cell office:value-type="float" office:value="183.076492">
            <text:p>183,076492</text:p>
          </table:table-cell>
          <table:table-cell office:value-type="float" office:value="43.579182">
            <text:p>43,579182</text:p>
          </table:table-cell>
          <table:table-cell office:value-type="float" office:value="8.271455">
            <text:p>8,271455</text:p>
          </table:table-cell>
          <table:table-cell office:value-type="float" office:value="45.200836">
            <text:p>45,200836</text:p>
          </table:table-cell>
          <table:table-cell office:value-type="float" office:value="15.187289">
            <text:p>15,187289</text:p>
          </table:table-cell>
          <table:table-cell office:value-type="float" office:value="939.139465">
            <text:p>939,139465</text:p>
          </table:table-cell>
          <table:table-cell office:value-type="float" office:value="26.852654">
            <text:p>26,852654</text:p>
          </table:table-cell>
          <table:table-cell office:value-type="float" office:value="131.352356">
            <text:p>131,352356</text:p>
          </table:table-cell>
          <table:table-cell office:value-type="float" office:value="9.980852">
            <text:p>9,980852</text:p>
          </table:table-cell>
          <table:table-cell office:value-type="float" office:value="53.431686">
            <text:p>53,431686</text:p>
          </table:table-cell>
          <table:table-cell office:value-type="float" office:value="10.465872">
            <text:p>10,465872</text:p>
          </table:table-cell>
          <table:table-cell office:value-type="float" office:value="62.963066">
            <text:p>62,963066</text:p>
          </table:table-cell>
          <table:table-cell office:value-type="float" office:value="10.708886">
            <text:p>10,708886</text:p>
          </table:table-cell>
          <table:table-cell office:value-type="float" office:value="35.27903">
            <text:p>35,27903</text:p>
          </table:table-cell>
          <table:table-cell office:value-type="float" office:value="11.262698">
            <text:p>11,262698</text:p>
          </table:table-cell>
          <table:table-cell table:number-columns-repeated="6" office:value-type="float" office:value="0">
            <text:p>0</text:p>
          </table:table-cell>
          <table:table-cell office:value-type="float" office:value="322.9216">
            <text:p>322,9216</text:p>
          </table:table-cell>
          <table:table-cell office:value-type="float" office:value="22.432167">
            <text:p>22,432167</text:p>
          </table:table-cell>
        </table:table-row>
        <table:table-row table:style-name="ro1">
          <table:table-cell office:value-type="string">
            <text:p>AFR368 <text:s text:c="5"/></text:p>
          </table:table-cell>
          <table:table-cell office:value-type="float" office:value="13118.025391">
            <text:p>13118,025391</text:p>
          </table:table-cell>
          <table:table-cell office:value-type="float" office:value="1268.059204">
            <text:p>1268,059204</text:p>
          </table:table-cell>
          <table:table-cell office:value-type="float" office:value="3994.437012">
            <text:p>3994,437012</text:p>
          </table:table-cell>
          <table:table-cell office:value-type="float" office:value="534.782898">
            <text:p>534,782898</text:p>
          </table:table-cell>
          <table:table-cell office:value-type="float" office:value="23659.816406">
            <text:p>23659,816406</text:p>
          </table:table-cell>
          <table:table-cell office:value-type="float" office:value="609.306274">
            <text:p>609,306274</text:p>
          </table:table-cell>
          <table:table-cell office:value-type="float" office:value="56515.148438">
            <text:p>56515,148438</text:p>
          </table:table-cell>
          <table:table-cell office:value-type="float" office:value="1258.253174">
            <text:p>1258,253174</text:p>
          </table:table-cell>
          <table:table-cell office:value-type="float" office:value="436.814667">
            <text:p>436,814667</text:p>
          </table:table-cell>
          <table:table-cell office:value-type="float" office:value="39.068882">
            <text:p>39,068882</text:p>
          </table:table-cell>
          <table:table-cell office:value-type="float" office:value="8437.30957">
            <text:p>8437,30957</text:p>
          </table:table-cell>
          <table:table-cell office:value-type="float" office:value="168.224716">
            <text:p>168,224716</text:p>
          </table:table-cell>
          <table:table-cell office:value-type="float" office:value="25193.029297">
            <text:p>25193,029297</text:p>
          </table:table-cell>
          <table:table-cell office:value-type="float" office:value="434.256317">
            <text:p>434,256317</text:p>
          </table:table-cell>
          <table:table-cell office:value-type="float" office:value="11204.646484">
            <text:p>11204,646484</text:p>
          </table:table-cell>
          <table:table-cell office:value-type="float" office:value="159.433777">
            <text:p>159,433777</text:p>
          </table:table-cell>
          <table:table-cell office:value-type="float" office:value="16371.928711">
            <text:p>16371,928711</text:p>
          </table:table-cell>
          <table:table-cell office:value-type="float" office:value="216.33165">
            <text:p>216,33165</text:p>
          </table:table-cell>
          <table:table-cell office:value-type="float" office:value="1927.473633">
            <text:p>1927,473633</text:p>
          </table:table-cell>
          <table:table-cell office:value-type="float" office:value="52.145321">
            <text:p>52,145321</text:p>
          </table:table-cell>
          <table:table-cell office:value-type="float" office:value="28.333563">
            <text:p>28,333563</text:p>
          </table:table-cell>
          <table:table-cell office:value-type="float" office:value="6.492247">
            <text:p>6,492247</text:p>
          </table:table-cell>
          <table:table-cell office:value-type="float" office:value="62.645775">
            <text:p>62,645775</text:p>
          </table:table-cell>
          <table:table-cell office:value-type="float" office:value="7.984469">
            <text:p>7,984469</text:p>
          </table:table-cell>
          <table:table-cell office:value-type="float" office:value="321.762817">
            <text:p>321,762817</text:p>
          </table:table-cell>
          <table:table-cell office:value-type="float" office:value="9.738177">
            <text:p>9,738177</text:p>
          </table:table-cell>
          <table:table-cell office:value-type="float" office:value="20634.447266">
            <text:p>20634,447266</text:p>
          </table:table-cell>
          <table:table-cell office:value-type="float" office:value="537.546021">
            <text:p>537,546021</text:p>
          </table:table-cell>
          <table:table-cell office:value-type="float" office:value="32.994629">
            <text:p>32,994629</text:p>
          </table:table-cell>
          <table:table-cell office:value-type="float" office:value="8.760168">
            <text:p>8,760168</text:p>
          </table:table-cell>
          <table:table-cell office:value-type="float" office:value="71.696251">
            <text:p>71,696251</text:p>
          </table:table-cell>
          <table:table-cell office:value-type="float" office:value="15.653803">
            <text:p>15,653803</text:p>
          </table:table-cell>
          <table:table-cell office:value-type="float" office:value="1219.960327">
            <text:p>1219,960327</text:p>
          </table:table-cell>
          <table:table-cell office:value-type="float" office:value="31.214029">
            <text:p>31,214029</text:p>
          </table:table-cell>
          <table:table-cell office:value-type="float" office:value="168.573349">
            <text:p>168,573349</text:p>
          </table:table-cell>
          <table:table-cell office:value-type="float" office:value="10.63706">
            <text:p>10,63706</text:p>
          </table:table-cell>
          <table:table-cell office:value-type="float" office:value="37.337143">
            <text:p>37,337143</text:p>
          </table:table-cell>
          <table:table-cell office:value-type="float" office:value="10.947244">
            <text:p>10,947244</text:p>
          </table:table-cell>
          <table:table-cell office:value-type="float" office:value="122.382233">
            <text:p>122,382233</text:p>
          </table:table-cell>
          <table:table-cell office:value-type="float" office:value="11.496565">
            <text:p>11,496565</text:p>
          </table:table-cell>
          <table:table-cell office:value-type="float" office:value="80.678612">
            <text:p>80,678612</text:p>
          </table:table-cell>
          <table:table-cell office:value-type="float" office:value="11.997693">
            <text:p>11,997693</text:p>
          </table:table-cell>
          <table:table-cell office:value-type="float" office:value="113.960991">
            <text:p>113,960991</text:p>
          </table:table-cell>
          <table:table-cell office:value-type="float" office:value="60.009064">
            <text:p>60,009064</text:p>
          </table:table-cell>
          <table:table-cell table:number-columns-repeated="4" office:value-type="float" office:value="0">
            <text:p>0</text:p>
          </table:table-cell>
          <table:table-cell office:value-type="float" office:value="308.982239">
            <text:p>308,982239</text:p>
          </table:table-cell>
          <table:table-cell office:value-type="float" office:value="23.405548">
            <text:p>23,405548</text:p>
          </table:table-cell>
        </table:table-row>
        <table:table-row table:style-name="ro1">
          <table:table-cell office:value-type="string">
            <text:p>AFR369 <text:s text:c="5"/></text:p>
          </table:table-cell>
          <table:table-cell office:value-type="float" office:value="6754.274414">
            <text:p>6754,274414</text:p>
          </table:table-cell>
          <table:table-cell office:value-type="float" office:value="892.554382">
            <text:p>892,554382</text:p>
          </table:table-cell>
          <table:table-cell office:value-type="float" office:value="833.978577">
            <text:p>833,978577</text:p>
          </table:table-cell>
          <table:table-cell office:value-type="float" office:value="443.718903">
            <text:p>443,718903</text:p>
          </table:table-cell>
          <table:table-cell office:value-type="float" office:value="7310.874512">
            <text:p>7310,874512</text:p>
          </table:table-cell>
          <table:table-cell office:value-type="float" office:value="245.848618">
            <text:p>245,848618</text:p>
          </table:table-cell>
          <table:table-cell office:value-type="float" office:value="15094.06543">
            <text:p>15094,06543</text:p>
          </table:table-cell>
          <table:table-cell office:value-type="float" office:value="350.880219">
            <text:p>350,880219</text:p>
          </table:table-cell>
          <table:table-cell office:value-type="float" office:value="27.734262">
            <text:p>27,734262</text:p>
          </table:table-cell>
          <table:table-cell office:value-type="float" office:value="30.754335">
            <text:p>30,754335</text:p>
          </table:table-cell>
          <table:table-cell office:value-type="float" office:value="6595.326172">
            <text:p>6595,326172</text:p>
          </table:table-cell>
          <table:table-cell office:value-type="float" office:value="132.867569">
            <text:p>132,867569</text:p>
          </table:table-cell>
          <table:table-cell office:value-type="float" office:value="11973.200195">
            <text:p>11973,200195</text:p>
          </table:table-cell>
          <table:table-cell office:value-type="float" office:value="209.510666">
            <text:p>209,510666</text:p>
          </table:table-cell>
          <table:table-cell office:value-type="float" office:value="18367.396484">
            <text:p>18367,396484</text:p>
          </table:table-cell>
          <table:table-cell office:value-type="float" office:value="259.240845">
            <text:p>259,240845</text:p>
          </table:table-cell>
          <table:table-cell office:value-type="float" office:value="4060.444092">
            <text:p>4060,444092</text:p>
          </table:table-cell>
          <table:table-cell office:value-type="float" office:value="56.596096">
            <text:p>56,596096</text:p>
          </table:table-cell>
          <table:table-cell office:value-type="float" office:value="511.490845">
            <text:p>511,490845</text:p>
          </table:table-cell>
          <table:table-cell office:value-type="float" office:value="15.080298">
            <text:p>15,080298</text:p>
          </table:table-cell>
          <table:table-cell office:value-type="float" office:value="12.06424">
            <text:p>12,06424</text:p>
          </table:table-cell>
          <table:table-cell office:value-type="float" office:value="5.254723">
            <text:p>5,254723</text:p>
          </table:table-cell>
          <table:table-cell office:value-type="float" office:value="33.171516">
            <text:p>33,171516</text:p>
          </table:table-cell>
          <table:table-cell office:value-type="float" office:value="7.466094">
            <text:p>7,466094</text:p>
          </table:table-cell>
          <table:table-cell office:value-type="float" office:value="99.181374">
            <text:p>99,181374</text:p>
          </table:table-cell>
          <table:table-cell office:value-type="float" office:value="5.526223">
            <text:p>5,526223</text:p>
          </table:table-cell>
          <table:table-cell office:value-type="float" office:value="4120.61084">
            <text:p>4120,61084</text:p>
          </table:table-cell>
          <table:table-cell office:value-type="float" office:value="109.08329">
            <text:p>109,08329</text:p>
          </table:table-cell>
          <table:table-cell office:value-type="float" office:value="45.996902">
            <text:p>45,996902</text:p>
          </table:table-cell>
          <table:table-cell office:value-type="float" office:value="8.142884">
            <text:p>8,142884</text:p>
          </table:table-cell>
          <table:table-cell office:value-type="float" office:value="21.400391">
            <text:p>21,400391</text:p>
          </table:table-cell>
          <table:table-cell office:value-type="float" office:value="14.976404">
            <text:p>14,976404</text:p>
          </table:table-cell>
          <table:table-cell office:value-type="float" office:value="499.259766">
            <text:p>499,259766</text:p>
          </table:table-cell>
          <table:table-cell office:value-type="float" office:value="21.349493">
            <text:p>21,349493</text:p>
          </table:table-cell>
          <table:table-cell office:value-type="float" office:value="181.923599">
            <text:p>181,923599</text:p>
          </table:table-cell>
          <table:table-cell office:value-type="float" office:value="10.205476">
            <text:p>10,205476</text:p>
          </table:table-cell>
          <table:table-cell office:value-type="float" office:value="40.884045">
            <text:p>40,884045</text:p>
          </table:table-cell>
          <table:table-cell office:value-type="float" office:value="10.385752">
            <text:p>10,385752</text:p>
          </table:table-cell>
          <table:table-cell office:value-type="float" office:value="57.503399">
            <text:p>57,503399</text:p>
          </table:table-cell>
          <table:table-cell office:value-type="float" office:value="10.608986">
            <text:p>10,608986</text:p>
          </table:table-cell>
          <table:table-cell office:value-type="float" office:value="17.066099">
            <text:p>17,066099</text:p>
          </table:table-cell>
          <table:table-cell office:value-type="float" office:value="11.103347">
            <text:p>11,103347</text:p>
          </table:table-cell>
          <table:table-cell table:number-columns-repeated="6" office:value-type="float" office:value="0">
            <text:p>0</text:p>
          </table:table-cell>
          <table:table-cell office:value-type="float" office:value="198.056992">
            <text:p>198,056992</text:p>
          </table:table-cell>
          <table:table-cell office:value-type="float" office:value="21.472837">
            <text:p>21,472837</text:p>
          </table:table-cell>
        </table:table-row>
        <table:table-row table:style-name="ro1">
          <table:table-cell office:value-type="string">
            <text:p>AFR370 <text:s text:c="5"/></text:p>
          </table:table-cell>
          <table:table-cell office:value-type="float" office:value="3204.064453">
            <text:p>3204,064453</text:p>
          </table:table-cell>
          <table:table-cell office:value-type="float" office:value="741.11908">
            <text:p>741,11908</text:p>
          </table:table-cell>
          <table:table-cell office:value-type="float" office:value="1374.227783">
            <text:p>1374,227783</text:p>
          </table:table-cell>
          <table:table-cell office:value-type="float" office:value="440.311554">
            <text:p>440,311554</text:p>
          </table:table-cell>
          <table:table-cell office:value-type="float" office:value="8893.960938">
            <text:p>8893,960938</text:p>
          </table:table-cell>
          <table:table-cell office:value-type="float" office:value="273.633148">
            <text:p>273,633148</text:p>
          </table:table-cell>
          <table:table-cell office:value-type="float" office:value="17089.25">
            <text:p>17089,25</text:p>
          </table:table-cell>
          <table:table-cell office:value-type="float" office:value="393.307953">
            <text:p>393,307953</text:p>
          </table:table-cell>
          <table:table-cell office:value-type="float" office:value="190.522339">
            <text:p>190,522339</text:p>
          </table:table-cell>
          <table:table-cell office:value-type="float" office:value="28.616434">
            <text:p>28,616434</text:p>
          </table:table-cell>
          <table:table-cell office:value-type="float" office:value="5496.865234">
            <text:p>5496,865234</text:p>
          </table:table-cell>
          <table:table-cell office:value-type="float" office:value="111.622086">
            <text:p>111,622086</text:p>
          </table:table-cell>
          <table:table-cell office:value-type="float" office:value="2038.401001">
            <text:p>2038,401001</text:p>
          </table:table-cell>
          <table:table-cell office:value-type="float" office:value="41.732609">
            <text:p>41,732609</text:p>
          </table:table-cell>
          <table:table-cell office:value-type="float" office:value="5839.335449">
            <text:p>5839,335449</text:p>
          </table:table-cell>
          <table:table-cell office:value-type="float" office:value="84.620148">
            <text:p>84,620148</text:p>
          </table:table-cell>
          <table:table-cell office:value-type="float" office:value="3623.681641">
            <text:p>3623,681641</text:p>
          </table:table-cell>
          <table:table-cell office:value-type="float" office:value="50.745132">
            <text:p>50,745132</text:p>
          </table:table-cell>
          <table:table-cell office:value-type="float" office:value="570.572998">
            <text:p>570,572998</text:p>
          </table:table-cell>
          <table:table-cell office:value-type="float" office:value="16.652157">
            <text:p>16,652157</text:p>
          </table:table-cell>
          <table:table-cell office:value-type="float" office:value="22.446445">
            <text:p>22,446445</text:p>
          </table:table-cell>
          <table:table-cell office:value-type="float" office:value="5.499714">
            <text:p>5,499714</text:p>
          </table:table-cell>
          <table:table-cell office:value-type="float" office:value="27.394176">
            <text:p>27,394176</text:p>
          </table:table-cell>
          <table:table-cell office:value-type="float" office:value="7.542852">
            <text:p>7,542852</text:p>
          </table:table-cell>
          <table:table-cell office:value-type="float" office:value="130.554642">
            <text:p>130,554642</text:p>
          </table:table-cell>
          <table:table-cell office:value-type="float" office:value="6.08434">
            <text:p>6,08434</text:p>
          </table:table-cell>
          <table:table-cell office:value-type="float" office:value="6070.110352">
            <text:p>6070,110352</text:p>
          </table:table-cell>
          <table:table-cell office:value-type="float" office:value="159.582474">
            <text:p>159,582474</text:p>
          </table:table-cell>
          <table:table-cell office:value-type="float" office:value="48.984894">
            <text:p>48,984894</text:p>
          </table:table-cell>
          <table:table-cell office:value-type="float" office:value="8.420945">
            <text:p>8,420945</text:p>
          </table:table-cell>
          <table:table-cell office:value-type="float" office:value="51.996601">
            <text:p>51,996601</text:p>
          </table:table-cell>
          <table:table-cell office:value-type="float" office:value="15.314661">
            <text:p>15,314661</text:p>
          </table:table-cell>
          <table:table-cell office:value-type="float" office:value="271.723969">
            <text:p>271,723969</text:p>
          </table:table-cell>
          <table:table-cell office:value-type="float" office:value="19.521738">
            <text:p>19,521738</text:p>
          </table:table-cell>
          <table:table-cell office:value-type="float" office:value="748.715698">
            <text:p>748,715698</text:p>
          </table:table-cell>
          <table:table-cell office:value-type="float" office:value="17.170019">
            <text:p>17,170019</text:p>
          </table:table-cell>
          <table:table-cell office:value-type="float" office:value="24.733784">
            <text:p>24,733784</text:p>
          </table:table-cell>
          <table:table-cell office:value-type="float" office:value="10.698237">
            <text:p>10,698237</text:p>
          </table:table-cell>
          <table:table-cell office:value-type="float" office:value="41.877476">
            <text:p>41,877476</text:p>
          </table:table-cell>
          <table:table-cell office:value-type="float" office:value="10.980512">
            <text:p>10,980512</text:p>
          </table:table-cell>
          <table:table-cell office:value-type="float" office:value="23.865013">
            <text:p>23,865013</text:p>
          </table:table-cell>
          <table:table-cell office:value-type="float" office:value="11.442983">
            <text:p>11,442983</text:p>
          </table:table-cell>
          <table:table-cell table:number-columns-repeated="6" office:value-type="float" office:value="0">
            <text:p>0</text:p>
          </table:table-cell>
          <table:table-cell office:value-type="float" office:value="198.818359">
            <text:p>198,818359</text:p>
          </table:table-cell>
          <table:table-cell office:value-type="float" office:value="21.895811">
            <text:p>21,895811</text:p>
          </table:table-cell>
        </table:table-row>
        <table:table-row table:style-name="ro1">
          <table:table-cell office:value-type="string">
            <text:p>AFR371 <text:s text:c="5"/></text:p>
          </table:table-cell>
          <table:table-cell office:value-type="float" office:value="4650.775391">
            <text:p>4650,775391</text:p>
          </table:table-cell>
          <table:table-cell office:value-type="float" office:value="790.379761">
            <text:p>790,379761</text:p>
          </table:table-cell>
          <table:table-cell office:value-type="float" office:value="1540.161499">
            <text:p>1540,161499</text:p>
          </table:table-cell>
          <table:table-cell office:value-type="float" office:value="438.387268">
            <text:p>438,387268</text:p>
          </table:table-cell>
          <table:table-cell office:value-type="float" office:value="10986.710938">
            <text:p>10986,710938</text:p>
          </table:table-cell>
          <table:table-cell office:value-type="float" office:value="319.426971">
            <text:p>319,426971</text:p>
          </table:table-cell>
          <table:table-cell office:value-type="float" office:value="21335.316406">
            <text:p>21335,316406</text:p>
          </table:table-cell>
          <table:table-cell office:value-type="float" office:value="486.141846">
            <text:p>486,141846</text:p>
          </table:table-cell>
          <table:table-cell office:value-type="float" office:value="135.053802">
            <text:p>135,053802</text:p>
          </table:table-cell>
          <table:table-cell office:value-type="float" office:value="29.978069">
            <text:p>29,978069</text:p>
          </table:table-cell>
          <table:table-cell office:value-type="float" office:value="6043.813965">
            <text:p>6043,813965</text:p>
          </table:table-cell>
          <table:table-cell office:value-type="float" office:value="122.164711">
            <text:p>122,164711</text:p>
          </table:table-cell>
          <table:table-cell office:value-type="float" office:value="6217.40918">
            <text:p>6217,40918</text:p>
          </table:table-cell>
          <table:table-cell office:value-type="float" office:value="111.750328">
            <text:p>111,750328</text:p>
          </table:table-cell>
          <table:table-cell office:value-type="float" office:value="11130.59082">
            <text:p>11130,59082</text:p>
          </table:table-cell>
          <table:table-cell office:value-type="float" office:value="158.287155">
            <text:p>158,287155</text:p>
          </table:table-cell>
          <table:table-cell office:value-type="float" office:value="4943.717285">
            <text:p>4943,717285</text:p>
          </table:table-cell>
          <table:table-cell office:value-type="float" office:value="67.776978">
            <text:p>67,776978</text:p>
          </table:table-cell>
          <table:table-cell office:value-type="float" office:value="733.500793">
            <text:p>733,500793</text:p>
          </table:table-cell>
          <table:table-cell office:value-type="float" office:value="20.758459">
            <text:p>20,758459</text:p>
          </table:table-cell>
          <table:table-cell office:value-type="float" office:value="27.405542">
            <text:p>27,405542</text:p>
          </table:table-cell>
          <table:table-cell office:value-type="float" office:value="5.422263">
            <text:p>5,422263</text:p>
          </table:table-cell>
          <table:table-cell office:value-type="float" office:value="33.244957">
            <text:p>33,244957</text:p>
          </table:table-cell>
          <table:table-cell office:value-type="float" office:value="7.466308">
            <text:p>7,466308</text:p>
          </table:table-cell>
          <table:table-cell office:value-type="float" office:value="133.010681">
            <text:p>133,010681</text:p>
          </table:table-cell>
          <table:table-cell office:value-type="float" office:value="5.98692">
            <text:p>5,98692</text:p>
          </table:table-cell>
          <table:table-cell office:value-type="float" office:value="6658.695801">
            <text:p>6658,695801</text:p>
          </table:table-cell>
          <table:table-cell office:value-type="float" office:value="174.821075">
            <text:p>174,821075</text:p>
          </table:table-cell>
          <table:table-cell office:value-type="float" office:value="43.534081">
            <text:p>43,534081</text:p>
          </table:table-cell>
          <table:table-cell office:value-type="float" office:value="8.064101">
            <text:p>8,064101</text:p>
          </table:table-cell>
          <table:table-cell office:value-type="float" office:value="17.982899">
            <text:p>17,982899</text:p>
          </table:table-cell>
          <table:table-cell office:value-type="float" office:value="14.897487">
            <text:p>14,897487</text:p>
          </table:table-cell>
          <table:table-cell office:value-type="float" office:value="254.883423">
            <text:p>254,883423</text:p>
          </table:table-cell>
          <table:table-cell office:value-type="float" office:value="19.280506">
            <text:p>19,280506</text:p>
          </table:table-cell>
          <table:table-cell office:value-type="float" office:value="457.065796">
            <text:p>457,065796</text:p>
          </table:table-cell>
          <table:table-cell office:value-type="float" office:value="12.866388">
            <text:p>12,866388</text:p>
          </table:table-cell>
          <table:table-cell office:value-type="float" office:value="35.043468">
            <text:p>35,043468</text:p>
          </table:table-cell>
          <table:table-cell office:value-type="float" office:value="10.260139">
            <text:p>10,260139</text:p>
          </table:table-cell>
          <table:table-cell office:value-type="float" office:value="58.303448">
            <text:p>58,303448</text:p>
          </table:table-cell>
          <table:table-cell office:value-type="float" office:value="10.511181">
            <text:p>10,511181</text:p>
          </table:table-cell>
          <table:table-cell office:value-type="float" office:value="29.590414">
            <text:p>29,590414</text:p>
          </table:table-cell>
          <table:table-cell office:value-type="float" office:value="10.986908">
            <text:p>10,986908</text:p>
          </table:table-cell>
          <table:table-cell table:number-columns-repeated="6" office:value-type="float" office:value="0">
            <text:p>0</text:p>
          </table:table-cell>
          <table:table-cell office:value-type="float" office:value="192.39415">
            <text:p>192,39415</text:p>
          </table:table-cell>
          <table:table-cell office:value-type="float" office:value="21.121744">
            <text:p>21,121744</text:p>
          </table:table-cell>
        </table:table-row>
        <table:table-row table:style-name="ro1">
          <table:table-cell office:value-type="string">
            <text:p>AFR372 <text:s text:c="5"/></text:p>
          </table:table-cell>
          <table:table-cell office:value-type="float" office:value="5325.31543">
            <text:p>5325,31543</text:p>
          </table:table-cell>
          <table:table-cell office:value-type="float" office:value="769.178284">
            <text:p>769,178284</text:p>
          </table:table-cell>
          <table:table-cell office:value-type="float" office:value="1837.298706">
            <text:p>1837,298706</text:p>
          </table:table-cell>
          <table:table-cell office:value-type="float" office:value="431.855804">
            <text:p>431,855804</text:p>
          </table:table-cell>
          <table:table-cell office:value-type="float" office:value="10966.276367">
            <text:p>10966,276367</text:p>
          </table:table-cell>
          <table:table-cell office:value-type="float" office:value="316.595642">
            <text:p>316,595642</text:p>
          </table:table-cell>
          <table:table-cell office:value-type="float" office:value="23414.46875">
            <text:p>23414,46875</text:p>
          </table:table-cell>
          <table:table-cell office:value-type="float" office:value="531.090149">
            <text:p>531,090149</text:p>
          </table:table-cell>
          <table:table-cell office:value-type="float" office:value="166.104126">
            <text:p>166,104126</text:p>
          </table:table-cell>
          <table:table-cell office:value-type="float" office:value="27.951355">
            <text:p>27,951355</text:p>
          </table:table-cell>
          <table:table-cell office:value-type="float" office:value="6082.026855">
            <text:p>6082,026855</text:p>
          </table:table-cell>
          <table:table-cell office:value-type="float" office:value="122.623497">
            <text:p>122,623497</text:p>
          </table:table-cell>
          <table:table-cell office:value-type="float" office:value="3661.345703">
            <text:p>3661,345703</text:p>
          </table:table-cell>
          <table:table-cell office:value-type="float" office:value="68.513252">
            <text:p>68,513252</text:p>
          </table:table-cell>
          <table:table-cell office:value-type="float" office:value="8310.307617">
            <text:p>8310,307617</text:p>
          </table:table-cell>
          <table:table-cell office:value-type="float" office:value="118.958382">
            <text:p>118,958382</text:p>
          </table:table-cell>
          <table:table-cell office:value-type="float" office:value="5008.96875">
            <text:p>5008,96875</text:p>
          </table:table-cell>
          <table:table-cell office:value-type="float" office:value="68.489349">
            <text:p>68,489349</text:p>
          </table:table-cell>
          <table:table-cell office:value-type="float" office:value="772.009033">
            <text:p>772,009033</text:p>
          </table:table-cell>
          <table:table-cell office:value-type="float" office:value="21.659391">
            <text:p>21,659391</text:p>
          </table:table-cell>
          <table:table-cell office:value-type="float" office:value="15.254301">
            <text:p>15,254301</text:p>
          </table:table-cell>
          <table:table-cell office:value-type="float" office:value="4.997548">
            <text:p>4,997548</text:p>
          </table:table-cell>
          <table:table-cell office:value-type="float" office:value="34.395538">
            <text:p>34,395538</text:p>
          </table:table-cell>
          <table:table-cell office:value-type="float" office:value="7.246752">
            <text:p>7,246752</text:p>
          </table:table-cell>
          <table:table-cell office:value-type="float" office:value="192.681808">
            <text:p>192,681808</text:p>
          </table:table-cell>
          <table:table-cell office:value-type="float" office:value="6.686577">
            <text:p>6,686577</text:p>
          </table:table-cell>
          <table:table-cell office:value-type="float" office:value="7309.29834">
            <text:p>7309,29834</text:p>
          </table:table-cell>
          <table:table-cell office:value-type="float" office:value="191.661301">
            <text:p>191,661301</text:p>
          </table:table-cell>
          <table:table-cell office:value-type="float" office:value="37.123486">
            <text:p>37,123486</text:p>
          </table:table-cell>
          <table:table-cell office:value-type="float" office:value="7.363733">
            <text:p>7,363733</text:p>
          </table:table-cell>
          <table:table-cell office:value-type="float" office:value="6.281197">
            <text:p>6,281197</text:p>
          </table:table-cell>
          <table:table-cell office:value-type="float" office:value="14.428441">
            <text:p>14,428441</text:p>
          </table:table-cell>
          <table:table-cell office:value-type="float" office:value="1068.789917">
            <text:p>1068,789917</text:p>
          </table:table-cell>
          <table:table-cell office:value-type="float" office:value="28.512484">
            <text:p>28,512484</text:p>
          </table:table-cell>
          <table:table-cell office:value-type="float" office:value="131.489334">
            <text:p>131,489334</text:p>
          </table:table-cell>
          <table:table-cell office:value-type="float" office:value="8.945127">
            <text:p>8,945127</text:p>
          </table:table-cell>
          <table:table-cell office:value-type="float" office:value="34.334087">
            <text:p>34,334087</text:p>
          </table:table-cell>
          <table:table-cell office:value-type="float" office:value="9.244761">
            <text:p>9,244761</text:p>
          </table:table-cell>
          <table:table-cell office:value-type="float" office:value="62.603703">
            <text:p>62,603703</text:p>
          </table:table-cell>
          <table:table-cell office:value-type="float" office:value="9.527683">
            <text:p>9,527683</text:p>
          </table:table-cell>
          <table:table-cell office:value-type="float" office:value="21.910669">
            <text:p>21,910669</text:p>
          </table:table-cell>
          <table:table-cell office:value-type="float" office:value="9.983442">
            <text:p>9,983442</text:p>
          </table:table-cell>
          <table:table-cell table:number-columns-repeated="6" office:value-type="float" office:value="0">
            <text:p>0</text:p>
          </table:table-cell>
          <table:table-cell office:value-type="float" office:value="275.956848">
            <text:p>275,956848</text:p>
          </table:table-cell>
          <table:table-cell office:value-type="float" office:value="19.873789">
            <text:p>19,873789</text:p>
          </table:table-cell>
        </table:table-row>
        <table:table-row table:style-name="ro1">
          <table:table-cell office:value-type="string">
            <text:p>AFR373 <text:s text:c="5"/></text:p>
          </table:table-cell>
          <table:table-cell office:value-type="float" office:value="21691.785156">
            <text:p>21691,785156</text:p>
          </table:table-cell>
          <table:table-cell office:value-type="float" office:value="1747.903442">
            <text:p>1747,903442</text:p>
          </table:table-cell>
          <table:table-cell office:value-type="float" office:value="4669.748535">
            <text:p>4669,748535</text:p>
          </table:table-cell>
          <table:table-cell office:value-type="float" office:value="546.350403">
            <text:p>546,350403</text:p>
          </table:table-cell>
          <table:table-cell office:value-type="float" office:value="22360.410156">
            <text:p>22360,410156</text:p>
          </table:table-cell>
          <table:table-cell office:value-type="float" office:value="583.534363">
            <text:p>583,534363</text:p>
          </table:table-cell>
          <table:table-cell office:value-type="float" office:value="52271.25">
            <text:p>52271,25</text:p>
          </table:table-cell>
          <table:table-cell office:value-type="float" office:value="1176.559937">
            <text:p>1176,559937</text:p>
          </table:table-cell>
          <table:table-cell office:value-type="float" office:value="359.038147">
            <text:p>359,038147</text:p>
          </table:table-cell>
          <table:table-cell office:value-type="float" office:value="45.541832">
            <text:p>45,541832</text:p>
          </table:table-cell>
          <table:table-cell office:value-type="float" office:value="9796.601563">
            <text:p>9796,601563</text:p>
          </table:table-cell>
          <table:table-cell office:value-type="float" office:value="199.957306">
            <text:p>199,957306</text:p>
          </table:table-cell>
          <table:table-cell office:value-type="float" office:value="45539.984375">
            <text:p>45539,984375</text:p>
          </table:table-cell>
          <table:table-cell office:value-type="float" office:value="783.155151">
            <text:p>783,155151</text:p>
          </table:table-cell>
          <table:table-cell office:value-type="float" office:value="21769.675781">
            <text:p>21769,675781</text:p>
          </table:table-cell>
          <table:table-cell office:value-type="float" office:value="307.702484">
            <text:p>307,702484</text:p>
          </table:table-cell>
          <table:table-cell office:value-type="float" office:value="19635.595703">
            <text:p>19635,595703</text:p>
          </table:table-cell>
          <table:table-cell office:value-type="float" office:value="260.434998">
            <text:p>260,434998</text:p>
          </table:table-cell>
          <table:table-cell office:value-type="float" office:value="1929.859985">
            <text:p>1929,859985</text:p>
          </table:table-cell>
          <table:table-cell office:value-type="float" office:value="52.158382">
            <text:p>52,158382</text:p>
          </table:table-cell>
          <table:table-cell office:value-type="float" office:value="29.841591">
            <text:p>29,841591</text:p>
          </table:table-cell>
          <table:table-cell office:value-type="float" office:value="6.090836">
            <text:p>6,090836</text:p>
          </table:table-cell>
          <table:table-cell office:value-type="float" office:value="72.535812">
            <text:p>72,535812</text:p>
          </table:table-cell>
          <table:table-cell office:value-type="float" office:value="7.74793">
            <text:p>7,74793</text:p>
          </table:table-cell>
          <table:table-cell office:value-type="float" office:value="297.394623">
            <text:p>297,394623</text:p>
          </table:table-cell>
          <table:table-cell office:value-type="float" office:value="8.979011">
            <text:p>8,979011</text:p>
          </table:table-cell>
          <table:table-cell office:value-type="float" office:value="17990.587891">
            <text:p>17990,587891</text:p>
          </table:table-cell>
          <table:table-cell office:value-type="float" office:value="468.892059">
            <text:p>468,892059</text:p>
          </table:table-cell>
          <table:table-cell office:value-type="float" office:value="34.914185">
            <text:p>34,914185</text:p>
          </table:table-cell>
          <table:table-cell office:value-type="float" office:value="7.934649">
            <text:p>7,934649</text:p>
          </table:table-cell>
          <table:table-cell office:value-type="float" office:value="112.097588">
            <text:p>112,097588</text:p>
          </table:table-cell>
          <table:table-cell office:value-type="float" office:value="15.454016">
            <text:p>15,454016</text:p>
          </table:table-cell>
          <table:table-cell office:value-type="float" office:value="1604.19043">
            <text:p>1604,19043</text:p>
          </table:table-cell>
          <table:table-cell office:value-type="float" office:value="37.311176">
            <text:p>37,311176</text:p>
          </table:table-cell>
          <table:table-cell office:value-type="float" office:value="519.748352">
            <text:p>519,748352</text:p>
          </table:table-cell>
          <table:table-cell office:value-type="float" office:value="13.527297">
            <text:p>13,527297</text:p>
          </table:table-cell>
          <table:table-cell office:value-type="float" office:value="48.569023">
            <text:p>48,569023</text:p>
          </table:table-cell>
          <table:table-cell office:value-type="float" office:value="9.973668">
            <text:p>9,973668</text:p>
          </table:table-cell>
          <table:table-cell office:value-type="float" office:value="155.634201">
            <text:p>155,634201</text:p>
          </table:table-cell>
          <table:table-cell office:value-type="float" office:value="10.634772">
            <text:p>10,634772</text:p>
          </table:table-cell>
          <table:table-cell office:value-type="float" office:value="67.218414">
            <text:p>67,218414</text:p>
          </table:table-cell>
          <table:table-cell office:value-type="float" office:value="10.819045">
            <text:p>10,819045</text:p>
          </table:table-cell>
          <table:table-cell office:value-type="float" office:value="54.707508">
            <text:p>54,707508</text:p>
          </table:table-cell>
          <table:table-cell office:value-type="float" office:value="73.054497">
            <text:p>73,054497</text:p>
          </table:table-cell>
          <table:table-cell table:number-columns-repeated="4" office:value-type="float" office:value="0">
            <text:p>0</text:p>
          </table:table-cell>
          <table:table-cell office:value-type="float" office:value="526.31189">
            <text:p>526,31189</text:p>
          </table:table-cell>
          <table:table-cell office:value-type="float" office:value="23.58947">
            <text:p>23,58947</text:p>
          </table:table-cell>
        </table:table-row>
        <table:table-row table:style-name="ro1">
          <table:table-cell office:value-type="string">
            <text:p>AFR374 <text:s text:c="5"/></text:p>
          </table:table-cell>
          <table:table-cell office:value-type="float" office:value="4766.156738">
            <text:p>4766,156738</text:p>
          </table:table-cell>
          <table:table-cell office:value-type="float" office:value="760.95813">
            <text:p>760,95813</text:p>
          </table:table-cell>
          <table:table-cell office:value-type="float" office:value="1690.659546">
            <text:p>1690,659546</text:p>
          </table:table-cell>
          <table:table-cell office:value-type="float" office:value="439.322815">
            <text:p>439,322815</text:p>
          </table:table-cell>
          <table:table-cell office:value-type="float" office:value="13645.623047">
            <text:p>13645,623047</text:p>
          </table:table-cell>
          <table:table-cell office:value-type="float" office:value="376.299622">
            <text:p>376,299622</text:p>
          </table:table-cell>
          <table:table-cell office:value-type="float" office:value="27951.984375">
            <text:p>27951,984375</text:p>
          </table:table-cell>
          <table:table-cell office:value-type="float" office:value="642.500061">
            <text:p>642,500061</text:p>
          </table:table-cell>
          <table:table-cell office:value-type="float" office:value="175.147919">
            <text:p>175,147919</text:p>
          </table:table-cell>
          <table:table-cell office:value-type="float" office:value="32.164322">
            <text:p>32,164322</text:p>
          </table:table-cell>
          <table:table-cell office:value-type="float" office:value="6524.984375">
            <text:p>6524,984375</text:p>
          </table:table-cell>
          <table:table-cell office:value-type="float" office:value="135.399872">
            <text:p>135,399872</text:p>
          </table:table-cell>
          <table:table-cell office:value-type="float" office:value="6915.557617">
            <text:p>6915,557617</text:p>
          </table:table-cell>
          <table:table-cell office:value-type="float" office:value="126.297066">
            <text:p>126,297066</text:p>
          </table:table-cell>
          <table:table-cell office:value-type="float" office:value="12035.102539">
            <text:p>12035,102539</text:p>
          </table:table-cell>
          <table:table-cell office:value-type="float" office:value="171.854385">
            <text:p>171,854385</text:p>
          </table:table-cell>
          <table:table-cell office:value-type="float" office:value="7193.499023">
            <text:p>7193,499023</text:p>
          </table:table-cell>
          <table:table-cell office:value-type="float" office:value="98.451286">
            <text:p>98,451286</text:p>
          </table:table-cell>
          <table:table-cell office:value-type="float" office:value="1007.433716">
            <text:p>1007,433716</text:p>
          </table:table-cell>
          <table:table-cell office:value-type="float" office:value="27.812519">
            <text:p>27,812519</text:p>
          </table:table-cell>
          <table:table-cell office:value-type="float" office:value="35.641705">
            <text:p>35,641705</text:p>
          </table:table-cell>
          <table:table-cell office:value-type="float" office:value="5.183034">
            <text:p>5,183034</text:p>
          </table:table-cell>
          <table:table-cell office:value-type="float" office:value="37.700367">
            <text:p>37,700367</text:p>
          </table:table-cell>
          <table:table-cell office:value-type="float" office:value="7.242844">
            <text:p>7,242844</text:p>
          </table:table-cell>
          <table:table-cell office:value-type="float" office:value="195.992126">
            <text:p>195,992126</text:p>
          </table:table-cell>
          <table:table-cell office:value-type="float" office:value="6.709986">
            <text:p>6,709986</text:p>
          </table:table-cell>
          <table:table-cell office:value-type="float" office:value="9447.876953">
            <text:p>9447,876953</text:p>
          </table:table-cell>
          <table:table-cell office:value-type="float" office:value="247.137741">
            <text:p>247,137741</text:p>
          </table:table-cell>
          <table:table-cell office:value-type="float" office:value="31.038857">
            <text:p>31,038857</text:p>
          </table:table-cell>
          <table:table-cell office:value-type="float" office:value="7.205213">
            <text:p>7,205213</text:p>
          </table:table-cell>
          <table:table-cell office:value-type="float" office:value="34.65873">
            <text:p>34,65873</text:p>
          </table:table-cell>
          <table:table-cell office:value-type="float" office:value="14.510345">
            <text:p>14,510345</text:p>
          </table:table-cell>
          <table:table-cell office:value-type="float" office:value="317.690247">
            <text:p>317,690247</text:p>
          </table:table-cell>
          <table:table-cell office:value-type="float" office:value="19.393311">
            <text:p>19,393311</text:p>
          </table:table-cell>
          <table:table-cell office:value-type="float" office:value="145.051483">
            <text:p>145,051483</text:p>
          </table:table-cell>
          <table:table-cell office:value-type="float" office:value="8.830812">
            <text:p>8,830812</text:p>
          </table:table-cell>
          <table:table-cell office:value-type="float" office:value="49.136524">
            <text:p>49,136524</text:p>
          </table:table-cell>
          <table:table-cell office:value-type="float" office:value="9.080397">
            <text:p>9,080397</text:p>
          </table:table-cell>
          <table:table-cell office:value-type="float" office:value="72.729301">
            <text:p>72,729301</text:p>
          </table:table-cell>
          <table:table-cell office:value-type="float" office:value="9.381432">
            <text:p>9,381432</text:p>
          </table:table-cell>
          <table:table-cell office:value-type="float" office:value="30.003304">
            <text:p>30,003304</text:p>
          </table:table-cell>
          <table:table-cell office:value-type="float" office:value="9.780671">
            <text:p>9,780671</text:p>
          </table:table-cell>
          <table:table-cell table:number-columns-repeated="6" office:value-type="float" office:value="0">
            <text:p>0</text:p>
          </table:table-cell>
          <table:table-cell office:value-type="float" office:value="197.105255">
            <text:p>197,105255</text:p>
          </table:table-cell>
          <table:table-cell office:value-type="float" office:value="18.958055">
            <text:p>18,958055</text:p>
          </table:table-cell>
        </table:table-row>
        <table:table-row table:style-name="ro1">
          <table:table-cell office:value-type="string">
            <text:p>AFR375 <text:s text:c="5"/></text:p>
          </table:table-cell>
          <table:table-cell office:value-type="float" office:value="922.09314">
            <text:p>922,09314</text:p>
          </table:table-cell>
          <table:table-cell office:value-type="float" office:value="694.265015">
            <text:p>694,265015</text:p>
          </table:table-cell>
          <table:table-cell office:value-type="float" office:value="474.411285">
            <text:p>474,411285</text:p>
          </table:table-cell>
          <table:table-cell office:value-type="float" office:value="405.752228">
            <text:p>405,752228</text:p>
          </table:table-cell>
          <table:table-cell office:value-type="float" office:value="943.81897">
            <text:p>943,81897</text:p>
          </table:table-cell>
          <table:table-cell office:value-type="float" office:value="132.778839">
            <text:p>132,778839</text:p>
          </table:table-cell>
          <table:table-cell office:value-type="float" office:value="1401.494263">
            <text:p>1401,494263</text:p>
          </table:table-cell>
          <table:table-cell office:value-type="float" office:value="67.462273">
            <text:p>67,462273</text:p>
          </table:table-cell>
          <table:table-cell office:value-type="float" office:value="21.983614">
            <text:p>21,983614</text:p>
          </table:table-cell>
          <table:table-cell office:value-type="float" office:value="21.988428">
            <text:p>21,988428</text:p>
          </table:table-cell>
          <table:table-cell office:value-type="float" office:value="322.471954">
            <text:p>322,471954</text:p>
          </table:table-cell>
          <table:table-cell office:value-type="float" office:value="17.286699">
            <text:p>17,286699</text:p>
          </table:table-cell>
          <table:table-cell office:value-type="float" office:value="133.145233">
            <text:p>133,145233</text:p>
          </table:table-cell>
          <table:table-cell office:value-type="float" office:value="12.419281">
            <text:p>12,419281</text:p>
          </table:table-cell>
          <table:table-cell office:value-type="float" office:value="339.9823">
            <text:p>339,9823</text:p>
          </table:table-cell>
          <table:table-cell office:value-type="float" office:value="10.88417">
            <text:p>10,88417</text:p>
          </table:table-cell>
          <table:table-cell office:value-type="float" office:value="267.43869">
            <text:p>267,43869</text:p>
          </table:table-cell>
          <table:table-cell office:value-type="float" office:value="11.249431">
            <text:p>11,249431</text:p>
          </table:table-cell>
          <table:table-cell office:value-type="float" office:value="60.284809">
            <text:p>60,284809</text:p>
          </table:table-cell>
          <table:table-cell office:value-type="float" office:value="5.510717">
            <text:p>5,510717</text:p>
          </table:table-cell>
          <table:table-cell table:number-columns-repeated="2" office:value-type="float" office:value="0">
            <text:p>0</text:p>
          </table:table-cell>
          <table:table-cell office:value-type="float" office:value="34.125103">
            <text:p>34,125103</text:p>
          </table:table-cell>
          <table:table-cell office:value-type="float" office:value="7.667775">
            <text:p>7,667775</text:p>
          </table:table-cell>
          <table:table-cell office:value-type="float" office:value="24.534834">
            <text:p>24,534834</text:p>
          </table:table-cell>
          <table:table-cell office:value-type="float" office:value="5.111061">
            <text:p>5,111061</text:p>
          </table:table-cell>
          <table:table-cell office:value-type="float" office:value="573.47113">
            <text:p>573,47113</text:p>
          </table:table-cell>
          <table:table-cell office:value-type="float" office:value="19.411978">
            <text:p>19,411978</text:p>
          </table:table-cell>
          <table:table-cell office:value-type="float" office:value="71.021942">
            <text:p>71,021942</text:p>
          </table:table-cell>
          <table:table-cell office:value-type="float" office:value="8.740649">
            <text:p>8,740649</text:p>
          </table:table-cell>
          <table:table-cell table:number-columns-repeated="2" office:value-type="float" office:value="0">
            <text:p>0</text:p>
          </table:table-cell>
          <table:table-cell office:value-type="float" office:value="44.061966">
            <text:p>44,061966</text:p>
          </table:table-cell>
          <table:table-cell office:value-type="float" office:value="18.599051">
            <text:p>18,599051</text:p>
          </table:table-cell>
          <table:table-cell office:value-type="float" office:value="44.475636">
            <text:p>44,475636</text:p>
          </table:table-cell>
          <table:table-cell office:value-type="float" office:value="10.044953">
            <text:p>10,044953</text:p>
          </table:table-cell>
          <table:table-cell office:value-type="float" office:value="19.818384">
            <text:p>19,818384</text:p>
          </table:table-cell>
          <table:table-cell office:value-type="float" office:value="10.895919">
            <text:p>10,895919</text:p>
          </table:table-cell>
          <table:table-cell office:value-type="float" office:value="28.896578">
            <text:p>28,896578</text:p>
          </table:table-cell>
          <table:table-cell office:value-type="float" office:value="11.177976">
            <text:p>11,177976</text:p>
          </table:table-cell>
          <table:table-cell office:value-type="float" office:value="14.106112">
            <text:p>14,106112</text:p>
          </table:table-cell>
          <table:table-cell office:value-type="float" office:value="11.830493">
            <text:p>11,830493</text:p>
          </table:table-cell>
          <table:table-cell office:value-type="float" office:value="71.494186">
            <text:p>71,494186</text:p>
          </table:table-cell>
          <table:table-cell office:value-type="float" office:value="33.312138">
            <text:p>33,312138</text:p>
          </table:table-cell>
          <table:table-cell table:number-columns-repeated="4" office:value-type="float" office:value="0">
            <text:p>0</text:p>
          </table:table-cell>
          <table:table-cell office:value-type="float" office:value="71.924095">
            <text:p>71,924095</text:p>
          </table:table-cell>
          <table:table-cell office:value-type="float" office:value="22.065701">
            <text:p>22,065701</text:p>
          </table:table-cell>
        </table:table-row>
        <table:table-row table:style-name="ro1">
          <table:table-cell office:value-type="string">
            <text:p>AFR376 <text:s text:c="5"/></text:p>
          </table:table-cell>
          <table:table-cell office:value-type="float" office:value="869.801453">
            <text:p>869,801453</text:p>
          </table:table-cell>
          <table:table-cell office:value-type="float" office:value="659.314148">
            <text:p>659,314148</text:p>
          </table:table-cell>
          <table:table-cell office:value-type="float" office:value="1227.588745">
            <text:p>1227,588745</text:p>
          </table:table-cell>
          <table:table-cell office:value-type="float" office:value="408.86319">
            <text:p>408,86319</text:p>
          </table:table-cell>
          <table:table-cell office:value-type="float" office:value="596.281738">
            <text:p>596,281738</text:p>
          </table:table-cell>
          <table:table-cell office:value-type="float" office:value="128.917191">
            <text:p>128,917191</text:p>
          </table:table-cell>
          <table:table-cell office:value-type="float" office:value="1041.635132">
            <text:p>1041,635132</text:p>
          </table:table-cell>
          <table:table-cell office:value-type="float" office:value="62.184544">
            <text:p>62,184544</text:p>
          </table:table-cell>
          <table:table-cell office:value-type="float" office:value="39.792641">
            <text:p>39,792641</text:p>
          </table:table-cell>
          <table:table-cell office:value-type="float" office:value="21.721052">
            <text:p>21,721052</text:p>
          </table:table-cell>
          <table:table-cell office:value-type="float" office:value="341.819336">
            <text:p>341,819336</text:p>
          </table:table-cell>
          <table:table-cell office:value-type="float" office:value="17.262463">
            <text:p>17,262463</text:p>
          </table:table-cell>
          <table:table-cell office:value-type="float" office:value="43.691166">
            <text:p>43,691166</text:p>
          </table:table-cell>
          <table:table-cell office:value-type="float" office:value="11.207602">
            <text:p>11,207602</text:p>
          </table:table-cell>
          <table:table-cell office:value-type="float" office:value="276.520874">
            <text:p>276,520874</text:p>
          </table:table-cell>
          <table:table-cell office:value-type="float" office:value="10.163966">
            <text:p>10,163966</text:p>
          </table:table-cell>
          <table:table-cell office:value-type="float" office:value="227.627594">
            <text:p>227,627594</text:p>
          </table:table-cell>
          <table:table-cell office:value-type="float" office:value="10.928842">
            <text:p>10,928842</text:p>
          </table:table-cell>
          <table:table-cell office:value-type="float" office:value="41.834785">
            <text:p>41,834785</text:p>
          </table:table-cell>
          <table:table-cell office:value-type="float" office:value="5.253001">
            <text:p>5,253001</text:p>
          </table:table-cell>
          <table:table-cell office:value-type="float" office:value="6.699133">
            <text:p>6,699133</text:p>
          </table:table-cell>
          <table:table-cell office:value-type="float" office:value="5.221846">
            <text:p>5,221846</text:p>
          </table:table-cell>
          <table:table-cell office:value-type="float" office:value="26.317041">
            <text:p>26,317041</text:p>
          </table:table-cell>
          <table:table-cell office:value-type="float" office:value="7.571413">
            <text:p>7,571413</text:p>
          </table:table-cell>
          <table:table-cell office:value-type="float" office:value="24.838055">
            <text:p>24,838055</text:p>
          </table:table-cell>
          <table:table-cell office:value-type="float" office:value="4.989886">
            <text:p>4,989886</text:p>
          </table:table-cell>
          <table:table-cell office:value-type="float" office:value="407.6427">
            <text:p>407,6427</text:p>
          </table:table-cell>
          <table:table-cell office:value-type="float" office:value="15.733198">
            <text:p>15,733198</text:p>
          </table:table-cell>
          <table:table-cell office:value-type="float" office:value="58.546455">
            <text:p>58,546455</text:p>
          </table:table-cell>
          <table:table-cell office:value-type="float" office:value="8.523456">
            <text:p>8,523456</text:p>
          </table:table-cell>
          <table:table-cell table:number-columns-repeated="2" office:value-type="float" office:value="0">
            <text:p>0</text:p>
          </table:table-cell>
          <table:table-cell office:value-type="float" office:value="44.09848">
            <text:p>44,09848</text:p>
          </table:table-cell>
          <table:table-cell office:value-type="float" office:value="18.545712">
            <text:p>18,545712</text:p>
          </table:table-cell>
          <table:table-cell office:value-type="float" office:value="46.535145">
            <text:p>46,535145</text:p>
          </table:table-cell>
          <table:table-cell office:value-type="float" office:value="9.910585">
            <text:p>9,910585</text:p>
          </table:table-cell>
          <table:table-cell office:value-type="float" office:value="13.620133">
            <text:p>13,620133</text:p>
          </table:table-cell>
          <table:table-cell office:value-type="float" office:value="10.69112">
            <text:p>10,69112</text:p>
          </table:table-cell>
          <table:table-cell office:value-type="float" office:value="28.401676">
            <text:p>28,401676</text:p>
          </table:table-cell>
          <table:table-cell office:value-type="float" office:value="11.014335">
            <text:p>11,014335</text:p>
          </table:table-cell>
          <table:table-cell office:value-type="float" office:value="15.607224">
            <text:p>15,607224</text:p>
          </table:table-cell>
          <table:table-cell office:value-type="float" office:value="11.596745">
            <text:p>11,596745</text:p>
          </table:table-cell>
          <table:table-cell office:value-type="float" office:value="68.958351">
            <text:p>68,958351</text:p>
          </table:table-cell>
          <table:table-cell office:value-type="float" office:value="32.708321">
            <text:p>32,708321</text:p>
          </table:table-cell>
          <table:table-cell table:number-columns-repeated="4" office:value-type="float" office:value="0">
            <text:p>0</text:p>
          </table:table-cell>
          <table:table-cell office:value-type="float" office:value="61.149261">
            <text:p>61,149261</text:p>
          </table:table-cell>
          <table:table-cell office:value-type="float" office:value="21.740644">
            <text:p>21,740644</text:p>
          </table:table-cell>
        </table:table-row>
        <table:table-row table:style-name="ro1">
          <table:table-cell office:value-type="string">
            <text:p>AFR377 <text:s text:c="5"/></text:p>
          </table:table-cell>
          <table:table-cell office:value-type="float" office:value="1492.644775">
            <text:p>1492,644775</text:p>
          </table:table-cell>
          <table:table-cell office:value-type="float" office:value="691.244995">
            <text:p>691,244995</text:p>
          </table:table-cell>
          <table:table-cell office:value-type="float" office:value="1051.367188">
            <text:p>1051,367188</text:p>
          </table:table-cell>
          <table:table-cell office:value-type="float" office:value="410.92041">
            <text:p>410,92041</text:p>
          </table:table-cell>
          <table:table-cell office:value-type="float" office:value="884.561646">
            <text:p>884,561646</text:p>
          </table:table-cell>
          <table:table-cell office:value-type="float" office:value="132.69075">
            <text:p>132,69075</text:p>
          </table:table-cell>
          <table:table-cell office:value-type="float" office:value="1084.490967">
            <text:p>1084,490967</text:p>
          </table:table-cell>
          <table:table-cell office:value-type="float" office:value="63.390656">
            <text:p>63,390656</text:p>
          </table:table-cell>
          <table:table-cell office:value-type="float" office:value="13.579833">
            <text:p>13,579833</text:p>
          </table:table-cell>
          <table:table-cell office:value-type="float" office:value="21.729593">
            <text:p>21,729593</text:p>
          </table:table-cell>
          <table:table-cell office:value-type="float" office:value="348.075714">
            <text:p>348,075714</text:p>
          </table:table-cell>
          <table:table-cell office:value-type="float" office:value="17.499533">
            <text:p>17,499533</text:p>
          </table:table-cell>
          <table:table-cell office:value-type="float" office:value="114.939201">
            <text:p>114,939201</text:p>
          </table:table-cell>
          <table:table-cell office:value-type="float" office:value="12.26305">
            <text:p>12,26305</text:p>
          </table:table-cell>
          <table:table-cell office:value-type="float" office:value="276.103271">
            <text:p>276,103271</text:p>
          </table:table-cell>
          <table:table-cell office:value-type="float" office:value="10.270245">
            <text:p>10,270245</text:p>
          </table:table-cell>
          <table:table-cell office:value-type="float" office:value="233.867233">
            <text:p>233,867233</text:p>
          </table:table-cell>
          <table:table-cell office:value-type="float" office:value="11.022587">
            <text:p>11,022587</text:p>
          </table:table-cell>
          <table:table-cell office:value-type="float" office:value="46.764877">
            <text:p>46,764877</text:p>
          </table:table-cell>
          <table:table-cell office:value-type="float" office:value="5.393005">
            <text:p>5,393005</text:p>
          </table:table-cell>
          <table:table-cell office:value-type="float" office:value="4.325596">
            <text:p>4,325596</text:p>
          </table:table-cell>
          <table:table-cell office:value-type="float" office:value="5.342386">
            <text:p>5,342386</text:p>
          </table:table-cell>
          <table:table-cell office:value-type="float" office:value="42.116306">
            <text:p>42,116306</text:p>
          </table:table-cell>
          <table:table-cell office:value-type="float" office:value="7.71533">
            <text:p>7,71533</text:p>
          </table:table-cell>
          <table:table-cell office:value-type="float" office:value="26.852247">
            <text:p>26,852247</text:p>
          </table:table-cell>
          <table:table-cell office:value-type="float" office:value="5.128165">
            <text:p>5,128165</text:p>
          </table:table-cell>
          <table:table-cell office:value-type="float" office:value="460.431519">
            <text:p>460,431519</text:p>
          </table:table-cell>
          <table:table-cell office:value-type="float" office:value="16.914684">
            <text:p>16,914684</text:p>
          </table:table-cell>
          <table:table-cell office:value-type="float" office:value="68.015961">
            <text:p>68,015961</text:p>
          </table:table-cell>
          <table:table-cell office:value-type="float" office:value="8.799704">
            <text:p>8,799704</text:p>
          </table:table-cell>
          <table:table-cell table:number-columns-repeated="2" office:value-type="float" office:value="0">
            <text:p>0</text:p>
          </table:table-cell>
          <table:table-cell office:value-type="float" office:value="38.479805">
            <text:p>38,479805</text:p>
          </table:table-cell>
          <table:table-cell office:value-type="float" office:value="18.614317">
            <text:p>18,614317</text:p>
          </table:table-cell>
          <table:table-cell office:value-type="float" office:value="45.86248">
            <text:p>45,86248</text:p>
          </table:table-cell>
          <table:table-cell office:value-type="float" office:value="10.152385">
            <text:p>10,152385</text:p>
          </table:table-cell>
          <table:table-cell office:value-type="float" office:value="19.433683">
            <text:p>19,433683</text:p>
          </table:table-cell>
          <table:table-cell office:value-type="float" office:value="11.013023">
            <text:p>11,013023</text:p>
          </table:table-cell>
          <table:table-cell office:value-type="float" office:value="36.615345">
            <text:p>36,615345</text:p>
          </table:table-cell>
          <table:table-cell office:value-type="float" office:value="11.334573">
            <text:p>11,334573</text:p>
          </table:table-cell>
          <table:table-cell office:value-type="float" office:value="8.762395">
            <text:p>8,762395</text:p>
          </table:table-cell>
          <table:table-cell office:value-type="float" office:value="11.906182">
            <text:p>11,906182</text:p>
          </table:table-cell>
          <table:table-cell office:value-type="float" office:value="92.445908">
            <text:p>92,445908</text:p>
          </table:table-cell>
          <table:table-cell office:value-type="float" office:value="33.372623">
            <text:p>33,372623</text:p>
          </table:table-cell>
          <table:table-cell table:number-columns-repeated="4" office:value-type="float" office:value="0">
            <text:p>0</text:p>
          </table:table-cell>
          <table:table-cell office:value-type="float" office:value="77.981194">
            <text:p>77,981194</text:p>
          </table:table-cell>
          <table:table-cell office:value-type="float" office:value="22.311293">
            <text:p>22,311293</text:p>
          </table:table-cell>
        </table:table-row>
        <table:table-row table:style-name="ro1">
          <table:table-cell office:value-type="string">
            <text:p>AFR378 <text:s text:c="5"/></text:p>
          </table:table-cell>
          <table:table-cell office:value-type="float" office:value="939.825684">
            <text:p>939,825684</text:p>
          </table:table-cell>
          <table:table-cell office:value-type="float" office:value="579.664734">
            <text:p>579,664734</text:p>
          </table:table-cell>
          <table:table-cell office:value-type="float" office:value="717.270203">
            <text:p>717,270203</text:p>
          </table:table-cell>
          <table:table-cell office:value-type="float" office:value="380.397522">
            <text:p>380,397522</text:p>
          </table:table-cell>
          <table:table-cell office:value-type="float" office:value="1294.448853">
            <text:p>1294,448853</text:p>
          </table:table-cell>
          <table:table-cell office:value-type="float" office:value="128.411957">
            <text:p>128,411957</text:p>
          </table:table-cell>
          <table:table-cell office:value-type="float" office:value="2087.690186">
            <text:p>2087,690186</text:p>
          </table:table-cell>
          <table:table-cell office:value-type="float" office:value="75.615875">
            <text:p>75,615875</text:p>
          </table:table-cell>
          <table:table-cell office:value-type="float" office:value="51.495861">
            <text:p>51,495861</text:p>
          </table:table-cell>
          <table:table-cell office:value-type="float" office:value="19.303423">
            <text:p>19,303423</text:p>
          </table:table-cell>
          <table:table-cell office:value-type="float" office:value="258.851196">
            <text:p>258,851196</text:p>
          </table:table-cell>
          <table:table-cell office:value-type="float" office:value="14.904569">
            <text:p>14,904569</text:p>
          </table:table-cell>
          <table:table-cell office:value-type="float" office:value="139.120529">
            <text:p>139,120529</text:p>
          </table:table-cell>
          <table:table-cell office:value-type="float" office:value="11.292812">
            <text:p>11,292812</text:p>
          </table:table-cell>
          <table:table-cell office:value-type="float" office:value="417.155243">
            <text:p>417,155243</text:p>
          </table:table-cell>
          <table:table-cell office:value-type="float" office:value="11.305543">
            <text:p>11,305543</text:p>
          </table:table-cell>
          <table:table-cell office:value-type="float" office:value="450.980957">
            <text:p>450,980957</text:p>
          </table:table-cell>
          <table:table-cell office:value-type="float" office:value="12.427858">
            <text:p>12,427858</text:p>
          </table:table-cell>
          <table:table-cell office:value-type="float" office:value="73.757683">
            <text:p>73,757683</text:p>
          </table:table-cell>
          <table:table-cell office:value-type="float" office:value="5.053663">
            <text:p>5,053663</text:p>
          </table:table-cell>
          <table:table-cell office:value-type="float" office:value="2.752185">
            <text:p>2,752185</text:p>
          </table:table-cell>
          <table:table-cell office:value-type="float" office:value="4.519717">
            <text:p>4,519717</text:p>
          </table:table-cell>
          <table:table-cell office:value-type="float" office:value="33.3181">
            <text:p>33,3181</text:p>
          </table:table-cell>
          <table:table-cell office:value-type="float" office:value="7.183451">
            <text:p>7,183451</text:p>
          </table:table-cell>
          <table:table-cell office:value-type="float" office:value="33.303371">
            <text:p>33,303371</text:p>
          </table:table-cell>
          <table:table-cell office:value-type="float" office:value="4.444741">
            <text:p>4,444741</text:p>
          </table:table-cell>
          <table:table-cell office:value-type="float" office:value="889.51355">
            <text:p>889,51355</text:p>
          </table:table-cell>
          <table:table-cell office:value-type="float" office:value="26.477406">
            <text:p>26,477406</text:p>
          </table:table-cell>
          <table:table-cell office:value-type="float" office:value="44.954033">
            <text:p>44,954033</text:p>
          </table:table-cell>
          <table:table-cell office:value-type="float" office:value="7.37832">
            <text:p>7,37832</text:p>
          </table:table-cell>
          <table:table-cell table:number-columns-repeated="2" office:value-type="float" office:value="0">
            <text:p>0</text:p>
          </table:table-cell>
          <table:table-cell office:value-type="float" office:value="42.951172">
            <text:p>42,951172</text:p>
          </table:table-cell>
          <table:table-cell office:value-type="float" office:value="18.039465">
            <text:p>18,039465</text:p>
          </table:table-cell>
          <table:table-cell office:value-type="float" office:value="31.816696">
            <text:p>31,816696</text:p>
          </table:table-cell>
          <table:table-cell office:value-type="float" office:value="8.550323">
            <text:p>8,550323</text:p>
          </table:table-cell>
          <table:table-cell office:value-type="float" office:value="10.747752">
            <text:p>10,747752</text:p>
          </table:table-cell>
          <table:table-cell office:value-type="float" office:value="9.261829">
            <text:p>9,261829</text:p>
          </table:table-cell>
          <table:table-cell office:value-type="float" office:value="24.875532">
            <text:p>24,875532</text:p>
          </table:table-cell>
          <table:table-cell office:value-type="float" office:value="9.527776">
            <text:p>9,527776</text:p>
          </table:table-cell>
          <table:table-cell office:value-type="float" office:value="13.336187">
            <text:p>13,336187</text:p>
          </table:table-cell>
          <table:table-cell office:value-type="float" office:value="10.04352">
            <text:p>10,04352</text:p>
          </table:table-cell>
          <table:table-cell office:value-type="float" office:value="48.766521">
            <text:p>48,766521</text:p>
          </table:table-cell>
          <table:table-cell office:value-type="float" office:value="31.927692">
            <text:p>31,927692</text:p>
          </table:table-cell>
          <table:table-cell table:number-columns-repeated="4" office:value-type="float" office:value="0">
            <text:p>0</text:p>
          </table:table-cell>
          <table:table-cell office:value-type="float" office:value="53.24189">
            <text:p>53,24189</text:p>
          </table:table-cell>
          <table:table-cell office:value-type="float" office:value="18.860626">
            <text:p>18,860626</text:p>
          </table:table-cell>
        </table:table-row>
        <table:table-row table:style-name="ro1">
          <table:table-cell office:value-type="string">
            <text:p>AFR379 <text:s text:c="5"/></text:p>
          </table:table-cell>
          <table:table-cell office:value-type="float" office:value="1454.069824">
            <text:p>1454,069824</text:p>
          </table:table-cell>
          <table:table-cell office:value-type="float" office:value="540.636047">
            <text:p>540,636047</text:p>
          </table:table-cell>
          <table:table-cell office:value-type="float" office:value="339.489624">
            <text:p>339,489624</text:p>
          </table:table-cell>
          <table:table-cell office:value-type="float" office:value="367.078552">
            <text:p>367,078552</text:p>
          </table:table-cell>
          <table:table-cell office:value-type="float" office:value="727.677124">
            <text:p>727,677124</text:p>
          </table:table-cell>
          <table:table-cell office:value-type="float" office:value="118.118019">
            <text:p>118,118019</text:p>
          </table:table-cell>
          <table:table-cell office:value-type="float" office:value="988.586243">
            <text:p>988,586243</text:p>
          </table:table-cell>
          <table:table-cell office:value-type="float" office:value="56.985844">
            <text:p>56,985844</text:p>
          </table:table-cell>
          <table:table-cell office:value-type="float" office:value="20.477886">
            <text:p>20,477886</text:p>
          </table:table-cell>
          <table:table-cell office:value-type="float" office:value="17.772747">
            <text:p>17,772747</text:p>
          </table:table-cell>
          <table:table-cell office:value-type="float" office:value="309.17807">
            <text:p>309,17807</text:p>
          </table:table-cell>
          <table:table-cell office:value-type="float" office:value="14.903992">
            <text:p>14,903992</text:p>
          </table:table-cell>
          <table:table-cell office:value-type="float" office:value="64.039612">
            <text:p>64,039612</text:p>
          </table:table-cell>
          <table:table-cell office:value-type="float" office:value="9.674148">
            <text:p>9,674148</text:p>
          </table:table-cell>
          <table:table-cell office:value-type="float" office:value="315.772552">
            <text:p>315,772552</text:p>
          </table:table-cell>
          <table:table-cell office:value-type="float" office:value="10.087486">
            <text:p>10,087486</text:p>
          </table:table-cell>
          <table:table-cell office:value-type="float" office:value="171.987854">
            <text:p>171,987854</text:p>
          </table:table-cell>
          <table:table-cell office:value-type="float" office:value="10.168985">
            <text:p>10,168985</text:p>
          </table:table-cell>
          <table:table-cell office:value-type="float" office:value="37.673489">
            <text:p>37,673489</text:p>
          </table:table-cell>
          <table:table-cell office:value-type="float" office:value="4.307496">
            <text:p>4,307496</text:p>
          </table:table-cell>
          <table:table-cell office:value-type="float" office:value="1.825133">
            <text:p>1,825133</text:p>
          </table:table-cell>
          <table:table-cell office:value-type="float" office:value="4.171895">
            <text:p>4,171895</text:p>
          </table:table-cell>
          <table:table-cell office:value-type="float" office:value="33.611557">
            <text:p>33,611557</text:p>
          </table:table-cell>
          <table:table-cell office:value-type="float" office:value="7.031171">
            <text:p>7,031171</text:p>
          </table:table-cell>
          <table:table-cell office:value-type="float" office:value="19.81988">
            <text:p>19,81988</text:p>
          </table:table-cell>
          <table:table-cell office:value-type="float" office:value="4.017327">
            <text:p>4,017327</text:p>
          </table:table-cell>
          <table:table-cell office:value-type="float" office:value="394.316864">
            <text:p>394,316864</text:p>
          </table:table-cell>
          <table:table-cell office:value-type="float" office:value="14.767976">
            <text:p>14,767976</text:p>
          </table:table-cell>
          <table:table-cell office:value-type="float" office:value="36.723011">
            <text:p>36,723011</text:p>
          </table:table-cell>
          <table:table-cell office:value-type="float" office:value="6.780246">
            <text:p>6,780246</text:p>
          </table:table-cell>
          <table:table-cell table:number-columns-repeated="2" office:value-type="float" office:value="0">
            <text:p>0</text:p>
          </table:table-cell>
          <table:table-cell office:value-type="float" office:value="43.757393">
            <text:p>43,757393</text:p>
          </table:table-cell>
          <table:table-cell office:value-type="float" office:value="17.844574">
            <text:p>17,844574</text:p>
          </table:table-cell>
          <table:table-cell office:value-type="float" office:value="23.857229">
            <text:p>23,857229</text:p>
          </table:table-cell>
          <table:table-cell office:value-type="float" office:value="7.865414">
            <text:p>7,865414</text:p>
          </table:table-cell>
          <table:table-cell office:value-type="float" office:value="14.385454">
            <text:p>14,385454</text:p>
          </table:table-cell>
          <table:table-cell office:value-type="float" office:value="8.53167">
            <text:p>8,53167</text:p>
          </table:table-cell>
          <table:table-cell office:value-type="float" office:value="18.931379">
            <text:p>18,931379</text:p>
          </table:table-cell>
          <table:table-cell office:value-type="float" office:value="8.749054">
            <text:p>8,749054</text:p>
          </table:table-cell>
          <table:table-cell office:value-type="float" office:value="10.723946">
            <text:p>10,723946</text:p>
          </table:table-cell>
          <table:table-cell office:value-type="float" office:value="9.216531">
            <text:p>9,216531</text:p>
          </table:table-cell>
          <table:table-cell office:value-type="float" office:value="6.558045">
            <text:p>6,558045</text:p>
          </table:table-cell>
          <table:table-cell office:value-type="float" office:value="30.759396">
            <text:p>30,759396</text:p>
          </table:table-cell>
          <table:table-cell table:number-columns-repeated="4" office:value-type="float" office:value="0">
            <text:p>0</text:p>
          </table:table-cell>
          <table:table-cell office:value-type="float" office:value="44.019634">
            <text:p>44,019634</text:p>
          </table:table-cell>
          <table:table-cell office:value-type="float" office:value="17.282791">
            <text:p>17,282791</text:p>
          </table:table-cell>
        </table:table-row>
        <table:table-row table:style-name="ro1">
          <table:table-cell office:value-type="string">
            <text:p>AFR380 <text:s text:c="5"/></text:p>
          </table:table-cell>
          <table:table-cell office:value-type="float" office:value="568.626526">
            <text:p>568,626526</text:p>
          </table:table-cell>
          <table:table-cell office:value-type="float" office:value="578.739807">
            <text:p>578,739807</text:p>
          </table:table-cell>
          <table:table-cell office:value-type="float" office:value="529.868835">
            <text:p>529,868835</text:p>
          </table:table-cell>
          <table:table-cell office:value-type="float" office:value="375.149475">
            <text:p>375,149475</text:p>
          </table:table-cell>
          <table:table-cell office:value-type="float" office:value="670.375244">
            <text:p>670,375244</text:p>
          </table:table-cell>
          <table:table-cell office:value-type="float" office:value="120.51976">
            <text:p>120,51976</text:p>
          </table:table-cell>
          <table:table-cell office:value-type="float" office:value="684.820496">
            <text:p>684,820496</text:p>
          </table:table-cell>
          <table:table-cell office:value-type="float" office:value="54.418941">
            <text:p>54,418941</text:p>
          </table:table-cell>
          <table:table-cell office:value-type="float" office:value="4.828385">
            <text:p>4,828385</text:p>
          </table:table-cell>
          <table:table-cell office:value-type="float" office:value="18.408495">
            <text:p>18,408495</text:p>
          </table:table-cell>
          <table:table-cell office:value-type="float" office:value="306.207672">
            <text:p>306,207672</text:p>
          </table:table-cell>
          <table:table-cell office:value-type="float" office:value="15.258233">
            <text:p>15,258233</text:p>
          </table:table-cell>
          <table:table-cell office:value-type="float" office:value="89.946762">
            <text:p>89,946762</text:p>
          </table:table-cell>
          <table:table-cell office:value-type="float" office:value="10.396886">
            <text:p>10,396886</text:p>
          </table:table-cell>
          <table:table-cell office:value-type="float" office:value="210.294632">
            <text:p>210,294632</text:p>
          </table:table-cell>
          <table:table-cell office:value-type="float" office:value="9.18156">
            <text:p>9,18156</text:p>
          </table:table-cell>
          <table:table-cell office:value-type="float" office:value="165.664551">
            <text:p>165,664551</text:p>
          </table:table-cell>
          <table:table-cell office:value-type="float" office:value="10.185938">
            <text:p>10,185938</text:p>
          </table:table-cell>
          <table:table-cell office:value-type="float" office:value="38.838013">
            <text:p>38,838013</text:p>
          </table:table-cell>
          <table:table-cell office:value-type="float" office:value="4.569732">
            <text:p>4,569732</text:p>
          </table:table-cell>
          <table:table-cell office:value-type="float" office:value="1.219296">
            <text:p>1,219296</text:p>
          </table:table-cell>
          <table:table-cell office:value-type="float" office:value="4.470818">
            <text:p>4,470818</text:p>
          </table:table-cell>
          <table:table-cell office:value-type="float" office:value="26.702137">
            <text:p>26,702137</text:p>
          </table:table-cell>
          <table:table-cell office:value-type="float" office:value="7.18419">
            <text:p>7,18419</text:p>
          </table:table-cell>
          <table:table-cell office:value-type="float" office:value="19.540567">
            <text:p>19,540567</text:p>
          </table:table-cell>
          <table:table-cell office:value-type="float" office:value="4.279763">
            <text:p>4,279763</text:p>
          </table:table-cell>
          <table:table-cell office:value-type="float" office:value="454.879639">
            <text:p>454,879639</text:p>
          </table:table-cell>
          <table:table-cell office:value-type="float" office:value="16.259403">
            <text:p>16,259403</text:p>
          </table:table-cell>
          <table:table-cell office:value-type="float" office:value="40.95097">
            <text:p>40,95097</text:p>
          </table:table-cell>
          <table:table-cell office:value-type="float" office:value="7.255728">
            <text:p>7,255728</text:p>
          </table:table-cell>
          <table:table-cell table:number-columns-repeated="2" office:value-type="float" office:value="0">
            <text:p>0</text:p>
          </table:table-cell>
          <table:table-cell office:value-type="float" office:value="61.172752">
            <text:p>61,172752</text:p>
          </table:table-cell>
          <table:table-cell office:value-type="float" office:value="18.06745">
            <text:p>18,06745</text:p>
          </table:table-cell>
          <table:table-cell office:value-type="float" office:value="42.659317">
            <text:p>42,659317</text:p>
          </table:table-cell>
          <table:table-cell office:value-type="float" office:value="8.393293">
            <text:p>8,393293</text:p>
          </table:table-cell>
          <table:table-cell office:value-type="float" office:value="17.255976">
            <text:p>17,255976</text:p>
          </table:table-cell>
          <table:table-cell office:value-type="float" office:value="9.071758">
            <text:p>9,071758</text:p>
          </table:table-cell>
          <table:table-cell office:value-type="float" office:value="32.260544">
            <text:p>32,260544</text:p>
          </table:table-cell>
          <table:table-cell office:value-type="float" office:value="9.331108">
            <text:p>9,331108</text:p>
          </table:table-cell>
          <table:table-cell office:value-type="float" office:value="8.845058">
            <text:p>8,845058</text:p>
          </table:table-cell>
          <table:table-cell office:value-type="float" office:value="9.812629">
            <text:p>9,812629</text:p>
          </table:table-cell>
          <table:table-cell office:value-type="float" office:value="50.39957">
            <text:p>50,39957</text:p>
          </table:table-cell>
          <table:table-cell office:value-type="float" office:value="31.523102">
            <text:p>31,523102</text:p>
          </table:table-cell>
          <table:table-cell table:number-columns-repeated="4" office:value-type="float" office:value="0">
            <text:p>0</text:p>
          </table:table-cell>
          <table:table-cell office:value-type="float" office:value="50.590122">
            <text:p>50,590122</text:p>
          </table:table-cell>
          <table:table-cell office:value-type="float" office:value="18.420853">
            <text:p>18,420853</text:p>
          </table:table-cell>
        </table:table-row>
        <table:table-row table:style-name="ro1">
          <table:table-cell office:value-type="string">
            <text:p>AFR381 <text:s text:c="5"/></text:p>
          </table:table-cell>
          <table:table-cell office:value-type="float" office:value="487.645355">
            <text:p>487,645355</text:p>
          </table:table-cell>
          <table:table-cell office:value-type="float" office:value="701.181396">
            <text:p>701,181396</text:p>
          </table:table-cell>
          <table:table-cell office:value-type="float" office:value="763.529114">
            <text:p>763,529114</text:p>
          </table:table-cell>
          <table:table-cell office:value-type="float" office:value="417.58139">
            <text:p>417,58139</text:p>
          </table:table-cell>
          <table:table-cell office:value-type="float" office:value="874.173218">
            <text:p>874,173218</text:p>
          </table:table-cell>
          <table:table-cell office:value-type="float" office:value="133.398422">
            <text:p>133,398422</text:p>
          </table:table-cell>
          <table:table-cell office:value-type="float" office:value="894.423767">
            <text:p>894,423767</text:p>
          </table:table-cell>
          <table:table-cell office:value-type="float" office:value="61.428524">
            <text:p>61,428524</text:p>
          </table:table-cell>
          <table:table-cell office:value-type="float" office:value="28.909956">
            <text:p>28,909956</text:p>
          </table:table-cell>
          <table:table-cell office:value-type="float" office:value="22.594007">
            <text:p>22,594007</text:p>
          </table:table-cell>
          <table:table-cell office:value-type="float" office:value="315.065369">
            <text:p>315,065369</text:p>
          </table:table-cell>
          <table:table-cell office:value-type="float" office:value="17.592615">
            <text:p>17,592615</text:p>
          </table:table-cell>
          <table:table-cell office:value-type="float" office:value="74.691231">
            <text:p>74,691231</text:p>
          </table:table-cell>
          <table:table-cell office:value-type="float" office:value="11.888985">
            <text:p>11,888985</text:p>
          </table:table-cell>
          <table:table-cell office:value-type="float" office:value="269.411987">
            <text:p>269,411987</text:p>
          </table:table-cell>
          <table:table-cell office:value-type="float" office:value="10.275414">
            <text:p>10,275414</text:p>
          </table:table-cell>
          <table:table-cell office:value-type="float" office:value="198.54808">
            <text:p>198,54808</text:p>
          </table:table-cell>
          <table:table-cell office:value-type="float" office:value="10.821698">
            <text:p>10,821698</text:p>
          </table:table-cell>
          <table:table-cell office:value-type="float" office:value="55.553051">
            <text:p>55,553051</text:p>
          </table:table-cell>
          <table:table-cell office:value-type="float" office:value="5.580047">
            <text:p>5,580047</text:p>
          </table:table-cell>
          <table:table-cell office:value-type="float" office:value="5.56231">
            <text:p>5,56231</text:p>
          </table:table-cell>
          <table:table-cell office:value-type="float" office:value="5.476545">
            <text:p>5,476545</text:p>
          </table:table-cell>
          <table:table-cell office:value-type="float" office:value="23.756277">
            <text:p>23,756277</text:p>
          </table:table-cell>
          <table:table-cell office:value-type="float" office:value="7.688828">
            <text:p>7,688828</text:p>
          </table:table-cell>
          <table:table-cell office:value-type="float" office:value="31.23391">
            <text:p>31,23391</text:p>
          </table:table-cell>
          <table:table-cell office:value-type="float" office:value="5.237264">
            <text:p>5,237264</text:p>
          </table:table-cell>
          <table:table-cell office:value-type="float" office:value="504.18924">
            <text:p>504,18924</text:p>
          </table:table-cell>
          <table:table-cell office:value-type="float" office:value="18.008881">
            <text:p>18,008881</text:p>
          </table:table-cell>
          <table:table-cell office:value-type="float" office:value="69.665184">
            <text:p>69,665184</text:p>
          </table:table-cell>
          <table:table-cell office:value-type="float" office:value="8.930923">
            <text:p>8,930923</text:p>
          </table:table-cell>
          <table:table-cell table:number-columns-repeated="2" office:value-type="float" office:value="0">
            <text:p>0</text:p>
          </table:table-cell>
          <table:table-cell office:value-type="float" office:value="25.698183">
            <text:p>25,698183</text:p>
          </table:table-cell>
          <table:table-cell office:value-type="float" office:value="18.66165">
            <text:p>18,66165</text:p>
          </table:table-cell>
          <table:table-cell office:value-type="float" office:value="36.558502">
            <text:p>36,558502</text:p>
          </table:table-cell>
          <table:table-cell office:value-type="float" office:value="10.288039">
            <text:p>10,288039</text:p>
          </table:table-cell>
          <table:table-cell office:value-type="float" office:value="12.968168">
            <text:p>12,968168</text:p>
          </table:table-cell>
          <table:table-cell office:value-type="float" office:value="11.175626">
            <text:p>11,175626</text:p>
          </table:table-cell>
          <table:table-cell office:value-type="float" office:value="30.42008">
            <text:p>30,42008</text:p>
          </table:table-cell>
          <table:table-cell office:value-type="float" office:value="11.503732">
            <text:p>11,503732</text:p>
          </table:table-cell>
          <table:table-cell office:value-type="float" office:value="9.926522">
            <text:p>9,926522</text:p>
          </table:table-cell>
          <table:table-cell office:value-type="float" office:value="12.074542">
            <text:p>12,074542</text:p>
          </table:table-cell>
          <table:table-cell office:value-type="float" office:value="84.4814">
            <text:p>84,4814</text:p>
          </table:table-cell>
          <table:table-cell office:value-type="float" office:value="33.645485">
            <text:p>33,645485</text:p>
          </table:table-cell>
          <table:table-cell table:number-columns-repeated="4" office:value-type="float" office:value="0">
            <text:p>0</text:p>
          </table:table-cell>
          <table:table-cell office:value-type="float" office:value="69.214462">
            <text:p>69,214462</text:p>
          </table:table-cell>
          <table:table-cell office:value-type="float" office:value="22.725582">
            <text:p>22,725582</text:p>
          </table:table-cell>
        </table:table-row>
        <table:table-row table:style-name="ro1">
          <table:table-cell office:value-type="string">
            <text:p>AFR382 <text:s text:c="5"/></text:p>
          </table:table-cell>
          <table:table-cell office:value-type="float" office:value="1375.706421">
            <text:p>1375,706421</text:p>
          </table:table-cell>
          <table:table-cell office:value-type="float" office:value="671.880127">
            <text:p>671,880127</text:p>
          </table:table-cell>
          <table:table-cell office:value-type="float" office:value="826.260681">
            <text:p>826,260681</text:p>
          </table:table-cell>
          <table:table-cell office:value-type="float" office:value="407.056793">
            <text:p>407,056793</text:p>
          </table:table-cell>
          <table:table-cell office:value-type="float" office:value="757.35498">
            <text:p>757,35498</text:p>
          </table:table-cell>
          <table:table-cell office:value-type="float" office:value="129.434906">
            <text:p>129,434906</text:p>
          </table:table-cell>
          <table:table-cell office:value-type="float" office:value="1110.976196">
            <text:p>1110,976196</text:p>
          </table:table-cell>
          <table:table-cell office:value-type="float" office:value="62.768959">
            <text:p>62,768959</text:p>
          </table:table-cell>
          <table:table-cell office:value-type="float" office:value="31.653238">
            <text:p>31,653238</text:p>
          </table:table-cell>
          <table:table-cell office:value-type="float" office:value="21.715187">
            <text:p>21,715187</text:p>
          </table:table-cell>
          <table:table-cell office:value-type="float" office:value="298.664124">
            <text:p>298,664124</text:p>
          </table:table-cell>
          <table:table-cell office:value-type="float" office:value="16.786629">
            <text:p>16,786629</text:p>
          </table:table-cell>
          <table:table-cell office:value-type="float" office:value="62.025856">
            <text:p>62,025856</text:p>
          </table:table-cell>
          <table:table-cell office:value-type="float" office:value="11.232669">
            <text:p>11,232669</text:p>
          </table:table-cell>
          <table:table-cell office:value-type="float" office:value="186.119461">
            <text:p>186,119461</text:p>
          </table:table-cell>
          <table:table-cell office:value-type="float" office:value="9.429259">
            <text:p>9,429259</text:p>
          </table:table-cell>
          <table:table-cell office:value-type="float" office:value="271.276093">
            <text:p>271,276093</text:p>
          </table:table-cell>
          <table:table-cell office:value-type="float" office:value="11.171218">
            <text:p>11,171218</text:p>
          </table:table-cell>
          <table:table-cell office:value-type="float" office:value="54.417759">
            <text:p>54,417759</text:p>
          </table:table-cell>
          <table:table-cell office:value-type="float" office:value="5.298711">
            <text:p>5,298711</text:p>
          </table:table-cell>
          <table:table-cell office:value-type="float" office:value="1.653033">
            <text:p>1,653033</text:p>
          </table:table-cell>
          <table:table-cell office:value-type="float" office:value="5.278209">
            <text:p>5,278209</text:p>
          </table:table-cell>
          <table:table-cell office:value-type="float" office:value="28.789551">
            <text:p>28,789551</text:p>
          </table:table-cell>
          <table:table-cell office:value-type="float" office:value="7.546441">
            <text:p>7,546441</text:p>
          </table:table-cell>
          <table:table-cell office:value-type="float" office:value="30.561701">
            <text:p>30,561701</text:p>
          </table:table-cell>
          <table:table-cell office:value-type="float" office:value="4.965568">
            <text:p>4,965568</text:p>
          </table:table-cell>
          <table:table-cell office:value-type="float" office:value="598.03772">
            <text:p>598,03772</text:p>
          </table:table-cell>
          <table:table-cell office:value-type="float" office:value="19.932894">
            <text:p>19,932894</text:p>
          </table:table-cell>
          <table:table-cell office:value-type="float" office:value="66.967148">
            <text:p>66,967148</text:p>
          </table:table-cell>
          <table:table-cell office:value-type="float" office:value="8.430148">
            <text:p>8,430148</text:p>
          </table:table-cell>
          <table:table-cell table:number-columns-repeated="2" office:value-type="float" office:value="0">
            <text:p>0</text:p>
          </table:table-cell>
          <table:table-cell office:value-type="float" office:value="38.66431">
            <text:p>38,66431</text:p>
          </table:table-cell>
          <table:table-cell office:value-type="float" office:value="18.455315">
            <text:p>18,455315</text:p>
          </table:table-cell>
          <table:table-cell office:value-type="float" office:value="43.526043">
            <text:p>43,526043</text:p>
          </table:table-cell>
          <table:table-cell office:value-type="float" office:value="9.716026">
            <text:p>9,716026</text:p>
          </table:table-cell>
          <table:table-cell office:value-type="float" office:value="13.856595">
            <text:p>13,856595</text:p>
          </table:table-cell>
          <table:table-cell office:value-type="float" office:value="10.502118">
            <text:p>10,502118</text:p>
          </table:table-cell>
          <table:table-cell office:value-type="float" office:value="35.677109">
            <text:p>35,677109</text:p>
          </table:table-cell>
          <table:table-cell office:value-type="float" office:value="11.022236">
            <text:p>11,022236</text:p>
          </table:table-cell>
          <table:table-cell office:value-type="float" office:value="7.652219">
            <text:p>7,652219</text:p>
          </table:table-cell>
          <table:table-cell office:value-type="float" office:value="11.617952">
            <text:p>11,617952</text:p>
          </table:table-cell>
          <table:table-cell office:value-type="float" office:value="95.209908">
            <text:p>95,209908</text:p>
          </table:table-cell>
          <table:table-cell office:value-type="float" office:value="32.751171">
            <text:p>32,751171</text:p>
          </table:table-cell>
          <table:table-cell table:number-columns-repeated="4" office:value-type="float" office:value="0">
            <text:p>0</text:p>
          </table:table-cell>
          <table:table-cell office:value-type="float" office:value="80.65992">
            <text:p>80,65992</text:p>
          </table:table-cell>
          <table:table-cell office:value-type="float" office:value="21.818352">
            <text:p>21,818352</text:p>
          </table:table-cell>
        </table:table-row>
        <table:table-row table:style-name="ro1">
          <table:table-cell office:value-type="string">
            <text:p>AFR383 <text:s text:c="5"/></text:p>
          </table:table-cell>
          <table:table-cell office:value-type="float" office:value="1001.889526">
            <text:p>1001,889526</text:p>
          </table:table-cell>
          <table:table-cell office:value-type="float" office:value="659.456543">
            <text:p>659,456543</text:p>
          </table:table-cell>
          <table:table-cell office:value-type="float" office:value="1014.097778">
            <text:p>1014,097778</text:p>
          </table:table-cell>
          <table:table-cell office:value-type="float" office:value="410.327515">
            <text:p>410,327515</text:p>
          </table:table-cell>
          <table:table-cell office:value-type="float" office:value="537.952759">
            <text:p>537,952759</text:p>
          </table:table-cell>
          <table:table-cell office:value-type="float" office:value="127.788231">
            <text:p>127,788231</text:p>
          </table:table-cell>
          <table:table-cell office:value-type="float" office:value="517.232483">
            <text:p>517,232483</text:p>
          </table:table-cell>
          <table:table-cell office:value-type="float" office:value="56.712631">
            <text:p>56,712631</text:p>
          </table:table-cell>
          <table:table-cell office:value-type="float" office:value="7.82978">
            <text:p>7,82978</text:p>
          </table:table-cell>
          <table:table-cell office:value-type="float" office:value="21.984222">
            <text:p>21,984222</text:p>
          </table:table-cell>
          <table:table-cell office:value-type="float" office:value="706.85553">
            <text:p>706,85553</text:p>
          </table:table-cell>
          <table:table-cell office:value-type="float" office:value="22.871859">
            <text:p>22,871859</text:p>
          </table:table-cell>
          <table:table-cell office:value-type="float" office:value="91.837738">
            <text:p>91,837738</text:p>
          </table:table-cell>
          <table:table-cell office:value-type="float" office:value="11.923785">
            <text:p>11,923785</text:p>
          </table:table-cell>
          <table:table-cell office:value-type="float" office:value="230.29306">
            <text:p>230,29306</text:p>
          </table:table-cell>
          <table:table-cell office:value-type="float" office:value="9.822324">
            <text:p>9,822324</text:p>
          </table:table-cell>
          <table:table-cell office:value-type="float" office:value="168.999832">
            <text:p>168,999832</text:p>
          </table:table-cell>
          <table:table-cell office:value-type="float" office:value="10.532665">
            <text:p>10,532665</text:p>
          </table:table-cell>
          <table:table-cell office:value-type="float" office:value="19.17989">
            <text:p>19,17989</text:p>
          </table:table-cell>
          <table:table-cell office:value-type="float" office:value="5.046439">
            <text:p>5,046439</text:p>
          </table:table-cell>
          <table:table-cell office:value-type="float" office:value="2.114837">
            <text:p>2,114837</text:p>
          </table:table-cell>
          <table:table-cell office:value-type="float" office:value="5.214839">
            <text:p>5,214839</text:p>
          </table:table-cell>
          <table:table-cell office:value-type="float" office:value="27.64459">
            <text:p>27,64459</text:p>
          </table:table-cell>
          <table:table-cell office:value-type="float" office:value="7.587156">
            <text:p>7,587156</text:p>
          </table:table-cell>
          <table:table-cell office:value-type="float" office:value="23.78812">
            <text:p>23,78812</text:p>
          </table:table-cell>
          <table:table-cell office:value-type="float" office:value="4.960668">
            <text:p>4,960668</text:p>
          </table:table-cell>
          <table:table-cell office:value-type="float" office:value="309.290039">
            <text:p>309,290039</text:p>
          </table:table-cell>
          <table:table-cell office:value-type="float" office:value="13.711474">
            <text:p>13,711474</text:p>
          </table:table-cell>
          <table:table-cell office:value-type="float" office:value="58.358837">
            <text:p>58,358837</text:p>
          </table:table-cell>
          <table:table-cell office:value-type="float" office:value="8.478391">
            <text:p>8,478391</text:p>
          </table:table-cell>
          <table:table-cell table:number-columns-repeated="2" office:value-type="float" office:value="0">
            <text:p>0</text:p>
          </table:table-cell>
          <table:table-cell office:value-type="float" office:value="48.630512">
            <text:p>48,630512</text:p>
          </table:table-cell>
          <table:table-cell office:value-type="float" office:value="18.541826">
            <text:p>18,541826</text:p>
          </table:table-cell>
          <table:table-cell office:value-type="float" office:value="58.320023">
            <text:p>58,320023</text:p>
          </table:table-cell>
          <table:table-cell office:value-type="float" office:value="9.941688">
            <text:p>9,941688</text:p>
          </table:table-cell>
          <table:table-cell office:value-type="float" office:value="18.117641">
            <text:p>18,117641</text:p>
          </table:table-cell>
          <table:table-cell office:value-type="float" office:value="10.658768">
            <text:p>10,658768</text:p>
          </table:table-cell>
          <table:table-cell office:value-type="float" office:value="27.822634">
            <text:p>27,822634</text:p>
          </table:table-cell>
          <table:table-cell office:value-type="float" office:value="11.127067">
            <text:p>11,127067</text:p>
          </table:table-cell>
          <table:table-cell office:value-type="float" office:value="5.581951">
            <text:p>5,581951</text:p>
          </table:table-cell>
          <table:table-cell office:value-type="float" office:value="11.742395">
            <text:p>11,742395</text:p>
          </table:table-cell>
          <table:table-cell office:value-type="float" office:value="37.777348">
            <text:p>37,777348</text:p>
          </table:table-cell>
          <table:table-cell office:value-type="float" office:value="33.109833">
            <text:p>33,109833</text:p>
          </table:table-cell>
          <table:table-cell table:number-columns-repeated="4" office:value-type="float" office:value="0">
            <text:p>0</text:p>
          </table:table-cell>
          <table:table-cell office:value-type="float" office:value="68.121101">
            <text:p>68,121101</text:p>
          </table:table-cell>
          <table:table-cell office:value-type="float" office:value="21.680534">
            <text:p>21,680534</text:p>
          </table:table-cell>
        </table:table-row>
        <table:table-row table:style-name="ro1">
          <table:table-cell office:value-type="string">
            <text:p>AFR384 <text:s text:c="5"/></text:p>
          </table:table-cell>
          <table:table-cell office:value-type="float" office:value="505.904877">
            <text:p>505,904877</text:p>
          </table:table-cell>
          <table:table-cell office:value-type="float" office:value="684.237488">
            <text:p>684,237488</text:p>
          </table:table-cell>
          <table:table-cell office:value-type="float" office:value="336.177399">
            <text:p>336,177399</text:p>
          </table:table-cell>
          <table:table-cell office:value-type="float" office:value="405.65683">
            <text:p>405,65683</text:p>
          </table:table-cell>
          <table:table-cell office:value-type="float" office:value="632.342896">
            <text:p>632,342896</text:p>
          </table:table-cell>
          <table:table-cell office:value-type="float" office:value="129.921906">
            <text:p>129,921906</text:p>
          </table:table-cell>
          <table:table-cell office:value-type="float" office:value="570.331482">
            <text:p>570,331482</text:p>
          </table:table-cell>
          <table:table-cell office:value-type="float" office:value="57.416996">
            <text:p>57,416996</text:p>
          </table:table-cell>
          <table:table-cell office:value-type="float" office:value="8.139404">
            <text:p>8,139404</text:p>
          </table:table-cell>
          <table:table-cell office:value-type="float" office:value="22.007195">
            <text:p>22,007195</text:p>
          </table:table-cell>
          <table:table-cell office:value-type="float" office:value="238.018784">
            <text:p>238,018784</text:p>
          </table:table-cell>
          <table:table-cell office:value-type="float" office:value="16.061302">
            <text:p>16,061302</text:p>
          </table:table-cell>
          <table:table-cell office:value-type="float" office:value="64.106384">
            <text:p>64,106384</text:p>
          </table:table-cell>
          <table:table-cell office:value-type="float" office:value="11.365483">
            <text:p>11,365483</text:p>
          </table:table-cell>
          <table:table-cell office:value-type="float" office:value="215.11615">
            <text:p>215,11615</text:p>
          </table:table-cell>
          <table:table-cell office:value-type="float" office:value="9.706799">
            <text:p>9,706799</text:p>
          </table:table-cell>
          <table:table-cell office:value-type="float" office:value="144.595703">
            <text:p>144,595703</text:p>
          </table:table-cell>
          <table:table-cell office:value-type="float" office:value="10.469108">
            <text:p>10,469108</text:p>
          </table:table-cell>
          <table:table-cell office:value-type="float" office:value="32.939922">
            <text:p>32,939922</text:p>
          </table:table-cell>
          <table:table-cell office:value-type="float" office:value="5.386572">
            <text:p>5,386572</text:p>
          </table:table-cell>
          <table:table-cell office:value-type="float" office:value="3.422068">
            <text:p>3,422068</text:p>
          </table:table-cell>
          <table:table-cell office:value-type="float" office:value="5.51054">
            <text:p>5,51054</text:p>
          </table:table-cell>
          <table:table-cell office:value-type="float" office:value="38.214458">
            <text:p>38,214458</text:p>
          </table:table-cell>
          <table:table-cell office:value-type="float" office:value="7.699306">
            <text:p>7,699306</text:p>
          </table:table-cell>
          <table:table-cell office:value-type="float" office:value="30.77527">
            <text:p>30,77527</text:p>
          </table:table-cell>
          <table:table-cell office:value-type="float" office:value="5.241081">
            <text:p>5,241081</text:p>
          </table:table-cell>
          <table:table-cell office:value-type="float" office:value="314.50354">
            <text:p>314,50354</text:p>
          </table:table-cell>
          <table:table-cell office:value-type="float" office:value="14.116909">
            <text:p>14,116909</text:p>
          </table:table-cell>
          <table:table-cell office:value-type="float" office:value="71.222763">
            <text:p>71,222763</text:p>
          </table:table-cell>
          <table:table-cell office:value-type="float" office:value="9.01745">
            <text:p>9,01745</text:p>
          </table:table-cell>
          <table:table-cell table:number-columns-repeated="2" office:value-type="float" office:value="0">
            <text:p>0</text:p>
          </table:table-cell>
          <table:table-cell office:value-type="float" office:value="35.86652">
            <text:p>35,86652</text:p>
          </table:table-cell>
          <table:table-cell office:value-type="float" office:value="18.714916">
            <text:p>18,714916</text:p>
          </table:table-cell>
          <table:table-cell office:value-type="float" office:value="60.118488">
            <text:p>60,118488</text:p>
          </table:table-cell>
          <table:table-cell office:value-type="float" office:value="10.397893">
            <text:p>10,397893</text:p>
          </table:table-cell>
          <table:table-cell office:value-type="float" office:value="21.565212">
            <text:p>21,565212</text:p>
          </table:table-cell>
          <table:table-cell office:value-type="float" office:value="11.19201">
            <text:p>11,19201</text:p>
          </table:table-cell>
          <table:table-cell office:value-type="float" office:value="24.251434">
            <text:p>24,251434</text:p>
          </table:table-cell>
          <table:table-cell office:value-type="float" office:value="11.710074">
            <text:p>11,710074</text:p>
          </table:table-cell>
          <table:table-cell office:value-type="float" office:value="14.506186">
            <text:p>14,506186</text:p>
          </table:table-cell>
          <table:table-cell office:value-type="float" office:value="12.365893">
            <text:p>12,365893</text:p>
          </table:table-cell>
          <table:table-cell office:value-type="float" office:value="42.706799">
            <text:p>42,706799</text:p>
          </table:table-cell>
          <table:table-cell office:value-type="float" office:value="33.284752">
            <text:p>33,284752</text:p>
          </table:table-cell>
          <table:table-cell table:number-columns-repeated="4" office:value-type="float" office:value="0">
            <text:p>0</text:p>
          </table:table-cell>
          <table:table-cell office:value-type="float" office:value="72.998413">
            <text:p>72,998413</text:p>
          </table:table-cell>
          <table:table-cell office:value-type="float" office:value="22.754807">
            <text:p>22,754807</text:p>
          </table:table-cell>
        </table:table-row>
        <table:table-row table:style-name="ro1">
          <table:table-cell office:value-type="string">
            <text:p>AFR385 <text:s text:c="5"/></text:p>
          </table:table-cell>
          <table:table-cell office:value-type="float" office:value="976.307739">
            <text:p>976,307739</text:p>
          </table:table-cell>
          <table:table-cell office:value-type="float" office:value="659.968811">
            <text:p>659,968811</text:p>
          </table:table-cell>
          <table:table-cell office:value-type="float" office:value="664.185913">
            <text:p>664,185913</text:p>
          </table:table-cell>
          <table:table-cell office:value-type="float" office:value="403.793762">
            <text:p>403,793762</text:p>
          </table:table-cell>
          <table:table-cell office:value-type="float" office:value="854.720215">
            <text:p>854,720215</text:p>
          </table:table-cell>
          <table:table-cell office:value-type="float" office:value="129.800949">
            <text:p>129,800949</text:p>
          </table:table-cell>
          <table:table-cell office:value-type="float" office:value="668.926025">
            <text:p>668,926025</text:p>
          </table:table-cell>
          <table:table-cell office:value-type="float" office:value="57.11277">
            <text:p>57,11277</text:p>
          </table:table-cell>
          <table:table-cell office:value-type="float" office:value="25.322588">
            <text:p>25,322588</text:p>
          </table:table-cell>
          <table:table-cell office:value-type="float" office:value="21.410177">
            <text:p>21,410177</text:p>
          </table:table-cell>
          <table:table-cell office:value-type="float" office:value="553.222595">
            <text:p>553,222595</text:p>
          </table:table-cell>
          <table:table-cell office:value-type="float" office:value="20.456631">
            <text:p>20,456631</text:p>
          </table:table-cell>
          <table:table-cell office:value-type="float" office:value="150.578491">
            <text:p>150,578491</text:p>
          </table:table-cell>
          <table:table-cell office:value-type="float" office:value="12.362168">
            <text:p>12,362168</text:p>
          </table:table-cell>
          <table:table-cell office:value-type="float" office:value="211.420486">
            <text:p>211,420486</text:p>
          </table:table-cell>
          <table:table-cell office:value-type="float" office:value="9.690577">
            <text:p>9,690577</text:p>
          </table:table-cell>
          <table:table-cell office:value-type="float" office:value="210.788574">
            <text:p>210,788574</text:p>
          </table:table-cell>
          <table:table-cell office:value-type="float" office:value="10.86764">
            <text:p>10,86764</text:p>
          </table:table-cell>
          <table:table-cell office:value-type="float" office:value="29.215649">
            <text:p>29,215649</text:p>
          </table:table-cell>
          <table:table-cell office:value-type="float" office:value="5.049632">
            <text:p>5,049632</text:p>
          </table:table-cell>
          <table:table-cell office:value-type="float" office:value="3.53807">
            <text:p>3,53807</text:p>
          </table:table-cell>
          <table:table-cell office:value-type="float" office:value="5.249588">
            <text:p>5,249588</text:p>
          </table:table-cell>
          <table:table-cell office:value-type="float" office:value="33.832489">
            <text:p>33,832489</text:p>
          </table:table-cell>
          <table:table-cell office:value-type="float" office:value="7.544875">
            <text:p>7,544875</text:p>
          </table:table-cell>
          <table:table-cell office:value-type="float" office:value="20.331753">
            <text:p>20,331753</text:p>
          </table:table-cell>
          <table:table-cell office:value-type="float" office:value="4.95708">
            <text:p>4,95708</text:p>
          </table:table-cell>
          <table:table-cell office:value-type="float" office:value="323.937531">
            <text:p>323,937531</text:p>
          </table:table-cell>
          <table:table-cell office:value-type="float" office:value="13.902102">
            <text:p>13,902102</text:p>
          </table:table-cell>
          <table:table-cell office:value-type="float" office:value="63.798065">
            <text:p>63,798065</text:p>
          </table:table-cell>
          <table:table-cell office:value-type="float" office:value="8.560431">
            <text:p>8,560431</text:p>
          </table:table-cell>
          <table:table-cell table:number-columns-repeated="2" office:value-type="float" office:value="0">
            <text:p>0</text:p>
          </table:table-cell>
          <table:table-cell office:value-type="float" office:value="47.918549">
            <text:p>47,918549</text:p>
          </table:table-cell>
          <table:table-cell office:value-type="float" office:value="18.56082">
            <text:p>18,56082</text:p>
          </table:table-cell>
          <table:table-cell office:value-type="float" office:value="235.727188">
            <text:p>235,727188</text:p>
          </table:table-cell>
          <table:table-cell office:value-type="float" office:value="11.064392">
            <text:p>11,064392</text:p>
          </table:table-cell>
          <table:table-cell office:value-type="float" office:value="12.272309">
            <text:p>12,272309</text:p>
          </table:table-cell>
          <table:table-cell office:value-type="float" office:value="10.714177">
            <text:p>10,714177</text:p>
          </table:table-cell>
          <table:table-cell office:value-type="float" office:value="32.701931">
            <text:p>32,701931</text:p>
          </table:table-cell>
          <table:table-cell office:value-type="float" office:value="11.218475">
            <text:p>11,218475</text:p>
          </table:table-cell>
          <table:table-cell office:value-type="float" office:value="11.478328">
            <text:p>11,478328</text:p>
          </table:table-cell>
          <table:table-cell office:value-type="float" office:value="11.758022">
            <text:p>11,758022</text:p>
          </table:table-cell>
          <table:table-cell office:value-type="float" office:value="42.706799">
            <text:p>42,706799</text:p>
          </table:table-cell>
          <table:table-cell office:value-type="float" office:value="33.284752">
            <text:p>33,284752</text:p>
          </table:table-cell>
          <table:table-cell table:number-columns-repeated="4" office:value-type="float" office:value="0">
            <text:p>0</text:p>
          </table:table-cell>
          <table:table-cell office:value-type="float" office:value="77.661942">
            <text:p>77,661942</text:p>
          </table:table-cell>
          <table:table-cell office:value-type="float" office:value="21.765728">
            <text:p>21,765728</text:p>
          </table:table-cell>
        </table:table-row>
        <table:table-row table:style-name="ro1">
          <table:table-cell office:value-type="string">
            <text:p>AFR386 <text:s text:c="5"/></text:p>
          </table:table-cell>
          <table:table-cell office:value-type="float" office:value="780.232605">
            <text:p>780,232605</text:p>
          </table:table-cell>
          <table:table-cell office:value-type="float" office:value="631.626343">
            <text:p>631,626343</text:p>
          </table:table-cell>
          <table:table-cell office:value-type="float" office:value="162.164047">
            <text:p>162,164047</text:p>
          </table:table-cell>
          <table:table-cell office:value-type="float" office:value="399.774445">
            <text:p>399,774445</text:p>
          </table:table-cell>
          <table:table-cell office:value-type="float" office:value="739.684998">
            <text:p>739,684998</text:p>
          </table:table-cell>
          <table:table-cell office:value-type="float" office:value="127.52417">
            <text:p>127,52417</text:p>
          </table:table-cell>
          <table:table-cell office:value-type="float" office:value="828.401794">
            <text:p>828,401794</text:p>
          </table:table-cell>
          <table:table-cell office:value-type="float" office:value="60.140888">
            <text:p>60,140888</text:p>
          </table:table-cell>
          <table:table-cell office:value-type="float" office:value="2.108018">
            <text:p>2,108018</text:p>
          </table:table-cell>
          <table:table-cell office:value-type="float" office:value="22.284801">
            <text:p>22,284801</text:p>
          </table:table-cell>
          <table:table-cell office:value-type="float" office:value="568.788879">
            <text:p>568,788879</text:p>
          </table:table-cell>
          <table:table-cell office:value-type="float" office:value="21.083029">
            <text:p>21,083029</text:p>
          </table:table-cell>
          <table:table-cell office:value-type="float" office:value="2418.696777">
            <text:p>2418,696777</text:p>
          </table:table-cell>
          <table:table-cell office:value-type="float" office:value="47.76561">
            <text:p>47,76561</text:p>
          </table:table-cell>
          <table:table-cell office:value-type="float" office:value="4323.583008">
            <text:p>4323,583008</text:p>
          </table:table-cell>
          <table:table-cell office:value-type="float" office:value="63.480656">
            <text:p>63,480656</text:p>
          </table:table-cell>
          <table:table-cell office:value-type="float" office:value="342.139343">
            <text:p>342,139343</text:p>
          </table:table-cell>
          <table:table-cell office:value-type="float" office:value="12.105549">
            <text:p>12,105549</text:p>
          </table:table-cell>
          <table:table-cell office:value-type="float" office:value="42.838696">
            <text:p>42,838696</text:p>
          </table:table-cell>
          <table:table-cell office:value-type="float" office:value="5.042098">
            <text:p>5,042098</text:p>
          </table:table-cell>
          <table:table-cell office:value-type="float" office:value="3.360562">
            <text:p>3,360562</text:p>
          </table:table-cell>
          <table:table-cell office:value-type="float" office:value="5.01233">
            <text:p>5,01233</text:p>
          </table:table-cell>
          <table:table-cell office:value-type="float" office:value="27.228855">
            <text:p>27,228855</text:p>
          </table:table-cell>
          <table:table-cell office:value-type="float" office:value="7.446834">
            <text:p>7,446834</text:p>
          </table:table-cell>
          <table:table-cell office:value-type="float" office:value="15.894304">
            <text:p>15,894304</text:p>
          </table:table-cell>
          <table:table-cell office:value-type="float" office:value="4.815154">
            <text:p>4,815154</text:p>
          </table:table-cell>
          <table:table-cell office:value-type="float" office:value="751.121277">
            <text:p>751,121277</text:p>
          </table:table-cell>
          <table:table-cell office:value-type="float" office:value="23.189098">
            <text:p>23,189098</text:p>
          </table:table-cell>
          <table:table-cell office:value-type="float" office:value="64.708481">
            <text:p>64,708481</text:p>
          </table:table-cell>
          <table:table-cell office:value-type="float" office:value="8.377043">
            <text:p>8,377043</text:p>
          </table:table-cell>
          <table:table-cell table:number-columns-repeated="2" office:value-type="float" office:value="0">
            <text:p>0</text:p>
          </table:table-cell>
          <table:table-cell office:value-type="float" office:value="92.918579">
            <text:p>92,918579</text:p>
          </table:table-cell>
          <table:table-cell office:value-type="float" office:value="18.604214">
            <text:p>18,604214</text:p>
          </table:table-cell>
          <table:table-cell office:value-type="float" office:value="45.59758">
            <text:p>45,59758</text:p>
          </table:table-cell>
          <table:table-cell office:value-type="float" office:value="9.687976">
            <text:p>9,687976</text:p>
          </table:table-cell>
          <table:table-cell office:value-type="float" office:value="24.306456">
            <text:p>24,306456</text:p>
          </table:table-cell>
          <table:table-cell office:value-type="float" office:value="10.49797">
            <text:p>10,49797</text:p>
          </table:table-cell>
          <table:table-cell office:value-type="float" office:value="34.416149">
            <text:p>34,416149</text:p>
          </table:table-cell>
          <table:table-cell office:value-type="float" office:value="10.78494">
            <text:p>10,78494</text:p>
          </table:table-cell>
          <table:table-cell office:value-type="float" office:value="8.579156">
            <text:p>8,579156</text:p>
          </table:table-cell>
          <table:table-cell office:value-type="float" office:value="11.248983">
            <text:p>11,248983</text:p>
          </table:table-cell>
          <table:table-cell office:value-type="float" office:value="52.512852">
            <text:p>52,512852</text:p>
          </table:table-cell>
          <table:table-cell office:value-type="float" office:value="37.853752">
            <text:p>37,853752</text:p>
          </table:table-cell>
          <table:table-cell table:number-columns-repeated="4" office:value-type="float" office:value="0">
            <text:p>0</text:p>
          </table:table-cell>
          <table:table-cell office:value-type="float" office:value="57.757946">
            <text:p>57,757946</text:p>
          </table:table-cell>
          <table:table-cell office:value-type="float" office:value="21.191654">
            <text:p>21,191654</text:p>
          </table:table-cell>
        </table:table-row>
        <table:table-row table:style-name="ro1">
          <table:table-cell office:value-type="string">
            <text:p>AFR387 <text:s text:c="5"/></text:p>
          </table:table-cell>
          <table:table-cell office:value-type="float" office:value="426.025208">
            <text:p>426,025208</text:p>
          </table:table-cell>
          <table:table-cell office:value-type="float" office:value="471.249542">
            <text:p>471,249542</text:p>
          </table:table-cell>
          <table:table-cell office:value-type="float" office:value="478.957581">
            <text:p>478,957581</text:p>
          </table:table-cell>
          <table:table-cell office:value-type="float" office:value="353.692963">
            <text:p>353,692963</text:p>
          </table:table-cell>
          <table:table-cell office:value-type="float" office:value="514.54303">
            <text:p>514,54303</text:p>
          </table:table-cell>
          <table:table-cell office:value-type="float" office:value="111.108887">
            <text:p>111,108887</text:p>
          </table:table-cell>
          <table:table-cell office:value-type="float" office:value="470.653442">
            <text:p>470,653442</text:p>
          </table:table-cell>
          <table:table-cell office:value-type="float" office:value="48.621872">
            <text:p>48,621872</text:p>
          </table:table-cell>
          <table:table-cell office:value-type="float" office:value="1.507297">
            <text:p>1,507297</text:p>
          </table:table-cell>
          <table:table-cell office:value-type="float" office:value="15.675919">
            <text:p>15,675919</text:p>
          </table:table-cell>
          <table:table-cell office:value-type="float" office:value="194.863602">
            <text:p>194,863602</text:p>
          </table:table-cell>
          <table:table-cell office:value-type="float" office:value="12.365127">
            <text:p>12,365127</text:p>
          </table:table-cell>
          <table:table-cell office:value-type="float" office:value="94.144066">
            <text:p>94,144066</text:p>
          </table:table-cell>
          <table:table-cell office:value-type="float" office:value="9.114509">
            <text:p>9,114509</text:p>
          </table:table-cell>
          <table:table-cell office:value-type="float" office:value="304.948975">
            <text:p>304,948975</text:p>
          </table:table-cell>
          <table:table-cell office:value-type="float" office:value="9.690873">
            <text:p>9,690873</text:p>
          </table:table-cell>
          <table:table-cell office:value-type="float" office:value="227.073669">
            <text:p>227,073669</text:p>
          </table:table-cell>
          <table:table-cell office:value-type="float" office:value="10.337334">
            <text:p>10,337334</text:p>
          </table:table-cell>
          <table:table-cell office:value-type="float" office:value="25.382904">
            <text:p>25,382904</text:p>
          </table:table-cell>
          <table:table-cell office:value-type="float" office:value="3.784654">
            <text:p>3,784654</text:p>
          </table:table-cell>
          <table:table-cell table:number-columns-repeated="2" office:value-type="float" office:value="0">
            <text:p>0</text:p>
          </table:table-cell>
          <table:table-cell office:value-type="float" office:value="14.982674">
            <text:p>14,982674</text:p>
          </table:table-cell>
          <table:table-cell office:value-type="float" office:value="6.736794">
            <text:p>6,736794</text:p>
          </table:table-cell>
          <table:table-cell office:value-type="float" office:value="9.845524">
            <text:p>9,845524</text:p>
          </table:table-cell>
          <table:table-cell office:value-type="float" office:value="3.552967">
            <text:p>3,552967</text:p>
          </table:table-cell>
          <table:table-cell office:value-type="float" office:value="290.432556">
            <text:p>290,432556</text:p>
          </table:table-cell>
          <table:table-cell office:value-type="float" office:value="12.320419">
            <text:p>12,320419</text:p>
          </table:table-cell>
          <table:table-cell office:value-type="float" office:value="26.294294">
            <text:p>26,294294</text:p>
          </table:table-cell>
          <table:table-cell office:value-type="float" office:value="6.059354">
            <text:p>6,059354</text:p>
          </table:table-cell>
          <table:table-cell office:value-type="float" office:value="1.754388">
            <text:p>1,754388</text:p>
          </table:table-cell>
          <table:table-cell office:value-type="float" office:value="13.81146">
            <text:p>13,81146</text:p>
          </table:table-cell>
          <table:table-cell office:value-type="float" office:value="50.841881">
            <text:p>50,841881</text:p>
          </table:table-cell>
          <table:table-cell office:value-type="float" office:value="17.625879">
            <text:p>17,625879</text:p>
          </table:table-cell>
          <table:table-cell office:value-type="float" office:value="28.289808">
            <text:p>28,289808</text:p>
          </table:table-cell>
          <table:table-cell office:value-type="float" office:value="7.053866">
            <text:p>7,053866</text:p>
          </table:table-cell>
          <table:table-cell office:value-type="float" office:value="10.286038">
            <text:p>10,286038</text:p>
          </table:table-cell>
          <table:table-cell office:value-type="float" office:value="7.545599">
            <text:p>7,545599</text:p>
          </table:table-cell>
          <table:table-cell office:value-type="float" office:value="15.675926">
            <text:p>15,675926</text:p>
          </table:table-cell>
          <table:table-cell office:value-type="float" office:value="7.831324">
            <text:p>7,831324</text:p>
          </table:table-cell>
          <table:table-cell office:value-type="float" office:value="8.065108">
            <text:p>8,065108</text:p>
          </table:table-cell>
          <table:table-cell office:value-type="float" office:value="8.288422">
            <text:p>8,288422</text:p>
          </table:table-cell>
          <table:table-cell office:value-type="float" office:value="3.454476">
            <text:p>3,454476</text:p>
          </table:table-cell>
          <table:table-cell office:value-type="float" office:value="29.987305">
            <text:p>29,987305</text:p>
          </table:table-cell>
          <table:table-cell table:number-columns-repeated="4" office:value-type="float" office:value="0">
            <text:p>0</text:p>
          </table:table-cell>
          <table:table-cell office:value-type="float" office:value="33.358467">
            <text:p>33,358467</text:p>
          </table:table-cell>
          <table:table-cell office:value-type="float" office:value="15.53042">
            <text:p>15,53042</text:p>
          </table:table-cell>
        </table:table-row>
        <table:table-row table:style-name="ro1">
          <table:table-cell office:value-type="string">
            <text:p>AFR388 <text:s text:c="5"/></text:p>
          </table:table-cell>
          <table:table-cell office:value-type="float" office:value="1100.565063">
            <text:p>1100,565063</text:p>
          </table:table-cell>
          <table:table-cell office:value-type="float" office:value="528.712097">
            <text:p>528,712097</text:p>
          </table:table-cell>
          <table:table-cell office:value-type="float" office:value="818.542847">
            <text:p>818,542847</text:p>
          </table:table-cell>
          <table:table-cell office:value-type="float" office:value="368.732361">
            <text:p>368,732361</text:p>
          </table:table-cell>
          <table:table-cell office:value-type="float" office:value="515.745056">
            <text:p>515,745056</text:p>
          </table:table-cell>
          <table:table-cell office:value-type="float" office:value="114.241302">
            <text:p>114,241302</text:p>
          </table:table-cell>
          <table:table-cell office:value-type="float" office:value="403.479156">
            <text:p>403,479156</text:p>
          </table:table-cell>
          <table:table-cell office:value-type="float" office:value="48.693043">
            <text:p>48,693043</text:p>
          </table:table-cell>
          <table:table-cell office:value-type="float" office:value="32.557617">
            <text:p>32,557617</text:p>
          </table:table-cell>
          <table:table-cell office:value-type="float" office:value="16.594267">
            <text:p>16,594267</text:p>
          </table:table-cell>
          <table:table-cell office:value-type="float" office:value="188.589951">
            <text:p>188,589951</text:p>
          </table:table-cell>
          <table:table-cell office:value-type="float" office:value="12.69328">
            <text:p>12,69328</text:p>
          </table:table-cell>
          <table:table-cell office:value-type="float" office:value="115.20945">
            <text:p>115,20945</text:p>
          </table:table-cell>
          <table:table-cell office:value-type="float" office:value="9.820582">
            <text:p>9,820582</text:p>
          </table:table-cell>
          <table:table-cell office:value-type="float" office:value="161.600204">
            <text:p>161,600204</text:p>
          </table:table-cell>
          <table:table-cell office:value-type="float" office:value="8.533166">
            <text:p>8,533166</text:p>
          </table:table-cell>
          <table:table-cell office:value-type="float" office:value="97.457527">
            <text:p>97,457527</text:p>
          </table:table-cell>
          <table:table-cell office:value-type="float" office:value="9.609177">
            <text:p>9,609177</text:p>
          </table:table-cell>
          <table:table-cell office:value-type="float" office:value="18.078991">
            <text:p>18,078991</text:p>
          </table:table-cell>
          <table:table-cell office:value-type="float" office:value="3.934402">
            <text:p>3,934402</text:p>
          </table:table-cell>
          <table:table-cell office:value-type="float" office:value="5.423108">
            <text:p>5,423108</text:p>
          </table:table-cell>
          <table:table-cell office:value-type="float" office:value="4.090539">
            <text:p>4,090539</text:p>
          </table:table-cell>
          <table:table-cell office:value-type="float" office:value="30.038044">
            <text:p>30,038044</text:p>
          </table:table-cell>
          <table:table-cell office:value-type="float" office:value="6.955174">
            <text:p>6,955174</text:p>
          </table:table-cell>
          <table:table-cell office:value-type="float" office:value="15.569168">
            <text:p>15,569168</text:p>
          </table:table-cell>
          <table:table-cell office:value-type="float" office:value="3.819516">
            <text:p>3,819516</text:p>
          </table:table-cell>
          <table:table-cell office:value-type="float" office:value="143.986664">
            <text:p>143,986664</text:p>
          </table:table-cell>
          <table:table-cell office:value-type="float" office:value="10.014473">
            <text:p>10,014473</text:p>
          </table:table-cell>
          <table:table-cell office:value-type="float" office:value="29.427155">
            <text:p>29,427155</text:p>
          </table:table-cell>
          <table:table-cell office:value-type="float" office:value="6.588931">
            <text:p>6,588931</text:p>
          </table:table-cell>
          <table:table-cell table:number-columns-repeated="2" office:value-type="float" office:value="0">
            <text:p>0</text:p>
          </table:table-cell>
          <table:table-cell office:value-type="float" office:value="18.954227">
            <text:p>18,954227</text:p>
          </table:table-cell>
          <table:table-cell office:value-type="float" office:value="17.740644">
            <text:p>17,740644</text:p>
          </table:table-cell>
          <table:table-cell office:value-type="float" office:value="18.478436">
            <text:p>18,478436</text:p>
          </table:table-cell>
          <table:table-cell office:value-type="float" office:value="7.614826">
            <text:p>7,614826</text:p>
          </table:table-cell>
          <table:table-cell office:value-type="float" office:value="12.130432">
            <text:p>12,130432</text:p>
          </table:table-cell>
          <table:table-cell office:value-type="float" office:value="8.279297">
            <text:p>8,279297</text:p>
          </table:table-cell>
          <table:table-cell office:value-type="float" office:value="15.850936">
            <text:p>15,850936</text:p>
          </table:table-cell>
          <table:table-cell office:value-type="float" office:value="8.481034">
            <text:p>8,481034</text:p>
          </table:table-cell>
          <table:table-cell office:value-type="float" office:value="11.010386">
            <text:p>11,010386</text:p>
          </table:table-cell>
          <table:table-cell office:value-type="float" office:value="8.923789">
            <text:p>8,923789</text:p>
          </table:table-cell>
          <table:table-cell office:value-type="float" office:value="8.954807">
            <text:p>8,954807</text:p>
          </table:table-cell>
          <table:table-cell office:value-type="float" office:value="30.771341">
            <text:p>30,771341</text:p>
          </table:table-cell>
          <table:table-cell table:number-columns-repeated="4" office:value-type="float" office:value="0">
            <text:p>0</text:p>
          </table:table-cell>
          <table:table-cell office:value-type="float" office:value="51.155994">
            <text:p>51,155994</text:p>
          </table:table-cell>
          <table:table-cell office:value-type="float" office:value="16.88273">
            <text:p>16,88273</text:p>
          </table:table-cell>
        </table:table-row>
        <table:table-row table:style-name="ro1">
          <table:table-cell office:value-type="string">
            <text:p>AFR389 <text:s text:c="5"/></text:p>
          </table:table-cell>
          <table:table-cell office:value-type="float" office:value="798.797241">
            <text:p>798,797241</text:p>
          </table:table-cell>
          <table:table-cell office:value-type="float" office:value="552.823547">
            <text:p>552,823547</text:p>
          </table:table-cell>
          <table:table-cell office:value-type="float" office:value="756.80011">
            <text:p>756,80011</text:p>
          </table:table-cell>
          <table:table-cell office:value-type="float" office:value="375.748749">
            <text:p>375,748749</text:p>
          </table:table-cell>
          <table:table-cell office:value-type="float" office:value="524.159363">
            <text:p>524,159363</text:p>
          </table:table-cell>
          <table:table-cell office:value-type="float" office:value="118.334267">
            <text:p>118,334267</text:p>
          </table:table-cell>
          <table:table-cell office:value-type="float" office:value="581.707825">
            <text:p>581,707825</text:p>
          </table:table-cell>
          <table:table-cell office:value-type="float" office:value="53.002575">
            <text:p>53,002575</text:p>
          </table:table-cell>
          <table:table-cell office:value-type="float" office:value="22.910915">
            <text:p>22,910915</text:p>
          </table:table-cell>
          <table:table-cell office:value-type="float" office:value="18.696632">
            <text:p>18,696632</text:p>
          </table:table-cell>
          <table:table-cell office:value-type="float" office:value="246.76387">
            <text:p>246,76387</text:p>
          </table:table-cell>
          <table:table-cell office:value-type="float" office:value="14.482989">
            <text:p>14,482989</text:p>
          </table:table-cell>
          <table:table-cell office:value-type="float" office:value="95.314362">
            <text:p>95,314362</text:p>
          </table:table-cell>
          <table:table-cell office:value-type="float" office:value="10.271747">
            <text:p>10,271747</text:p>
          </table:table-cell>
          <table:table-cell office:value-type="float" office:value="308.644653">
            <text:p>308,644653</text:p>
          </table:table-cell>
          <table:table-cell office:value-type="float" office:value="10.048596">
            <text:p>10,048596</text:p>
          </table:table-cell>
          <table:table-cell office:value-type="float" office:value="166.032227">
            <text:p>166,032227</text:p>
          </table:table-cell>
          <table:table-cell office:value-type="float" office:value="10.214127">
            <text:p>10,214127</text:p>
          </table:table-cell>
          <table:table-cell office:value-type="float" office:value="29.468756">
            <text:p>29,468756</text:p>
          </table:table-cell>
          <table:table-cell office:value-type="float" office:value="4.373237">
            <text:p>4,373237</text:p>
          </table:table-cell>
          <table:table-cell office:value-type="float" office:value="1.914038">
            <text:p>1,914038</text:p>
          </table:table-cell>
          <table:table-cell office:value-type="float" office:value="4.292258">
            <text:p>4,292258</text:p>
          </table:table-cell>
          <table:table-cell office:value-type="float" office:value="26.023281">
            <text:p>26,023281</text:p>
          </table:table-cell>
          <table:table-cell office:value-type="float" office:value="7.080719">
            <text:p>7,080719</text:p>
          </table:table-cell>
          <table:table-cell office:value-type="float" office:value="18.858128">
            <text:p>18,858128</text:p>
          </table:table-cell>
          <table:table-cell office:value-type="float" office:value="4.146207">
            <text:p>4,146207</text:p>
          </table:table-cell>
          <table:table-cell office:value-type="float" office:value="206.574936">
            <text:p>206,574936</text:p>
          </table:table-cell>
          <table:table-cell office:value-type="float" office:value="11.092823">
            <text:p>11,092823</text:p>
          </table:table-cell>
          <table:table-cell office:value-type="float" office:value="41.324776">
            <text:p>41,324776</text:p>
          </table:table-cell>
          <table:table-cell office:value-type="float" office:value="7.087763">
            <text:p>7,087763</text:p>
          </table:table-cell>
          <table:table-cell table:number-columns-repeated="2" office:value-type="float" office:value="0">
            <text:p>0</text:p>
          </table:table-cell>
          <table:table-cell office:value-type="float" office:value="37.695847">
            <text:p>37,695847</text:p>
          </table:table-cell>
          <table:table-cell office:value-type="float" office:value="17.95459">
            <text:p>17,95459</text:p>
          </table:table-cell>
          <table:table-cell office:value-type="float" office:value="32.188927">
            <text:p>32,188927</text:p>
          </table:table-cell>
          <table:table-cell office:value-type="float" office:value="8.052317">
            <text:p>8,052317</text:p>
          </table:table-cell>
          <table:table-cell office:value-type="float" office:value="10.309685">
            <text:p>10,309685</text:p>
          </table:table-cell>
          <table:table-cell office:value-type="float" office:value="8.751213">
            <text:p>8,751213</text:p>
          </table:table-cell>
          <table:table-cell office:value-type="float" office:value="19.126129">
            <text:p>19,126129</text:p>
          </table:table-cell>
          <table:table-cell office:value-type="float" office:value="9.182983">
            <text:p>9,182983</text:p>
          </table:table-cell>
          <table:table-cell office:value-type="float" office:value="14.726391">
            <text:p>14,726391</text:p>
          </table:table-cell>
          <table:table-cell office:value-type="float" office:value="9.64299">
            <text:p>9,64299</text:p>
          </table:table-cell>
          <table:table-cell office:value-type="float" office:value="22.955641">
            <text:p>22,955641</text:p>
          </table:table-cell>
          <table:table-cell office:value-type="float" office:value="31.335567">
            <text:p>31,335567</text:p>
          </table:table-cell>
          <table:table-cell table:number-columns-repeated="4" office:value-type="float" office:value="0">
            <text:p>0</text:p>
          </table:table-cell>
          <table:table-cell office:value-type="float" office:value="64.194824">
            <text:p>64,194824</text:p>
          </table:table-cell>
          <table:table-cell office:value-type="float" office:value="18.137222">
            <text:p>18,137222</text:p>
          </table:table-cell>
        </table:table-row>
        <table:table-row table:style-name="ro1">
          <table:table-cell office:value-type="string">
            <text:p>AFR430 <text:s text:c="5"/></text:p>
          </table:table-cell>
          <table:table-cell office:value-type="float" office:value="834.299316">
            <text:p>834,299316</text:p>
          </table:table-cell>
          <table:table-cell office:value-type="float" office:value="526.567444">
            <text:p>526,567444</text:p>
          </table:table-cell>
          <table:table-cell office:value-type="float" office:value="532.982483">
            <text:p>532,982483</text:p>
          </table:table-cell>
          <table:table-cell office:value-type="float" office:value="365.34436">
            <text:p>365,34436</text:p>
          </table:table-cell>
          <table:table-cell office:value-type="float" office:value="580.655212">
            <text:p>580,655212</text:p>
          </table:table-cell>
          <table:table-cell office:value-type="float" office:value="114.436256">
            <text:p>114,436256</text:p>
          </table:table-cell>
          <table:table-cell office:value-type="float" office:value="688.96991">
            <text:p>688,96991</text:p>
          </table:table-cell>
          <table:table-cell office:value-type="float" office:value="52.100346">
            <text:p>52,100346</text:p>
          </table:table-cell>
          <table:table-cell office:value-type="float" office:value="23.212372">
            <text:p>23,212372</text:p>
          </table:table-cell>
          <table:table-cell office:value-type="float" office:value="16.587383">
            <text:p>16,587383</text:p>
          </table:table-cell>
          <table:table-cell office:value-type="float" office:value="244.482544">
            <text:p>244,482544</text:p>
          </table:table-cell>
          <table:table-cell office:value-type="float" office:value="13.572988">
            <text:p>13,572988</text:p>
          </table:table-cell>
          <table:table-cell office:value-type="float" office:value="26.786848">
            <text:p>26,786848</text:p>
          </table:table-cell>
          <table:table-cell office:value-type="float" office:value="8.594316">
            <text:p>8,594316</text:p>
          </table:table-cell>
          <table:table-cell office:value-type="float" office:value="200.1203">
            <text:p>200,1203</text:p>
          </table:table-cell>
          <table:table-cell office:value-type="float" office:value="8.837874">
            <text:p>8,837874</text:p>
          </table:table-cell>
          <table:table-cell office:value-type="float" office:value="135.345322">
            <text:p>135,345322</text:p>
          </table:table-cell>
          <table:table-cell office:value-type="float" office:value="9.806558">
            <text:p>9,806558</text:p>
          </table:table-cell>
          <table:table-cell office:value-type="float" office:value="27.624697">
            <text:p>27,624697</text:p>
          </table:table-cell>
          <table:table-cell office:value-type="float" office:value="4.044325">
            <text:p>4,044325</text:p>
          </table:table-cell>
          <table:table-cell office:value-type="float" office:value="2.204044">
            <text:p>2,204044</text:p>
          </table:table-cell>
          <table:table-cell office:value-type="float" office:value="4.031324">
            <text:p>4,031324</text:p>
          </table:table-cell>
          <table:table-cell office:value-type="float" office:value="20.392817">
            <text:p>20,392817</text:p>
          </table:table-cell>
          <table:table-cell office:value-type="float" office:value="6.91669">
            <text:p>6,91669</text:p>
          </table:table-cell>
          <table:table-cell office:value-type="float" office:value="10.165876">
            <text:p>10,165876</text:p>
          </table:table-cell>
          <table:table-cell office:value-type="float" office:value="3.787892">
            <text:p>3,787892</text:p>
          </table:table-cell>
          <table:table-cell office:value-type="float" office:value="396.950867">
            <text:p>396,950867</text:p>
          </table:table-cell>
          <table:table-cell office:value-type="float" office:value="14.78142">
            <text:p>14,78142</text:p>
          </table:table-cell>
          <table:table-cell office:value-type="float" office:value="32.922192">
            <text:p>32,922192</text:p>
          </table:table-cell>
          <table:table-cell office:value-type="float" office:value="6.435405">
            <text:p>6,435405</text:p>
          </table:table-cell>
          <table:table-cell table:number-columns-repeated="2" office:value-type="float" office:value="0">
            <text:p>0</text:p>
          </table:table-cell>
          <table:table-cell office:value-type="float" office:value="21.500937">
            <text:p>21,500937</text:p>
          </table:table-cell>
          <table:table-cell office:value-type="float" office:value="17.678148">
            <text:p>17,678148</text:p>
          </table:table-cell>
          <table:table-cell office:value-type="float" office:value="19.410835">
            <text:p>19,410835</text:p>
          </table:table-cell>
          <table:table-cell office:value-type="float" office:value="7.446238">
            <text:p>7,446238</text:p>
          </table:table-cell>
          <table:table-cell office:value-type="float" office:value="14.116702">
            <text:p>14,116702</text:p>
          </table:table-cell>
          <table:table-cell office:value-type="float" office:value="7.902289">
            <text:p>7,902289</text:p>
          </table:table-cell>
          <table:table-cell office:value-type="float" office:value="23.651396">
            <text:p>23,651396</text:p>
          </table:table-cell>
          <table:table-cell office:value-type="float" office:value="8.313065">
            <text:p>8,313065</text:p>
          </table:table-cell>
          <table:table-cell office:value-type="float" office:value="11.313172">
            <text:p>11,313172</text:p>
          </table:table-cell>
          <table:table-cell office:value-type="float" office:value="8.759041">
            <text:p>8,759041</text:p>
          </table:table-cell>
          <table:table-cell table:number-columns-repeated="6" office:value-type="float" office:value="0">
            <text:p>0</text:p>
          </table:table-cell>
          <table:table-cell office:value-type="float" office:value="49.585625">
            <text:p>49,585625</text:p>
          </table:table-cell>
          <table:table-cell office:value-type="float" office:value="16.500607">
            <text:p>16,500607</text:p>
          </table:table-cell>
        </table:table-row>
        <table:table-row table:style-name="ro1">
          <table:table-cell office:value-type="string">
            <text:p>AFR431 <text:s text:c="5"/></text:p>
          </table:table-cell>
          <table:table-cell office:value-type="float" office:value="1118.316162">
            <text:p>1118,316162</text:p>
          </table:table-cell>
          <table:table-cell office:value-type="float" office:value="555.252075">
            <text:p>555,252075</text:p>
          </table:table-cell>
          <table:table-cell office:value-type="float" office:value="621.737732">
            <text:p>621,737732</text:p>
          </table:table-cell>
          <table:table-cell office:value-type="float" office:value="370.399597">
            <text:p>370,399597</text:p>
          </table:table-cell>
          <table:table-cell office:value-type="float" office:value="473.673676">
            <text:p>473,673676</text:p>
          </table:table-cell>
          <table:table-cell office:value-type="float" office:value="115.734985">
            <text:p>115,734985</text:p>
          </table:table-cell>
          <table:table-cell office:value-type="float" office:value="573.040161">
            <text:p>573,040161</text:p>
          </table:table-cell>
          <table:table-cell office:value-type="float" office:value="51.787594">
            <text:p>51,787594</text:p>
          </table:table-cell>
          <table:table-cell office:value-type="float" office:value="28.638643">
            <text:p>28,638643</text:p>
          </table:table-cell>
          <table:table-cell office:value-type="float" office:value="17.796202">
            <text:p>17,796202</text:p>
          </table:table-cell>
          <table:table-cell office:value-type="float" office:value="148.476563">
            <text:p>148,476563</text:p>
          </table:table-cell>
          <table:table-cell office:value-type="float" office:value="12.68104">
            <text:p>12,68104</text:p>
          </table:table-cell>
          <table:table-cell office:value-type="float" office:value="122.491318">
            <text:p>122,491318</text:p>
          </table:table-cell>
          <table:table-cell office:value-type="float" office:value="10.482428">
            <text:p>10,482428</text:p>
          </table:table-cell>
          <table:table-cell office:value-type="float" office:value="202.892044">
            <text:p>202,892044</text:p>
          </table:table-cell>
          <table:table-cell office:value-type="float" office:value="8.995692">
            <text:p>8,995692</text:p>
          </table:table-cell>
          <table:table-cell office:value-type="float" office:value="107.649559">
            <text:p>107,649559</text:p>
          </table:table-cell>
          <table:table-cell office:value-type="float" office:value="9.798715">
            <text:p>9,798715</text:p>
          </table:table-cell>
          <table:table-cell office:value-type="float" office:value="20.067682">
            <text:p>20,067682</text:p>
          </table:table-cell>
          <table:table-cell office:value-type="float" office:value="4.192107">
            <text:p>4,192107</text:p>
          </table:table-cell>
          <table:table-cell office:value-type="float" office:value="2.262045">
            <text:p>2,262045</text:p>
          </table:table-cell>
          <table:table-cell office:value-type="float" office:value="4.20533">
            <text:p>4,20533</text:p>
          </table:table-cell>
          <table:table-cell office:value-type="float" office:value="28.275465">
            <text:p>28,275465</text:p>
          </table:table-cell>
          <table:table-cell office:value-type="float" office:value="7.058959">
            <text:p>7,058959</text:p>
          </table:table-cell>
          <table:table-cell office:value-type="float" office:value="15.846808">
            <text:p>15,846808</text:p>
          </table:table-cell>
          <table:table-cell office:value-type="float" office:value="4.032744">
            <text:p>4,032744</text:p>
          </table:table-cell>
          <table:table-cell office:value-type="float" office:value="195.444733">
            <text:p>195,444733</text:p>
          </table:table-cell>
          <table:table-cell office:value-type="float" office:value="10.93382">
            <text:p>10,93382</text:p>
          </table:table-cell>
          <table:table-cell office:value-type="float" office:value="38.047043">
            <text:p>38,047043</text:p>
          </table:table-cell>
          <table:table-cell office:value-type="float" office:value="6.84481">
            <text:p>6,844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899828">
            <text:p>22,899828</text:p>
          </table:table-cell>
          <table:table-cell office:value-type="float" office:value="17.820326">
            <text:p>17,820326</text:p>
          </table:table-cell>
          <table:table-cell office:value-type="float" office:value="20.173706">
            <text:p>20,173706</text:p>
          </table:table-cell>
          <table:table-cell office:value-type="float" office:value="7.912572">
            <text:p>7,912572</text:p>
          </table:table-cell>
          <table:table-cell office:value-type="float" office:value="15.322651">
            <text:p>15,322651</text:p>
          </table:table-cell>
          <table:table-cell office:value-type="float" office:value="8.588404">
            <text:p>8,588404</text:p>
          </table:table-cell>
          <table:table-cell office:value-type="float" office:value="22.851351">
            <text:p>22,851351</text:p>
          </table:table-cell>
          <table:table-cell office:value-type="float" office:value="8.836563">
            <text:p>8,836563</text:p>
          </table:table-cell>
          <table:table-cell office:value-type="float" office:value="9.551511">
            <text:p>9,551511</text:p>
          </table:table-cell>
          <table:table-cell office:value-type="float" office:value="9.280141">
            <text:p>9,280141</text:p>
          </table:table-cell>
          <table:table-cell office:value-type="float" office:value="13.955101">
            <text:p>13,955101</text:p>
          </table:table-cell>
          <table:table-cell office:value-type="float" office:value="31.048143">
            <text:p>31,048143</text:p>
          </table:table-cell>
          <table:table-cell table:number-columns-repeated="4" office:value-type="float" office:value="0">
            <text:p>0</text:p>
          </table:table-cell>
          <table:table-cell office:value-type="float" office:value="43.304146">
            <text:p>43,304146</text:p>
          </table:table-cell>
          <table:table-cell office:value-type="float" office:value="17.537481">
            <text:p>17,537481</text:p>
          </table:table-cell>
        </table:table-row>
        <table:table-row table:style-name="ro1">
          <table:table-cell office:value-type="string">
            <text:p>AFR432 <text:s text:c="5"/></text:p>
          </table:table-cell>
          <table:table-cell office:value-type="float" office:value="949.681152">
            <text:p>949,681152</text:p>
          </table:table-cell>
          <table:table-cell office:value-type="float" office:value="633.298096">
            <text:p>633,298096</text:p>
          </table:table-cell>
          <table:table-cell office:value-type="float" office:value="876.426697">
            <text:p>876,426697</text:p>
          </table:table-cell>
          <table:table-cell office:value-type="float" office:value="396.57959">
            <text:p>396,57959</text:p>
          </table:table-cell>
          <table:table-cell office:value-type="float" office:value="681.626526">
            <text:p>681,626526</text:p>
          </table:table-cell>
          <table:table-cell office:value-type="float" office:value="126.516235">
            <text:p>126,516235</text:p>
          </table:table-cell>
          <table:table-cell office:value-type="float" office:value="1048.135864">
            <text:p>1048,135864</text:p>
          </table:table-cell>
          <table:table-cell office:value-type="float" office:value="61.030952">
            <text:p>61,030952</text:p>
          </table:table-cell>
          <table:table-cell office:value-type="float" office:value="18.991941">
            <text:p>18,991941</text:p>
          </table:table-cell>
          <table:table-cell office:value-type="float" office:value="20.804495">
            <text:p>20,804495</text:p>
          </table:table-cell>
          <table:table-cell office:value-type="float" office:value="298.283936">
            <text:p>298,283936</text:p>
          </table:table-cell>
          <table:table-cell office:value-type="float" office:value="16.249121">
            <text:p>16,249121</text:p>
          </table:table-cell>
          <table:table-cell office:value-type="float" office:value="352.520111">
            <text:p>352,520111</text:p>
          </table:table-cell>
          <table:table-cell office:value-type="float" office:value="14.796936">
            <text:p>14,796936</text:p>
          </table:table-cell>
          <table:table-cell office:value-type="float" office:value="273.962341">
            <text:p>273,962341</text:p>
          </table:table-cell>
          <table:table-cell office:value-type="float" office:value="10.048169">
            <text:p>10,048169</text:p>
          </table:table-cell>
          <table:table-cell office:value-type="float" office:value="192.897095">
            <text:p>192,897095</text:p>
          </table:table-cell>
          <table:table-cell office:value-type="float" office:value="10.57917">
            <text:p>10,57917</text:p>
          </table:table-cell>
          <table:table-cell office:value-type="float" office:value="41.111626">
            <text:p>41,111626</text:p>
          </table:table-cell>
          <table:table-cell office:value-type="float" office:value="4.966394">
            <text:p>4,966394</text:p>
          </table:table-cell>
          <table:table-cell office:value-type="float" office:value="4.959098">
            <text:p>4,959098</text:p>
          </table:table-cell>
          <table:table-cell office:value-type="float" office:value="4.902114">
            <text:p>4,902114</text:p>
          </table:table-cell>
          <table:table-cell office:value-type="float" office:value="23.820055">
            <text:p>23,820055</text:p>
          </table:table-cell>
          <table:table-cell office:value-type="float" office:value="7.350605">
            <text:p>7,350605</text:p>
          </table:table-cell>
          <table:table-cell office:value-type="float" office:value="18.516418">
            <text:p>18,516418</text:p>
          </table:table-cell>
          <table:table-cell office:value-type="float" office:value="4.697843">
            <text:p>4,697843</text:p>
          </table:table-cell>
          <table:table-cell office:value-type="float" office:value="299.828491">
            <text:p>299,828491</text:p>
          </table:table-cell>
          <table:table-cell office:value-type="float" office:value="13.271535">
            <text:p>13,271535</text:p>
          </table:table-cell>
          <table:table-cell office:value-type="float" office:value="51.936665">
            <text:p>51,936665</text:p>
          </table:table-cell>
          <table:table-cell office:value-type="float" office:value="8.071411">
            <text:p>8,071411</text:p>
          </table:table-cell>
          <table:table-cell table:number-columns-repeated="2" office:value-type="float" office:value="0">
            <text:p>0</text:p>
          </table:table-cell>
          <table:table-cell office:value-type="float" office:value="37.426826">
            <text:p>37,426826</text:p>
          </table:table-cell>
          <table:table-cell office:value-type="float" office:value="18.334305">
            <text:p>18,334305</text:p>
          </table:table-cell>
          <table:table-cell office:value-type="float" office:value="35.939709">
            <text:p>35,939709</text:p>
          </table:table-cell>
          <table:table-cell office:value-type="float" office:value="9.325371">
            <text:p>9,325371</text:p>
          </table:table-cell>
          <table:table-cell office:value-type="float" office:value="15.890156">
            <text:p>15,890156</text:p>
          </table:table-cell>
          <table:table-cell office:value-type="float" office:value="10.101334">
            <text:p>10,101334</text:p>
          </table:table-cell>
          <table:table-cell office:value-type="float" office:value="28.726698">
            <text:p>28,726698</text:p>
          </table:table-cell>
          <table:table-cell office:value-type="float" office:value="10.415421">
            <text:p>10,415421</text:p>
          </table:table-cell>
          <table:table-cell office:value-type="float" office:value="7.762323">
            <text:p>7,762323</text:p>
          </table:table-cell>
          <table:table-cell office:value-type="float" office:value="10.985031">
            <text:p>10,985031</text:p>
          </table:table-cell>
          <table:table-cell office:value-type="float" office:value="61.957939">
            <text:p>61,957939</text:p>
          </table:table-cell>
          <table:table-cell office:value-type="float" office:value="33.311386">
            <text:p>33,311386</text:p>
          </table:table-cell>
          <table:table-cell table:number-columns-repeated="4" office:value-type="float" office:value="0">
            <text:p>0</text:p>
          </table:table-cell>
          <table:table-cell office:value-type="float" office:value="62.291348">
            <text:p>62,291348</text:p>
          </table:table-cell>
          <table:table-cell office:value-type="float" office:value="20.64994">
            <text:p>20,64994</text:p>
          </table:table-cell>
        </table:table-row>
        <table:table-row table:style-name="ro1">
          <table:table-cell office:value-type="string">
            <text:p>AFR433 <text:s text:c="5"/></text:p>
          </table:table-cell>
          <table:table-cell office:value-type="float" office:value="877.761658">
            <text:p>877,761658</text:p>
          </table:table-cell>
          <table:table-cell office:value-type="float" office:value="596.882751">
            <text:p>596,882751</text:p>
          </table:table-cell>
          <table:table-cell office:value-type="float" office:value="890.740906">
            <text:p>890,740906</text:p>
          </table:table-cell>
          <table:table-cell office:value-type="float" office:value="383.587158">
            <text:p>383,587158</text:p>
          </table:table-cell>
          <table:table-cell office:value-type="float" office:value="743.287415">
            <text:p>743,287415</text:p>
          </table:table-cell>
          <table:table-cell office:value-type="float" office:value="122.343636">
            <text:p>122,343636</text:p>
          </table:table-cell>
          <table:table-cell office:value-type="float" office:value="1029.714722">
            <text:p>1029,714722</text:p>
          </table:table-cell>
          <table:table-cell office:value-type="float" office:value="59.262653">
            <text:p>59,262653</text:p>
          </table:table-cell>
          <table:table-cell office:value-type="float" office:value="15.65956">
            <text:p>15,65956</text:p>
          </table:table-cell>
          <table:table-cell office:value-type="float" office:value="18.974989">
            <text:p>18,974989</text:p>
          </table:table-cell>
          <table:table-cell office:value-type="float" office:value="297.593414">
            <text:p>297,593414</text:p>
          </table:table-cell>
          <table:table-cell office:value-type="float" office:value="15.344351">
            <text:p>15,344351</text:p>
          </table:table-cell>
          <table:table-cell office:value-type="float" office:value="129.767883">
            <text:p>129,767883</text:p>
          </table:table-cell>
          <table:table-cell office:value-type="float" office:value="11.13311">
            <text:p>11,13311</text:p>
          </table:table-cell>
          <table:table-cell office:value-type="float" office:value="221.702499">
            <text:p>221,702499</text:p>
          </table:table-cell>
          <table:table-cell office:value-type="float" office:value="9.324625">
            <text:p>9,324625</text:p>
          </table:table-cell>
          <table:table-cell office:value-type="float" office:value="278.782104">
            <text:p>278,782104</text:p>
          </table:table-cell>
          <table:table-cell office:value-type="float" office:value="11.008233">
            <text:p>11,008233</text:p>
          </table:table-cell>
          <table:table-cell office:value-type="float" office:value="40.201912">
            <text:p>40,201912</text:p>
          </table:table-cell>
          <table:table-cell office:value-type="float" office:value="4.639281">
            <text:p>4,639281</text:p>
          </table:table-cell>
          <table:table-cell office:value-type="float" office:value="7.12671">
            <text:p>7,12671</text:p>
          </table:table-cell>
          <table:table-cell office:value-type="float" office:value="4.521655">
            <text:p>4,521655</text:p>
          </table:table-cell>
          <table:table-cell office:value-type="float" office:value="29.038511">
            <text:p>29,038511</text:p>
          </table:table-cell>
          <table:table-cell office:value-type="float" office:value="7.18532">
            <text:p>7,18532</text:p>
          </table:table-cell>
          <table:table-cell office:value-type="float" office:value="22.060013">
            <text:p>22,060013</text:p>
          </table:table-cell>
          <table:table-cell office:value-type="float" office:value="4.341414">
            <text:p>4,341414</text:p>
          </table:table-cell>
          <table:table-cell office:value-type="float" office:value="379.257263">
            <text:p>379,257263</text:p>
          </table:table-cell>
          <table:table-cell office:value-type="float" office:value="14.628228">
            <text:p>14,628228</text:p>
          </table:table-cell>
          <table:table-cell office:value-type="float" office:value="40.359135">
            <text:p>40,359135</text:p>
          </table:table-cell>
          <table:table-cell office:value-type="float" office:value="7.364813">
            <text:p>7,364813</text:p>
          </table:table-cell>
          <table:table-cell table:number-columns-repeated="2" office:value-type="float" office:value="0">
            <text:p>0</text:p>
          </table:table-cell>
          <table:table-cell office:value-type="float" office:value="28.098909">
            <text:p>28,098909</text:p>
          </table:table-cell>
          <table:table-cell office:value-type="float" office:value="18.044052">
            <text:p>18,044052</text:p>
          </table:table-cell>
          <table:table-cell office:value-type="float" office:value="20.19503">
            <text:p>20,19503</text:p>
          </table:table-cell>
          <table:table-cell office:value-type="float" office:value="8.306166">
            <text:p>8,306166</text:p>
          </table:table-cell>
          <table:table-cell office:value-type="float" office:value="14.952369">
            <text:p>14,952369</text:p>
          </table:table-cell>
          <table:table-cell office:value-type="float" office:value="9.02781">
            <text:p>9,02781</text:p>
          </table:table-cell>
          <table:table-cell office:value-type="float" office:value="23.027349">
            <text:p>23,027349</text:p>
          </table:table-cell>
          <table:table-cell office:value-type="float" office:value="9.501092">
            <text:p>9,501092</text:p>
          </table:table-cell>
          <table:table-cell office:value-type="float" office:value="7.754237">
            <text:p>7,754237</text:p>
          </table:table-cell>
          <table:table-cell office:value-type="float" office:value="9.763976">
            <text:p>9,763976</text:p>
          </table:table-cell>
          <table:table-cell office:value-type="float" office:value="7.307321">
            <text:p>7,307321</text:p>
          </table:table-cell>
          <table:table-cell office:value-type="float" office:value="31.731464">
            <text:p>31,731464</text:p>
          </table:table-cell>
          <table:table-cell table:number-columns-repeated="4" office:value-type="float" office:value="0">
            <text:p>0</text:p>
          </table:table-cell>
          <table:table-cell office:value-type="float" office:value="52.053455">
            <text:p>52,053455</text:p>
          </table:table-cell>
          <table:table-cell office:value-type="float" office:value="18.859047">
            <text:p>18,859047</text:p>
          </table:table-cell>
        </table:table-row>
        <table:table-row table:style-name="ro1">
          <table:table-cell office:value-type="string">
            <text:p>AFR434 <text:s text:c="5"/></text:p>
          </table:table-cell>
          <table:table-cell office:value-type="float" office:value="674.539978">
            <text:p>674,539978</text:p>
          </table:table-cell>
          <table:table-cell office:value-type="float" office:value="543.249817">
            <text:p>543,249817</text:p>
          </table:table-cell>
          <table:table-cell office:value-type="float" office:value="891.862427">
            <text:p>891,862427</text:p>
          </table:table-cell>
          <table:table-cell office:value-type="float" office:value="373.856354">
            <text:p>373,856354</text:p>
          </table:table-cell>
          <table:table-cell office:value-type="float" office:value="342.651398">
            <text:p>342,651398</text:p>
          </table:table-cell>
          <table:table-cell office:value-type="float" office:value="115.434273">
            <text:p>115,434273</text:p>
          </table:table-cell>
          <table:table-cell office:value-type="float" office:value="418.647552">
            <text:p>418,647552</text:p>
          </table:table-cell>
          <table:table-cell office:value-type="float" office:value="50.660686">
            <text:p>50,660686</text:p>
          </table:table-cell>
          <table:table-cell office:value-type="float" office:value="10.852538">
            <text:p>10,852538</text:p>
          </table:table-cell>
          <table:table-cell office:value-type="float" office:value="17.787554">
            <text:p>17,787554</text:p>
          </table:table-cell>
          <table:table-cell office:value-type="float" office:value="346.952301">
            <text:p>346,952301</text:p>
          </table:table-cell>
          <table:table-cell office:value-type="float" office:value="15.562404">
            <text:p>15,562404</text:p>
          </table:table-cell>
          <table:table-cell office:value-type="float" office:value="82.050972">
            <text:p>82,050972</text:p>
          </table:table-cell>
          <table:table-cell office:value-type="float" office:value="9.852156">
            <text:p>9,852156</text:p>
          </table:table-cell>
          <table:table-cell office:value-type="float" office:value="284.907135">
            <text:p>284,907135</text:p>
          </table:table-cell>
          <table:table-cell office:value-type="float" office:value="9.810208">
            <text:p>9,810208</text:p>
          </table:table-cell>
          <table:table-cell office:value-type="float" office:value="139.776642">
            <text:p>139,776642</text:p>
          </table:table-cell>
          <table:table-cell office:value-type="float" office:value="9.961638">
            <text:p>9,961638</text:p>
          </table:table-cell>
          <table:table-cell office:value-type="float" office:value="15.367142">
            <text:p>15,367142</text:p>
          </table:table-cell>
          <table:table-cell office:value-type="float" office:value="4.142119">
            <text:p>4,142119</text:p>
          </table:table-cell>
          <table:table-cell office:value-type="float" office:value="0.841017">
            <text:p>0,841017</text:p>
          </table:table-cell>
          <table:table-cell office:value-type="float" office:value="4.205117">
            <text:p>4,205117</text:p>
          </table:table-cell>
          <table:table-cell office:value-type="float" office:value="23.305967">
            <text:p>23,305967</text:p>
          </table:table-cell>
          <table:table-cell office:value-type="float" office:value="7.0322">
            <text:p>7,0322</text:p>
          </table:table-cell>
          <table:table-cell office:value-type="float" office:value="29.53657">
            <text:p>29,53657</text:p>
          </table:table-cell>
          <table:table-cell office:value-type="float" office:value="4.118163">
            <text:p>4,118163</text:p>
          </table:table-cell>
          <table:table-cell office:value-type="float" office:value="203.887695">
            <text:p>203,887695</text:p>
          </table:table-cell>
          <table:table-cell office:value-type="float" office:value="11.040697">
            <text:p>11,040697</text:p>
          </table:table-cell>
          <table:table-cell office:value-type="float" office:value="35.674763">
            <text:p>35,674763</text:p>
          </table:table-cell>
          <table:table-cell office:value-type="float" office:value="6.874285">
            <text:p>6,874285</text:p>
          </table:table-cell>
          <table:table-cell table:number-columns-repeated="2" office:value-type="float" office:value="0">
            <text:p>0</text:p>
          </table:table-cell>
          <table:table-cell office:value-type="float" office:value="22.720486">
            <text:p>22,720486</text:p>
          </table:table-cell>
          <table:table-cell office:value-type="float" office:value="17.854473">
            <text:p>17,854473</text:p>
          </table:table-cell>
          <table:table-cell office:value-type="float" office:value="34.668259">
            <text:p>34,668259</text:p>
          </table:table-cell>
          <table:table-cell office:value-type="float" office:value="8.034541">
            <text:p>8,034541</text:p>
          </table:table-cell>
          <table:table-cell office:value-type="float" office:value="12.201371">
            <text:p>12,201371</text:p>
          </table:table-cell>
          <table:table-cell office:value-type="float" office:value="8.681169">
            <text:p>8,681169</text:p>
          </table:table-cell>
          <table:table-cell office:value-type="float" office:value="24.426445">
            <text:p>24,426445</text:p>
          </table:table-cell>
          <table:table-cell office:value-type="float" office:value="8.913034">
            <text:p>8,913034</text:p>
          </table:table-cell>
          <table:table-cell office:value-type="float" office:value="8.94594">
            <text:p>8,94594</text:p>
          </table:table-cell>
          <table:table-cell office:value-type="float" office:value="9.389728">
            <text:p>9,389728</text:p>
          </table:table-cell>
          <table:table-cell table:number-columns-repeated="6" office:value-type="float" office:value="0">
            <text:p>0</text:p>
          </table:table-cell>
          <table:table-cell office:value-type="float" office:value="45.397976">
            <text:p>45,397976</text:p>
          </table:table-cell>
          <table:table-cell office:value-type="float" office:value="17.635025">
            <text:p>17,635025</text:p>
          </table:table-cell>
        </table:table-row>
        <table:table-row table:style-name="ro1">
          <table:table-cell office:value-type="string">
            <text:p>AFR435 <text:s text:c="5"/></text:p>
          </table:table-cell>
          <table:table-cell office:value-type="float" office:value="949.681152">
            <text:p>949,681152</text:p>
          </table:table-cell>
          <table:table-cell office:value-type="float" office:value="580.332703">
            <text:p>580,332703</text:p>
          </table:table-cell>
          <table:table-cell office:value-type="float" office:value="648.750244">
            <text:p>648,750244</text:p>
          </table:table-cell>
          <table:table-cell office:value-type="float" office:value="382.844666">
            <text:p>382,844666</text:p>
          </table:table-cell>
          <table:table-cell office:value-type="float" office:value="821.063049">
            <text:p>821,063049</text:p>
          </table:table-cell>
          <table:table-cell office:value-type="float" office:value="122.708145">
            <text:p>122,708145</text:p>
          </table:table-cell>
          <table:table-cell office:value-type="float" office:value="798.940796">
            <text:p>798,940796</text:p>
          </table:table-cell>
          <table:table-cell office:value-type="float" office:value="56.722752">
            <text:p>56,722752</text:p>
          </table:table-cell>
          <table:table-cell office:value-type="float" office:value="5.12481">
            <text:p>5,12481</text:p>
          </table:table-cell>
          <table:table-cell office:value-type="float" office:value="19.595154">
            <text:p>19,595154</text:p>
          </table:table-cell>
          <table:table-cell office:value-type="float" office:value="330.983002">
            <text:p>330,983002</text:p>
          </table:table-cell>
          <table:table-cell office:value-type="float" office:value="16.130129">
            <text:p>16,130129</text:p>
          </table:table-cell>
          <table:table-cell office:value-type="float" office:value="61.895817">
            <text:p>61,895817</text:p>
          </table:table-cell>
          <table:table-cell office:value-type="float" office:value="10.455964">
            <text:p>10,455964</text:p>
          </table:table-cell>
          <table:table-cell office:value-type="float" office:value="319.873749">
            <text:p>319,873749</text:p>
          </table:table-cell>
          <table:table-cell office:value-type="float" office:value="10.363328">
            <text:p>10,363328</text:p>
          </table:table-cell>
          <table:table-cell office:value-type="float" office:value="211.342468">
            <text:p>211,342468</text:p>
          </table:table-cell>
          <table:table-cell office:value-type="float" office:value="10.674765">
            <text:p>10,674765</text:p>
          </table:table-cell>
          <table:table-cell office:value-type="float" office:value="33.518452">
            <text:p>33,518452</text:p>
          </table:table-cell>
          <table:table-cell office:value-type="float" office:value="4.606381">
            <text:p>4,606381</text:p>
          </table:table-cell>
          <table:table-cell office:value-type="float" office:value="0.116002">
            <text:p>0,116002</text:p>
          </table:table-cell>
          <table:table-cell office:value-type="float" office:value="4.553091">
            <text:p>4,553091</text:p>
          </table:table-cell>
          <table:table-cell office:value-type="float" office:value="56.917389">
            <text:p>56,917389</text:p>
          </table:table-cell>
          <table:table-cell office:value-type="float" office:value="7.403946">
            <text:p>7,403946</text:p>
          </table:table-cell>
          <table:table-cell office:value-type="float" office:value="20.523966">
            <text:p>20,523966</text:p>
          </table:table-cell>
          <table:table-cell office:value-type="float" office:value="4.405287">
            <text:p>4,405287</text:p>
          </table:table-cell>
          <table:table-cell office:value-type="float" office:value="396.550629">
            <text:p>396,550629</text:p>
          </table:table-cell>
          <table:table-cell office:value-type="float" office:value="15.038663">
            <text:p>15,038663</text:p>
          </table:table-cell>
          <table:table-cell office:value-type="float" office:value="39.984711">
            <text:p>39,984711</text:p>
          </table:table-cell>
          <table:table-cell office:value-type="float" office:value="7.407287">
            <text:p>7,407287</text:p>
          </table:table-cell>
          <table:table-cell table:number-columns-repeated="2" office:value-type="float" office:value="0">
            <text:p>0</text:p>
          </table:table-cell>
          <table:table-cell office:value-type="float" office:value="34.324154">
            <text:p>34,324154</text:p>
          </table:table-cell>
          <table:table-cell office:value-type="float" office:value="18.071484">
            <text:p>18,071484</text:p>
          </table:table-cell>
          <table:table-cell office:value-type="float" office:value="85.208481">
            <text:p>85,208481</text:p>
          </table:table-cell>
          <table:table-cell office:value-type="float" office:value="8.865006">
            <text:p>8,865006</text:p>
          </table:table-cell>
          <table:table-cell office:value-type="float" office:value="13.596488">
            <text:p>13,596488</text:p>
          </table:table-cell>
          <table:table-cell office:value-type="float" office:value="9.391003">
            <text:p>9,391003</text:p>
          </table:table-cell>
          <table:table-cell office:value-type="float" office:value="21.276257">
            <text:p>21,276257</text:p>
          </table:table-cell>
          <table:table-cell office:value-type="float" office:value="9.634346">
            <text:p>9,634346</text:p>
          </table:table-cell>
          <table:table-cell office:value-type="float" office:value="9.083569">
            <text:p>9,083569</text:p>
          </table:table-cell>
          <table:table-cell office:value-type="float" office:value="10.160295">
            <text:p>10,160295</text:p>
          </table:table-cell>
          <table:table-cell table:number-columns-repeated="6" office:value-type="float" office:value="0">
            <text:p>0</text:p>
          </table:table-cell>
          <table:table-cell office:value-type="float" office:value="53.582932">
            <text:p>53,582932</text:p>
          </table:table-cell>
          <table:table-cell office:value-type="float" office:value="19.070663">
            <text:p>19,070663</text:p>
          </table:table-cell>
        </table:table-row>
        <table:table-row table:style-name="ro1">
          <table:table-cell office:value-type="string">
            <text:p>AFR436 <text:s text:c="5"/></text:p>
          </table:table-cell>
          <table:table-cell office:value-type="float" office:value="877.761658">
            <text:p>877,761658</text:p>
          </table:table-cell>
          <table:table-cell office:value-type="float" office:value="588.059326">
            <text:p>588,059326</text:p>
          </table:table-cell>
          <table:table-cell office:value-type="float" office:value="686.430969">
            <text:p>686,430969</text:p>
          </table:table-cell>
          <table:table-cell office:value-type="float" office:value="385.335022">
            <text:p>385,335022</text:p>
          </table:table-cell>
          <table:table-cell office:value-type="float" office:value="498.326752">
            <text:p>498,326752</text:p>
          </table:table-cell>
          <table:table-cell office:value-type="float" office:value="120.721489">
            <text:p>120,721489</text:p>
          </table:table-cell>
          <table:table-cell office:value-type="float" office:value="485.845001">
            <text:p>485,845001</text:p>
          </table:table-cell>
          <table:table-cell office:value-type="float" office:value="52.89109">
            <text:p>52,89109</text:p>
          </table:table-cell>
          <table:table-cell office:value-type="float" office:value="26.500793">
            <text:p>26,500793</text:p>
          </table:table-cell>
          <table:table-cell office:value-type="float" office:value="19.281286">
            <text:p>19,281286</text:p>
          </table:table-cell>
          <table:table-cell office:value-type="float" office:value="325.320679">
            <text:p>325,320679</text:p>
          </table:table-cell>
          <table:table-cell office:value-type="float" office:value="15.898614">
            <text:p>15,898614</text:p>
          </table:table-cell>
          <table:table-cell office:value-type="float" office:value="32.474449">
            <text:p>32,474449</text:p>
          </table:table-cell>
          <table:table-cell office:value-type="float" office:value="10.017417">
            <text:p>10,017417</text:p>
          </table:table-cell>
          <table:table-cell office:value-type="float" office:value="288.438965">
            <text:p>288,438965</text:p>
          </table:table-cell>
          <table:table-cell office:value-type="float" office:value="9.923843">
            <text:p>9,923843</text:p>
          </table:table-cell>
          <table:table-cell office:value-type="float" office:value="110.843987">
            <text:p>110,843987</text:p>
          </table:table-cell>
          <table:table-cell office:value-type="float" office:value="9.949239">
            <text:p>9,949239</text:p>
          </table:table-cell>
          <table:table-cell office:value-type="float" office:value="23.297606">
            <text:p>23,297606</text:p>
          </table:table-cell>
          <table:table-cell office:value-type="float" office:value="4.48558">
            <text:p>4,48558</text:p>
          </table:table-cell>
          <table:table-cell table:number-columns-repeated="2" office:value-type="float" office:value="0">
            <text:p>0</text:p>
          </table:table-cell>
          <table:table-cell office:value-type="float" office:value="28.989599">
            <text:p>28,989599</text:p>
          </table:table-cell>
          <table:table-cell office:value-type="float" office:value="7.242883">
            <text:p>7,242883</text:p>
          </table:table-cell>
          <table:table-cell office:value-type="float" office:value="24.748178">
            <text:p>24,748178</text:p>
          </table:table-cell>
          <table:table-cell office:value-type="float" office:value="4.434172">
            <text:p>4,434172</text:p>
          </table:table-cell>
          <table:table-cell office:value-type="float" office:value="211.659576">
            <text:p>211,659576</text:p>
          </table:table-cell>
          <table:table-cell office:value-type="float" office:value="11.461241">
            <text:p>11,461241</text:p>
          </table:table-cell>
          <table:table-cell office:value-type="float" office:value="43.579182">
            <text:p>43,579182</text:p>
          </table:table-cell>
          <table:table-cell office:value-type="float" office:value="7.463783">
            <text:p>7,463783</text:p>
          </table:table-cell>
          <table:table-cell table:number-columns-repeated="2" office:value-type="float" office:value="0">
            <text:p>0</text:p>
          </table:table-cell>
          <table:table-cell office:value-type="float" office:value="23.351198">
            <text:p>23,351198</text:p>
          </table:table-cell>
          <table:table-cell office:value-type="float" office:value="18.059172">
            <text:p>18,059172</text:p>
          </table:table-cell>
          <table:table-cell office:value-type="float" office:value="33.870071">
            <text:p>33,870071</text:p>
          </table:table-cell>
          <table:table-cell office:value-type="float" office:value="8.658466">
            <text:p>8,658466</text:p>
          </table:table-cell>
          <table:table-cell office:value-type="float" office:value="19.156984">
            <text:p>19,156984</text:p>
          </table:table-cell>
          <table:table-cell office:value-type="float" office:value="9.337486">
            <text:p>9,337486</text:p>
          </table:table-cell>
          <table:table-cell office:value-type="float" office:value="24.600803">
            <text:p>24,600803</text:p>
          </table:table-cell>
          <table:table-cell office:value-type="float" office:value="9.652232">
            <text:p>9,652232</text:p>
          </table:table-cell>
          <table:table-cell office:value-type="float" office:value="5.416967">
            <text:p>5,416967</text:p>
          </table:table-cell>
          <table:table-cell office:value-type="float" office:value="10.147646">
            <text:p>10,147646</text:p>
          </table:table-cell>
          <table:table-cell office:value-type="float" office:value="32.282738">
            <text:p>32,282738</text:p>
          </table:table-cell>
          <table:table-cell office:value-type="float" office:value="31.477306">
            <text:p>31,477306</text:p>
          </table:table-cell>
          <table:table-cell table:number-columns-repeated="4" office:value-type="float" office:value="0">
            <text:p>0</text:p>
          </table:table-cell>
          <table:table-cell office:value-type="float" office:value="47.489868">
            <text:p>47,489868</text:p>
          </table:table-cell>
          <table:table-cell office:value-type="float" office:value="19.090645">
            <text:p>19,090645</text:p>
          </table:table-cell>
        </table:table-row>
        <table:table-row table:style-name="ro1">
          <table:table-cell office:value-type="string">
            <text:p>AFR437 <text:s text:c="5"/></text:p>
          </table:table-cell>
          <table:table-cell office:value-type="float" office:value="1491.088257">
            <text:p>1491,088257</text:p>
          </table:table-cell>
          <table:table-cell office:value-type="float" office:value="664.182556">
            <text:p>664,182556</text:p>
          </table:table-cell>
          <table:table-cell office:value-type="float" office:value="505.970032">
            <text:p>505,970032</text:p>
          </table:table-cell>
          <table:table-cell office:value-type="float" office:value="400.650726">
            <text:p>400,650726</text:p>
          </table:table-cell>
          <table:table-cell office:value-type="float" office:value="512.138916">
            <text:p>512,138916</text:p>
          </table:table-cell>
          <table:table-cell office:value-type="float" office:value="126.904289">
            <text:p>126,904289</text:p>
          </table:table-cell>
          <table:table-cell office:value-type="float" office:value="423.523102">
            <text:p>423,523102</text:p>
          </table:table-cell>
          <table:table-cell office:value-type="float" office:value="54.279301">
            <text:p>54,279301</text:p>
          </table:table-cell>
          <table:table-cell office:value-type="float" office:value="19.59486">
            <text:p>19,59486</text:p>
          </table:table-cell>
          <table:table-cell office:value-type="float" office:value="20.804741">
            <text:p>20,804741</text:p>
          </table:table-cell>
          <table:table-cell office:value-type="float" office:value="294.671814">
            <text:p>294,671814</text:p>
          </table:table-cell>
          <table:table-cell office:value-type="float" office:value="16.403202">
            <text:p>16,403202</text:p>
          </table:table-cell>
          <table:table-cell office:value-type="float" office:value="64.626518">
            <text:p>64,626518</text:p>
          </table:table-cell>
          <table:table-cell office:value-type="float" office:value="11.107522">
            <text:p>11,107522</text:p>
          </table:table-cell>
          <table:table-cell office:value-type="float" office:value="166.64621">
            <text:p>166,64621</text:p>
          </table:table-cell>
          <table:table-cell office:value-type="float" office:value="9.097244">
            <text:p>9,097244</text:p>
          </table:table-cell>
          <table:table-cell office:value-type="float" office:value="92.583069">
            <text:p>92,583069</text:p>
          </table:table-cell>
          <table:table-cell office:value-type="float" office:value="9.976761">
            <text:p>9,976761</text:p>
          </table:table-cell>
          <table:table-cell office:value-type="float" office:value="26.142221">
            <text:p>26,142221</text:p>
          </table:table-cell>
          <table:table-cell office:value-type="float" office:value="5.037763">
            <text:p>5,037763</text:p>
          </table:table-cell>
          <table:table-cell office:value-type="float" office:value="0.058001">
            <text:p>0,058001</text:p>
          </table:table-cell>
          <table:table-cell office:value-type="float" office:value="5.191103">
            <text:p>5,191103</text:p>
          </table:table-cell>
          <table:table-cell office:value-type="float" office:value="29.842201">
            <text:p>29,842201</text:p>
          </table:table-cell>
          <table:table-cell office:value-type="float" office:value="7.518202">
            <text:p>7,518202</text:p>
          </table:table-cell>
          <table:table-cell office:value-type="float" office:value="21.506382">
            <text:p>21,506382</text:p>
          </table:table-cell>
          <table:table-cell office:value-type="float" office:value="4.9174">
            <text:p>4,9174</text:p>
          </table:table-cell>
          <table:table-cell office:value-type="float" office:value="142.233261">
            <text:p>142,233261</text:p>
          </table:table-cell>
          <table:table-cell office:value-type="float" office:value="10.791632">
            <text:p>10,791632</text:p>
          </table:table-cell>
          <table:table-cell office:value-type="float" office:value="59.198376">
            <text:p>59,198376</text:p>
          </table:table-cell>
          <table:table-cell office:value-type="float" office:value="8.454206">
            <text:p>8,454206</text:p>
          </table:table-cell>
          <table:table-cell table:number-columns-repeated="2" office:value-type="float" office:value="0">
            <text:p>0</text:p>
          </table:table-cell>
          <table:table-cell office:value-type="float" office:value="20.030296">
            <text:p>20,030296</text:p>
          </table:table-cell>
          <table:table-cell office:value-type="float" office:value="18.451883">
            <text:p>18,451883</text:p>
          </table:table-cell>
          <table:table-cell office:value-type="float" office:value="35.070885">
            <text:p>35,070885</text:p>
          </table:table-cell>
          <table:table-cell office:value-type="float" office:value="9.704884">
            <text:p>9,704884</text:p>
          </table:table-cell>
          <table:table-cell office:value-type="float" office:value="19.082376">
            <text:p>19,082376</text:p>
          </table:table-cell>
          <table:table-cell office:value-type="float" office:value="10.528677">
            <text:p>10,528677</text:p>
          </table:table-cell>
          <table:table-cell office:value-type="float" office:value="19.101128">
            <text:p>19,101128</text:p>
          </table:table-cell>
          <table:table-cell office:value-type="float" office:value="10.806944">
            <text:p>10,806944</text:p>
          </table:table-cell>
          <table:table-cell office:value-type="float" office:value="11.80864">
            <text:p>11,80864</text:p>
          </table:table-cell>
          <table:table-cell office:value-type="float" office:value="11.40059">
            <text:p>11,40059</text:p>
          </table:table-cell>
          <table:table-cell office:value-type="float" office:value="83.209198">
            <text:p>83,209198</text:p>
          </table:table-cell>
          <table:table-cell office:value-type="float" office:value="32.730942">
            <text:p>32,730942</text:p>
          </table:table-cell>
          <table:table-cell table:number-columns-repeated="4" office:value-type="float" office:value="0">
            <text:p>0</text:p>
          </table:table-cell>
          <table:table-cell office:value-type="float" office:value="62.053413">
            <text:p>62,053413</text:p>
          </table:table-cell>
          <table:table-cell office:value-type="float" office:value="21.409412">
            <text:p>21,409412</text:p>
          </table:table-cell>
        </table:table-row>
        <table:table-row table:style-name="ro1">
          <table:table-cell office:value-type="string">
            <text:p>AFR438 <text:s text:c="5"/></text:p>
          </table:table-cell>
          <table:table-cell office:value-type="float" office:value="940.805603">
            <text:p>940,805603</text:p>
          </table:table-cell>
          <table:table-cell office:value-type="float" office:value="659.742249">
            <text:p>659,742249</text:p>
          </table:table-cell>
          <table:table-cell office:value-type="float" office:value="532.982483">
            <text:p>532,982483</text:p>
          </table:table-cell>
          <table:table-cell office:value-type="float" office:value="392.784454">
            <text:p>392,784454</text:p>
          </table:table-cell>
          <table:table-cell office:value-type="float" office:value="565.028687">
            <text:p>565,028687</text:p>
          </table:table-cell>
          <table:table-cell office:value-type="float" office:value="126.160606">
            <text:p>126,160606</text:p>
          </table:table-cell>
          <table:table-cell office:value-type="float" office:value="381.810059">
            <text:p>381,810059</text:p>
          </table:table-cell>
          <table:table-cell office:value-type="float" office:value="52.899307">
            <text:p>52,899307</text:p>
          </table:table-cell>
          <table:table-cell office:value-type="float" office:value="37.079506">
            <text:p>37,079506</text:p>
          </table:table-cell>
          <table:table-cell office:value-type="float" office:value="19.911451">
            <text:p>19,911451</text:p>
          </table:table-cell>
          <table:table-cell office:value-type="float" office:value="219.387909">
            <text:p>219,387909</text:p>
          </table:table-cell>
          <table:table-cell office:value-type="float" office:value="15.048573">
            <text:p>15,048573</text:p>
          </table:table-cell>
          <table:table-cell office:value-type="float" office:value="25.096415">
            <text:p>25,096415</text:p>
          </table:table-cell>
          <table:table-cell office:value-type="float" office:value="10.411441">
            <text:p>10,411441</text:p>
          </table:table-cell>
          <table:table-cell office:value-type="float" office:value="151.437134">
            <text:p>151,437134</text:p>
          </table:table-cell>
          <table:table-cell office:value-type="float" office:value="8.890664">
            <text:p>8,890664</text:p>
          </table:table-cell>
          <table:table-cell office:value-type="float" office:value="84.052773">
            <text:p>84,052773</text:p>
          </table:table-cell>
          <table:table-cell office:value-type="float" office:value="9.871479">
            <text:p>9,871479</text:p>
          </table:table-cell>
          <table:table-cell office:value-type="float" office:value="26.865381">
            <text:p>26,865381</text:p>
          </table:table-cell>
          <table:table-cell office:value-type="float" office:value="4.825768">
            <text:p>4,825768</text:p>
          </table:table-cell>
          <table:table-cell table:number-columns-repeated="2" office:value-type="float" office:value="0">
            <text:p>0</text:p>
          </table:table-cell>
          <table:table-cell office:value-type="float" office:value="31.678221">
            <text:p>31,678221</text:p>
          </table:table-cell>
          <table:table-cell office:value-type="float" office:value="7.37115">
            <text:p>7,37115</text:p>
          </table:table-cell>
          <table:table-cell office:value-type="float" office:value="30.497631">
            <text:p>30,497631</text:p>
          </table:table-cell>
          <table:table-cell office:value-type="float" office:value="4.733064">
            <text:p>4,733064</text:p>
          </table:table-cell>
          <table:table-cell office:value-type="float" office:value="162.130386">
            <text:p>162,130386</text:p>
          </table:table-cell>
          <table:table-cell office:value-type="float" office:value="10.794888">
            <text:p>10,794888</text:p>
          </table:table-cell>
          <table:table-cell office:value-type="float" office:value="55.576576">
            <text:p>55,576576</text:p>
          </table:table-cell>
          <table:table-cell office:value-type="float" office:value="8.012162">
            <text:p>8,012162</text:p>
          </table:table-cell>
          <table:table-cell table:number-columns-repeated="2" office:value-type="float" office:value="0">
            <text:p>0</text:p>
          </table:table-cell>
          <table:table-cell office:value-type="float" office:value="117.074226">
            <text:p>117,074226</text:p>
          </table:table-cell>
          <table:table-cell office:value-type="float" office:value="18.585733">
            <text:p>18,585733</text:p>
          </table:table-cell>
          <table:table-cell office:value-type="float" office:value="38.037609">
            <text:p>38,037609</text:p>
          </table:table-cell>
          <table:table-cell office:value-type="float" office:value="9.222416">
            <text:p>9,222416</text:p>
          </table:table-cell>
          <table:table-cell office:value-type="float" office:value="11.941264">
            <text:p>11,941264</text:p>
          </table:table-cell>
          <table:table-cell office:value-type="float" office:value="9.981192">
            <text:p>9,981192</text:p>
          </table:table-cell>
          <table:table-cell office:value-type="float" office:value="20.776226">
            <text:p>20,776226</text:p>
          </table:table-cell>
          <table:table-cell office:value-type="float" office:value="10.258466">
            <text:p>10,258466</text:p>
          </table:table-cell>
          <table:table-cell office:value-type="float" office:value="16.625685">
            <text:p>16,625685</text:p>
          </table:table-cell>
          <table:table-cell office:value-type="float" office:value="10.772808">
            <text:p>10,772808</text:p>
          </table:table-cell>
          <table:table-cell office:value-type="float" office:value="47.957119">
            <text:p>47,957119</text:p>
          </table:table-cell>
          <table:table-cell office:value-type="float" office:value="32.229946">
            <text:p>32,229946</text:p>
          </table:table-cell>
          <table:table-cell table:number-columns-repeated="4" office:value-type="float" office:value="0">
            <text:p>0</text:p>
          </table:table-cell>
          <table:table-cell office:value-type="float" office:value="42.685513">
            <text:p>42,685513</text:p>
          </table:table-cell>
          <table:table-cell office:value-type="float" office:value="20.340975">
            <text:p>20,340975</text:p>
          </table:table-cell>
        </table:table-row>
        <table:table-row table:style-name="ro1">
          <table:table-cell office:value-type="string">
            <text:p>AFR439 <text:s text:c="5"/></text:p>
          </table:table-cell>
          <table:table-cell office:value-type="float" office:value="1516.133789">
            <text:p>1516,133789</text:p>
          </table:table-cell>
          <table:table-cell office:value-type="float" office:value="690.059387">
            <text:p>690,059387</text:p>
          </table:table-cell>
          <table:table-cell office:value-type="float" office:value="597.768188">
            <text:p>597,768188</text:p>
          </table:table-cell>
          <table:table-cell office:value-type="float" office:value="406.084229">
            <text:p>406,084229</text:p>
          </table:table-cell>
          <table:table-cell office:value-type="float" office:value="654.429138">
            <text:p>654,429138</text:p>
          </table:table-cell>
          <table:table-cell office:value-type="float" office:value="129.016785">
            <text:p>129,016785</text:p>
          </table:table-cell>
          <table:table-cell office:value-type="float" office:value="583.254578">
            <text:p>583,254578</text:p>
          </table:table-cell>
          <table:table-cell office:value-type="float" office:value="57.028294">
            <text:p>57,028294</text:p>
          </table:table-cell>
          <table:table-cell office:value-type="float" office:value="25.597357">
            <text:p>25,597357</text:p>
          </table:table-cell>
          <table:table-cell office:value-type="float" office:value="21.990139">
            <text:p>21,990139</text:p>
          </table:table-cell>
          <table:table-cell office:value-type="float" office:value="224.856781">
            <text:p>224,856781</text:p>
          </table:table-cell>
          <table:table-cell office:value-type="float" office:value="15.793166">
            <text:p>15,793166</text:p>
          </table:table-cell>
          <table:table-cell office:value-type="float" office:value="93.396507">
            <text:p>93,396507</text:p>
          </table:table-cell>
          <table:table-cell office:value-type="float" office:value="11.927298">
            <text:p>11,927298</text:p>
          </table:table-cell>
          <table:table-cell office:value-type="float" office:value="206.083328">
            <text:p>206,083328</text:p>
          </table:table-cell>
          <table:table-cell office:value-type="float" office:value="9.610099">
            <text:p>9,610099</text:p>
          </table:table-cell>
          <table:table-cell office:value-type="float" office:value="288.68689">
            <text:p>288,68689</text:p>
          </table:table-cell>
          <table:table-cell office:value-type="float" office:value="11.409038">
            <text:p>11,409038</text:p>
          </table:table-cell>
          <table:table-cell office:value-type="float" office:value="25.320343">
            <text:p>25,320343</text:p>
          </table:table-cell>
          <table:table-cell office:value-type="float" office:value="5.208696">
            <text:p>5,208696</text:p>
          </table:table-cell>
          <table:table-cell office:value-type="float" office:value="2.201748">
            <text:p>2,201748</text:p>
          </table:table-cell>
          <table:table-cell office:value-type="float" office:value="5.446609">
            <text:p>5,446609</text:p>
          </table:table-cell>
          <table:table-cell office:value-type="float" office:value="24.416559">
            <text:p>24,416559</text:p>
          </table:table-cell>
          <table:table-cell office:value-type="float" office:value="7.626616">
            <text:p>7,626616</text:p>
          </table:table-cell>
          <table:table-cell office:value-type="float" office:value="25.174871">
            <text:p>25,174871</text:p>
          </table:table-cell>
          <table:table-cell office:value-type="float" office:value="5.091634">
            <text:p>5,091634</text:p>
          </table:table-cell>
          <table:table-cell office:value-type="float" office:value="200.978867">
            <text:p>200,978867</text:p>
          </table:table-cell>
          <table:table-cell office:value-type="float" office:value="11.779962">
            <text:p>11,779962</text:p>
          </table:table-cell>
          <table:table-cell office:value-type="float" office:value="61.343712">
            <text:p>61,343712</text:p>
          </table:table-cell>
          <table:table-cell office:value-type="float" office:value="8.703343">
            <text:p>8,703343</text:p>
          </table:table-cell>
          <table:table-cell table:number-columns-repeated="2" office:value-type="float" office:value="0">
            <text:p>0</text:p>
          </table:table-cell>
          <table:table-cell office:value-type="float" office:value="51.676212">
            <text:p>51,676212</text:p>
          </table:table-cell>
          <table:table-cell office:value-type="float" office:value="18.646206">
            <text:p>18,646206</text:p>
          </table:table-cell>
          <table:table-cell office:value-type="float" office:value="50.04303">
            <text:p>50,04303</text:p>
          </table:table-cell>
          <table:table-cell office:value-type="float" office:value="10.095647">
            <text:p>10,095647</text:p>
          </table:table-cell>
          <table:table-cell office:value-type="float" office:value="15.968089">
            <text:p>15,968089</text:p>
          </table:table-cell>
          <table:table-cell office:value-type="float" office:value="10.917273">
            <text:p>10,917273</text:p>
          </table:table-cell>
          <table:table-cell office:value-type="float" office:value="19.830494">
            <text:p>19,830494</text:p>
          </table:table-cell>
          <table:table-cell office:value-type="float" office:value="11.445167">
            <text:p>11,445167</text:p>
          </table:table-cell>
          <table:table-cell office:value-type="float" office:value="9.954021">
            <text:p>9,954021</text:p>
          </table:table-cell>
          <table:table-cell office:value-type="float" office:value="11.882132">
            <text:p>11,882132</text:p>
          </table:table-cell>
          <table:table-cell office:value-type="float" office:value="49.515797">
            <text:p>49,515797</text:p>
          </table:table-cell>
          <table:table-cell office:value-type="float" office:value="33.436527">
            <text:p>33,436527</text:p>
          </table:table-cell>
          <table:table-cell table:number-columns-repeated="4" office:value-type="float" office:value="0">
            <text:p>0</text:p>
          </table:table-cell>
          <table:table-cell office:value-type="float" office:value="94.361748">
            <text:p>94,361748</text:p>
          </table:table-cell>
          <table:table-cell office:value-type="float" office:value="22.342585">
            <text:p>22,342585</text:p>
          </table:table-cell>
        </table:table-row>
        <table:table-row table:style-name="ro1">
          <table:table-cell office:value-type="string">
            <text:p>AFR450 <text:s text:c="5"/></text:p>
          </table:table-cell>
          <table:table-cell office:value-type="float" office:value="639.037842">
            <text:p>639,037842</text:p>
          </table:table-cell>
          <table:table-cell office:value-type="float" office:value="543.061218">
            <text:p>543,061218</text:p>
          </table:table-cell>
          <table:table-cell office:value-type="float" office:value="490.534271">
            <text:p>490,534271</text:p>
          </table:table-cell>
          <table:table-cell office:value-type="float" office:value="372.428619">
            <text:p>372,428619</text:p>
          </table:table-cell>
          <table:table-cell office:value-type="float" office:value="545.796082">
            <text:p>545,796082</text:p>
          </table:table-cell>
          <table:table-cell office:value-type="float" office:value="117.569038">
            <text:p>117,569038</text:p>
          </table:table-cell>
          <table:table-cell office:value-type="float" office:value="882.90863">
            <text:p>882,90863</text:p>
          </table:table-cell>
          <table:table-cell office:value-type="float" office:value="56.546875">
            <text:p>56,546875</text:p>
          </table:table-cell>
          <table:table-cell office:value-type="float" office:value="11.153998">
            <text:p>11,153998</text:p>
          </table:table-cell>
          <table:table-cell office:value-type="float" office:value="18.390503">
            <text:p>18,390503</text:p>
          </table:table-cell>
          <table:table-cell office:value-type="float" office:value="320.71701">
            <text:p>320,71701</text:p>
          </table:table-cell>
          <table:table-cell office:value-type="float" office:value="15.354019">
            <text:p>15,354019</text:p>
          </table:table-cell>
          <table:table-cell office:value-type="float" office:value="125.482079">
            <text:p>125,482079</text:p>
          </table:table-cell>
          <table:table-cell office:value-type="float" office:value="10.747432">
            <text:p>10,747432</text:p>
          </table:table-cell>
          <table:table-cell office:value-type="float" office:value="500.676605">
            <text:p>500,676605</text:p>
          </table:table-cell>
          <table:table-cell office:value-type="float" office:value="12.09844">
            <text:p>12,09844</text:p>
          </table:table-cell>
          <table:table-cell office:value-type="float" office:value="244.189651">
            <text:p>244,189651</text:p>
          </table:table-cell>
          <table:table-cell office:value-type="float" office:value="10.737722">
            <text:p>10,737722</text:p>
          </table:table-cell>
          <table:table-cell office:value-type="float" office:value="41.870941">
            <text:p>41,870941</text:p>
          </table:table-cell>
          <table:table-cell office:value-type="float" office:value="4.478873">
            <text:p>4,478873</text:p>
          </table:table-cell>
          <table:table-cell office:value-type="float" office:value="2.668053">
            <text:p>2,668053</text:p>
          </table:table-cell>
          <table:table-cell office:value-type="float" office:value="4.350418">
            <text:p>4,350418</text:p>
          </table:table-cell>
          <table:table-cell office:value-type="float" office:value="42.474022">
            <text:p>42,474022</text:p>
          </table:table-cell>
          <table:table-cell office:value-type="float" office:value="7.202242">
            <text:p>7,202242</text:p>
          </table:table-cell>
          <table:table-cell office:value-type="float" office:value="30.668486">
            <text:p>30,668486</text:p>
          </table:table-cell>
          <table:table-cell office:value-type="float" office:value="4.24902">
            <text:p>4,24902</text:p>
          </table:table-cell>
          <table:table-cell office:value-type="float" office:value="269.220428">
            <text:p>269,220428</text:p>
          </table:table-cell>
          <table:table-cell office:value-type="float" office:value="12.231426">
            <text:p>12,231426</text:p>
          </table:table-cell>
          <table:table-cell office:value-type="float" office:value="42.918369">
            <text:p>42,918369</text:p>
          </table:table-cell>
          <table:table-cell office:value-type="float" office:value="7.074633">
            <text:p>7,074633</text:p>
          </table:table-cell>
          <table:table-cell table:number-columns-repeated="2" office:value-type="float" office:value="0">
            <text:p>0</text:p>
          </table:table-cell>
          <table:table-cell office:value-type="float" office:value="59.342865">
            <text:p>59,342865</text:p>
          </table:table-cell>
          <table:table-cell office:value-type="float" office:value="17.996305">
            <text:p>17,996305</text:p>
          </table:table-cell>
          <table:table-cell office:value-type="float" office:value="42.636024">
            <text:p>42,636024</text:p>
          </table:table-cell>
          <table:table-cell office:value-type="float" office:value="8.236878">
            <text:p>8,236878</text:p>
          </table:table-cell>
          <table:table-cell office:value-type="float" office:value="17.025167">
            <text:p>17,025167</text:p>
          </table:table-cell>
          <table:table-cell office:value-type="float" office:value="8.89674">
            <text:p>8,89674</text:p>
          </table:table-cell>
          <table:table-cell office:value-type="float" office:value="16.075949">
            <text:p>16,075949</text:p>
          </table:table-cell>
          <table:table-cell office:value-type="float" office:value="9.130826">
            <text:p>9,130826</text:p>
          </table:table-cell>
          <table:table-cell office:value-type="float" office:value="16.708261">
            <text:p>16,708261</text:p>
          </table:table-cell>
          <table:table-cell office:value-type="float" office:value="9.618052">
            <text:p>9,618052</text:p>
          </table:table-cell>
          <table:table-cell office:value-type="float" office:value="36.956459">
            <text:p>36,956459</text:p>
          </table:table-cell>
          <table:table-cell office:value-type="float" office:value="31.353678">
            <text:p>31,353678</text:p>
          </table:table-cell>
          <table:table-cell table:number-columns-repeated="4" office:value-type="float" office:value="0">
            <text:p>0</text:p>
          </table:table-cell>
          <table:table-cell office:value-type="float" office:value="45.397976">
            <text:p>45,397976</text:p>
          </table:table-cell>
          <table:table-cell office:value-type="float" office:value="18.015133">
            <text:p>18,015133</text:p>
          </table:table-cell>
        </table:table-row>
        <table:table-row table:style-name="ro1">
          <table:table-cell office:value-type="string">
            <text:p>AFR451 <text:s text:c="5"/></text:p>
          </table:table-cell>
          <table:table-cell office:value-type="float" office:value="1297.179321">
            <text:p>1297,179321</text:p>
          </table:table-cell>
          <table:table-cell office:value-type="float" office:value="610.252441">
            <text:p>610,252441</text:p>
          </table:table-cell>
          <table:table-cell office:value-type="float" office:value="668.935059">
            <text:p>668,935059</text:p>
          </table:table-cell>
          <table:table-cell office:value-type="float" office:value="390.777588">
            <text:p>390,777588</text:p>
          </table:table-cell>
          <table:table-cell office:value-type="float" office:value="655.935791">
            <text:p>655,935791</text:p>
          </table:table-cell>
          <table:table-cell office:value-type="float" office:value="123.883987">
            <text:p>123,883987</text:p>
          </table:table-cell>
          <table:table-cell office:value-type="float" office:value="1082.864136">
            <text:p>1082,864136</text:p>
          </table:table-cell>
          <table:table-cell office:value-type="float" office:value="60.96463">
            <text:p>60,96463</text:p>
          </table:table-cell>
          <table:table-cell office:value-type="float" office:value="0.301774">
            <text:p>0,301774</text:p>
          </table:table-cell>
          <table:table-cell office:value-type="float" office:value="20.218863">
            <text:p>20,218863</text:p>
          </table:table-cell>
          <table:table-cell office:value-type="float" office:value="215.810745">
            <text:p>215,810745</text:p>
          </table:table-cell>
          <table:table-cell office:value-type="float" office:value="14.861161">
            <text:p>14,861161</text:p>
          </table:table-cell>
          <table:table-cell office:value-type="float" office:value="118.323593">
            <text:p>118,323593</text:p>
          </table:table-cell>
          <table:table-cell office:value-type="float" office:value="11.24648">
            <text:p>11,24648</text:p>
          </table:table-cell>
          <table:table-cell office:value-type="float" office:value="362.472656">
            <text:p>362,472656</text:p>
          </table:table-cell>
          <table:table-cell office:value-type="float" office:value="10.888088">
            <text:p>10,888088</text:p>
          </table:table-cell>
          <table:table-cell office:value-type="float" office:value="264.752533">
            <text:p>264,752533</text:p>
          </table:table-cell>
          <table:table-cell office:value-type="float" office:value="11.017422">
            <text:p>11,017422</text:p>
          </table:table-cell>
          <table:table-cell office:value-type="float" office:value="41.444103">
            <text:p>41,444103</text:p>
          </table:table-cell>
          <table:table-cell office:value-type="float" office:value="4.902697">
            <text:p>4,902697</text:p>
          </table:table-cell>
          <table:table-cell office:value-type="float" office:value="5.312644">
            <text:p>5,312644</text:p>
          </table:table-cell>
          <table:table-cell office:value-type="float" office:value="4.76226">
            <text:p>4,76226</text:p>
          </table:table-cell>
          <table:table-cell office:value-type="float" office:value="34.445976">
            <text:p>34,445976</text:p>
          </table:table-cell>
          <table:table-cell office:value-type="float" office:value="7.337489">
            <text:p>7,337489</text:p>
          </table:table-cell>
          <table:table-cell office:value-type="float" office:value="15.221974">
            <text:p>15,221974</text:p>
          </table:table-cell>
          <table:table-cell office:value-type="float" office:value="4.568132">
            <text:p>4,568132</text:p>
          </table:table-cell>
          <table:table-cell office:value-type="float" office:value="456.577606">
            <text:p>456,577606</text:p>
          </table:table-cell>
          <table:table-cell office:value-type="float" office:value="16.442085">
            <text:p>16,442085</text:p>
          </table:table-cell>
          <table:table-cell office:value-type="float" office:value="52.371563">
            <text:p>52,371563</text:p>
          </table:table-cell>
          <table:table-cell office:value-type="float" office:value="7.88387">
            <text:p>7,88387</text:p>
          </table:table-cell>
          <table:table-cell table:number-columns-repeated="2" office:value-type="float" office:value="0">
            <text:p>0</text:p>
          </table:table-cell>
          <table:table-cell office:value-type="float" office:value="20.490608">
            <text:p>20,490608</text:p>
          </table:table-cell>
          <table:table-cell office:value-type="float" office:value="18.219641">
            <text:p>18,219641</text:p>
          </table:table-cell>
          <table:table-cell office:value-type="float" office:value="35.468113">
            <text:p>35,468113</text:p>
          </table:table-cell>
          <table:table-cell office:value-type="float" office:value="9.12285">
            <text:p>9,12285</text:p>
          </table:table-cell>
          <table:table-cell office:value-type="float" office:value="13.326632">
            <text:p>13,326632</text:p>
          </table:table-cell>
          <table:table-cell office:value-type="float" office:value="9.92124">
            <text:p>9,92124</text:p>
          </table:table-cell>
          <table:table-cell office:value-type="float" office:value="23.125479">
            <text:p>23,125479</text:p>
          </table:table-cell>
          <table:table-cell office:value-type="float" office:value="10.196021">
            <text:p>10,196021</text:p>
          </table:table-cell>
          <table:table-cell office:value-type="float" office:value="13.198702">
            <text:p>13,198702</text:p>
          </table:table-cell>
          <table:table-cell office:value-type="float" office:value="10.642591">
            <text:p>10,642591</text:p>
          </table:table-cell>
          <table:table-cell office:value-type="float" office:value="44.643234">
            <text:p>44,643234</text:p>
          </table:table-cell>
          <table:table-cell office:value-type="float" office:value="32.090027">
            <text:p>32,090027</text:p>
          </table:table-cell>
          <table:table-cell table:number-columns-repeated="4" office:value-type="float" office:value="0">
            <text:p>0</text:p>
          </table:table-cell>
          <table:table-cell office:value-type="float" office:value="45.826454">
            <text:p>45,826454</text:p>
          </table:table-cell>
          <table:table-cell office:value-type="float" office:value="20.127522">
            <text:p>20,127522</text:p>
          </table:table-cell>
        </table:table-row>
        <table:table-row table:style-name="ro1">
          <table:table-cell office:value-type="string">
            <text:p>AFR452 <text:s text:c="5"/></text:p>
          </table:table-cell>
          <table:table-cell office:value-type="float" office:value="1641.972046">
            <text:p>1641,972046</text:p>
          </table:table-cell>
          <table:table-cell office:value-type="float" office:value="727.108032">
            <text:p>727,108032</text:p>
          </table:table-cell>
          <table:table-cell office:value-type="float" office:value="455.804016">
            <text:p>455,804016</text:p>
          </table:table-cell>
          <table:table-cell office:value-type="float" office:value="414.142242">
            <text:p>414,142242</text:p>
          </table:table-cell>
          <table:table-cell office:value-type="float" office:value="520.553223">
            <text:p>520,553223</text:p>
          </table:table-cell>
          <table:table-cell office:value-type="float" office:value="131.428009">
            <text:p>131,428009</text:p>
          </table:table-cell>
          <table:table-cell office:value-type="float" office:value="517.242188">
            <text:p>517,242188</text:p>
          </table:table-cell>
          <table:table-cell office:value-type="float" office:value="57.589882">
            <text:p>57,589882</text:p>
          </table:table-cell>
          <table:table-cell office:value-type="float" office:value="23.815292">
            <text:p>23,815292</text:p>
          </table:table-cell>
          <table:table-cell office:value-type="float" office:value="22.916336">
            <text:p>22,916336</text:p>
          </table:table-cell>
          <table:table-cell office:value-type="float" office:value="218.247253">
            <text:p>218,247253</text:p>
          </table:table-cell>
          <table:table-cell office:value-type="float" office:value="16.324892">
            <text:p>16,324892</text:p>
          </table:table-cell>
          <table:table-cell office:value-type="float" office:value="82.311043">
            <text:p>82,311043</text:p>
          </table:table-cell>
          <table:table-cell office:value-type="float" office:value="12.174116">
            <text:p>12,174116</text:p>
          </table:table-cell>
          <table:table-cell office:value-type="float" office:value="467.771057">
            <text:p>467,771057</text:p>
          </table:table-cell>
          <table:table-cell office:value-type="float" office:value="12.321136">
            <text:p>12,321136</text:p>
          </table:table-cell>
          <table:table-cell office:value-type="float" office:value="206.080276">
            <text:p>206,080276</text:p>
          </table:table-cell>
          <table:table-cell office:value-type="float" office:value="10.95132">
            <text:p>10,95132</text:p>
          </table:table-cell>
          <table:table-cell office:value-type="float" office:value="24.659744">
            <text:p>24,659744</text:p>
          </table:table-cell>
          <table:table-cell office:value-type="float" office:value="5.391217">
            <text:p>5,391217</text:p>
          </table:table-cell>
          <table:table-cell office:value-type="float" office:value="0.290006">
            <text:p>0,290006</text:p>
          </table:table-cell>
          <table:table-cell office:value-type="float" office:value="5.568113">
            <text:p>5,568113</text:p>
          </table:table-cell>
          <table:table-cell office:value-type="float" office:value="24.481022">
            <text:p>24,481022</text:p>
          </table:table-cell>
          <table:table-cell office:value-type="float" office:value="7.790988">
            <text:p>7,790988</text:p>
          </table:table-cell>
          <table:table-cell office:value-type="float" office:value="19.135769">
            <text:p>19,135769</text:p>
          </table:table-cell>
          <table:table-cell office:value-type="float" office:value="5.294745">
            <text:p>5,294745</text:p>
          </table:table-cell>
          <table:table-cell office:value-type="float" office:value="206.155655">
            <text:p>206,155655</text:p>
          </table:table-cell>
          <table:table-cell office:value-type="float" office:value="11.980501">
            <text:p>11,980501</text:p>
          </table:table-cell>
          <table:table-cell office:value-type="float" office:value="71.367638">
            <text:p>71,367638</text:p>
          </table:table-cell>
          <table:table-cell office:value-type="float" office:value="9.178446">
            <text:p>9,178446</text:p>
          </table:table-cell>
          <table:table-cell table:number-columns-repeated="2" office:value-type="float" office:value="0">
            <text:p>0</text:p>
          </table:table-cell>
          <table:table-cell office:value-type="float" office:value="25.823168">
            <text:p>25,823168</text:p>
          </table:table-cell>
          <table:table-cell office:value-type="float" office:value="18.785391">
            <text:p>18,785391</text:p>
          </table:table-cell>
          <table:table-cell office:value-type="float" office:value="57.21534">
            <text:p>57,21534</text:p>
          </table:table-cell>
          <table:table-cell office:value-type="float" office:value="10.624529">
            <text:p>10,624529</text:p>
          </table:table-cell>
          <table:table-cell office:value-type="float" office:value="15.819218">
            <text:p>15,819218</text:p>
          </table:table-cell>
          <table:table-cell office:value-type="float" office:value="11.4486">
            <text:p>11,4486</text:p>
          </table:table-cell>
          <table:table-cell office:value-type="float" office:value="32.1269">
            <text:p>32,1269</text:p>
          </table:table-cell>
          <table:table-cell office:value-type="float" office:value="11.767084">
            <text:p>11,767084</text:p>
          </table:table-cell>
          <table:table-cell office:value-type="float" office:value="13.735458">
            <text:p>13,735458</text:p>
          </table:table-cell>
          <table:table-cell office:value-type="float" office:value="12.39271">
            <text:p>12,39271</text:p>
          </table:table-cell>
          <table:table-cell office:value-type="float" office:value="115.461105">
            <text:p>115,461105</text:p>
          </table:table-cell>
          <table:table-cell office:value-type="float" office:value="33.712658">
            <text:p>33,712658</text:p>
          </table:table-cell>
          <table:table-cell table:number-columns-repeated="4" office:value-type="float" office:value="0">
            <text:p>0</text:p>
          </table:table-cell>
          <table:table-cell office:value-type="float" office:value="85.846901">
            <text:p>85,846901</text:p>
          </table:table-cell>
          <table:table-cell office:value-type="float" office:value="23.345304">
            <text:p>23,345304</text:p>
          </table:table-cell>
        </table:table-row>
        <table:table-row table:style-name="ro1">
          <table:table-cell office:value-type="string">
            <text:p>AFR453 <text:s text:c="5"/></text:p>
          </table:table-cell>
          <table:table-cell office:value-type="float" office:value="2325.387695">
            <text:p>2325,387695</text:p>
          </table:table-cell>
          <table:table-cell office:value-type="float" office:value="752.618774">
            <text:p>752,618774</text:p>
          </table:table-cell>
          <table:table-cell office:value-type="float" office:value="1046.219238">
            <text:p>1046,219238</text:p>
          </table:table-cell>
          <table:table-cell office:value-type="float" office:value="427.316772">
            <text:p>427,316772</text:p>
          </table:table-cell>
          <table:table-cell office:value-type="float" office:value="697.253052">
            <text:p>697,253052</text:p>
          </table:table-cell>
          <table:table-cell office:value-type="float" office:value="133.76152">
            <text:p>133,76152</text:p>
          </table:table-cell>
          <table:table-cell office:value-type="float" office:value="640.756165">
            <text:p>640,756165</text:p>
          </table:table-cell>
          <table:table-cell office:value-type="float" office:value="59.464211">
            <text:p>59,464211</text:p>
          </table:table-cell>
          <table:table-cell office:value-type="float" office:value="50.343719">
            <text:p>50,343719</text:p>
          </table:table-cell>
          <table:table-cell office:value-type="float" office:value="23.23628">
            <text:p>23,23628</text:p>
          </table:table-cell>
          <table:table-cell office:value-type="float" office:value="303.416931">
            <text:p>303,416931</text:p>
          </table:table-cell>
          <table:table-cell office:value-type="float" office:value="17.892515">
            <text:p>17,892515</text:p>
          </table:table-cell>
          <table:table-cell office:value-type="float" office:value="55.78426">
            <text:p>55,78426</text:p>
          </table:table-cell>
          <table:table-cell office:value-type="float" office:value="12.389657">
            <text:p>12,389657</text:p>
          </table:table-cell>
          <table:table-cell office:value-type="float" office:value="347.449036">
            <text:p>347,449036</text:p>
          </table:table-cell>
          <table:table-cell office:value-type="float" office:value="11.245324">
            <text:p>11,245324</text:p>
          </table:table-cell>
          <table:table-cell office:value-type="float" office:value="206.523438">
            <text:p>206,523438</text:p>
          </table:table-cell>
          <table:table-cell office:value-type="float" office:value="10.986537">
            <text:p>10,986537</text:p>
          </table:table-cell>
          <table:table-cell office:value-type="float" office:value="35.579453">
            <text:p>35,579453</text:p>
          </table:table-cell>
          <table:table-cell office:value-type="float" office:value="5.540836">
            <text:p>5,540836</text:p>
          </table:table-cell>
          <table:table-cell table:number-columns-repeated="2" office:value-type="float" office:value="0">
            <text:p>0</text:p>
          </table:table-cell>
          <table:table-cell office:value-type="float" office:value="41.959938">
            <text:p>41,959938</text:p>
          </table:table-cell>
          <table:table-cell office:value-type="float" office:value="7.888487">
            <text:p>7,888487</text:p>
          </table:table-cell>
          <table:table-cell office:value-type="float" office:value="35.730064">
            <text:p>35,730064</text:p>
          </table:table-cell>
          <table:table-cell office:value-type="float" office:value="5.469704">
            <text:p>5,469704</text:p>
          </table:table-cell>
          <table:table-cell office:value-type="float" office:value="267.752899">
            <text:p>267,752899</text:p>
          </table:table-cell>
          <table:table-cell office:value-type="float" office:value="13.302251">
            <text:p>13,302251</text:p>
          </table:table-cell>
          <table:table-cell office:value-type="float" office:value="72.200653">
            <text:p>72,200653</text:p>
          </table:table-cell>
          <table:table-cell office:value-type="float" office:value="9.431375">
            <text:p>9,431375</text:p>
          </table:table-cell>
          <table:table-cell table:number-columns-repeated="2" office:value-type="float" office:value="0">
            <text:p>0</text:p>
          </table:table-cell>
          <table:table-cell office:value-type="float" office:value="28.710625">
            <text:p>28,710625</text:p>
          </table:table-cell>
          <table:table-cell office:value-type="float" office:value="18.858776">
            <text:p>18,858776</text:p>
          </table:table-cell>
          <table:table-cell office:value-type="float" office:value="59.609909">
            <text:p>59,609909</text:p>
          </table:table-cell>
          <table:table-cell office:value-type="float" office:value="10.839658">
            <text:p>10,839658</text:p>
          </table:table-cell>
          <table:table-cell office:value-type="float" office:value="19.41342">
            <text:p>19,41342</text:p>
          </table:table-cell>
          <table:table-cell office:value-type="float" office:value="11.686916">
            <text:p>11,686916</text:p>
          </table:table-cell>
          <table:table-cell office:value-type="float" office:value="38.277264">
            <text:p>38,277264</text:p>
          </table:table-cell>
          <table:table-cell office:value-type="float" office:value="12.24808">
            <text:p>12,24808</text:p>
          </table:table-cell>
          <table:table-cell office:value-type="float" office:value="10.79018">
            <text:p>10,79018</text:p>
          </table:table-cell>
          <table:table-cell office:value-type="float" office:value="12.913245">
            <text:p>12,913245</text:p>
          </table:table-cell>
          <table:table-cell office:value-type="float" office:value="141.212616">
            <text:p>141,212616</text:p>
          </table:table-cell>
          <table:table-cell office:value-type="float" office:value="34.400421">
            <text:p>34,400421</text:p>
          </table:table-cell>
          <table:table-cell table:number-columns-repeated="4" office:value-type="float" office:value="0">
            <text:p>0</text:p>
          </table:table-cell>
          <table:table-cell office:value-type="float" office:value="72.427376">
            <text:p>72,427376</text:p>
          </table:table-cell>
          <table:table-cell office:value-type="float" office:value="24.035847">
            <text:p>24,035847</text:p>
          </table:table-cell>
        </table:table-row>
        <table:table-row table:style-name="ro1">
          <table:table-cell office:value-type="string">
            <text:p>AFR454 <text:s text:c="5"/></text:p>
          </table:table-cell>
          <table:table-cell office:value-type="float" office:value="656.788879">
            <text:p>656,788879</text:p>
          </table:table-cell>
          <table:table-cell office:value-type="float" office:value="711.375122">
            <text:p>711,375122</text:p>
          </table:table-cell>
          <table:table-cell office:value-type="float" office:value="1003.771118">
            <text:p>1003,771118</text:p>
          </table:table-cell>
          <table:table-cell office:value-type="float" office:value="413.224304">
            <text:p>413,224304</text:p>
          </table:table-cell>
          <table:table-cell office:value-type="float" office:value="626.332642">
            <text:p>626,332642</text:p>
          </table:table-cell>
          <table:table-cell office:value-type="float" office:value="131.715424">
            <text:p>131,715424</text:p>
          </table:table-cell>
          <table:table-cell office:value-type="float" office:value="470.653442">
            <text:p>470,653442</text:p>
          </table:table-cell>
          <table:table-cell office:value-type="float" office:value="56.546791">
            <text:p>56,546791</text:p>
          </table:table-cell>
          <table:table-cell office:value-type="float" office:value="46.123291">
            <text:p>46,123291</text:p>
          </table:table-cell>
          <table:table-cell office:value-type="float" office:value="22.328876">
            <text:p>22,328876</text:p>
          </table:table-cell>
          <table:table-cell office:value-type="float" office:value="319.956543">
            <text:p>319,956543</text:p>
          </table:table-cell>
          <table:table-cell office:value-type="float" office:value="17.285233">
            <text:p>17,285233</text:p>
          </table:table-cell>
          <table:table-cell office:value-type="float" office:value="24.186182">
            <text:p>24,186182</text:p>
          </table:table-cell>
          <table:table-cell office:value-type="float" office:value="11.45034">
            <text:p>11,45034</text:p>
          </table:table-cell>
          <table:table-cell office:value-type="float" office:value="307.649689">
            <text:p>307,649689</text:p>
          </table:table-cell>
          <table:table-cell office:value-type="float" office:value="10.646069">
            <text:p>10,646069</text:p>
          </table:table-cell>
          <table:table-cell office:value-type="float" office:value="139.167343">
            <text:p>139,167343</text:p>
          </table:table-cell>
          <table:table-cell office:value-type="float" office:value="10.48807">
            <text:p>10,48807</text:p>
          </table:table-cell>
          <table:table-cell office:value-type="float" office:value="24.008902">
            <text:p>24,008902</text:p>
          </table:table-cell>
          <table:table-cell office:value-type="float" office:value="5.281451">
            <text:p>5,281451</text:p>
          </table:table-cell>
          <table:table-cell table:number-columns-repeated="2" office:value-type="float" office:value="0">
            <text:p>0</text:p>
          </table:table-cell>
          <table:table-cell office:value-type="float" office:value="21.323067">
            <text:p>21,323067</text:p>
          </table:table-cell>
          <table:table-cell office:value-type="float" office:value="7.703025">
            <text:p>7,703025</text:p>
          </table:table-cell>
          <table:table-cell office:value-type="float" office:value="29.216217">
            <text:p>29,216217</text:p>
          </table:table-cell>
          <table:table-cell office:value-type="float" office:value="5.257201">
            <text:p>5,257201</text:p>
          </table:table-cell>
          <table:table-cell office:value-type="float" office:value="181.646362">
            <text:p>181,646362</text:p>
          </table:table-cell>
          <table:table-cell office:value-type="float" office:value="11.579279">
            <text:p>11,579279</text:p>
          </table:table-cell>
          <table:table-cell office:value-type="float" office:value="68.633171">
            <text:p>68,633171</text:p>
          </table:table-cell>
          <table:table-cell office:value-type="float" office:value="8.989404">
            <text:p>8,989404</text:p>
          </table:table-cell>
          <table:table-cell table:number-columns-repeated="2" office:value-type="float" office:value="0">
            <text:p>0</text:p>
          </table:table-cell>
          <table:table-cell office:value-type="float" office:value="37.15781">
            <text:p>37,15781</text:p>
          </table:table-cell>
          <table:table-cell office:value-type="float" office:value="18.71699">
            <text:p>18,71699</text:p>
          </table:table-cell>
          <table:table-cell office:value-type="float" office:value="46.747051">
            <text:p>46,747051</text:p>
          </table:table-cell>
          <table:table-cell office:value-type="float" office:value="10.396614">
            <text:p>10,396614</text:p>
          </table:table-cell>
          <table:table-cell office:value-type="float" office:value="18.302055">
            <text:p>18,302055</text:p>
          </table:table-cell>
          <table:table-cell office:value-type="float" office:value="11.260839">
            <text:p>11,260839</text:p>
          </table:table-cell>
          <table:table-cell office:value-type="float" office:value="32.376915">
            <text:p>32,376915</text:p>
          </table:table-cell>
          <table:table-cell office:value-type="float" office:value="11.542652">
            <text:p>11,542652</text:p>
          </table:table-cell>
          <table:table-cell office:value-type="float" office:value="11.175543">
            <text:p>11,175543</text:p>
          </table:table-cell>
          <table:table-cell office:value-type="float" office:value="12.170537">
            <text:p>12,170537</text:p>
          </table:table-cell>
          <table:table-cell office:value-type="float" office:value="76.708817">
            <text:p>76,708817</text:p>
          </table:table-cell>
          <table:table-cell office:value-type="float" office:value="33.333641">
            <text:p>33,333641</text:p>
          </table:table-cell>
          <table:table-cell table:number-columns-repeated="4" office:value-type="float" office:value="0">
            <text:p>0</text:p>
          </table:table-cell>
          <table:table-cell office:value-type="float" office:value="54.867779">
            <text:p>54,867779</text:p>
          </table:table-cell>
          <table:table-cell office:value-type="float" office:value="22.825581">
            <text:p>22,825581</text:p>
          </table:table-cell>
        </table:table-row>
        <table:table-row table:style-name="ro1">
          <table:table-cell office:value-type="string">
            <text:p>AFR455 <text:s text:c="5"/></text:p>
          </table:table-cell>
          <table:table-cell office:value-type="float" office:value="868.895447">
            <text:p>868,895447</text:p>
          </table:table-cell>
          <table:table-cell office:value-type="float" office:value="614.477966">
            <text:p>614,477966</text:p>
          </table:table-cell>
          <table:table-cell office:value-type="float" office:value="617.042725">
            <text:p>617,042725</text:p>
          </table:table-cell>
          <table:table-cell office:value-type="float" office:value="385.106689">
            <text:p>385,106689</text:p>
          </table:table-cell>
          <table:table-cell office:value-type="float" office:value="410.669312">
            <text:p>410,669312</text:p>
          </table:table-cell>
          <table:table-cell office:value-type="float" office:value="120.509903">
            <text:p>120,509903</text:p>
          </table:table-cell>
          <table:table-cell office:value-type="float" office:value="503.162292">
            <text:p>503,162292</text:p>
          </table:table-cell>
          <table:table-cell office:value-type="float" office:value="53.370541">
            <text:p>53,370541</text:p>
          </table:table-cell>
          <table:table-cell office:value-type="float" office:value="0.602291">
            <text:p>0,602291</text:p>
          </table:table-cell>
          <table:table-cell office:value-type="float" office:value="19.273308">
            <text:p>19,273308</text:p>
          </table:table-cell>
          <table:table-cell office:value-type="float" office:value="430.91217">
            <text:p>430,91217</text:p>
          </table:table-cell>
          <table:table-cell office:value-type="float" office:value="17.797739">
            <text:p>17,797739</text:p>
          </table:table-cell>
          <table:table-cell office:value-type="float" office:value="325.913574">
            <text:p>325,913574</text:p>
          </table:table-cell>
          <table:table-cell office:value-type="float" office:value="13.888098">
            <text:p>13,888098</text:p>
          </table:table-cell>
          <table:table-cell office:value-type="float" office:value="856.76416">
            <text:p>856,76416</text:p>
          </table:table-cell>
          <table:table-cell office:value-type="float" office:value="16.461517">
            <text:p>16,461517</text:p>
          </table:table-cell>
          <table:table-cell office:value-type="float" office:value="104.259262">
            <text:p>104,259262</text:p>
          </table:table-cell>
          <table:table-cell office:value-type="float" office:value="10.026273">
            <text:p>10,026273</text:p>
          </table:table-cell>
          <table:table-cell office:value-type="float" office:value="27.27084">
            <text:p>27,27084</text:p>
          </table:table-cell>
          <table:table-cell office:value-type="float" office:value="4.572629">
            <text:p>4,572629</text:p>
          </table:table-cell>
          <table:table-cell office:value-type="float" office:value="3.099829">
            <text:p>3,099829</text:p>
          </table:table-cell>
          <table:table-cell office:value-type="float" office:value="4.635679">
            <text:p>4,635679</text:p>
          </table:table-cell>
          <table:table-cell office:value-type="float" office:value="26.348488">
            <text:p>26,348488</text:p>
          </table:table-cell>
          <table:table-cell office:value-type="float" office:value="7.206891">
            <text:p>7,206891</text:p>
          </table:table-cell>
          <table:table-cell office:value-type="float" office:value="31.297913">
            <text:p>31,297913</text:p>
          </table:table-cell>
          <table:table-cell office:value-type="float" office:value="4.499599">
            <text:p>4,499599</text:p>
          </table:table-cell>
          <table:table-cell office:value-type="float" office:value="195.762253">
            <text:p>195,762253</text:p>
          </table:table-cell>
          <table:table-cell office:value-type="float" office:value="11.077271">
            <text:p>11,077271</text:p>
          </table:table-cell>
          <table:table-cell office:value-type="float" office:value="40.91993">
            <text:p>40,91993</text:p>
          </table:table-cell>
          <table:table-cell office:value-type="float" office:value="7.545897">
            <text:p>7,545897</text:p>
          </table:table-cell>
          <table:table-cell table:number-columns-repeated="2" office:value-type="float" office:value="0">
            <text:p>0</text:p>
          </table:table-cell>
          <table:table-cell office:value-type="float" office:value="35.408585">
            <text:p>35,408585</text:p>
          </table:table-cell>
          <table:table-cell office:value-type="float" office:value="18.055498">
            <text:p>18,055498</text:p>
          </table:table-cell>
          <table:table-cell office:value-type="float" office:value="37.320583">
            <text:p>37,320583</text:p>
          </table:table-cell>
          <table:table-cell office:value-type="float" office:value="8.599772">
            <text:p>8,599772</text:p>
          </table:table-cell>
          <table:table-cell office:value-type="float" office:value="21.164806">
            <text:p>21,164806</text:p>
          </table:table-cell>
          <table:table-cell office:value-type="float" office:value="9.315434">
            <text:p>9,315434</text:p>
          </table:table-cell>
          <table:table-cell office:value-type="float" office:value="23.776613">
            <text:p>23,776613</text:p>
          </table:table-cell>
          <table:table-cell office:value-type="float" office:value="9.701356">
            <text:p>9,701356</text:p>
          </table:table-cell>
          <table:table-cell office:value-type="float" office:value="7.506762">
            <text:p>7,506762</text:p>
          </table:table-cell>
          <table:table-cell office:value-type="float" office:value="10.121207">
            <text:p>10,121207</text:p>
          </table:table-cell>
          <table:table-cell office:value-type="float" office:value="41.024147">
            <text:p>41,024147</text:p>
          </table:table-cell>
          <table:table-cell office:value-type="float" office:value="32.505661">
            <text:p>32,505661</text:p>
          </table:table-cell>
          <table:table-cell table:number-columns-repeated="4" office:value-type="float" office:value="0">
            <text:p>0</text:p>
          </table:table-cell>
          <table:table-cell office:value-type="float" office:value="53.194355">
            <text:p>53,194355</text:p>
          </table:table-cell>
          <table:table-cell office:value-type="float" office:value="19.382509">
            <text:p>19,382509</text:p>
          </table:table-cell>
        </table:table-row>
        <table:table-row table:style-name="ro1">
          <table:table-cell office:value-type="string">
            <text:p>AFR456 <text:s text:c="5"/></text:p>
          </table:table-cell>
          <table:table-cell office:value-type="float" office:value="373.798279">
            <text:p>373,798279</text:p>
          </table:table-cell>
          <table:table-cell office:value-type="float" office:value="364.253845">
            <text:p>364,253845</text:p>
          </table:table-cell>
          <table:table-cell office:value-type="float" office:value="609.332886">
            <text:p>609,332886</text:p>
          </table:table-cell>
          <table:table-cell office:value-type="float" office:value="367.812134">
            <text:p>367,812134</text:p>
          </table:table-cell>
          <table:table-cell office:value-type="float" office:value="275.50354">
            <text:p>275,50354</text:p>
          </table:table-cell>
          <table:table-cell office:value-type="float" office:value="47.137569">
            <text:p>47,137569</text:p>
          </table:table-cell>
          <table:table-cell office:value-type="float" office:value="214.18071">
            <text:p>214,18071</text:p>
          </table:table-cell>
          <table:table-cell office:value-type="float" office:value="47.312828">
            <text:p>47,312828</text:p>
          </table:table-cell>
          <table:table-cell office:value-type="float" office:value="31.31912">
            <text:p>31,31912</text:p>
          </table:table-cell>
          <table:table-cell office:value-type="float" office:value="17.177801">
            <text:p>17,177801</text:p>
          </table:table-cell>
          <table:table-cell office:value-type="float" office:value="67.419052">
            <text:p>67,419052</text:p>
          </table:table-cell>
          <table:table-cell office:value-type="float" office:value="11.279209">
            <text:p>11,279209</text:p>
          </table:table-cell>
          <table:table-cell table:number-columns-repeated="2" office:value-type="float" office:value="0">
            <text:p>0</text:p>
          </table:table-cell>
          <table:table-cell office:value-type="float" office:value="40.30703">
            <text:p>40,30703</text:p>
          </table:table-cell>
          <table:table-cell office:value-type="float" office:value="7.658978">
            <text:p>7,658978</text:p>
          </table:table-cell>
          <table:table-cell office:value-type="float" office:value="32.159298">
            <text:p>32,159298</text:p>
          </table:table-cell>
          <table:table-cell office:value-type="float" office:value="9.302659">
            <text:p>9,302659</text:p>
          </table:table-cell>
          <table:table-cell table:number-columns-repeated="4" office:value-type="float" office:value="0">
            <text:p>0</text:p>
          </table:table-cell>
          <table:table-cell office:value-type="float" office:value="22.582449">
            <text:p>22,582449</text:p>
          </table:table-cell>
          <table:table-cell office:value-type="float" office:value="7.000666">
            <text:p>7,000666</text:p>
          </table:table-cell>
          <table:table-cell table:number-columns-repeated="2" office:value-type="float" office:value="0">
            <text:p>0</text:p>
          </table:table-cell>
          <table:table-cell office:value-type="float" office:value="70.60183">
            <text:p>70,60183</text:p>
          </table:table-cell>
          <table:table-cell office:value-type="float" office:value="8.275379">
            <text:p>8,275379</text:p>
          </table:table-cell>
          <table:table-cell table:number-columns-repeated="4" office:value-type="float" office:value="0">
            <text:p>0</text:p>
          </table:table-cell>
          <table:table-cell office:value-type="float" office:value="8.606434">
            <text:p>8,606434</text:p>
          </table:table-cell>
          <table:table-cell office:value-type="float" office:value="17.799826">
            <text:p>17,799826</text:p>
          </table:table-cell>
          <table:table-cell table:number-columns-repeated="8" office:value-type="float" office:value="0">
            <text:p>0</text:p>
          </table:table-cell>
          <table:table-cell office:value-type="float" office:value="4.560009">
            <text:p>4,560009</text:p>
          </table:table-cell>
          <table:table-cell office:value-type="float" office:value="29.613358">
            <text:p>29,6133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457 <text:s text:c="5"/></text:p>
          </table:table-cell>
          <table:table-cell office:value-type="float" office:value="772.170715">
            <text:p>772,170715</text:p>
          </table:table-cell>
          <table:table-cell office:value-type="float" office:value="517.318298">
            <text:p>517,318298</text:p>
          </table:table-cell>
          <table:table-cell office:value-type="float" office:value="417.214783">
            <text:p>417,214783</text:p>
          </table:table-cell>
          <table:table-cell office:value-type="float" office:value="358.045837">
            <text:p>358,045837</text:p>
          </table:table-cell>
          <table:table-cell office:value-type="float" office:value="741.728516">
            <text:p>741,728516</text:p>
          </table:table-cell>
          <table:table-cell office:value-type="float" office:value="115.801994">
            <text:p>115,801994</text:p>
          </table:table-cell>
          <table:table-cell office:value-type="float" office:value="948.999512">
            <text:p>948,999512</text:p>
          </table:table-cell>
          <table:table-cell office:value-type="float" office:value="55.173592">
            <text:p>55,173592</text:p>
          </table:table-cell>
          <table:table-cell office:value-type="float" office:value="2.110216">
            <text:p>2,110216</text:p>
          </table:table-cell>
          <table:table-cell office:value-type="float" office:value="16.278866">
            <text:p>16,278866</text:p>
          </table:table-cell>
          <table:table-cell office:value-type="float" office:value="298.283936">
            <text:p>298,283936</text:p>
          </table:table-cell>
          <table:table-cell office:value-type="float" office:value="14.310729">
            <text:p>14,310729</text:p>
          </table:table-cell>
          <table:table-cell office:value-type="float" office:value="80.880676">
            <text:p>80,880676</text:p>
          </table:table-cell>
          <table:table-cell office:value-type="float" office:value="9.46324">
            <text:p>9,46324</text:p>
          </table:table-cell>
          <table:table-cell office:value-type="float" office:value="272.469879">
            <text:p>272,469879</text:p>
          </table:table-cell>
          <table:table-cell office:value-type="float" office:value="9.496925">
            <text:p>9,496925</text:p>
          </table:table-cell>
          <table:table-cell office:value-type="float" office:value="163.650391">
            <text:p>163,650391</text:p>
          </table:table-cell>
          <table:table-cell office:value-type="float" office:value="9.999788">
            <text:p>9,999788</text:p>
          </table:table-cell>
          <table:table-cell office:value-type="float" office:value="47.620064">
            <text:p>47,620064</text:p>
          </table:table-cell>
          <table:table-cell office:value-type="float" office:value="4.138722">
            <text:p>4,138722</text:p>
          </table:table-cell>
          <table:table-cell office:value-type="float" office:value="2.581051">
            <text:p>2,581051</text:p>
          </table:table-cell>
          <table:table-cell office:value-type="float" office:value="3.857427">
            <text:p>3,857427</text:p>
          </table:table-cell>
          <table:table-cell office:value-type="float" office:value="21.176186">
            <text:p>21,176186</text:p>
          </table:table-cell>
          <table:table-cell office:value-type="float" office:value="6.813768">
            <text:p>6,813768</text:p>
          </table:table-cell>
          <table:table-cell office:value-type="float" office:value="20.630751">
            <text:p>20,630751</text:p>
          </table:table-cell>
          <table:table-cell office:value-type="float" office:value="3.706008">
            <text:p>3,706008</text:p>
          </table:table-cell>
          <table:table-cell office:value-type="float" office:value="358.585968">
            <text:p>358,585968</text:p>
          </table:table-cell>
          <table:table-cell office:value-type="float" office:value="13.848666">
            <text:p>13,848666</text:p>
          </table:table-cell>
          <table:table-cell office:value-type="float" office:value="25.334515">
            <text:p>25,334515</text:p>
          </table:table-cell>
          <table:table-cell office:value-type="float" office:value="6.201519">
            <text:p>6,201519</text:p>
          </table:table-cell>
          <table:table-cell table:number-columns-repeated="2" office:value-type="float" office:value="0">
            <text:p>0</text:p>
          </table:table-cell>
          <table:table-cell office:value-type="float" office:value="22.541142">
            <text:p>22,541142</text:p>
          </table:table-cell>
          <table:table-cell office:value-type="float" office:value="17.564932">
            <text:p>17,564932</text:p>
          </table:table-cell>
          <table:table-cell office:value-type="float" office:value="22.907328">
            <text:p>22,907328</text:p>
          </table:table-cell>
          <table:table-cell office:value-type="float" office:value="7.047502">
            <text:p>7,047502</text:p>
          </table:table-cell>
          <table:table-cell office:value-type="float" office:value="17.569027">
            <text:p>17,569027</text:p>
          </table:table-cell>
          <table:table-cell office:value-type="float" office:value="7.644892">
            <text:p>7,644892</text:p>
          </table:table-cell>
          <table:table-cell office:value-type="float" office:value="13.400791">
            <text:p>13,400791</text:p>
          </table:table-cell>
          <table:table-cell office:value-type="float" office:value="7.854734">
            <text:p>7,854734</text:p>
          </table:table-cell>
          <table:table-cell office:value-type="float" office:value="7.707271">
            <text:p>7,707271</text:p>
          </table:table-cell>
          <table:table-cell office:value-type="float" office:value="8.315669">
            <text:p>8,315669</text:p>
          </table:table-cell>
          <table:table-cell office:value-type="float" office:value="14.705135">
            <text:p>14,705135</text:p>
          </table:table-cell>
          <table:table-cell office:value-type="float" office:value="30.382559">
            <text:p>30,382559</text:p>
          </table:table-cell>
          <table:table-cell table:number-columns-repeated="4" office:value-type="float" office:value="0">
            <text:p>0</text:p>
          </table:table-cell>
          <table:table-cell office:value-type="float" office:value="34.262623">
            <text:p>34,262623</text:p>
          </table:table-cell>
          <table:table-cell office:value-type="float" office:value="15.769021">
            <text:p>15,769021</text:p>
          </table:table-cell>
        </table:table-row>
        <table:table-row table:style-name="ro1">
          <table:table-cell office:value-type="string">
            <text:p>AFR458 <text:s text:c="5"/></text:p>
          </table:table-cell>
          <table:table-cell office:value-type="float" office:value="932.902893">
            <text:p>932,902893</text:p>
          </table:table-cell>
          <table:table-cell office:value-type="float" office:value="527.83667">
            <text:p>527,83667</text:p>
          </table:table-cell>
          <table:table-cell office:value-type="float" office:value="363.761871">
            <text:p>363,761871</text:p>
          </table:table-cell>
          <table:table-cell office:value-type="float" office:value="365.042999">
            <text:p>365,042999</text:p>
          </table:table-cell>
          <table:table-cell office:value-type="float" office:value="459.798798">
            <text:p>459,798798</text:p>
          </table:table-cell>
          <table:table-cell office:value-type="float" office:value="114.94471">
            <text:p>114,94471</text:p>
          </table:table-cell>
          <table:table-cell office:value-type="float" office:value="527.013062">
            <text:p>527,013062</text:p>
          </table:table-cell>
          <table:table-cell office:value-type="float" office:value="50.803093">
            <text:p>50,803093</text:p>
          </table:table-cell>
          <table:table-cell office:value-type="float" office:value="9.65677">
            <text:p>9,65677</text:p>
          </table:table-cell>
          <table:table-cell office:value-type="float" office:value="17.202309">
            <text:p>17,202309</text:p>
          </table:table-cell>
          <table:table-cell office:value-type="float" office:value="219.807236">
            <text:p>219,807236</text:p>
          </table:table-cell>
          <table:table-cell office:value-type="float" office:value="13.42949">
            <text:p>13,42949</text:p>
          </table:table-cell>
          <table:table-cell office:value-type="float" office:value="236.386856">
            <text:p>236,386856</text:p>
          </table:table-cell>
          <table:table-cell office:value-type="float" office:value="11.896829">
            <text:p>11,896829</text:p>
          </table:table-cell>
          <table:table-cell office:value-type="float" office:value="262.941559">
            <text:p>262,941559</text:p>
          </table:table-cell>
          <table:table-cell office:value-type="float" office:value="9.496289">
            <text:p>9,496289</text:p>
          </table:table-cell>
          <table:table-cell office:value-type="float" office:value="163.502014">
            <text:p>163,502014</text:p>
          </table:table-cell>
          <table:table-cell office:value-type="float" office:value="10.089857">
            <text:p>10,089857</text:p>
          </table:table-cell>
          <table:table-cell office:value-type="float" office:value="31.345501">
            <text:p>31,345501</text:p>
          </table:table-cell>
          <table:table-cell office:value-type="float" office:value="4.173786">
            <text:p>4,173786</text:p>
          </table:table-cell>
          <table:table-cell office:value-type="float" office:value="1.132203">
            <text:p>1,132203</text:p>
          </table:table-cell>
          <table:table-cell office:value-type="float" office:value="4.122443">
            <text:p>4,122443</text:p>
          </table:table-cell>
          <table:table-cell office:value-type="float" office:value="21.335358">
            <text:p>21,335358</text:p>
          </table:table-cell>
          <table:table-cell office:value-type="float" office:value="6.988592">
            <text:p>6,988592</text:p>
          </table:table-cell>
          <table:table-cell office:value-type="float" office:value="23.688129">
            <text:p>23,688129</text:p>
          </table:table-cell>
          <table:table-cell office:value-type="float" office:value="4.016236">
            <text:p>4,016236</text:p>
          </table:table-cell>
          <table:table-cell office:value-type="float" office:value="332.510529">
            <text:p>332,510529</text:p>
          </table:table-cell>
          <table:table-cell office:value-type="float" office:value="13.526324">
            <text:p>13,526324</text:p>
          </table:table-cell>
          <table:table-cell office:value-type="float" office:value="39.609509">
            <text:p>39,609509</text:p>
          </table:table-cell>
          <table:table-cell office:value-type="float" office:value="6.730545">
            <text:p>6,7305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44468">
            <text:p>20,544468</text:p>
          </table:table-cell>
          <table:table-cell office:value-type="float" office:value="17.785719">
            <text:p>17,785719</text:p>
          </table:table-cell>
          <table:table-cell office:value-type="float" office:value="34.746872">
            <text:p>34,746872</text:p>
          </table:table-cell>
          <table:table-cell office:value-type="float" office:value="7.789232">
            <text:p>7,789232</text:p>
          </table:table-cell>
          <table:table-cell office:value-type="float" office:value="8.166409">
            <text:p>8,166409</text:p>
          </table:table-cell>
          <table:table-cell office:value-type="float" office:value="8.4282">
            <text:p>8,4282</text:p>
          </table:table-cell>
          <table:table-cell office:value-type="float" office:value="18.144993">
            <text:p>18,144993</text:p>
          </table:table-cell>
          <table:table-cell office:value-type="float" office:value="8.866698">
            <text:p>8,866698</text:p>
          </table:table-cell>
          <table:table-cell office:value-type="float" office:value="4.656744">
            <text:p>4,656744</text:p>
          </table:table-cell>
          <table:table-cell office:value-type="float" office:value="9.231754">
            <text:p>9,231754</text:p>
          </table:table-cell>
          <table:table-cell office:value-type="float" office:value="12.357667">
            <text:p>12,357667</text:p>
          </table:table-cell>
          <table:table-cell office:value-type="float" office:value="31.193848">
            <text:p>31,193848</text:p>
          </table:table-cell>
          <table:table-cell table:number-columns-repeated="4" office:value-type="float" office:value="0">
            <text:p>0</text:p>
          </table:table-cell>
          <table:table-cell office:value-type="float" office:value="42.6348">
            <text:p>42,6348</text:p>
          </table:table-cell>
          <table:table-cell office:value-type="float" office:value="17.126842">
            <text:p>17,126842</text:p>
          </table:table-cell>
        </table:table-row>
        <table:table-row table:style-name="ro1">
          <table:table-cell office:value-type="string">
            <text:p>AFR459 <text:s text:c="5"/></text:p>
          </table:table-cell>
          <table:table-cell office:value-type="float" office:value="754.419617">
            <text:p>754,419617</text:p>
          </table:table-cell>
          <table:table-cell office:value-type="float" office:value="508.369965">
            <text:p>508,369965</text:p>
          </table:table-cell>
          <table:table-cell office:value-type="float" office:value="505.970032">
            <text:p>505,970032</text:p>
          </table:table-cell>
          <table:table-cell office:value-type="float" office:value="358.288544">
            <text:p>358,288544</text:p>
          </table:table-cell>
          <table:table-cell office:value-type="float" office:value="347.459534">
            <text:p>347,459534</text:p>
          </table:table-cell>
          <table:table-cell office:value-type="float" office:value="111.463989">
            <text:p>111,463989</text:p>
          </table:table-cell>
          <table:table-cell office:value-type="float" office:value="330.887573">
            <text:p>330,887573</text:p>
          </table:table-cell>
          <table:table-cell office:value-type="float" office:value="47.673828">
            <text:p>47,673828</text:p>
          </table:table-cell>
          <table:table-cell office:value-type="float" office:value="15.07297">
            <text:p>15,07297</text:p>
          </table:table-cell>
          <table:table-cell office:value-type="float" office:value="16.281864">
            <text:p>16,281864</text:p>
          </table:table-cell>
          <table:table-cell office:value-type="float" office:value="226.041809">
            <text:p>226,041809</text:p>
          </table:table-cell>
          <table:table-cell office:value-type="float" office:value="13.095539">
            <text:p>13,095539</text:p>
          </table:table-cell>
          <table:table-cell office:value-type="float" office:value="345.368286">
            <text:p>345,368286</text:p>
          </table:table-cell>
          <table:table-cell office:value-type="float" office:value="13.215046">
            <text:p>13,215046</text:p>
          </table:table-cell>
          <table:table-cell office:value-type="float" office:value="143.619415">
            <text:p>143,619415</text:p>
          </table:table-cell>
          <table:table-cell office:value-type="float" office:value="8.230698">
            <text:p>8,230698</text:p>
          </table:table-cell>
          <table:table-cell office:value-type="float" office:value="102.719727">
            <text:p>102,719727</text:p>
          </table:table-cell>
          <table:table-cell office:value-type="float" office:value="9.592422">
            <text:p>9,592422</text:p>
          </table:table-cell>
          <table:table-cell office:value-type="float" office:value="13.161506">
            <text:p>13,161506</text:p>
          </table:table-cell>
          <table:table-cell office:value-type="float" office:value="3.740602">
            <text:p>3,740602</text:p>
          </table:table-cell>
          <table:table-cell office:value-type="float" office:value="3.248064">
            <text:p>3,248064</text:p>
          </table:table-cell>
          <table:table-cell office:value-type="float" office:value="3.828635">
            <text:p>3,828635</text:p>
          </table:table-cell>
          <table:table-cell office:value-type="float" office:value="18.777119">
            <text:p>18,777119</text:p>
          </table:table-cell>
          <table:table-cell office:value-type="float" office:value="6.821137">
            <text:p>6,821137</text:p>
          </table:table-cell>
          <table:table-cell office:value-type="float" office:value="13.006342">
            <text:p>13,006342</text:p>
          </table:table-cell>
          <table:table-cell office:value-type="float" office:value="3.643824">
            <text:p>3,643824</text:p>
          </table:table-cell>
          <table:table-cell office:value-type="float" office:value="252.944397">
            <text:p>252,944397</text:p>
          </table:table-cell>
          <table:table-cell office:value-type="float" office:value="11.732166">
            <text:p>11,732166</text:p>
          </table:table-cell>
          <table:table-cell office:value-type="float" office:value="30.223951">
            <text:p>30,223951</text:p>
          </table:table-cell>
          <table:table-cell office:value-type="float" office:value="6.212634">
            <text:p>6,212634</text:p>
          </table:table-cell>
          <table:table-cell table:number-columns-repeated="2" office:value-type="float" office:value="0">
            <text:p>0</text:p>
          </table:table-cell>
          <table:table-cell office:value-type="float" office:value="12.946147">
            <text:p>12,946147</text:p>
          </table:table-cell>
          <table:table-cell office:value-type="float" office:value="17.590073">
            <text:p>17,590073</text:p>
          </table:table-cell>
          <table:table-cell office:value-type="float" office:value="17.10103">
            <text:p>17,10103</text:p>
          </table:table-cell>
          <table:table-cell office:value-type="float" office:value="7.169158">
            <text:p>7,169158</text:p>
          </table:table-cell>
          <table:table-cell office:value-type="float" office:value="15.251713">
            <text:p>15,251713</text:p>
          </table:table-cell>
          <table:table-cell office:value-type="float" office:value="7.619486">
            <text:p>7,619486</text:p>
          </table:table-cell>
          <table:table-cell office:value-type="float" office:value="18.701105">
            <text:p>18,701105</text:p>
          </table:table-cell>
          <table:table-cell office:value-type="float" office:value="8.008631">
            <text:p>8,008631</text:p>
          </table:table-cell>
          <table:table-cell office:value-type="float" office:value="5.284986">
            <text:p>5,284986</text:p>
          </table:table-cell>
          <table:table-cell office:value-type="float" office:value="8.396736">
            <text:p>8,396736</text:p>
          </table:table-cell>
          <table:table-cell office:value-type="float" office:value="11.454939">
            <text:p>11,454939</text:p>
          </table:table-cell>
          <table:table-cell office:value-type="float" office:value="31.045221">
            <text:p>31,045221</text:p>
          </table:table-cell>
          <table:table-cell table:number-columns-repeated="4" office:value-type="float" office:value="0">
            <text:p>0</text:p>
          </table:table-cell>
          <table:table-cell office:value-type="float" office:value="41.924126">
            <text:p>41,924126</text:p>
          </table:table-cell>
          <table:table-cell office:value-type="float" office:value="15.872847">
            <text:p>15,872847</text:p>
          </table:table-cell>
        </table:table-row>
        <table:table-row table:style-name="ro1">
          <table:table-cell office:value-type="string">
            <text:p>AFR490 <text:s text:c="5"/></text:p>
          </table:table-cell>
          <table:table-cell office:value-type="float" office:value="505.904877">
            <text:p>505,904877</text:p>
          </table:table-cell>
          <table:table-cell office:value-type="float" office:value="595.604797">
            <text:p>595,604797</text:p>
          </table:table-cell>
          <table:table-cell office:value-type="float" office:value="478.957581">
            <text:p>478,957581</text:p>
          </table:table-cell>
          <table:table-cell office:value-type="float" office:value="379.82077">
            <text:p>379,82077</text:p>
          </table:table-cell>
          <table:table-cell office:value-type="float" office:value="491.704254">
            <text:p>491,704254</text:p>
          </table:table-cell>
          <table:table-cell office:value-type="float" office:value="119.080292">
            <text:p>119,080292</text:p>
          </table:table-cell>
          <table:table-cell office:value-type="float" office:value="372.600647">
            <text:p>372,600647</text:p>
          </table:table-cell>
          <table:table-cell office:value-type="float" office:value="50.872143">
            <text:p>50,872143</text:p>
          </table:table-cell>
          <table:table-cell office:value-type="float" office:value="13.264214">
            <text:p>13,264214</text:p>
          </table:table-cell>
          <table:table-cell office:value-type="float" office:value="18.692543">
            <text:p>18,692543</text:p>
          </table:table-cell>
          <table:table-cell office:value-type="float" office:value="196.384506">
            <text:p>196,384506</text:p>
          </table:table-cell>
          <table:table-cell office:value-type="float" office:value="13.83045">
            <text:p>13,83045</text:p>
          </table:table-cell>
          <table:table-cell office:value-type="float" office:value="103.116356">
            <text:p>103,116356</text:p>
          </table:table-cell>
          <table:table-cell office:value-type="float" office:value="10.80646">
            <text:p>10,80646</text:p>
          </table:table-cell>
          <table:table-cell office:value-type="float" office:value="264.865326">
            <text:p>264,865326</text:p>
          </table:table-cell>
          <table:table-cell office:value-type="float" office:value="9.747647">
            <text:p>9,747647</text:p>
          </table:table-cell>
          <table:table-cell office:value-type="float" office:value="81.670944">
            <text:p>81,670944</text:p>
          </table:table-cell>
          <table:table-cell office:value-type="float" office:value="9.778985">
            <text:p>9,778985</text:p>
          </table:table-cell>
          <table:table-cell office:value-type="float" office:value="26.142221">
            <text:p>26,142221</text:p>
          </table:table-cell>
          <table:table-cell office:value-type="float" office:value="4.465453">
            <text:p>4,465453</text:p>
          </table:table-cell>
          <table:table-cell office:value-type="float" office:value="6.728133">
            <text:p>6,728133</text:p>
          </table:table-cell>
          <table:table-cell office:value-type="float" office:value="4.526118">
            <text:p>4,526118</text:p>
          </table:table-cell>
          <table:table-cell office:value-type="float" office:value="21.88611">
            <text:p>21,88611</text:p>
          </table:table-cell>
          <table:table-cell office:value-type="float" office:value="7.169767">
            <text:p>7,169767</text:p>
          </table:table-cell>
          <table:table-cell office:value-type="float" office:value="22.382015">
            <text:p>22,382015</text:p>
          </table:table-cell>
          <table:table-cell office:value-type="float" office:value="4.325611">
            <text:p>4,325611</text:p>
          </table:table-cell>
          <table:table-cell office:value-type="float" office:value="111.472748">
            <text:p>111,472748</text:p>
          </table:table-cell>
          <table:table-cell office:value-type="float" office:value="9.739352">
            <text:p>9,739352</text:p>
          </table:table-cell>
          <table:table-cell office:value-type="float" office:value="42.375099">
            <text:p>42,375099</text:p>
          </table:table-cell>
          <table:table-cell office:value-type="float" office:value="7.306299">
            <text:p>7,306299</text:p>
          </table:table-cell>
          <table:table-cell table:number-columns-repeated="2" office:value-type="float" office:value="0">
            <text:p>0</text:p>
          </table:table-cell>
          <table:table-cell office:value-type="float" office:value="15.528723">
            <text:p>15,528723</text:p>
          </table:table-cell>
          <table:table-cell office:value-type="float" office:value="17.993725">
            <text:p>17,993725</text:p>
          </table:table-cell>
          <table:table-cell office:value-type="float" office:value="35.537086">
            <text:p>35,537086</text:p>
          </table:table-cell>
          <table:table-cell office:value-type="float" office:value="8.47944">
            <text:p>8,47944</text:p>
          </table:table-cell>
          <table:table-cell office:value-type="float" office:value="18.609453">
            <text:p>18,609453</text:p>
          </table:table-cell>
          <table:table-cell office:value-type="float" office:value="9.181411">
            <text:p>9,181411</text:p>
          </table:table-cell>
          <table:table-cell office:value-type="float" office:value="19.226135">
            <text:p>19,226135</text:p>
          </table:table-cell>
          <table:table-cell office:value-type="float" office:value="9.432877">
            <text:p>9,432877</text:p>
          </table:table-cell>
          <table:table-cell office:value-type="float" office:value="7.927479">
            <text:p>7,927479</text:p>
          </table:table-cell>
          <table:table-cell office:value-type="float" office:value="9.939376">
            <text:p>9,939376</text:p>
          </table:table-cell>
          <table:table-cell office:value-type="float" office:value="38.456543">
            <text:p>38,456543</text:p>
          </table:table-cell>
          <table:table-cell office:value-type="float" office:value="31.780436">
            <text:p>31,780436</text:p>
          </table:table-cell>
          <table:table-cell table:number-columns-repeated="4" office:value-type="float" office:value="0">
            <text:p>0</text:p>
          </table:table-cell>
          <table:table-cell office:value-type="float" office:value="57.342308">
            <text:p>57,342308</text:p>
          </table:table-cell>
          <table:table-cell office:value-type="float" office:value="18.743492">
            <text:p>18,743492</text:p>
          </table:table-cell>
        </table:table-row>
        <table:table-row table:style-name="ro1">
          <table:table-cell office:value-type="string">
            <text:p>AFR491 <text:s text:c="5"/></text:p>
          </table:table-cell>
          <table:table-cell office:value-type="float" office:value="496.511688">
            <text:p>496,511688</text:p>
          </table:table-cell>
          <table:table-cell office:value-type="float" office:value="550.693481">
            <text:p>550,693481</text:p>
          </table:table-cell>
          <table:table-cell office:value-type="float" office:value="478.266205">
            <text:p>478,266205</text:p>
          </table:table-cell>
          <table:table-cell office:value-type="float" office:value="369.817139">
            <text:p>369,817139</text:p>
          </table:table-cell>
          <table:table-cell office:value-type="float" office:value="664.035461">
            <text:p>664,035461</text:p>
          </table:table-cell>
          <table:table-cell office:value-type="float" office:value="117.888374">
            <text:p>117,888374</text:p>
          </table:table-cell>
          <table:table-cell office:value-type="float" office:value="624.924133">
            <text:p>624,924133</text:p>
          </table:table-cell>
          <table:table-cell office:value-type="float" office:value="52.439629">
            <text:p>52,439629</text:p>
          </table:table-cell>
          <table:table-cell office:value-type="float" office:value="17.767578">
            <text:p>17,767578</text:p>
          </table:table-cell>
          <table:table-cell office:value-type="float" office:value="17.47039">
            <text:p>17,47039</text:p>
          </table:table-cell>
          <table:table-cell office:value-type="float" office:value="220.678696">
            <text:p>220,678696</text:p>
          </table:table-cell>
          <table:table-cell office:value-type="float" office:value="13.951314">
            <text:p>13,951314</text:p>
          </table:table-cell>
          <table:table-cell office:value-type="float" office:value="158.085602">
            <text:p>158,085602</text:p>
          </table:table-cell>
          <table:table-cell office:value-type="float" office:value="10.986802">
            <text:p>10,986802</text:p>
          </table:table-cell>
          <table:table-cell office:value-type="float" office:value="312.222748">
            <text:p>312,222748</text:p>
          </table:table-cell>
          <table:table-cell office:value-type="float" office:value="10.065567">
            <text:p>10,065567</text:p>
          </table:table-cell>
          <table:table-cell office:value-type="float" office:value="143.54628">
            <text:p>143,54628</text:p>
          </table:table-cell>
          <table:table-cell office:value-type="float" office:value="9.998013">
            <text:p>9,998013</text:p>
          </table:table-cell>
          <table:table-cell office:value-type="float" office:value="33.519653">
            <text:p>33,519653</text:p>
          </table:table-cell>
          <table:table-cell office:value-type="float" office:value="4.283271">
            <text:p>4,283271</text:p>
          </table:table-cell>
          <table:table-cell office:value-type="float" office:value="1.680281">
            <text:p>1,680281</text:p>
          </table:table-cell>
          <table:table-cell office:value-type="float" office:value="4.200839">
            <text:p>4,200839</text:p>
          </table:table-cell>
          <table:table-cell office:value-type="float" office:value="26.446302">
            <text:p>26,446302</text:p>
          </table:table-cell>
          <table:table-cell office:value-type="float" office:value="7.065518">
            <text:p>7,065518</text:p>
          </table:table-cell>
          <table:table-cell office:value-type="float" office:value="31.639265">
            <text:p>31,639265</text:p>
          </table:table-cell>
          <table:table-cell office:value-type="float" office:value="4.164791">
            <text:p>4,164791</text:p>
          </table:table-cell>
          <table:table-cell office:value-type="float" office:value="234.106201">
            <text:p>234,106201</text:p>
          </table:table-cell>
          <table:table-cell office:value-type="float" office:value="11.612264">
            <text:p>11,612264</text:p>
          </table:table-cell>
          <table:table-cell office:value-type="float" office:value="39.382267">
            <text:p>39,382267</text:p>
          </table:table-cell>
          <table:table-cell office:value-type="float" office:value="6.913386">
            <text:p>6,913386</text:p>
          </table:table-cell>
          <table:table-cell table:number-columns-repeated="2" office:value-type="float" office:value="0">
            <text:p>0</text:p>
          </table:table-cell>
          <table:table-cell office:value-type="float" office:value="6.940253">
            <text:p>6,940253</text:p>
          </table:table-cell>
          <table:table-cell office:value-type="float" office:value="17.818609">
            <text:p>17,818609</text:p>
          </table:table-cell>
          <table:table-cell office:value-type="float" office:value="31.668512">
            <text:p>31,668512</text:p>
          </table:table-cell>
          <table:table-cell office:value-type="float" office:value="7.979956">
            <text:p>7,979956</text:p>
          </table:table-cell>
          <table:table-cell office:value-type="float" office:value="14.668911">
            <text:p>14,668911</text:p>
          </table:table-cell>
          <table:table-cell office:value-type="float" office:value="8.649888">
            <text:p>8,649888</text:p>
          </table:table-cell>
          <table:table-cell office:value-type="float" office:value="26.049377">
            <text:p>26,049377</text:p>
          </table:table-cell>
          <table:table-cell office:value-type="float" office:value="8.880559">
            <text:p>8,880559</text:p>
          </table:table-cell>
          <table:table-cell office:value-type="float" office:value="6.516859">
            <text:p>6,516859</text:p>
          </table:table-cell>
          <table:table-cell office:value-type="float" office:value="9.350877">
            <text:p>9,350877</text:p>
          </table:table-cell>
          <table:table-cell table:number-columns-repeated="6" office:value-type="float" office:value="0">
            <text:p>0</text:p>
          </table:table-cell>
          <table:table-cell office:value-type="float" office:value="43.354115">
            <text:p>43,354115</text:p>
          </table:table-cell>
          <table:table-cell office:value-type="float" office:value="17.614262">
            <text:p>17,614262</text:p>
          </table:table-cell>
        </table:table-row>
        <table:table-row table:style-name="ro1">
          <table:table-cell office:value-type="string">
            <text:p>AFR492 <text:s text:c="5"/></text:p>
          </table:table-cell>
          <table:table-cell office:value-type="float" office:value="1624.221069">
            <text:p>1624,221069</text:p>
          </table:table-cell>
          <table:table-cell office:value-type="float" office:value="543.303528">
            <text:p>543,303528</text:p>
          </table:table-cell>
          <table:table-cell office:value-type="float" office:value="390.202332">
            <text:p>390,202332</text:p>
          </table:table-cell>
          <table:table-cell office:value-type="float" office:value="364.961334">
            <text:p>364,961334</text:p>
          </table:table-cell>
          <table:table-cell office:value-type="float" office:value="444.824738">
            <text:p>444,824738</text:p>
          </table:table-cell>
          <table:table-cell office:value-type="float" office:value="113.256912">
            <text:p>113,256912</text:p>
          </table:table-cell>
          <table:table-cell office:value-type="float" office:value="492.322632">
            <text:p>492,322632</text:p>
          </table:table-cell>
          <table:table-cell office:value-type="float" office:value="49.844551">
            <text:p>49,844551</text:p>
          </table:table-cell>
          <table:table-cell office:value-type="float" office:value="9.043782">
            <text:p>9,043782</text:p>
          </table:table-cell>
          <table:table-cell office:value-type="float" office:value="16.581347">
            <text:p>16,581347</text:p>
          </table:table-cell>
          <table:table-cell office:value-type="float" office:value="219.578049">
            <text:p>219,578049</text:p>
          </table:table-cell>
          <table:table-cell office:value-type="float" office:value="13.415487">
            <text:p>13,415487</text:p>
          </table:table-cell>
          <table:table-cell office:value-type="float" office:value="215.074982">
            <text:p>215,074982</text:p>
          </table:table-cell>
          <table:table-cell office:value-type="float" office:value="11.397733">
            <text:p>11,397733</text:p>
          </table:table-cell>
          <table:table-cell office:value-type="float" office:value="206.729843">
            <text:p>206,729843</text:p>
          </table:table-cell>
          <table:table-cell office:value-type="float" office:value="8.916224">
            <text:p>8,916224</text:p>
          </table:table-cell>
          <table:table-cell office:value-type="float" office:value="144.761887">
            <text:p>144,761887</text:p>
          </table:table-cell>
          <table:table-cell office:value-type="float" office:value="9.888227">
            <text:p>9,888227</text:p>
          </table:table-cell>
          <table:table-cell office:value-type="float" office:value="29.107176">
            <text:p>29,107176</text:p>
          </table:table-cell>
          <table:table-cell office:value-type="float" office:value="4.016146">
            <text:p>4,016146</text:p>
          </table:table-cell>
          <table:table-cell office:value-type="float" office:value="1.711034">
            <text:p>1,711034</text:p>
          </table:table-cell>
          <table:table-cell office:value-type="float" office:value="4.060227">
            <text:p>4,060227</text:p>
          </table:table-cell>
          <table:table-cell office:value-type="float" office:value="32.069912">
            <text:p>32,069912</text:p>
          </table:table-cell>
          <table:table-cell office:value-type="float" office:value="6.947926">
            <text:p>6,947926</text:p>
          </table:table-cell>
          <table:table-cell office:value-type="float" office:value="20.118185">
            <text:p>20,118185</text:p>
          </table:table-cell>
          <table:table-cell office:value-type="float" office:value="3.916291">
            <text:p>3,916291</text:p>
          </table:table-cell>
          <table:table-cell office:value-type="float" office:value="200.361847">
            <text:p>200,361847</text:p>
          </table:table-cell>
          <table:table-cell office:value-type="float" office:value="10.944024">
            <text:p>10,944024</text:p>
          </table:table-cell>
          <table:table-cell office:value-type="float" office:value="31.54591">
            <text:p>31,54591</text:p>
          </table:table-cell>
          <table:table-cell office:value-type="float" office:value="6.575906">
            <text:p>6,57590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85802">
            <text:p>14,685802</text:p>
          </table:table-cell>
          <table:table-cell office:value-type="float" office:value="17.721893">
            <text:p>17,721893</text:p>
          </table:table-cell>
          <table:table-cell office:value-type="float" office:value="47.403969">
            <text:p>47,403969</text:p>
          </table:table-cell>
          <table:table-cell office:value-type="float" office:value="7.676523">
            <text:p>7,676523</text:p>
          </table:table-cell>
          <table:table-cell office:value-type="float" office:value="11.799388">
            <text:p>11,799388</text:p>
          </table:table-cell>
          <table:table-cell office:value-type="float" office:value="8.255488">
            <text:p>8,255488</text:p>
          </table:table-cell>
          <table:table-cell office:value-type="float" office:value="12.87576">
            <text:p>12,87576</text:p>
          </table:table-cell>
          <table:table-cell office:value-type="float" office:value="8.479153">
            <text:p>8,479153</text:p>
          </table:table-cell>
          <table:table-cell office:value-type="float" office:value="7.046648">
            <text:p>7,046648</text:p>
          </table:table-cell>
          <table:table-cell office:value-type="float" office:value="8.920616">
            <text:p>8,920616</text:p>
          </table:table-cell>
          <table:table-cell table:number-columns-repeated="6" office:value-type="float" office:value="0">
            <text:p>0</text:p>
          </table:table-cell>
          <table:table-cell office:value-type="float" office:value="48.824238">
            <text:p>48,824238</text:p>
          </table:table-cell>
          <table:table-cell office:value-type="float" office:value="16.831951">
            <text:p>16,831951</text:p>
          </table:table-cell>
        </table:table-row>
        <table:table-row table:style-name="ro1">
          <table:table-cell office:value-type="string">
            <text:p>AFR493 <text:s text:c="5"/></text:p>
          </table:table-cell>
          <table:table-cell office:value-type="float" office:value="1286.951294">
            <text:p>1286,951294</text:p>
          </table:table-cell>
          <table:table-cell office:value-type="float" office:value="513.045349">
            <text:p>513,045349</text:p>
          </table:table-cell>
          <table:table-cell office:value-type="float" office:value="46.758099">
            <text:p>46,758099</text:p>
          </table:table-cell>
          <table:table-cell office:value-type="float" office:value="355.113678">
            <text:p>355,113678</text:p>
          </table:table-cell>
          <table:table-cell office:value-type="float" office:value="579.453186">
            <text:p>579,453186</text:p>
          </table:table-cell>
          <table:table-cell office:value-type="float" office:value="112.855904">
            <text:p>112,855904</text:p>
          </table:table-cell>
          <table:table-cell office:value-type="float" office:value="706.305298">
            <text:p>706,305298</text:p>
          </table:table-cell>
          <table:table-cell office:value-type="float" office:value="51.839325">
            <text:p>51,839325</text:p>
          </table:table-cell>
          <table:table-cell office:value-type="float" office:value="47.027664">
            <text:p>47,027664</text:p>
          </table:table-cell>
          <table:table-cell office:value-type="float" office:value="16.308544">
            <text:p>16,308544</text:p>
          </table:table-cell>
          <table:table-cell office:value-type="float" office:value="229.6539">
            <text:p>229,6539</text:p>
          </table:table-cell>
          <table:table-cell office:value-type="float" office:value="12.939715">
            <text:p>12,939715</text:p>
          </table:table-cell>
          <table:table-cell office:value-type="float" office:value="164.362">
            <text:p>164,362</text:p>
          </table:table-cell>
          <table:table-cell office:value-type="float" office:value="10.396708">
            <text:p>10,396708</text:p>
          </table:table-cell>
          <table:table-cell office:value-type="float" office:value="247.026718">
            <text:p>247,026718</text:p>
          </table:table-cell>
          <table:table-cell office:value-type="float" office:value="9.213128">
            <text:p>9,213128</text:p>
          </table:table-cell>
          <table:table-cell office:value-type="float" office:value="139.887436">
            <text:p>139,887436</text:p>
          </table:table-cell>
          <table:table-cell office:value-type="float" office:value="9.818448">
            <text:p>9,818448</text:p>
          </table:table-cell>
          <table:table-cell office:value-type="float" office:value="29.938808">
            <text:p>29,938808</text:p>
          </table:table-cell>
          <table:table-cell office:value-type="float" office:value="3.94958">
            <text:p>3,94958</text:p>
          </table:table-cell>
          <table:table-cell table:number-columns-repeated="2" office:value-type="float" office:value="0">
            <text:p>0</text:p>
          </table:table-cell>
          <table:table-cell office:value-type="float" office:value="22.008512">
            <text:p>22,008512</text:p>
          </table:table-cell>
          <table:table-cell office:value-type="float" office:value="6.815772">
            <text:p>6,815772</text:p>
          </table:table-cell>
          <table:table-cell office:value-type="float" office:value="17.170935">
            <text:p>17,170935</text:p>
          </table:table-cell>
          <table:table-cell office:value-type="float" office:value="3.717241">
            <text:p>3,717241</text:p>
          </table:table-cell>
          <table:table-cell office:value-type="float" office:value="251.267273">
            <text:p>251,267273</text:p>
          </table:table-cell>
          <table:table-cell office:value-type="float" office:value="11.683811">
            <text:p>11,683811</text:p>
          </table:table-cell>
          <table:table-cell office:value-type="float" office:value="31.781326">
            <text:p>31,781326</text:p>
          </table:table-cell>
          <table:table-cell office:value-type="float" office:value="6.270549">
            <text:p>6,270549</text:p>
          </table:table-cell>
          <table:table-cell table:number-columns-repeated="2" office:value-type="float" office:value="0">
            <text:p>0</text:p>
          </table:table-cell>
          <table:table-cell office:value-type="float" office:value="24.998173">
            <text:p>24,998173</text:p>
          </table:table-cell>
          <table:table-cell office:value-type="float" office:value="17.637905">
            <text:p>17,637905</text:p>
          </table:table-cell>
          <table:table-cell office:value-type="float" office:value="26.6793">
            <text:p>26,6793</text:p>
          </table:table-cell>
          <table:table-cell office:value-type="float" office:value="7.199819">
            <text:p>7,199819</text:p>
          </table:table-cell>
          <table:table-cell office:value-type="float" office:value="9.860409">
            <text:p>9,860409</text:p>
          </table:table-cell>
          <table:table-cell office:value-type="float" office:value="7.734508">
            <text:p>7,734508</text:p>
          </table:table-cell>
          <table:table-cell office:value-type="float" office:value="22.401325">
            <text:p>22,401325</text:p>
          </table:table-cell>
          <table:table-cell office:value-type="float" office:value="8.087072">
            <text:p>8,087072</text:p>
          </table:table-cell>
          <table:table-cell office:value-type="float" office:value="10.927809">
            <text:p>10,927809</text:p>
          </table:table-cell>
          <table:table-cell office:value-type="float" office:value="8.428553">
            <text:p>8,428553</text:p>
          </table:table-cell>
          <table:table-cell office:value-type="float" office:value="2.454415">
            <text:p>2,454415</text:p>
          </table:table-cell>
          <table:table-cell office:value-type="float" office:value="30.498762">
            <text:p>30,498762</text:p>
          </table:table-cell>
          <table:table-cell table:number-columns-repeated="4" office:value-type="float" office:value="0">
            <text:p>0</text:p>
          </table:table-cell>
          <table:table-cell office:value-type="float" office:value="48.348366">
            <text:p>48,348366</text:p>
          </table:table-cell>
          <table:table-cell office:value-type="float" office:value="16.071474">
            <text:p>16,071474</text:p>
          </table:table-cell>
        </table:table-row>
        <table:table-row table:style-name="ro1">
          <table:table-cell office:value-type="string">
            <text:p>AFR494 <text:s text:c="5"/></text:p>
          </table:table-cell>
          <table:table-cell office:value-type="float" office:value="772.170715">
            <text:p>772,170715</text:p>
          </table:table-cell>
          <table:table-cell office:value-type="float" office:value="499.65741">
            <text:p>499,65741</text:p>
          </table:table-cell>
          <table:table-cell office:value-type="float" office:value="698.916199">
            <text:p>698,916199</text:p>
          </table:table-cell>
          <table:table-cell office:value-type="float" office:value="361.225647">
            <text:p>361,225647</text:p>
          </table:table-cell>
          <table:table-cell office:value-type="float" office:value="1289.858643">
            <text:p>1289,858643</text:p>
          </table:table-cell>
          <table:table-cell office:value-type="float" office:value="121.801147">
            <text:p>121,801147</text:p>
          </table:table-cell>
          <table:table-cell office:value-type="float" office:value="2107.756348">
            <text:p>2107,756348</text:p>
          </table:table-cell>
          <table:table-cell office:value-type="float" office:value="73.850471">
            <text:p>73,850471</text:p>
          </table:table-cell>
          <table:table-cell office:value-type="float" office:value="15.37443">
            <text:p>15,37443</text:p>
          </table:table-cell>
          <table:table-cell office:value-type="float" office:value="16.583387">
            <text:p>16,583387</text:p>
          </table:table-cell>
          <table:table-cell office:value-type="float" office:value="169.768997">
            <text:p>169,768997</text:p>
          </table:table-cell>
          <table:table-cell office:value-type="float" office:value="12.411633">
            <text:p>12,411633</text:p>
          </table:table-cell>
          <table:table-cell office:value-type="float" office:value="76.84964">
            <text:p>76,84964</text:p>
          </table:table-cell>
          <table:table-cell office:value-type="float" office:value="9.067306">
            <text:p>9,067306</text:p>
          </table:table-cell>
          <table:table-cell office:value-type="float" office:value="375.166443">
            <text:p>375,166443</text:p>
          </table:table-cell>
          <table:table-cell office:value-type="float" office:value="10.533838">
            <text:p>10,533838</text:p>
          </table:table-cell>
          <table:table-cell office:value-type="float" office:value="204.418564">
            <text:p>204,418564</text:p>
          </table:table-cell>
          <table:table-cell office:value-type="float" office:value="10.251463">
            <text:p>10,251463</text:p>
          </table:table-cell>
          <table:table-cell office:value-type="float" office:value="71.882072">
            <text:p>71,882072</text:p>
          </table:table-cell>
          <table:table-cell office:value-type="float" office:value="4.476177">
            <text:p>4,476177</text:p>
          </table:table-cell>
          <table:table-cell office:value-type="float" office:value="1.827036">
            <text:p>1,827036</text:p>
          </table:table-cell>
          <table:table-cell office:value-type="float" office:value="3.828253">
            <text:p>3,828253</text:p>
          </table:table-cell>
          <table:table-cell office:value-type="float" office:value="21.812672">
            <text:p>21,812672</text:p>
          </table:table-cell>
          <table:table-cell office:value-type="float" office:value="6.815296">
            <text:p>6,815296</text:p>
          </table:table-cell>
          <table:table-cell office:value-type="float" office:value="26.204897">
            <text:p>26,204897</text:p>
          </table:table-cell>
          <table:table-cell office:value-type="float" office:value="3.746935">
            <text:p>3,746935</text:p>
          </table:table-cell>
          <table:table-cell office:value-type="float" office:value="682.524292">
            <text:p>682,524292</text:p>
          </table:table-cell>
          <table:table-cell office:value-type="float" office:value="21.202372">
            <text:p>21,202372</text:p>
          </table:table-cell>
          <table:table-cell office:value-type="float" office:value="29.825552">
            <text:p>29,825552</text:p>
          </table:table-cell>
          <table:table-cell office:value-type="float" office:value="6.211656">
            <text:p>6,211656</text:p>
          </table:table-cell>
          <table:table-cell table:number-columns-repeated="2" office:value-type="float" office:value="0">
            <text:p>0</text:p>
          </table:table-cell>
          <table:table-cell office:value-type="float" office:value="37.355087">
            <text:p>37,355087</text:p>
          </table:table-cell>
          <table:table-cell office:value-type="float" office:value="17.638432">
            <text:p>17,638432</text:p>
          </table:table-cell>
          <table:table-cell office:value-type="float" office:value="18.881063">
            <text:p>18,881063</text:p>
          </table:table-cell>
          <table:table-cell office:value-type="float" office:value="7.149446">
            <text:p>7,149446</text:p>
          </table:table-cell>
          <table:table-cell office:value-type="float" office:value="15.819218">
            <text:p>15,819218</text:p>
          </table:table-cell>
          <table:table-cell office:value-type="float" office:value="7.785296">
            <text:p>7,785296</text:p>
          </table:table-cell>
          <table:table-cell office:value-type="float" office:value="20.076187">
            <text:p>20,076187</text:p>
          </table:table-cell>
          <table:table-cell office:value-type="float" office:value="7.959931">
            <text:p>7,959931</text:p>
          </table:table-cell>
          <table:table-cell office:value-type="float" office:value="7.239329">
            <text:p>7,239329</text:p>
          </table:table-cell>
          <table:table-cell office:value-type="float" office:value="8.39789">
            <text:p>8,39789</text:p>
          </table:table-cell>
          <table:table-cell table:number-columns-repeated="6" office:value-type="float" office:value="0">
            <text:p>0</text:p>
          </table:table-cell>
          <table:table-cell office:value-type="float" office:value="43.494495">
            <text:p>43,494495</text:p>
          </table:table-cell>
          <table:table-cell office:value-type="float" office:value="15.779854">
            <text:p>15,779854</text:p>
          </table:table-cell>
        </table:table-row>
        <table:table-row table:style-name="ro1">
          <table:table-cell office:value-type="string">
            <text:p>AFR495 <text:s text:c="5"/></text:p>
          </table:table-cell>
          <table:table-cell office:value-type="float" office:value="177.510513">
            <text:p>177,510513</text:p>
          </table:table-cell>
          <table:table-cell office:value-type="float" office:value="506.041687">
            <text:p>506,041687</text:p>
          </table:table-cell>
          <table:table-cell office:value-type="float" office:value="347.75415">
            <text:p>347,75415</text:p>
          </table:table-cell>
          <table:table-cell office:value-type="float" office:value="362.509369">
            <text:p>362,509369</text:p>
          </table:table-cell>
          <table:table-cell office:value-type="float" office:value="345.05545">
            <text:p>345,05545</text:p>
          </table:table-cell>
          <table:table-cell office:value-type="float" office:value="112.240562">
            <text:p>112,240562</text:p>
          </table:table-cell>
          <table:table-cell office:value-type="float" office:value="411.605072">
            <text:p>411,605072</text:p>
          </table:table-cell>
          <table:table-cell office:value-type="float" office:value="49.10186">
            <text:p>49,10186</text:p>
          </table:table-cell>
          <table:table-cell office:value-type="float" office:value="32.859074">
            <text:p>32,859074</text:p>
          </table:table-cell>
          <table:table-cell office:value-type="float" office:value="16.895731">
            <text:p>16,895731</text:p>
          </table:table-cell>
          <table:table-cell office:value-type="float" office:value="215.015366">
            <text:p>215,015366</text:p>
          </table:table-cell>
          <table:table-cell office:value-type="float" office:value="13.207539">
            <text:p>13,207539</text:p>
          </table:table-cell>
          <table:table-cell office:value-type="float" office:value="307.788666">
            <text:p>307,788666</text:p>
          </table:table-cell>
          <table:table-cell office:value-type="float" office:value="12.705385">
            <text:p>12,705385</text:p>
          </table:table-cell>
          <table:table-cell office:value-type="float" office:value="406.792755">
            <text:p>406,792755</text:p>
          </table:table-cell>
          <table:table-cell office:value-type="float" office:value="10.902419">
            <text:p>10,902419</text:p>
          </table:table-cell>
          <table:table-cell office:value-type="float" office:value="101.722672">
            <text:p>101,722672</text:p>
          </table:table-cell>
          <table:table-cell office:value-type="float" office:value="9.701076">
            <text:p>9,701076</text:p>
          </table:table-cell>
          <table:table-cell office:value-type="float" office:value="19.597626">
            <text:p>19,597626</text:p>
          </table:table-cell>
          <table:table-cell office:value-type="float" office:value="3.903677">
            <text:p>3,903677</text:p>
          </table:table-cell>
          <table:table-cell office:value-type="float" office:value="5.684113">
            <text:p>5,684113</text:p>
          </table:table-cell>
          <table:table-cell office:value-type="float" office:value="3.887762">
            <text:p>3,887762</text:p>
          </table:table-cell>
          <table:table-cell office:value-type="float" office:value="22.816364">
            <text:p>22,816364</text:p>
          </table:table-cell>
          <table:table-cell office:value-type="float" office:value="6.856545">
            <text:p>6,856545</text:p>
          </table:table-cell>
          <table:table-cell office:value-type="float" office:value="39.061741">
            <text:p>39,061741</text:p>
          </table:table-cell>
          <table:table-cell office:value-type="float" office:value="3.954897">
            <text:p>3,954897</text:p>
          </table:table-cell>
          <table:table-cell office:value-type="float" office:value="162.892731">
            <text:p>162,892731</text:p>
          </table:table-cell>
          <table:table-cell office:value-type="float" office:value="10.13878">
            <text:p>10,13878</text:p>
          </table:table-cell>
          <table:table-cell office:value-type="float" office:value="36.652653">
            <text:p>36,652653</text:p>
          </table:table-cell>
          <table:table-cell office:value-type="float" office:value="6.44564">
            <text:p>6,44564</text:p>
          </table:table-cell>
          <table:table-cell table:number-columns-repeated="2" office:value-type="float" office:value="0">
            <text:p>0</text:p>
          </table:table-cell>
          <table:table-cell office:value-type="float" office:value="13.161361">
            <text:p>13,161361</text:p>
          </table:table-cell>
          <table:table-cell office:value-type="float" office:value="17.6674">
            <text:p>17,6674</text:p>
          </table:table-cell>
          <table:table-cell office:value-type="float" office:value="51.705715">
            <text:p>51,705715</text:p>
          </table:table-cell>
          <table:table-cell office:value-type="float" office:value="7.601431">
            <text:p>7,601431</text:p>
          </table:table-cell>
          <table:table-cell office:value-type="float" office:value="11.444695">
            <text:p>11,444695</text:p>
          </table:table-cell>
          <table:table-cell office:value-type="float" office:value="8.113483">
            <text:p>8,113483</text:p>
          </table:table-cell>
          <table:table-cell office:value-type="float" office:value="14.200838">
            <text:p>14,200838</text:p>
          </table:table-cell>
          <table:table-cell office:value-type="float" office:value="8.330013">
            <text:p>8,330013</text:p>
          </table:table-cell>
          <table:table-cell office:value-type="float" office:value="6.330972">
            <text:p>6,330972</text:p>
          </table:table-cell>
          <table:table-cell office:value-type="float" office:value="8.782589">
            <text:p>8,782589</text:p>
          </table:table-cell>
          <table:table-cell office:value-type="float" office:value="5.454599">
            <text:p>5,454599</text:p>
          </table:table-cell>
          <table:table-cell office:value-type="float" office:value="31.176058">
            <text:p>31,176058</text:p>
          </table:table-cell>
          <table:table-cell table:number-columns-repeated="4" office:value-type="float" office:value="0">
            <text:p>0</text:p>
          </table:table-cell>
          <table:table-cell office:value-type="float" office:value="31.978445">
            <text:p>31,978445</text:p>
          </table:table-cell>
          <table:table-cell office:value-type="float" office:value="16.527418">
            <text:p>16,527418</text:p>
          </table:table-cell>
        </table:table-row>
        <table:table-row table:style-name="ro1">
          <table:table-cell office:value-type="string">
            <text:p>AFR496 <text:s text:c="5"/></text:p>
          </table:table-cell>
          <table:table-cell office:value-type="float" office:value="895.494263">
            <text:p>895,494263</text:p>
          </table:table-cell>
          <table:table-cell office:value-type="float" office:value="596.998413">
            <text:p>596,998413</text:p>
          </table:table-cell>
          <table:table-cell office:value-type="float" office:value="489.830902">
            <text:p>489,830902</text:p>
          </table:table-cell>
          <table:table-cell office:value-type="float" office:value="379.682587">
            <text:p>379,682587</text:p>
          </table:table-cell>
          <table:table-cell office:value-type="float" office:value="703.661438">
            <text:p>703,661438</text:p>
          </table:table-cell>
          <table:table-cell office:value-type="float" office:value="122.200638">
            <text:p>122,200638</text:p>
          </table:table-cell>
          <table:table-cell office:value-type="float" office:value="488.009644">
            <text:p>488,009644</text:p>
          </table:table-cell>
          <table:table-cell office:value-type="float" office:value="52.503647">
            <text:p>52,503647</text:p>
          </table:table-cell>
          <table:table-cell office:value-type="float" office:value="48.183262">
            <text:p>48,183262</text:p>
          </table:table-cell>
          <table:table-cell office:value-type="float" office:value="18.998947">
            <text:p>18,998947</text:p>
          </table:table-cell>
          <table:table-cell office:value-type="float" office:value="222.008087">
            <text:p>222,008087</text:p>
          </table:table-cell>
          <table:table-cell office:value-type="float" office:value="14.5027">
            <text:p>14,5027</text:p>
          </table:table-cell>
          <table:table-cell office:value-type="float" office:value="219.137558">
            <text:p>219,137558</text:p>
          </table:table-cell>
          <table:table-cell office:value-type="float" office:value="12.39619">
            <text:p>12,39619</text:p>
          </table:table-cell>
          <table:table-cell office:value-type="float" office:value="282.475311">
            <text:p>282,475311</text:p>
          </table:table-cell>
          <table:table-cell office:value-type="float" office:value="9.939307">
            <text:p>9,939307</text:p>
          </table:table-cell>
          <table:table-cell office:value-type="float" office:value="128.882797">
            <text:p>128,882797</text:p>
          </table:table-cell>
          <table:table-cell office:value-type="float" office:value="10.110877">
            <text:p>10,110877</text:p>
          </table:table-cell>
          <table:table-cell office:value-type="float" office:value="20.371859">
            <text:p>20,371859</text:p>
          </table:table-cell>
          <table:table-cell office:value-type="float" office:value="4.475547">
            <text:p>4,475547</text:p>
          </table:table-cell>
          <table:table-cell office:value-type="float" office:value="1.825133">
            <text:p>1,825133</text:p>
          </table:table-cell>
          <table:table-cell office:value-type="float" office:value="4.548496">
            <text:p>4,548496</text:p>
          </table:table-cell>
          <table:table-cell office:value-type="float" office:value="34.002831">
            <text:p>34,002831</text:p>
          </table:table-cell>
          <table:table-cell office:value-type="float" office:value="7.257386">
            <text:p>7,257386</text:p>
          </table:table-cell>
          <table:table-cell office:value-type="float" office:value="21.547983">
            <text:p>21,547983</text:p>
          </table:table-cell>
          <table:table-cell office:value-type="float" office:value="4.382333">
            <text:p>4,382333</text:p>
          </table:table-cell>
          <table:table-cell office:value-type="float" office:value="174.724487">
            <text:p>174,724487</text:p>
          </table:table-cell>
          <table:table-cell office:value-type="float" office:value="10.740226">
            <text:p>10,740226</text:p>
          </table:table-cell>
          <table:table-cell office:value-type="float" office:value="43.633453">
            <text:p>43,633453</text:p>
          </table:table-cell>
          <table:table-cell office:value-type="float" office:value="7.428081">
            <text:p>7,428081</text:p>
          </table:table-cell>
          <table:table-cell table:number-columns-repeated="2" office:value-type="float" office:value="0">
            <text:p>0</text:p>
          </table:table-cell>
          <table:table-cell office:value-type="float" office:value="42.789932">
            <text:p>42,789932</text:p>
          </table:table-cell>
          <table:table-cell office:value-type="float" office:value="18.104794">
            <text:p>18,104794</text:p>
          </table:table-cell>
          <table:table-cell office:value-type="float" office:value="122.906006">
            <text:p>122,906006</text:p>
          </table:table-cell>
          <table:table-cell office:value-type="float" office:value="9.10175">
            <text:p>9,10175</text:p>
          </table:table-cell>
          <table:table-cell office:value-type="float" office:value="7.676966">
            <text:p>7,676966</text:p>
          </table:table-cell>
          <table:table-cell office:value-type="float" office:value="9.378832">
            <text:p>9,378832</text:p>
          </table:table-cell>
          <table:table-cell office:value-type="float" office:value="19.930395">
            <text:p>19,930395</text:p>
          </table:table-cell>
          <table:table-cell office:value-type="float" office:value="9.8229">
            <text:p>9,8229</text:p>
          </table:table-cell>
          <table:table-cell office:value-type="float" office:value="8.634151">
            <text:p>8,634151</text:p>
          </table:table-cell>
          <table:table-cell office:value-type="float" office:value="10.09443">
            <text:p>10,09443</text:p>
          </table:table-cell>
          <table:table-cell office:value-type="float" office:value="34.031017">
            <text:p>34,031017</text:p>
          </table:table-cell>
          <table:table-cell office:value-type="float" office:value="32.199574">
            <text:p>32,199574</text:p>
          </table:table-cell>
          <table:table-cell table:number-columns-repeated="4" office:value-type="float" office:value="0">
            <text:p>0</text:p>
          </table:table-cell>
          <table:table-cell office:value-type="float" office:value="58.803772">
            <text:p>58,803772</text:p>
          </table:table-cell>
          <table:table-cell office:value-type="float" office:value="19.010777">
            <text:p>19,010777</text:p>
          </table:table-cell>
        </table:table-row>
        <table:table-row table:style-name="ro1">
          <table:table-cell office:value-type="string">
            <text:p>AFR497 <text:s text:c="5"/></text:p>
          </table:table-cell>
          <table:table-cell office:value-type="float" office:value="693.01355">
            <text:p>693,01355</text:p>
          </table:table-cell>
          <table:table-cell office:value-type="float" office:value="561.623169">
            <text:p>561,623169</text:p>
          </table:table-cell>
          <table:table-cell office:value-type="float" office:value="672.798035">
            <text:p>672,798035</text:p>
          </table:table-cell>
          <table:table-cell office:value-type="float" office:value="378.077972">
            <text:p>378,077972</text:p>
          </table:table-cell>
          <table:table-cell office:value-type="float" office:value="731.743286">
            <text:p>731,743286</text:p>
          </table:table-cell>
          <table:table-cell office:value-type="float" office:value="119.901505">
            <text:p>119,901505</text:p>
          </table:table-cell>
          <table:table-cell office:value-type="float" office:value="724.407959">
            <text:p>724,407959</text:p>
          </table:table-cell>
          <table:table-cell office:value-type="float" office:value="54.670528">
            <text:p>54,670528</text:p>
          </table:table-cell>
          <table:table-cell office:value-type="float" office:value="25.650797">
            <text:p>25,650797</text:p>
          </table:table-cell>
          <table:table-cell office:value-type="float" office:value="18.717693">
            <text:p>18,717693</text:p>
          </table:table-cell>
          <table:table-cell office:value-type="float" office:value="234.461044">
            <text:p>234,461044</text:p>
          </table:table-cell>
          <table:table-cell office:value-type="float" office:value="14.240495">
            <text:p>14,240495</text:p>
          </table:table-cell>
          <table:table-cell office:value-type="float" office:value="55.061474">
            <text:p>55,061474</text:p>
          </table:table-cell>
          <table:table-cell office:value-type="float" office:value="9.937212">
            <text:p>9,937212</text:p>
          </table:table-cell>
          <table:table-cell office:value-type="float" office:value="214.492157">
            <text:p>214,492157</text:p>
          </table:table-cell>
          <table:table-cell office:value-type="float" office:value="9.200925">
            <text:p>9,200925</text:p>
          </table:table-cell>
          <table:table-cell office:value-type="float" office:value="99.62439">
            <text:p>99,62439</text:p>
          </table:table-cell>
          <table:table-cell office:value-type="float" office:value="9.814204">
            <text:p>9,814204</text:p>
          </table:table-cell>
          <table:table-cell office:value-type="float" office:value="40.539211">
            <text:p>40,539211</text:p>
          </table:table-cell>
          <table:table-cell office:value-type="float" office:value="4.580118">
            <text:p>4,580118</text:p>
          </table:table-cell>
          <table:table-cell office:value-type="float" office:value="4.935244">
            <text:p>4,935244</text:p>
          </table:table-cell>
          <table:table-cell office:value-type="float" office:value="4.413807">
            <text:p>4,413807</text:p>
          </table:table-cell>
          <table:table-cell office:value-type="float" office:value="26.212019">
            <text:p>26,212019</text:p>
          </table:table-cell>
          <table:table-cell office:value-type="float" office:value="7.097635">
            <text:p>7,097635</text:p>
          </table:table-cell>
          <table:table-cell office:value-type="float" office:value="20.609528">
            <text:p>20,609528</text:p>
          </table:table-cell>
          <table:table-cell office:value-type="float" office:value="4.26136">
            <text:p>4,26136</text:p>
          </table:table-cell>
          <table:table-cell office:value-type="float" office:value="469.646393">
            <text:p>469,646393</text:p>
          </table:table-cell>
          <table:table-cell office:value-type="float" office:value="16.58576">
            <text:p>16,58576</text:p>
          </table:table-cell>
          <table:table-cell office:value-type="float" office:value="47.875839">
            <text:p>47,875839</text:p>
          </table:table-cell>
          <table:table-cell office:value-type="float" office:value="7.259302">
            <text:p>7,259302</text:p>
          </table:table-cell>
          <table:table-cell table:number-columns-repeated="2" office:value-type="float" office:value="0">
            <text:p>0</text:p>
          </table:table-cell>
          <table:table-cell office:value-type="float" office:value="63.883698">
            <text:p>63,883698</text:p>
          </table:table-cell>
          <table:table-cell office:value-type="float" office:value="18.06625">
            <text:p>18,06625</text:p>
          </table:table-cell>
          <table:table-cell office:value-type="float" office:value="31.819479">
            <text:p>31,819479</text:p>
          </table:table-cell>
          <table:table-cell office:value-type="float" office:value="8.356455">
            <text:p>8,356455</text:p>
          </table:table-cell>
          <table:table-cell office:value-type="float" office:value="20.049124">
            <text:p>20,049124</text:p>
          </table:table-cell>
          <table:table-cell office:value-type="float" office:value="9.05016">
            <text:p>9,05016</text:p>
          </table:table-cell>
          <table:table-cell office:value-type="float" office:value="28.206078">
            <text:p>28,206078</text:p>
          </table:table-cell>
          <table:table-cell office:value-type="float" office:value="9.351185">
            <text:p>9,351185</text:p>
          </table:table-cell>
          <table:table-cell office:value-type="float" office:value="10.718779">
            <text:p>10,718779</text:p>
          </table:table-cell>
          <table:table-cell office:value-type="float" office:value="9.841647">
            <text:p>9,841647</text:p>
          </table:table-cell>
          <table:table-cell office:value-type="float" office:value="3.347739">
            <text:p>3,347739</text:p>
          </table:table-cell>
          <table:table-cell office:value-type="float" office:value="31.183712">
            <text:p>31,183712</text:p>
          </table:table-cell>
          <table:table-cell table:number-columns-repeated="4" office:value-type="float" office:value="0">
            <text:p>0</text:p>
          </table:table-cell>
          <table:table-cell office:value-type="float" office:value="59.355263">
            <text:p>59,355263</text:p>
          </table:table-cell>
          <table:table-cell office:value-type="float" office:value="18.385784">
            <text:p>18,385784</text:p>
          </table:table-cell>
        </table:table-row>
        <table:table-row table:style-name="ro1">
          <table:table-cell office:value-type="string">
            <text:p>AFR498 <text:s text:c="5"/></text:p>
          </table:table-cell>
          <table:table-cell office:value-type="float" office:value="771.366333">
            <text:p>771,366333</text:p>
          </table:table-cell>
          <table:table-cell office:value-type="float" office:value="552.081665">
            <text:p>552,081665</text:p>
          </table:table-cell>
          <table:table-cell office:value-type="float" office:value="775.09375">
            <text:p>775,09375</text:p>
          </table:table-cell>
          <table:table-cell office:value-type="float" office:value="375.660278">
            <text:p>375,660278</text:p>
          </table:table-cell>
          <table:table-cell office:value-type="float" office:value="677.24408">
            <text:p>677,24408</text:p>
          </table:table-cell>
          <table:table-cell office:value-type="float" office:value="119.585701">
            <text:p>119,585701</text:p>
          </table:table-cell>
          <table:table-cell office:value-type="float" office:value="885.765137">
            <text:p>885,765137</text:p>
          </table:table-cell>
          <table:table-cell office:value-type="float" office:value="56.151165">
            <text:p>56,151165</text:p>
          </table:table-cell>
          <table:table-cell office:value-type="float" office:value="30.415682">
            <text:p>30,415682</text:p>
          </table:table-cell>
          <table:table-cell office:value-type="float" office:value="18.079935">
            <text:p>18,079935</text:p>
          </table:table-cell>
          <table:table-cell office:value-type="float" office:value="259.230988">
            <text:p>259,230988</text:p>
          </table:table-cell>
          <table:table-cell office:value-type="float" office:value="14.371133">
            <text:p>14,371133</text:p>
          </table:table-cell>
          <table:table-cell office:value-type="float" office:value="244.467621">
            <text:p>244,467621</text:p>
          </table:table-cell>
          <table:table-cell office:value-type="float" office:value="12.166041">
            <text:p>12,166041</text:p>
          </table:table-cell>
          <table:table-cell office:value-type="float" office:value="893.256226">
            <text:p>893,256226</text:p>
          </table:table-cell>
          <table:table-cell office:value-type="float" office:value="16.797434">
            <text:p>16,797434</text:p>
          </table:table-cell>
          <table:table-cell office:value-type="float" office:value="130.155487">
            <text:p>130,155487</text:p>
          </table:table-cell>
          <table:table-cell office:value-type="float" office:value="10.053206">
            <text:p>10,053206</text:p>
          </table:table-cell>
          <table:table-cell office:value-type="float" office:value="39.696228">
            <text:p>39,696228</text:p>
          </table:table-cell>
          <table:table-cell office:value-type="float" office:value="4.460524">
            <text:p>4,460524</text:p>
          </table:table-cell>
          <table:table-cell office:value-type="float" office:value="5.185696">
            <text:p>5,185696</text:p>
          </table:table-cell>
          <table:table-cell office:value-type="float" office:value="4.346809">
            <text:p>4,346809</text:p>
          </table:table-cell>
          <table:table-cell office:value-type="float" office:value="23.291637">
            <text:p>23,291637</text:p>
          </table:table-cell>
          <table:table-cell office:value-type="float" office:value="7.043647">
            <text:p>7,043647</text:p>
          </table:table-cell>
          <table:table-cell office:value-type="float" office:value="20.715933">
            <text:p>20,715933</text:p>
          </table:table-cell>
          <table:table-cell office:value-type="float" office:value="4.189326">
            <text:p>4,189326</text:p>
          </table:table-cell>
          <table:table-cell office:value-type="float" office:value="446.121185">
            <text:p>446,121185</text:p>
          </table:table-cell>
          <table:table-cell office:value-type="float" office:value="15.97701">
            <text:p>15,97701</text:p>
          </table:table-cell>
          <table:table-cell office:value-type="float" office:value="44.248516">
            <text:p>44,248516</text:p>
          </table:table-cell>
          <table:table-cell office:value-type="float" office:value="7.089477">
            <text:p>7,089477</text:p>
          </table:table-cell>
          <table:table-cell table:number-columns-repeated="2" office:value-type="float" office:value="0">
            <text:p>0</text:p>
          </table:table-cell>
          <table:table-cell office:value-type="float" office:value="24.856142">
            <text:p>24,856142</text:p>
          </table:table-cell>
          <table:table-cell office:value-type="float" office:value="17.910439">
            <text:p>17,910439</text:p>
          </table:table-cell>
          <table:table-cell office:value-type="float" office:value="27.498262">
            <text:p>27,498262</text:p>
          </table:table-cell>
          <table:table-cell office:value-type="float" office:value="8.186208">
            <text:p>8,186208</text:p>
          </table:table-cell>
          <table:table-cell office:value-type="float" office:value="11.834339">
            <text:p>11,834339</text:p>
          </table:table-cell>
          <table:table-cell office:value-type="float" office:value="8.719177">
            <text:p>8,719177</text:p>
          </table:table-cell>
          <table:table-cell office:value-type="float" office:value="30.47003">
            <text:p>30,47003</text:p>
          </table:table-cell>
          <table:table-cell office:value-type="float" office:value="9.159955">
            <text:p>9,159955</text:p>
          </table:table-cell>
          <table:table-cell office:value-type="float" office:value="5.004507">
            <text:p>5,004507</text:p>
          </table:table-cell>
          <table:table-cell office:value-type="float" office:value="9.652576">
            <text:p>9,652576</text:p>
          </table:table-cell>
          <table:table-cell office:value-type="float" office:value="14.550194">
            <text:p>14,550194</text:p>
          </table:table-cell>
          <table:table-cell office:value-type="float" office:value="31.596838">
            <text:p>31,596838</text:p>
          </table:table-cell>
          <table:table-cell table:number-columns-repeated="4" office:value-type="float" office:value="0">
            <text:p>0</text:p>
          </table:table-cell>
          <table:table-cell office:value-type="float" office:value="50.722408">
            <text:p>50,722408</text:p>
          </table:table-cell>
          <table:table-cell office:value-type="float" office:value="18.05064">
            <text:p>18,05064</text:p>
          </table:table-cell>
        </table:table-row>
        <table:table-row table:style-name="ro1">
          <table:table-cell office:value-type="string">
            <text:p>AFR499 <text:s text:c="5"/></text:p>
          </table:table-cell>
          <table:table-cell office:value-type="float" office:value="807.672791">
            <text:p>807,672791</text:p>
          </table:table-cell>
          <table:table-cell office:value-type="float" office:value="579.387451">
            <text:p>579,387451</text:p>
          </table:table-cell>
          <table:table-cell office:value-type="float" office:value="965.181946">
            <text:p>965,181946</text:p>
          </table:table-cell>
          <table:table-cell office:value-type="float" office:value="386.615997">
            <text:p>386,615997</text:p>
          </table:table-cell>
          <table:table-cell office:value-type="float" office:value="2008.678345">
            <text:p>2008,678345</text:p>
          </table:table-cell>
          <table:table-cell office:value-type="float" office:value="137.881409">
            <text:p>137,881409</text:p>
          </table:table-cell>
          <table:table-cell office:value-type="float" office:value="3274.638672">
            <text:p>3274,638672</text:p>
          </table:table-cell>
          <table:table-cell office:value-type="float" office:value="97.468864">
            <text:p>97,468864</text:p>
          </table:table-cell>
          <table:table-cell office:value-type="float" office:value="30.748859">
            <text:p>30,748859</text:p>
          </table:table-cell>
          <table:table-cell office:value-type="float" office:value="19.304134">
            <text:p>19,304134</text:p>
          </table:table-cell>
          <table:table-cell office:value-type="float" office:value="330.983002">
            <text:p>330,983002</text:p>
          </table:table-cell>
          <table:table-cell office:value-type="float" office:value="15.955531">
            <text:p>15,955531</text:p>
          </table:table-cell>
          <table:table-cell office:value-type="float" office:value="141.866257">
            <text:p>141,866257</text:p>
          </table:table-cell>
          <table:table-cell office:value-type="float" office:value="11.060043">
            <text:p>11,060043</text:p>
          </table:table-cell>
          <table:table-cell office:value-type="float" office:value="953.110168">
            <text:p>953,110168</text:p>
          </table:table-cell>
          <table:table-cell office:value-type="float" office:value="17.632654">
            <text:p>17,632654</text:p>
          </table:table-cell>
          <table:table-cell office:value-type="float" office:value="334.034698">
            <text:p>334,034698</text:p>
          </table:table-cell>
          <table:table-cell office:value-type="float" office:value="11.469745">
            <text:p>11,469745</text:p>
          </table:table-cell>
          <table:table-cell office:value-type="float" office:value="114.114594">
            <text:p>114,114594</text:p>
          </table:table-cell>
          <table:table-cell office:value-type="float" office:value="5.621408">
            <text:p>5,621408</text:p>
          </table:table-cell>
          <table:table-cell office:value-type="float" office:value="7.975158">
            <text:p>7,975158</text:p>
          </table:table-cell>
          <table:table-cell office:value-type="float" office:value="4.468975">
            <text:p>4,468975</text:p>
          </table:table-cell>
          <table:table-cell office:value-type="float" office:value="20.588655">
            <text:p>20,588655</text:p>
          </table:table-cell>
          <table:table-cell office:value-type="float" office:value="7.067512">
            <text:p>7,067512</text:p>
          </table:table-cell>
          <table:table-cell office:value-type="float" office:value="22.830507">
            <text:p>22,830507</text:p>
          </table:table-cell>
          <table:table-cell office:value-type="float" office:value="4.242198">
            <text:p>4,242198</text:p>
          </table:table-cell>
          <table:table-cell office:value-type="float" office:value="1112.466187">
            <text:p>1112,466187</text:p>
          </table:table-cell>
          <table:table-cell office:value-type="float" office:value="31.914186">
            <text:p>31,914186</text:p>
          </table:table-cell>
          <table:table-cell office:value-type="float" office:value="33.501682">
            <text:p>33,501682</text:p>
          </table:table-cell>
          <table:table-cell office:value-type="float" office:value="7.102766">
            <text:p>7,102766</text:p>
          </table:table-cell>
          <table:table-cell table:number-columns-repeated="2" office:value-type="float" office:value="0">
            <text:p>0</text:p>
          </table:table-cell>
          <table:table-cell office:value-type="float" office:value="27.329668">
            <text:p>27,329668</text:p>
          </table:table-cell>
          <table:table-cell office:value-type="float" office:value="17.931023">
            <text:p>17,931023</text:p>
          </table:table-cell>
          <table:table-cell office:value-type="float" office:value="26.446201">
            <text:p>26,446201</text:p>
          </table:table-cell>
          <table:table-cell office:value-type="float" office:value="8.257051">
            <text:p>8,257051</text:p>
          </table:table-cell>
          <table:table-cell office:value-type="float" office:value="13.052629">
            <text:p>13,052629</text:p>
          </table:table-cell>
          <table:table-cell office:value-type="float" office:value="8.965253">
            <text:p>8,965253</text:p>
          </table:table-cell>
          <table:table-cell office:value-type="float" office:value="19.701162">
            <text:p>19,701162</text:p>
          </table:table-cell>
          <table:table-cell office:value-type="float" office:value="9.183437">
            <text:p>9,183437</text:p>
          </table:table-cell>
          <table:table-cell office:value-type="float" office:value="17.066099">
            <text:p>17,066099</text:p>
          </table:table-cell>
          <table:table-cell office:value-type="float" office:value="9.701025">
            <text:p>9,701025</text:p>
          </table:table-cell>
          <table:table-cell table:number-columns-repeated="6" office:value-type="float" office:value="0">
            <text:p>0</text:p>
          </table:table-cell>
          <table:table-cell office:value-type="float" office:value="49.585625">
            <text:p>49,585625</text:p>
          </table:table-cell>
          <table:table-cell office:value-type="float" office:value="18.162891">
            <text:p>18,162891</text:p>
          </table:table-cell>
        </table:table-row>
        <table:table-row table:style-name="ro1">
          <table:table-cell office:value-type="string">
            <text:p>AFR500 <text:s text:c="5"/></text:p>
          </table:table-cell>
          <table:table-cell office:value-type="float" office:value="1418.604736">
            <text:p>1418,604736</text:p>
          </table:table-cell>
          <table:table-cell office:value-type="float" office:value="689.147766">
            <text:p>689,147766</text:p>
          </table:table-cell>
          <table:table-cell office:value-type="float" office:value="674.866272">
            <text:p>674,866272</text:p>
          </table:table-cell>
          <table:table-cell office:value-type="float" office:value="411.769775">
            <text:p>411,769775</text:p>
          </table:table-cell>
          <table:table-cell office:value-type="float" office:value="549.960571">
            <text:p>549,960571</text:p>
          </table:table-cell>
          <table:table-cell office:value-type="float" office:value="129.61261">
            <text:p>129,61261</text:p>
          </table:table-cell>
          <table:table-cell office:value-type="float" office:value="681.746399">
            <text:p>681,746399</text:p>
          </table:table-cell>
          <table:table-cell office:value-type="float" office:value="58.809837">
            <text:p>58,809837</text:p>
          </table:table-cell>
          <table:table-cell office:value-type="float" office:value="8.733216">
            <text:p>8,733216</text:p>
          </table:table-cell>
          <table:table-cell office:value-type="float" office:value="21.984373">
            <text:p>21,984373</text:p>
          </table:table-cell>
          <table:table-cell office:value-type="float" office:value="195.230377">
            <text:p>195,230377</text:p>
          </table:table-cell>
          <table:table-cell office:value-type="float" office:value="15.832036">
            <text:p>15,832036</text:p>
          </table:table-cell>
          <table:table-cell office:value-type="float" office:value="287.593689">
            <text:p>287,593689</text:p>
          </table:table-cell>
          <table:table-cell office:value-type="float" office:value="14.492535">
            <text:p>14,492535</text:p>
          </table:table-cell>
          <table:table-cell office:value-type="float" office:value="972.701111">
            <text:p>972,701111</text:p>
          </table:table-cell>
          <table:table-cell office:value-type="float" office:value="18.196823">
            <text:p>18,196823</text:p>
          </table:table-cell>
          <table:table-cell office:value-type="float" office:value="75.209">
            <text:p>75,209</text:p>
          </table:table-cell>
          <table:table-cell office:value-type="float" office:value="10.227571">
            <text:p>10,227571</text:p>
          </table:table-cell>
          <table:table-cell office:value-type="float" office:value="31.96648">
            <text:p>31,96648</text:p>
          </table:table-cell>
          <table:table-cell office:value-type="float" office:value="5.305652">
            <text:p>5,305652</text:p>
          </table:table-cell>
          <table:table-cell office:value-type="float" office:value="2.317629">
            <text:p>2,317629</text:p>
          </table:table-cell>
          <table:table-cell office:value-type="float" office:value="5.359721">
            <text:p>5,359721</text:p>
          </table:table-cell>
          <table:table-cell office:value-type="float" office:value="34.076191">
            <text:p>34,076191</text:p>
          </table:table-cell>
          <table:table-cell office:value-type="float" office:value="7.636059">
            <text:p>7,636059</text:p>
          </table:table-cell>
          <table:table-cell office:value-type="float" office:value="28.75909">
            <text:p>28,75909</text:p>
          </table:table-cell>
          <table:table-cell office:value-type="float" office:value="5.165794">
            <text:p>5,165794</text:p>
          </table:table-cell>
          <table:table-cell office:value-type="float" office:value="263.520996">
            <text:p>263,520996</text:p>
          </table:table-cell>
          <table:table-cell office:value-type="float" office:value="12.80018">
            <text:p>12,80018</text:p>
          </table:table-cell>
          <table:table-cell office:value-type="float" office:value="65.178825">
            <text:p>65,178825</text:p>
          </table:table-cell>
          <table:table-cell office:value-type="float" office:value="8.806664">
            <text:p>8,806664</text:p>
          </table:table-cell>
          <table:table-cell table:number-columns-repeated="2" office:value-type="float" office:value="0">
            <text:p>0</text:p>
          </table:table-cell>
          <table:table-cell office:value-type="float" office:value="27.812256">
            <text:p>27,812256</text:p>
          </table:table-cell>
          <table:table-cell office:value-type="float" office:value="18.631105">
            <text:p>18,631105</text:p>
          </table:table-cell>
          <table:table-cell office:value-type="float" office:value="51.546013">
            <text:p>51,546013</text:p>
          </table:table-cell>
          <table:table-cell office:value-type="float" office:value="10.24567">
            <text:p>10,24567</text:p>
          </table:table-cell>
          <table:table-cell office:value-type="float" office:value="25.038719">
            <text:p>25,038719</text:p>
          </table:table-cell>
          <table:table-cell office:value-type="float" office:value="11.064952">
            <text:p>11,064952</text:p>
          </table:table-cell>
          <table:table-cell office:value-type="float" office:value="34.491074">
            <text:p>34,491074</text:p>
          </table:table-cell>
          <table:table-cell office:value-type="float" office:value="11.383354">
            <text:p>11,383354</text:p>
          </table:table-cell>
          <table:table-cell office:value-type="float" office:value="14.903534">
            <text:p>14,903534</text:p>
          </table:table-cell>
          <table:table-cell office:value-type="float" office:value="11.996147">
            <text:p>11,996147</text:p>
          </table:table-cell>
          <table:table-cell office:value-type="float" office:value="80.98484">
            <text:p>80,98484</text:p>
          </table:table-cell>
          <table:table-cell office:value-type="float" office:value="34.117702">
            <text:p>34,117702</text:p>
          </table:table-cell>
          <table:table-cell table:number-columns-repeated="4" office:value-type="float" office:value="0">
            <text:p>0</text:p>
          </table:table-cell>
          <table:table-cell office:value-type="float" office:value="68.121101">
            <text:p>68,121101</text:p>
          </table:table-cell>
          <table:table-cell office:value-type="float" office:value="22.534271">
            <text:p>22,534271</text:p>
          </table:table-cell>
        </table:table-row>
        <table:table-row table:style-name="ro1">
          <table:table-cell office:value-type="string">
            <text:p>AFR501 <text:s text:c="5"/></text:p>
          </table:table-cell>
          <table:table-cell office:value-type="float" office:value="3088.682861">
            <text:p>3088,682861</text:p>
          </table:table-cell>
          <table:table-cell office:value-type="float" office:value="730.440063">
            <text:p>730,440063</text:p>
          </table:table-cell>
          <table:table-cell office:value-type="float" office:value="1192.858398">
            <text:p>1192,858398</text:p>
          </table:table-cell>
          <table:table-cell office:value-type="float" office:value="419.614288">
            <text:p>419,614288</text:p>
          </table:table-cell>
          <table:table-cell office:value-type="float" office:value="1740.623413">
            <text:p>1740,623413</text:p>
          </table:table-cell>
          <table:table-cell office:value-type="float" office:value="141.914337">
            <text:p>141,914337</text:p>
          </table:table-cell>
          <table:table-cell office:value-type="float" office:value="2241.563232">
            <text:p>2241,563232</text:p>
          </table:table-cell>
          <table:table-cell office:value-type="float" office:value="81.304695">
            <text:p>81,304695</text:p>
          </table:table-cell>
          <table:table-cell office:value-type="float" office:value="20.197781">
            <text:p>20,197781</text:p>
          </table:table-cell>
          <table:table-cell office:value-type="float" office:value="22.312">
            <text:p>22,312</text:p>
          </table:table-cell>
          <table:table-cell office:value-type="float" office:value="192.011963">
            <text:p>192,011963</text:p>
          </table:table-cell>
          <table:table-cell office:value-type="float" office:value="15.833154">
            <text:p>15,833154</text:p>
          </table:table-cell>
          <table:table-cell office:value-type="float" office:value="62.676018">
            <text:p>62,676018</text:p>
          </table:table-cell>
          <table:table-cell office:value-type="float" office:value="11.622108">
            <text:p>11,622108</text:p>
          </table:table-cell>
          <table:table-cell office:value-type="float" office:value="366.211578">
            <text:p>366,211578</text:p>
          </table:table-cell>
          <table:table-cell office:value-type="float" office:value="11.259764">
            <text:p>11,259764</text:p>
          </table:table-cell>
          <table:table-cell office:value-type="float" office:value="216.438492">
            <text:p>216,438492</text:p>
          </table:table-cell>
          <table:table-cell office:value-type="float" office:value="10.954021">
            <text:p>10,954021</text:p>
          </table:table-cell>
          <table:table-cell office:value-type="float" office:value="87.176895">
            <text:p>87,176895</text:p>
          </table:table-cell>
          <table:table-cell office:value-type="float" office:value="5.896153">
            <text:p>5,896153</text:p>
          </table:table-cell>
          <table:table-cell office:value-type="float" office:value="9.07718">
            <text:p>9,07718</text:p>
          </table:table-cell>
          <table:table-cell office:value-type="float" office:value="5.397202">
            <text:p>5,397202</text:p>
          </table:table-cell>
          <table:table-cell office:value-type="float" office:value="41.323452">
            <text:p>41,323452</text:p>
          </table:table-cell>
          <table:table-cell office:value-type="float" office:value="7.741117">
            <text:p>7,741117</text:p>
          </table:table-cell>
          <table:table-cell office:value-type="float" office:value="23.983782">
            <text:p>23,983782</text:p>
          </table:table-cell>
          <table:table-cell office:value-type="float" office:value="5.157293">
            <text:p>5,157293</text:p>
          </table:table-cell>
          <table:table-cell office:value-type="float" office:value="819.669617">
            <text:p>819,669617</text:p>
          </table:table-cell>
          <table:table-cell office:value-type="float" office:value="25.210136">
            <text:p>25,210136</text:p>
          </table:table-cell>
          <table:table-cell office:value-type="float" office:value="68.633171">
            <text:p>68,633171</text:p>
          </table:table-cell>
          <table:table-cell office:value-type="float" office:value="8.81107">
            <text:p>8,81107</text:p>
          </table:table-cell>
          <table:table-cell table:number-columns-repeated="2" office:value-type="float" office:value="0">
            <text:p>0</text:p>
          </table:table-cell>
          <table:table-cell office:value-type="float" office:value="17.017292">
            <text:p>17,017292</text:p>
          </table:table-cell>
          <table:table-cell office:value-type="float" office:value="18.595942">
            <text:p>18,595942</text:p>
          </table:table-cell>
          <table:table-cell office:value-type="float" office:value="26.785255">
            <text:p>26,785255</text:p>
          </table:table-cell>
          <table:table-cell office:value-type="float" office:value="10.140761">
            <text:p>10,140761</text:p>
          </table:table-cell>
          <table:table-cell office:value-type="float" office:value="30.40884">
            <text:p>30,40884</text:p>
          </table:table-cell>
          <table:table-cell office:value-type="float" office:value="11.057653">
            <text:p>11,057653</text:p>
          </table:table-cell>
          <table:table-cell office:value-type="float" office:value="34.502041">
            <text:p>34,502041</text:p>
          </table:table-cell>
          <table:table-cell office:value-type="float" office:value="11.345279">
            <text:p>11,345279</text:p>
          </table:table-cell>
          <table:table-cell office:value-type="float" office:value="23.947592">
            <text:p>23,947592</text:p>
          </table:table-cell>
          <table:table-cell office:value-type="float" office:value="11.937764">
            <text:p>11,937764</text:p>
          </table:table-cell>
          <table:table-cell office:value-type="float" office:value="70.70845">
            <text:p>70,70845</text:p>
          </table:table-cell>
          <table:table-cell office:value-type="float" office:value="33.169289">
            <text:p>33,169289</text:p>
          </table:table-cell>
          <table:table-cell table:number-columns-repeated="4" office:value-type="float" office:value="0">
            <text:p>0</text:p>
          </table:table-cell>
          <table:table-cell office:value-type="float" office:value="59.436127">
            <text:p>59,436127</text:p>
          </table:table-cell>
          <table:table-cell office:value-type="float" office:value="22.450956">
            <text:p>22,450956</text:p>
          </table:table-cell>
        </table:table-row>
        <table:table-row table:style-name="ro1">
          <table:table-cell office:value-type="string">
            <text:p>AFR502 <text:s text:c="5"/></text:p>
          </table:table-cell>
          <table:table-cell office:value-type="float" office:value="682.703552">
            <text:p>682,703552</text:p>
          </table:table-cell>
          <table:table-cell office:value-type="float" office:value="586.921326">
            <text:p>586,921326</text:p>
          </table:table-cell>
          <table:table-cell office:value-type="float" office:value="505.250488">
            <text:p>505,250488</text:p>
          </table:table-cell>
          <table:table-cell office:value-type="float" office:value="387.338165">
            <text:p>387,338165</text:p>
          </table:table-cell>
          <table:table-cell office:value-type="float" office:value="315.807098">
            <text:p>315,807098</text:p>
          </table:table-cell>
          <table:table-cell office:value-type="float" office:value="117.795563">
            <text:p>117,795563</text:p>
          </table:table-cell>
          <table:table-cell office:value-type="float" office:value="164.393646">
            <text:p>164,393646</text:p>
          </table:table-cell>
          <table:table-cell office:value-type="float" office:value="50.286316">
            <text:p>50,286316</text:p>
          </table:table-cell>
          <table:table-cell office:value-type="float" office:value="24.091631">
            <text:p>24,091631</text:p>
          </table:table-cell>
          <table:table-cell office:value-type="float" office:value="19.580944">
            <text:p>19,580944</text:p>
          </table:table-cell>
          <table:table-cell office:value-type="float" office:value="299.112701">
            <text:p>299,112701</text:p>
          </table:table-cell>
          <table:table-cell office:value-type="float" office:value="15.708179">
            <text:p>15,708179</text:p>
          </table:table-cell>
          <table:table-cell office:value-type="float" office:value="290.451447">
            <text:p>290,451447</text:p>
          </table:table-cell>
          <table:table-cell office:value-type="float" office:value="13.295341">
            <text:p>13,295341</text:p>
          </table:table-cell>
          <table:table-cell office:value-type="float" office:value="640.580505">
            <text:p>640,580505</text:p>
          </table:table-cell>
          <table:table-cell office:value-type="float" office:value="13.894548">
            <text:p>13,894548</text:p>
          </table:table-cell>
          <table:table-cell office:value-type="float" office:value="169.553162">
            <text:p>169,553162</text:p>
          </table:table-cell>
          <table:table-cell office:value-type="float" office:value="10.344241">
            <text:p>10,344241</text:p>
          </table:table-cell>
          <table:table-cell office:value-type="float" office:value="13.508998">
            <text:p>13,508998</text:p>
          </table:table-cell>
          <table:table-cell office:value-type="float" office:value="4.349227">
            <text:p>4,349227</text:p>
          </table:table-cell>
          <table:table-cell office:value-type="float" office:value="1.303666">
            <text:p>1,303666</text:p>
          </table:table-cell>
          <table:table-cell office:value-type="float" office:value="4.490483">
            <text:p>4,490483</text:p>
          </table:table-cell>
          <table:table-cell office:value-type="float" office:value="31.875267">
            <text:p>31,875267</text:p>
          </table:table-cell>
          <table:table-cell office:value-type="float" office:value="7.222115">
            <text:p>7,222115</text:p>
          </table:table-cell>
          <table:table-cell office:value-type="float" office:value="12.203412">
            <text:p>12,203412</text:p>
          </table:table-cell>
          <table:table-cell office:value-type="float" office:value="4.255501">
            <text:p>4,255501</text:p>
          </table:table-cell>
          <table:table-cell office:value-type="float" office:value="48.87867">
            <text:p>48,87867</text:p>
          </table:table-cell>
          <table:table-cell office:value-type="float" office:value="8.783772">
            <text:p>8,783772</text:p>
          </table:table-cell>
          <table:table-cell office:value-type="float" office:value="42.041515">
            <text:p>42,041515</text:p>
          </table:table-cell>
          <table:table-cell office:value-type="float" office:value="7.49519">
            <text:p>7,495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857603">
            <text:p>19,857603</text:p>
          </table:table-cell>
          <table:table-cell office:value-type="float" office:value="18.003416">
            <text:p>18,003416</text:p>
          </table:table-cell>
          <table:table-cell office:value-type="float" office:value="39.16227">
            <text:p>39,16227</text:p>
          </table:table-cell>
          <table:table-cell office:value-type="float" office:value="8.665731">
            <text:p>8,665731</text:p>
          </table:table-cell>
          <table:table-cell office:value-type="float" office:value="20.385298">
            <text:p>20,385298</text:p>
          </table:table-cell>
          <table:table-cell office:value-type="float" office:value="9.314815">
            <text:p>9,314815</text:p>
          </table:table-cell>
          <table:table-cell office:value-type="float" office:value="19.081232">
            <text:p>19,081232</text:p>
          </table:table-cell>
          <table:table-cell office:value-type="float" office:value="9.747396">
            <text:p>9,747396</text:p>
          </table:table-cell>
          <table:table-cell office:value-type="float" office:value="18.725657">
            <text:p>18,725657</text:p>
          </table:table-cell>
          <table:table-cell office:value-type="float" office:value="10.270007">
            <text:p>10,270007</text:p>
          </table:table-cell>
          <table:table-cell office:value-type="float" office:value="46.768497">
            <text:p>46,768497</text:p>
          </table:table-cell>
          <table:table-cell office:value-type="float" office:value="32.513432">
            <text:p>32,513432</text:p>
          </table:table-cell>
          <table:table-cell table:number-columns-repeated="4" office:value-type="float" office:value="0">
            <text:p>0</text:p>
          </table:table-cell>
          <table:table-cell office:value-type="float" office:value="49.866737">
            <text:p>49,866737</text:p>
          </table:table-cell>
          <table:table-cell office:value-type="float" office:value="19.330835">
            <text:p>19,330835</text:p>
          </table:table-cell>
        </table:table-row>
        <table:table-row table:style-name="ro1">
          <table:table-cell office:value-type="string">
            <text:p>AFR503 <text:s text:c="5"/></text:p>
          </table:table-cell>
          <table:table-cell office:value-type="float" office:value="612.411255">
            <text:p>612,411255</text:p>
          </table:table-cell>
          <table:table-cell office:value-type="float" office:value="578.335266">
            <text:p>578,335266</text:p>
          </table:table-cell>
          <table:table-cell office:value-type="float" office:value="702.775146">
            <text:p>702,775146</text:p>
          </table:table-cell>
          <table:table-cell office:value-type="float" office:value="383.028656">
            <text:p>383,028656</text:p>
          </table:table-cell>
          <table:table-cell office:value-type="float" office:value="440.016602">
            <text:p>440,016602</text:p>
          </table:table-cell>
          <table:table-cell office:value-type="float" office:value="119.792351">
            <text:p>119,792351</text:p>
          </table:table-cell>
          <table:table-cell office:value-type="float" office:value="220.916763">
            <text:p>220,916763</text:p>
          </table:table-cell>
          <table:table-cell office:value-type="float" office:value="49.639301">
            <text:p>49,639301</text:p>
          </table:table-cell>
          <table:table-cell office:value-type="float" office:value="22.609457">
            <text:p>22,609457</text:p>
          </table:table-cell>
          <table:table-cell office:value-type="float" office:value="18.696472">
            <text:p>18,696472</text:p>
          </table:table-cell>
          <table:table-cell office:value-type="float" office:value="331.933533">
            <text:p>331,933533</text:p>
          </table:table-cell>
          <table:table-cell office:value-type="float" office:value="15.788634">
            <text:p>15,788634</text:p>
          </table:table-cell>
          <table:table-cell office:value-type="float" office:value="92.583664">
            <text:p>92,583664</text:p>
          </table:table-cell>
          <table:table-cell office:value-type="float" office:value="10.521548">
            <text:p>10,521548</text:p>
          </table:table-cell>
          <table:table-cell office:value-type="float" office:value="408.214172">
            <text:p>408,214172</text:p>
          </table:table-cell>
          <table:table-cell office:value-type="float" office:value="11.149854">
            <text:p>11,149854</text:p>
          </table:table-cell>
          <table:table-cell office:value-type="float" office:value="203.476898">
            <text:p>203,476898</text:p>
          </table:table-cell>
          <table:table-cell office:value-type="float" office:value="10.45862">
            <text:p>10,45862</text:p>
          </table:table-cell>
          <table:table-cell office:value-type="float" office:value="17.138884">
            <text:p>17,138884</text:p>
          </table:table-cell>
          <table:table-cell office:value-type="float" office:value="4.398676">
            <text:p>4,398676</text:p>
          </table:table-cell>
          <table:table-cell office:value-type="float" office:value="4.292085">
            <text:p>4,292085</text:p>
          </table:table-cell>
          <table:table-cell office:value-type="float" office:value="4.49592">
            <text:p>4,49592</text:p>
          </table:table-cell>
          <table:table-cell office:value-type="float" office:value="35.76643">
            <text:p>35,76643</text:p>
          </table:table-cell>
          <table:table-cell office:value-type="float" office:value="7.222213">
            <text:p>7,222213</text:p>
          </table:table-cell>
          <table:table-cell office:value-type="float" office:value="12.728703">
            <text:p>12,728703</text:p>
          </table:table-cell>
          <table:table-cell office:value-type="float" office:value="4.303395">
            <text:p>4,303395</text:p>
          </table:table-cell>
          <table:table-cell office:value-type="float" office:value="41.718449">
            <text:p>41,718449</text:p>
          </table:table-cell>
          <table:table-cell office:value-type="float" office:value="8.723947">
            <text:p>8,723947</text:p>
          </table:table-cell>
          <table:table-cell office:value-type="float" office:value="41.360996">
            <text:p>41,360996</text:p>
          </table:table-cell>
          <table:table-cell office:value-type="float" office:value="7.411125">
            <text:p>7,4111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281382">
            <text:p>20,281382</text:p>
          </table:table-cell>
          <table:table-cell office:value-type="float" office:value="17.978153">
            <text:p>17,978153</text:p>
          </table:table-cell>
          <table:table-cell office:value-type="float" office:value="37.571407">
            <text:p>37,571407</text:p>
          </table:table-cell>
          <table:table-cell office:value-type="float" office:value="8.44005">
            <text:p>8,44005</text:p>
          </table:table-cell>
          <table:table-cell office:value-type="float" office:value="20.146448">
            <text:p>20,146448</text:p>
          </table:table-cell>
          <table:table-cell office:value-type="float" office:value="9.158943">
            <text:p>9,158943</text:p>
          </table:table-cell>
          <table:table-cell office:value-type="float" office:value="18.851114">
            <text:p>18,851114</text:p>
          </table:table-cell>
          <table:table-cell office:value-type="float" office:value="9.582494">
            <text:p>9,582494</text:p>
          </table:table-cell>
          <table:table-cell office:value-type="float" office:value="13.652879">
            <text:p>13,652879</text:p>
          </table:table-cell>
          <table:table-cell office:value-type="float" office:value="9.916787">
            <text:p>9,916787</text:p>
          </table:table-cell>
          <table:table-cell office:value-type="float" office:value="49.457207">
            <text:p>49,457207</text:p>
          </table:table-cell>
          <table:table-cell office:value-type="float" office:value="31.652815">
            <text:p>31,652815</text:p>
          </table:table-cell>
          <table:table-cell table:number-columns-repeated="4" office:value-type="float" office:value="0">
            <text:p>0</text:p>
          </table:table-cell>
          <table:table-cell office:value-type="float" office:value="57.865761">
            <text:p>57,865761</text:p>
          </table:table-cell>
          <table:table-cell office:value-type="float" office:value="19.02914">
            <text:p>19,02914</text:p>
          </table:table-cell>
        </table:table-row>
        <table:table-row table:style-name="ro1">
          <table:table-cell office:value-type="string">
            <text:p>AFR504 <text:s text:c="5"/></text:p>
          </table:table-cell>
          <table:table-cell office:value-type="float" office:value="523.656006">
            <text:p>523,656006</text:p>
          </table:table-cell>
          <table:table-cell office:value-type="float" office:value="533.661316">
            <text:p>533,661316</text:p>
          </table:table-cell>
          <table:table-cell office:value-type="float" office:value="417.214783">
            <text:p>417,214783</text:p>
          </table:table-cell>
          <table:table-cell office:value-type="float" office:value="369.809814">
            <text:p>369,809814</text:p>
          </table:table-cell>
          <table:table-cell office:value-type="float" office:value="370.298309">
            <text:p>370,298309</text:p>
          </table:table-cell>
          <table:table-cell office:value-type="float" office:value="113.878227">
            <text:p>113,878227</text:p>
          </table:table-cell>
          <table:table-cell office:value-type="float" office:value="231.751328">
            <text:p>231,751328</text:p>
          </table:table-cell>
          <table:table-cell office:value-type="float" office:value="48.890209">
            <text:p>48,890209</text:p>
          </table:table-cell>
          <table:table-cell office:value-type="float" office:value="12.058375">
            <text:p>12,058375</text:p>
          </table:table-cell>
          <table:table-cell office:value-type="float" office:value="17.787895">
            <text:p>17,787895</text:p>
          </table:table-cell>
          <table:table-cell office:value-type="float" office:value="377.370056">
            <text:p>377,370056</text:p>
          </table:table-cell>
          <table:table-cell office:value-type="float" office:value="15.989904">
            <text:p>15,989904</text:p>
          </table:table-cell>
          <table:table-cell office:value-type="float" office:value="371.63501">
            <text:p>371,63501</text:p>
          </table:table-cell>
          <table:table-cell office:value-type="float" office:value="13.881038">
            <text:p>13,881038</text:p>
          </table:table-cell>
          <table:table-cell office:value-type="float" office:value="758.377502">
            <text:p>758,377502</text:p>
          </table:table-cell>
          <table:table-cell office:value-type="float" office:value="15.145885">
            <text:p>15,145885</text:p>
          </table:table-cell>
          <table:table-cell office:value-type="float" office:value="288.502899">
            <text:p>288,502899</text:p>
          </table:table-cell>
          <table:table-cell office:value-type="float" office:value="10.994182">
            <text:p>10,994182</text:p>
          </table:table-cell>
          <table:table-cell office:value-type="float" office:value="19.959208">
            <text:p>19,959208</text:p>
          </table:table-cell>
          <table:table-cell office:value-type="float" office:value="4.04831">
            <text:p>4,04831</text:p>
          </table:table-cell>
          <table:table-cell office:value-type="float" office:value="5.56811">
            <text:p>5,56811</text:p>
          </table:table-cell>
          <table:table-cell office:value-type="float" office:value="4.090618">
            <text:p>4,090618</text:p>
          </table:table-cell>
          <table:table-cell office:value-type="float" office:value="17.920309">
            <text:p>17,920309</text:p>
          </table:table-cell>
          <table:table-cell office:value-type="float" office:value="6.95156">
            <text:p>6,95156</text:p>
          </table:table-cell>
          <table:table-cell office:value-type="float" office:value="6.748775">
            <text:p>6,748775</text:p>
          </table:table-cell>
          <table:table-cell office:value-type="float" office:value="3.847588">
            <text:p>3,847588</text:p>
          </table:table-cell>
          <table:table-cell office:value-type="float" office:value="69.582054">
            <text:p>69,582054</text:p>
          </table:table-cell>
          <table:table-cell office:value-type="float" office:value="8.728586">
            <text:p>8,728586</text:p>
          </table:table-cell>
          <table:table-cell office:value-type="float" office:value="32.885975">
            <text:p>32,885975</text:p>
          </table:table-cell>
          <table:table-cell office:value-type="float" office:value="6.597234">
            <text:p>6,597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469992">
            <text:p>18,469992</text:p>
          </table:table-cell>
          <table:table-cell office:value-type="float" office:value="17.746689">
            <text:p>17,746689</text:p>
          </table:table-cell>
          <table:table-cell office:value-type="float" office:value="36.342335">
            <text:p>36,342335</text:p>
          </table:table-cell>
          <table:table-cell office:value-type="float" office:value="7.741305">
            <text:p>7,741305</text:p>
          </table:table-cell>
          <table:table-cell office:value-type="float" office:value="13.974824">
            <text:p>13,974824</text:p>
          </table:table-cell>
          <table:table-cell office:value-type="float" office:value="8.351237">
            <text:p>8,351237</text:p>
          </table:table-cell>
          <table:table-cell office:value-type="float" office:value="23.726402">
            <text:p>23,726402</text:p>
          </table:table-cell>
          <table:table-cell office:value-type="float" office:value="8.587756">
            <text:p>8,587756</text:p>
          </table:table-cell>
          <table:table-cell office:value-type="float" office:value="18.08456">
            <text:p>18,08456</text:p>
          </table:table-cell>
          <table:table-cell office:value-type="float" office:value="9.070318">
            <text:p>9,070318</text:p>
          </table:table-cell>
          <table:table-cell office:value-type="float" office:value="5.704611">
            <text:p>5,704611</text:p>
          </table:table-cell>
          <table:table-cell office:value-type="float" office:value="31.740635">
            <text:p>31,740635</text:p>
          </table:table-cell>
          <table:table-cell table:number-columns-repeated="4" office:value-type="float" office:value="0">
            <text:p>0</text:p>
          </table:table-cell>
          <table:table-cell office:value-type="float" office:value="53.963631">
            <text:p>53,963631</text:p>
          </table:table-cell>
          <table:table-cell office:value-type="float" office:value="16.981836">
            <text:p>16,981836</text:p>
          </table:table-cell>
        </table:table-row>
        <table:table-row table:style-name="ro1">
          <table:table-cell office:value-type="string">
            <text:p>AFR505 <text:s text:c="5"/></text:p>
          </table:table-cell>
          <table:table-cell office:value-type="float" office:value="1065.06311">
            <text:p>1065,06311</text:p>
          </table:table-cell>
          <table:table-cell office:value-type="float" office:value="519.597961">
            <text:p>519,597961</text:p>
          </table:table-cell>
          <table:table-cell office:value-type="float" office:value="150.949036">
            <text:p>150,949036</text:p>
          </table:table-cell>
          <table:table-cell office:value-type="float" office:value="362.152039">
            <text:p>362,152039</text:p>
          </table:table-cell>
          <table:table-cell office:value-type="float" office:value="373.904449">
            <text:p>373,904449</text:p>
          </table:table-cell>
          <table:table-cell office:value-type="float" office:value="113.090256">
            <text:p>113,090256</text:p>
          </table:table-cell>
          <table:table-cell office:value-type="float" office:value="347.139435">
            <text:p>347,139435</text:p>
          </table:table-cell>
          <table:table-cell office:value-type="float" office:value="48.852825">
            <text:p>48,852825</text:p>
          </table:table-cell>
          <table:table-cell office:value-type="float" office:value="38.5868">
            <text:p>38,5868</text:p>
          </table:table-cell>
          <table:table-cell office:value-type="float" office:value="17.202158">
            <text:p>17,202158</text:p>
          </table:table-cell>
          <table:table-cell office:value-type="float" office:value="312.922455">
            <text:p>312,922455</text:p>
          </table:table-cell>
          <table:table-cell office:value-type="float" office:value="14.598338">
            <text:p>14,598338</text:p>
          </table:table-cell>
          <table:table-cell office:value-type="float" office:value="320.401886">
            <text:p>320,401886</text:p>
          </table:table-cell>
          <table:table-cell office:value-type="float" office:value="12.79556">
            <text:p>12,79556</text:p>
          </table:table-cell>
          <table:table-cell office:value-type="float" office:value="601.525391">
            <text:p>601,525391</text:p>
          </table:table-cell>
          <table:table-cell office:value-type="float" office:value="13.145985">
            <text:p>13,145985</text:p>
          </table:table-cell>
          <table:table-cell office:value-type="float" office:value="397.347229">
            <text:p>397,347229</text:p>
          </table:table-cell>
          <table:table-cell office:value-type="float" office:value="11.790181">
            <text:p>11,790181</text:p>
          </table:table-cell>
          <table:table-cell office:value-type="float" office:value="21.730947">
            <text:p>21,730947</text:p>
          </table:table-cell>
          <table:table-cell office:value-type="float" office:value="3.875857">
            <text:p>3,875857</text:p>
          </table:table-cell>
          <table:table-cell office:value-type="float" office:value="2.03004">
            <text:p>2,03004</text:p>
          </table:table-cell>
          <table:table-cell office:value-type="float" office:value="3.857293">
            <text:p>3,857293</text:p>
          </table:table-cell>
          <table:table-cell office:value-type="float" office:value="34.493454">
            <text:p>34,493454</text:p>
          </table:table-cell>
          <table:table-cell office:value-type="float" office:value="6.92911">
            <text:p>6,92911</text:p>
          </table:table-cell>
          <table:table-cell office:value-type="float" office:value="12.365636">
            <text:p>12,365636</text:p>
          </table:table-cell>
          <table:table-cell office:value-type="float" office:value="3.685138">
            <text:p>3,685138</text:p>
          </table:table-cell>
          <table:table-cell office:value-type="float" office:value="64.340942">
            <text:p>64,340942</text:p>
          </table:table-cell>
          <table:table-cell office:value-type="float" office:value="8.549849">
            <text:p>8,549849</text:p>
          </table:table-cell>
          <table:table-cell office:value-type="float" office:value="31.600235">
            <text:p>31,600235</text:p>
          </table:table-cell>
          <table:table-cell office:value-type="float" office:value="6.288076">
            <text:p>6,288076</text:p>
          </table:table-cell>
          <table:table-cell table:number-columns-repeated="2" office:value-type="float" office:value="0">
            <text:p>0</text:p>
          </table:table-cell>
          <table:table-cell office:value-type="float" office:value="31.472555">
            <text:p>31,472555</text:p>
          </table:table-cell>
          <table:table-cell office:value-type="float" office:value="17.660612">
            <text:p>17,660612</text:p>
          </table:table-cell>
          <table:table-cell office:value-type="float" office:value="15.787196">
            <text:p>15,787196</text:p>
          </table:table-cell>
          <table:table-cell office:value-type="float" office:value="7.337573">
            <text:p>7,337573</text:p>
          </table:table-cell>
          <table:table-cell office:value-type="float" office:value="10.593438">
            <text:p>10,593438</text:p>
          </table:table-cell>
          <table:table-cell office:value-type="float" office:value="7.805769">
            <text:p>7,805769</text:p>
          </table:table-cell>
          <table:table-cell office:value-type="float" office:value="15.650926">
            <text:p>15,650926</text:p>
          </table:table-cell>
          <table:table-cell office:value-type="float" office:value="8.181075">
            <text:p>8,181075</text:p>
          </table:table-cell>
          <table:table-cell office:value-type="float" office:value="4.238999">
            <text:p>4,238999</text:p>
          </table:table-cell>
          <table:table-cell office:value-type="float" office:value="8.643976">
            <text:p>8,643976</text:p>
          </table:table-cell>
          <table:table-cell table:number-columns-repeated="6" office:value-type="float" office:value="0">
            <text:p>0</text:p>
          </table:table-cell>
          <table:table-cell office:value-type="float" office:value="35.214363">
            <text:p>35,214363</text:p>
          </table:table-cell>
          <table:table-cell office:value-type="float" office:value="16.150272">
            <text:p>16,150272</text:p>
          </table:table-cell>
        </table:table-row>
        <table:table-row table:style-name="ro1">
          <table:table-cell office:value-type="string">
            <text:p>AFR506 <text:s text:c="5"/></text:p>
          </table:table-cell>
          <table:table-cell office:value-type="float" office:value="1491.088257">
            <text:p>1491,088257</text:p>
          </table:table-cell>
          <table:table-cell office:value-type="float" office:value="515.467529">
            <text:p>515,467529</text:p>
          </table:table-cell>
          <table:table-cell office:value-type="float" office:value="154.807968">
            <text:p>154,807968</text:p>
          </table:table-cell>
          <table:table-cell office:value-type="float" office:value="357.522583">
            <text:p>357,522583</text:p>
          </table:table-cell>
          <table:table-cell office:value-type="float" office:value="280.145325">
            <text:p>280,145325</text:p>
          </table:table-cell>
          <table:table-cell office:value-type="float" office:value="110.560631">
            <text:p>110,560631</text:p>
          </table:table-cell>
          <table:table-cell office:value-type="float" office:value="206.831833">
            <text:p>206,831833</text:p>
          </table:table-cell>
          <table:table-cell office:value-type="float" office:value="46.948921">
            <text:p>46,948921</text:p>
          </table:table-cell>
          <table:table-cell office:value-type="float" office:value="0.301459">
            <text:p>0,301459</text:p>
          </table:table-cell>
          <table:table-cell office:value-type="float" office:value="16.580269">
            <text:p>16,580269</text:p>
          </table:table-cell>
          <table:table-cell office:value-type="float" office:value="383.453583">
            <text:p>383,453583</text:p>
          </table:table-cell>
          <table:table-cell office:value-type="float" office:value="15.706091">
            <text:p>15,706091</text:p>
          </table:table-cell>
          <table:table-cell office:value-type="float" office:value="299.856659">
            <text:p>299,856659</text:p>
          </table:table-cell>
          <table:table-cell office:value-type="float" office:value="12.531367">
            <text:p>12,531367</text:p>
          </table:table-cell>
          <table:table-cell office:value-type="float" office:value="366.851227">
            <text:p>366,851227</text:p>
          </table:table-cell>
          <table:table-cell office:value-type="float" office:value="10.475782">
            <text:p>10,475782</text:p>
          </table:table-cell>
          <table:table-cell office:value-type="float" office:value="270.777588">
            <text:p>270,777588</text:p>
          </table:table-cell>
          <table:table-cell office:value-type="float" office:value="10.729672">
            <text:p>10,729672</text:p>
          </table:table-cell>
          <table:table-cell office:value-type="float" office:value="16.849619">
            <text:p>16,849619</text:p>
          </table:table-cell>
          <table:table-cell office:value-type="float" office:value="3.82281">
            <text:p>3,82281</text:p>
          </table:table-cell>
          <table:table-cell office:value-type="float" office:value="4.901097">
            <text:p>4,901097</text:p>
          </table:table-cell>
          <table:table-cell office:value-type="float" office:value="3.829348">
            <text:p>3,829348</text:p>
          </table:table-cell>
          <table:table-cell office:value-type="float" office:value="18.507835">
            <text:p>18,507835</text:p>
          </table:table-cell>
          <table:table-cell office:value-type="float" office:value="6.820543">
            <text:p>6,820543</text:p>
          </table:table-cell>
          <table:table-cell office:value-type="float" office:value="12.771417">
            <text:p>12,771417</text:p>
          </table:table-cell>
          <table:table-cell office:value-type="float" office:value="3.622071">
            <text:p>3,622071</text:p>
          </table:table-cell>
          <table:table-cell office:value-type="float" office:value="46.959557">
            <text:p>46,959557</text:p>
          </table:table-cell>
          <table:table-cell office:value-type="float" office:value="8.362626">
            <text:p>8,362626</text:p>
          </table:table-cell>
          <table:table-cell office:value-type="float" office:value="30.839659">
            <text:p>30,839659</text:p>
          </table:table-cell>
          <table:table-cell office:value-type="float" office:value="6.340155">
            <text:p>6,340155</text:p>
          </table:table-cell>
          <table:table-cell table:number-columns-repeated="2" office:value-type="float" office:value="0">
            <text:p>0</text:p>
          </table:table-cell>
          <table:table-cell office:value-type="float" office:value="15.492856">
            <text:p>15,492856</text:p>
          </table:table-cell>
          <table:table-cell office:value-type="float" office:value="17.58688">
            <text:p>17,58688</text:p>
          </table:table-cell>
          <table:table-cell office:value-type="float" office:value="28.60767">
            <text:p>28,60767</text:p>
          </table:table-cell>
          <table:table-cell office:value-type="float" office:value="7.223366">
            <text:p>7,223366</text:p>
          </table:table-cell>
          <table:table-cell office:value-type="float" office:value="8.134247">
            <text:p>8,134247</text:p>
          </table:table-cell>
          <table:table-cell office:value-type="float" office:value="7.804715">
            <text:p>7,804715</text:p>
          </table:table-cell>
          <table:table-cell office:value-type="float" office:value="17.701046">
            <text:p>17,701046</text:p>
          </table:table-cell>
          <table:table-cell office:value-type="float" office:value="8.207616">
            <text:p>8,207616</text:p>
          </table:table-cell>
          <table:table-cell office:value-type="float" office:value="18.029509">
            <text:p>18,029509</text:p>
          </table:table-cell>
          <table:table-cell office:value-type="float" office:value="8.465676">
            <text:p>8,465676</text:p>
          </table:table-cell>
          <table:table-cell office:value-type="float" office:value="2.954438">
            <text:p>2,954438</text:p>
          </table:table-cell>
          <table:table-cell office:value-type="float" office:value="31.03566">
            <text:p>31,03566</text:p>
          </table:table-cell>
          <table:table-cell table:number-columns-repeated="4" office:value-type="float" office:value="0">
            <text:p>0</text:p>
          </table:table-cell>
          <table:table-cell office:value-type="float" office:value="49.823563">
            <text:p>49,823563</text:p>
          </table:table-cell>
          <table:table-cell office:value-type="float" office:value="16.02614">
            <text:p>16,02614</text:p>
          </table:table-cell>
        </table:table-row>
        <table:table-row table:style-name="ro1">
          <table:table-cell office:value-type="string">
            <text:p>AFR507 <text:s text:c="5"/></text:p>
          </table:table-cell>
          <table:table-cell office:value-type="float" office:value="275.428497">
            <text:p>275,428497</text:p>
          </table:table-cell>
          <table:table-cell office:value-type="float" office:value="533.399841">
            <text:p>533,399841</text:p>
          </table:table-cell>
          <table:table-cell office:value-type="float" office:value="425.569031">
            <text:p>425,569031</text:p>
          </table:table-cell>
          <table:table-cell office:value-type="float" office:value="365.19165">
            <text:p>365,19165</text:p>
          </table:table-cell>
          <table:table-cell office:value-type="float" office:value="249.222275">
            <text:p>249,222275</text:p>
          </table:table-cell>
          <table:table-cell office:value-type="float" office:value="112.908363">
            <text:p>112,908363</text:p>
          </table:table-cell>
          <table:table-cell office:value-type="float" office:value="216.821014">
            <text:p>216,821014</text:p>
          </table:table-cell>
          <table:table-cell office:value-type="float" office:value="47.739655">
            <text:p>47,739655</text:p>
          </table:table-cell>
          <table:table-cell office:value-type="float" office:value="8.147901">
            <text:p>8,147901</text:p>
          </table:table-cell>
          <table:table-cell office:value-type="float" office:value="17.201967">
            <text:p>17,201967</text:p>
          </table:table-cell>
          <table:table-cell office:value-type="float" office:value="389.182526">
            <text:p>389,182526</text:p>
          </table:table-cell>
          <table:table-cell office:value-type="float" office:value="15.938496">
            <text:p>15,938496</text:p>
          </table:table-cell>
          <table:table-cell office:value-type="float" office:value="381.655396">
            <text:p>381,655396</text:p>
          </table:table-cell>
          <table:table-cell office:value-type="float" office:value="13.856051">
            <text:p>13,856051</text:p>
          </table:table-cell>
          <table:table-cell office:value-type="float" office:value="832.382019">
            <text:p>832,382019</text:p>
          </table:table-cell>
          <table:table-cell office:value-type="float" office:value="15.977076">
            <text:p>15,977076</text:p>
          </table:table-cell>
          <table:table-cell office:value-type="float" office:value="222.278336">
            <text:p>222,278336</text:p>
          </table:table-cell>
          <table:table-cell office:value-type="float" office:value="10.470109">
            <text:p>10,470109</text:p>
          </table:table-cell>
          <table:table-cell office:value-type="float" office:value="14.985031">
            <text:p>14,985031</text:p>
          </table:table-cell>
          <table:table-cell office:value-type="float" office:value="3.821284">
            <text:p>3,821284</text:p>
          </table:table-cell>
          <table:table-cell office:value-type="float" office:value="5.515861">
            <text:p>5,515861</text:p>
          </table:table-cell>
          <table:table-cell office:value-type="float" office:value="3.8627">
            <text:p>3,8627</text:p>
          </table:table-cell>
          <table:table-cell office:value-type="float" office:value="22.781202">
            <text:p>22,781202</text:p>
          </table:table-cell>
          <table:table-cell office:value-type="float" office:value="6.897905">
            <text:p>6,897905</text:p>
          </table:table-cell>
          <table:table-cell office:value-type="float" office:value="12.48544">
            <text:p>12,48544</text:p>
          </table:table-cell>
          <table:table-cell office:value-type="float" office:value="3.731809">
            <text:p>3,731809</text:p>
          </table:table-cell>
          <table:table-cell office:value-type="float" office:value="50.359318">
            <text:p>50,359318</text:p>
          </table:table-cell>
          <table:table-cell office:value-type="float" office:value="8.40285">
            <text:p>8,40285</text:p>
          </table:table-cell>
          <table:table-cell office:value-type="float" office:value="35.005016">
            <text:p>35,005016</text:p>
          </table:table-cell>
          <table:table-cell office:value-type="float" office:value="6.411627">
            <text:p>6,411627</text:p>
          </table:table-cell>
          <table:table-cell table:number-columns-repeated="2" office:value-type="float" office:value="0">
            <text:p>0</text:p>
          </table:table-cell>
          <table:table-cell office:value-type="float" office:value="17.474453">
            <text:p>17,474453</text:p>
          </table:table-cell>
          <table:table-cell office:value-type="float" office:value="17.668688">
            <text:p>17,668688</text:p>
          </table:table-cell>
          <table:table-cell office:value-type="float" office:value="27.852652">
            <text:p>27,852652</text:p>
          </table:table-cell>
          <table:table-cell office:value-type="float" office:value="7.293394">
            <text:p>7,293394</text:p>
          </table:table-cell>
          <table:table-cell office:value-type="float" office:value="9.326275">
            <text:p>9,326275</text:p>
          </table:table-cell>
          <table:table-cell office:value-type="float" office:value="7.931659">
            <text:p>7,931659</text:p>
          </table:table-cell>
          <table:table-cell office:value-type="float" office:value="9.435395">
            <text:p>9,435395</text:p>
          </table:table-cell>
          <table:table-cell office:value-type="float" office:value="8.161027">
            <text:p>8,161027</text:p>
          </table:table-cell>
          <table:table-cell office:value-type="float" office:value="11.076989">
            <text:p>11,076989</text:p>
          </table:table-cell>
          <table:table-cell office:value-type="float" office:value="8.575173">
            <text:p>8,575173</text:p>
          </table:table-cell>
          <table:table-cell office:value-type="float" office:value="9.854913">
            <text:p>9,854913</text:p>
          </table:table-cell>
          <table:table-cell office:value-type="float" office:value="31.470861">
            <text:p>31,470861</text:p>
          </table:table-cell>
          <table:table-cell table:number-columns-repeated="4" office:value-type="float" office:value="0">
            <text:p>0</text:p>
          </table:table-cell>
          <table:table-cell office:value-type="float" office:value="37.394768">
            <text:p>37,394768</text:p>
          </table:table-cell>
          <table:table-cell office:value-type="float" office:value="16.454887">
            <text:p>16,454887</text:p>
          </table:table-cell>
        </table:table-row>
        <table:table-row table:style-name="ro1">
          <table:table-cell office:value-type="string">
            <text:p>AFR508 <text:s text:c="5"/></text:p>
          </table:table-cell>
          <table:table-cell office:value-type="float" office:value="825.423767">
            <text:p>825,423767</text:p>
          </table:table-cell>
          <table:table-cell office:value-type="float" office:value="500.031281">
            <text:p>500,031281</text:p>
          </table:table-cell>
          <table:table-cell office:value-type="float" office:value="409.496948">
            <text:p>409,496948</text:p>
          </table:table-cell>
          <table:table-cell office:value-type="float" office:value="355.752258">
            <text:p>355,752258</text:p>
          </table:table-cell>
          <table:table-cell office:value-type="float" office:value="287.357544">
            <text:p>287,357544</text:p>
          </table:table-cell>
          <table:table-cell office:value-type="float" office:value="109.806305">
            <text:p>109,806305</text:p>
          </table:table-cell>
          <table:table-cell office:value-type="float" office:value="127.197784">
            <text:p>127,197784</text:p>
          </table:table-cell>
          <table:table-cell office:value-type="float" office:value="45.349949">
            <text:p>45,349949</text:p>
          </table:table-cell>
          <table:table-cell office:value-type="float" office:value="25.925508">
            <text:p>25,925508</text:p>
          </table:table-cell>
          <table:table-cell office:value-type="float" office:value="15.986561">
            <text:p>15,986561</text:p>
          </table:table-cell>
          <table:table-cell office:value-type="float" office:value="145.815018">
            <text:p>145,815018</text:p>
          </table:table-cell>
          <table:table-cell office:value-type="float" office:value="11.929167">
            <text:p>11,929167</text:p>
          </table:table-cell>
          <table:table-cell office:value-type="float" office:value="145.377167">
            <text:p>145,377167</text:p>
          </table:table-cell>
          <table:table-cell office:value-type="float" office:value="10.062044">
            <text:p>10,062044</text:p>
          </table:table-cell>
          <table:table-cell office:value-type="float" office:value="389.878021">
            <text:p>389,878021</text:p>
          </table:table-cell>
          <table:table-cell office:value-type="float" office:value="10.638883">
            <text:p>10,638883</text:p>
          </table:table-cell>
          <table:table-cell office:value-type="float" office:value="36.582253">
            <text:p>36,582253</text:p>
          </table:table-cell>
          <table:table-cell office:value-type="float" office:value="9.308584">
            <text:p>9,308584</text:p>
          </table:table-cell>
          <table:table-cell office:value-type="float" office:value="11.787501">
            <text:p>11,787501</text:p>
          </table:table-cell>
          <table:table-cell office:value-type="float" office:value="3.665319">
            <text:p>3,665319</text:p>
          </table:table-cell>
          <table:table-cell office:value-type="float" office:value="3.248064">
            <text:p>3,248064</text:p>
          </table:table-cell>
          <table:table-cell office:value-type="float" office:value="3.741646">
            <text:p>3,741646</text:p>
          </table:table-cell>
          <table:table-cell office:value-type="float" office:value="23.354929">
            <text:p>23,354929</text:p>
          </table:table-cell>
          <table:table-cell office:value-type="float" office:value="6.81911">
            <text:p>6,81911</text:p>
          </table:table-cell>
          <table:table-cell office:value-type="float" office:value="9.888237">
            <text:p>9,888237</text:p>
          </table:table-cell>
          <table:table-cell office:value-type="float" office:value="3.574344">
            <text:p>3,574344</text:p>
          </table:table-cell>
          <table:table-cell table:number-columns-repeated="2" office:value-type="float" office:value="0">
            <text:p>0</text:p>
          </table:table-cell>
          <table:table-cell office:value-type="float" office:value="28.847666">
            <text:p>28,847666</text:p>
          </table:table-cell>
          <table:table-cell office:value-type="float" office:value="6.119269">
            <text:p>6,119269</text:p>
          </table:table-cell>
          <table:table-cell table:number-columns-repeated="2" office:value-type="float" office:value="0">
            <text:p>0</text:p>
          </table:table-cell>
          <table:table-cell office:value-type="float" office:value="10.596718">
            <text:p>10,596718</text:p>
          </table:table-cell>
          <table:table-cell office:value-type="float" office:value="17.562128">
            <text:p>17,562128</text:p>
          </table:table-cell>
          <table:table-cell office:value-type="float" office:value="23.182808">
            <text:p>23,182808</text:p>
          </table:table-cell>
          <table:table-cell office:value-type="float" office:value="7.068949">
            <text:p>7,068949</text:p>
          </table:table-cell>
          <table:table-cell office:value-type="float" office:value="20.264679">
            <text:p>20,264679</text:p>
          </table:table-cell>
          <table:table-cell office:value-type="float" office:value="7.694506">
            <text:p>7,694506</text:p>
          </table:table-cell>
          <table:table-cell office:value-type="float" office:value="20.526213">
            <text:p>20,526213</text:p>
          </table:table-cell>
          <table:table-cell office:value-type="float" office:value="7.885448">
            <text:p>7,885448</text:p>
          </table:table-cell>
          <table:table-cell office:value-type="float" office:value="13.047309">
            <text:p>13,047309</text:p>
          </table:table-cell>
          <table:table-cell office:value-type="float" office:value="8.348438">
            <text:p>8,348438</text:p>
          </table:table-cell>
          <table:table-cell table:number-columns-repeated="6" office:value-type="float" office:value="0">
            <text:p>0</text:p>
          </table:table-cell>
          <table:table-cell office:value-type="float" office:value="38.402691">
            <text:p>38,402691</text:p>
          </table:table-cell>
          <table:table-cell office:value-type="float" office:value="15.726042">
            <text:p>15,726042</text:p>
          </table:table-cell>
        </table:table-row>
        <table:table-row table:style-name="ro1">
          <table:table-cell office:value-type="string">
            <text:p>AFR509 <text:s text:c="5"/></text:p>
          </table:table-cell>
          <table:table-cell office:value-type="float" office:value="390.523132">
            <text:p>390,523132</text:p>
          </table:table-cell>
          <table:table-cell office:value-type="float" office:value="550.89093">
            <text:p>550,89093</text:p>
          </table:table-cell>
          <table:table-cell office:value-type="float" office:value="509.828949">
            <text:p>509,828949</text:p>
          </table:table-cell>
          <table:table-cell office:value-type="float" office:value="377.407166">
            <text:p>377,407166</text:p>
          </table:table-cell>
          <table:table-cell office:value-type="float" office:value="360.682007">
            <text:p>360,682007</text:p>
          </table:table-cell>
          <table:table-cell office:value-type="float" office:value="117.110855">
            <text:p>117,110855</text:p>
          </table:table-cell>
          <table:table-cell office:value-type="float" office:value="214.416031">
            <text:p>214,416031</text:p>
          </table:table-cell>
          <table:table-cell office:value-type="float" office:value="49.624771">
            <text:p>49,624771</text:p>
          </table:table-cell>
          <table:table-cell office:value-type="float" office:value="25.322588">
            <text:p>25,322588</text:p>
          </table:table-cell>
          <table:table-cell office:value-type="float" office:value="18.999338">
            <text:p>18,999338</text:p>
          </table:table-cell>
          <table:table-cell office:value-type="float" office:value="379.651337">
            <text:p>379,651337</text:p>
          </table:table-cell>
          <table:table-cell office:value-type="float" office:value="16.51973">
            <text:p>16,51973</text:p>
          </table:table-cell>
          <table:table-cell office:value-type="float" office:value="257.20575">
            <text:p>257,20575</text:p>
          </table:table-cell>
          <table:table-cell office:value-type="float" office:value="12.618232">
            <text:p>12,618232</text:p>
          </table:table-cell>
          <table:table-cell office:value-type="float" office:value="492.077087">
            <text:p>492,077087</text:p>
          </table:table-cell>
          <table:table-cell office:value-type="float" office:value="12.028725">
            <text:p>12,028725</text:p>
          </table:table-cell>
          <table:table-cell office:value-type="float" office:value="303.569366">
            <text:p>303,569366</text:p>
          </table:table-cell>
          <table:table-cell office:value-type="float" office:value="11.128126">
            <text:p>11,128126</text:p>
          </table:table-cell>
          <table:table-cell office:value-type="float" office:value="19.561468">
            <text:p>19,561468</text:p>
          </table:table-cell>
          <table:table-cell office:value-type="float" office:value="4.190423">
            <text:p>4,190423</text:p>
          </table:table-cell>
          <table:table-cell office:value-type="float" office:value="12.499248">
            <text:p>12,499248</text:p>
          </table:table-cell>
          <table:table-cell office:value-type="float" office:value="4.270508">
            <text:p>4,270508</text:p>
          </table:table-cell>
          <table:table-cell office:value-type="float" office:value="22.302279">
            <text:p>22,302279</text:p>
          </table:table-cell>
          <table:table-cell office:value-type="float" office:value="7.029779">
            <text:p>7,029779</text:p>
          </table:table-cell>
          <table:table-cell office:value-type="float" office:value="14.821677">
            <text:p>14,821677</text:p>
          </table:table-cell>
          <table:table-cell office:value-type="float" office:value="4.030538">
            <text:p>4,030538</text:p>
          </table:table-cell>
          <table:table-cell office:value-type="float" office:value="78.634872">
            <text:p>78,634872</text:p>
          </table:table-cell>
          <table:table-cell office:value-type="float" office:value="8.981705">
            <text:p>8,981705</text:p>
          </table:table-cell>
          <table:table-cell office:value-type="float" office:value="38.173813">
            <text:p>38,173813</text:p>
          </table:table-cell>
          <table:table-cell office:value-type="float" office:value="6.899068">
            <text:p>6,899068</text:p>
          </table:table-cell>
          <table:table-cell table:number-columns-repeated="2" office:value-type="float" office:value="0">
            <text:p>0</text:p>
          </table:table-cell>
          <table:table-cell office:value-type="float" office:value="22.02104">
            <text:p>22,02104</text:p>
          </table:table-cell>
          <table:table-cell office:value-type="float" office:value="17.853504">
            <text:p>17,853504</text:p>
          </table:table-cell>
          <table:table-cell office:value-type="float" office:value="28.967916">
            <text:p>28,967916</text:p>
          </table:table-cell>
          <table:table-cell office:value-type="float" office:value="8.090625">
            <text:p>8,090625</text:p>
          </table:table-cell>
          <table:table-cell office:value-type="float" office:value="13.620133">
            <text:p>13,620133</text:p>
          </table:table-cell>
          <table:table-cell office:value-type="float" office:value="8.776465">
            <text:p>8,776465</text:p>
          </table:table-cell>
          <table:table-cell office:value-type="float" office:value="13.950825">
            <text:p>13,950825</text:p>
          </table:table-cell>
          <table:table-cell office:value-type="float" office:value="9.004568">
            <text:p>9,004568</text:p>
          </table:table-cell>
          <table:table-cell office:value-type="float" office:value="4.101369">
            <text:p>4,101369</text:p>
          </table:table-cell>
          <table:table-cell office:value-type="float" office:value="9.442112">
            <text:p>9,442112</text:p>
          </table:table-cell>
          <table:table-cell office:value-type="float" office:value="3.954515">
            <text:p>3,954515</text:p>
          </table:table-cell>
          <table:table-cell office:value-type="float" office:value="31.738743">
            <text:p>31,738743</text:p>
          </table:table-cell>
          <table:table-cell table:number-columns-repeated="4" office:value-type="float" office:value="0">
            <text:p>0</text:p>
          </table:table-cell>
          <table:table-cell office:value-type="float" office:value="47.729733">
            <text:p>47,729733</text:p>
          </table:table-cell>
          <table:table-cell office:value-type="float" office:value="17.780468">
            <text:p>17,780468</text:p>
          </table:table-cell>
        </table:table-row>
        <table:table-row table:style-name="ro1">
          <table:table-cell office:value-type="string">
            <text:p>AFR575 <text:s text:c="5"/></text:p>
          </table:table-cell>
          <table:table-cell office:value-type="float" office:value="390.116302">
            <text:p>390,116302</text:p>
          </table:table-cell>
          <table:table-cell office:value-type="float" office:value="461.770996">
            <text:p>461,770996</text:p>
          </table:table-cell>
          <table:table-cell office:value-type="float" office:value="470.556366">
            <text:p>470,556366</text:p>
          </table:table-cell>
          <table:table-cell office:value-type="float" office:value="351.332458">
            <text:p>351,332458</text:p>
          </table:table-cell>
          <table:table-cell office:value-type="float" office:value="474.311035">
            <text:p>474,311035</text:p>
          </table:table-cell>
          <table:table-cell office:value-type="float" office:value="110.185257">
            <text:p>110,185257</text:p>
          </table:table-cell>
          <table:table-cell office:value-type="float" office:value="546.455444">
            <text:p>546,455444</text:p>
          </table:table-cell>
          <table:table-cell office:value-type="float" office:value="49.355824">
            <text:p>49,355824</text:p>
          </table:table-cell>
          <table:table-cell office:value-type="float" office:value="1.204581">
            <text:p>1,204581</text:p>
          </table:table-cell>
          <table:table-cell office:value-type="float" office:value="15.358435">
            <text:p>15,358435</text:p>
          </table:table-cell>
          <table:table-cell office:value-type="float" office:value="579.613953">
            <text:p>579,613953</text:p>
          </table:table-cell>
          <table:table-cell office:value-type="float" office:value="18.368542">
            <text:p>18,368542</text:p>
          </table:table-cell>
          <table:table-cell office:value-type="float" office:value="269.927612">
            <text:p>269,927612</text:p>
          </table:table-cell>
          <table:table-cell office:value-type="float" office:value="11.601831">
            <text:p>11,601831</text:p>
          </table:table-cell>
          <table:table-cell office:value-type="float" office:value="526.98645">
            <text:p>526,98645</text:p>
          </table:table-cell>
          <table:table-cell office:value-type="float" office:value="12.087141">
            <text:p>12,087141</text:p>
          </table:table-cell>
          <table:table-cell office:value-type="float" office:value="152.178345">
            <text:p>152,178345</text:p>
          </table:table-cell>
          <table:table-cell office:value-type="float" office:value="9.849718">
            <text:p>9,849718</text:p>
          </table:table-cell>
          <table:table-cell office:value-type="float" office:value="29.257458">
            <text:p>29,257458</text:p>
          </table:table-cell>
          <table:table-cell office:value-type="float" office:value="3.588606">
            <text:p>3,588606</text:p>
          </table:table-cell>
          <table:table-cell office:value-type="float" office:value="1.071904">
            <text:p>1,071904</text:p>
          </table:table-cell>
          <table:table-cell office:value-type="float" office:value="3.563421">
            <text:p>3,563421</text:p>
          </table:table-cell>
          <table:table-cell office:value-type="float" office:value="17.275763">
            <text:p>17,275763</text:p>
          </table:table-cell>
          <table:table-cell office:value-type="float" office:value="6.702438">
            <text:p>6,702438</text:p>
          </table:table-cell>
          <table:table-cell office:value-type="float" office:value="11.435366">
            <text:p>11,435366</text:p>
          </table:table-cell>
          <table:table-cell office:value-type="float" office:value="3.445626">
            <text:p>3,445626</text:p>
          </table:table-cell>
          <table:table-cell office:value-type="float" office:value="151.07843">
            <text:p>151,07843</text:p>
          </table:table-cell>
          <table:table-cell office:value-type="float" office:value="9.651824">
            <text:p>9,651824</text:p>
          </table:table-cell>
          <table:table-cell office:value-type="float" office:value="30.26483">
            <text:p>30,26483</text:p>
          </table:table-cell>
          <table:table-cell office:value-type="float" office:value="5.864833">
            <text:p>5,864833</text:p>
          </table:table-cell>
          <table:table-cell table:number-columns-repeated="2" office:value-type="float" office:value="0">
            <text:p>0</text:p>
          </table:table-cell>
          <table:table-cell office:value-type="float" office:value="14.966569">
            <text:p>14,966569</text:p>
          </table:table-cell>
          <table:table-cell office:value-type="float" office:value="17.473207">
            <text:p>17,473207</text:p>
          </table:table-cell>
          <table:table-cell office:value-type="float" office:value="25.571901">
            <text:p>25,571901</text:p>
          </table:table-cell>
          <table:table-cell office:value-type="float" office:value="6.747475">
            <text:p>6,747475</text:p>
          </table:table-cell>
          <table:table-cell office:value-type="float" office:value="12.188661">
            <text:p>12,188661</text:p>
          </table:table-cell>
          <table:table-cell office:value-type="float" office:value="7.208218">
            <text:p>7,208218</text:p>
          </table:table-cell>
          <table:table-cell office:value-type="float" office:value="16.483788">
            <text:p>16,483788</text:p>
          </table:table-cell>
          <table:table-cell office:value-type="float" office:value="7.574258">
            <text:p>7,574258</text:p>
          </table:table-cell>
          <table:table-cell office:value-type="float" office:value="4.537054">
            <text:p>4,537054</text:p>
          </table:table-cell>
          <table:table-cell office:value-type="float" office:value="8.00273">
            <text:p>8,00273</text:p>
          </table:table-cell>
          <table:table-cell table:number-columns-repeated="6" office:value-type="float" office:value="0">
            <text:p>0</text:p>
          </table:table-cell>
          <table:table-cell office:value-type="float" office:value="43.306576">
            <text:p>43,306576</text:p>
          </table:table-cell>
          <table:table-cell office:value-type="float" office:value="14.956626">
            <text:p>14,956626</text:p>
          </table:table-cell>
        </table:table-row>
        <table:table-row table:style-name="ro1">
          <table:table-cell office:value-type="string">
            <text:p>AFR576 <text:s text:c="5"/></text:p>
          </table:table-cell>
          <table:table-cell office:value-type="float" office:value="426.025208">
            <text:p>426,025208</text:p>
          </table:table-cell>
          <table:table-cell office:value-type="float" office:value="488.969879">
            <text:p>488,969879</text:p>
          </table:table-cell>
          <table:table-cell office:value-type="float" office:value="204.973969">
            <text:p>204,973969</text:p>
          </table:table-cell>
          <table:table-cell office:value-type="float" office:value="350.852875">
            <text:p>350,852875</text:p>
          </table:table-cell>
          <table:table-cell office:value-type="float" office:value="185.184219">
            <text:p>185,184219</text:p>
          </table:table-cell>
          <table:table-cell office:value-type="float" office:value="108.135925">
            <text:p>108,135925</text:p>
          </table:table-cell>
          <table:table-cell office:value-type="float" office:value="171.619507">
            <text:p>171,619507</text:p>
          </table:table-cell>
          <table:table-cell office:value-type="float" office:value="45.42617">
            <text:p>45,42617</text:p>
          </table:table-cell>
          <table:table-cell office:value-type="float" office:value="5.12481">
            <text:p>5,12481</text:p>
          </table:table-cell>
          <table:table-cell office:value-type="float" office:value="15.073351">
            <text:p>15,073351</text:p>
          </table:table-cell>
          <table:table-cell office:value-type="float" office:value="145.054565">
            <text:p>145,054565</text:p>
          </table:table-cell>
          <table:table-cell office:value-type="float" office:value="11.187697">
            <text:p>11,187697</text:p>
          </table:table-cell>
          <table:table-cell office:value-type="float" office:value="58.644993">
            <text:p>58,644993</text:p>
          </table:table-cell>
          <table:table-cell office:value-type="float" office:value="8.381881">
            <text:p>8,381881</text:p>
          </table:table-cell>
          <table:table-cell office:value-type="float" office:value="100.479736">
            <text:p>100,479736</text:p>
          </table:table-cell>
          <table:table-cell office:value-type="float" office:value="7.821872">
            <text:p>7,821872</text:p>
          </table:table-cell>
          <table:table-cell office:value-type="float" office:value="41.179749">
            <text:p>41,179749</text:p>
          </table:table-cell>
          <table:table-cell office:value-type="float" office:value="9.187737">
            <text:p>9,187737</text:p>
          </table:table-cell>
          <table:table-cell office:value-type="float" office:value="12.619136">
            <text:p>12,619136</text:p>
          </table:table-cell>
          <table:table-cell office:value-type="float" office:value="3.667267">
            <text:p>3,667267</text:p>
          </table:table-cell>
          <table:table-cell office:value-type="float" office:value="6.55413">
            <text:p>6,55413</text:p>
          </table:table-cell>
          <table:table-cell office:value-type="float" office:value="3.83035">
            <text:p>3,83035</text:p>
          </table:table-cell>
          <table:table-cell office:value-type="float" office:value="29.842201">
            <text:p>29,842201</text:p>
          </table:table-cell>
          <table:table-cell office:value-type="float" office:value="6.849718">
            <text:p>6,849718</text:p>
          </table:table-cell>
          <table:table-cell office:value-type="float" office:value="11.148293">
            <text:p>11,148293</text:p>
          </table:table-cell>
          <table:table-cell office:value-type="float" office:value="3.619039">
            <text:p>3,619039</text:p>
          </table:table-cell>
          <table:table-cell office:value-type="float" office:value="25.65209">
            <text:p>25,65209</text:p>
          </table:table-cell>
          <table:table-cell office:value-type="float" office:value="8.283485">
            <text:p>8,283485</text:p>
          </table:table-cell>
          <table:table-cell office:value-type="float" office:value="34.008736">
            <text:p>34,008736</text:p>
          </table:table-cell>
          <table:table-cell office:value-type="float" office:value="6.204595">
            <text:p>6,204595</text:p>
          </table:table-cell>
          <table:table-cell table:number-columns-repeated="2" office:value-type="float" office:value="0">
            <text:p>0</text:p>
          </table:table-cell>
          <table:table-cell office:value-type="float" office:value="8.552178">
            <text:p>8,552178</text:p>
          </table:table-cell>
          <table:table-cell office:value-type="float" office:value="17.572382">
            <text:p>17,572382</text:p>
          </table:table-cell>
          <table:table-cell office:value-type="float" office:value="13.837637">
            <text:p>13,837637</text:p>
          </table:table-cell>
          <table:table-cell office:value-type="float" office:value="7.145687">
            <text:p>7,145687</text:p>
          </table:table-cell>
          <table:table-cell office:value-type="float" office:value="15.677341">
            <text:p>15,677341</text:p>
          </table:table-cell>
          <table:table-cell office:value-type="float" office:value="7.761566">
            <text:p>7,761566</text:p>
          </table:table-cell>
          <table:table-cell office:value-type="float" office:value="14.650866">
            <text:p>14,650866</text:p>
          </table:table-cell>
          <table:table-cell office:value-type="float" office:value="8.08044">
            <text:p>8,08044</text:p>
          </table:table-cell>
          <table:table-cell office:value-type="float" office:value="6.386024">
            <text:p>6,386024</text:p>
          </table:table-cell>
          <table:table-cell office:value-type="float" office:value="8.534941">
            <text:p>8,534941</text:p>
          </table:table-cell>
          <table:table-cell table:number-columns-repeated="6" office:value-type="float" office:value="0">
            <text:p>0</text:p>
          </table:table-cell>
          <table:table-cell office:value-type="float" office:value="34.928837">
            <text:p>34,928837</text:p>
          </table:table-cell>
          <table:table-cell office:value-type="float" office:value="15.722186">
            <text:p>15,722186</text:p>
          </table:table-cell>
        </table:table-row>
        <table:table-row table:style-name="ro1">
          <table:table-cell office:value-type="string">
            <text:p>AFR577 <text:s text:c="5"/></text:p>
          </table:table-cell>
          <table:table-cell office:value-type="float" office:value="995.096436">
            <text:p>995,096436</text:p>
          </table:table-cell>
          <table:table-cell office:value-type="float" office:value="501.900604">
            <text:p>501,900604</text:p>
          </table:table-cell>
          <table:table-cell office:value-type="float" office:value="464.198639">
            <text:p>464,198639</text:p>
          </table:table-cell>
          <table:table-cell office:value-type="float" office:value="358.301514">
            <text:p>358,301514</text:p>
          </table:table-cell>
          <table:table-cell office:value-type="float" office:value="328.63974">
            <text:p>328,63974</text:p>
          </table:table-cell>
          <table:table-cell office:value-type="float" office:value="109.931183">
            <text:p>109,931183</text:p>
          </table:table-cell>
          <table:table-cell office:value-type="float" office:value="277.015625">
            <text:p>277,015625</text:p>
          </table:table-cell>
          <table:table-cell office:value-type="float" office:value="47.154568">
            <text:p>47,154568</text:p>
          </table:table-cell>
          <table:table-cell office:value-type="float" office:value="13.27806">
            <text:p>13,27806</text:p>
          </table:table-cell>
          <table:table-cell office:value-type="float" office:value="16.29817">
            <text:p>16,29817</text:p>
          </table:table-cell>
          <table:table-cell office:value-type="float" office:value="562.744568">
            <text:p>562,744568</text:p>
          </table:table-cell>
          <table:table-cell office:value-type="float" office:value="18.352741">
            <text:p>18,352741</text:p>
          </table:table-cell>
          <table:table-cell office:value-type="float" office:value="357.574158">
            <text:p>357,574158</text:p>
          </table:table-cell>
          <table:table-cell office:value-type="float" office:value="13.204284">
            <text:p>13,204284</text:p>
          </table:table-cell>
          <table:table-cell office:value-type="float" office:value="432.336578">
            <text:p>432,336578</text:p>
          </table:table-cell>
          <table:table-cell office:value-type="float" office:value="11.145791">
            <text:p>11,145791</text:p>
          </table:table-cell>
          <table:table-cell office:value-type="float" office:value="77.333755">
            <text:p>77,333755</text:p>
          </table:table-cell>
          <table:table-cell office:value-type="float" office:value="9.493988">
            <text:p>9,493988</text:p>
          </table:table-cell>
          <table:table-cell office:value-type="float" office:value="11.836003">
            <text:p>11,836003</text:p>
          </table:table-cell>
          <table:table-cell office:value-type="float" office:value="3.597106">
            <text:p>3,597106</text:p>
          </table:table-cell>
          <table:table-cell office:value-type="float" office:value="5.225552">
            <text:p>5,225552</text:p>
          </table:table-cell>
          <table:table-cell office:value-type="float" office:value="3.746457">
            <text:p>3,746457</text:p>
          </table:table-cell>
          <table:table-cell office:value-type="float" office:value="27.412802">
            <text:p>27,412802</text:p>
          </table:table-cell>
          <table:table-cell office:value-type="float" office:value="6.831856">
            <text:p>6,831856</text:p>
          </table:table-cell>
          <table:table-cell office:value-type="float" office:value="10.967519">
            <text:p>10,967519</text:p>
          </table:table-cell>
          <table:table-cell office:value-type="float" office:value="3.558516">
            <text:p>3,558516</text:p>
          </table:table-cell>
          <table:table-cell office:value-type="float" office:value="61.520206">
            <text:p>61,520206</text:p>
          </table:table-cell>
          <table:table-cell office:value-type="float" office:value="8.484709">
            <text:p>8,484709</text:p>
          </table:table-cell>
          <table:table-cell office:value-type="float" office:value="24.110134">
            <text:p>24,110134</text:p>
          </table:table-cell>
          <table:table-cell office:value-type="float" office:value="6.042952">
            <text:p>6,042952</text:p>
          </table:table-cell>
          <table:table-cell table:number-columns-repeated="2" office:value-type="float" office:value="0">
            <text:p>0</text:p>
          </table:table-cell>
          <table:table-cell office:value-type="float" office:value="9.826358">
            <text:p>9,826358</text:p>
          </table:table-cell>
          <table:table-cell office:value-type="float" office:value="17.538509">
            <text:p>17,538509</text:p>
          </table:table-cell>
          <table:table-cell office:value-type="float" office:value="23.20701">
            <text:p>23,20701</text:p>
          </table:table-cell>
          <table:table-cell office:value-type="float" office:value="7.055152">
            <text:p>7,055152</text:p>
          </table:table-cell>
          <table:table-cell office:value-type="float" office:value="9.79969">
            <text:p>9,79969</text:p>
          </table:table-cell>
          <table:table-cell office:value-type="float" office:value="7.647894">
            <text:p>7,647894</text:p>
          </table:table-cell>
          <table:table-cell office:value-type="float" office:value="18.47035">
            <text:p>18,47035</text:p>
          </table:table-cell>
          <table:table-cell office:value-type="float" office:value="7.891763">
            <text:p>7,891763</text:p>
          </table:table-cell>
          <table:table-cell office:value-type="float" office:value="15.099977">
            <text:p>15,099977</text:p>
          </table:table-cell>
          <table:table-cell office:value-type="float" office:value="8.332352">
            <text:p>8,332352</text:p>
          </table:table-cell>
          <table:table-cell table:number-columns-repeated="6" office:value-type="float" office:value="0">
            <text:p>0</text:p>
          </table:table-cell>
          <table:table-cell office:value-type="float" office:value="36.156216">
            <text:p>36,156216</text:p>
          </table:table-cell>
          <table:table-cell office:value-type="float" office:value="15.549575">
            <text:p>15,549575</text:p>
          </table:table-cell>
        </table:table-row>
        <table:table-row table:style-name="ro1">
          <table:table-cell office:value-type="string">
            <text:p>AFR578 <text:s text:c="5"/></text:p>
          </table:table-cell>
          <table:table-cell office:value-type="float" office:value="860.925903">
            <text:p>860,925903</text:p>
          </table:table-cell>
          <table:table-cell office:value-type="float" office:value="588.557251">
            <text:p>588,557251</text:p>
          </table:table-cell>
          <table:table-cell office:value-type="float" office:value="482.816498">
            <text:p>482,816498</text:p>
          </table:table-cell>
          <table:table-cell office:value-type="float" office:value="384.893921">
            <text:p>384,893921</text:p>
          </table:table-cell>
          <table:table-cell office:value-type="float" office:value="369.096252">
            <text:p>369,096252</text:p>
          </table:table-cell>
          <table:table-cell office:value-type="float" office:value="119.636383">
            <text:p>119,636383</text:p>
          </table:table-cell>
          <table:table-cell office:value-type="float" office:value="473.903839">
            <text:p>473,903839</text:p>
          </table:table-cell>
          <table:table-cell office:value-type="float" office:value="53.268261">
            <text:p>53,268261</text:p>
          </table:table-cell>
          <table:table-cell office:value-type="float" office:value="15.07297">
            <text:p>15,07297</text:p>
          </table:table-cell>
          <table:table-cell office:value-type="float" office:value="19.597399">
            <text:p>19,597399</text:p>
          </table:table-cell>
          <table:table-cell office:value-type="float" office:value="507.405853">
            <text:p>507,405853</text:p>
          </table:table-cell>
          <table:table-cell office:value-type="float" office:value="18.700603">
            <text:p>18,700603</text:p>
          </table:table-cell>
          <table:table-cell office:value-type="float" office:value="188.158096">
            <text:p>188,158096</text:p>
          </table:table-cell>
          <table:table-cell office:value-type="float" office:value="11.883402">
            <text:p>11,883402</text:p>
          </table:table-cell>
          <table:table-cell office:value-type="float" office:value="469.689972">
            <text:p>469,689972</text:p>
          </table:table-cell>
          <table:table-cell office:value-type="float" office:value="11.946111">
            <text:p>11,946111</text:p>
          </table:table-cell>
          <table:table-cell office:value-type="float" office:value="107.206436">
            <text:p>107,206436</text:p>
          </table:table-cell>
          <table:table-cell office:value-type="float" office:value="9.974687">
            <text:p>9,974687</text:p>
          </table:table-cell>
          <table:table-cell office:value-type="float" office:value="16.451881">
            <text:p>16,451881</text:p>
          </table:table-cell>
          <table:table-cell office:value-type="float" office:value="4.468795">
            <text:p>4,468795</text:p>
          </table:table-cell>
          <table:table-cell office:value-type="float" office:value="6.583131">
            <text:p>6,583131</text:p>
          </table:table-cell>
          <table:table-cell office:value-type="float" office:value="4.670974">
            <text:p>4,670974</text:p>
          </table:table-cell>
          <table:table-cell office:value-type="float" office:value="21.298584">
            <text:p>21,298584</text:p>
          </table:table-cell>
          <table:table-cell office:value-type="float" office:value="7.211806">
            <text:p>7,211806</text:p>
          </table:table-cell>
          <table:table-cell office:value-type="float" office:value="16.209875">
            <text:p>16,209875</text:p>
          </table:table-cell>
          <table:table-cell office:value-type="float" office:value="4.352554">
            <text:p>4,352554</text:p>
          </table:table-cell>
          <table:table-cell office:value-type="float" office:value="137.297089">
            <text:p>137,297089</text:p>
          </table:table-cell>
          <table:table-cell office:value-type="float" office:value="10.147391">
            <text:p>10,147391</text:p>
          </table:table-cell>
          <table:table-cell office:value-type="float" office:value="44.530071">
            <text:p>44,530071</text:p>
          </table:table-cell>
          <table:table-cell office:value-type="float" office:value="7.617864">
            <text:p>7,617864</text:p>
          </table:table-cell>
          <table:table-cell table:number-columns-repeated="2" office:value-type="float" office:value="0">
            <text:p>0</text:p>
          </table:table-cell>
          <table:table-cell office:value-type="float" office:value="18.039564">
            <text:p>18,039564</text:p>
          </table:table-cell>
          <table:table-cell office:value-type="float" office:value="18.040573">
            <text:p>18,040573</text:p>
          </table:table-cell>
          <table:table-cell office:value-type="float" office:value="39.13953">
            <text:p>39,13953</text:p>
          </table:table-cell>
          <table:table-cell office:value-type="float" office:value="8.653555">
            <text:p>8,653555</text:p>
          </table:table-cell>
          <table:table-cell office:value-type="float" office:value="18.443932">
            <text:p>18,443932</text:p>
          </table:table-cell>
          <table:table-cell office:value-type="float" office:value="9.370327">
            <text:p>9,370327</text:p>
          </table:table-cell>
          <table:table-cell office:value-type="float" office:value="25.451502">
            <text:p>25,451502</text:p>
          </table:table-cell>
          <table:table-cell office:value-type="float" office:value="9.663096">
            <text:p>9,663096</text:p>
          </table:table-cell>
          <table:table-cell office:value-type="float" office:value="12.138952">
            <text:p>12,138952</text:p>
          </table:table-cell>
          <table:table-cell office:value-type="float" office:value="10.16282">
            <text:p>10,16282</text:p>
          </table:table-cell>
          <table:table-cell office:value-type="float" office:value="47.957119">
            <text:p>47,957119</text:p>
          </table:table-cell>
          <table:table-cell office:value-type="float" office:value="32.229946">
            <text:p>32,229946</text:p>
          </table:table-cell>
          <table:table-cell table:number-columns-repeated="4" office:value-type="float" office:value="0">
            <text:p>0</text:p>
          </table:table-cell>
          <table:table-cell office:value-type="float" office:value="52.916714">
            <text:p>52,916714</text:p>
          </table:table-cell>
          <table:table-cell office:value-type="float" office:value="18.974781">
            <text:p>18,974781</text:p>
          </table:table-cell>
        </table:table-row>
        <table:table-row table:style-name="ro1">
          <table:table-cell office:value-type="string">
            <text:p>AFR579 <text:s text:c="5"/></text:p>
          </table:table-cell>
          <table:table-cell office:value-type="float" office:value="612.411255">
            <text:p>612,411255</text:p>
          </table:table-cell>
          <table:table-cell office:value-type="float" office:value="489.838531">
            <text:p>489,838531</text:p>
          </table:table-cell>
          <table:table-cell office:value-type="float" office:value="162.525803">
            <text:p>162,525803</text:p>
          </table:table-cell>
          <table:table-cell office:value-type="float" office:value="357.533813">
            <text:p>357,533813</text:p>
          </table:table-cell>
          <table:table-cell office:value-type="float" office:value="625.130676">
            <text:p>625,130676</text:p>
          </table:table-cell>
          <table:table-cell office:value-type="float" office:value="113.790634">
            <text:p>113,790634</text:p>
          </table:table-cell>
          <table:table-cell office:value-type="float" office:value="801.649475">
            <text:p>801,649475</text:p>
          </table:table-cell>
          <table:table-cell office:value-type="float" office:value="53.259941">
            <text:p>53,259941</text:p>
          </table:table-cell>
          <table:table-cell office:value-type="float" office:value="7.837945">
            <text:p>7,837945</text:p>
          </table:table-cell>
          <table:table-cell office:value-type="float" office:value="16.279633">
            <text:p>16,279633</text:p>
          </table:table-cell>
          <table:table-cell office:value-type="float" office:value="404.555878">
            <text:p>404,555878</text:p>
          </table:table-cell>
          <table:table-cell office:value-type="float" office:value="15.733938">
            <text:p>15,733938</text:p>
          </table:table-cell>
          <table:table-cell office:value-type="float" office:value="150.1884">
            <text:p>150,1884</text:p>
          </table:table-cell>
          <table:table-cell office:value-type="float" office:value="10.208361">
            <text:p>10,208361</text:p>
          </table:table-cell>
          <table:table-cell office:value-type="float" office:value="375.592865">
            <text:p>375,592865</text:p>
          </table:table-cell>
          <table:table-cell office:value-type="float" office:value="10.490001">
            <text:p>10,490001</text:p>
          </table:table-cell>
          <table:table-cell office:value-type="float" office:value="137.560989">
            <text:p>137,560989</text:p>
          </table:table-cell>
          <table:table-cell office:value-type="float" office:value="9.812315">
            <text:p>9,812315</text:p>
          </table:table-cell>
          <table:table-cell office:value-type="float" office:value="30.915075">
            <text:p>30,915075</text:p>
          </table:table-cell>
          <table:table-cell office:value-type="float" office:value="3.919505">
            <text:p>3,919505</text:p>
          </table:table-cell>
          <table:table-cell office:value-type="float" office:value="8.091161">
            <text:p>8,091161</text:p>
          </table:table-cell>
          <table:table-cell office:value-type="float" office:value="3.831542">
            <text:p>3,831542</text:p>
          </table:table-cell>
          <table:table-cell office:value-type="float" office:value="19.927689">
            <text:p>19,927689</text:p>
          </table:table-cell>
          <table:table-cell office:value-type="float" office:value="6.81085">
            <text:p>6,81085</text:p>
          </table:table-cell>
          <table:table-cell office:value-type="float" office:value="11.981212">
            <text:p>11,981212</text:p>
          </table:table-cell>
          <table:table-cell office:value-type="float" office:value="3.684419">
            <text:p>3,684419</text:p>
          </table:table-cell>
          <table:table-cell office:value-type="float" office:value="278.101715">
            <text:p>278,101715</text:p>
          </table:table-cell>
          <table:table-cell office:value-type="float" office:value="12.177155">
            <text:p>12,177155</text:p>
          </table:table-cell>
          <table:table-cell office:value-type="float" office:value="29.264172">
            <text:p>29,264172</text:p>
          </table:table-cell>
          <table:table-cell office:value-type="float" office:value="6.282331">
            <text:p>6,282331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112">
            <text:p>28,029112</text:p>
          </table:table-cell>
          <table:table-cell office:value-type="float" office:value="17.642418">
            <text:p>17,642418</text:p>
          </table:table-cell>
          <table:table-cell office:value-type="float" office:value="19.643934">
            <text:p>19,643934</text:p>
          </table:table-cell>
          <table:table-cell office:value-type="float" office:value="7.255941">
            <text:p>7,255941</text:p>
          </table:table-cell>
          <table:table-cell office:value-type="float" office:value="18.183825">
            <text:p>18,183825</text:p>
          </table:table-cell>
          <table:table-cell office:value-type="float" office:value="7.928882">
            <text:p>7,928882</text:p>
          </table:table-cell>
          <table:table-cell office:value-type="float" office:value="11.225662">
            <text:p>11,225662</text:p>
          </table:table-cell>
          <table:table-cell office:value-type="float" office:value="8.128375">
            <text:p>8,128375</text:p>
          </table:table-cell>
          <table:table-cell office:value-type="float" office:value="11.340698">
            <text:p>11,340698</text:p>
          </table:table-cell>
          <table:table-cell office:value-type="float" office:value="8.53901">
            <text:p>8,53901</text:p>
          </table:table-cell>
          <table:table-cell office:value-type="float" office:value="36.456432">
            <text:p>36,456432</text:p>
          </table:table-cell>
          <table:table-cell office:value-type="float" office:value="30.541037">
            <text:p>30,541037</text:p>
          </table:table-cell>
          <table:table-cell table:number-columns-repeated="4" office:value-type="float" office:value="0">
            <text:p>0</text:p>
          </table:table-cell>
          <table:table-cell office:value-type="float" office:value="40.829624">
            <text:p>40,829624</text:p>
          </table:table-cell>
          <table:table-cell office:value-type="float" office:value="16.014027">
            <text:p>16,014027</text:p>
          </table:table-cell>
        </table:table-row>
        <table:table-row table:style-name="ro1">
          <table:table-cell office:value-type="string">
            <text:p>AFR580 <text:s text:c="5"/></text:p>
          </table:table-cell>
          <table:table-cell office:value-type="float" office:value="789.921753">
            <text:p>789,921753</text:p>
          </table:table-cell>
          <table:table-cell office:value-type="float" office:value="552.767578">
            <text:p>552,767578</text:p>
          </table:table-cell>
          <table:table-cell office:value-type="float" office:value="463.52182">
            <text:p>463,52182</text:p>
          </table:table-cell>
          <table:table-cell office:value-type="float" office:value="374.807312">
            <text:p>374,807312</text:p>
          </table:table-cell>
          <table:table-cell office:value-type="float" office:value="424.390106">
            <text:p>424,390106</text:p>
          </table:table-cell>
          <table:table-cell office:value-type="float" office:value="115.612244">
            <text:p>115,612244</text:p>
          </table:table-cell>
          <table:table-cell office:value-type="float" office:value="367.18338">
            <text:p>367,18338</text:p>
          </table:table-cell>
          <table:table-cell office:value-type="float" office:value="50.461437">
            <text:p>50,461437</text:p>
          </table:table-cell>
          <table:table-cell office:value-type="float" office:value="49.740799">
            <text:p>49,740799</text:p>
          </table:table-cell>
          <table:table-cell office:value-type="float" office:value="18.418474">
            <text:p>18,418474</text:p>
          </table:table-cell>
          <table:table-cell office:value-type="float" office:value="353.986389">
            <text:p>353,986389</text:p>
          </table:table-cell>
          <table:table-cell office:value-type="float" office:value="15.791993">
            <text:p>15,791993</text:p>
          </table:table-cell>
          <table:table-cell office:value-type="float" office:value="35.75914">
            <text:p>35,75914</text:p>
          </table:table-cell>
          <table:table-cell office:value-type="float" office:value="9.382191">
            <text:p>9,382191</text:p>
          </table:table-cell>
          <table:table-cell office:value-type="float" office:value="478.147339">
            <text:p>478,147339</text:p>
          </table:table-cell>
          <table:table-cell office:value-type="float" office:value="11.917501">
            <text:p>11,917501</text:p>
          </table:table-cell>
          <table:table-cell office:value-type="float" office:value="324.119598">
            <text:p>324,119598</text:p>
          </table:table-cell>
          <table:table-cell office:value-type="float" office:value="11.355598">
            <text:p>11,355598</text:p>
          </table:table-cell>
          <table:table-cell office:value-type="float" office:value="17.681253">
            <text:p>17,681253</text:p>
          </table:table-cell>
          <table:table-cell office:value-type="float" office:value="4.184539">
            <text:p>4,184539</text:p>
          </table:table-cell>
          <table:table-cell office:value-type="float" office:value="0.029001">
            <text:p>0,029001</text:p>
          </table:table-cell>
          <table:table-cell office:value-type="float" office:value="4.147082">
            <text:p>4,147082</text:p>
          </table:table-cell>
          <table:table-cell office:value-type="float" office:value="29.817722">
            <text:p>29,817722</text:p>
          </table:table-cell>
          <table:table-cell office:value-type="float" office:value="7.091067">
            <text:p>7,091067</text:p>
          </table:table-cell>
          <table:table-cell office:value-type="float" office:value="14.73625">
            <text:p>14,73625</text:p>
          </table:table-cell>
          <table:table-cell office:value-type="float" office:value="4.072915">
            <text:p>4,072915</text:p>
          </table:table-cell>
          <table:table-cell office:value-type="float" office:value="66.837624">
            <text:p>66,837624</text:p>
          </table:table-cell>
          <table:table-cell office:value-type="float" office:value="8.80528">
            <text:p>8,80528</text:p>
          </table:table-cell>
          <table:table-cell office:value-type="float" office:value="38.300571">
            <text:p>38,300571</text:p>
          </table:table-cell>
          <table:table-cell office:value-type="float" office:value="6.989267">
            <text:p>6,98926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4314">
            <text:p>29,894314</text:p>
          </table:table-cell>
          <table:table-cell office:value-type="float" office:value="17.920792">
            <text:p>17,920792</text:p>
          </table:table-cell>
          <table:table-cell office:value-type="float" office:value="27.950752">
            <text:p>27,950752</text:p>
          </table:table-cell>
          <table:table-cell office:value-type="float" office:value="8.131761">
            <text:p>8,131761</text:p>
          </table:table-cell>
          <table:table-cell office:value-type="float" office:value="15.417235">
            <text:p>15,417235</text:p>
          </table:table-cell>
          <table:table-cell office:value-type="float" office:value="8.80116">
            <text:p>8,80116</text:p>
          </table:table-cell>
          <table:table-cell office:value-type="float" office:value="21.176252">
            <text:p>21,176252</text:p>
          </table:table-cell>
          <table:table-cell office:value-type="float" office:value="9.084758">
            <text:p>9,084758</text:p>
          </table:table-cell>
          <table:table-cell office:value-type="float" office:value="7.569641">
            <text:p>7,569641</text:p>
          </table:table-cell>
          <table:table-cell office:value-type="float" office:value="9.581403">
            <text:p>9,581403</text:p>
          </table:table-cell>
          <table:table-cell office:value-type="float" office:value="16.455233">
            <text:p>16,455233</text:p>
          </table:table-cell>
          <table:table-cell office:value-type="float" office:value="31.051113">
            <text:p>31,051113</text:p>
          </table:table-cell>
          <table:table-cell table:number-columns-repeated="4" office:value-type="float" office:value="0">
            <text:p>0</text:p>
          </table:table-cell>
          <table:table-cell office:value-type="float" office:value="56.961609">
            <text:p>56,961609</text:p>
          </table:table-cell>
          <table:table-cell office:value-type="float" office:value="17.983292">
            <text:p>17,983292</text:p>
          </table:table-cell>
        </table:table-row>
        <table:table-row table:style-name="ro1">
          <table:table-cell office:value-type="string">
            <text:p>AFR581 <text:s text:c="5"/></text:p>
          </table:table-cell>
          <table:table-cell office:value-type="float" office:value="1136.067261">
            <text:p>1136,067261</text:p>
          </table:table-cell>
          <table:table-cell office:value-type="float" office:value="564.205139">
            <text:p>564,205139</text:p>
          </table:table-cell>
          <table:table-cell office:value-type="float" office:value="397.920166">
            <text:p>397,920166</text:p>
          </table:table-cell>
          <table:table-cell office:value-type="float" office:value="374.644012">
            <text:p>374,644012</text:p>
          </table:table-cell>
          <table:table-cell office:value-type="float" office:value="371.500366">
            <text:p>371,500366</text:p>
          </table:table-cell>
          <table:table-cell office:value-type="float" office:value="117.133194">
            <text:p>117,133194</text:p>
          </table:table-cell>
          <table:table-cell office:value-type="float" office:value="222.541946">
            <text:p>222,541946</text:p>
          </table:table-cell>
          <table:table-cell office:value-type="float" office:value="49.642994">
            <text:p>49,642994</text:p>
          </table:table-cell>
          <table:table-cell office:value-type="float" office:value="6.029188">
            <text:p>6,029188</text:p>
          </table:table-cell>
          <table:table-cell office:value-type="float" office:value="18.389456">
            <text:p>18,389456</text:p>
          </table:table-cell>
          <table:table-cell office:value-type="float" office:value="329.271973">
            <text:p>329,271973</text:p>
          </table:table-cell>
          <table:table-cell office:value-type="float" office:value="15.59411">
            <text:p>15,59411</text:p>
          </table:table-cell>
          <table:table-cell office:value-type="float" office:value="193.359421">
            <text:p>193,359421</text:p>
          </table:table-cell>
          <table:table-cell office:value-type="float" office:value="11.408681">
            <text:p>11,408681</text:p>
          </table:table-cell>
          <table:table-cell office:value-type="float" office:value="463.506866">
            <text:p>463,506866</text:p>
          </table:table-cell>
          <table:table-cell office:value-type="float" office:value="11.755548">
            <text:p>11,755548</text:p>
          </table:table-cell>
          <table:table-cell office:value-type="float" office:value="213.004227">
            <text:p>213,004227</text:p>
          </table:table-cell>
          <table:table-cell office:value-type="float" office:value="10.492943">
            <text:p>10,492943</text:p>
          </table:table-cell>
          <table:table-cell office:value-type="float" office:value="23.430372">
            <text:p>23,430372</text:p>
          </table:table-cell>
          <table:table-cell office:value-type="float" office:value="4.24013">
            <text:p>4,24013</text:p>
          </table:table-cell>
          <table:table-cell office:value-type="float" office:value="3.770075">
            <text:p>3,770075</text:p>
          </table:table-cell>
          <table:table-cell office:value-type="float" office:value="4.350749">
            <text:p>4,350749</text:p>
          </table:table-cell>
          <table:table-cell office:value-type="float" office:value="20.490736">
            <text:p>20,490736</text:p>
          </table:table-cell>
          <table:table-cell office:value-type="float" office:value="7.081311">
            <text:p>7,081311</text:p>
          </table:table-cell>
          <table:table-cell office:value-type="float" office:value="7.410839">
            <text:p>7,410839</text:p>
          </table:table-cell>
          <table:table-cell office:value-type="float" office:value="4.061634">
            <text:p>4,061634</text:p>
          </table:table-cell>
          <table:table-cell office:value-type="float" office:value="52.105362">
            <text:p>52,105362</text:p>
          </table:table-cell>
          <table:table-cell office:value-type="float" office:value="8.752853">
            <text:p>8,752853</text:p>
          </table:table-cell>
          <table:table-cell office:value-type="float" office:value="42.338882">
            <text:p>42,338882</text:p>
          </table:table-cell>
          <table:table-cell office:value-type="float" office:value="7.216433">
            <text:p>7,216433</text:p>
          </table:table-cell>
          <table:table-cell table:number-columns-repeated="2" office:value-type="float" office:value="0">
            <text:p>0</text:p>
          </table:table-cell>
          <table:table-cell office:value-type="float" office:value="16.568928">
            <text:p>16,568928</text:p>
          </table:table-cell>
          <table:table-cell office:value-type="float" office:value="17.888121">
            <text:p>17,888121</text:p>
          </table:table-cell>
          <table:table-cell office:value-type="float" office:value="30.366512">
            <text:p>30,366512</text:p>
          </table:table-cell>
          <table:table-cell office:value-type="float" office:value="8.176867">
            <text:p>8,176867</text:p>
          </table:table-cell>
          <table:table-cell office:value-type="float" office:value="8.252477">
            <text:p>8,252477</text:p>
          </table:table-cell>
          <table:table-cell office:value-type="float" office:value="8.845003">
            <text:p>8,845003</text:p>
          </table:table-cell>
          <table:table-cell office:value-type="float" office:value="29.651751">
            <text:p>29,651751</text:p>
          </table:table-cell>
          <table:table-cell office:value-type="float" office:value="9.243324">
            <text:p>9,243324</text:p>
          </table:table-cell>
          <table:table-cell office:value-type="float" office:value="9.799244">
            <text:p>9,799244</text:p>
          </table:table-cell>
          <table:table-cell office:value-type="float" office:value="9.665545">
            <text:p>9,665545</text:p>
          </table:table-cell>
          <table:table-cell office:value-type="float" office:value="15.455186">
            <text:p>15,455186</text:p>
          </table:table-cell>
          <table:table-cell office:value-type="float" office:value="31.466858">
            <text:p>31,466858</text:p>
          </table:table-cell>
          <table:table-cell table:number-columns-repeated="4" office:value-type="float" office:value="0">
            <text:p>0</text:p>
          </table:table-cell>
          <table:table-cell office:value-type="float" office:value="58.531979">
            <text:p>58,531979</text:p>
          </table:table-cell>
          <table:table-cell office:value-type="float" office:value="18.033161">
            <text:p>18,033161</text:p>
          </table:table-cell>
        </table:table-row>
        <table:table-row table:style-name="ro1">
          <table:table-cell office:value-type="string">
            <text:p>AFR582 <text:s text:c="5"/></text:p>
          </table:table-cell>
          <table:table-cell office:value-type="float" office:value="1251.449097">
            <text:p>1251,449097</text:p>
          </table:table-cell>
          <table:table-cell office:value-type="float" office:value="609.208679">
            <text:p>609,208679</text:p>
          </table:table-cell>
          <table:table-cell office:value-type="float" office:value="224.268555">
            <text:p>224,268555</text:p>
          </table:table-cell>
          <table:table-cell office:value-type="float" office:value="389.502716">
            <text:p>389,502716</text:p>
          </table:table-cell>
          <table:table-cell office:value-type="float" office:value="554.210327">
            <text:p>554,210327</text:p>
          </table:table-cell>
          <table:table-cell office:value-type="float" office:value="120.937416">
            <text:p>120,937416</text:p>
          </table:table-cell>
          <table:table-cell office:value-type="float" office:value="370.975464">
            <text:p>370,975464</text:p>
          </table:table-cell>
          <table:table-cell office:value-type="float" office:value="52.860836">
            <text:p>52,860836</text:p>
          </table:table-cell>
          <table:table-cell office:value-type="float" office:value="4.521891">
            <text:p>4,521891</text:p>
          </table:table-cell>
          <table:table-cell office:value-type="float" office:value="20.198">
            <text:p>20,198</text:p>
          </table:table-cell>
          <table:table-cell office:value-type="float" office:value="366.723816">
            <text:p>366,723816</text:p>
          </table:table-cell>
          <table:table-cell office:value-type="float" office:value="16.929041">
            <text:p>16,929041</text:p>
          </table:table-cell>
          <table:table-cell office:value-type="float" office:value="222.096771">
            <text:p>222,096771</text:p>
          </table:table-cell>
          <table:table-cell office:value-type="float" office:value="12.547124">
            <text:p>12,547124</text:p>
          </table:table-cell>
          <table:table-cell office:value-type="float" office:value="490.300323">
            <text:p>490,300323</text:p>
          </table:table-cell>
          <table:table-cell office:value-type="float" office:value="12.202966">
            <text:p>12,202966</text:p>
          </table:table-cell>
          <table:table-cell office:value-type="float" office:value="341.512573">
            <text:p>341,512573</text:p>
          </table:table-cell>
          <table:table-cell office:value-type="float" office:value="11.572499">
            <text:p>11,572499</text:p>
          </table:table-cell>
          <table:table-cell office:value-type="float" office:value="17.428146">
            <text:p>17,428146</text:p>
          </table:table-cell>
          <table:table-cell office:value-type="float" office:value="4.579305">
            <text:p>4,579305</text:p>
          </table:table-cell>
          <table:table-cell office:value-type="float" office:value="5.916117">
            <text:p>5,916117</text:p>
          </table:table-cell>
          <table:table-cell office:value-type="float" office:value="4.728595">
            <text:p>4,728595</text:p>
          </table:table-cell>
          <table:table-cell office:value-type="float" office:value="29.915642">
            <text:p>29,915642</text:p>
          </table:table-cell>
          <table:table-cell office:value-type="float" office:value="7.321532">
            <text:p>7,321532</text:p>
          </table:table-cell>
          <table:table-cell office:value-type="float" office:value="12.023925">
            <text:p>12,023925</text:p>
          </table:table-cell>
          <table:table-cell office:value-type="float" office:value="4.451427">
            <text:p>4,451427</text:p>
          </table:table-cell>
          <table:table-cell office:value-type="float" office:value="74.61351">
            <text:p>74,61351</text:p>
          </table:table-cell>
          <table:table-cell office:value-type="float" office:value="9.238146">
            <text:p>9,238146</text:p>
          </table:table-cell>
          <table:table-cell office:value-type="float" office:value="56.53635">
            <text:p>56,53635</text:p>
          </table:table-cell>
          <table:table-cell office:value-type="float" office:value="7.961942">
            <text:p>7,961942</text:p>
          </table:table-cell>
          <table:table-cell table:number-columns-repeated="2" office:value-type="float" office:value="0">
            <text:p>0</text:p>
          </table:table-cell>
          <table:table-cell office:value-type="float" office:value="24.962305">
            <text:p>24,962305</text:p>
          </table:table-cell>
          <table:table-cell office:value-type="float" office:value="18.176558">
            <text:p>18,176558</text:p>
          </table:table-cell>
          <table:table-cell office:value-type="float" office:value="34.286827">
            <text:p>34,286827</text:p>
          </table:table-cell>
          <table:table-cell office:value-type="float" office:value="9.111913">
            <text:p>9,111913</text:p>
          </table:table-cell>
          <table:table-cell office:value-type="float" office:value="19.48436">
            <text:p>19,48436</text:p>
          </table:table-cell>
          <table:table-cell office:value-type="float" office:value="9.796392">
            <text:p>9,796392</text:p>
          </table:table-cell>
          <table:table-cell office:value-type="float" office:value="27.401619">
            <text:p>27,401619</text:p>
          </table:table-cell>
          <table:table-cell office:value-type="float" office:value="10.289243">
            <text:p>10,289243</text:p>
          </table:table-cell>
          <table:table-cell office:value-type="float" office:value="8.422946">
            <text:p>8,422946</text:p>
          </table:table-cell>
          <table:table-cell office:value-type="float" office:value="10.765261">
            <text:p>10,765261</text:p>
          </table:table-cell>
          <table:table-cell office:value-type="float" office:value="37.456482">
            <text:p>37,456482</text:p>
          </table:table-cell>
          <table:table-cell office:value-type="float" office:value="32.513138">
            <text:p>32,513138</text:p>
          </table:table-cell>
          <table:table-cell table:number-columns-repeated="4" office:value-type="float" office:value="0">
            <text:p>0</text:p>
          </table:table-cell>
          <table:table-cell office:value-type="float" office:value="48.776646">
            <text:p>48,776646</text:p>
          </table:table-cell>
          <table:table-cell office:value-type="float" office:value="20.299971">
            <text:p>20,299971</text:p>
          </table:table-cell>
        </table:table-row>
        <table:table-row table:style-name="ro1">
          <table:table-cell office:value-type="string">
            <text:p>AFR583 <text:s text:c="5"/></text:p>
          </table:table-cell>
          <table:table-cell office:value-type="float" office:value="1214.68042">
            <text:p>1214,68042</text:p>
          </table:table-cell>
          <table:table-cell office:value-type="float" office:value="802.016174">
            <text:p>802,016174</text:p>
          </table:table-cell>
          <table:table-cell office:value-type="float" office:value="963.984009">
            <text:p>963,984009</text:p>
          </table:table-cell>
          <table:table-cell office:value-type="float" office:value="441.030579">
            <text:p>441,030579</text:p>
          </table:table-cell>
          <table:table-cell office:value-type="float" office:value="542.755859">
            <text:p>542,755859</text:p>
          </table:table-cell>
          <table:table-cell office:value-type="float" office:value="138.832809">
            <text:p>138,832809</text:p>
          </table:table-cell>
          <table:table-cell office:value-type="float" office:value="316.460693">
            <text:p>316,460693</text:p>
          </table:table-cell>
          <table:table-cell office:value-type="float" office:value="58.987442">
            <text:p>58,987442</text:p>
          </table:table-cell>
          <table:table-cell office:value-type="float" office:value="34.932865">
            <text:p>34,932865</text:p>
          </table:table-cell>
          <table:table-cell office:value-type="float" office:value="25.005758">
            <text:p>25,005758</text:p>
          </table:table-cell>
          <table:table-cell office:value-type="float" office:value="297.403473">
            <text:p>297,403473</text:p>
          </table:table-cell>
          <table:table-cell office:value-type="float" office:value="18.379374">
            <text:p>18,379374</text:p>
          </table:table-cell>
          <table:table-cell office:value-type="float" office:value="165.100082">
            <text:p>165,100082</text:p>
          </table:table-cell>
          <table:table-cell office:value-type="float" office:value="14.180787">
            <text:p>14,180787</text:p>
          </table:table-cell>
          <table:table-cell office:value-type="float" office:value="390.034668">
            <text:p>390,034668</text:p>
          </table:table-cell>
          <table:table-cell office:value-type="float" office:value="11.820433">
            <text:p>11,820433</text:p>
          </table:table-cell>
          <table:table-cell office:value-type="float" office:value="141.111572">
            <text:p>141,111572</text:p>
          </table:table-cell>
          <table:table-cell office:value-type="float" office:value="10.825236">
            <text:p>10,825236</text:p>
          </table:table-cell>
          <table:table-cell office:value-type="float" office:value="23.189245">
            <text:p>23,189245</text:p>
          </table:table-cell>
          <table:table-cell office:value-type="float" office:value="5.919662">
            <text:p>5,919662</text:p>
          </table:table-cell>
          <table:table-cell office:value-type="float" office:value="3.910999">
            <text:p>3,910999</text:p>
          </table:table-cell>
          <table:table-cell office:value-type="float" office:value="6.142222">
            <text:p>6,142222</text:p>
          </table:table-cell>
          <table:table-cell office:value-type="float" office:value="33.880554">
            <text:p>33,880554</text:p>
          </table:table-cell>
          <table:table-cell office:value-type="float" office:value="8.178358">
            <text:p>8,178358</text:p>
          </table:table-cell>
          <table:table-cell office:value-type="float" office:value="27.607021">
            <text:p>27,607021</text:p>
          </table:table-cell>
          <table:table-cell office:value-type="float" office:value="5.840046">
            <text:p>5,840046</text:p>
          </table:table-cell>
          <table:table-cell office:value-type="float" office:value="98.303131">
            <text:p>98,303131</text:p>
          </table:table-cell>
          <table:table-cell office:value-type="float" office:value="10.731064">
            <text:p>10,731064</text:p>
          </table:table-cell>
          <table:table-cell office:value-type="float" office:value="88.044785">
            <text:p>88,044785</text:p>
          </table:table-cell>
          <table:table-cell office:value-type="float" office:value="10.163286">
            <text:p>10,163286</text:p>
          </table:table-cell>
          <table:table-cell table:number-columns-repeated="2" office:value-type="float" office:value="0">
            <text:p>0</text:p>
          </table:table-cell>
          <table:table-cell office:value-type="float" office:value="32.792873">
            <text:p>32,792873</text:p>
          </table:table-cell>
          <table:table-cell office:value-type="float" office:value="19.24592">
            <text:p>19,24592</text:p>
          </table:table-cell>
          <table:table-cell office:value-type="float" office:value="51.546013">
            <text:p>51,546013</text:p>
          </table:table-cell>
          <table:table-cell office:value-type="float" office:value="11.701036">
            <text:p>11,701036</text:p>
          </table:table-cell>
          <table:table-cell office:value-type="float" office:value="29.172472">
            <text:p>29,172472</text:p>
          </table:table-cell>
          <table:table-cell office:value-type="float" office:value="12.696684">
            <text:p>12,696684</text:p>
          </table:table-cell>
          <table:table-cell office:value-type="float" office:value="28.322142">
            <text:p>28,322142</text:p>
          </table:table-cell>
          <table:table-cell office:value-type="float" office:value="13.023706">
            <text:p>13,023706</text:p>
          </table:table-cell>
          <table:table-cell office:value-type="float" office:value="18.010729">
            <text:p>18,010729</text:p>
          </table:table-cell>
          <table:table-cell office:value-type="float" office:value="13.730499">
            <text:p>13,730499</text:p>
          </table:table-cell>
          <table:table-cell office:value-type="float" office:value="137.179596">
            <text:p>137,179596</text:p>
          </table:table-cell>
          <table:table-cell office:value-type="float" office:value="35.364918">
            <text:p>35,364918</text:p>
          </table:table-cell>
          <table:table-cell table:number-columns-repeated="4" office:value-type="float" office:value="0">
            <text:p>0</text:p>
          </table:table-cell>
          <table:table-cell office:value-type="float" office:value="77.153206">
            <text:p>77,153206</text:p>
          </table:table-cell>
          <table:table-cell office:value-type="float" office:value="25.677908">
            <text:p>25,677908</text:p>
          </table:table-cell>
        </table:table-row>
        <table:table-row table:style-name="ro1">
          <table:table-cell office:value-type="string">
            <text:p>AFR584 <text:s text:c="5"/></text:p>
          </table:table-cell>
          <table:table-cell office:value-type="float" office:value="967.43219">
            <text:p>967,43219</text:p>
          </table:table-cell>
          <table:table-cell office:value-type="float" office:value="668.745483">
            <text:p>668,745483</text:p>
          </table:table-cell>
          <table:table-cell office:value-type="float" office:value="448.086182">
            <text:p>448,086182</text:p>
          </table:table-cell>
          <table:table-cell office:value-type="float" office:value="408.622009">
            <text:p>408,622009</text:p>
          </table:table-cell>
          <table:table-cell office:value-type="float" office:value="465.259399">
            <text:p>465,259399</text:p>
          </table:table-cell>
          <table:table-cell office:value-type="float" office:value="128.577606">
            <text:p>128,577606</text:p>
          </table:table-cell>
          <table:table-cell office:value-type="float" office:value="765.895386">
            <text:p>765,895386</text:p>
          </table:table-cell>
          <table:table-cell office:value-type="float" office:value="59.769623">
            <text:p>59,769623</text:p>
          </table:table-cell>
          <table:table-cell office:value-type="float" office:value="4.220431">
            <text:p>4,220431</text:p>
          </table:table-cell>
          <table:table-cell office:value-type="float" office:value="22.609627">
            <text:p>22,609627</text:p>
          </table:table-cell>
          <table:table-cell office:value-type="float" office:value="306.45871">
            <text:p>306,45871</text:p>
          </table:table-cell>
          <table:table-cell office:value-type="float" office:value="17.195042">
            <text:p>17,195042</text:p>
          </table:table-cell>
          <table:table-cell office:value-type="float" office:value="179.055756">
            <text:p>179,055756</text:p>
          </table:table-cell>
          <table:table-cell office:value-type="float" office:value="12.597992">
            <text:p>12,597992</text:p>
          </table:table-cell>
          <table:table-cell office:value-type="float" office:value="359.957367">
            <text:p>359,957367</text:p>
          </table:table-cell>
          <table:table-cell office:value-type="float" office:value="11.117606">
            <text:p>11,117606</text:p>
          </table:table-cell>
          <table:table-cell office:value-type="float" office:value="600.523315">
            <text:p>600,523315</text:p>
          </table:table-cell>
          <table:table-cell office:value-type="float" office:value="14.074021">
            <text:p>14,074021</text:p>
          </table:table-cell>
          <table:table-cell office:value-type="float" office:value="38.869831">
            <text:p>38,869831</text:p>
          </table:table-cell>
          <table:table-cell office:value-type="float" office:value="5.166068">
            <text:p>5,166068</text:p>
          </table:table-cell>
          <table:table-cell table:number-columns-repeated="2" office:value-type="float" office:value="0">
            <text:p>0</text:p>
          </table:table-cell>
          <table:table-cell office:value-type="float" office:value="36.109154">
            <text:p>36,109154</text:p>
          </table:table-cell>
          <table:table-cell office:value-type="float" office:value="7.613962">
            <text:p>7,613962</text:p>
          </table:table-cell>
          <table:table-cell office:value-type="float" office:value="21.015173">
            <text:p>21,015173</text:p>
          </table:table-cell>
          <table:table-cell office:value-type="float" office:value="4.937445">
            <text:p>4,937445</text:p>
          </table:table-cell>
          <table:table-cell office:value-type="float" office:value="216.142349">
            <text:p>216,142349</text:p>
          </table:table-cell>
          <table:table-cell office:value-type="float" office:value="11.759975">
            <text:p>11,759975</text:p>
          </table:table-cell>
          <table:table-cell office:value-type="float" office:value="64.28701">
            <text:p>64,28701</text:p>
          </table:table-cell>
          <table:table-cell office:value-type="float" office:value="8.508751">
            <text:p>8,508751</text:p>
          </table:table-cell>
          <table:table-cell table:number-columns-repeated="2" office:value-type="float" office:value="0">
            <text:p>0</text:p>
          </table:table-cell>
          <table:table-cell office:value-type="float" office:value="30.773102">
            <text:p>30,773102</text:p>
          </table:table-cell>
          <table:table-cell office:value-type="float" office:value="18.507507">
            <text:p>18,507507</text:p>
          </table:table-cell>
          <table:table-cell office:value-type="float" office:value="38.291897">
            <text:p>38,291897</text:p>
          </table:table-cell>
          <table:table-cell office:value-type="float" office:value="9.856813">
            <text:p>9,856813</text:p>
          </table:table-cell>
          <table:table-cell office:value-type="float" office:value="15.417235">
            <text:p>15,417235</text:p>
          </table:table-cell>
          <table:table-cell office:value-type="float" office:value="10.668355">
            <text:p>10,668355</text:p>
          </table:table-cell>
          <table:table-cell office:value-type="float" office:value="31.876883">
            <text:p>31,876883</text:p>
          </table:table-cell>
          <table:table-cell office:value-type="float" office:value="11.017885">
            <text:p>11,017885</text:p>
          </table:table-cell>
          <table:table-cell office:value-type="float" office:value="9.826771">
            <text:p>9,826771</text:p>
          </table:table-cell>
          <table:table-cell office:value-type="float" office:value="11.564211">
            <text:p>11,564211</text:p>
          </table:table-cell>
          <table:table-cell office:value-type="float" office:value="37.95652">
            <text:p>37,95652</text:p>
          </table:table-cell>
          <table:table-cell office:value-type="float" office:value="33.278599">
            <text:p>33,278599</text:p>
          </table:table-cell>
          <table:table-cell table:number-columns-repeated="4" office:value-type="float" office:value="0">
            <text:p>0</text:p>
          </table:table-cell>
          <table:table-cell office:value-type="float" office:value="56.390564">
            <text:p>56,390564</text:p>
          </table:table-cell>
          <table:table-cell office:value-type="float" office:value="21.687008">
            <text:p>21,687008</text:p>
          </table:table-cell>
        </table:table-row>
        <table:table-row table:style-name="ro1">
          <table:table-cell office:value-type="string">
            <text:p>AFR585 <text:s text:c="5"/></text:p>
          </table:table-cell>
          <table:table-cell office:value-type="float" office:value="523.656006">
            <text:p>523,656006</text:p>
          </table:table-cell>
          <table:table-cell office:value-type="float" office:value="507.094055">
            <text:p>507,094055</text:p>
          </table:table-cell>
          <table:table-cell office:value-type="float" office:value="505.970032">
            <text:p>505,970032</text:p>
          </table:table-cell>
          <table:table-cell office:value-type="float" office:value="362.913666">
            <text:p>362,913666</text:p>
          </table:table-cell>
          <table:table-cell office:value-type="float" office:value="420.783966">
            <text:p>420,783966</text:p>
          </table:table-cell>
          <table:table-cell office:value-type="float" office:value="113.19767">
            <text:p>113,19767</text:p>
          </table:table-cell>
          <table:table-cell office:value-type="float" office:value="383.435242">
            <text:p>383,435242</text:p>
          </table:table-cell>
          <table:table-cell office:value-type="float" office:value="48.988144">
            <text:p>48,988144</text:p>
          </table:table-cell>
          <table:table-cell office:value-type="float" office:value="21.705076">
            <text:p>21,705076</text:p>
          </table:table-cell>
          <table:table-cell office:value-type="float" office:value="16.887836">
            <text:p>16,887836</text:p>
          </table:table-cell>
          <table:table-cell office:value-type="float" office:value="416.152649">
            <text:p>416,152649</text:p>
          </table:table-cell>
          <table:table-cell office:value-type="float" office:value="16.009308">
            <text:p>16,009308</text:p>
          </table:table-cell>
          <table:table-cell office:value-type="float" office:value="60.075359">
            <text:p>60,075359</text:p>
          </table:table-cell>
          <table:table-cell office:value-type="float" office:value="9.159681">
            <text:p>9,159681</text:p>
          </table:table-cell>
          <table:table-cell office:value-type="float" office:value="705.927673">
            <text:p>705,927673</text:p>
          </table:table-cell>
          <table:table-cell office:value-type="float" office:value="14.380492">
            <text:p>14,380492</text:p>
          </table:table-cell>
          <table:table-cell office:value-type="float" office:value="256.652771">
            <text:p>256,652771</text:p>
          </table:table-cell>
          <table:table-cell office:value-type="float" office:value="10.66735">
            <text:p>10,66735</text:p>
          </table:table-cell>
          <table:table-cell office:value-type="float" office:value="17.970518">
            <text:p>17,970518</text:p>
          </table:table-cell>
          <table:table-cell office:value-type="float" office:value="3.790527">
            <text:p>3,790527</text:p>
          </table:table-cell>
          <table:table-cell office:value-type="float" office:value="0.087002">
            <text:p>0,087002</text:p>
          </table:table-cell>
          <table:table-cell office:value-type="float" office:value="3.857077">
            <text:p>3,857077</text:p>
          </table:table-cell>
          <table:table-cell office:value-type="float" office:value="23.403891">
            <text:p>23,403891</text:p>
          </table:table-cell>
          <table:table-cell office:value-type="float" office:value="6.858011">
            <text:p>6,858011</text:p>
          </table:table-cell>
          <table:table-cell office:value-type="float" office:value="13.177197">
            <text:p>13,177197</text:p>
          </table:table-cell>
          <table:table-cell office:value-type="float" office:value="3.729289">
            <text:p>3,729289</text:p>
          </table:table-cell>
          <table:table-cell office:value-type="float" office:value="113.721664">
            <text:p>113,721664</text:p>
          </table:table-cell>
          <table:table-cell office:value-type="float" office:value="9.235097">
            <text:p>9,235097</text:p>
          </table:table-cell>
          <table:table-cell office:value-type="float" office:value="29.716898">
            <text:p>29,716898</text:p>
          </table:table-cell>
          <table:table-cell office:value-type="float" office:value="6.391456">
            <text:p>6,391456</text:p>
          </table:table-cell>
          <table:table-cell table:number-columns-repeated="2" office:value-type="float" office:value="0">
            <text:p>0</text:p>
          </table:table-cell>
          <table:table-cell office:value-type="float" office:value="30.504084">
            <text:p>30,504084</text:p>
          </table:table-cell>
          <table:table-cell office:value-type="float" office:value="17.691423">
            <text:p>17,691423</text:p>
          </table:table-cell>
          <table:table-cell office:value-type="float" office:value="22.504702">
            <text:p>22,504702</text:p>
          </table:table-cell>
          <table:table-cell office:value-type="float" office:value="7.449072">
            <text:p>7,449072</text:p>
          </table:table-cell>
          <table:table-cell office:value-type="float" office:value="12.012201">
            <text:p>12,012201</text:p>
          </table:table-cell>
          <table:table-cell office:value-type="float" office:value="7.971956">
            <text:p>7,971956</text:p>
          </table:table-cell>
          <table:table-cell office:value-type="float" office:value="16.725988">
            <text:p>16,725988</text:p>
          </table:table-cell>
          <table:table-cell office:value-type="float" office:value="8.281799">
            <text:p>8,281799</text:p>
          </table:table-cell>
          <table:table-cell office:value-type="float" office:value="9.771718">
            <text:p>9,771718</text:p>
          </table:table-cell>
          <table:table-cell office:value-type="float" office:value="8.675035">
            <text:p>8,675035</text:p>
          </table:table-cell>
          <table:table-cell table:number-columns-repeated="6" office:value-type="float" office:value="0">
            <text:p>0</text:p>
          </table:table-cell>
          <table:table-cell office:value-type="float" office:value="40.686863">
            <text:p>40,686863</text:p>
          </table:table-cell>
          <table:table-cell office:value-type="float" office:value="16.441494">
            <text:p>16,441494</text:p>
          </table:table-cell>
        </table:table-row>
        <table:table-row table:style-name="ro1">
          <table:table-cell office:value-type="string">
            <text:p>AFR586 <text:s text:c="5"/></text:p>
          </table:table-cell>
          <table:table-cell office:value-type="float" office:value="222.119736">
            <text:p>222,119736</text:p>
          </table:table-cell>
          <table:table-cell office:value-type="float" office:value="533.290649">
            <text:p>533,290649</text:p>
          </table:table-cell>
          <table:table-cell office:value-type="float" office:value="533.73175">
            <text:p>533,73175</text:p>
          </table:table-cell>
          <table:table-cell office:value-type="float" office:value="372.70639">
            <text:p>372,70639</text:p>
          </table:table-cell>
          <table:table-cell office:value-type="float" office:value="432.123047">
            <text:p>432,123047</text:p>
          </table:table-cell>
          <table:table-cell office:value-type="float" office:value="117.326332">
            <text:p>117,326332</text:p>
          </table:table-cell>
          <table:table-cell office:value-type="float" office:value="467.902985">
            <text:p>467,902985</text:p>
          </table:table-cell>
          <table:table-cell office:value-type="float" office:value="51.289803">
            <text:p>51,289803</text:p>
          </table:table-cell>
          <table:table-cell office:value-type="float" office:value="15.692252">
            <text:p>15,692252</text:p>
          </table:table-cell>
          <table:table-cell office:value-type="float" office:value="18.411148">
            <text:p>18,411148</text:p>
          </table:table-cell>
          <table:table-cell office:value-type="float" office:value="449.129944">
            <text:p>449,129944</text:p>
          </table:table-cell>
          <table:table-cell office:value-type="float" office:value="17.327023">
            <text:p>17,327023</text:p>
          </table:table-cell>
          <table:table-cell office:value-type="float" office:value="341.042725">
            <text:p>341,042725</text:p>
          </table:table-cell>
          <table:table-cell office:value-type="float" office:value="13.662888">
            <text:p>13,662888</text:p>
          </table:table-cell>
          <table:table-cell office:value-type="float" office:value="1304.568115">
            <text:p>1304,568115</text:p>
          </table:table-cell>
          <table:table-cell office:value-type="float" office:value="22.144657">
            <text:p>22,144657</text:p>
          </table:table-cell>
          <table:table-cell office:value-type="float" office:value="373.100525">
            <text:p>373,100525</text:p>
          </table:table-cell>
          <table:table-cell office:value-type="float" office:value="11.716084">
            <text:p>11,716084</text:p>
          </table:table-cell>
          <table:table-cell office:value-type="float" office:value="23.273851">
            <text:p>23,273851</text:p>
          </table:table-cell>
          <table:table-cell office:value-type="float" office:value="4.172247">
            <text:p>4,172247</text:p>
          </table:table-cell>
          <table:table-cell office:value-type="float" office:value="3.07727">
            <text:p>3,07727</text:p>
          </table:table-cell>
          <table:table-cell office:value-type="float" office:value="4.209929">
            <text:p>4,209929</text:p>
          </table:table-cell>
          <table:table-cell office:value-type="float" office:value="19.693468">
            <text:p>19,693468</text:p>
          </table:table-cell>
          <table:table-cell office:value-type="float" office:value="6.998554">
            <text:p>6,998554</text:p>
          </table:table-cell>
          <table:table-cell office:value-type="float" office:value="17.402651">
            <text:p>17,402651</text:p>
          </table:table-cell>
          <table:table-cell office:value-type="float" office:value="3.998008">
            <text:p>3,998008</text:p>
          </table:table-cell>
          <table:table-cell office:value-type="float" office:value="124.021194">
            <text:p>124,021194</text:p>
          </table:table-cell>
          <table:table-cell office:value-type="float" office:value="9.545706">
            <text:p>9,545706</text:p>
          </table:table-cell>
          <table:table-cell office:value-type="float" office:value="36.89032">
            <text:p>36,89032</text:p>
          </table:table-cell>
          <table:table-cell office:value-type="float" office:value="6.758668">
            <text:p>6,758668</text:p>
          </table:table-cell>
          <table:table-cell table:number-columns-repeated="2" office:value-type="float" office:value="0">
            <text:p>0</text:p>
          </table:table-cell>
          <table:table-cell office:value-type="float" office:value="45.643158">
            <text:p>45,643158</text:p>
          </table:table-cell>
          <table:table-cell office:value-type="float" office:value="17.846634">
            <text:p>17,846634</text:p>
          </table:table-cell>
          <table:table-cell office:value-type="float" office:value="34.492317">
            <text:p>34,492317</text:p>
          </table:table-cell>
          <table:table-cell office:value-type="float" office:value="7.91574">
            <text:p>7,91574</text:p>
          </table:table-cell>
          <table:table-cell office:value-type="float" office:value="13.776376">
            <text:p>13,776376</text:p>
          </table:table-cell>
          <table:table-cell office:value-type="float" office:value="8.596424">
            <text:p>8,596424</text:p>
          </table:table-cell>
          <table:table-cell office:value-type="float" office:value="26.329008">
            <text:p>26,329008</text:p>
          </table:table-cell>
          <table:table-cell office:value-type="float" office:value="8.849374">
            <text:p>8,849374</text:p>
          </table:table-cell>
          <table:table-cell office:value-type="float" office:value="10.443232">
            <text:p>10,443232</text:p>
          </table:table-cell>
          <table:table-cell office:value-type="float" office:value="9.290579">
            <text:p>9,290579</text:p>
          </table:table-cell>
          <table:table-cell table:number-columns-repeated="6" office:value-type="float" office:value="0">
            <text:p>0</text:p>
          </table:table-cell>
          <table:table-cell office:value-type="float" office:value="39.49078">
            <text:p>39,49078</text:p>
          </table:table-cell>
          <table:table-cell office:value-type="float" office:value="17.361137">
            <text:p>17,361137</text:p>
          </table:table-cell>
        </table:table-row>
        <table:table-row table:style-name="ro1">
          <table:table-cell office:value-type="string">
            <text:p>AFR587 <text:s text:c="5"/></text:p>
          </table:table-cell>
          <table:table-cell office:value-type="float" office:value="869.801453">
            <text:p>869,801453</text:p>
          </table:table-cell>
          <table:table-cell office:value-type="float" office:value="650.473022">
            <text:p>650,473022</text:p>
          </table:table-cell>
          <table:table-cell office:value-type="float" office:value="942.028442">
            <text:p>942,028442</text:p>
          </table:table-cell>
          <table:table-cell office:value-type="float" office:value="404.82254">
            <text:p>404,82254</text:p>
          </table:table-cell>
          <table:table-cell office:value-type="float" office:value="443.622681">
            <text:p>443,622681</text:p>
          </table:table-cell>
          <table:table-cell office:value-type="float" office:value="125.85331">
            <text:p>125,85331</text:p>
          </table:table-cell>
          <table:table-cell office:value-type="float" office:value="516.158691">
            <text:p>516,158691</text:p>
          </table:table-cell>
          <table:table-cell office:value-type="float" office:value="55.495922">
            <text:p>55,495922</text:p>
          </table:table-cell>
          <table:table-cell office:value-type="float" office:value="2.110216">
            <text:p>2,110216</text:p>
          </table:table-cell>
          <table:table-cell office:value-type="float" office:value="20.800745">
            <text:p>20,800745</text:p>
          </table:table-cell>
          <table:table-cell office:value-type="float" office:value="235.167114">
            <text:p>235,167114</text:p>
          </table:table-cell>
          <table:table-cell office:value-type="float" office:value="15.681314">
            <text:p>15,681314</text:p>
          </table:table-cell>
          <table:table-cell office:value-type="float" office:value="274.630219">
            <text:p>274,630219</text:p>
          </table:table-cell>
          <table:table-cell office:value-type="float" office:value="13.697092">
            <text:p>13,697092</text:p>
          </table:table-cell>
          <table:table-cell office:value-type="float" office:value="658.381653">
            <text:p>658,381653</text:p>
          </table:table-cell>
          <table:table-cell office:value-type="float" office:value="14.288275">
            <text:p>14,288275</text:p>
          </table:table-cell>
          <table:table-cell office:value-type="float" office:value="179.658539">
            <text:p>179,658539</text:p>
          </table:table-cell>
          <table:table-cell office:value-type="float" office:value="10.568676">
            <text:p>10,568676</text:p>
          </table:table-cell>
          <table:table-cell office:value-type="float" office:value="17.138884">
            <text:p>17,138884</text:p>
          </table:table-cell>
          <table:table-cell office:value-type="float" office:value="4.902456">
            <text:p>4,902456</text:p>
          </table:table-cell>
          <table:table-cell office:value-type="float" office:value="8.787174">
            <text:p>8,787174</text:p>
          </table:table-cell>
          <table:table-cell office:value-type="float" office:value="5.136151">
            <text:p>5,136151</text:p>
          </table:table-cell>
          <table:table-cell office:value-type="float" office:value="26.096722">
            <text:p>26,096722</text:p>
          </table:table-cell>
          <table:table-cell office:value-type="float" office:value="7.493098">
            <text:p>7,493098</text:p>
          </table:table-cell>
          <table:table-cell office:value-type="float" office:value="15.163387">
            <text:p>15,163387</text:p>
          </table:table-cell>
          <table:table-cell office:value-type="float" office:value="4.776219">
            <text:p>4,776219</text:p>
          </table:table-cell>
          <table:table-cell office:value-type="float" office:value="93.672066">
            <text:p>93,672066</text:p>
          </table:table-cell>
          <table:table-cell office:value-type="float" office:value="9.785656">
            <text:p>9,785656</text:p>
          </table:table-cell>
          <table:table-cell office:value-type="float" office:value="58.021294">
            <text:p>58,021294</text:p>
          </table:table-cell>
          <table:table-cell office:value-type="float" office:value="8.253318">
            <text:p>8,253318</text:p>
          </table:table-cell>
          <table:table-cell table:number-columns-repeated="2" office:value-type="float" office:value="0">
            <text:p>0</text:p>
          </table:table-cell>
          <table:table-cell office:value-type="float" office:value="26.253595">
            <text:p>26,253595</text:p>
          </table:table-cell>
          <table:table-cell office:value-type="float" office:value="18.404058">
            <text:p>18,404058</text:p>
          </table:table-cell>
          <table:table-cell office:value-type="float" office:value="32.655125">
            <text:p>32,655125</text:p>
          </table:table-cell>
          <table:table-cell office:value-type="float" office:value="9.617533">
            <text:p>9,617533</text:p>
          </table:table-cell>
          <table:table-cell office:value-type="float" office:value="15.913802">
            <text:p>15,913802</text:p>
          </table:table-cell>
          <table:table-cell office:value-type="float" office:value="10.455886">
            <text:p>10,455886</text:p>
          </table:table-cell>
          <table:table-cell office:value-type="float" office:value="23.576393">
            <text:p>23,576393</text:p>
          </table:table-cell>
          <table:table-cell office:value-type="float" office:value="10.760285">
            <text:p>10,760285</text:p>
          </table:table-cell>
          <table:table-cell office:value-type="float" office:value="18.304768">
            <text:p>18,304768</text:p>
          </table:table-cell>
          <table:table-cell office:value-type="float" office:value="11.324883">
            <text:p>11,324883</text:p>
          </table:table-cell>
          <table:table-cell office:value-type="float" office:value="100.210213">
            <text:p>100,210213</text:p>
          </table:table-cell>
          <table:table-cell office:value-type="float" office:value="33.372398">
            <text:p>33,372398</text:p>
          </table:table-cell>
          <table:table-cell table:number-columns-repeated="4" office:value-type="float" office:value="0">
            <text:p>0</text:p>
          </table:table-cell>
          <table:table-cell office:value-type="float" office:value="65.574852">
            <text:p>65,574852</text:p>
          </table:table-cell>
          <table:table-cell office:value-type="float" office:value="21.129532">
            <text:p>21,129532</text:p>
          </table:table-cell>
        </table:table-row>
        <table:table-row table:style-name="ro1">
          <table:table-cell office:value-type="string">
            <text:p>AFR588 <text:s text:c="5"/></text:p>
          </table:table-cell>
          <table:table-cell office:value-type="float" office:value="1083.944214">
            <text:p>1083,944214</text:p>
          </table:table-cell>
          <table:table-cell office:value-type="float" office:value="608.42218">
            <text:p>608,42218</text:p>
          </table:table-cell>
          <table:table-cell office:value-type="float" office:value="483.513336">
            <text:p>483,513336</text:p>
          </table:table-cell>
          <table:table-cell office:value-type="float" office:value="390.22998">
            <text:p>390,22998</text:p>
          </table:table-cell>
          <table:table-cell office:value-type="float" office:value="398.430817">
            <text:p>398,430817</text:p>
          </table:table-cell>
          <table:table-cell office:value-type="float" office:value="121.464508">
            <text:p>121,464508</text:p>
          </table:table-cell>
          <table:table-cell office:value-type="float" office:value="449.464996">
            <text:p>449,464996</text:p>
          </table:table-cell>
          <table:table-cell office:value-type="float" office:value="53.598595">
            <text:p>53,598595</text:p>
          </table:table-cell>
          <table:table-cell office:value-type="float" office:value="16.597574">
            <text:p>16,597574</text:p>
          </table:table-cell>
          <table:table-cell office:value-type="float" office:value="19.920118">
            <text:p>19,920118</text:p>
          </table:table-cell>
          <table:table-cell office:value-type="float" office:value="294.027863">
            <text:p>294,027863</text:p>
          </table:table-cell>
          <table:table-cell office:value-type="float" office:value="15.879077">
            <text:p>15,879077</text:p>
          </table:table-cell>
          <table:table-cell office:value-type="float" office:value="359.136169">
            <text:p>359,136169</text:p>
          </table:table-cell>
          <table:table-cell office:value-type="float" office:value="14.50094">
            <text:p>14,50094</text:p>
          </table:table-cell>
          <table:table-cell office:value-type="float" office:value="1013.089111">
            <text:p>1013,089111</text:p>
          </table:table-cell>
          <table:table-cell office:value-type="float" office:value="18.476929">
            <text:p>18,476929</text:p>
          </table:table-cell>
          <table:table-cell office:value-type="float" office:value="105.22477">
            <text:p>105,22477</text:p>
          </table:table-cell>
          <table:table-cell office:value-type="float" office:value="10.09629">
            <text:p>10,09629</text:p>
          </table:table-cell>
          <table:table-cell office:value-type="float" office:value="20.378191">
            <text:p>20,378191</text:p>
          </table:table-cell>
          <table:table-cell office:value-type="float" office:value="4.592588">
            <text:p>4,592588</text:p>
          </table:table-cell>
          <table:table-cell table:number-columns-repeated="2" office:value-type="float" office:value="0">
            <text:p>0</text:p>
          </table:table-cell>
          <table:table-cell office:value-type="float" office:value="23.785942">
            <text:p>23,785942</text:p>
          </table:table-cell>
          <table:table-cell office:value-type="float" office:value="7.29371">
            <text:p>7,29371</text:p>
          </table:table-cell>
          <table:table-cell office:value-type="float" office:value="12.528198">
            <text:p>12,528198</text:p>
          </table:table-cell>
          <table:table-cell office:value-type="float" office:value="4.45684">
            <text:p>4,45684</text:p>
          </table:table-cell>
          <table:table-cell office:value-type="float" office:value="104.370407">
            <text:p>104,370407</text:p>
          </table:table-cell>
          <table:table-cell office:value-type="float" office:value="9.678298">
            <text:p>9,678298</text:p>
          </table:table-cell>
          <table:table-cell office:value-type="float" office:value="50.866943">
            <text:p>50,866943</text:p>
          </table:table-cell>
          <table:table-cell office:value-type="float" office:value="7.66371">
            <text:p>7,663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837099">
            <text:p>21,837099</text:p>
          </table:table-cell>
          <table:table-cell office:value-type="float" office:value="18.145388">
            <text:p>18,145388</text:p>
          </table:table-cell>
          <table:table-cell office:value-type="float" office:value="35.468113">
            <text:p>35,468113</text:p>
          </table:table-cell>
          <table:table-cell office:value-type="float" office:value="8.911256">
            <text:p>8,911256</text:p>
          </table:table-cell>
          <table:table-cell office:value-type="float" office:value="20.8776">
            <text:p>20,8776</text:p>
          </table:table-cell>
          <table:table-cell office:value-type="float" office:value="9.66572">
            <text:p>9,66572</text:p>
          </table:table-cell>
          <table:table-cell office:value-type="float" office:value="22.424707">
            <text:p>22,424707</text:p>
          </table:table-cell>
          <table:table-cell office:value-type="float" office:value="9.945393">
            <text:p>9,945393</text:p>
          </table:table-cell>
          <table:table-cell office:value-type="float" office:value="9.892138">
            <text:p>9,892138</text:p>
          </table:table-cell>
          <table:table-cell office:value-type="float" office:value="10.502028">
            <text:p>10,502028</text:p>
          </table:table-cell>
          <table:table-cell office:value-type="float" office:value="60.160336">
            <text:p>60,160336</text:p>
          </table:table-cell>
          <table:table-cell office:value-type="float" office:value="33.012562">
            <text:p>33,012562</text:p>
          </table:table-cell>
          <table:table-cell table:number-columns-repeated="4" office:value-type="float" office:value="0">
            <text:p>0</text:p>
          </table:table-cell>
          <table:table-cell office:value-type="float" office:value="56.973427">
            <text:p>56,973427</text:p>
          </table:table-cell>
          <table:table-cell office:value-type="float" office:value="19.618092">
            <text:p>19,618092</text:p>
          </table:table-cell>
        </table:table-row>
        <table:table-row table:style-name="ro1">
          <table:table-cell office:value-type="string">
            <text:p>AFR589 <text:s text:c="5"/></text:p>
          </table:table-cell>
          <table:table-cell office:value-type="float" office:value="639.037842">
            <text:p>639,037842</text:p>
          </table:table-cell>
          <table:table-cell office:value-type="float" office:value="578.461853">
            <text:p>578,461853</text:p>
          </table:table-cell>
          <table:table-cell office:value-type="float" office:value="185.679352">
            <text:p>185,679352</text:p>
          </table:table-cell>
          <table:table-cell office:value-type="float" office:value="381.739655">
            <text:p>381,739655</text:p>
          </table:table-cell>
          <table:table-cell office:value-type="float" office:value="319.812653">
            <text:p>319,812653</text:p>
          </table:table-cell>
          <table:table-cell office:value-type="float" office:value="120.390831">
            <text:p>120,390831</text:p>
          </table:table-cell>
          <table:table-cell office:value-type="float" office:value="198.164185">
            <text:p>198,164185</text:p>
          </table:table-cell>
          <table:table-cell office:value-type="float" office:value="50.774467">
            <text:p>50,774467</text:p>
          </table:table-cell>
          <table:table-cell office:value-type="float" office:value="0.301459">
            <text:p>0,301459</text:p>
          </table:table-cell>
          <table:table-cell office:value-type="float" office:value="19.59486">
            <text:p>19,59486</text:p>
          </table:table-cell>
          <table:table-cell office:value-type="float" office:value="448.851746">
            <text:p>448,851746</text:p>
          </table:table-cell>
          <table:table-cell office:value-type="float" office:value="18.141624">
            <text:p>18,141624</text:p>
          </table:table-cell>
          <table:table-cell office:value-type="float" office:value="688.916077">
            <text:p>688,916077</text:p>
          </table:table-cell>
          <table:table-cell office:value-type="float" office:value="19.317732">
            <text:p>19,317732</text:p>
          </table:table-cell>
          <table:table-cell office:value-type="float" office:value="1837.722168">
            <text:p>1837,722168</text:p>
          </table:table-cell>
          <table:table-cell office:value-type="float" office:value="29.299349">
            <text:p>29,299349</text:p>
          </table:table-cell>
          <table:table-cell office:value-type="float" office:value="232.502045">
            <text:p>232,502045</text:p>
          </table:table-cell>
          <table:table-cell office:value-type="float" office:value="10.849771">
            <text:p>10,849771</text:p>
          </table:table-cell>
          <table:table-cell office:value-type="float" office:value="17.102724">
            <text:p>17,102724</text:p>
          </table:table-cell>
          <table:table-cell office:value-type="float" office:value="4.326653">
            <text:p>4,326653</text:p>
          </table:table-cell>
          <table:table-cell office:value-type="float" office:value="1.218024">
            <text:p>1,218024</text:p>
          </table:table-cell>
          <table:table-cell office:value-type="float" office:value="4.524156">
            <text:p>4,524156</text:p>
          </table:table-cell>
          <table:table-cell office:value-type="float" office:value="28.128584">
            <text:p>28,128584</text:p>
          </table:table-cell>
          <table:table-cell office:value-type="float" office:value="7.185403">
            <text:p>7,185403</text:p>
          </table:table-cell>
          <table:table-cell office:value-type="float" office:value="16.316658">
            <text:p>16,316658</text:p>
          </table:table-cell>
          <table:table-cell office:value-type="float" office:value="4.310237">
            <text:p>4,310237</text:p>
          </table:table-cell>
          <table:table-cell office:value-type="float" office:value="53.630047">
            <text:p>53,630047</text:p>
          </table:table-cell>
          <table:table-cell office:value-type="float" office:value="8.859014">
            <text:p>8,859014</text:p>
          </table:table-cell>
          <table:table-cell office:value-type="float" office:value="37.847843">
            <text:p>37,847843</text:p>
          </table:table-cell>
          <table:table-cell office:value-type="float" office:value="7.329633">
            <text:p>7,329633</text:p>
          </table:table-cell>
          <table:table-cell table:number-columns-repeated="2" office:value-type="float" office:value="0">
            <text:p>0</text:p>
          </table:table-cell>
          <table:table-cell office:value-type="float" office:value="33.086662">
            <text:p>33,086662</text:p>
          </table:table-cell>
          <table:table-cell office:value-type="float" office:value="17.982563">
            <text:p>17,982563</text:p>
          </table:table-cell>
          <table:table-cell office:value-type="float" office:value="46.365616">
            <text:p>46,365616</text:p>
          </table:table-cell>
          <table:table-cell office:value-type="float" office:value="8.412106">
            <text:p>8,412106</text:p>
          </table:table-cell>
          <table:table-cell office:value-type="float" office:value="27.3585">
            <text:p>27,3585</text:p>
          </table:table-cell>
          <table:table-cell office:value-type="float" office:value="9.094795">
            <text:p>9,094795</text:p>
          </table:table-cell>
          <table:table-cell office:value-type="float" office:value="16.275963">
            <text:p>16,275963</text:p>
          </table:table-cell>
          <table:table-cell office:value-type="float" office:value="9.505766">
            <text:p>9,505766</text:p>
          </table:table-cell>
          <table:table-cell office:value-type="float" office:value="9.579037">
            <text:p>9,579037</text:p>
          </table:table-cell>
          <table:table-cell office:value-type="float" office:value="9.857979">
            <text:p>9,857979</text:p>
          </table:table-cell>
          <table:table-cell office:value-type="float" office:value="9.954854">
            <text:p>9,954854</text:p>
          </table:table-cell>
          <table:table-cell office:value-type="float" office:value="33.560097">
            <text:p>33,560097</text:p>
          </table:table-cell>
          <table:table-cell table:number-columns-repeated="4" office:value-type="float" office:value="0">
            <text:p>0</text:p>
          </table:table-cell>
          <table:table-cell office:value-type="float" office:value="49.157345">
            <text:p>49,157345</text:p>
          </table:table-cell>
          <table:table-cell office:value-type="float" office:value="18.922455">
            <text:p>18,922455</text:p>
          </table:table-cell>
        </table:table-row>
        <table:table-row table:style-name="ro1">
          <table:table-cell office:value-type="string">
            <text:p>AFR590 <text:s text:c="5"/></text:p>
          </table:table-cell>
          <table:table-cell office:value-type="float" office:value="1321.075562">
            <text:p>1321,075562</text:p>
          </table:table-cell>
          <table:table-cell office:value-type="float" office:value="591.688965">
            <text:p>591,688965</text:p>
          </table:table-cell>
          <table:table-cell office:value-type="float" office:value="374.183746">
            <text:p>374,183746</text:p>
          </table:table-cell>
          <table:table-cell office:value-type="float" office:value="379.397766">
            <text:p>379,397766</text:p>
          </table:table-cell>
          <table:table-cell office:value-type="float" office:value="320.610199">
            <text:p>320,610199</text:p>
          </table:table-cell>
          <table:table-cell office:value-type="float" office:value="116.975243">
            <text:p>116,975243</text:p>
          </table:table-cell>
          <table:table-cell office:value-type="float" office:value="255.850296">
            <text:p>255,850296</text:p>
          </table:table-cell>
          <table:table-cell office:value-type="float" office:value="49.697575">
            <text:p>49,697575</text:p>
          </table:table-cell>
          <table:table-cell office:value-type="float" office:value="22.585903">
            <text:p>22,585903</text:p>
          </table:table-cell>
          <table:table-cell office:value-type="float" office:value="19.2791">
            <text:p>19,2791</text:p>
          </table:table-cell>
          <table:table-cell office:value-type="float" office:value="363.872955">
            <text:p>363,872955</text:p>
          </table:table-cell>
          <table:table-cell office:value-type="float" office:value="16.374636">
            <text:p>16,374636</text:p>
          </table:table-cell>
          <table:table-cell office:value-type="float" office:value="297.855591">
            <text:p>297,855591</text:p>
          </table:table-cell>
          <table:table-cell office:value-type="float" office:value="13.102894">
            <text:p>13,102894</text:p>
          </table:table-cell>
          <table:table-cell office:value-type="float" office:value="640.367554">
            <text:p>640,367554</text:p>
          </table:table-cell>
          <table:table-cell office:value-type="float" office:value="13.803077">
            <text:p>13,803077</text:p>
          </table:table-cell>
          <table:table-cell office:value-type="float" office:value="235.013062">
            <text:p>235,013062</text:p>
          </table:table-cell>
          <table:table-cell office:value-type="float" office:value="10.697287">
            <text:p>10,697287</text:p>
          </table:table-cell>
          <table:table-cell office:value-type="float" office:value="17.04879">
            <text:p>17,04879</text:p>
          </table:table-cell>
          <table:table-cell office:value-type="float" office:value="4.286126">
            <text:p>4,286126</text:p>
          </table:table-cell>
          <table:table-cell office:value-type="float" office:value="4.635258">
            <text:p>4,635258</text:p>
          </table:table-cell>
          <table:table-cell office:value-type="float" office:value="4.28863">
            <text:p>4,28863</text:p>
          </table:table-cell>
          <table:table-cell office:value-type="float" office:value="25.052383">
            <text:p>25,052383</text:p>
          </table:table-cell>
          <table:table-cell office:value-type="float" office:value="7.146254">
            <text:p>7,146254</text:p>
          </table:table-cell>
          <table:table-cell office:value-type="float" office:value="15.275599">
            <text:p>15,275599</text:p>
          </table:table-cell>
          <table:table-cell office:value-type="float" office:value="4.176087">
            <text:p>4,176087</text:p>
          </table:table-cell>
          <table:table-cell office:value-type="float" office:value="46.403641">
            <text:p>46,403641</text:p>
          </table:table-cell>
          <table:table-cell office:value-type="float" office:value="8.64817">
            <text:p>8,64817</text:p>
          </table:table-cell>
          <table:table-cell office:value-type="float" office:value="45.731911">
            <text:p>45,731911</text:p>
          </table:table-cell>
          <table:table-cell office:value-type="float" office:value="7.201664">
            <text:p>7,201664</text:p>
          </table:table-cell>
          <table:table-cell table:number-columns-repeated="2" office:value-type="float" office:value="0">
            <text:p>0</text:p>
          </table:table-cell>
          <table:table-cell office:value-type="float" office:value="22.706232">
            <text:p>22,706232</text:p>
          </table:table-cell>
          <table:table-cell office:value-type="float" office:value="17.964106">
            <text:p>17,964106</text:p>
          </table:table-cell>
          <table:table-cell office:value-type="float" office:value="27.053717">
            <text:p>27,053717</text:p>
          </table:table-cell>
          <table:table-cell office:value-type="float" office:value="8.418179">
            <text:p>8,418179</text:p>
          </table:table-cell>
          <table:table-cell office:value-type="float" office:value="10.275324">
            <text:p>10,275324</text:p>
          </table:table-cell>
          <table:table-cell office:value-type="float" office:value="9.119941">
            <text:p>9,119941</text:p>
          </table:table-cell>
          <table:table-cell office:value-type="float" office:value="26.049377">
            <text:p>26,049377</text:p>
          </table:table-cell>
          <table:table-cell office:value-type="float" office:value="9.379307">
            <text:p>9,379307</text:p>
          </table:table-cell>
          <table:table-cell office:value-type="float" office:value="9.981518">
            <text:p>9,981518</text:p>
          </table:table-cell>
          <table:table-cell office:value-type="float" office:value="9.903007">
            <text:p>9,903007</text:p>
          </table:table-cell>
          <table:table-cell office:value-type="float" office:value="45.769482">
            <text:p>45,769482</text:p>
          </table:table-cell>
          <table:table-cell office:value-type="float" office:value="31.923485">
            <text:p>31,923485</text:p>
          </table:table-cell>
          <table:table-cell table:number-columns-repeated="4" office:value-type="float" office:value="0">
            <text:p>0</text:p>
          </table:table-cell>
          <table:table-cell office:value-type="float" office:value="40.977242">
            <text:p>40,977242</text:p>
          </table:table-cell>
          <table:table-cell office:value-type="float" office:value="18.513655">
            <text:p>18,513655</text:p>
          </table:table-cell>
        </table:table-row>
        <table:table-row table:style-name="ro1">
          <table:table-cell office:value-type="string">
            <text:p>AFR591 <text:s text:c="5"/></text:p>
          </table:table-cell>
          <table:table-cell office:value-type="float" office:value="2032.495117">
            <text:p>2032,495117</text:p>
          </table:table-cell>
          <table:table-cell office:value-type="float" office:value="601.074829">
            <text:p>601,074829</text:p>
          </table:table-cell>
          <table:table-cell office:value-type="float" office:value="66.052719">
            <text:p>66,052719</text:p>
          </table:table-cell>
          <table:table-cell office:value-type="float" office:value="381.592102">
            <text:p>381,592102</text:p>
          </table:table-cell>
          <table:table-cell office:value-type="float" office:value="492.906311">
            <text:p>492,906311</text:p>
          </table:table-cell>
          <table:table-cell office:value-type="float" office:value="119.08345">
            <text:p>119,08345</text:p>
          </table:table-cell>
          <table:table-cell office:value-type="float" office:value="242.044189">
            <text:p>242,044189</text:p>
          </table:table-cell>
          <table:table-cell office:value-type="float" office:value="50.871262">
            <text:p>50,871262</text:p>
          </table:table-cell>
          <table:table-cell office:value-type="float" office:value="14.470051">
            <text:p>14,470051</text:p>
          </table:table-cell>
          <table:table-cell office:value-type="float" office:value="19.5972">
            <text:p>19,5972</text:p>
          </table:table-cell>
          <table:table-cell office:value-type="float" office:value="537.253296">
            <text:p>537,253296</text:p>
          </table:table-cell>
          <table:table-cell office:value-type="float" office:value="19.16478">
            <text:p>19,16478</text:p>
          </table:table-cell>
          <table:table-cell office:value-type="float" office:value="544.969299">
            <text:p>544,969299</text:p>
          </table:table-cell>
          <table:table-cell office:value-type="float" office:value="16.943544">
            <text:p>16,943544</text:p>
          </table:table-cell>
          <table:table-cell office:value-type="float" office:value="741.818176">
            <text:p>741,818176</text:p>
          </table:table-cell>
          <table:table-cell office:value-type="float" office:value="15.113375">
            <text:p>15,113375</text:p>
          </table:table-cell>
          <table:table-cell office:value-type="float" office:value="212.228745">
            <text:p>212,228745</text:p>
          </table:table-cell>
          <table:table-cell office:value-type="float" office:value="10.614544">
            <text:p>10,614544</text:p>
          </table:table-cell>
          <table:table-cell office:value-type="float" office:value="14.824773">
            <text:p>14,824773</text:p>
          </table:table-cell>
          <table:table-cell office:value-type="float" office:value="4.42877">
            <text:p>4,42877</text:p>
          </table:table-cell>
          <table:table-cell office:value-type="float" office:value="4.55309">
            <text:p>4,55309</text:p>
          </table:table-cell>
          <table:table-cell office:value-type="float" office:value="4.40904">
            <text:p>4,40904</text:p>
          </table:table-cell>
          <table:table-cell office:value-type="float" office:value="24.407581">
            <text:p>24,407581</text:p>
          </table:table-cell>
          <table:table-cell office:value-type="float" office:value="7.190177">
            <text:p>7,190177</text:p>
          </table:table-cell>
          <table:table-cell office:value-type="float" office:value="16.402088">
            <text:p>16,402088</text:p>
          </table:table-cell>
          <table:table-cell office:value-type="float" office:value="4.267885">
            <text:p>4,267885</text:p>
          </table:table-cell>
          <table:table-cell office:value-type="float" office:value="24.508575">
            <text:p>24,508575</text:p>
          </table:table-cell>
          <table:table-cell office:value-type="float" office:value="8.507796">
            <text:p>8,507796</text:p>
          </table:table-cell>
          <table:table-cell office:value-type="float" office:value="49.600597">
            <text:p>49,600597</text:p>
          </table:table-cell>
          <table:table-cell office:value-type="float" office:value="7.418864">
            <text:p>7,418864</text:p>
          </table:table-cell>
          <table:table-cell table:number-columns-repeated="2" office:value-type="float" office:value="0">
            <text:p>0</text:p>
          </table:table-cell>
          <table:table-cell office:value-type="float" office:value="19.653673">
            <text:p>19,653673</text:p>
          </table:table-cell>
          <table:table-cell office:value-type="float" office:value="18.042662">
            <text:p>18,042662</text:p>
          </table:table-cell>
          <table:table-cell office:value-type="float" office:value="35.770184">
            <text:p>35,770184</text:p>
          </table:table-cell>
          <table:table-cell office:value-type="float" office:value="8.627673">
            <text:p>8,627673</text:p>
          </table:table-cell>
          <table:table-cell office:value-type="float" office:value="16.244848">
            <text:p>16,244848</text:p>
          </table:table-cell>
          <table:table-cell office:value-type="float" office:value="9.34524">
            <text:p>9,34524</text:p>
          </table:table-cell>
          <table:table-cell office:value-type="float" office:value="31.326851">
            <text:p>31,326851</text:p>
          </table:table-cell>
          <table:table-cell office:value-type="float" office:value="9.644588">
            <text:p>9,644588</text:p>
          </table:table-cell>
          <table:table-cell office:value-type="float" office:value="7.955005">
            <text:p>7,955005</text:p>
          </table:table-cell>
          <table:table-cell office:value-type="float" office:value="10.132028">
            <text:p>10,132028</text:p>
          </table:table-cell>
          <table:table-cell office:value-type="float" office:value="28.455956">
            <text:p>28,455956</text:p>
          </table:table-cell>
          <table:table-cell office:value-type="float" office:value="33.111412">
            <text:p>33,111412</text:p>
          </table:table-cell>
          <table:table-cell table:number-columns-repeated="4" office:value-type="float" office:value="0">
            <text:p>0</text:p>
          </table:table-cell>
          <table:table-cell office:value-type="float" office:value="43.113796">
            <text:p>43,113796</text:p>
          </table:table-cell>
          <table:table-cell office:value-type="float" office:value="19.058023">
            <text:p>19,058023</text:p>
          </table:table-cell>
        </table:table-row>
        <table:table-row table:style-name="ro1">
          <table:table-cell office:value-type="string">
            <text:p>AFR592 <text:s text:c="5"/></text:p>
          </table:table-cell>
          <table:table-cell office:value-type="float" office:value="2110.174561">
            <text:p>2110,174561</text:p>
          </table:table-cell>
          <table:table-cell office:value-type="float" office:value="593.036316">
            <text:p>593,036316</text:p>
          </table:table-cell>
          <table:table-cell office:value-type="float" office:value="169.87384">
            <text:p>169,87384</text:p>
          </table:table-cell>
          <table:table-cell office:value-type="float" office:value="376.526978">
            <text:p>376,526978</text:p>
          </table:table-cell>
          <table:table-cell office:value-type="float" office:value="438.287415">
            <text:p>438,287415</text:p>
          </table:table-cell>
          <table:table-cell office:value-type="float" office:value="118.053055">
            <text:p>118,053055</text:p>
          </table:table-cell>
          <table:table-cell office:value-type="float" office:value="284.531982">
            <text:p>284,531982</text:p>
          </table:table-cell>
          <table:table-cell office:value-type="float" office:value="50.558445">
            <text:p>50,558445</text:p>
          </table:table-cell>
          <table:table-cell office:value-type="float" office:value="17.767578">
            <text:p>17,767578</text:p>
          </table:table-cell>
          <table:table-cell office:value-type="float" office:value="18.975803">
            <text:p>18,975803</text:p>
          </table:table-cell>
          <table:table-cell office:value-type="float" office:value="378.306335">
            <text:p>378,306335</text:p>
          </table:table-cell>
          <table:table-cell office:value-type="float" office:value="16.665268">
            <text:p>16,665268</text:p>
          </table:table-cell>
          <table:table-cell office:value-type="float" office:value="394.499573">
            <text:p>394,499573</text:p>
          </table:table-cell>
          <table:table-cell office:value-type="float" office:value="14.62535">
            <text:p>14,62535</text:p>
          </table:table-cell>
          <table:table-cell office:value-type="float" office:value="1089.419067">
            <text:p>1089,419067</text:p>
          </table:table-cell>
          <table:table-cell office:value-type="float" office:value="19.373606">
            <text:p>19,373606</text:p>
          </table:table-cell>
          <table:table-cell office:value-type="float" office:value="185.98732">
            <text:p>185,98732</text:p>
          </table:table-cell>
          <table:table-cell office:value-type="float" office:value="10.458062">
            <text:p>10,458062</text:p>
          </table:table-cell>
          <table:table-cell office:value-type="float" office:value="15.026052">
            <text:p>15,026052</text:p>
          </table:table-cell>
          <table:table-cell office:value-type="float" office:value="4.280797">
            <text:p>4,280797</text:p>
          </table:table-cell>
          <table:table-cell office:value-type="float" office:value="1.969985">
            <text:p>1,969985</text:p>
          </table:table-cell>
          <table:table-cell office:value-type="float" office:value="4.461613">
            <text:p>4,461613</text:p>
          </table:table-cell>
          <table:table-cell office:value-type="float" office:value="27.791319">
            <text:p>27,791319</text:p>
          </table:table-cell>
          <table:table-cell office:value-type="float" office:value="7.167631">
            <text:p>7,167631</text:p>
          </table:table-cell>
          <table:table-cell office:value-type="float" office:value="11.712716">
            <text:p>11,712716</text:p>
          </table:table-cell>
          <table:table-cell office:value-type="float" office:value="4.190857">
            <text:p>4,190857</text:p>
          </table:table-cell>
          <table:table-cell office:value-type="float" office:value="66.889282">
            <text:p>66,889282</text:p>
          </table:table-cell>
          <table:table-cell office:value-type="float" office:value="8.98763">
            <text:p>8,98763</text:p>
          </table:table-cell>
          <table:table-cell office:value-type="float" office:value="41.715893">
            <text:p>41,715893</text:p>
          </table:table-cell>
          <table:table-cell office:value-type="float" office:value="7.314829">
            <text:p>7,314829</text:p>
          </table:table-cell>
          <table:table-cell table:number-columns-repeated="2" office:value-type="float" office:value="0">
            <text:p>0</text:p>
          </table:table-cell>
          <table:table-cell office:value-type="float" office:value="35.408585">
            <text:p>35,408585</text:p>
          </table:table-cell>
          <table:table-cell office:value-type="float" office:value="17.976223">
            <text:p>17,976223</text:p>
          </table:table-cell>
          <table:table-cell office:value-type="float" office:value="34.992016">
            <text:p>34,992016</text:p>
          </table:table-cell>
          <table:table-cell office:value-type="float" office:value="8.343265">
            <text:p>8,343265</text:p>
          </table:table-cell>
          <table:table-cell office:value-type="float" office:value="17.78694">
            <text:p>17,78694</text:p>
          </table:table-cell>
          <table:table-cell office:value-type="float" office:value="9.05325">
            <text:p>9,05325</text:p>
          </table:table-cell>
          <table:table-cell office:value-type="float" office:value="32.667866">
            <text:p>32,667866</text:p>
          </table:table-cell>
          <table:table-cell office:value-type="float" office:value="9.53656">
            <text:p>9,53656</text:p>
          </table:table-cell>
          <table:table-cell office:value-type="float" office:value="8.606653">
            <text:p>8,606653</text:p>
          </table:table-cell>
          <table:table-cell office:value-type="float" office:value="9.819518">
            <text:p>9,819518</text:p>
          </table:table-cell>
          <table:table-cell table:number-columns-repeated="6" office:value-type="float" office:value="0">
            <text:p>0</text:p>
          </table:table-cell>
          <table:table-cell office:value-type="float" office:value="50.960098">
            <text:p>50,960098</text:p>
          </table:table-cell>
          <table:table-cell office:value-type="float" office:value="18.572905">
            <text:p>18,572905</text:p>
          </table:table-cell>
        </table:table-row>
        <table:table-row table:style-name="ro1">
          <table:table-cell office:value-type="string">
            <text:p>AFR593 <text:s text:c="5"/></text:p>
          </table:table-cell>
          <table:table-cell office:value-type="float" office:value="3218.459473">
            <text:p>3218,459473</text:p>
          </table:table-cell>
          <table:table-cell office:value-type="float" office:value="757.683105">
            <text:p>757,683105</text:p>
          </table:table-cell>
          <table:table-cell office:value-type="float" office:value="385.748474">
            <text:p>385,748474</text:p>
          </table:table-cell>
          <table:table-cell office:value-type="float" office:value="422.138092">
            <text:p>422,138092</text:p>
          </table:table-cell>
          <table:table-cell office:value-type="float" office:value="444.291321">
            <text:p>444,291321</text:p>
          </table:table-cell>
          <table:table-cell office:value-type="float" office:value="130.26091">
            <text:p>130,26091</text:p>
          </table:table-cell>
          <table:table-cell office:value-type="float" office:value="220.13353">
            <text:p>220,13353</text:p>
          </table:table-cell>
          <table:table-cell office:value-type="float" office:value="56.166817">
            <text:p>56,166817</text:p>
          </table:table-cell>
          <table:table-cell office:value-type="float" office:value="2.409163">
            <text:p>2,409163</text:p>
          </table:table-cell>
          <table:table-cell office:value-type="float" office:value="23.790537">
            <text:p>23,790537</text:p>
          </table:table-cell>
          <table:table-cell office:value-type="float" office:value="517.32251">
            <text:p>517,32251</text:p>
          </table:table-cell>
          <table:table-cell office:value-type="float" office:value="20.75629">
            <text:p>20,75629</text:p>
          </table:table-cell>
          <table:table-cell office:value-type="float" office:value="688.977844">
            <text:p>688,977844</text:p>
          </table:table-cell>
          <table:table-cell office:value-type="float" office:value="20.246361">
            <text:p>20,246361</text:p>
          </table:table-cell>
          <table:table-cell office:value-type="float" office:value="1246.746704">
            <text:p>1246,746704</text:p>
          </table:table-cell>
          <table:table-cell office:value-type="float" office:value="21.805105">
            <text:p>21,805105</text:p>
          </table:table-cell>
          <table:table-cell office:value-type="float" office:value="214.650223">
            <text:p>214,650223</text:p>
          </table:table-cell>
          <table:table-cell office:value-type="float" office:value="11.112192">
            <text:p>11,112192</text:p>
          </table:table-cell>
          <table:table-cell office:value-type="float" office:value="18.854805">
            <text:p>18,854805</text:p>
          </table:table-cell>
          <table:table-cell office:value-type="float" office:value="5.369155">
            <text:p>5,369155</text:p>
          </table:table-cell>
          <table:table-cell table:number-columns-repeated="2" office:value-type="float" office:value="0">
            <text:p>0</text:p>
          </table:table-cell>
          <table:table-cell office:value-type="float" office:value="28.842871">
            <text:p>28,842871</text:p>
          </table:table-cell>
          <table:table-cell office:value-type="float" office:value="7.765447">
            <text:p>7,765447</text:p>
          </table:table-cell>
          <table:table-cell office:value-type="float" office:value="17.814421">
            <text:p>17,814421</text:p>
          </table:table-cell>
          <table:table-cell office:value-type="float" office:value="5.244129">
            <text:p>5,244129</text:p>
          </table:table-cell>
          <table:table-cell office:value-type="float" office:value="25.651449">
            <text:p>25,651449</text:p>
          </table:table-cell>
          <table:table-cell office:value-type="float" office:value="9.315246">
            <text:p>9,315246</text:p>
          </table:table-cell>
          <table:table-cell office:value-type="float" office:value="71.890274">
            <text:p>71,890274</text:p>
          </table:table-cell>
          <table:table-cell office:value-type="float" office:value="9.117842">
            <text:p>9,117842</text:p>
          </table:table-cell>
          <table:table-cell table:number-columns-repeated="2" office:value-type="float" office:value="0">
            <text:p>0</text:p>
          </table:table-cell>
          <table:table-cell office:value-type="float" office:value="25.823591">
            <text:p>25,823591</text:p>
          </table:table-cell>
          <table:table-cell office:value-type="float" office:value="18.772291">
            <text:p>18,772291</text:p>
          </table:table-cell>
          <table:table-cell office:value-type="float" office:value="56.584187">
            <text:p>56,584187</text:p>
          </table:table-cell>
          <table:table-cell office:value-type="float" office:value="10.654607">
            <text:p>10,654607</text:p>
          </table:table-cell>
          <table:table-cell office:value-type="float" office:value="22.983658">
            <text:p>22,983658</text:p>
          </table:table-cell>
          <table:table-cell office:value-type="float" office:value="11.393812">
            <text:p>11,393812</text:p>
          </table:table-cell>
          <table:table-cell office:value-type="float" office:value="26.648787">
            <text:p>26,648787</text:p>
          </table:table-cell>
          <table:table-cell office:value-type="float" office:value="11.849553">
            <text:p>11,849553</text:p>
          </table:table-cell>
          <table:table-cell office:value-type="float" office:value="17.130814">
            <text:p>17,130814</text:p>
          </table:table-cell>
          <table:table-cell office:value-type="float" office:value="12.520545">
            <text:p>12,520545</text:p>
          </table:table-cell>
          <table:table-cell office:value-type="float" office:value="155.411636">
            <text:p>155,411636</text:p>
          </table:table-cell>
          <table:table-cell office:value-type="float" office:value="35.907116">
            <text:p>35,907116</text:p>
          </table:table-cell>
          <table:table-cell table:number-columns-repeated="4" office:value-type="float" office:value="0">
            <text:p>0</text:p>
          </table:table-cell>
          <table:table-cell office:value-type="float" office:value="96.215706">
            <text:p>96,215706</text:p>
          </table:table-cell>
          <table:table-cell office:value-type="float" office:value="23.293062">
            <text:p>23,293062</text:p>
          </table:table-cell>
        </table:table-row>
        <table:table-row table:style-name="ro1">
          <table:table-cell office:value-type="string">
            <text:p>AFR594 <text:s text:c="5"/></text:p>
          </table:table-cell>
          <table:table-cell office:value-type="float" office:value="1393.45752">
            <text:p>1393,45752</text:p>
          </table:table-cell>
          <table:table-cell office:value-type="float" office:value="549.227966">
            <text:p>549,227966</text:p>
          </table:table-cell>
          <table:table-cell office:value-type="float" office:value="386.343414">
            <text:p>386,343414</text:p>
          </table:table-cell>
          <table:table-cell office:value-type="float" office:value="369.735626">
            <text:p>369,735626</text:p>
          </table:table-cell>
          <table:table-cell office:value-type="float" office:value="340.247314">
            <text:p>340,247314</text:p>
          </table:table-cell>
          <table:table-cell office:value-type="float" office:value="113.815994">
            <text:p>113,815994</text:p>
          </table:table-cell>
          <table:table-cell office:value-type="float" office:value="457.652008">
            <text:p>457,652008</text:p>
          </table:table-cell>
          <table:table-cell office:value-type="float" office:value="51.216232">
            <text:p>51,216232</text:p>
          </table:table-cell>
          <table:table-cell office:value-type="float" office:value="26.829887">
            <text:p>26,829887</text:p>
          </table:table-cell>
          <table:table-cell office:value-type="float" office:value="18.698919">
            <text:p>18,698919</text:p>
          </table:table-cell>
          <table:table-cell office:value-type="float" office:value="559.306091">
            <text:p>559,306091</text:p>
          </table:table-cell>
          <table:table-cell office:value-type="float" office:value="19.079811">
            <text:p>19,079811</text:p>
          </table:table-cell>
          <table:table-cell office:value-type="float" office:value="385.808624">
            <text:p>385,808624</text:p>
          </table:table-cell>
          <table:table-cell office:value-type="float" office:value="13.992816">
            <text:p>13,992816</text:p>
          </table:table-cell>
          <table:table-cell office:value-type="float" office:value="638.339783">
            <text:p>638,339783</text:p>
          </table:table-cell>
          <table:table-cell office:value-type="float" office:value="13.657229">
            <text:p>13,657229</text:p>
          </table:table-cell>
          <table:table-cell office:value-type="float" office:value="487.136841">
            <text:p>487,136841</text:p>
          </table:table-cell>
          <table:table-cell office:value-type="float" office:value="12.638076">
            <text:p>12,638076</text:p>
          </table:table-cell>
          <table:table-cell office:value-type="float" office:value="25.093637">
            <text:p>25,093637</text:p>
          </table:table-cell>
          <table:table-cell office:value-type="float" office:value="4.10404">
            <text:p>4,10404</text:p>
          </table:table-cell>
          <table:table-cell office:value-type="float" office:value="4.52409">
            <text:p>4,52409</text:p>
          </table:table-cell>
          <table:table-cell office:value-type="float" office:value="4.119089">
            <text:p>4,119089</text:p>
          </table:table-cell>
          <table:table-cell office:value-type="float" office:value="26.586325">
            <text:p>26,586325</text:p>
          </table:table-cell>
          <table:table-cell office:value-type="float" office:value="6.999465">
            <text:p>6,999465</text:p>
          </table:table-cell>
          <table:table-cell office:value-type="float" office:value="13.091769">
            <text:p>13,091769</text:p>
          </table:table-cell>
          <table:table-cell office:value-type="float" office:value="3.984564">
            <text:p>3,984564</text:p>
          </table:table-cell>
          <table:table-cell office:value-type="float" office:value="132.58963">
            <text:p>132,58963</text:p>
          </table:table-cell>
          <table:table-cell office:value-type="float" office:value="9.626976">
            <text:p>9,626976</text:p>
          </table:table-cell>
          <table:table-cell office:value-type="float" office:value="34.46146">
            <text:p>34,46146</text:p>
          </table:table-cell>
          <table:table-cell office:value-type="float" office:value="6.853148">
            <text:p>6,853148</text:p>
          </table:table-cell>
          <table:table-cell table:number-columns-repeated="2" office:value-type="float" office:value="0">
            <text:p>0</text:p>
          </table:table-cell>
          <table:table-cell office:value-type="float" office:value="53.388584">
            <text:p>53,388584</text:p>
          </table:table-cell>
          <table:table-cell office:value-type="float" office:value="17.907059">
            <text:p>17,907059</text:p>
          </table:table-cell>
          <table:table-cell office:value-type="float" office:value="29.434114">
            <text:p>29,434114</text:p>
          </table:table-cell>
          <table:table-cell office:value-type="float" office:value="8.006594">
            <text:p>8,006594</text:p>
          </table:table-cell>
          <table:table-cell office:value-type="float" office:value="9.576657">
            <text:p>9,576657</text:p>
          </table:table-cell>
          <table:table-cell office:value-type="float" office:value="8.679992">
            <text:p>8,679992</text:p>
          </table:table-cell>
          <table:table-cell office:value-type="float" office:value="18.276079">
            <text:p>18,276079</text:p>
          </table:table-cell>
          <table:table-cell office:value-type="float" office:value="8.907531">
            <text:p>8,907531</text:p>
          </table:table-cell>
          <table:table-cell office:value-type="float" office:value="10.157082">
            <text:p>10,157082</text:p>
          </table:table-cell>
          <table:table-cell office:value-type="float" office:value="9.363189">
            <text:p>9,363189</text:p>
          </table:table-cell>
          <table:table-cell table:number-columns-repeated="6" office:value-type="float" office:value="0">
            <text:p>0</text:p>
          </table:table-cell>
          <table:table-cell office:value-type="float" office:value="44.493824">
            <text:p>44,493824</text:p>
          </table:table-cell>
          <table:table-cell office:value-type="float" office:value="17.538898">
            <text:p>17,538898</text:p>
          </table:table-cell>
        </table:table-row>
        <table:table-row table:style-name="ro1">
          <table:table-cell office:value-type="string">
            <text:p>AFR595 <text:s text:c="5"/></text:p>
          </table:table-cell>
          <table:table-cell office:value-type="float" office:value="1801.731567">
            <text:p>1801,731567</text:p>
          </table:table-cell>
          <table:table-cell office:value-type="float" office:value="737.525024">
            <text:p>737,525024</text:p>
          </table:table-cell>
          <table:table-cell office:value-type="float" office:value="1011.489014">
            <text:p>1011,489014</text:p>
          </table:table-cell>
          <table:table-cell office:value-type="float" office:value="427.167267">
            <text:p>427,167267</text:p>
          </table:table-cell>
          <table:table-cell office:value-type="float" office:value="1527.862305">
            <text:p>1527,862305</text:p>
          </table:table-cell>
          <table:table-cell office:value-type="float" office:value="141.391037">
            <text:p>141,391037</text:p>
          </table:table-cell>
          <table:table-cell office:value-type="float" office:value="2485.34082">
            <text:p>2485,34082</text:p>
          </table:table-cell>
          <table:table-cell office:value-type="float" office:value="87.17971">
            <text:p>87,17971</text:p>
          </table:table-cell>
          <table:table-cell office:value-type="float" office:value="63.909393">
            <text:p>63,909393</text:p>
          </table:table-cell>
          <table:table-cell office:value-type="float" office:value="24.454826">
            <text:p>24,454826</text:p>
          </table:table-cell>
          <table:table-cell office:value-type="float" office:value="599.229431">
            <text:p>599,229431</text:p>
          </table:table-cell>
          <table:table-cell office:value-type="float" office:value="21.890104">
            <text:p>21,890104</text:p>
          </table:table-cell>
          <table:table-cell office:value-type="float" office:value="247.843369">
            <text:p>247,843369</text:p>
          </table:table-cell>
          <table:table-cell office:value-type="float" office:value="14.167247">
            <text:p>14,167247</text:p>
          </table:table-cell>
          <table:table-cell office:value-type="float" office:value="624.62323">
            <text:p>624,62323</text:p>
          </table:table-cell>
          <table:table-cell office:value-type="float" office:value="14.175117">
            <text:p>14,175117</text:p>
          </table:table-cell>
          <table:table-cell office:value-type="float" office:value="787.137329">
            <text:p>787,137329</text:p>
          </table:table-cell>
          <table:table-cell office:value-type="float" office:value="16.071878">
            <text:p>16,071878</text:p>
          </table:table-cell>
          <table:table-cell office:value-type="float" office:value="126.914513">
            <text:p>126,914513</text:p>
          </table:table-cell>
          <table:table-cell office:value-type="float" office:value="6.63121">
            <text:p>6,63121</text:p>
          </table:table-cell>
          <table:table-cell office:value-type="float" office:value="7.250144">
            <text:p>7,250144</text:p>
          </table:table-cell>
          <table:table-cell office:value-type="float" office:value="5.570024">
            <text:p>5,570024</text:p>
          </table:table-cell>
          <table:table-cell office:value-type="float" office:value="26.121201">
            <text:p>26,121201</text:p>
          </table:table-cell>
          <table:table-cell office:value-type="float" office:value="7.746097">
            <text:p>7,746097</text:p>
          </table:table-cell>
          <table:table-cell office:value-type="float" office:value="32.761459">
            <text:p>32,761459</text:p>
          </table:table-cell>
          <table:table-cell office:value-type="float" office:value="5.332383">
            <text:p>5,332383</text:p>
          </table:table-cell>
          <table:table-cell office:value-type="float" office:value="945.055847">
            <text:p>945,055847</text:p>
          </table:table-cell>
          <table:table-cell office:value-type="float" office:value="28.209057">
            <text:p>28,209057</text:p>
          </table:table-cell>
          <table:table-cell office:value-type="float" office:value="65.898712">
            <text:p>65,898712</text:p>
          </table:table-cell>
          <table:table-cell office:value-type="float" office:value="9.229133">
            <text:p>9,229133</text:p>
          </table:table-cell>
          <table:table-cell table:number-columns-repeated="2" office:value-type="float" office:value="0">
            <text:p>0</text:p>
          </table:table-cell>
          <table:table-cell office:value-type="float" office:value="28.603016">
            <text:p>28,603016</text:p>
          </table:table-cell>
          <table:table-cell office:value-type="float" office:value="18.720854">
            <text:p>18,720854</text:p>
          </table:table-cell>
          <table:table-cell office:value-type="float" office:value="37.401878">
            <text:p>37,401878</text:p>
          </table:table-cell>
          <table:table-cell office:value-type="float" office:value="10.468878">
            <text:p>10,468878</text:p>
          </table:table-cell>
          <table:table-cell office:value-type="float" office:value="22.511055">
            <text:p>22,511055</text:p>
          </table:table-cell>
          <table:table-cell office:value-type="float" office:value="11.38171">
            <text:p>11,38171</text:p>
          </table:table-cell>
          <table:table-cell office:value-type="float" office:value="35.877121">
            <text:p>35,877121</text:p>
          </table:table-cell>
          <table:table-cell office:value-type="float" office:value="11.9708">
            <text:p>11,9708</text:p>
          </table:table-cell>
          <table:table-cell office:value-type="float" office:value="23.369545">
            <text:p>23,369545</text:p>
          </table:table-cell>
          <table:table-cell office:value-type="float" office:value="12.59653">
            <text:p>12,59653</text:p>
          </table:table-cell>
          <table:table-cell office:value-type="float" office:value="73.958649">
            <text:p>73,958649</text:p>
          </table:table-cell>
          <table:table-cell office:value-type="float" office:value="34.610073">
            <text:p>34,610073</text:p>
          </table:table-cell>
          <table:table-cell table:number-columns-repeated="4" office:value-type="float" office:value="0">
            <text:p>0</text:p>
          </table:table-cell>
          <table:table-cell office:value-type="float" office:value="69.048698">
            <text:p>69,048698</text:p>
          </table:table-cell>
          <table:table-cell office:value-type="float" office:value="23.603687">
            <text:p>23,603687</text:p>
          </table:table-cell>
        </table:table-row>
        <table:table-row table:style-name="ro1">
          <table:table-cell office:value-type="string">
            <text:p>AFR596 <text:s text:c="5"/></text:p>
          </table:table-cell>
          <table:table-cell office:value-type="float" office:value="923.054565">
            <text:p>923,054565</text:p>
          </table:table-cell>
          <table:table-cell office:value-type="float" office:value="677.308594">
            <text:p>677,308594</text:p>
          </table:table-cell>
          <table:table-cell office:value-type="float" office:value="888.003479">
            <text:p>888,003479</text:p>
          </table:table-cell>
          <table:table-cell office:value-type="float" office:value="412.743988">
            <text:p>412,743988</text:p>
          </table:table-cell>
          <table:table-cell office:value-type="float" office:value="450.8349">
            <text:p>450,8349</text:p>
          </table:table-cell>
          <table:table-cell office:value-type="float" office:value="128.544724">
            <text:p>128,544724</text:p>
          </table:table-cell>
          <table:table-cell office:value-type="float" office:value="218.20813">
            <text:p>218,20813</text:p>
          </table:table-cell>
          <table:table-cell office:value-type="float" office:value="54.084026">
            <text:p>54,084026</text:p>
          </table:table-cell>
          <table:table-cell office:value-type="float" office:value="5.727729">
            <text:p>5,727729</text:p>
          </table:table-cell>
          <table:table-cell office:value-type="float" office:value="22.006861">
            <text:p>22,006861</text:p>
          </table:table-cell>
          <table:table-cell office:value-type="float" office:value="503.983887">
            <text:p>503,983887</text:p>
          </table:table-cell>
          <table:table-cell office:value-type="float" office:value="19.983189">
            <text:p>19,983189</text:p>
          </table:table-cell>
          <table:table-cell office:value-type="float" office:value="168.783142">
            <text:p>168,783142</text:p>
          </table:table-cell>
          <table:table-cell office:value-type="float" office:value="12.93681">
            <text:p>12,93681</text:p>
          </table:table-cell>
          <table:table-cell office:value-type="float" office:value="562.507751">
            <text:p>562,507751</text:p>
          </table:table-cell>
          <table:table-cell office:value-type="float" office:value="13.314347">
            <text:p>13,314347</text:p>
          </table:table-cell>
          <table:table-cell office:value-type="float" office:value="155.064713">
            <text:p>155,064713</text:p>
          </table:table-cell>
          <table:table-cell office:value-type="float" office:value="10.595035">
            <text:p>10,595035</text:p>
          </table:table-cell>
          <table:table-cell office:value-type="float" office:value="32.686817">
            <text:p>32,686817</text:p>
          </table:table-cell>
          <table:table-cell office:value-type="float" office:value="5.278458">
            <text:p>5,278458</text:p>
          </table:table-cell>
          <table:table-cell office:value-type="float" office:value="5.452108">
            <text:p>5,452108</text:p>
          </table:table-cell>
          <table:table-cell office:value-type="float" office:value="5.337235">
            <text:p>5,337235</text:p>
          </table:table-cell>
          <table:table-cell office:value-type="float" office:value="42.571945">
            <text:p>42,571945</text:p>
          </table:table-cell>
          <table:table-cell office:value-type="float" office:value="7.666144">
            <text:p>7,666144</text:p>
          </table:table-cell>
          <table:table-cell office:value-type="float" office:value="19.776474">
            <text:p>19,776474</text:p>
          </table:table-cell>
          <table:table-cell office:value-type="float" office:value="5.083387">
            <text:p>5,083387</text:p>
          </table:table-cell>
          <table:table-cell office:value-type="float" office:value="76.63372">
            <text:p>76,63372</text:p>
          </table:table-cell>
          <table:table-cell office:value-type="float" office:value="9.743237">
            <text:p>9,743237</text:p>
          </table:table-cell>
          <table:table-cell office:value-type="float" office:value="67.926926">
            <text:p>67,926926</text:p>
          </table:table-cell>
          <table:table-cell office:value-type="float" office:value="8.826124">
            <text:p>8,826124</text:p>
          </table:table-cell>
          <table:table-cell table:number-columns-repeated="2" office:value-type="float" office:value="0">
            <text:p>0</text:p>
          </table:table-cell>
          <table:table-cell office:value-type="float" office:value="27.885637">
            <text:p>27,885637</text:p>
          </table:table-cell>
          <table:table-cell office:value-type="float" office:value="18.627075">
            <text:p>18,627075</text:p>
          </table:table-cell>
          <table:table-cell office:value-type="float" office:value="49.226383">
            <text:p>49,226383</text:p>
          </table:table-cell>
          <table:table-cell office:value-type="float" office:value="10.231442">
            <text:p>10,231442</text:p>
          </table:table-cell>
          <table:table-cell office:value-type="float" office:value="25.703272">
            <text:p>25,703272</text:p>
          </table:table-cell>
          <table:table-cell office:value-type="float" office:value="10.817163">
            <text:p>10,817163</text:p>
          </table:table-cell>
          <table:table-cell office:value-type="float" office:value="32.776939">
            <text:p>32,776939</text:p>
          </table:table-cell>
          <table:table-cell office:value-type="float" office:value="11.343368">
            <text:p>11,343368</text:p>
          </table:table-cell>
          <table:table-cell office:value-type="float" office:value="9.138621">
            <text:p>9,138621</text:p>
          </table:table-cell>
          <table:table-cell office:value-type="float" office:value="11.976556">
            <text:p>11,976556</text:p>
          </table:table-cell>
          <table:table-cell office:value-type="float" office:value="72.208534">
            <text:p>72,208534</text:p>
          </table:table-cell>
          <table:table-cell office:value-type="float" office:value="33.640305">
            <text:p>33,640305</text:p>
          </table:table-cell>
          <table:table-cell table:number-columns-repeated="4" office:value-type="float" office:value="0">
            <text:p>0</text:p>
          </table:table-cell>
          <table:table-cell office:value-type="float" office:value="74.378441">
            <text:p>74,378441</text:p>
          </table:table-cell>
          <table:table-cell office:value-type="float" office:value="22.519609">
            <text:p>22,519609</text:p>
          </table:table-cell>
        </table:table-row>
        <table:table-row table:style-name="ro1">
          <table:table-cell office:value-type="string">
            <text:p>AFR597 <text:s text:c="5"/></text:p>
          </table:table-cell>
          <table:table-cell office:value-type="float" office:value="1535.465942">
            <text:p>1535,465942</text:p>
          </table:table-cell>
          <table:table-cell office:value-type="float" office:value="594.559204">
            <text:p>594,559204</text:p>
          </table:table-cell>
          <table:table-cell office:value-type="float" office:value="833.978577">
            <text:p>833,978577</text:p>
          </table:table-cell>
          <table:table-cell office:value-type="float" office:value="383.523102">
            <text:p>383,523102</text:p>
          </table:table-cell>
          <table:table-cell office:value-type="float" office:value="498.916534">
            <text:p>498,916534</text:p>
          </table:table-cell>
          <table:table-cell office:value-type="float" office:value="119.099304">
            <text:p>119,099304</text:p>
          </table:table-cell>
          <table:table-cell office:value-type="float" office:value="187.871338">
            <text:p>187,871338</text:p>
          </table:table-cell>
          <table:table-cell office:value-type="float" office:value="49.180374">
            <text:p>49,180374</text:p>
          </table:table-cell>
          <table:table-cell office:value-type="float" office:value="3.617513">
            <text:p>3,617513</text:p>
          </table:table-cell>
          <table:table-cell office:value-type="float" office:value="18.389179">
            <text:p>18,389179</text:p>
          </table:table-cell>
          <table:table-cell office:value-type="float" office:value="255.889191">
            <text:p>255,889191</text:p>
          </table:table-cell>
          <table:table-cell office:value-type="float" office:value="14.720212">
            <text:p>14,720212</text:p>
          </table:table-cell>
          <table:table-cell office:value-type="float" office:value="176.8452">
            <text:p>176,8452</text:p>
          </table:table-cell>
          <table:table-cell office:value-type="float" office:value="11.456059">
            <text:p>11,456059</text:p>
          </table:table-cell>
          <table:table-cell office:value-type="float" office:value="302.390472">
            <text:p>302,390472</text:p>
          </table:table-cell>
          <table:table-cell office:value-type="float" office:value="10.010827">
            <text:p>10,010827</text:p>
          </table:table-cell>
          <table:table-cell office:value-type="float" office:value="126.925804">
            <text:p>126,925804</text:p>
          </table:table-cell>
          <table:table-cell office:value-type="float" office:value="9.929387">
            <text:p>9,929387</text:p>
          </table:table-cell>
          <table:table-cell office:value-type="float" office:value="16.162619">
            <text:p>16,162619</text:p>
          </table:table-cell>
          <table:table-cell office:value-type="float" office:value="4.252156">
            <text:p>4,252156</text:p>
          </table:table-cell>
          <table:table-cell table:number-columns-repeated="2" office:value-type="float" office:value="0">
            <text:p>0</text:p>
          </table:table-cell>
          <table:table-cell office:value-type="float" office:value="32.167828">
            <text:p>32,167828</text:p>
          </table:table-cell>
          <table:table-cell office:value-type="float" office:value="7.154116">
            <text:p>7,154116</text:p>
          </table:table-cell>
          <table:table-cell office:value-type="float" office:value="14.39454">
            <text:p>14,39454</text:p>
          </table:table-cell>
          <table:table-cell office:value-type="float" office:value="4.136071">
            <text:p>4,136071</text:p>
          </table:table-cell>
          <table:table-cell office:value-type="float" office:value="38.211674">
            <text:p>38,211674</text:p>
          </table:table-cell>
          <table:table-cell office:value-type="float" office:value="8.676222">
            <text:p>8,676222</text:p>
          </table:table-cell>
          <table:table-cell office:value-type="float" office:value="44.475746">
            <text:p>44,475746</text:p>
          </table:table-cell>
          <table:table-cell office:value-type="float" office:value="7.115372">
            <text:p>7,1153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473732">
            <text:p>23,473732</text:p>
          </table:table-cell>
          <table:table-cell office:value-type="float" office:value="17.918402">
            <text:p>17,918402</text:p>
          </table:table-cell>
          <table:table-cell office:value-type="float" office:value="27.251455">
            <text:p>27,251455</text:p>
          </table:table-cell>
          <table:table-cell office:value-type="float" office:value="8.194445">
            <text:p>8,194445</text:p>
          </table:table-cell>
          <table:table-cell office:value-type="float" office:value="11.090005">
            <text:p>11,090005</text:p>
          </table:table-cell>
          <table:table-cell office:value-type="float" office:value="8.893391">
            <text:p>8,893391</text:p>
          </table:table-cell>
          <table:table-cell office:value-type="float" office:value="19.176132">
            <text:p>19,176132</text:p>
          </table:table-cell>
          <table:table-cell office:value-type="float" office:value="9.357893">
            <text:p>9,357893</text:p>
          </table:table-cell>
          <table:table-cell office:value-type="float" office:value="12.992256">
            <text:p>12,992256</text:p>
          </table:table-cell>
          <table:table-cell office:value-type="float" office:value="9.723536">
            <text:p>9,723536</text:p>
          </table:table-cell>
          <table:table-cell office:value-type="float" office:value="18.705381">
            <text:p>18,705381</text:p>
          </table:table-cell>
          <table:table-cell office:value-type="float" office:value="31.89979">
            <text:p>31,89979</text:p>
          </table:table-cell>
          <table:table-cell table:number-columns-repeated="4" office:value-type="float" office:value="0">
            <text:p>0</text:p>
          </table:table-cell>
          <table:table-cell office:value-type="float" office:value="41.591015">
            <text:p>41,591015</text:p>
          </table:table-cell>
          <table:table-cell office:value-type="float" office:value="18.295921">
            <text:p>18,295921</text:p>
          </table:table-cell>
        </table:table-row>
        <table:table-row table:style-name="ro1">
          <table:table-cell office:value-type="string">
            <text:p>AFR598 <text:s text:c="5"/></text:p>
          </table:table-cell>
          <table:table-cell office:value-type="float" office:value="674.539978">
            <text:p>674,539978</text:p>
          </table:table-cell>
          <table:table-cell office:value-type="float" office:value="472.522614">
            <text:p>472,522614</text:p>
          </table:table-cell>
          <table:table-cell office:value-type="float" office:value="374.766632">
            <text:p>374,766632</text:p>
          </table:table-cell>
          <table:table-cell office:value-type="float" office:value="351.200775">
            <text:p>351,200775</text:p>
          </table:table-cell>
          <table:table-cell office:value-type="float" office:value="325.822815">
            <text:p>325,822815</text:p>
          </table:table-cell>
          <table:table-cell office:value-type="float" office:value="108.369904">
            <text:p>108,369904</text:p>
          </table:table-cell>
          <table:table-cell office:value-type="float" office:value="200.3311">
            <text:p>200,3311</text:p>
          </table:table-cell>
          <table:table-cell office:value-type="float" office:value="45.133553">
            <text:p>45,133553</text:p>
          </table:table-cell>
          <table:table-cell office:value-type="float" office:value="11.756916">
            <text:p>11,756916</text:p>
          </table:table-cell>
          <table:table-cell office:value-type="float" office:value="15.67782">
            <text:p>15,67782</text:p>
          </table:table-cell>
          <table:table-cell office:value-type="float" office:value="601.700867">
            <text:p>601,700867</text:p>
          </table:table-cell>
          <table:table-cell office:value-type="float" office:value="18.789572">
            <text:p>18,789572</text:p>
          </table:table-cell>
          <table:table-cell office:value-type="float" office:value="195.700027">
            <text:p>195,700027</text:p>
          </table:table-cell>
          <table:table-cell office:value-type="float" office:value="10.429728">
            <text:p>10,429728</text:p>
          </table:table-cell>
          <table:table-cell office:value-type="float" office:value="530.170837">
            <text:p>530,170837</text:p>
          </table:table-cell>
          <table:table-cell office:value-type="float" office:value="12.163711">
            <text:p>12,163711</text:p>
          </table:table-cell>
          <table:table-cell office:value-type="float" office:value="168.469452">
            <text:p>168,469452</text:p>
          </table:table-cell>
          <table:table-cell office:value-type="float" office:value="9.957347">
            <text:p>9,957347</text:p>
          </table:table-cell>
          <table:table-cell office:value-type="float" office:value="13.016874">
            <text:p>13,016874</text:p>
          </table:table-cell>
          <table:table-cell office:value-type="float" office:value="3.524282">
            <text:p>3,524282</text:p>
          </table:table-cell>
          <table:table-cell office:value-type="float" office:value="1.798036">
            <text:p>1,798036</text:p>
          </table:table-cell>
          <table:table-cell office:value-type="float" office:value="3.509256">
            <text:p>3,509256</text:p>
          </table:table-cell>
          <table:table-cell office:value-type="float" office:value="18.532314">
            <text:p>18,532314</text:p>
          </table:table-cell>
          <table:table-cell office:value-type="float" office:value="6.731759">
            <text:p>6,731759</text:p>
          </table:table-cell>
          <table:table-cell office:value-type="float" office:value="7.624408">
            <text:p>7,624408</text:p>
          </table:table-cell>
          <table:table-cell office:value-type="float" office:value="3.400582">
            <text:p>3,400582</text:p>
          </table:table-cell>
          <table:table-cell office:value-type="float" office:value="70.210991">
            <text:p>70,210991</text:p>
          </table:table-cell>
          <table:table-cell office:value-type="float" office:value="8.465589">
            <text:p>8,465589</text:p>
          </table:table-cell>
          <table:table-cell office:value-type="float" office:value="26.167532">
            <text:p>26,167532</text:p>
          </table:table-cell>
          <table:table-cell office:value-type="float" office:value="5.78879">
            <text:p>5,7887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4989">
            <text:p>17,94989</text:p>
          </table:table-cell>
          <table:table-cell office:value-type="float" office:value="17.461109">
            <text:p>17,461109</text:p>
          </table:table-cell>
          <table:table-cell office:value-type="float" office:value="23.161619">
            <text:p>23,161619</text:p>
          </table:table-cell>
          <table:table-cell office:value-type="float" office:value="6.751646">
            <text:p>6,751646</text:p>
          </table:table-cell>
          <table:table-cell office:value-type="float" office:value="11.539281">
            <text:p>11,539281</text:p>
          </table:table-cell>
          <table:table-cell office:value-type="float" office:value="7.309887">
            <text:p>7,309887</text:p>
          </table:table-cell>
          <table:table-cell office:value-type="float" office:value="15.700928">
            <text:p>15,700928</text:p>
          </table:table-cell>
          <table:table-cell office:value-type="float" office:value="7.531559">
            <text:p>7,531559</text:p>
          </table:table-cell>
          <table:table-cell office:value-type="float" office:value="10.680076">
            <text:p>10,680076</text:p>
          </table:table-cell>
          <table:table-cell office:value-type="float" office:value="7.933168">
            <text:p>7,933168</text:p>
          </table:table-cell>
          <table:table-cell table:number-columns-repeated="6" office:value-type="float" office:value="0">
            <text:p>0</text:p>
          </table:table-cell>
          <table:table-cell office:value-type="float" office:value="40.972385">
            <text:p>40,972385</text:p>
          </table:table-cell>
          <table:table-cell office:value-type="float" office:value="14.921531">
            <text:p>14,921531</text:p>
          </table:table-cell>
        </table:table-row>
        <table:table-row table:style-name="ro1">
          <table:table-cell office:value-type="string">
            <text:p>AFR599 <text:s text:c="5"/></text:p>
          </table:table-cell>
          <table:table-cell office:value-type="float" office:value="958.556641">
            <text:p>958,556641</text:p>
          </table:table-cell>
          <table:table-cell office:value-type="float" office:value="651.020752">
            <text:p>651,020752</text:p>
          </table:table-cell>
          <table:table-cell office:value-type="float" office:value="498.252197">
            <text:p>498,252197</text:p>
          </table:table-cell>
          <table:table-cell office:value-type="float" office:value="403.316437">
            <text:p>403,316437</text:p>
          </table:table-cell>
          <table:table-cell office:value-type="float" office:value="462.855316">
            <text:p>462,855316</text:p>
          </table:table-cell>
          <table:table-cell office:value-type="float" office:value="126.784019">
            <text:p>126,784019</text:p>
          </table:table-cell>
          <table:table-cell office:value-type="float" office:value="385.602142">
            <text:p>385,602142</text:p>
          </table:table-cell>
          <table:table-cell office:value-type="float" office:value="54.966873">
            <text:p>54,966873</text:p>
          </table:table-cell>
          <table:table-cell office:value-type="float" office:value="6.632107">
            <text:p>6,632107</text:p>
          </table:table-cell>
          <table:table-cell office:value-type="float" office:value="21.705521">
            <text:p>21,705521</text:p>
          </table:table-cell>
          <table:table-cell office:value-type="float" office:value="395.620697">
            <text:p>395,620697</text:p>
          </table:table-cell>
          <table:table-cell office:value-type="float" office:value="18.196871">
            <text:p>18,196871</text:p>
          </table:table-cell>
          <table:table-cell office:value-type="float" office:value="206.492783">
            <text:p>206,492783</text:p>
          </table:table-cell>
          <table:table-cell office:value-type="float" office:value="12.969376">
            <text:p>12,969376</text:p>
          </table:table-cell>
          <table:table-cell office:value-type="float" office:value="334.940643">
            <text:p>334,940643</text:p>
          </table:table-cell>
          <table:table-cell office:value-type="float" office:value="10.807992">
            <text:p>10,807992</text:p>
          </table:table-cell>
          <table:table-cell office:value-type="float" office:value="156.449509">
            <text:p>156,449509</text:p>
          </table:table-cell>
          <table:table-cell office:value-type="float" office:value="10.468303">
            <text:p>10,468303</text:p>
          </table:table-cell>
          <table:table-cell office:value-type="float" office:value="21.65863">
            <text:p>21,65863</text:p>
          </table:table-cell>
          <table:table-cell office:value-type="float" office:value="5.130548">
            <text:p>5,130548</text:p>
          </table:table-cell>
          <table:table-cell office:value-type="float" office:value="4.756094">
            <text:p>4,756094</text:p>
          </table:table-cell>
          <table:table-cell office:value-type="float" office:value="5.220982">
            <text:p>5,220982</text:p>
          </table:table-cell>
          <table:table-cell office:value-type="float" office:value="27.981699">
            <text:p>27,981699</text:p>
          </table:table-cell>
          <table:table-cell office:value-type="float" office:value="7.607001">
            <text:p>7,607001</text:p>
          </table:table-cell>
          <table:table-cell office:value-type="float" office:value="16.466156">
            <text:p>16,466156</text:p>
          </table:table-cell>
          <table:table-cell office:value-type="float" office:value="4.970249">
            <text:p>4,970249</text:p>
          </table:table-cell>
          <table:table-cell office:value-type="float" office:value="90.413063">
            <text:p>90,413063</text:p>
          </table:table-cell>
          <table:table-cell office:value-type="float" office:value="9.842498">
            <text:p>9,842498</text:p>
          </table:table-cell>
          <table:table-cell office:value-type="float" office:value="59.74165">
            <text:p>59,74165</text:p>
          </table:table-cell>
          <table:table-cell office:value-type="float" office:value="8.652864">
            <text:p>8,652864</text:p>
          </table:table-cell>
          <table:table-cell table:number-columns-repeated="2" office:value-type="float" office:value="0">
            <text:p>0</text:p>
          </table:table-cell>
          <table:table-cell office:value-type="float" office:value="52.940216">
            <text:p>52,940216</text:p>
          </table:table-cell>
          <table:table-cell office:value-type="float" office:value="18.636227">
            <text:p>18,636227</text:p>
          </table:table-cell>
          <table:table-cell office:value-type="float" office:value="39.626919">
            <text:p>39,626919</text:p>
          </table:table-cell>
          <table:table-cell office:value-type="float" office:value="10.027618">
            <text:p>10,027618</text:p>
          </table:table-cell>
          <table:table-cell office:value-type="float" office:value="15.251713">
            <text:p>15,251713</text:p>
          </table:table-cell>
          <table:table-cell office:value-type="float" office:value="10.881007">
            <text:p>10,881007</text:p>
          </table:table-cell>
          <table:table-cell office:value-type="float" office:value="31.526861">
            <text:p>31,526861</text:p>
          </table:table-cell>
          <table:table-cell office:value-type="float" office:value="11.441907">
            <text:p>11,441907</text:p>
          </table:table-cell>
          <table:table-cell office:value-type="float" office:value="6.386024">
            <text:p>6,386024</text:p>
          </table:table-cell>
          <table:table-cell office:value-type="float" office:value="11.920096">
            <text:p>11,920096</text:p>
          </table:table-cell>
          <table:table-cell office:value-type="float" office:value="36.206421">
            <text:p>36,206421</text:p>
          </table:table-cell>
          <table:table-cell office:value-type="float" office:value="33.276371">
            <text:p>33,276371</text:p>
          </table:table-cell>
          <table:table-cell table:number-columns-repeated="4" office:value-type="float" office:value="0">
            <text:p>0</text:p>
          </table:table-cell>
          <table:table-cell office:value-type="float" office:value="58.722324">
            <text:p>58,722324</text:p>
          </table:table-cell>
          <table:table-cell office:value-type="float" office:value="22.02249">
            <text:p>22,02249</text:p>
          </table:table-cell>
        </table:table-row>
        <table:table-row table:style-name="ro1">
          <table:table-cell office:value-type="string">
            <text:p>AFR600 <text:s text:c="5"/></text:p>
          </table:table-cell>
          <table:table-cell office:value-type="float" office:value="532.531555">
            <text:p>532,531555</text:p>
          </table:table-cell>
          <table:table-cell office:value-type="float" office:value="489.428223">
            <text:p>489,428223</text:p>
          </table:table-cell>
          <table:table-cell office:value-type="float" office:value="170.243652">
            <text:p>170,243652</text:p>
          </table:table-cell>
          <table:table-cell office:value-type="float" office:value="353.018585">
            <text:p>353,018585</text:p>
          </table:table-cell>
          <table:table-cell office:value-type="float" office:value="423.18808">
            <text:p>423,18808</text:p>
          </table:table-cell>
          <table:table-cell office:value-type="float" office:value="110.86264">
            <text:p>110,86264</text:p>
          </table:table-cell>
          <table:table-cell office:value-type="float" office:value="462.527557">
            <text:p>462,527557</text:p>
          </table:table-cell>
          <table:table-cell office:value-type="float" office:value="48.583179">
            <text:p>48,583179</text:p>
          </table:table-cell>
          <table:table-cell office:value-type="float" office:value="0.904378">
            <text:p>0,904378</text:p>
          </table:table-cell>
          <table:table-cell office:value-type="float" office:value="15.37444">
            <text:p>15,37444</text:p>
          </table:table-cell>
          <table:table-cell office:value-type="float" office:value="261.782623">
            <text:p>261,782623</text:p>
          </table:table-cell>
          <table:table-cell office:value-type="float" office:value="13.162199">
            <text:p>13,162199</text:p>
          </table:table-cell>
          <table:table-cell office:value-type="float" office:value="4.03103">
            <text:p>4,03103</text:p>
          </table:table-cell>
          <table:table-cell office:value-type="float" office:value="7.932324">
            <text:p>7,932324</text:p>
          </table:table-cell>
          <table:table-cell office:value-type="float" office:value="271.545959">
            <text:p>271,545959</text:p>
          </table:table-cell>
          <table:table-cell office:value-type="float" office:value="9.396467">
            <text:p>9,396467</text:p>
          </table:table-cell>
          <table:table-cell office:value-type="float" office:value="117.453865">
            <text:p>117,453865</text:p>
          </table:table-cell>
          <table:table-cell office:value-type="float" office:value="9.65183">
            <text:p>9,65183</text:p>
          </table:table-cell>
          <table:table-cell office:value-type="float" office:value="21.65863">
            <text:p>21,65863</text:p>
          </table:table-cell>
          <table:table-cell office:value-type="float" office:value="3.768331">
            <text:p>3,768331</text:p>
          </table:table-cell>
          <table:table-cell table:number-columns-repeated="2" office:value-type="float" office:value="0">
            <text:p>0</text:p>
          </table:table-cell>
          <table:table-cell office:value-type="float" office:value="26.194639">
            <text:p>26,194639</text:p>
          </table:table-cell>
          <table:table-cell office:value-type="float" office:value="6.801042">
            <text:p>6,801042</text:p>
          </table:table-cell>
          <table:table-cell office:value-type="float" office:value="7.026414">
            <text:p>7,026414</text:p>
          </table:table-cell>
          <table:table-cell office:value-type="float" office:value="3.549179">
            <text:p>3,549179</text:p>
          </table:table-cell>
          <table:table-cell office:value-type="float" office:value="126.624313">
            <text:p>126,624313</text:p>
          </table:table-cell>
          <table:table-cell office:value-type="float" office:value="9.402753">
            <text:p>9,402753</text:p>
          </table:table-cell>
          <table:table-cell office:value-type="float" office:value="23.414959">
            <text:p>23,414959</text:p>
          </table:table-cell>
          <table:table-cell office:value-type="float" office:value="6.035312">
            <text:p>6,035312</text:p>
          </table:table-cell>
          <table:table-cell table:number-columns-repeated="2" office:value-type="float" office:value="0">
            <text:p>0</text:p>
          </table:table-cell>
          <table:table-cell office:value-type="float" office:value="23.312323">
            <text:p>23,312323</text:p>
          </table:table-cell>
          <table:table-cell office:value-type="float" office:value="17.559809">
            <text:p>17,559809</text:p>
          </table:table-cell>
          <table:table-cell office:value-type="float" office:value="21.466347">
            <text:p>21,466347</text:p>
          </table:table-cell>
          <table:table-cell office:value-type="float" office:value="6.897917">
            <text:p>6,897917</text:p>
          </table:table-cell>
          <table:table-cell office:value-type="float" office:value="14.376809">
            <text:p>14,376809</text:p>
          </table:table-cell>
          <table:table-cell office:value-type="float" office:value="7.477094">
            <text:p>7,477094</text:p>
          </table:table-cell>
          <table:table-cell office:value-type="float" office:value="14.625863">
            <text:p>14,625863</text:p>
          </table:table-cell>
          <table:table-cell office:value-type="float" office:value="7.855551">
            <text:p>7,855551</text:p>
          </table:table-cell>
          <table:table-cell office:value-type="float" office:value="9.028517">
            <text:p>9,028517</text:p>
          </table:table-cell>
          <table:table-cell office:value-type="float" office:value="8.041594">
            <text:p>8,041594</text:p>
          </table:table-cell>
          <table:table-cell office:value-type="float" office:value="9.20482">
            <text:p>9,20482</text:p>
          </table:table-cell>
          <table:table-cell office:value-type="float" office:value="29.158091">
            <text:p>29,158091</text:p>
          </table:table-cell>
          <table:table-cell table:number-columns-repeated="4" office:value-type="float" office:value="0">
            <text:p>0</text:p>
          </table:table-cell>
          <table:table-cell office:value-type="float" office:value="56.818848">
            <text:p>56,818848</text:p>
          </table:table-cell>
          <table:table-cell office:value-type="float" office:value="15.562818">
            <text:p>15,562818</text:p>
          </table:table-cell>
        </table:table-row>
        <table:table-row table:style-name="ro1">
          <table:table-cell office:value-type="string">
            <text:p>AFR601 <text:s text:c="5"/></text:p>
          </table:table-cell>
          <table:table-cell office:value-type="float" office:value="446.042755">
            <text:p>446,042755</text:p>
          </table:table-cell>
          <table:table-cell office:value-type="float" office:value="353.033264">
            <text:p>353,033264</text:p>
          </table:table-cell>
          <table:table-cell office:value-type="float" office:value="441.020874">
            <text:p>441,020874</text:p>
          </table:table-cell>
          <table:table-cell office:value-type="float" office:value="351.489838">
            <text:p>351,489838</text:p>
          </table:table-cell>
          <table:table-cell office:value-type="float" office:value="220.75116">
            <text:p>220,75116</text:p>
          </table:table-cell>
          <table:table-cell office:value-type="float" office:value="44.619984">
            <text:p>44,619984</text:p>
          </table:table-cell>
          <table:table-cell office:value-type="float" office:value="117.038963">
            <text:p>117,038963</text:p>
          </table:table-cell>
          <table:table-cell office:value-type="float" office:value="44.650154">
            <text:p>44,650154</text:p>
          </table:table-cell>
          <table:table-cell office:value-type="float" office:value="13.579833">
            <text:p>13,579833</text:p>
          </table:table-cell>
          <table:table-cell office:value-type="float" office:value="15.091381">
            <text:p>15,091381</text:p>
          </table:table-cell>
          <table:table-cell office:value-type="float" office:value="14.273197">
            <text:p>14,273197</text:p>
          </table:table-cell>
          <table:table-cell office:value-type="float" office:value="9.709634">
            <text:p>9,7096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773663">
            <text:p>18,773663</text:p>
          </table:table-cell>
          <table:table-cell office:value-type="float" office:value="7.210506">
            <text:p>7,210506</text:p>
          </table:table-cell>
          <table:table-cell office:value-type="float" office:value="30.14637">
            <text:p>30,14637</text:p>
          </table:table-cell>
          <table:table-cell office:value-type="float" office:value="9.131275">
            <text:p>9,131275</text:p>
          </table:table-cell>
          <table:table-cell table:number-columns-repeated="4" office:value-type="float" office:value="0">
            <text:p>0</text:p>
          </table:table-cell>
          <table:table-cell office:value-type="float" office:value="15.870558">
            <text:p>15,870558</text:p>
          </table:table-cell>
          <table:table-cell office:value-type="float" office:value="6.829951">
            <text:p>6,829951</text:p>
          </table:table-cell>
          <table:table-cell table:number-columns-repeated="2" office:value-type="float" office:value="0">
            <text:p>0</text:p>
          </table:table-cell>
          <table:table-cell office:value-type="float" office:value="10.504439">
            <text:p>10,504439</text:p>
          </table:table-cell>
          <table:table-cell office:value-type="float" office:value="7.576278">
            <text:p>7,576278</text:p>
          </table:table-cell>
          <table:table-cell table:number-columns-repeated="4" office:value-type="float" office:value="0">
            <text:p>0</text:p>
          </table:table-cell>
          <table:table-cell office:value-type="float" office:value="9.862263">
            <text:p>9,862263</text:p>
          </table:table-cell>
          <table:table-cell office:value-type="float" office:value="17.601473">
            <text:p>17,601473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02 <text:s text:c="5"/></text:p>
          </table:table-cell>
          <table:table-cell office:value-type="float" office:value="1223.546509">
            <text:p>1223,546509</text:p>
          </table:table-cell>
          <table:table-cell office:value-type="float" office:value="564.431763">
            <text:p>564,431763</text:p>
          </table:table-cell>
          <table:table-cell office:value-type="float" office:value="682.576111">
            <text:p>682,576111</text:p>
          </table:table-cell>
          <table:table-cell office:value-type="float" office:value="375.319153">
            <text:p>375,319153</text:p>
          </table:table-cell>
          <table:table-cell office:value-type="float" office:value="421.476349">
            <text:p>421,476349</text:p>
          </table:table-cell>
          <table:table-cell office:value-type="float" office:value="117.185928">
            <text:p>117,185928</text:p>
          </table:table-cell>
          <table:table-cell office:value-type="float" office:value="430.646271">
            <text:p>430,646271</text:p>
          </table:table-cell>
          <table:table-cell office:value-type="float" office:value="51.072151">
            <text:p>51,072151</text:p>
          </table:table-cell>
          <table:table-cell office:value-type="float" office:value="8.130925">
            <text:p>8,130925</text:p>
          </table:table-cell>
          <table:table-cell office:value-type="float" office:value="18.069523">
            <text:p>18,069523</text:p>
          </table:table-cell>
          <table:table-cell office:value-type="float" office:value="259.800751">
            <text:p>259,800751</text:p>
          </table:table-cell>
          <table:table-cell office:value-type="float" office:value="14.374916">
            <text:p>14,374916</text:p>
          </table:table-cell>
          <table:table-cell office:value-type="float" office:value="37.150768">
            <text:p>37,150768</text:p>
          </table:table-cell>
          <table:table-cell office:value-type="float" office:value="9.503635">
            <text:p>9,503635</text:p>
          </table:table-cell>
          <table:table-cell office:value-type="float" office:value="334.870575">
            <text:p>334,870575</text:p>
          </table:table-cell>
          <table:table-cell office:value-type="float" office:value="10.353613">
            <text:p>10,353613</text:p>
          </table:table-cell>
          <table:table-cell office:value-type="float" office:value="173.647873">
            <text:p>173,647873</text:p>
          </table:table-cell>
          <table:table-cell office:value-type="float" office:value="10.23417">
            <text:p>10,23417</text:p>
          </table:table-cell>
          <table:table-cell office:value-type="float" office:value="23.297606">
            <text:p>23,297606</text:p>
          </table:table-cell>
          <table:table-cell office:value-type="float" office:value="4.342522">
            <text:p>4,342522</text:p>
          </table:table-cell>
          <table:table-cell office:value-type="float" office:value="1.912044">
            <text:p>1,912044</text:p>
          </table:table-cell>
          <table:table-cell office:value-type="float" office:value="4.374695">
            <text:p>4,374695</text:p>
          </table:table-cell>
          <table:table-cell office:value-type="float" office:value="24.1231">
            <text:p>24,1231</text:p>
          </table:table-cell>
          <table:table-cell office:value-type="float" office:value="7.129737">
            <text:p>7,129737</text:p>
          </table:table-cell>
          <table:table-cell office:value-type="float" office:value="16.598347">
            <text:p>16,598347</text:p>
          </table:table-cell>
          <table:table-cell office:value-type="float" office:value="4.178941">
            <text:p>4,178941</text:p>
          </table:table-cell>
          <table:table-cell office:value-type="float" office:value="195.686096">
            <text:p>195,686096</text:p>
          </table:table-cell>
          <table:table-cell office:value-type="float" office:value="10.966294">
            <text:p>10,966294</text:p>
          </table:table-cell>
          <table:table-cell office:value-type="float" office:value="45.388199">
            <text:p>45,388199</text:p>
          </table:table-cell>
          <table:table-cell office:value-type="float" office:value="7.164747">
            <text:p>7,164747</text:p>
          </table:table-cell>
          <table:table-cell table:number-columns-repeated="2" office:value-type="float" office:value="0">
            <text:p>0</text:p>
          </table:table-cell>
          <table:table-cell office:value-type="float" office:value="23.817009">
            <text:p>23,817009</text:p>
          </table:table-cell>
          <table:table-cell office:value-type="float" office:value="17.944281">
            <text:p>17,944281</text:p>
          </table:table-cell>
          <table:table-cell office:value-type="float" office:value="34.610977">
            <text:p>34,610977</text:p>
          </table:table-cell>
          <table:table-cell office:value-type="float" office:value="8.279421">
            <text:p>8,279421</text:p>
          </table:table-cell>
          <table:table-cell office:value-type="float" office:value="10.889482">
            <text:p>10,889482</text:p>
          </table:table-cell>
          <table:table-cell office:value-type="float" office:value="8.978503">
            <text:p>8,978503</text:p>
          </table:table-cell>
          <table:table-cell office:value-type="float" office:value="20.95439">
            <text:p>20,95439</text:p>
          </table:table-cell>
          <table:table-cell office:value-type="float" office:value="9.449395">
            <text:p>9,449395</text:p>
          </table:table-cell>
          <table:table-cell office:value-type="float" office:value="3.134692">
            <text:p>3,134692</text:p>
          </table:table-cell>
          <table:table-cell office:value-type="float" office:value="9.954412">
            <text:p>9,954412</text:p>
          </table:table-cell>
          <table:table-cell office:value-type="float" office:value="23.541346">
            <text:p>23,541346</text:p>
          </table:table-cell>
          <table:table-cell office:value-type="float" office:value="31.050114">
            <text:p>31,050114</text:p>
          </table:table-cell>
          <table:table-cell table:number-columns-repeated="4" office:value-type="float" office:value="0">
            <text:p>0</text:p>
          </table:table-cell>
          <table:table-cell office:value-type="float" office:value="47.157108">
            <text:p>47,157108</text:p>
          </table:table-cell>
          <table:table-cell office:value-type="float" office:value="18.283342">
            <text:p>18,283342</text:p>
          </table:table-cell>
        </table:table-row>
        <table:table-row table:style-name="ro1">
          <table:table-cell office:value-type="string">
            <text:p>AFR603 <text:s text:c="5"/></text:p>
          </table:table-cell>
          <table:table-cell office:value-type="float" office:value="1331.328857">
            <text:p>1331,328857</text:p>
          </table:table-cell>
          <table:table-cell office:value-type="float" office:value="557.312317">
            <text:p>557,312317</text:p>
          </table:table-cell>
          <table:table-cell office:value-type="float" office:value="355.472015">
            <text:p>355,472015</text:p>
          </table:table-cell>
          <table:table-cell office:value-type="float" office:value="372.094452">
            <text:p>372,094452</text:p>
          </table:table-cell>
          <table:table-cell office:value-type="float" office:value="925.640625">
            <text:p>925,640625</text:p>
          </table:table-cell>
          <table:table-cell office:value-type="float" office:value="121.477219">
            <text:p>121,477219</text:p>
          </table:table-cell>
          <table:table-cell office:value-type="float" office:value="928.955627">
            <text:p>928,955627</text:p>
          </table:table-cell>
          <table:table-cell office:value-type="float" office:value="56.907352">
            <text:p>56,907352</text:p>
          </table:table-cell>
          <table:table-cell office:value-type="float" office:value="10.249619">
            <text:p>10,249619</text:p>
          </table:table-cell>
          <table:table-cell office:value-type="float" office:value="18.390274">
            <text:p>18,390274</text:p>
          </table:table-cell>
          <table:table-cell office:value-type="float" office:value="317.485138">
            <text:p>317,485138</text:p>
          </table:table-cell>
          <table:table-cell office:value-type="float" office:value="15.329295">
            <text:p>15,329295</text:p>
          </table:table-cell>
          <table:table-cell office:value-type="float" office:value="23.275949">
            <text:p>23,275949</text:p>
          </table:table-cell>
          <table:table-cell office:value-type="float" office:value="9.500705">
            <text:p>9,500705</text:p>
          </table:table-cell>
          <table:table-cell office:value-type="float" office:value="325.132965">
            <text:p>325,132965</text:p>
          </table:table-cell>
          <table:table-cell office:value-type="float" office:value="10.346262">
            <text:p>10,346262</text:p>
          </table:table-cell>
          <table:table-cell office:value-type="float" office:value="642.343872">
            <text:p>642,343872</text:p>
          </table:table-cell>
          <table:table-cell office:value-type="float" office:value="14.116">
            <text:p>14,116</text:p>
          </table:table-cell>
          <table:table-cell office:value-type="float" office:value="45.956791">
            <text:p>45,956791</text:p>
          </table:table-cell>
          <table:table-cell office:value-type="float" office:value="4.472177">
            <text:p>4,472177</text:p>
          </table:table-cell>
          <table:table-cell office:value-type="float" office:value="9.773193">
            <text:p>9,773193</text:p>
          </table:table-cell>
          <table:table-cell office:value-type="float" office:value="4.296595">
            <text:p>4,296595</text:p>
          </table:table-cell>
          <table:table-cell office:value-type="float" office:value="24.578941">
            <text:p>24,578941</text:p>
          </table:table-cell>
          <table:table-cell office:value-type="float" office:value="7.049194">
            <text:p>7,049194</text:p>
          </table:table-cell>
          <table:table-cell office:value-type="float" office:value="14.138257">
            <text:p>14,138257</text:p>
          </table:table-cell>
          <table:table-cell office:value-type="float" office:value="4.007867">
            <text:p>4,007867</text:p>
          </table:table-cell>
          <table:table-cell office:value-type="float" office:value="255.402969">
            <text:p>255,402969</text:p>
          </table:table-cell>
          <table:table-cell office:value-type="float" office:value="11.852769">
            <text:p>11,852769</text:p>
          </table:table-cell>
          <table:table-cell office:value-type="float" office:value="36.996719">
            <text:p>36,996719</text:p>
          </table:table-cell>
          <table:table-cell office:value-type="float" office:value="6.949741">
            <text:p>6,949741</text:p>
          </table:table-cell>
          <table:table-cell table:number-columns-repeated="2" office:value-type="float" office:value="0">
            <text:p>0</text:p>
          </table:table-cell>
          <table:table-cell office:value-type="float" office:value="28.495415">
            <text:p>28,495415</text:p>
          </table:table-cell>
          <table:table-cell office:value-type="float" office:value="17.842182">
            <text:p>17,842182</text:p>
          </table:table-cell>
          <table:table-cell office:value-type="float" office:value="26.848829">
            <text:p>26,848829</text:p>
          </table:table-cell>
          <table:table-cell office:value-type="float" office:value="8.003635">
            <text:p>8,003635</text:p>
          </table:table-cell>
          <table:table-cell office:value-type="float" office:value="11.255527">
            <text:p>11,255527</text:p>
          </table:table-cell>
          <table:table-cell office:value-type="float" office:value="8.70435">
            <text:p>8,70435</text:p>
          </table:table-cell>
          <table:table-cell office:value-type="float" office:value="23.751404">
            <text:p>23,751404</text:p>
          </table:table-cell>
          <table:table-cell office:value-type="float" office:value="8.937321">
            <text:p>8,937321</text:p>
          </table:table-cell>
          <table:table-cell office:value-type="float" office:value="8.340368">
            <text:p>8,340368</text:p>
          </table:table-cell>
          <table:table-cell office:value-type="float" office:value="9.444321">
            <text:p>9,444321</text:p>
          </table:table-cell>
          <table:table-cell office:value-type="float" office:value="53.957458">
            <text:p>53,957458</text:p>
          </table:table-cell>
          <table:table-cell office:value-type="float" office:value="31.101604">
            <text:p>31,101604</text:p>
          </table:table-cell>
          <table:table-cell table:number-columns-repeated="4" office:value-type="float" office:value="0">
            <text:p>0</text:p>
          </table:table-cell>
          <table:table-cell office:value-type="float" office:value="38.973732">
            <text:p>38,973732</text:p>
          </table:table-cell>
          <table:table-cell office:value-type="float" office:value="17.580175">
            <text:p>17,580175</text:p>
          </table:table-cell>
        </table:table-row>
        <table:table-row table:style-name="ro1">
          <table:table-cell office:value-type="string">
            <text:p>AFR604 <text:s text:c="5"/></text:p>
          </table:table-cell>
          <table:table-cell office:value-type="float" office:value="905.303528">
            <text:p>905,303528</text:p>
          </table:table-cell>
          <table:table-cell office:value-type="float" office:value="650.685791">
            <text:p>650,685791</text:p>
          </table:table-cell>
          <table:table-cell office:value-type="float" office:value="814.683899">
            <text:p>814,683899</text:p>
          </table:table-cell>
          <table:table-cell office:value-type="float" office:value="407.013489">
            <text:p>407,013489</text:p>
          </table:table-cell>
          <table:table-cell office:value-type="float" office:value="3226.344238">
            <text:p>3226,344238</text:p>
          </table:table-cell>
          <table:table-cell office:value-type="float" office:value="160.239182">
            <text:p>160,239182</text:p>
          </table:table-cell>
          <table:table-cell office:value-type="float" office:value="4937.744141">
            <text:p>4937,744141</text:p>
          </table:table-cell>
          <table:table-cell office:value-type="float" office:value="132.123062">
            <text:p>132,123062</text:p>
          </table:table-cell>
          <table:table-cell office:value-type="float" office:value="68.129829">
            <text:p>68,129829</text:p>
          </table:table-cell>
          <table:table-cell office:value-type="float" office:value="22.955252">
            <text:p>22,955252</text:p>
          </table:table-cell>
          <table:table-cell office:value-type="float" office:value="437.254974">
            <text:p>437,254974</text:p>
          </table:table-cell>
          <table:table-cell office:value-type="float" office:value="18.71376">
            <text:p>18,71376</text:p>
          </table:table-cell>
          <table:table-cell office:value-type="float" office:value="389.83963">
            <text:p>389,83963</text:p>
          </table:table-cell>
          <table:table-cell office:value-type="float" office:value="15.534742">
            <text:p>15,534742</text:p>
          </table:table-cell>
          <table:table-cell office:value-type="float" office:value="990.990662">
            <text:p>990,990662</text:p>
          </table:table-cell>
          <table:table-cell office:value-type="float" office:value="18.477186">
            <text:p>18,477186</text:p>
          </table:table-cell>
          <table:table-cell office:value-type="float" office:value="4364.432617">
            <text:p>4364,432617</text:p>
          </table:table-cell>
          <table:table-cell office:value-type="float" office:value="60.048542">
            <text:p>60,048542</text:p>
          </table:table-cell>
          <table:table-cell office:value-type="float" office:value="240.559067">
            <text:p>240,559067</text:p>
          </table:table-cell>
          <table:table-cell office:value-type="float" office:value="8.565117">
            <text:p>8,565117</text:p>
          </table:table-cell>
          <table:table-cell office:value-type="float" office:value="5.191103">
            <text:p>5,191103</text:p>
          </table:table-cell>
          <table:table-cell office:value-type="float" office:value="5.105172">
            <text:p>5,105172</text:p>
          </table:table-cell>
          <table:table-cell office:value-type="float" office:value="34.640331">
            <text:p>34,640331</text:p>
          </table:table-cell>
          <table:table-cell office:value-type="float" office:value="7.501019">
            <text:p>7,501019</text:p>
          </table:table-cell>
          <table:table-cell office:value-type="float" office:value="32.740105">
            <text:p>32,740105</text:p>
          </table:table-cell>
          <table:table-cell office:value-type="float" office:value="4.867977">
            <text:p>4,867977</text:p>
          </table:table-cell>
          <table:table-cell office:value-type="float" office:value="1527.980835">
            <text:p>1527,980835</text:p>
          </table:table-cell>
          <table:table-cell office:value-type="float" office:value="42.4464">
            <text:p>42,4464</text:p>
          </table:table-cell>
          <table:table-cell office:value-type="float" office:value="56.210392">
            <text:p>56,210392</text:p>
          </table:table-cell>
          <table:table-cell office:value-type="float" office:value="8.390132">
            <text:p>8,390132</text:p>
          </table:table-cell>
          <table:table-cell table:number-columns-repeated="2" office:value-type="float" office:value="0">
            <text:p>0</text:p>
          </table:table-cell>
          <table:table-cell office:value-type="float" office:value="32.835579">
            <text:p>32,835579</text:p>
          </table:table-cell>
          <table:table-cell office:value-type="float" office:value="18.453951">
            <text:p>18,453951</text:p>
          </table:table-cell>
          <table:table-cell office:value-type="float" office:value="49.268768">
            <text:p>49,268768</text:p>
          </table:table-cell>
          <table:table-cell office:value-type="float" office:value="9.724953">
            <text:p>9,724953</text:p>
          </table:table-cell>
          <table:table-cell office:value-type="float" office:value="11.019068">
            <text:p>11,019068</text:p>
          </table:table-cell>
          <table:table-cell office:value-type="float" office:value="10.524559">
            <text:p>10,524559</text:p>
          </table:table-cell>
          <table:table-cell office:value-type="float" office:value="46.202732">
            <text:p>46,202732</text:p>
          </table:table-cell>
          <table:table-cell office:value-type="float" office:value="10.887316">
            <text:p>10,887316</text:p>
          </table:table-cell>
          <table:table-cell office:value-type="float" office:value="20.204062">
            <text:p>20,204062</text:p>
          </table:table-cell>
          <table:table-cell office:value-type="float" office:value="11.437405">
            <text:p>11,437405</text:p>
          </table:table-cell>
          <table:table-cell office:value-type="float" office:value="21.955564">
            <text:p>21,955564</text:p>
          </table:table-cell>
          <table:table-cell office:value-type="float" office:value="33.732162">
            <text:p>33,732162</text:p>
          </table:table-cell>
          <table:table-cell table:number-columns-repeated="4" office:value-type="float" office:value="0">
            <text:p>0</text:p>
          </table:table-cell>
          <table:table-cell office:value-type="float" office:value="55.20089">
            <text:p>55,20089</text:p>
          </table:table-cell>
          <table:table-cell office:value-type="float" office:value="21.400475">
            <text:p>21,400475</text:p>
          </table:table-cell>
        </table:table-row>
        <table:table-row table:style-name="ro1">
          <table:table-cell office:value-type="string">
            <text:p>AFR605 <text:s text:c="5"/></text:p>
          </table:table-cell>
          <table:table-cell office:value-type="float" office:value="1278.075684">
            <text:p>1278,075684</text:p>
          </table:table-cell>
          <table:table-cell office:value-type="float" office:value="644.627869">
            <text:p>644,627869</text:p>
          </table:table-cell>
          <table:table-cell office:value-type="float" office:value="818.542847">
            <text:p>818,542847</text:p>
          </table:table-cell>
          <table:table-cell office:value-type="float" office:value="401.650879">
            <text:p>401,650879</text:p>
          </table:table-cell>
          <table:table-cell office:value-type="float" office:value="559.018494">
            <text:p>559,018494</text:p>
          </table:table-cell>
          <table:table-cell office:value-type="float" office:value="125.264557">
            <text:p>125,264557</text:p>
          </table:table-cell>
          <table:table-cell office:value-type="float" office:value="528.07666">
            <text:p>528,07666</text:p>
          </table:table-cell>
          <table:table-cell office:value-type="float" office:value="55.140427">
            <text:p>55,140427</text:p>
          </table:table-cell>
          <table:table-cell office:value-type="float" office:value="16.278809">
            <text:p>16,278809</text:p>
          </table:table-cell>
          <table:table-cell office:value-type="float" office:value="20.502069">
            <text:p>20,502069</text:p>
          </table:table-cell>
          <table:table-cell office:value-type="float" office:value="255.889191">
            <text:p>255,889191</text:p>
          </table:table-cell>
          <table:table-cell office:value-type="float" office:value="15.981016">
            <text:p>15,981016</text:p>
          </table:table-cell>
          <table:table-cell office:value-type="float" office:value="36.539341">
            <text:p>36,539341</text:p>
          </table:table-cell>
          <table:table-cell office:value-type="float" office:value="10.810695">
            <text:p>10,810695</text:p>
          </table:table-cell>
          <table:table-cell office:value-type="float" office:value="452.561981">
            <text:p>452,561981</text:p>
          </table:table-cell>
          <table:table-cell office:value-type="float" office:value="11.912104">
            <text:p>11,912104</text:p>
          </table:table-cell>
          <table:table-cell office:value-type="float" office:value="60.788342">
            <text:p>60,788342</text:p>
          </table:table-cell>
          <table:table-cell office:value-type="float" office:value="9.867147">
            <text:p>9,867147</text:p>
          </table:table-cell>
          <table:table-cell office:value-type="float" office:value="34.964767">
            <text:p>34,964767</text:p>
          </table:table-cell>
          <table:table-cell office:value-type="float" office:value="4.933152">
            <text:p>4,933152</text:p>
          </table:table-cell>
          <table:table-cell table:number-columns-repeated="2" office:value-type="float" office:value="0">
            <text:p>0</text:p>
          </table:table-cell>
          <table:table-cell office:value-type="float" office:value="33.612167">
            <text:p>33,612167</text:p>
          </table:table-cell>
          <table:table-cell office:value-type="float" office:value="7.482656">
            <text:p>7,482656</text:p>
          </table:table-cell>
          <table:table-cell office:value-type="float" office:value="20.075472">
            <text:p>20,075472</text:p>
          </table:table-cell>
          <table:table-cell office:value-type="float" office:value="4.850213">
            <text:p>4,850213</text:p>
          </table:table-cell>
          <table:table-cell office:value-type="float" office:value="108.175629">
            <text:p>108,175629</text:p>
          </table:table-cell>
          <table:table-cell office:value-type="float" office:value="10.070264">
            <text:p>10,070264</text:p>
          </table:table-cell>
          <table:table-cell office:value-type="float" office:value="61.117931">
            <text:p>61,117931</text:p>
          </table:table-cell>
          <table:table-cell office:value-type="float" office:value="8.371819">
            <text:p>8,371819</text:p>
          </table:table-cell>
          <table:table-cell table:number-columns-repeated="2" office:value-type="float" office:value="0">
            <text:p>0</text:p>
          </table:table-cell>
          <table:table-cell office:value-type="float" office:value="55.25378">
            <text:p>55,25378</text:p>
          </table:table-cell>
          <table:table-cell office:value-type="float" office:value="18.469879">
            <text:p>18,469879</text:p>
          </table:table-cell>
          <table:table-cell office:value-type="float" office:value="35.049694">
            <text:p>35,049694</text:p>
          </table:table-cell>
          <table:table-cell office:value-type="float" office:value="9.599132">
            <text:p>9,599132</text:p>
          </table:table-cell>
          <table:table-cell office:value-type="float" office:value="14.589622">
            <text:p>14,589622</text:p>
          </table:table-cell>
          <table:table-cell office:value-type="float" office:value="10.384283">
            <text:p>10,384283</text:p>
          </table:table-cell>
          <table:table-cell office:value-type="float" office:value="15.525917">
            <text:p>15,525917</text:p>
          </table:table-cell>
          <table:table-cell office:value-type="float" office:value="10.654854">
            <text:p>10,654854</text:p>
          </table:table-cell>
          <table:table-cell office:value-type="float" office:value="5.174882">
            <text:p>5,174882</text:p>
          </table:table-cell>
          <table:table-cell office:value-type="float" office:value="11.204014">
            <text:p>11,204014</text:p>
          </table:table-cell>
          <table:table-cell office:value-type="float" office:value="44.456913">
            <text:p>44,456913</text:p>
          </table:table-cell>
          <table:table-cell office:value-type="float" office:value="32.672977">
            <text:p>32,672977</text:p>
          </table:table-cell>
          <table:table-cell table:number-columns-repeated="4" office:value-type="float" office:value="0">
            <text:p>0</text:p>
          </table:table-cell>
          <table:table-cell office:value-type="float" office:value="61.767891">
            <text:p>61,767891</text:p>
          </table:table-cell>
          <table:table-cell office:value-type="float" office:value="21.171562">
            <text:p>21,171562</text:p>
          </table:table-cell>
        </table:table-row>
        <table:table-row table:style-name="ro1">
          <table:table-cell office:value-type="string">
            <text:p>AFR606 <text:s text:c="5"/></text:p>
          </table:table-cell>
          <table:table-cell office:value-type="float" office:value="931.930115">
            <text:p>931,930115</text:p>
          </table:table-cell>
          <table:table-cell office:value-type="float" office:value="580.206299">
            <text:p>580,206299</text:p>
          </table:table-cell>
          <table:table-cell office:value-type="float" office:value="313.023865">
            <text:p>313,023865</text:p>
          </table:table-cell>
          <table:table-cell office:value-type="float" office:value="384.504211">
            <text:p>384,504211</text:p>
          </table:table-cell>
          <table:table-cell office:value-type="float" office:value="391.934967">
            <text:p>391,934967</text:p>
          </table:table-cell>
          <table:table-cell office:value-type="float" office:value="118.842064">
            <text:p>118,842064</text:p>
          </table:table-cell>
          <table:table-cell office:value-type="float" office:value="306.509796">
            <text:p>306,509796</text:p>
          </table:table-cell>
          <table:table-cell office:value-type="float" office:value="51.046249">
            <text:p>51,046249</text:p>
          </table:table-cell>
          <table:table-cell office:value-type="float" office:value="34.064915">
            <text:p>34,064915</text:p>
          </table:table-cell>
          <table:table-cell office:value-type="float" office:value="19.306574">
            <text:p>19,306574</text:p>
          </table:table-cell>
          <table:table-cell office:value-type="float" office:value="574.134766">
            <text:p>574,134766</text:p>
          </table:table-cell>
          <table:table-cell office:value-type="float" office:value="19.869513">
            <text:p>19,869513</text:p>
          </table:table-cell>
          <table:table-cell office:value-type="float" office:value="649.255981">
            <text:p>649,255981</text:p>
          </table:table-cell>
          <table:table-cell office:value-type="float" office:value="18.599817">
            <text:p>18,599817</text:p>
          </table:table-cell>
          <table:table-cell office:value-type="float" office:value="926.885193">
            <text:p>926,885193</text:p>
          </table:table-cell>
          <table:table-cell office:value-type="float" office:value="17.315981">
            <text:p>17,315981</text:p>
          </table:table-cell>
          <table:table-cell office:value-type="float" office:value="137.228638">
            <text:p>137,228638</text:p>
          </table:table-cell>
          <table:table-cell office:value-type="float" office:value="10.104162">
            <text:p>10,104162</text:p>
          </table:table-cell>
          <table:table-cell office:value-type="float" office:value="25.599852">
            <text:p>25,599852</text:p>
          </table:table-cell>
          <table:table-cell office:value-type="float" office:value="4.427508">
            <text:p>4,427508</text:p>
          </table:table-cell>
          <table:table-cell table:number-columns-repeated="2" office:value-type="float" office:value="0">
            <text:p>0</text:p>
          </table:table-cell>
          <table:table-cell office:value-type="float" office:value="36.280518">
            <text:p>36,280518</text:p>
          </table:table-cell>
          <table:table-cell office:value-type="float" office:value="7.223854">
            <text:p>7,223854</text:p>
          </table:table-cell>
          <table:table-cell office:value-type="float" office:value="17.576715">
            <text:p>17,576715</text:p>
          </table:table-cell>
          <table:table-cell office:value-type="float" office:value="4.313039">
            <text:p>4,313039</text:p>
          </table:table-cell>
          <table:table-cell office:value-type="float" office:value="97.102608">
            <text:p>97,102608</text:p>
          </table:table-cell>
          <table:table-cell office:value-type="float" office:value="9.455431">
            <text:p>9,455431</text:p>
          </table:table-cell>
          <table:table-cell office:value-type="float" office:value="48.749474">
            <text:p>48,749474</text:p>
          </table:table-cell>
          <table:table-cell office:value-type="float" office:value="7.415998">
            <text:p>7,415998</text:p>
          </table:table-cell>
          <table:table-cell table:number-columns-repeated="2" office:value-type="float" office:value="0">
            <text:p>0</text:p>
          </table:table-cell>
          <table:table-cell office:value-type="float" office:value="42.484379">
            <text:p>42,484379</text:p>
          </table:table-cell>
          <table:table-cell office:value-type="float" office:value="18.070757">
            <text:p>18,070757</text:p>
          </table:table-cell>
          <table:table-cell office:value-type="float" office:value="30.663185">
            <text:p>30,663185</text:p>
          </table:table-cell>
          <table:table-cell office:value-type="float" office:value="8.578974">
            <text:p>8,578974</text:p>
          </table:table-cell>
          <table:table-cell office:value-type="float" office:value="9.74218">
            <text:p>9,74218</text:p>
          </table:table-cell>
          <table:table-cell office:value-type="float" office:value="9.294726">
            <text:p>9,294726</text:p>
          </table:table-cell>
          <table:table-cell office:value-type="float" office:value="22.551332">
            <text:p>22,551332</text:p>
          </table:table-cell>
          <table:table-cell office:value-type="float" office:value="9.535527">
            <text:p>9,535527</text:p>
          </table:table-cell>
          <table:table-cell office:value-type="float" office:value="13.487723">
            <text:p>13,487723</text:p>
          </table:table-cell>
          <table:table-cell office:value-type="float" office:value="9.999126">
            <text:p>9,999126</text:p>
          </table:table-cell>
          <table:table-cell office:value-type="float" office:value="57.457668">
            <text:p>57,457668</text:p>
          </table:table-cell>
          <table:table-cell office:value-type="float" office:value="33.304916">
            <text:p>33,304916</text:p>
          </table:table-cell>
          <table:table-cell table:number-columns-repeated="4" office:value-type="float" office:value="0">
            <text:p>0</text:p>
          </table:table-cell>
          <table:table-cell office:value-type="float" office:value="42.828274">
            <text:p>42,828274</text:p>
          </table:table-cell>
          <table:table-cell office:value-type="float" office:value="18.82007">
            <text:p>18,82007</text:p>
          </table:table-cell>
        </table:table-row>
        <table:table-row table:style-name="ro1">
          <table:table-cell office:value-type="string">
            <text:p>AFR607 <text:s text:c="5"/></text:p>
          </table:table-cell>
          <table:table-cell office:value-type="float" office:value="1234.985718">
            <text:p>1234,985718</text:p>
          </table:table-cell>
          <table:table-cell office:value-type="float" office:value="618.490845">
            <text:p>618,490845</text:p>
          </table:table-cell>
          <table:table-cell office:value-type="float" office:value="638.031372">
            <text:p>638,031372</text:p>
          </table:table-cell>
          <table:table-cell office:value-type="float" office:value="393.284851">
            <text:p>393,284851</text:p>
          </table:table-cell>
          <table:table-cell office:value-type="float" office:value="495.897614">
            <text:p>495,897614</text:p>
          </table:table-cell>
          <table:table-cell office:value-type="float" office:value="123.419495">
            <text:p>123,419495</text:p>
          </table:table-cell>
          <table:table-cell office:value-type="float" office:value="360.528839">
            <text:p>360,528839</text:p>
          </table:table-cell>
          <table:table-cell office:value-type="float" office:value="53.263023">
            <text:p>53,263023</text:p>
          </table:table-cell>
          <table:table-cell office:value-type="float" office:value="11.165641">
            <text:p>11,165641</text:p>
          </table:table-cell>
          <table:table-cell office:value-type="float" office:value="20.521967">
            <text:p>20,521967</text:p>
          </table:table-cell>
          <table:table-cell office:value-type="float" office:value="570.356934">
            <text:p>570,356934</text:p>
          </table:table-cell>
          <table:table-cell office:value-type="float" office:value="20.162523">
            <text:p>20,162523</text:p>
          </table:table-cell>
          <table:table-cell office:value-type="float" office:value="39.050694">
            <text:p>39,050694</text:p>
          </table:table-cell>
          <table:table-cell office:value-type="float" office:value="10.694568">
            <text:p>10,694568</text:p>
          </table:table-cell>
          <table:table-cell office:value-type="float" office:value="698.488159">
            <text:p>698,488159</text:p>
          </table:table-cell>
          <table:table-cell office:value-type="float" office:value="14.663682">
            <text:p>14,663682</text:p>
          </table:table-cell>
          <table:table-cell office:value-type="float" office:value="131.230499">
            <text:p>131,230499</text:p>
          </table:table-cell>
          <table:table-cell office:value-type="float" office:value="10.278968">
            <text:p>10,278968</text:p>
          </table:table-cell>
          <table:table-cell office:value-type="float" office:value="23.129068">
            <text:p>23,129068</text:p>
          </table:table-cell>
          <table:table-cell office:value-type="float" office:value="4.781172">
            <text:p>4,781172</text:p>
          </table:table-cell>
          <table:table-cell office:value-type="float" office:value="3.890134">
            <text:p>3,890134</text:p>
          </table:table-cell>
          <table:table-cell office:value-type="float" office:value="4.877811">
            <text:p>4,877811</text:p>
          </table:table-cell>
          <table:table-cell office:value-type="float" office:value="42.655437">
            <text:p>42,655437</text:p>
          </table:table-cell>
          <table:table-cell office:value-type="float" office:value="7.424001">
            <text:p>7,424001</text:p>
          </table:table-cell>
          <table:table-cell office:value-type="float" office:value="17.466787">
            <text:p>17,466787</text:p>
          </table:table-cell>
          <table:table-cell office:value-type="float" office:value="4.636549">
            <text:p>4,636549</text:p>
          </table:table-cell>
          <table:table-cell office:value-type="float" office:value="193.829239">
            <text:p>193,829239</text:p>
          </table:table-cell>
          <table:table-cell office:value-type="float" office:value="11.180591">
            <text:p>11,180591</text:p>
          </table:table-cell>
          <table:table-cell office:value-type="float" office:value="54.546913">
            <text:p>54,546913</text:p>
          </table:table-cell>
          <table:table-cell office:value-type="float" office:value="7.980905">
            <text:p>7,980905</text:p>
          </table:table-cell>
          <table:table-cell table:number-columns-repeated="2" office:value-type="float" office:value="0">
            <text:p>0</text:p>
          </table:table-cell>
          <table:table-cell office:value-type="float" office:value="23.542664">
            <text:p>23,542664</text:p>
          </table:table-cell>
          <table:table-cell office:value-type="float" office:value="18.223755">
            <text:p>18,223755</text:p>
          </table:table-cell>
          <table:table-cell office:value-type="float" office:value="40.134972">
            <text:p>40,134972</text:p>
          </table:table-cell>
          <table:table-cell office:value-type="float" office:value="9.129147">
            <text:p>9,129147</text:p>
          </table:table-cell>
          <table:table-cell office:value-type="float" office:value="19.054953">
            <text:p>19,054953</text:p>
          </table:table-cell>
          <table:table-cell office:value-type="float" office:value="9.782648">
            <text:p>9,782648</text:p>
          </table:table-cell>
          <table:table-cell office:value-type="float" office:value="24.476967">
            <text:p>24,476967</text:p>
          </table:table-cell>
          <table:table-cell office:value-type="float" office:value="10.297204">
            <text:p>10,297204</text:p>
          </table:table-cell>
          <table:table-cell office:value-type="float" office:value="14.989757">
            <text:p>14,989757</text:p>
          </table:table-cell>
          <table:table-cell office:value-type="float" office:value="10.809668">
            <text:p>10,809668</text:p>
          </table:table-cell>
          <table:table-cell office:value-type="float" office:value="51.400688">
            <text:p>51,400688</text:p>
          </table:table-cell>
          <table:table-cell office:value-type="float" office:value="32.394753">
            <text:p>32,394753</text:p>
          </table:table-cell>
          <table:table-cell table:number-columns-repeated="4" office:value-type="float" office:value="0">
            <text:p>0</text:p>
          </table:table-cell>
          <table:table-cell office:value-type="float" office:value="67.596405">
            <text:p>67,596405</text:p>
          </table:table-cell>
          <table:table-cell office:value-type="float" office:value="20.299234">
            <text:p>20,299234</text:p>
          </table:table-cell>
        </table:table-row>
        <table:table-row table:style-name="ro1">
          <table:table-cell office:value-type="string">
            <text:p>AFR608 <text:s text:c="5"/></text:p>
          </table:table-cell>
          <table:table-cell office:value-type="float" office:value="745.544128">
            <text:p>745,544128</text:p>
          </table:table-cell>
          <table:table-cell office:value-type="float" office:value="508.312439">
            <text:p>508,312439</text:p>
          </table:table-cell>
          <table:table-cell office:value-type="float" office:value="536.841431">
            <text:p>536,841431</text:p>
          </table:table-cell>
          <table:table-cell office:value-type="float" office:value="363.0047">
            <text:p>363,0047</text:p>
          </table:table-cell>
          <table:table-cell office:value-type="float" office:value="448.430878">
            <text:p>448,430878</text:p>
          </table:table-cell>
          <table:table-cell office:value-type="float" office:value="113.266045">
            <text:p>113,266045</text:p>
          </table:table-cell>
          <table:table-cell office:value-type="float" office:value="371.517181">
            <text:p>371,517181</text:p>
          </table:table-cell>
          <table:table-cell office:value-type="float" office:value="48.942318">
            <text:p>48,942318</text:p>
          </table:table-cell>
          <table:table-cell office:value-type="float" office:value="22.910915">
            <text:p>22,910915</text:p>
          </table:table-cell>
          <table:table-cell office:value-type="float" office:value="16.888536">
            <text:p>16,888536</text:p>
          </table:table-cell>
          <table:table-cell office:value-type="float" office:value="518.052063">
            <text:p>518,052063</text:p>
          </table:table-cell>
          <table:table-cell office:value-type="float" office:value="17.849308">
            <text:p>17,849308</text:p>
          </table:table-cell>
          <table:table-cell office:value-type="float" office:value="14.693757">
            <text:p>14,693757</text:p>
          </table:table-cell>
          <table:table-cell office:value-type="float" office:value="8.715822">
            <text:p>8,715822</text:p>
          </table:table-cell>
          <table:table-cell office:value-type="float" office:value="423.209961">
            <text:p>423,209961</text:p>
          </table:table-cell>
          <table:table-cell office:value-type="float" office:value="11.025093">
            <text:p>11,025093</text:p>
          </table:table-cell>
          <table:table-cell office:value-type="float" office:value="100.947197">
            <text:p>100,947197</text:p>
          </table:table-cell>
          <table:table-cell office:value-type="float" office:value="9.671481">
            <text:p>9,671481</text:p>
          </table:table-cell>
          <table:table-cell office:value-type="float" office:value="18.368254">
            <text:p>18,368254</text:p>
          </table:table-cell>
          <table:table-cell office:value-type="float" office:value="3.863596">
            <text:p>3,863596</text:p>
          </table:table-cell>
          <table:table-cell office:value-type="float" office:value="0.174003">
            <text:p>0,174003</text:p>
          </table:table-cell>
          <table:table-cell office:value-type="float" office:value="3.915079">
            <text:p>3,915079</text:p>
          </table:table-cell>
          <table:table-cell office:value-type="float" office:value="30.992773">
            <text:p>30,992773</text:p>
          </table:table-cell>
          <table:table-cell office:value-type="float" office:value="6.918214">
            <text:p>6,918214</text:p>
          </table:table-cell>
          <table:table-cell office:value-type="float" office:value="8.734965">
            <text:p>8,734965</text:p>
          </table:table-cell>
          <table:table-cell office:value-type="float" office:value="3.679253">
            <text:p>3,679253</text:p>
          </table:table-cell>
          <table:table-cell office:value-type="float" office:value="125.061508">
            <text:p>125,061508</text:p>
          </table:table-cell>
          <table:table-cell office:value-type="float" office:value="9.468328">
            <text:p>9,468328</text:p>
          </table:table-cell>
          <table:table-cell office:value-type="float" office:value="31.256165">
            <text:p>31,256165</text:p>
          </table:table-cell>
          <table:table-cell office:value-type="float" office:value="6.485186">
            <text:p>6,485186</text:p>
          </table:table-cell>
          <table:table-cell table:number-columns-repeated="2" office:value-type="float" office:value="0">
            <text:p>0</text:p>
          </table:table-cell>
          <table:table-cell office:value-type="float" office:value="8.408703">
            <text:p>8,408703</text:p>
          </table:table-cell>
          <table:table-cell office:value-type="float" office:value="17.623108">
            <text:p>17,623108</text:p>
          </table:table-cell>
          <table:table-cell office:value-type="float" office:value="32.358456">
            <text:p>32,358456</text:p>
          </table:table-cell>
          <table:table-cell office:value-type="float" office:value="7.376379">
            <text:p>7,376379</text:p>
          </table:table-cell>
          <table:table-cell office:value-type="float" office:value="16.434017">
            <text:p>16,434017</text:p>
          </table:table-cell>
          <table:table-cell office:value-type="float" office:value="7.998401">
            <text:p>7,998401</text:p>
          </table:table-cell>
          <table:table-cell office:value-type="float" office:value="10.875642">
            <text:p>10,875642</text:p>
          </table:table-cell>
          <table:table-cell office:value-type="float" office:value="8.203177">
            <text:p>8,203177</text:p>
          </table:table-cell>
          <table:table-cell office:value-type="float" office:value="14.423607">
            <text:p>14,423607</text:p>
          </table:table-cell>
          <table:table-cell office:value-type="float" office:value="8.625175">
            <text:p>8,625175</text:p>
          </table:table-cell>
          <table:table-cell office:value-type="float" office:value="22.205589">
            <text:p>22,205589</text:p>
          </table:table-cell>
          <table:table-cell office:value-type="float" office:value="30.263046">
            <text:p>30,263046</text:p>
          </table:table-cell>
          <table:table-cell table:number-columns-repeated="4" office:value-type="float" office:value="0">
            <text:p>0</text:p>
          </table:table-cell>
          <table:table-cell office:value-type="float" office:value="40.353752">
            <text:p>40,353752</text:p>
          </table:table-cell>
          <table:table-cell office:value-type="float" office:value="16.203514">
            <text:p>16,203514</text:p>
          </table:table-cell>
        </table:table-row>
        <table:table-row table:style-name="ro1">
          <table:table-cell office:value-type="string">
            <text:p>AFR661 <text:s text:c="5"/></text:p>
          </table:table-cell>
          <table:table-cell office:value-type="float" office:value="10153.601563">
            <text:p>10153,601563</text:p>
          </table:table-cell>
          <table:table-cell office:value-type="float" office:value="1017.600037">
            <text:p>1017,600037</text:p>
          </table:table-cell>
          <table:table-cell office:value-type="float" office:value="1177.422729">
            <text:p>1177,422729</text:p>
          </table:table-cell>
          <table:table-cell office:value-type="float" office:value="439.321106">
            <text:p>439,321106</text:p>
          </table:table-cell>
          <table:table-cell office:value-type="float" office:value="3416.266602">
            <text:p>3416,266602</text:p>
          </table:table-cell>
          <table:table-cell office:value-type="float" office:value="174.472137">
            <text:p>174,472137</text:p>
          </table:table-cell>
          <table:table-cell office:value-type="float" office:value="3175.502686">
            <text:p>3175,502686</text:p>
          </table:table-cell>
          <table:table-cell office:value-type="float" office:value="117.379486">
            <text:p>117,379486</text:p>
          </table:table-cell>
          <table:table-cell office:value-type="float" office:value="313.216309">
            <text:p>313,216309</text:p>
          </table:table-cell>
          <table:table-cell office:value-type="float" office:value="34.098232">
            <text:p>34,098232</text:p>
          </table:table-cell>
          <table:table-cell office:value-type="float" office:value="14301.27832">
            <text:p>14301,27832</text:p>
          </table:table-cell>
          <table:table-cell office:value-type="float" office:value="283.242126">
            <text:p>283,242126</text:p>
          </table:table-cell>
          <table:table-cell office:value-type="float" office:value="3588.267334">
            <text:p>3588,267334</text:p>
          </table:table-cell>
          <table:table-cell office:value-type="float" office:value="67.713753">
            <text:p>67,713753</text:p>
          </table:table-cell>
          <table:table-cell office:value-type="float" office:value="13611.726563">
            <text:p>13611,726563</text:p>
          </table:table-cell>
          <table:table-cell office:value-type="float" office:value="193.796463">
            <text:p>193,796463</text:p>
          </table:table-cell>
          <table:table-cell office:value-type="float" office:value="1686.695557">
            <text:p>1686,695557</text:p>
          </table:table-cell>
          <table:table-cell office:value-type="float" office:value="29.180918">
            <text:p>29,180918</text:p>
          </table:table-cell>
          <table:table-cell office:value-type="float" office:value="128.686264">
            <text:p>128,686264</text:p>
          </table:table-cell>
          <table:table-cell office:value-type="float" office:value="6.562315">
            <text:p>6,562315</text:p>
          </table:table-cell>
          <table:table-cell office:value-type="float" office:value="21.083418">
            <text:p>21,083418</text:p>
          </table:table-cell>
          <table:table-cell office:value-type="float" office:value="5.352969">
            <text:p>5,352969</text:p>
          </table:table-cell>
          <table:table-cell office:value-type="float" office:value="41.250011">
            <text:p>41,250011</text:p>
          </table:table-cell>
          <table:table-cell office:value-type="float" office:value="7.630345">
            <text:p>7,630345</text:p>
          </table:table-cell>
          <table:table-cell office:value-type="float" office:value="53.947487">
            <text:p>53,947487</text:p>
          </table:table-cell>
          <table:table-cell office:value-type="float" office:value="5.283792">
            <text:p>5,283792</text:p>
          </table:table-cell>
          <table:table-cell office:value-type="float" office:value="1489.40625">
            <text:p>1489,40625</text:p>
          </table:table-cell>
          <table:table-cell office:value-type="float" office:value="41.397999">
            <text:p>41,397999</text:p>
          </table:table-cell>
          <table:table-cell office:value-type="float" office:value="58.836197">
            <text:p>58,836197</text:p>
          </table:table-cell>
          <table:table-cell office:value-type="float" office:value="8.757096">
            <text:p>8,757096</text:p>
          </table:table-cell>
          <table:table-cell office:value-type="float" office:value="72.912941">
            <text:p>72,912941</text:p>
          </table:table-cell>
          <table:table-cell office:value-type="float" office:value="15.813523">
            <text:p>15,813523</text:p>
          </table:table-cell>
          <table:table-cell office:value-type="float" office:value="674.552185">
            <text:p>674,552185</text:p>
          </table:table-cell>
          <table:table-cell office:value-type="float" office:value="23.543718">
            <text:p>23,543718</text:p>
          </table:table-cell>
          <table:table-cell office:value-type="float" office:value="1383.827148">
            <text:p>1383,827148</text:p>
          </table:table-cell>
          <table:table-cell office:value-type="float" office:value="27.620892">
            <text:p>27,620892</text:p>
          </table:table-cell>
          <table:table-cell office:value-type="float" office:value="48.521729">
            <text:p>48,521729</text:p>
          </table:table-cell>
          <table:table-cell office:value-type="float" office:value="11.434227">
            <text:p>11,434227</text:p>
          </table:table-cell>
          <table:table-cell office:value-type="float" office:value="30.076777">
            <text:p>30,076777</text:p>
          </table:table-cell>
          <table:table-cell office:value-type="float" office:value="11.640208">
            <text:p>11,640208</text:p>
          </table:table-cell>
          <table:table-cell office:value-type="float" office:value="12.441738">
            <text:p>12,441738</text:p>
          </table:table-cell>
          <table:table-cell office:value-type="float" office:value="12.199024">
            <text:p>12,199024</text:p>
          </table:table-cell>
          <table:table-cell table:number-columns-repeated="6" office:value-type="float" office:value="0">
            <text:p>0</text:p>
          </table:table-cell>
          <table:table-cell office:value-type="float" office:value="214.42691">
            <text:p>214,42691</text:p>
          </table:table-cell>
          <table:table-cell office:value-type="float" office:value="23.036392">
            <text:p>23,036392</text:p>
          </table:table-cell>
        </table:table-row>
        <table:table-row table:style-name="ro1">
          <table:table-cell office:value-type="string">
            <text:p>AFR662 <text:s text:c="5"/></text:p>
          </table:table-cell>
          <table:table-cell office:value-type="float" office:value="9283.798828">
            <text:p>9283,798828</text:p>
          </table:table-cell>
          <table:table-cell office:value-type="float" office:value="953.049561">
            <text:p>953,049561</text:p>
          </table:table-cell>
          <table:table-cell office:value-type="float" office:value="961.323059">
            <text:p>961,323059</text:p>
          </table:table-cell>
          <table:table-cell office:value-type="float" office:value="426.958801">
            <text:p>426,958801</text:p>
          </table:table-cell>
          <table:table-cell office:value-type="float" office:value="2731.104004">
            <text:p>2731,104004</text:p>
          </table:table-cell>
          <table:table-cell office:value-type="float" office:value="161.974075">
            <text:p>161,974075</text:p>
          </table:table-cell>
          <table:table-cell office:value-type="float" office:value="4575.328125">
            <text:p>4575,328125</text:p>
          </table:table-cell>
          <table:table-cell office:value-type="float" office:value="127.386436">
            <text:p>127,386436</text:p>
          </table:table-cell>
          <table:table-cell office:value-type="float" office:value="218.55806">
            <text:p>218,55806</text:p>
          </table:table-cell>
          <table:table-cell office:value-type="float" office:value="31.087324">
            <text:p>31,087324</text:p>
          </table:table-cell>
          <table:table-cell office:value-type="float" office:value="11851.890625">
            <text:p>11851,890625</text:p>
          </table:table-cell>
          <table:table-cell office:value-type="float" office:value="236.101669">
            <text:p>236,101669</text:p>
          </table:table-cell>
          <table:table-cell office:value-type="float" office:value="3628.967529">
            <text:p>3628,967529</text:p>
          </table:table-cell>
          <table:table-cell office:value-type="float" office:value="68.174988">
            <text:p>68,174988</text:p>
          </table:table-cell>
          <table:table-cell office:value-type="float" office:value="11587.643555">
            <text:p>11587,643555</text:p>
          </table:table-cell>
          <table:table-cell office:value-type="float" office:value="164.626144">
            <text:p>164,626144</text:p>
          </table:table-cell>
          <table:table-cell office:value-type="float" office:value="2290.463135">
            <text:p>2290,463135</text:p>
          </table:table-cell>
          <table:table-cell office:value-type="float" office:value="34.081635">
            <text:p>34,081635</text:p>
          </table:table-cell>
          <table:table-cell office:value-type="float" office:value="187.153717">
            <text:p>187,153717</text:p>
          </table:table-cell>
          <table:table-cell office:value-type="float" office:value="7.433288">
            <text:p>7,433288</text:p>
          </table:table-cell>
          <table:table-cell office:value-type="float" office:value="16.124319">
            <text:p>16,124319</text:p>
          </table:table-cell>
          <table:table-cell office:value-type="float" office:value="5.085476">
            <text:p>5,085476</text:p>
          </table:table-cell>
          <table:table-cell office:value-type="float" office:value="37.920689">
            <text:p>37,920689</text:p>
          </table:table-cell>
          <table:table-cell office:value-type="float" office:value="7.480611">
            <text:p>7,480611</text:p>
          </table:table-cell>
          <table:table-cell office:value-type="float" office:value="44.465031">
            <text:p>44,465031</text:p>
          </table:table-cell>
          <table:table-cell office:value-type="float" office:value="4.878579">
            <text:p>4,878579</text:p>
          </table:table-cell>
          <table:table-cell office:value-type="float" office:value="2072.293213">
            <text:p>2072,293213</text:p>
          </table:table-cell>
          <table:table-cell office:value-type="float" office:value="56.250835">
            <text:p>56,250835</text:p>
          </table:table-cell>
          <table:table-cell office:value-type="float" office:value="54.79789">
            <text:p>54,79789</text:p>
          </table:table-cell>
          <table:table-cell office:value-type="float" office:value="8.295837">
            <text:p>8,295837</text:p>
          </table:table-cell>
          <table:table-cell office:value-type="float" office:value="47.05825">
            <text:p>47,05825</text:p>
          </table:table-cell>
          <table:table-cell office:value-type="float" office:value="15.202893">
            <text:p>15,202893</text:p>
          </table:table-cell>
          <table:table-cell office:value-type="float" office:value="691.679688">
            <text:p>691,679688</text:p>
          </table:table-cell>
          <table:table-cell office:value-type="float" office:value="23.589664">
            <text:p>23,589664</text:p>
          </table:table-cell>
          <table:table-cell office:value-type="float" office:value="422.270416">
            <text:p>422,270416</text:p>
          </table:table-cell>
          <table:table-cell office:value-type="float" office:value="12.641615">
            <text:p>12,641615</text:p>
          </table:table-cell>
          <table:table-cell office:value-type="float" office:value="32.442402">
            <text:p>32,442402</text:p>
          </table:table-cell>
          <table:table-cell office:value-type="float" office:value="10.56395">
            <text:p>10,56395</text:p>
          </table:table-cell>
          <table:table-cell office:value-type="float" office:value="36.777172">
            <text:p>36,777172</text:p>
          </table:table-cell>
          <table:table-cell office:value-type="float" office:value="10.774103">
            <text:p>10,774103</text:p>
          </table:table-cell>
          <table:table-cell office:value-type="float" office:value="11.175543">
            <text:p>11,175543</text:p>
          </table:table-cell>
          <table:table-cell office:value-type="float" office:value="11.290024">
            <text:p>11,290024</text:p>
          </table:table-cell>
          <table:table-cell table:number-columns-repeated="6" office:value-type="float" office:value="0">
            <text:p>0</text:p>
          </table:table-cell>
          <table:table-cell office:value-type="float" office:value="146.139603">
            <text:p>146,139603</text:p>
          </table:table-cell>
          <table:table-cell office:value-type="float" office:value="21.462011">
            <text:p>21,462011</text:p>
          </table:table-cell>
        </table:table-row>
        <table:table-row table:style-name="ro1">
          <table:table-cell office:value-type="string">
            <text:p>AFR663 <text:s text:c="5"/></text:p>
          </table:table-cell>
          <table:table-cell office:value-type="float" office:value="22546.949219">
            <text:p>22546,949219</text:p>
          </table:table-cell>
          <table:table-cell office:value-type="float" office:value="1746.731812">
            <text:p>1746,731812</text:p>
          </table:table-cell>
          <table:table-cell office:value-type="float" office:value="3909.130859">
            <text:p>3909,130859</text:p>
          </table:table-cell>
          <table:table-cell office:value-type="float" office:value="506.559631">
            <text:p>506,559631</text:p>
          </table:table-cell>
          <table:table-cell office:value-type="float" office:value="20162.421875">
            <text:p>20162,421875</text:p>
          </table:table-cell>
          <table:table-cell office:value-type="float" office:value="528.334473">
            <text:p>528,334473</text:p>
          </table:table-cell>
          <table:table-cell office:value-type="float" office:value="43428.824219">
            <text:p>43428,824219</text:p>
          </table:table-cell>
          <table:table-cell office:value-type="float" office:value="970.678162">
            <text:p>970,678162</text:p>
          </table:table-cell>
          <table:table-cell office:value-type="float" office:value="392.99472">
            <text:p>392,99472</text:p>
          </table:table-cell>
          <table:table-cell office:value-type="float" office:value="41.478535">
            <text:p>41,478535</text:p>
          </table:table-cell>
          <table:table-cell office:value-type="float" office:value="14578.086914">
            <text:p>14578,086914</text:p>
          </table:table-cell>
          <table:table-cell office:value-type="float" office:value="289.175568">
            <text:p>289,175568</text:p>
          </table:table-cell>
          <table:table-cell office:value-type="float" office:value="38766.824219">
            <text:p>38766,824219</text:p>
          </table:table-cell>
          <table:table-cell office:value-type="float" office:value="665.26825">
            <text:p>665,26825</text:p>
          </table:table-cell>
          <table:table-cell office:value-type="float" office:value="15412.916992">
            <text:p>15412,916992</text:p>
          </table:table-cell>
          <table:table-cell office:value-type="float" office:value="218.081238">
            <text:p>218,081238</text:p>
          </table:table-cell>
          <table:table-cell office:value-type="float" office:value="20088.898438">
            <text:p>20088,898438</text:p>
          </table:table-cell>
          <table:table-cell office:value-type="float" office:value="264.810516">
            <text:p>264,810516</text:p>
          </table:table-cell>
          <table:table-cell office:value-type="float" office:value="1789.509033">
            <text:p>1789,509033</text:p>
          </table:table-cell>
          <table:table-cell office:value-type="float" office:value="48.412743">
            <text:p>48,412743</text:p>
          </table:table-cell>
          <table:table-cell office:value-type="float" office:value="34.82238">
            <text:p>34,82238</text:p>
          </table:table-cell>
          <table:table-cell office:value-type="float" office:value="5.663825">
            <text:p>5,663825</text:p>
          </table:table-cell>
          <table:table-cell office:value-type="float" office:value="68.655251">
            <text:p>68,655251</text:p>
          </table:table-cell>
          <table:table-cell office:value-type="float" office:value="7.530005">
            <text:p>7,530005</text:p>
          </table:table-cell>
          <table:table-cell office:value-type="float" office:value="228.088608">
            <text:p>228,088608</text:p>
          </table:table-cell>
          <table:table-cell office:value-type="float" office:value="7.372206">
            <text:p>7,372206</text:p>
          </table:table-cell>
          <table:table-cell office:value-type="float" office:value="18501.035156">
            <text:p>18501,035156</text:p>
          </table:table-cell>
          <table:table-cell office:value-type="float" office:value="482.127747">
            <text:p>482,127747</text:p>
          </table:table-cell>
          <table:table-cell office:value-type="float" office:value="24.150356">
            <text:p>24,150356</text:p>
          </table:table-cell>
          <table:table-cell office:value-type="float" office:value="7.328664">
            <text:p>7,328664</text:p>
          </table:table-cell>
          <table:table-cell office:value-type="float" office:value="94.08593">
            <text:p>94,08593</text:p>
          </table:table-cell>
          <table:table-cell office:value-type="float" office:value="14.959536">
            <text:p>14,959536</text:p>
          </table:table-cell>
          <table:table-cell office:value-type="float" office:value="683.175232">
            <text:p>683,175232</text:p>
          </table:table-cell>
          <table:table-cell office:value-type="float" office:value="23.143539">
            <text:p>23,143539</text:p>
          </table:table-cell>
          <table:table-cell office:value-type="float" office:value="904.203857">
            <text:p>904,203857</text:p>
          </table:table-cell>
          <table:table-cell office:value-type="float" office:value="18.893993">
            <text:p>18,893993</text:p>
          </table:table-cell>
          <table:table-cell office:value-type="float" office:value="47.195629">
            <text:p>47,195629</text:p>
          </table:table-cell>
          <table:table-cell office:value-type="float" office:value="9.325967">
            <text:p>9,325967</text:p>
          </table:table-cell>
          <table:table-cell office:value-type="float" office:value="135.541672">
            <text:p>135,541672</text:p>
          </table:table-cell>
          <table:table-cell office:value-type="float" office:value="9.797358">
            <text:p>9,797358</text:p>
          </table:table-cell>
          <table:table-cell office:value-type="float" office:value="73.582756">
            <text:p>73,582756</text:p>
          </table:table-cell>
          <table:table-cell office:value-type="float" office:value="10.113091">
            <text:p>10,113091</text:p>
          </table:table-cell>
          <table:table-cell office:value-type="float" office:value="125.191368">
            <text:p>125,191368</text:p>
          </table:table-cell>
          <table:table-cell office:value-type="float" office:value="65.414673">
            <text:p>65,414673</text:p>
          </table:table-cell>
          <table:table-cell table:number-columns-repeated="4" office:value-type="float" office:value="0">
            <text:p>0</text:p>
          </table:table-cell>
          <table:table-cell office:value-type="float" office:value="226.087906">
            <text:p>226,087906</text:p>
          </table:table-cell>
          <table:table-cell office:value-type="float" office:value="19.414526">
            <text:p>19,414526</text:p>
          </table:table-cell>
        </table:table-row>
        <table:table-row table:style-name="ro1">
          <table:table-cell office:value-type="string">
            <text:p>AFR664 <text:s text:c="5"/></text:p>
          </table:table-cell>
          <table:table-cell office:value-type="float" office:value="6037.936523">
            <text:p>6037,936523</text:p>
          </table:table-cell>
          <table:table-cell office:value-type="float" office:value="776.104065">
            <text:p>776,104065</text:p>
          </table:table-cell>
          <table:table-cell office:value-type="float" office:value="543.799561">
            <text:p>543,799561</text:p>
          </table:table-cell>
          <table:table-cell office:value-type="float" office:value="408.650208">
            <text:p>408,650208</text:p>
          </table:table-cell>
          <table:table-cell office:value-type="float" office:value="1455.35437">
            <text:p>1455,35437</text:p>
          </table:table-cell>
          <table:table-cell office:value-type="float" office:value="140.859695">
            <text:p>140,859695</text:p>
          </table:table-cell>
          <table:table-cell office:value-type="float" office:value="3137.54834">
            <text:p>3137,54834</text:p>
          </table:table-cell>
          <table:table-cell office:value-type="float" office:value="98.149567">
            <text:p>98,149567</text:p>
          </table:table-cell>
          <table:table-cell office:value-type="float" office:value="260.189606">
            <text:p>260,189606</text:p>
          </table:table-cell>
          <table:table-cell office:value-type="float" office:value="29.122606">
            <text:p>29,122606</text:p>
          </table:table-cell>
          <table:table-cell office:value-type="float" office:value="11894.619141">
            <text:p>11894,619141</text:p>
          </table:table-cell>
          <table:table-cell office:value-type="float" office:value="236.518082">
            <text:p>236,518082</text:p>
          </table:table-cell>
          <table:table-cell office:value-type="float" office:value="224.853073">
            <text:p>224,853073</text:p>
          </table:table-cell>
          <table:table-cell office:value-type="float" office:value="14.793297">
            <text:p>14,793297</text:p>
          </table:table-cell>
          <table:table-cell office:value-type="float" office:value="8921.585938">
            <text:p>8921,585938</text:p>
          </table:table-cell>
          <table:table-cell office:value-type="float" office:value="127.428787">
            <text:p>127,428787</text:p>
          </table:table-cell>
          <table:table-cell office:value-type="float" office:value="1187.640137">
            <text:p>1187,640137</text:p>
          </table:table-cell>
          <table:table-cell office:value-type="float" office:value="20.734735">
            <text:p>20,734735</text:p>
          </table:table-cell>
          <table:table-cell office:value-type="float" office:value="112.948235">
            <text:p>112,948235</text:p>
          </table:table-cell>
          <table:table-cell office:value-type="float" office:value="5.908964">
            <text:p>5,908964</text:p>
          </table:table-cell>
          <table:table-cell office:value-type="float" office:value="19.670877">
            <text:p>19,670877</text:p>
          </table:table-cell>
          <table:table-cell office:value-type="float" office:value="4.738754">
            <text:p>4,738754</text:p>
          </table:table-cell>
          <table:table-cell office:value-type="float" office:value="37.18195">
            <text:p>37,18195</text:p>
          </table:table-cell>
          <table:table-cell office:value-type="float" office:value="7.355245">
            <text:p>7,355245</text:p>
          </table:table-cell>
          <table:table-cell office:value-type="float" office:value="40.727821">
            <text:p>40,727821</text:p>
          </table:table-cell>
          <table:table-cell office:value-type="float" office:value="4.667232">
            <text:p>4,667232</text:p>
          </table:table-cell>
          <table:table-cell office:value-type="float" office:value="1748.920532">
            <text:p>1748,920532</text:p>
          </table:table-cell>
          <table:table-cell office:value-type="float" office:value="47.971306">
            <text:p>47,971306</text:p>
          </table:table-cell>
          <table:table-cell office:value-type="float" office:value="52.62426">
            <text:p>52,62426</text:p>
          </table:table-cell>
          <table:table-cell office:value-type="float" office:value="7.90444">
            <text:p>7,90444</text:p>
          </table:table-cell>
          <table:table-cell office:value-type="float" office:value="21.57156">
            <text:p>21,57156</text:p>
          </table:table-cell>
          <table:table-cell office:value-type="float" office:value="14.816642">
            <text:p>14,816642</text:p>
          </table:table-cell>
          <table:table-cell office:value-type="float" office:value="221.733765">
            <text:p>221,733765</text:p>
          </table:table-cell>
          <table:table-cell office:value-type="float" office:value="18.947462">
            <text:p>18,947462</text:p>
          </table:table-cell>
          <table:table-cell office:value-type="float" office:value="178.36824">
            <text:p>178,36824</text:p>
          </table:table-cell>
          <table:table-cell office:value-type="float" office:value="9.814737">
            <text:p>9,814737</text:p>
          </table:table-cell>
          <table:table-cell office:value-type="float" office:value="29.833872">
            <text:p>29,833872</text:p>
          </table:table-cell>
          <table:table-cell office:value-type="float" office:value="9.819093">
            <text:p>9,819093</text:p>
          </table:table-cell>
          <table:table-cell office:value-type="float" office:value="25.974449">
            <text:p>25,974449</text:p>
          </table:table-cell>
          <table:table-cell office:value-type="float" office:value="10.227279">
            <text:p>10,227279</text:p>
          </table:table-cell>
          <table:table-cell office:value-type="float" office:value="19.990532">
            <text:p>19,990532</text:p>
          </table:table-cell>
          <table:table-cell office:value-type="float" office:value="10.766136">
            <text:p>10,766136</text:p>
          </table:table-cell>
          <table:table-cell table:number-columns-repeated="6" office:value-type="float" office:value="0">
            <text:p>0</text:p>
          </table:table-cell>
          <table:table-cell office:value-type="float" office:value="118.700897">
            <text:p>118,700897</text:p>
          </table:table-cell>
          <table:table-cell office:value-type="float" office:value="20.463055">
            <text:p>20,463055</text:p>
          </table:table-cell>
        </table:table-row>
        <table:table-row table:style-name="ro1">
          <table:table-cell office:value-type="string">
            <text:p>AFR665 <text:s text:c="5"/></text:p>
          </table:table-cell>
          <table:table-cell office:value-type="float" office:value="8396.246094">
            <text:p>8396,246094</text:p>
          </table:table-cell>
          <table:table-cell office:value-type="float" office:value="944.619873">
            <text:p>944,619873</text:p>
          </table:table-cell>
          <table:table-cell office:value-type="float" office:value="544.559265">
            <text:p>544,559265</text:p>
          </table:table-cell>
          <table:table-cell office:value-type="float" office:value="439.935883">
            <text:p>439,935883</text:p>
          </table:table-cell>
          <table:table-cell office:value-type="float" office:value="2118.063721">
            <text:p>2118,063721</text:p>
          </table:table-cell>
          <table:table-cell office:value-type="float" office:value="159.434692">
            <text:p>159,434692</text:p>
          </table:table-cell>
          <table:table-cell office:value-type="float" office:value="2927.390869">
            <text:p>2927,390869</text:p>
          </table:table-cell>
          <table:table-cell office:value-type="float" office:value="97.448578">
            <text:p>97,448578</text:p>
          </table:table-cell>
          <table:table-cell office:value-type="float" office:value="346.075378">
            <text:p>346,075378</text:p>
          </table:table-cell>
          <table:table-cell office:value-type="float" office:value="33.353783">
            <text:p>33,353783</text:p>
          </table:table-cell>
          <table:table-cell office:value-type="float" office:value="14222.001953">
            <text:p>14222,001953</text:p>
          </table:table-cell>
          <table:table-cell office:value-type="float" office:value="282.204468">
            <text:p>282,204468</text:p>
          </table:table-cell>
          <table:table-cell office:value-type="float" office:value="498.287354">
            <text:p>498,287354</text:p>
          </table:table-cell>
          <table:table-cell office:value-type="float" office:value="19.851107">
            <text:p>19,851107</text:p>
          </table:table-cell>
          <table:table-cell office:value-type="float" office:value="11178.563477">
            <text:p>11178,563477</text:p>
          </table:table-cell>
          <table:table-cell office:value-type="float" office:value="158.932632">
            <text:p>158,932632</text:p>
          </table:table-cell>
          <table:table-cell office:value-type="float" office:value="1246.05603">
            <text:p>1246,05603</text:p>
          </table:table-cell>
          <table:table-cell office:value-type="float" office:value="21.785746">
            <text:p>21,785746</text:p>
          </table:table-cell>
          <table:table-cell office:value-type="float" office:value="114.873909">
            <text:p>114,873909</text:p>
          </table:table-cell>
          <table:table-cell office:value-type="float" office:value="6.347644">
            <text:p>6,347644</text:p>
          </table:table-cell>
          <table:table-cell office:value-type="float" office:value="16.24032">
            <text:p>16,24032</text:p>
          </table:table-cell>
          <table:table-cell office:value-type="float" office:value="5.317171">
            <text:p>5,317171</text:p>
          </table:table-cell>
          <table:table-cell office:value-type="float" office:value="34.566898">
            <text:p>34,566898</text:p>
          </table:table-cell>
          <table:table-cell office:value-type="float" office:value="7.625048">
            <text:p>7,625048</text:p>
          </table:table-cell>
          <table:table-cell office:value-type="float" office:value="59.286709">
            <text:p>59,286709</text:p>
          </table:table-cell>
          <table:table-cell office:value-type="float" office:value="5.254306">
            <text:p>5,254306</text:p>
          </table:table-cell>
          <table:table-cell office:value-type="float" office:value="1794.667114">
            <text:p>1794,667114</text:p>
          </table:table-cell>
          <table:table-cell office:value-type="float" office:value="49.223663">
            <text:p>49,223663</text:p>
          </table:table-cell>
          <table:table-cell office:value-type="float" office:value="60.991169">
            <text:p>60,991169</text:p>
          </table:table-cell>
          <table:table-cell office:value-type="float" office:value="8.514288">
            <text:p>8,514288</text:p>
          </table:table-cell>
          <table:table-cell office:value-type="float" office:value="92.66629">
            <text:p>92,66629</text:p>
          </table:table-cell>
          <table:table-cell office:value-type="float" office:value="15.807326">
            <text:p>15,807326</text:p>
          </table:table-cell>
          <table:table-cell office:value-type="float" office:value="371.97821">
            <text:p>371,97821</text:p>
          </table:table-cell>
          <table:table-cell office:value-type="float" office:value="20.336718">
            <text:p>20,336718</text:p>
          </table:table-cell>
          <table:table-cell office:value-type="float" office:value="719.557068">
            <text:p>719,557068</text:p>
          </table:table-cell>
          <table:table-cell office:value-type="float" office:value="16.948235">
            <text:p>16,948235</text:p>
          </table:table-cell>
          <table:table-cell office:value-type="float" office:value="41.971767">
            <text:p>41,971767</text:p>
          </table:table-cell>
          <table:table-cell office:value-type="float" office:value="10.929652">
            <text:p>10,929652</text:p>
          </table:table-cell>
          <table:table-cell office:value-type="float" office:value="36.527157">
            <text:p>36,527157</text:p>
          </table:table-cell>
          <table:table-cell office:value-type="float" office:value="11.272787">
            <text:p>11,272787</text:p>
          </table:table-cell>
          <table:table-cell office:value-type="float" office:value="22.846552">
            <text:p>22,846552</text:p>
          </table:table-cell>
          <table:table-cell office:value-type="float" office:value="11.8536">
            <text:p>11,8536</text:p>
          </table:table-cell>
          <table:table-cell table:number-columns-repeated="6" office:value-type="float" office:value="0">
            <text:p>0</text:p>
          </table:table-cell>
          <table:table-cell office:value-type="float" office:value="229.416809">
            <text:p>229,416809</text:p>
          </table:table-cell>
          <table:table-cell office:value-type="float" office:value="22.919254">
            <text:p>22,919254</text:p>
          </table:table-cell>
        </table:table-row>
        <table:table-row table:style-name="ro1">
          <table:table-cell office:value-type="string">
            <text:p>AFR665 <text:s text:c="5"/></text:p>
          </table:table-cell>
          <table:table-cell office:value-type="float" office:value="7499.818359">
            <text:p>7499,818359</text:p>
          </table:table-cell>
          <table:table-cell office:value-type="float" office:value="910.883606">
            <text:p>910,883606</text:p>
          </table:table-cell>
          <table:table-cell office:value-type="float" office:value="575.430664">
            <text:p>575,430664</text:p>
          </table:table-cell>
          <table:table-cell office:value-type="float" office:value="440.015076">
            <text:p>440,015076</text:p>
          </table:table-cell>
          <table:table-cell office:value-type="float" office:value="2508.726807">
            <text:p>2508,726807</text:p>
          </table:table-cell>
          <table:table-cell office:value-type="float" office:value="163.582764">
            <text:p>163,582764</text:p>
          </table:table-cell>
          <table:table-cell office:value-type="float" office:value="2946.893311">
            <text:p>2946,893311</text:p>
          </table:table-cell>
          <table:table-cell office:value-type="float" office:value="98.09198">
            <text:p>98,09198</text:p>
          </table:table-cell>
          <table:table-cell office:value-type="float" office:value="278.849945">
            <text:p>278,849945</text:p>
          </table:table-cell>
          <table:table-cell office:value-type="float" office:value="32.78001">
            <text:p>32,78001</text:p>
          </table:table-cell>
          <table:table-cell office:value-type="float" office:value="14151.091797">
            <text:p>14151,091797</text:p>
          </table:table-cell>
          <table:table-cell office:value-type="float" office:value="280.743774">
            <text:p>280,743774</text:p>
          </table:table-cell>
          <table:table-cell office:value-type="float" office:value="504.789032">
            <text:p>504,789032</text:p>
          </table:table-cell>
          <table:table-cell office:value-type="float" office:value="19.898722">
            <text:p>19,898722</text:p>
          </table:table-cell>
          <table:table-cell office:value-type="float" office:value="11160.439453">
            <text:p>11160,439453</text:p>
          </table:table-cell>
          <table:table-cell office:value-type="float" office:value="158.683899">
            <text:p>158,683899</text:p>
          </table:table-cell>
          <table:table-cell office:value-type="float" office:value="1242.012451">
            <text:p>1242,012451</text:p>
          </table:table-cell>
          <table:table-cell office:value-type="float" office:value="21.745901">
            <text:p>21,745901</text:p>
          </table:table-cell>
          <table:table-cell office:value-type="float" office:value="115.488602">
            <text:p>115,488602</text:p>
          </table:table-cell>
          <table:table-cell office:value-type="float" office:value="6.323833">
            <text:p>6,323833</text:p>
          </table:table-cell>
          <table:table-cell office:value-type="float" office:value="12.470247">
            <text:p>12,470247</text:p>
          </table:table-cell>
          <table:table-cell office:value-type="float" office:value="5.313043">
            <text:p>5,313043</text:p>
          </table:table-cell>
          <table:table-cell office:value-type="float" office:value="30.772455">
            <text:p>30,772455</text:p>
          </table:table-cell>
          <table:table-cell office:value-type="float" office:value="7.598616">
            <text:p>7,598616</text:p>
          </table:table-cell>
          <table:table-cell office:value-type="float" office:value="54.395981">
            <text:p>54,395981</text:p>
          </table:table-cell>
          <table:table-cell office:value-type="float" office:value="5.224294">
            <text:p>5,224294</text:p>
          </table:table-cell>
          <table:table-cell office:value-type="float" office:value="1790.22644">
            <text:p>1790,22644</text:p>
          </table:table-cell>
          <table:table-cell office:value-type="float" office:value="49.111576">
            <text:p>49,111576</text:p>
          </table:table-cell>
          <table:table-cell office:value-type="float" office:value="66.061691">
            <text:p>66,061691</text:p>
          </table:table-cell>
          <table:table-cell office:value-type="float" office:value="8.551316">
            <text:p>8,551316</text:p>
          </table:table-cell>
          <table:table-cell office:value-type="float" office:value="86.922791">
            <text:p>86,922791</text:p>
          </table:table-cell>
          <table:table-cell office:value-type="float" office:value="15.759323">
            <text:p>15,759323</text:p>
          </table:table-cell>
          <table:table-cell office:value-type="float" office:value="377.017822">
            <text:p>377,017822</text:p>
          </table:table-cell>
          <table:table-cell office:value-type="float" office:value="20.375986">
            <text:p>20,375986</text:p>
          </table:table-cell>
          <table:table-cell office:value-type="float" office:value="710.656982">
            <text:p>710,656982</text:p>
          </table:table-cell>
          <table:table-cell office:value-type="float" office:value="16.908091">
            <text:p>16,908091</text:p>
          </table:table-cell>
          <table:table-cell office:value-type="float" office:value="39.370697">
            <text:p>39,370697</text:p>
          </table:table-cell>
          <table:table-cell office:value-type="float" office:value="10.926195">
            <text:p>10,926195</text:p>
          </table:table-cell>
          <table:table-cell office:value-type="float" office:value="33.676987">
            <text:p>33,676987</text:p>
          </table:table-cell>
          <table:table-cell office:value-type="float" office:value="11.244514">
            <text:p>11,244514</text:p>
          </table:table-cell>
          <table:table-cell office:value-type="float" office:value="14.726391">
            <text:p>14,726391</text:p>
          </table:table-cell>
          <table:table-cell office:value-type="float" office:value="11.843411">
            <text:p>11,843411</text:p>
          </table:table-cell>
          <table:table-cell table:number-columns-repeated="6" office:value-type="float" office:value="0">
            <text:p>0</text:p>
          </table:table-cell>
          <table:table-cell office:value-type="float" office:value="199.103897">
            <text:p>199,103897</text:p>
          </table:table-cell>
          <table:table-cell office:value-type="float" office:value="22.877367">
            <text:p>22,877367</text:p>
          </table:table-cell>
        </table:table-row>
        <table:table-row table:style-name="ro1">
          <table:table-cell office:value-type="string">
            <text:p>AFR666 <text:s text:c="5"/></text:p>
          </table:table-cell>
          <table:table-cell office:value-type="float" office:value="18940.369141">
            <text:p>18940,369141</text:p>
          </table:table-cell>
          <table:table-cell office:value-type="float" office:value="1522.201416">
            <text:p>1522,201416</text:p>
          </table:table-cell>
          <table:table-cell office:value-type="float" office:value="1563.315063">
            <text:p>1563,315063</text:p>
          </table:table-cell>
          <table:table-cell office:value-type="float" office:value="461.814026">
            <text:p>461,814026</text:p>
          </table:table-cell>
          <table:table-cell office:value-type="float" office:value="7690.719238">
            <text:p>7690,719238</text:p>
          </table:table-cell>
          <table:table-cell office:value-type="float" office:value="255.942154">
            <text:p>255,942154</text:p>
          </table:table-cell>
          <table:table-cell office:value-type="float" office:value="18589.839844">
            <text:p>18589,839844</text:p>
          </table:table-cell>
          <table:table-cell office:value-type="float" office:value="426.572388">
            <text:p>426,572388</text:p>
          </table:table-cell>
          <table:table-cell office:value-type="float" office:value="211.021576">
            <text:p>211,021576</text:p>
          </table:table-cell>
          <table:table-cell office:value-type="float" office:value="35.247158">
            <text:p>35,247158</text:p>
          </table:table-cell>
          <table:table-cell office:value-type="float" office:value="13062.706055">
            <text:p>13062,706055</text:p>
          </table:table-cell>
          <table:table-cell office:value-type="float" office:value="260.673309">
            <text:p>260,673309</text:p>
          </table:table-cell>
          <table:table-cell office:value-type="float" office:value="21898.376953">
            <text:p>21898,376953</text:p>
          </table:table-cell>
          <table:table-cell office:value-type="float" office:value="378.24115">
            <text:p>378,24115</text:p>
          </table:table-cell>
          <table:table-cell office:value-type="float" office:value="10488.68457">
            <text:p>10488,68457</text:p>
          </table:table-cell>
          <table:table-cell office:value-type="float" office:value="149.352173">
            <text:p>149,352173</text:p>
          </table:table-cell>
          <table:table-cell office:value-type="float" office:value="5461.350586">
            <text:p>5461,350586</text:p>
          </table:table-cell>
          <table:table-cell office:value-type="float" office:value="74.401329">
            <text:p>74,401329</text:p>
          </table:table-cell>
          <table:table-cell office:value-type="float" office:value="614.071045">
            <text:p>614,071045</text:p>
          </table:table-cell>
          <table:table-cell office:value-type="float" office:value="17.623608">
            <text:p>17,623608</text:p>
          </table:table-cell>
          <table:table-cell office:value-type="float" office:value="21.779432">
            <text:p>21,779432</text:p>
          </table:table-cell>
          <table:table-cell office:value-type="float" office:value="5.094015">
            <text:p>5,094015</text:p>
          </table:table-cell>
          <table:table-cell office:value-type="float" office:value="43.967319">
            <text:p>43,967319</text:p>
          </table:table-cell>
          <table:table-cell office:value-type="float" office:value="7.381225">
            <text:p>7,381225</text:p>
          </table:table-cell>
          <table:table-cell office:value-type="float" office:value="94.546921">
            <text:p>94,546921</text:p>
          </table:table-cell>
          <table:table-cell office:value-type="float" office:value="5.189604">
            <text:p>5,189604</text:p>
          </table:table-cell>
          <table:table-cell office:value-type="float" office:value="8335.392578">
            <text:p>8335,392578</text:p>
          </table:table-cell>
          <table:table-cell office:value-type="float" office:value="218.289536">
            <text:p>218,289536</text:p>
          </table:table-cell>
          <table:table-cell office:value-type="float" office:value="32.143505">
            <text:p>32,143505</text:p>
          </table:table-cell>
          <table:table-cell office:value-type="float" office:value="7.441936">
            <text:p>7,441936</text:p>
          </table:table-cell>
          <table:table-cell office:value-type="float" office:value="21.650879">
            <text:p>21,650879</text:p>
          </table:table-cell>
          <table:table-cell office:value-type="float" office:value="14.679903">
            <text:p>14,679903</text:p>
          </table:table-cell>
          <table:table-cell office:value-type="float" office:value="323.447266">
            <text:p>323,447266</text:p>
          </table:table-cell>
          <table:table-cell office:value-type="float" office:value="19.526028">
            <text:p>19,526028</text:p>
          </table:table-cell>
          <table:table-cell office:value-type="float" office:value="360.541412">
            <text:p>360,541412</text:p>
          </table:table-cell>
          <table:table-cell office:value-type="float" office:value="11.110369">
            <text:p>11,110369</text:p>
          </table:table-cell>
          <table:table-cell office:value-type="float" office:value="42.775734">
            <text:p>42,775734</text:p>
          </table:table-cell>
          <table:table-cell office:value-type="float" office:value="9.422226">
            <text:p>9,422226</text:p>
          </table:table-cell>
          <table:table-cell office:value-type="float" office:value="62.52869">
            <text:p>62,52869</text:p>
          </table:table-cell>
          <table:table-cell office:value-type="float" office:value="9.676315">
            <text:p>9,676315</text:p>
          </table:table-cell>
          <table:table-cell office:value-type="float" office:value="23.644806">
            <text:p>23,644806</text:p>
          </table:table-cell>
          <table:table-cell office:value-type="float" office:value="10.041503">
            <text:p>10,041503</text:p>
          </table:table-cell>
          <table:table-cell office:value-type="float" office:value="160.213745">
            <text:p>160,213745</text:p>
          </table:table-cell>
          <table:table-cell office:value-type="float" office:value="56.934124">
            <text:p>56,934124</text:p>
          </table:table-cell>
          <table:table-cell table:number-columns-repeated="4" office:value-type="float" office:value="0">
            <text:p>0</text:p>
          </table:table-cell>
          <table:table-cell office:value-type="float" office:value="123.155098">
            <text:p>123,155098</text:p>
          </table:table-cell>
          <table:table-cell office:value-type="float" office:value="19.082199">
            <text:p>19,082199</text:p>
          </table:table-cell>
        </table:table-row>
        <table:table-row table:style-name="ro1">
          <table:table-cell office:value-type="string">
            <text:p>AFR667 <text:s text:c="5"/></text:p>
          </table:table-cell>
          <table:table-cell office:value-type="float" office:value="9869.583984">
            <text:p>9869,583984</text:p>
          </table:table-cell>
          <table:table-cell office:value-type="float" office:value="1060.171387">
            <text:p>1060,171387</text:p>
          </table:table-cell>
          <table:table-cell office:value-type="float" office:value="969.040894">
            <text:p>969,040894</text:p>
          </table:table-cell>
          <table:table-cell office:value-type="float" office:value="455.997498">
            <text:p>455,997498</text:p>
          </table:table-cell>
          <table:table-cell office:value-type="float" office:value="1652.874512">
            <text:p>1652,874512</text:p>
          </table:table-cell>
          <table:table-cell office:value-type="float" office:value="163.03447">
            <text:p>163,03447</text:p>
          </table:table-cell>
          <table:table-cell office:value-type="float" office:value="2817.961914">
            <text:p>2817,961914</text:p>
          </table:table-cell>
          <table:table-cell office:value-type="float" office:value="98.83432">
            <text:p>98,83432</text:p>
          </table:table-cell>
          <table:table-cell office:value-type="float" office:value="192.632568">
            <text:p>192,632568</text:p>
          </table:table-cell>
          <table:table-cell office:value-type="float" office:value="36.998425">
            <text:p>36,998425</text:p>
          </table:table-cell>
          <table:table-cell office:value-type="float" office:value="15940.03418">
            <text:p>15940,03418</text:p>
          </table:table-cell>
          <table:table-cell office:value-type="float" office:value="315.76358">
            <text:p>315,76358</text:p>
          </table:table-cell>
          <table:table-cell office:value-type="float" office:value="32715.841797">
            <text:p>32715,841797</text:p>
          </table:table-cell>
          <table:table-cell office:value-type="float" office:value="562.595276">
            <text:p>562,595276</text:p>
          </table:table-cell>
          <table:table-cell office:value-type="float" office:value="28823.189453">
            <text:p>28823,189453</text:p>
          </table:table-cell>
          <table:table-cell office:value-type="float" office:value="405.908997">
            <text:p>405,908997</text:p>
          </table:table-cell>
          <table:table-cell office:value-type="float" office:value="2169.764893">
            <text:p>2169,764893</text:p>
          </table:table-cell>
          <table:table-cell office:value-type="float" office:value="33.129391">
            <text:p>33,129391</text:p>
          </table:table-cell>
          <table:table-cell office:value-type="float" office:value="111.005013">
            <text:p>111,005013</text:p>
          </table:table-cell>
          <table:table-cell office:value-type="float" office:value="5.981768">
            <text:p>5,981768</text:p>
          </table:table-cell>
          <table:table-cell office:value-type="float" office:value="29.89959">
            <text:p>29,89959</text:p>
          </table:table-cell>
          <table:table-cell office:value-type="float" office:value="4.995514">
            <text:p>4,995514</text:p>
          </table:table-cell>
          <table:table-cell office:value-type="float" office:value="28.838512">
            <text:p>28,838512</text:p>
          </table:table-cell>
          <table:table-cell office:value-type="float" office:value="7.333436">
            <text:p>7,333436</text:p>
          </table:table-cell>
          <table:table-cell office:value-type="float" office:value="41.432358">
            <text:p>41,432358</text:p>
          </table:table-cell>
          <table:table-cell office:value-type="float" office:value="4.758934">
            <text:p>4,758934</text:p>
          </table:table-cell>
          <table:table-cell office:value-type="float" office:value="1096.571411">
            <text:p>1096,571411</text:p>
          </table:table-cell>
          <table:table-cell office:value-type="float" office:value="31.397448">
            <text:p>31,397448</text:p>
          </table:table-cell>
          <table:table-cell office:value-type="float" office:value="48.858128">
            <text:p>48,858128</text:p>
          </table:table-cell>
          <table:table-cell office:value-type="float" office:value="7.918151">
            <text:p>7,918151</text:p>
          </table:table-cell>
          <table:table-cell office:value-type="float" office:value="14.637008">
            <text:p>14,637008</text:p>
          </table:table-cell>
          <table:table-cell office:value-type="float" office:value="14.798988">
            <text:p>14,798988</text:p>
          </table:table-cell>
          <table:table-cell office:value-type="float" office:value="672.220703">
            <text:p>672,220703</text:p>
          </table:table-cell>
          <table:table-cell office:value-type="float" office:value="23.164986">
            <text:p>23,164986</text:p>
          </table:table-cell>
          <table:table-cell office:value-type="float" office:value="314.366516">
            <text:p>314,366516</text:p>
          </table:table-cell>
          <table:table-cell office:value-type="float" office:value="10.986646">
            <text:p>10,986646</text:p>
          </table:table-cell>
          <table:table-cell office:value-type="float" office:value="77.606392">
            <text:p>77,606392</text:p>
          </table:table-cell>
          <table:table-cell office:value-type="float" office:value="10.015652">
            <text:p>10,015652</text:p>
          </table:table-cell>
          <table:table-cell office:value-type="float" office:value="38.802296">
            <text:p>38,802296</text:p>
          </table:table-cell>
          <table:table-cell office:value-type="float" office:value="10.327867">
            <text:p>10,327867</text:p>
          </table:table-cell>
          <table:table-cell office:value-type="float" office:value="5.39509">
            <text:p>5,39509</text:p>
          </table:table-cell>
          <table:table-cell office:value-type="float" office:value="10.598584">
            <text:p>10,598584</text:p>
          </table:table-cell>
          <table:table-cell table:number-columns-repeated="6" office:value-type="float" office:value="0">
            <text:p>0</text:p>
          </table:table-cell>
          <table:table-cell office:value-type="float" office:value="358.187164">
            <text:p>358,187164</text:p>
          </table:table-cell>
          <table:table-cell office:value-type="float" office:value="22.126694">
            <text:p>22,126694</text:p>
          </table:table-cell>
        </table:table-row>
        <table:table-row table:style-name="ro1">
          <table:table-cell office:value-type="string">
            <text:p>AFR668 <text:s text:c="5"/></text:p>
          </table:table-cell>
          <table:table-cell office:value-type="float" office:value="18539.390625">
            <text:p>18539,390625</text:p>
          </table:table-cell>
          <table:table-cell office:value-type="float" office:value="1515.253662">
            <text:p>1515,253662</text:p>
          </table:table-cell>
          <table:table-cell office:value-type="float" office:value="3126.585449">
            <text:p>3126,585449</text:p>
          </table:table-cell>
          <table:table-cell office:value-type="float" office:value="488.915649">
            <text:p>488,915649</text:p>
          </table:table-cell>
          <table:table-cell office:value-type="float" office:value="16800.21875">
            <text:p>16800,21875</text:p>
          </table:table-cell>
          <table:table-cell office:value-type="float" office:value="452.923462">
            <text:p>452,923462</text:p>
          </table:table-cell>
          <table:table-cell office:value-type="float" office:value="37983.09375">
            <text:p>37983,09375</text:p>
          </table:table-cell>
          <table:table-cell office:value-type="float" office:value="851.319946">
            <text:p>851,319946</text:p>
          </table:table-cell>
          <table:table-cell office:value-type="float" office:value="403.534821">
            <text:p>403,534821</text:p>
          </table:table-cell>
          <table:table-cell office:value-type="float" office:value="40.638721">
            <text:p>40,638721</text:p>
          </table:table-cell>
          <table:table-cell office:value-type="float" office:value="13234.833984">
            <text:p>13234,833984</text:p>
          </table:table-cell>
          <table:table-cell office:value-type="float" office:value="263.72348">
            <text:p>263,72348</text:p>
          </table:table-cell>
          <table:table-cell office:value-type="float" office:value="26114.001953">
            <text:p>26114,001953</text:p>
          </table:table-cell>
          <table:table-cell office:value-type="float" office:value="449.970978">
            <text:p>449,970978</text:p>
          </table:table-cell>
          <table:table-cell office:value-type="float" office:value="14340.660156">
            <text:p>14340,660156</text:p>
          </table:table-cell>
          <table:table-cell office:value-type="float" office:value="203.132629">
            <text:p>203,132629</text:p>
          </table:table-cell>
          <table:table-cell office:value-type="float" office:value="17094.730469">
            <text:p>17094,730469</text:p>
          </table:table-cell>
          <table:table-cell office:value-type="float" office:value="225.762802">
            <text:p>225,762802</text:p>
          </table:table-cell>
          <table:table-cell office:value-type="float" office:value="1481.221924">
            <text:p>1481,221924</text:p>
          </table:table-cell>
          <table:table-cell office:value-type="float" office:value="40.309612">
            <text:p>40,309612</text:p>
          </table:table-cell>
          <table:table-cell office:value-type="float" office:value="30.766527">
            <text:p>30,766527</text:p>
          </table:table-cell>
          <table:table-cell office:value-type="float" office:value="5.798296">
            <text:p>5,798296</text:p>
          </table:table-cell>
          <table:table-cell office:value-type="float" office:value="70.1959">
            <text:p>70,1959</text:p>
          </table:table-cell>
          <table:table-cell office:value-type="float" office:value="7.687139">
            <text:p>7,687139</text:p>
          </table:table-cell>
          <table:table-cell office:value-type="float" office:value="196.620026">
            <text:p>196,620026</text:p>
          </table:table-cell>
          <table:table-cell office:value-type="float" office:value="7.013424">
            <text:p>7,013424</text:p>
          </table:table-cell>
          <table:table-cell office:value-type="float" office:value="16621.914063">
            <text:p>16621,914063</text:p>
          </table:table-cell>
          <table:table-cell office:value-type="float" office:value="433.356812">
            <text:p>433,356812</text:p>
          </table:table-cell>
          <table:table-cell office:value-type="float" office:value="22.377522">
            <text:p>22,377522</text:p>
          </table:table-cell>
          <table:table-cell office:value-type="float" office:value="7.7951">
            <text:p>7,7951</text:p>
          </table:table-cell>
          <table:table-cell office:value-type="float" office:value="94.800873">
            <text:p>94,800873</text:p>
          </table:table-cell>
          <table:table-cell office:value-type="float" office:value="15.256926">
            <text:p>15,256926</text:p>
          </table:table-cell>
          <table:table-cell office:value-type="float" office:value="734.020447">
            <text:p>734,020447</text:p>
          </table:table-cell>
          <table:table-cell office:value-type="float" office:value="23.938482">
            <text:p>23,938482</text:p>
          </table:table-cell>
          <table:table-cell office:value-type="float" office:value="593.53064">
            <text:p>593,53064</text:p>
          </table:table-cell>
          <table:table-cell office:value-type="float" office:value="14.4612">
            <text:p>14,4612</text:p>
          </table:table-cell>
          <table:table-cell office:value-type="float" office:value="53.502544">
            <text:p>53,502544</text:p>
          </table:table-cell>
          <table:table-cell office:value-type="float" office:value="9.878393">
            <text:p>9,878393</text:p>
          </table:table-cell>
          <table:table-cell office:value-type="float" office:value="128.673447">
            <text:p>128,673447</text:p>
          </table:table-cell>
          <table:table-cell office:value-type="float" office:value="10.343476">
            <text:p>10,343476</text:p>
          </table:table-cell>
          <table:table-cell office:value-type="float" office:value="81.859451">
            <text:p>81,859451</text:p>
          </table:table-cell>
          <table:table-cell office:value-type="float" office:value="10.78024">
            <text:p>10,78024</text:p>
          </table:table-cell>
          <table:table-cell office:value-type="float" office:value="31.033976">
            <text:p>31,033976</text:p>
          </table:table-cell>
          <table:table-cell office:value-type="float" office:value="60.338131">
            <text:p>60,338131</text:p>
          </table:table-cell>
          <table:table-cell table:number-columns-repeated="4" office:value-type="float" office:value="0">
            <text:p>0</text:p>
          </table:table-cell>
          <table:table-cell office:value-type="float" office:value="213.538025">
            <text:p>213,538025</text:p>
          </table:table-cell>
          <table:table-cell office:value-type="float" office:value="20.548502">
            <text:p>20,548502</text:p>
          </table:table-cell>
        </table:table-row>
        <table:table-row table:style-name="ro1">
          <table:table-cell office:value-type="string">
            <text:p>AFR669 <text:s text:c="5"/></text:p>
          </table:table-cell>
          <table:table-cell office:value-type="float" office:value="285.135498">
            <text:p>285,135498</text:p>
          </table:table-cell>
          <table:table-cell office:value-type="float" office:value="391.681702">
            <text:p>391,681702</text:p>
          </table:table-cell>
          <table:table-cell office:value-type="float" office:value="682.576111">
            <text:p>682,576111</text:p>
          </table:table-cell>
          <table:table-cell office:value-type="float" office:value="395.672729">
            <text:p>395,672729</text:p>
          </table:table-cell>
          <table:table-cell office:value-type="float" office:value="14.932684">
            <text:p>14,932684</text:p>
          </table:table-cell>
          <table:table-cell office:value-type="float" office:value="50.137897">
            <text:p>50,137897</text:p>
          </table:table-cell>
          <table:table-cell office:value-type="float" office:value="29.102654">
            <text:p>29,102654</text:p>
          </table:table-cell>
          <table:table-cell office:value-type="float" office:value="49.749386">
            <text:p>49,749386</text:p>
          </table:table-cell>
          <table:table-cell office:value-type="float" office:value="32.222557">
            <text:p>32,222557</text:p>
          </table:table-cell>
          <table:table-cell office:value-type="float" office:value="19.887035">
            <text:p>19,887035</text:p>
          </table:table-cell>
          <table:table-cell office:value-type="float" office:value="7.026774">
            <text:p>7,026774</text:p>
          </table:table-cell>
          <table:table-cell office:value-type="float" office:value="12.53497">
            <text:p>12,53497</text:p>
          </table:table-cell>
          <table:table-cell table:number-columns-repeated="10" office:value-type="float" office:value="0">
            <text:p>0</text:p>
          </table:table-cell>
          <table:table-cell office:value-type="float" office:value="11.088702">
            <text:p>11,088702</text:p>
          </table:table-cell>
          <table:table-cell office:value-type="float" office:value="7.413647">
            <text:p>7,413647</text:p>
          </table:table-cell>
          <table:table-cell table:number-columns-repeated="2" office:value-type="float" office:value="0">
            <text:p>0</text:p>
          </table:table-cell>
          <table:table-cell office:value-type="float" office:value="4.708882">
            <text:p>4,708882</text:p>
          </table:table-cell>
          <table:table-cell office:value-type="float" office:value="8.149148">
            <text:p>8,149148</text:p>
          </table:table-cell>
          <table:table-cell table:number-columns-repeated="2" office:value-type="float" office:value="0">
            <text:p>0</text:p>
          </table:table-cell>
          <table:table-cell office:value-type="float" office:value="19.909292">
            <text:p>19,909292</text:p>
          </table:table-cell>
          <table:table-cell office:value-type="float" office:value="14.767725">
            <text:p>14,767725</text:p>
          </table:table-cell>
          <table:table-cell table:number-columns-repeated="10" office:value-type="float" office:value="0">
            <text:p>0</text:p>
          </table:table-cell>
          <table:table-cell office:value-type="float" office:value="41.773407">
            <text:p>41,773407</text:p>
          </table:table-cell>
          <table:table-cell office:value-type="float" office:value="30.80414">
            <text:p>30,80414</text:p>
          </table:table-cell>
          <table:table-cell table:number-columns-repeated="2" office:value-type="float" office:value="0">
            <text:p>0</text:p>
          </table:table-cell>
          <table:table-cell office:value-type="float" office:value="13.094209">
            <text:p>13,094209</text:p>
          </table:table-cell>
          <table:table-cell office:value-type="float" office:value="31.341545">
            <text:p>31,341545</text:p>
          </table:table-cell>
          <table:table-cell table:number-columns-repeated="2"/>
        </table:table-row>
        <table:table-row table:style-name="ro1">
          <table:table-cell office:value-type="string">
            <text:p>AFR670 <text:s text:c="5"/></text:p>
          </table:table-cell>
          <table:table-cell office:value-type="float" office:value="9079.070313">
            <text:p>9079,070313</text:p>
          </table:table-cell>
          <table:table-cell office:value-type="float" office:value="1071.547974">
            <text:p>1071,547974</text:p>
          </table:table-cell>
          <table:table-cell office:value-type="float" office:value="701.850647">
            <text:p>701,850647</text:p>
          </table:table-cell>
          <table:table-cell office:value-type="float" office:value="472.877533">
            <text:p>472,877533</text:p>
          </table:table-cell>
          <table:table-cell office:value-type="float" office:value="2389.567139">
            <text:p>2389,567139</text:p>
          </table:table-cell>
          <table:table-cell office:value-type="float" office:value="175.821747">
            <text:p>175,821747</text:p>
          </table:table-cell>
          <table:table-cell office:value-type="float" office:value="4268.039551">
            <text:p>4268,039551</text:p>
          </table:table-cell>
          <table:table-cell office:value-type="float" office:value="127.209221">
            <text:p>127,209221</text:p>
          </table:table-cell>
          <table:table-cell office:value-type="float" office:value="88.235588">
            <text:p>88,235588</text:p>
          </table:table-cell>
          <table:table-cell office:value-type="float" office:value="38.891636">
            <text:p>38,891636</text:p>
          </table:table-cell>
          <table:table-cell office:value-type="float" office:value="16160.0625">
            <text:p>16160,0625</text:p>
          </table:table-cell>
          <table:table-cell office:value-type="float" office:value="319.877136">
            <text:p>319,877136</text:p>
          </table:table-cell>
          <table:table-cell office:value-type="float" office:value="38219.828125">
            <text:p>38219,828125</text:p>
          </table:table-cell>
          <table:table-cell office:value-type="float" office:value="656.25946">
            <text:p>656,25946</text:p>
          </table:table-cell>
          <table:table-cell office:value-type="float" office:value="27812.560547">
            <text:p>27812,560547</text:p>
          </table:table-cell>
          <table:table-cell office:value-type="float" office:value="391.082703">
            <text:p>391,082703</text:p>
          </table:table-cell>
          <table:table-cell office:value-type="float" office:value="3348.315186">
            <text:p>3348,315186</text:p>
          </table:table-cell>
          <table:table-cell office:value-type="float" office:value="47.789967">
            <text:p>47,789967</text:p>
          </table:table-cell>
          <table:table-cell office:value-type="float" office:value="187.934021">
            <text:p>187,934021</text:p>
          </table:table-cell>
          <table:table-cell office:value-type="float" office:value="7.770113">
            <text:p>7,770113</text:p>
          </table:table-cell>
          <table:table-cell office:value-type="float" office:value="32.128136">
            <text:p>32,128136</text:p>
          </table:table-cell>
          <table:table-cell office:value-type="float" office:value="5.599808">
            <text:p>5,599808</text:p>
          </table:table-cell>
          <table:table-cell office:value-type="float" office:value="27.620134">
            <text:p>27,620134</text:p>
          </table:table-cell>
          <table:table-cell office:value-type="float" office:value="7.682034">
            <text:p>7,682034</text:p>
          </table:table-cell>
          <table:table-cell office:value-type="float" office:value="59.310287">
            <text:p>59,310287</text:p>
          </table:table-cell>
          <table:table-cell office:value-type="float" office:value="5.372787">
            <text:p>5,372787</text:p>
          </table:table-cell>
          <table:table-cell office:value-type="float" office:value="1765.922241">
            <text:p>1765,922241</text:p>
          </table:table-cell>
          <table:table-cell office:value-type="float" office:value="48.466469">
            <text:p>48,466469</text:p>
          </table:table-cell>
          <table:table-cell office:value-type="float" office:value="67.512451">
            <text:p>67,512451</text:p>
          </table:table-cell>
          <table:table-cell office:value-type="float" office:value="8.833408">
            <text:p>8,833408</text:p>
          </table:table-cell>
          <table:table-cell office:value-type="float" office:value="156.179779">
            <text:p>156,179779</text:p>
          </table:table-cell>
          <table:table-cell office:value-type="float" office:value="16.47879">
            <text:p>16,47879</text:p>
          </table:table-cell>
          <table:table-cell office:value-type="float" office:value="490.615326">
            <text:p>490,615326</text:p>
          </table:table-cell>
          <table:table-cell office:value-type="float" office:value="21.540102">
            <text:p>21,540102</text:p>
          </table:table-cell>
          <table:table-cell office:value-type="float" office:value="457.457611">
            <text:p>457,457611</text:p>
          </table:table-cell>
          <table:table-cell office:value-type="float" office:value="13.640997">
            <text:p>13,640997</text:p>
          </table:table-cell>
          <table:table-cell office:value-type="float" office:value="68.573021">
            <text:p>68,573021</text:p>
          </table:table-cell>
          <table:table-cell office:value-type="float" office:value="11.435566">
            <text:p>11,435566</text:p>
          </table:table-cell>
          <table:table-cell office:value-type="float" office:value="35.465115">
            <text:p>35,465115</text:p>
          </table:table-cell>
          <table:table-cell office:value-type="float" office:value="11.783378">
            <text:p>11,783378</text:p>
          </table:table-cell>
          <table:table-cell office:value-type="float" office:value="18.230705">
            <text:p>18,230705</text:p>
          </table:table-cell>
          <table:table-cell office:value-type="float" office:value="12.054728">
            <text:p>12,054728</text:p>
          </table:table-cell>
          <table:table-cell office:value-type="float" office:value="103.462738">
            <text:p>103,462738</text:p>
          </table:table-cell>
          <table:table-cell office:value-type="float" office:value="70.696922">
            <text:p>70,696922</text:p>
          </table:table-cell>
          <table:table-cell table:number-columns-repeated="4" office:value-type="float" office:value="0">
            <text:p>0</text:p>
          </table:table-cell>
          <table:table-cell office:value-type="float" office:value="512.167969">
            <text:p>512,167969</text:p>
          </table:table-cell>
          <table:table-cell office:value-type="float" office:value="25.749872">
            <text:p>25,749872</text:p>
          </table:table-cell>
        </table:table-row>
        <table:table-row table:style-name="ro1">
          <table:table-cell office:value-type="string">
            <text:p>AFR671 <text:s text:c="5"/></text:p>
          </table:table-cell>
          <table:table-cell office:value-type="float" office:value="14520.359375">
            <text:p>14520,359375</text:p>
          </table:table-cell>
          <table:table-cell office:value-type="float" office:value="1250.712891">
            <text:p>1250,712891</text:p>
          </table:table-cell>
          <table:table-cell office:value-type="float" office:value="2072.693115">
            <text:p>2072,693115</text:p>
          </table:table-cell>
          <table:table-cell office:value-type="float" office:value="450.595673">
            <text:p>450,595673</text:p>
          </table:table-cell>
          <table:table-cell office:value-type="float" office:value="4004.063965">
            <text:p>4004,063965</text:p>
          </table:table-cell>
          <table:table-cell office:value-type="float" office:value="184.008362">
            <text:p>184,008362</text:p>
          </table:table-cell>
          <table:table-cell office:value-type="float" office:value="9295.947266">
            <text:p>9295,947266</text:p>
          </table:table-cell>
          <table:table-cell office:value-type="float" office:value="225.588669">
            <text:p>225,588669</text:p>
          </table:table-cell>
          <table:table-cell office:value-type="float" office:value="170.023102">
            <text:p>170,023102</text:p>
          </table:table-cell>
          <table:table-cell office:value-type="float" office:value="32.451897">
            <text:p>32,451897</text:p>
          </table:table-cell>
          <table:table-cell office:value-type="float" office:value="9333.87207">
            <text:p>9333,87207</text:p>
          </table:table-cell>
          <table:table-cell office:value-type="float" office:value="188.696915">
            <text:p>188,696915</text:p>
          </table:table-cell>
          <table:table-cell office:value-type="float" office:value="12993.441406">
            <text:p>12993,441406</text:p>
          </table:table-cell>
          <table:table-cell office:value-type="float" office:value="226.688721">
            <text:p>226,688721</text:p>
          </table:table-cell>
          <table:table-cell office:value-type="float" office:value="8907.511719">
            <text:p>8907,511719</text:p>
          </table:table-cell>
          <table:table-cell office:value-type="float" office:value="127.314232">
            <text:p>127,314232</text:p>
          </table:table-cell>
          <table:table-cell office:value-type="float" office:value="4785.740234">
            <text:p>4785,740234</text:p>
          </table:table-cell>
          <table:table-cell office:value-type="float" office:value="65.686829">
            <text:p>65,686829</text:p>
          </table:table-cell>
          <table:table-cell office:value-type="float" office:value="401.028198">
            <text:p>401,028198</text:p>
          </table:table-cell>
          <table:table-cell office:value-type="float" office:value="12.377956">
            <text:p>12,377956</text:p>
          </table:table-cell>
          <table:table-cell office:value-type="float" office:value="21.518427">
            <text:p>21,518427</text:p>
          </table:table-cell>
          <table:table-cell office:value-type="float" office:value="5.295861">
            <text:p>5,295861</text:p>
          </table:table-cell>
          <table:table-cell office:value-type="float" office:value="31.702703">
            <text:p>31,702703</text:p>
          </table:table-cell>
          <table:table-cell office:value-type="float" office:value="7.507879">
            <text:p>7,507879</text:p>
          </table:table-cell>
          <table:table-cell office:value-type="float" office:value="72.997826">
            <text:p>72,997826</text:p>
          </table:table-cell>
          <table:table-cell office:value-type="float" office:value="5.250148">
            <text:p>5,250148</text:p>
          </table:table-cell>
          <table:table-cell office:value-type="float" office:value="4043.557373">
            <text:p>4043,557373</text:p>
          </table:table-cell>
          <table:table-cell office:value-type="float" office:value="107.095856">
            <text:p>107,095856</text:p>
          </table:table-cell>
          <table:table-cell office:value-type="float" office:value="49.636818">
            <text:p>49,636818</text:p>
          </table:table-cell>
          <table:table-cell office:value-type="float" office:value="8.386989">
            <text:p>8,386989</text:p>
          </table:table-cell>
          <table:table-cell office:value-type="float" office:value="46.288876">
            <text:p>46,288876</text:p>
          </table:table-cell>
          <table:table-cell office:value-type="float" office:value="15.251408">
            <text:p>15,251408</text:p>
          </table:table-cell>
          <table:table-cell office:value-type="float" office:value="494.148438">
            <text:p>494,148438</text:p>
          </table:table-cell>
          <table:table-cell office:value-type="float" office:value="21.395821">
            <text:p>21,395821</text:p>
          </table:table-cell>
          <table:table-cell office:value-type="float" office:value="285.101929">
            <text:p>285,101929</text:p>
          </table:table-cell>
          <table:table-cell office:value-type="float" office:value="11.266555">
            <text:p>11,266555</text:p>
          </table:table-cell>
          <table:table-cell office:value-type="float" office:value="36.107544">
            <text:p>36,107544</text:p>
          </table:table-cell>
          <table:table-cell office:value-type="float" office:value="10.638987">
            <text:p>10,638987</text:p>
          </table:table-cell>
          <table:table-cell office:value-type="float" office:value="62.653702">
            <text:p>62,653702</text:p>
          </table:table-cell>
          <table:table-cell office:value-type="float" office:value="10.942835">
            <text:p>10,942835</text:p>
          </table:table-cell>
          <table:table-cell office:value-type="float" office:value="26.782766">
            <text:p>26,782766</text:p>
          </table:table-cell>
          <table:table-cell office:value-type="float" office:value="11.420625">
            <text:p>11,420625</text:p>
          </table:table-cell>
          <table:table-cell office:value-type="float" office:value="25.455772">
            <text:p>25,455772</text:p>
          </table:table-cell>
          <table:table-cell office:value-type="float" office:value="49.396721">
            <text:p>49,396721</text:p>
          </table:table-cell>
          <table:table-cell table:number-columns-repeated="4" office:value-type="float" office:value="0">
            <text:p>0</text:p>
          </table:table-cell>
          <table:table-cell office:value-type="float" office:value="144.759567">
            <text:p>144,759567</text:p>
          </table:table-cell>
          <table:table-cell office:value-type="float" office:value="21.692928">
            <text:p>21,692928</text:p>
          </table:table-cell>
        </table:table-row>
        <table:table-row table:style-name="ro1">
          <table:table-cell office:value-type="string">
            <text:p>AFR672 <text:s text:c="5"/></text:p>
          </table:table-cell>
          <table:table-cell office:value-type="float" office:value="1643.580811">
            <text:p>1643,580811</text:p>
          </table:table-cell>
          <table:table-cell office:value-type="float" office:value="403.627045">
            <text:p>403,627045</text:p>
          </table:table-cell>
          <table:table-cell office:value-type="float" office:value="1231.447632">
            <text:p>1231,447632</text:p>
          </table:table-cell>
          <table:table-cell office:value-type="float" office:value="408.883392">
            <text:p>408,883392</text:p>
          </table:table-cell>
          <table:table-cell office:value-type="float" office:value="63.041809">
            <text:p>63,041809</text:p>
          </table:table-cell>
          <table:table-cell office:value-type="float" office:value="51.375954">
            <text:p>51,375954</text:p>
          </table:table-cell>
          <table:table-cell office:value-type="float" office:value="52.981018">
            <text:p>52,981018</text:p>
          </table:table-cell>
          <table:table-cell office:value-type="float" office:value="50.986027">
            <text:p>50,986027</text:p>
          </table:table-cell>
          <table:table-cell office:value-type="float" office:value="12.058375">
            <text:p>12,058375</text:p>
          </table:table-cell>
          <table:table-cell office:value-type="float" office:value="20.500793">
            <text:p>20,500793</text:p>
          </table:table-cell>
          <table:table-cell office:value-type="float" office:value="9.505543">
            <text:p>9,505543</text:p>
          </table:table-cell>
          <table:table-cell office:value-type="float" office:value="13.118915">
            <text:p>13,118915</text:p>
          </table:table-cell>
          <table:table-cell table:number-columns-repeated="2" office:value-type="float" office:value="0">
            <text:p>0</text:p>
          </table:table-cell>
          <table:table-cell office:value-type="float" office:value="3.895191">
            <text:p>3,895191</text:p>
          </table:table-cell>
          <table:table-cell office:value-type="float" office:value="7.965673">
            <text:p>7,965673</text:p>
          </table:table-cell>
          <table:table-cell office:value-type="float" office:value="2.017944">
            <text:p>2,017944</text:p>
          </table:table-cell>
          <table:table-cell office:value-type="float" office:value="9.558385">
            <text:p>9,558385</text:p>
          </table:table-cell>
          <table:table-cell table:number-columns-repeated="4" office:value-type="float" office:value="0">
            <text:p>0</text:p>
          </table:table-cell>
          <table:table-cell office:value-type="float" office:value="25.19095">
            <text:p>25,19095</text:p>
          </table:table-cell>
          <table:table-cell office:value-type="float" office:value="7.615928">
            <text:p>7,615928</text:p>
          </table:table-cell>
          <table:table-cell table:number-columns-repeated="2" office:value-type="float" office:value="0">
            <text:p>0</text:p>
          </table:table-cell>
          <table:table-cell office:value-type="float" office:value="1.714546">
            <text:p>1,714546</text:p>
          </table:table-cell>
          <table:table-cell office:value-type="float" office:value="8.301528">
            <text:p>8,301528</text:p>
          </table:table-cell>
          <table:table-cell table:number-columns-repeated="2" office:value-type="float" office:value="0">
            <text:p>0</text:p>
          </table:table-cell>
          <table:table-cell office:value-type="float" office:value="22.044508">
            <text:p>22,044508</text:p>
          </table:table-cell>
          <table:table-cell office:value-type="float" office:value="15.04259">
            <text:p>15,04259</text:p>
          </table:table-cell>
          <table:table-cell office:value-type="float" office:value="2.095737">
            <text:p>2,095737</text:p>
          </table:table-cell>
          <table:table-cell office:value-type="float" office:value="18.563368">
            <text:p>18,563368</text:p>
          </table:table-cell>
          <table:table-cell table:number-columns-repeated="8" office:value-type="float" office:value="0">
            <text:p>0</text:p>
          </table:table-cell>
          <table:table-cell office:value-type="float" office:value="58.707741">
            <text:p>58,707741</text:p>
          </table:table-cell>
          <table:table-cell office:value-type="float" office:value="31.246126">
            <text:p>31,246126</text:p>
          </table:table-cell>
          <table:table-cell table:number-columns-repeated="2" office:value-type="float" office:value="0">
            <text:p>0</text:p>
          </table:table-cell>
          <table:table-cell office:value-type="float" office:value="1.393583">
            <text:p>1,393583</text:p>
          </table:table-cell>
          <table:table-cell office:value-type="float" office:value="31.877085">
            <text:p>31,877085</text:p>
          </table:table-cell>
          <table:table-cell table:number-columns-repeated="2"/>
        </table:table-row>
        <table:table-row table:style-name="ro1">
          <table:table-cell office:value-type="string">
            <text:p>AFR673 <text:s text:c="5"/></text:p>
          </table:table-cell>
          <table:table-cell office:value-type="float" office:value="7845.963867">
            <text:p>7845,963867</text:p>
          </table:table-cell>
          <table:table-cell office:value-type="float" office:value="908.988525">
            <text:p>908,988525</text:p>
          </table:table-cell>
          <table:table-cell office:value-type="float" office:value="1092.526367">
            <text:p>1092,526367</text:p>
          </table:table-cell>
          <table:table-cell office:value-type="float" office:value="436.058289">
            <text:p>436,058289</text:p>
          </table:table-cell>
          <table:table-cell office:value-type="float" office:value="4113.449219">
            <text:p>4113,449219</text:p>
          </table:table-cell>
          <table:table-cell office:value-type="float" office:value="187.09433">
            <text:p>187,09433</text:p>
          </table:table-cell>
          <table:table-cell office:value-type="float" office:value="6138.755859">
            <text:p>6138,755859</text:p>
          </table:table-cell>
          <table:table-cell office:value-type="float" office:value="159.85878">
            <text:p>159,85878</text:p>
          </table:table-cell>
          <table:table-cell office:value-type="float" office:value="296.334595">
            <text:p>296,334595</text:p>
          </table:table-cell>
          <table:table-cell office:value-type="float" office:value="33.735691">
            <text:p>33,735691</text:p>
          </table:table-cell>
          <table:table-cell office:value-type="float" office:value="14153.37207">
            <text:p>14153,37207</text:p>
          </table:table-cell>
          <table:table-cell office:value-type="float" office:value="280.834778">
            <text:p>280,834778</text:p>
          </table:table-cell>
          <table:table-cell office:value-type="float" office:value="2248.664795">
            <text:p>2248,664795</text:p>
          </table:table-cell>
          <table:table-cell office:value-type="float" office:value="46.011364">
            <text:p>46,011364</text:p>
          </table:table-cell>
          <table:table-cell office:value-type="float" office:value="14802.793945">
            <text:p>14802,793945</text:p>
          </table:table-cell>
          <table:table-cell office:value-type="float" office:value="209.495789">
            <text:p>209,495789</text:p>
          </table:table-cell>
          <table:table-cell office:value-type="float" office:value="2999.30835">
            <text:p>2999,30835</text:p>
          </table:table-cell>
          <table:table-cell office:value-type="float" office:value="43.084965">
            <text:p>43,084965</text:p>
          </table:table-cell>
          <table:table-cell office:value-type="float" office:value="244.89801">
            <text:p>244,89801</text:p>
          </table:table-cell>
          <table:table-cell office:value-type="float" office:value="8.771654">
            <text:p>8,771654</text:p>
          </table:table-cell>
          <table:table-cell office:value-type="float" office:value="9.512188">
            <text:p>9,512188</text:p>
          </table:table-cell>
          <table:table-cell office:value-type="float" office:value="5.194635">
            <text:p>5,194635</text:p>
          </table:table-cell>
          <table:table-cell office:value-type="float" office:value="23.379408">
            <text:p>23,379408</text:p>
          </table:table-cell>
          <table:table-cell office:value-type="float" office:value="7.471196">
            <text:p>7,471196</text:p>
          </table:table-cell>
          <table:table-cell office:value-type="float" office:value="61.89225">
            <text:p>61,89225</text:p>
          </table:table-cell>
          <table:table-cell office:value-type="float" office:value="5.107438">
            <text:p>5,107438</text:p>
          </table:table-cell>
          <table:table-cell office:value-type="float" office:value="3033.473145">
            <text:p>3033,473145</text:p>
          </table:table-cell>
          <table:table-cell office:value-type="float" office:value="80.991989">
            <text:p>80,991989</text:p>
          </table:table-cell>
          <table:table-cell office:value-type="float" office:value="46.141773">
            <text:p>46,141773</text:p>
          </table:table-cell>
          <table:table-cell office:value-type="float" office:value="8.143301">
            <text:p>8,143301</text:p>
          </table:table-cell>
          <table:table-cell office:value-type="float" office:value="90.894936">
            <text:p>90,894936</text:p>
          </table:table-cell>
          <table:table-cell office:value-type="float" office:value="15.552169">
            <text:p>15,552169</text:p>
          </table:table-cell>
          <table:table-cell office:value-type="float" office:value="688.254211">
            <text:p>688,254211</text:p>
          </table:table-cell>
          <table:table-cell office:value-type="float" office:value="23.474157">
            <text:p>23,474157</text:p>
          </table:table-cell>
          <table:table-cell office:value-type="float" office:value="696.119995">
            <text:p>696,119995</text:p>
          </table:table-cell>
          <table:table-cell office:value-type="float" office:value="16.270813">
            <text:p>16,270813</text:p>
          </table:table-cell>
          <table:table-cell office:value-type="float" office:value="46.251705">
            <text:p>46,251705</text:p>
          </table:table-cell>
          <table:table-cell office:value-type="float" office:value="10.464479">
            <text:p>10,464479</text:p>
          </table:table-cell>
          <table:table-cell office:value-type="float" office:value="50.602989">
            <text:p>50,602989</text:p>
          </table:table-cell>
          <table:table-cell office:value-type="float" office:value="10.795021">
            <text:p>10,795021</text:p>
          </table:table-cell>
          <table:table-cell office:value-type="float" office:value="20.974789">
            <text:p>20,974789</text:p>
          </table:table-cell>
          <table:table-cell office:value-type="float" office:value="11.27357">
            <text:p>11,27357</text:p>
          </table:table-cell>
          <table:table-cell table:number-columns-repeated="6" office:value-type="float" office:value="0">
            <text:p>0</text:p>
          </table:table-cell>
          <table:table-cell office:value-type="float" office:value="241.218384">
            <text:p>241,218384</text:p>
          </table:table-cell>
          <table:table-cell office:value-type="float" office:value="21.912916">
            <text:p>21,912916</text:p>
          </table:table-cell>
        </table:table-row>
        <table:table-row table:style-name="ro1">
          <table:table-cell office:value-type="string">
            <text:p>AFR674 <text:s text:c="5"/></text:p>
          </table:table-cell>
          <table:table-cell office:value-type="float" office:value="29120.597656">
            <text:p>29120,597656</text:p>
          </table:table-cell>
          <table:table-cell office:value-type="float" office:value="2204.447998">
            <text:p>2204,447998</text:p>
          </table:table-cell>
          <table:table-cell office:value-type="float" office:value="4862.694824">
            <text:p>4862,694824</text:p>
          </table:table-cell>
          <table:table-cell office:value-type="float" office:value="561.013977">
            <text:p>561,013977</text:p>
          </table:table-cell>
          <table:table-cell office:value-type="float" office:value="6379.293945">
            <text:p>6379,293945</text:p>
          </table:table-cell>
          <table:table-cell office:value-type="float" office:value="245.514511">
            <text:p>245,514511</text:p>
          </table:table-cell>
          <table:table-cell office:value-type="float" office:value="16773.421875">
            <text:p>16773,421875</text:p>
          </table:table-cell>
          <table:table-cell office:value-type="float" office:value="389.538025">
            <text:p>389,538025</text:p>
          </table:table-cell>
          <table:table-cell office:value-type="float" office:value="255.637573">
            <text:p>255,637573</text:p>
          </table:table-cell>
          <table:table-cell office:value-type="float" office:value="45.235058">
            <text:p>45,235058</text:p>
          </table:table-cell>
          <table:table-cell office:value-type="float" office:value="16151.436523">
            <text:p>16151,436523</text:p>
          </table:table-cell>
          <table:table-cell office:value-type="float" office:value="320.602966">
            <text:p>320,602966</text:p>
          </table:table-cell>
          <table:table-cell office:value-type="float" office:value="60344.394531">
            <text:p>60344,394531</text:p>
          </table:table-cell>
          <table:table-cell office:value-type="float" office:value="1032.97937">
            <text:p>1032,97937</text:p>
          </table:table-cell>
          <table:table-cell office:value-type="float" office:value="25897.224609">
            <text:p>25897,224609</text:p>
          </table:table-cell>
          <table:table-cell office:value-type="float" office:value="364.423584">
            <text:p>364,423584</text:p>
          </table:table-cell>
          <table:table-cell office:value-type="float" office:value="13239.982422">
            <text:p>13239,982422</text:p>
          </table:table-cell>
          <table:table-cell office:value-type="float" office:value="175.651123">
            <text:p>175,651123</text:p>
          </table:table-cell>
          <table:table-cell office:value-type="float" office:value="675.214111">
            <text:p>675,214111</text:p>
          </table:table-cell>
          <table:table-cell office:value-type="float" office:value="19.371225">
            <text:p>19,371225</text:p>
          </table:table-cell>
          <table:table-cell office:value-type="float" office:value="19.19838">
            <text:p>19,19838</text:p>
          </table:table-cell>
          <table:table-cell office:value-type="float" office:value="5.668311">
            <text:p>5,668311</text:p>
          </table:table-cell>
          <table:table-cell office:value-type="float" office:value="44.603809">
            <text:p>44,603809</text:p>
          </table:table-cell>
          <table:table-cell office:value-type="float" office:value="7.67318">
            <text:p>7,67318</text:p>
          </table:table-cell>
          <table:table-cell office:value-type="float" office:value="145.931595">
            <text:p>145,931595</text:p>
          </table:table-cell>
          <table:table-cell office:value-type="float" office:value="6.403966">
            <text:p>6,403966</text:p>
          </table:table-cell>
          <table:table-cell office:value-type="float" office:value="6289.741211">
            <text:p>6289,741211</text:p>
          </table:table-cell>
          <table:table-cell office:value-type="float" office:value="165.269165">
            <text:p>165,269165</text:p>
          </table:table-cell>
          <table:table-cell office:value-type="float" office:value="39.658749">
            <text:p>39,658749</text:p>
          </table:table-cell>
          <table:table-cell office:value-type="float" office:value="8.612078">
            <text:p>8,612078</text:p>
          </table:table-cell>
          <table:table-cell office:value-type="float" office:value="47.004578">
            <text:p>47,004578</text:p>
          </table:table-cell>
          <table:table-cell office:value-type="float" office:value="15.426268">
            <text:p>15,426268</text:p>
          </table:table-cell>
          <table:table-cell office:value-type="float" office:value="1201.559326">
            <text:p>1201,559326</text:p>
          </table:table-cell>
          <table:table-cell office:value-type="float" office:value="30.908829">
            <text:p>30,908829</text:p>
          </table:table-cell>
          <table:table-cell office:value-type="float" office:value="374.866425">
            <text:p>374,866425</text:p>
          </table:table-cell>
          <table:table-cell office:value-type="float" office:value="12.410431">
            <text:p>12,410431</text:p>
          </table:table-cell>
          <table:table-cell office:value-type="float" office:value="51.784885">
            <text:p>51,784885</text:p>
          </table:table-cell>
          <table:table-cell office:value-type="float" office:value="11.015329">
            <text:p>11,015329</text:p>
          </table:table-cell>
          <table:table-cell office:value-type="float" office:value="135.107986">
            <text:p>135,107986</text:p>
          </table:table-cell>
          <table:table-cell office:value-type="float" office:value="11.57402">
            <text:p>11,57402</text:p>
          </table:table-cell>
          <table:table-cell office:value-type="float" office:value="24.58069">
            <text:p>24,58069</text:p>
          </table:table-cell>
          <table:table-cell office:value-type="float" office:value="11.746428">
            <text:p>11,746428</text:p>
          </table:table-cell>
          <table:table-cell office:value-type="float" office:value="465.231812">
            <text:p>465,231812</text:p>
          </table:table-cell>
          <table:table-cell office:value-type="float" office:value="81.074432">
            <text:p>81,074432</text:p>
          </table:table-cell>
          <table:table-cell table:number-columns-repeated="4" office:value-type="float" office:value="0">
            <text:p>0</text:p>
          </table:table-cell>
          <table:table-cell office:value-type="float" office:value="311.028473">
            <text:p>311,028473</text:p>
          </table:table-cell>
          <table:table-cell office:value-type="float" office:value="23.509556">
            <text:p>23,509556</text:p>
          </table:table-cell>
        </table:table-row>
        <table:table-row table:style-name="ro1">
          <table:table-cell office:value-type="string">
            <text:p>AFR675 <text:s text:c="5"/></text:p>
          </table:table-cell>
          <table:table-cell office:value-type="float" office:value="6827.035645">
            <text:p>6827,035645</text:p>
          </table:table-cell>
          <table:table-cell office:value-type="float" office:value="848.830444">
            <text:p>848,830444</text:p>
          </table:table-cell>
          <table:table-cell office:value-type="float" office:value="1233.827271">
            <text:p>1233,827271</text:p>
          </table:table-cell>
          <table:table-cell office:value-type="float" office:value="433.616943">
            <text:p>433,616943</text:p>
          </table:table-cell>
          <table:table-cell office:value-type="float" office:value="4239.980469">
            <text:p>4239,980469</text:p>
          </table:table-cell>
          <table:table-cell office:value-type="float" office:value="187.734634">
            <text:p>187,734634</text:p>
          </table:table-cell>
          <table:table-cell office:value-type="float" office:value="7205.478027">
            <text:p>7205,478027</text:p>
          </table:table-cell>
          <table:table-cell office:value-type="float" office:value="181.794373">
            <text:p>181,794373</text:p>
          </table:table-cell>
          <table:table-cell office:value-type="float" office:value="330.055328">
            <text:p>330,055328</text:p>
          </table:table-cell>
          <table:table-cell office:value-type="float" office:value="33.83876">
            <text:p>33,83876</text:p>
          </table:table-cell>
          <table:table-cell office:value-type="float" office:value="13783.683594">
            <text:p>13783,683594</text:p>
          </table:table-cell>
          <table:table-cell office:value-type="float" office:value="273.233887">
            <text:p>273,233887</text:p>
          </table:table-cell>
          <table:table-cell office:value-type="float" office:value="2125.7771">
            <text:p>2125,7771</text:p>
          </table:table-cell>
          <table:table-cell office:value-type="float" office:value="43.897976">
            <text:p>43,897976</text:p>
          </table:table-cell>
          <table:table-cell office:value-type="float" office:value="14927.088867">
            <text:p>14927,088867</text:p>
          </table:table-cell>
          <table:table-cell office:value-type="float" office:value="211.226517">
            <text:p>211,226517</text:p>
          </table:table-cell>
          <table:table-cell office:value-type="float" office:value="3759.279053">
            <text:p>3759,279053</text:p>
          </table:table-cell>
          <table:table-cell office:value-type="float" office:value="52.676052">
            <text:p>52,676052</text:p>
          </table:table-cell>
          <table:table-cell office:value-type="float" office:value="314.824677">
            <text:p>314,824677</text:p>
          </table:table-cell>
          <table:table-cell office:value-type="float" office:value="10.323375">
            <text:p>10,323375</text:p>
          </table:table-cell>
          <table:table-cell office:value-type="float" office:value="24.74069">
            <text:p>24,74069</text:p>
          </table:table-cell>
          <table:table-cell office:value-type="float" office:value="5.26725">
            <text:p>5,26725</text:p>
          </table:table-cell>
          <table:table-cell office:value-type="float" office:value="28.329321">
            <text:p>28,329321</text:p>
          </table:table-cell>
          <table:table-cell office:value-type="float" office:value="7.464956">
            <text:p>7,464956</text:p>
          </table:table-cell>
          <table:table-cell office:value-type="float" office:value="60.95306">
            <text:p>60,95306</text:p>
          </table:table-cell>
          <table:table-cell office:value-type="float" office:value="5.137082">
            <text:p>5,137082</text:p>
          </table:table-cell>
          <table:table-cell office:value-type="float" office:value="3018.57373">
            <text:p>3018,57373</text:p>
          </table:table-cell>
          <table:table-cell office:value-type="float" office:value="80.613342">
            <text:p>80,613342</text:p>
          </table:table-cell>
          <table:table-cell office:value-type="float" office:value="56.097569">
            <text:p>56,097569</text:p>
          </table:table-cell>
          <table:table-cell office:value-type="float" office:value="8.327562">
            <text:p>8,327562</text:p>
          </table:table-cell>
          <table:table-cell office:value-type="float" office:value="76.39077">
            <text:p>76,39077</text:p>
          </table:table-cell>
          <table:table-cell office:value-type="float" office:value="15.422016">
            <text:p>15,422016</text:p>
          </table:table-cell>
          <table:table-cell office:value-type="float" office:value="365.024994">
            <text:p>365,024994</text:p>
          </table:table-cell>
          <table:table-cell office:value-type="float" office:value="20.201618">
            <text:p>20,201618</text:p>
          </table:table-cell>
          <table:table-cell office:value-type="float" office:value="355.46637">
            <text:p>355,46637</text:p>
          </table:table-cell>
          <table:table-cell office:value-type="float" office:value="11.944855">
            <text:p>11,944855</text:p>
          </table:table-cell>
          <table:table-cell office:value-type="float" office:value="42.80204">
            <text:p>42,80204</text:p>
          </table:table-cell>
          <table:table-cell office:value-type="float" office:value="10.589716">
            <text:p>10,589716</text:p>
          </table:table-cell>
          <table:table-cell office:value-type="float" office:value="51.998852">
            <text:p>51,998852</text:p>
          </table:table-cell>
          <table:table-cell office:value-type="float" office:value="10.811214">
            <text:p>10,811214</text:p>
          </table:table-cell>
          <table:table-cell office:value-type="float" office:value="23.977642">
            <text:p>23,977642</text:p>
          </table:table-cell>
          <table:table-cell office:value-type="float" office:value="11.348945">
            <text:p>11,348945</text:p>
          </table:table-cell>
          <table:table-cell table:number-columns-repeated="6" office:value-type="float" office:value="0">
            <text:p>0</text:p>
          </table:table-cell>
          <table:table-cell office:value-type="float" office:value="197.7556">
            <text:p>197,7556</text:p>
          </table:table-cell>
          <table:table-cell office:value-type="float" office:value="21.915915">
            <text:p>21,915915</text:p>
          </table:table-cell>
        </table:table-row>
        <table:table-row table:style-name="ro1">
          <table:table-cell office:value-type="string">
            <text:p>AFR676 <text:s text:c="5"/></text:p>
          </table:table-cell>
          <table:table-cell office:value-type="float" office:value="36221.019531">
            <text:p>36221,019531</text:p>
          </table:table-cell>
          <table:table-cell office:value-type="float" office:value="2633.595459">
            <text:p>2633,595459</text:p>
          </table:table-cell>
          <table:table-cell office:value-type="float" office:value="6209.458984">
            <text:p>6209,458984</text:p>
          </table:table-cell>
          <table:table-cell office:value-type="float" office:value="572.744568">
            <text:p>572,744568</text:p>
          </table:table-cell>
          <table:table-cell office:value-type="float" office:value="7655.859863">
            <text:p>7655,859863</text:p>
          </table:table-cell>
          <table:table-cell office:value-type="float" office:value="268.436981">
            <text:p>268,436981</text:p>
          </table:table-cell>
          <table:table-cell office:value-type="float" office:value="19689.544922">
            <text:p>19689,544922</text:p>
          </table:table-cell>
          <table:table-cell office:value-type="float" office:value="452.586639">
            <text:p>452,586639</text:p>
          </table:table-cell>
          <table:table-cell office:value-type="float" office:value="305.378357">
            <text:p>305,378357</text:p>
          </table:table-cell>
          <table:table-cell office:value-type="float" office:value="45.966988">
            <text:p>45,966988</text:p>
          </table:table-cell>
          <table:table-cell office:value-type="float" office:value="17870.609375">
            <text:p>17870,609375</text:p>
          </table:table-cell>
          <table:table-cell office:value-type="float" office:value="353.05658">
            <text:p>353,05658</text:p>
          </table:table-cell>
          <table:table-cell office:value-type="float" office:value="68167.710938">
            <text:p>68167,710938</text:p>
          </table:table-cell>
          <table:table-cell office:value-type="float" office:value="1166.162842">
            <text:p>1166,162842</text:p>
          </table:table-cell>
          <table:table-cell office:value-type="float" office:value="28999.871094">
            <text:p>28999,871094</text:p>
          </table:table-cell>
          <table:table-cell office:value-type="float" office:value="407.73114">
            <text:p>407,73114</text:p>
          </table:table-cell>
          <table:table-cell office:value-type="float" office:value="15324.75293">
            <text:p>15324,75293</text:p>
          </table:table-cell>
          <table:table-cell office:value-type="float" office:value="202.808578">
            <text:p>202,808578</text:p>
          </table:table-cell>
          <table:table-cell office:value-type="float" office:value="792.329895">
            <text:p>792,329895</text:p>
          </table:table-cell>
          <table:table-cell office:value-type="float" office:value="22.323732">
            <text:p>22,323732</text:p>
          </table:table-cell>
          <table:table-cell office:value-type="float" office:value="30.595606">
            <text:p>30,595606</text:p>
          </table:table-cell>
          <table:table-cell office:value-type="float" office:value="5.515625">
            <text:p>5,515625</text:p>
          </table:table-cell>
          <table:table-cell office:value-type="float" office:value="61.250401">
            <text:p>61,250401</text:p>
          </table:table-cell>
          <table:table-cell office:value-type="float" office:value="7.647323">
            <text:p>7,647323</text:p>
          </table:table-cell>
          <table:table-cell office:value-type="float" office:value="157.741943">
            <text:p>157,741943</text:p>
          </table:table-cell>
          <table:table-cell office:value-type="float" office:value="6.334667">
            <text:p>6,334667</text:p>
          </table:table-cell>
          <table:table-cell office:value-type="float" office:value="7270.990234">
            <text:p>7270,990234</text:p>
          </table:table-cell>
          <table:table-cell office:value-type="float" office:value="190.686462">
            <text:p>190,686462</text:p>
          </table:table-cell>
          <table:table-cell office:value-type="float" office:value="32.560017">
            <text:p>32,560017</text:p>
          </table:table-cell>
          <table:table-cell office:value-type="float" office:value="8.218106">
            <text:p>8,218106</text:p>
          </table:table-cell>
          <table:table-cell office:value-type="float" office:value="63.072052">
            <text:p>63,072052</text:p>
          </table:table-cell>
          <table:table-cell office:value-type="float" office:value="15.283762">
            <text:p>15,283762</text:p>
          </table:table-cell>
          <table:table-cell office:value-type="float" office:value="1474.595093">
            <text:p>1474,595093</text:p>
          </table:table-cell>
          <table:table-cell office:value-type="float" office:value="35.178902">
            <text:p>35,178902</text:p>
          </table:table-cell>
          <table:table-cell office:value-type="float" office:value="413.899994">
            <text:p>413,899994</text:p>
          </table:table-cell>
          <table:table-cell office:value-type="float" office:value="12.534121">
            <text:p>12,534121</text:p>
          </table:table-cell>
          <table:table-cell office:value-type="float" office:value="63.938965">
            <text:p>63,938965</text:p>
          </table:table-cell>
          <table:table-cell office:value-type="float" office:value="10.450705">
            <text:p>10,450705</text:p>
          </table:table-cell>
          <table:table-cell office:value-type="float" office:value="155.234161">
            <text:p>155,234161</text:p>
          </table:table-cell>
          <table:table-cell office:value-type="float" office:value="11.209524">
            <text:p>11,209524</text:p>
          </table:table-cell>
          <table:table-cell office:value-type="float" office:value="40.408123">
            <text:p>40,408123</text:p>
          </table:table-cell>
          <table:table-cell office:value-type="float" office:value="11.26058">
            <text:p>11,26058</text:p>
          </table:table-cell>
          <table:table-cell office:value-type="float" office:value="314.4729">
            <text:p>314,4729</text:p>
          </table:table-cell>
          <table:table-cell office:value-type="float" office:value="82.722748">
            <text:p>82,722748</text:p>
          </table:table-cell>
          <table:table-cell table:number-columns-repeated="4" office:value-type="float" office:value="0">
            <text:p>0</text:p>
          </table:table-cell>
          <table:table-cell office:value-type="float" office:value="342.531036">
            <text:p>342,531036</text:p>
          </table:table-cell>
          <table:table-cell office:value-type="float" office:value="22.815857">
            <text:p>22,815857</text:p>
          </table:table-cell>
        </table:table-row>
        <table:table-row table:style-name="ro1">
          <table:table-cell office:value-type="string">
            <text:p>AFR677 <text:s text:c="5"/></text:p>
          </table:table-cell>
          <table:table-cell office:value-type="float" office:value="8689.138672">
            <text:p>8689,138672</text:p>
          </table:table-cell>
          <table:table-cell office:value-type="float" office:value="900.520264">
            <text:p>900,520264</text:p>
          </table:table-cell>
          <table:table-cell office:value-type="float" office:value="1763.979126">
            <text:p>1763,979126</text:p>
          </table:table-cell>
          <table:table-cell office:value-type="float" office:value="420.293884">
            <text:p>420,293884</text:p>
          </table:table-cell>
          <table:table-cell office:value-type="float" office:value="2405.351563">
            <text:p>2405,351563</text:p>
          </table:table-cell>
          <table:table-cell office:value-type="float" office:value="149.136749">
            <text:p>149,136749</text:p>
          </table:table-cell>
          <table:table-cell office:value-type="float" office:value="5436.67627">
            <text:p>5436,67627</text:p>
          </table:table-cell>
          <table:table-cell office:value-type="float" office:value="143.401367">
            <text:p>143,401367</text:p>
          </table:table-cell>
          <table:table-cell office:value-type="float" office:value="20.800699">
            <text:p>20,800699</text:p>
          </table:table-cell>
          <table:table-cell office:value-type="float" office:value="25.929161">
            <text:p>25,929161</text:p>
          </table:table-cell>
          <table:table-cell office:value-type="float" office:value="4812.65625">
            <text:p>4812,65625</text:p>
          </table:table-cell>
          <table:table-cell office:value-type="float" office:value="102.624557">
            <text:p>102,624557</text:p>
          </table:table-cell>
          <table:table-cell office:value-type="float" office:value="8818.854492">
            <text:p>8818,854492</text:p>
          </table:table-cell>
          <table:table-cell office:value-type="float" office:value="155.651474">
            <text:p>155,651474</text:p>
          </table:table-cell>
          <table:table-cell office:value-type="float" office:value="3642.765869">
            <text:p>3642,765869</text:p>
          </table:table-cell>
          <table:table-cell office:value-type="float" office:value="54.111385">
            <text:p>54,111385</text:p>
          </table:table-cell>
          <table:table-cell office:value-type="float" office:value="2398.587402">
            <text:p>2398,587402</text:p>
          </table:table-cell>
          <table:table-cell office:value-type="float" office:value="35.06105">
            <text:p>35,06105</text:p>
          </table:table-cell>
          <table:table-cell office:value-type="float" office:value="199.338959">
            <text:p>199,338959</text:p>
          </table:table-cell>
          <table:table-cell office:value-type="float" office:value="7.472051">
            <text:p>7,472051</text:p>
          </table:table-cell>
          <table:table-cell office:value-type="float" office:value="10.411206">
            <text:p>10,411206</text:p>
          </table:table-cell>
          <table:table-cell office:value-type="float" office:value="4.760713">
            <text:p>4,760713</text:p>
          </table:table-cell>
          <table:table-cell office:value-type="float" office:value="28.64267">
            <text:p>28,64267</text:p>
          </table:table-cell>
          <table:table-cell office:value-type="float" office:value="7.27383">
            <text:p>7,27383</text:p>
          </table:table-cell>
          <table:table-cell office:value-type="float" office:value="44.422318">
            <text:p>44,422318</text:p>
          </table:table-cell>
          <table:table-cell office:value-type="float" office:value="4.649287">
            <text:p>4,649287</text:p>
          </table:table-cell>
          <table:table-cell office:value-type="float" office:value="2659.601563">
            <text:p>2659,601563</text:p>
          </table:table-cell>
          <table:table-cell office:value-type="float" office:value="71.342819">
            <text:p>71,342819</text:p>
          </table:table-cell>
          <table:table-cell office:value-type="float" office:value="46.522064">
            <text:p>46,522064</text:p>
          </table:table-cell>
          <table:table-cell office:value-type="float" office:value="7.749487">
            <text:p>7,749487</text:p>
          </table:table-cell>
          <table:table-cell table:number-columns-repeated="2" office:value-type="float" office:value="0">
            <text:p>0</text:p>
          </table:table-cell>
          <table:table-cell office:value-type="float" office:value="106.492821">
            <text:p>106,492821</text:p>
          </table:table-cell>
          <table:table-cell office:value-type="float" office:value="18.330486">
            <text:p>18,330486</text:p>
          </table:table-cell>
          <table:table-cell office:value-type="float" office:value="85.992538">
            <text:p>85,992538</text:p>
          </table:table-cell>
          <table:table-cell office:value-type="float" office:value="9.180598">
            <text:p>9,180598</text:p>
          </table:table-cell>
          <table:table-cell office:value-type="float" office:value="18.774977">
            <text:p>18,774977</text:p>
          </table:table-cell>
          <table:table-cell office:value-type="float" office:value="9.795898">
            <text:p>9,795898</text:p>
          </table:table-cell>
          <table:table-cell office:value-type="float" office:value="38.652283">
            <text:p>38,652283</text:p>
          </table:table-cell>
          <table:table-cell office:value-type="float" office:value="10.078312">
            <text:p>10,078312</text:p>
          </table:table-cell>
          <table:table-cell office:value-type="float" office:value="16.570631">
            <text:p>16,570631</text:p>
          </table:table-cell>
          <table:table-cell office:value-type="float" office:value="10.552745">
            <text:p>10,552745</text:p>
          </table:table-cell>
          <table:table-cell office:value-type="float" office:value="76.958817">
            <text:p>76,958817</text:p>
          </table:table-cell>
          <table:table-cell office:value-type="float" office:value="44.056141">
            <text:p>44,056141</text:p>
          </table:table-cell>
          <table:table-cell table:number-columns-repeated="4" office:value-type="float" office:value="0">
            <text:p>0</text:p>
          </table:table-cell>
          <table:table-cell office:value-type="float" office:value="59.721653">
            <text:p>59,721653</text:p>
          </table:table-cell>
          <table:table-cell office:value-type="float" office:value="19.839027">
            <text:p>19,839027</text:p>
          </table:table-cell>
        </table:table-row>
        <table:table-row table:style-name="ro1">
          <table:table-cell office:value-type="string">
            <text:p>AFR678 <text:s text:c="5"/></text:p>
          </table:table-cell>
          <table:table-cell office:value-type="float" office:value="10783.762695">
            <text:p>10783,762695</text:p>
          </table:table-cell>
          <table:table-cell office:value-type="float" office:value="1045.690918">
            <text:p>1045,690918</text:p>
          </table:table-cell>
          <table:table-cell office:value-type="float" office:value="494.39328">
            <text:p>494,39328</text:p>
          </table:table-cell>
          <table:table-cell office:value-type="float" office:value="436.909668">
            <text:p>436,909668</text:p>
          </table:table-cell>
          <table:table-cell office:value-type="float" office:value="3281.637939">
            <text:p>3281,637939</text:p>
          </table:table-cell>
          <table:table-cell office:value-type="float" office:value="174.789749">
            <text:p>174,789749</text:p>
          </table:table-cell>
          <table:table-cell office:value-type="float" office:value="3591.008057">
            <text:p>3591,008057</text:p>
          </table:table-cell>
          <table:table-cell office:value-type="float" office:value="109.668411">
            <text:p>109,668411</text:p>
          </table:table-cell>
          <table:table-cell office:value-type="float" office:value="372.000916">
            <text:p>372,000916</text:p>
          </table:table-cell>
          <table:table-cell office:value-type="float" office:value="34.356056">
            <text:p>34,356056</text:p>
          </table:table-cell>
          <table:table-cell office:value-type="float" office:value="16194.783203">
            <text:p>16194,783203</text:p>
          </table:table-cell>
          <table:table-cell office:value-type="float" office:value="319.534058">
            <text:p>319,534058</text:p>
          </table:table-cell>
          <table:table-cell office:value-type="float" office:value="1691.992554">
            <text:p>1691,992554</text:p>
          </table:table-cell>
          <table:table-cell office:value-type="float" office:value="37.048832">
            <text:p>37,048832</text:p>
          </table:table-cell>
          <table:table-cell office:value-type="float" office:value="15146.844727">
            <text:p>15146,844727</text:p>
          </table:table-cell>
          <table:table-cell office:value-type="float" office:value="214.273636">
            <text:p>214,273636</text:p>
          </table:table-cell>
          <table:table-cell office:value-type="float" office:value="1599.730835">
            <text:p>1599,730835</text:p>
          </table:table-cell>
          <table:table-cell office:value-type="float" office:value="25.954222">
            <text:p>25,954222</text:p>
          </table:table-cell>
          <table:table-cell office:value-type="float" office:value="139.533646">
            <text:p>139,533646</text:p>
          </table:table-cell>
          <table:table-cell office:value-type="float" office:value="6.807282">
            <text:p>6,807282</text:p>
          </table:table-cell>
          <table:table-cell office:value-type="float" office:value="16.530327">
            <text:p>16,530327</text:p>
          </table:table-cell>
          <table:table-cell office:value-type="float" office:value="5.433313">
            <text:p>5,433313</text:p>
          </table:table-cell>
          <table:table-cell office:value-type="float" office:value="22.008512">
            <text:p>22,008512</text:p>
          </table:table-cell>
          <table:table-cell office:value-type="float" office:value="7.608684">
            <text:p>7,608684</text:p>
          </table:table-cell>
          <table:table-cell office:value-type="float" office:value="57.749016">
            <text:p>57,749016</text:p>
          </table:table-cell>
          <table:table-cell office:value-type="float" office:value="5.368384">
            <text:p>5,368384</text:p>
          </table:table-cell>
          <table:table-cell office:value-type="float" office:value="1867.661377">
            <text:p>1867,661377</text:p>
          </table:table-cell>
          <table:table-cell office:value-type="float" office:value="51.029217">
            <text:p>51,029217</text:p>
          </table:table-cell>
          <table:table-cell office:value-type="float" office:value="69.212662">
            <text:p>69,212662</text:p>
          </table:table-cell>
          <table:table-cell office:value-type="float" office:value="8.920332">
            <text:p>8,920332</text:p>
          </table:table-cell>
          <table:table-cell office:value-type="float" office:value="130.240585">
            <text:p>130,240585</text:p>
          </table:table-cell>
          <table:table-cell office:value-type="float" office:value="16.177666">
            <text:p>16,177666</text:p>
          </table:table-cell>
          <table:table-cell office:value-type="float" office:value="1110.810425">
            <text:p>1110,810425</text:p>
          </table:table-cell>
          <table:table-cell office:value-type="float" office:value="29.575994">
            <text:p>29,575994</text:p>
          </table:table-cell>
          <table:table-cell office:value-type="float" office:value="1350.07019">
            <text:p>1350,07019</text:p>
          </table:table-cell>
          <table:table-cell office:value-type="float" office:value="27.089907">
            <text:p>27,089907</text:p>
          </table:table-cell>
          <table:table-cell office:value-type="float" office:value="37.597244">
            <text:p>37,597244</text:p>
          </table:table-cell>
          <table:table-cell office:value-type="float" office:value="11.513929">
            <text:p>11,513929</text:p>
          </table:table-cell>
          <table:table-cell office:value-type="float" office:value="27.576628">
            <text:p>27,576628</text:p>
          </table:table-cell>
          <table:table-cell office:value-type="float" office:value="11.762774">
            <text:p>11,762774</text:p>
          </table:table-cell>
          <table:table-cell office:value-type="float" office:value="12.001322">
            <text:p>12,001322</text:p>
          </table:table-cell>
          <table:table-cell office:value-type="float" office:value="12.36377">
            <text:p>12,36377</text:p>
          </table:table-cell>
          <table:table-cell table:number-columns-repeated="6" office:value-type="float" office:value="0">
            <text:p>0</text:p>
          </table:table-cell>
          <table:table-cell office:value-type="float" office:value="320.49826">
            <text:p>320,49826</text:p>
          </table:table-cell>
          <table:table-cell office:value-type="float" office:value="23.979372">
            <text:p>23,979372</text:p>
          </table:table-cell>
        </table:table-row>
        <table:table-row table:style-name="ro1">
          <table:table-cell office:value-type="string">
            <text:p>AFR679 <text:s text:c="5"/></text:p>
          </table:table-cell>
          <table:table-cell office:value-type="float" office:value="23628.634766">
            <text:p>23628,634766</text:p>
          </table:table-cell>
          <table:table-cell office:value-type="float" office:value="1826.442139">
            <text:p>1826,442139</text:p>
          </table:table-cell>
          <table:table-cell office:value-type="float" office:value="4321.605469">
            <text:p>4321,605469</text:p>
          </table:table-cell>
          <table:table-cell office:value-type="float" office:value="514.747803">
            <text:p>514,747803</text:p>
          </table:table-cell>
          <table:table-cell office:value-type="float" office:value="8912.244141">
            <text:p>8912,244141</text:p>
          </table:table-cell>
          <table:table-cell office:value-type="float" office:value="282.803253">
            <text:p>282,803253</text:p>
          </table:table-cell>
          <table:table-cell office:value-type="float" office:value="19893.066406">
            <text:p>19893,066406</text:p>
          </table:table-cell>
          <table:table-cell office:value-type="float" office:value="455.670074">
            <text:p>455,670074</text:p>
          </table:table-cell>
          <table:table-cell office:value-type="float" office:value="271.934265">
            <text:p>271,934265</text:p>
          </table:table-cell>
          <table:table-cell office:value-type="float" office:value="38.368889">
            <text:p>38,368889</text:p>
          </table:table-cell>
          <table:table-cell office:value-type="float" office:value="15074.709961">
            <text:p>15074,709961</text:p>
          </table:table-cell>
          <table:table-cell office:value-type="float" office:value="298.677826">
            <text:p>298,677826</text:p>
          </table:table-cell>
          <table:table-cell office:value-type="float" office:value="26108.287109">
            <text:p>26108,287109</text:p>
          </table:table-cell>
          <table:table-cell office:value-type="float" office:value="449.874695">
            <text:p>449,874695</text:p>
          </table:table-cell>
          <table:table-cell office:value-type="float" office:value="12295.896484">
            <text:p>12295,896484</text:p>
          </table:table-cell>
          <table:table-cell office:value-type="float" office:value="174.589539">
            <text:p>174,589539</text:p>
          </table:table-cell>
          <table:table-cell office:value-type="float" office:value="7517.60791">
            <text:p>7517,60791</text:p>
          </table:table-cell>
          <table:table-cell office:value-type="float" office:value="101.100769">
            <text:p>101,100769</text:p>
          </table:table-cell>
          <table:table-cell office:value-type="float" office:value="738.732727">
            <text:p>738,732727</text:p>
          </table:table-cell>
          <table:table-cell office:value-type="float" office:value="21.01367">
            <text:p>21,01367</text:p>
          </table:table-cell>
          <table:table-cell office:value-type="float" office:value="35.285908">
            <text:p>35,285908</text:p>
          </table:table-cell>
          <table:table-cell office:value-type="float" office:value="5.98128">
            <text:p>5,98128</text:p>
          </table:table-cell>
          <table:table-cell office:value-type="float" office:value="44.811844">
            <text:p>44,811844</text:p>
          </table:table-cell>
          <table:table-cell office:value-type="float" office:value="7.845726">
            <text:p>7,845726</text:p>
          </table:table-cell>
          <table:table-cell office:value-type="float" office:value="134.301544">
            <text:p>134,301544</text:p>
          </table:table-cell>
          <table:table-cell office:value-type="float" office:value="6.38241">
            <text:p>6,38241</text:p>
          </table:table-cell>
          <table:table-cell office:value-type="float" office:value="10634.188477">
            <text:p>10634,188477</text:p>
          </table:table-cell>
          <table:table-cell office:value-type="float" office:value="277.96991">
            <text:p>277,96991</text:p>
          </table:table-cell>
          <table:table-cell office:value-type="float" office:value="46.057529">
            <text:p>46,057529</text:p>
          </table:table-cell>
          <table:table-cell office:value-type="float" office:value="9.068506">
            <text:p>9,068506</text:p>
          </table:table-cell>
          <table:table-cell office:value-type="float" office:value="105.417961">
            <text:p>105,417961</text:p>
          </table:table-cell>
          <table:table-cell office:value-type="float" office:value="16.091938">
            <text:p>16,091938</text:p>
          </table:table-cell>
          <table:table-cell office:value-type="float" office:value="473.98938">
            <text:p>473,98938</text:p>
          </table:table-cell>
          <table:table-cell office:value-type="float" office:value="21.471725">
            <text:p>21,471725</text:p>
          </table:table-cell>
          <table:table-cell office:value-type="float" office:value="730.513916">
            <text:p>730,513916</text:p>
          </table:table-cell>
          <table:table-cell office:value-type="float" office:value="17.338013">
            <text:p>17,338013</text:p>
          </table:table-cell>
          <table:table-cell office:value-type="float" office:value="43.888626">
            <text:p>43,888626</text:p>
          </table:table-cell>
          <table:table-cell office:value-type="float" office:value="11.533496">
            <text:p>11,533496</text:p>
          </table:table-cell>
          <table:table-cell office:value-type="float" office:value="82.443901">
            <text:p>82,443901</text:p>
          </table:table-cell>
          <table:table-cell office:value-type="float" office:value="11.870835">
            <text:p>11,870835</text:p>
          </table:table-cell>
          <table:table-cell office:value-type="float" office:value="36.131443">
            <text:p>36,131443</text:p>
          </table:table-cell>
          <table:table-cell office:value-type="float" office:value="12.360641">
            <text:p>12,360641</text:p>
          </table:table-cell>
          <table:table-cell office:value-type="float" office:value="305.014465">
            <text:p>305,014465</text:p>
          </table:table-cell>
          <table:table-cell office:value-type="float" office:value="60.452236">
            <text:p>60,452236</text:p>
          </table:table-cell>
          <table:table-cell table:number-columns-repeated="4" office:value-type="float" office:value="0">
            <text:p>0</text:p>
          </table:table-cell>
          <table:table-cell office:value-type="float" office:value="230.69902">
            <text:p>230,69902</text:p>
          </table:table-cell>
          <table:table-cell office:value-type="float" office:value="23.877535">
            <text:p>23,877535</text:p>
          </table:table-cell>
        </table:table-row>
        <table:table-row table:style-name="ro1">
          <table:table-cell office:value-type="string">
            <text:p>AFR680 <text:s text:c="5"/></text:p>
          </table:table-cell>
          <table:table-cell office:value-type="float" office:value="8972.674805">
            <text:p>8972,674805</text:p>
          </table:table-cell>
          <table:table-cell office:value-type="float" office:value="946.160339">
            <text:p>946,160339</text:p>
          </table:table-cell>
          <table:table-cell office:value-type="float" office:value="940.854675">
            <text:p>940,854675</text:p>
          </table:table-cell>
          <table:table-cell office:value-type="float" office:value="432.312439">
            <text:p>432,312439</text:p>
          </table:table-cell>
          <table:table-cell office:value-type="float" office:value="2920.315186">
            <text:p>2920,315186</text:p>
          </table:table-cell>
          <table:table-cell office:value-type="float" office:value="166.440826">
            <text:p>166,440826</text:p>
          </table:table-cell>
          <table:table-cell office:value-type="float" office:value="5984.070313">
            <text:p>5984,070313</text:p>
          </table:table-cell>
          <table:table-cell office:value-type="float" office:value="155.884644">
            <text:p>155,884644</text:p>
          </table:table-cell>
          <table:table-cell office:value-type="float" office:value="303.253357">
            <text:p>303,253357</text:p>
          </table:table-cell>
          <table:table-cell office:value-type="float" office:value="32.251118">
            <text:p>32,251118</text:p>
          </table:table-cell>
          <table:table-cell office:value-type="float" office:value="14499.654297">
            <text:p>14499,654297</text:p>
          </table:table-cell>
          <table:table-cell office:value-type="float" office:value="286.631073">
            <text:p>286,631073</text:p>
          </table:table-cell>
          <table:table-cell office:value-type="float" office:value="581.942078">
            <text:p>581,942078</text:p>
          </table:table-cell>
          <table:table-cell office:value-type="float" office:value="20.257717">
            <text:p>20,257717</text:p>
          </table:table-cell>
          <table:table-cell office:value-type="float" office:value="11831.581055">
            <text:p>11831,581055</text:p>
          </table:table-cell>
          <table:table-cell office:value-type="float" office:value="168.022247">
            <text:p>168,022247</text:p>
          </table:table-cell>
          <table:table-cell office:value-type="float" office:value="1544.377197">
            <text:p>1544,377197</text:p>
          </table:table-cell>
          <table:table-cell office:value-type="float" office:value="25.118036">
            <text:p>25,118036</text:p>
          </table:table-cell>
          <table:table-cell office:value-type="float" office:value="195.699875">
            <text:p>195,699875</text:p>
          </table:table-cell>
          <table:table-cell office:value-type="float" office:value="7.741764">
            <text:p>7,741764</text:p>
          </table:table-cell>
          <table:table-cell office:value-type="float" office:value="17.845745">
            <text:p>17,845745</text:p>
          </table:table-cell>
          <table:table-cell office:value-type="float" office:value="5.313742">
            <text:p>5,313742</text:p>
          </table:table-cell>
          <table:table-cell office:value-type="float" office:value="50.803265">
            <text:p>50,803265</text:p>
          </table:table-cell>
          <table:table-cell office:value-type="float" office:value="7.661703">
            <text:p>7,661703</text:p>
          </table:table-cell>
          <table:table-cell office:value-type="float" office:value="47.362896">
            <text:p>47,362896</text:p>
          </table:table-cell>
          <table:table-cell office:value-type="float" office:value="5.096997">
            <text:p>5,096997</text:p>
          </table:table-cell>
          <table:table-cell office:value-type="float" office:value="2698.989746">
            <text:p>2698,989746</text:p>
          </table:table-cell>
          <table:table-cell office:value-type="float" office:value="72.410034">
            <text:p>72,410034</text:p>
          </table:table-cell>
          <table:table-cell office:value-type="float" office:value="52.750885">
            <text:p>52,750885</text:p>
          </table:table-cell>
          <table:table-cell office:value-type="float" office:value="8.585097">
            <text:p>8,585097</text:p>
          </table:table-cell>
          <table:table-cell office:value-type="float" office:value="30.651493">
            <text:p>30,651493</text:p>
          </table:table-cell>
          <table:table-cell office:value-type="float" office:value="15.292427">
            <text:p>15,292427</text:p>
          </table:table-cell>
          <table:table-cell office:value-type="float" office:value="189.091019">
            <text:p>189,091019</text:p>
          </table:table-cell>
          <table:table-cell office:value-type="float" office:value="19.129963">
            <text:p>19,129963</text:p>
          </table:table-cell>
          <table:table-cell office:value-type="float" office:value="204.892746">
            <text:p>204,892746</text:p>
          </table:table-cell>
          <table:table-cell office:value-type="float" office:value="10.87252">
            <text:p>10,87252</text:p>
          </table:table-cell>
          <table:table-cell office:value-type="float" office:value="43.770515">
            <text:p>43,770515</text:p>
          </table:table-cell>
          <table:table-cell office:value-type="float" office:value="10.967957">
            <text:p>10,967957</text:p>
          </table:table-cell>
          <table:table-cell office:value-type="float" office:value="37.213394">
            <text:p>37,213394</text:p>
          </table:table-cell>
          <table:table-cell office:value-type="float" office:value="11.212082">
            <text:p>11,212082</text:p>
          </table:table-cell>
          <table:table-cell office:value-type="float" office:value="21.090425">
            <text:p>21,090425</text:p>
          </table:table-cell>
          <table:table-cell office:value-type="float" office:value="11.783785">
            <text:p>11,783785</text:p>
          </table:table-cell>
          <table:table-cell table:number-columns-repeated="6" office:value-type="float" office:value="0">
            <text:p>0</text:p>
          </table:table-cell>
          <table:table-cell office:value-type="float" office:value="112.853798">
            <text:p>112,853798</text:p>
          </table:table-cell>
          <table:table-cell office:value-type="float" office:value="22.241636">
            <text:p>22,241636</text:p>
          </table:table-cell>
        </table:table-row>
        <table:table-row table:style-name="ro1">
          <table:table-cell office:value-type="string">
            <text:p>AFR681 <text:s text:c="5"/></text:p>
          </table:table-cell>
          <table:table-cell office:value-type="float" office:value="16020.322266">
            <text:p>16020,322266</text:p>
          </table:table-cell>
          <table:table-cell office:value-type="float" office:value="1366.981445">
            <text:p>1366,981445</text:p>
          </table:table-cell>
          <table:table-cell office:value-type="float" office:value="2180.74292">
            <text:p>2180,74292</text:p>
          </table:table-cell>
          <table:table-cell office:value-type="float" office:value="480.825714">
            <text:p>480,825714</text:p>
          </table:table-cell>
          <table:table-cell office:value-type="float" office:value="17607.546875">
            <text:p>17607,546875</text:p>
          </table:table-cell>
          <table:table-cell office:value-type="float" office:value="471.924683">
            <text:p>471,924683</text:p>
          </table:table-cell>
          <table:table-cell office:value-type="float" office:value="40266.007813">
            <text:p>40266,007813</text:p>
          </table:table-cell>
          <table:table-cell office:value-type="float" office:value="901.389893">
            <text:p>901,389893</text:p>
          </table:table-cell>
          <table:table-cell office:value-type="float" office:value="427.167999">
            <text:p>427,167999</text:p>
          </table:table-cell>
          <table:table-cell office:value-type="float" office:value="42.256779">
            <text:p>42,256779</text:p>
          </table:table-cell>
          <table:table-cell office:value-type="float" office:value="13744.633789">
            <text:p>13744,633789</text:p>
          </table:table-cell>
          <table:table-cell office:value-type="float" office:value="273.979553">
            <text:p>273,979553</text:p>
          </table:table-cell>
          <table:table-cell office:value-type="float" office:value="26802.580078">
            <text:p>26802,580078</text:p>
          </table:table-cell>
          <table:table-cell office:value-type="float" office:value="461.735748">
            <text:p>461,735748</text:p>
          </table:table-cell>
          <table:table-cell office:value-type="float" office:value="15320.114258">
            <text:p>15320,114258</text:p>
          </table:table-cell>
          <table:table-cell office:value-type="float" office:value="216.795959">
            <text:p>216,795959</text:p>
          </table:table-cell>
          <table:table-cell office:value-type="float" office:value="19279.208984">
            <text:p>19279,208984</text:p>
          </table:table-cell>
          <table:table-cell office:value-type="float" office:value="254.252228">
            <text:p>254,252228</text:p>
          </table:table-cell>
          <table:table-cell office:value-type="float" office:value="1710.525513">
            <text:p>1710,525513</text:p>
          </table:table-cell>
          <table:table-cell office:value-type="float" office:value="46.318069">
            <text:p>46,318069</text:p>
          </table:table-cell>
          <table:table-cell office:value-type="float" office:value="29.986595">
            <text:p>29,986595</text:p>
          </table:table-cell>
          <table:table-cell office:value-type="float" office:value="5.543096">
            <text:p>5,543096</text:p>
          </table:table-cell>
          <table:table-cell office:value-type="float" office:value="50.8218">
            <text:p>50,8218</text:p>
          </table:table-cell>
          <table:table-cell office:value-type="float" office:value="7.363533">
            <text:p>7,363533</text:p>
          </table:table-cell>
          <table:table-cell office:value-type="float" office:value="207.439407">
            <text:p>207,439407</text:p>
          </table:table-cell>
          <table:table-cell office:value-type="float" office:value="6.901889">
            <text:p>6,901889</text:p>
          </table:table-cell>
          <table:table-cell office:value-type="float" office:value="15939.393555">
            <text:p>15939,393555</text:p>
          </table:table-cell>
          <table:table-cell office:value-type="float" office:value="415.62677">
            <text:p>415,62677</text:p>
          </table:table-cell>
          <table:table-cell office:value-type="float" office:value="14.215579">
            <text:p>14,215579</text:p>
          </table:table-cell>
          <table:table-cell office:value-type="float" office:value="6.906971">
            <text:p>6,906971</text:p>
          </table:table-cell>
          <table:table-cell office:value-type="float" office:value="96.226913">
            <text:p>96,226913</text:p>
          </table:table-cell>
          <table:table-cell office:value-type="float" office:value="14.884399">
            <text:p>14,884399</text:p>
          </table:table-cell>
          <table:table-cell office:value-type="float" office:value="532.56427">
            <text:p>532,56427</text:p>
          </table:table-cell>
          <table:table-cell office:value-type="float" office:value="21.285769">
            <text:p>21,285769</text:p>
          </table:table-cell>
          <table:table-cell office:value-type="float" office:value="334.455444">
            <text:p>334,455444</text:p>
          </table:table-cell>
          <table:table-cell office:value-type="float" office:value="10.30221">
            <text:p>10,30221</text:p>
          </table:table-cell>
          <table:table-cell office:value-type="float" office:value="43.319592">
            <text:p>43,319592</text:p>
          </table:table-cell>
          <table:table-cell office:value-type="float" office:value="8.669549">
            <text:p>8,669549</text:p>
          </table:table-cell>
          <table:table-cell office:value-type="float" office:value="135.182983">
            <text:p>135,182983</text:p>
          </table:table-cell>
          <table:table-cell office:value-type="float" office:value="9.468085">
            <text:p>9,468085</text:p>
          </table:table-cell>
          <table:table-cell office:value-type="float" office:value="68.457077">
            <text:p>68,457077</text:p>
          </table:table-cell>
          <table:table-cell office:value-type="float" office:value="9.500955">
            <text:p>9,500955</text:p>
          </table:table-cell>
          <table:table-cell table:number-columns-repeated="6" office:value-type="float" office:value="0">
            <text:p>0</text:p>
          </table:table-cell>
          <table:table-cell office:value-type="float" office:value="220.660812">
            <text:p>220,660812</text:p>
          </table:table-cell>
          <table:table-cell office:value-type="float" office:value="18.29957">
            <text:p>18,29957</text:p>
          </table:table-cell>
        </table:table-row>
        <table:table-row table:style-name="ro1">
          <table:table-cell office:value-type="string">
            <text:p>AFR682 <text:s text:c="5"/></text:p>
          </table:table-cell>
          <table:table-cell office:value-type="float" office:value="19330.892578">
            <text:p>19330,892578</text:p>
          </table:table-cell>
          <table:table-cell office:value-type="float" office:value="1543.616821">
            <text:p>1543,616821</text:p>
          </table:table-cell>
          <table:table-cell office:value-type="float" office:value="2257.921631">
            <text:p>2257,921631</text:p>
          </table:table-cell>
          <table:table-cell office:value-type="float" office:value="463.636017">
            <text:p>463,636017</text:p>
          </table:table-cell>
          <table:table-cell office:value-type="float" office:value="8664.371094">
            <text:p>8664,371094</text:p>
          </table:table-cell>
          <table:table-cell office:value-type="float" office:value="274.979736">
            <text:p>274,979736</text:p>
          </table:table-cell>
          <table:table-cell office:value-type="float" office:value="19705.255859">
            <text:p>19705,255859</text:p>
          </table:table-cell>
          <table:table-cell office:value-type="float" office:value="451.014191">
            <text:p>451,014191</text:p>
          </table:table-cell>
          <table:table-cell office:value-type="float" office:value="323.767365">
            <text:p>323,767365</text:p>
          </table:table-cell>
          <table:table-cell office:value-type="float" office:value="36.804474">
            <text:p>36,804474</text:p>
          </table:table-cell>
          <table:table-cell office:value-type="float" office:value="14441.200195">
            <text:p>14441,200195</text:p>
          </table:table-cell>
          <table:table-cell office:value-type="float" office:value="286.658051">
            <text:p>286,658051</text:p>
          </table:table-cell>
          <table:table-cell office:value-type="float" office:value="22839.298828">
            <text:p>22839,298828</text:p>
          </table:table-cell>
          <table:table-cell office:value-type="float" office:value="394.225739">
            <text:p>394,225739</text:p>
          </table:table-cell>
          <table:table-cell office:value-type="float" office:value="13552.524414">
            <text:p>13552,524414</text:p>
          </table:table-cell>
          <table:table-cell office:value-type="float" office:value="192.086426">
            <text:p>192,086426</text:p>
          </table:table-cell>
          <table:table-cell office:value-type="float" office:value="7735.560547">
            <text:p>7735,560547</text:p>
          </table:table-cell>
          <table:table-cell office:value-type="float" office:value="103.889336">
            <text:p>103,889336</text:p>
          </table:table-cell>
          <table:table-cell office:value-type="float" office:value="700.054688">
            <text:p>700,054688</text:p>
          </table:table-cell>
          <table:table-cell office:value-type="float" office:value="19.826054">
            <text:p>19,826054</text:p>
          </table:table-cell>
          <table:table-cell office:value-type="float" office:value="27.463543">
            <text:p>27,463543</text:p>
          </table:table-cell>
          <table:table-cell office:value-type="float" office:value="5.018662">
            <text:p>5,018662</text:p>
          </table:table-cell>
          <table:table-cell office:value-type="float" office:value="38.655102">
            <text:p>38,655102</text:p>
          </table:table-cell>
          <table:table-cell office:value-type="float" office:value="7.246015">
            <text:p>7,246015</text:p>
          </table:table-cell>
          <table:table-cell office:value-type="float" office:value="135.530777">
            <text:p>135,530777</text:p>
          </table:table-cell>
          <table:table-cell office:value-type="float" office:value="5.680276">
            <text:p>5,680276</text:p>
          </table:table-cell>
          <table:table-cell office:value-type="float" office:value="9121.786133">
            <text:p>9121,786133</text:p>
          </table:table-cell>
          <table:table-cell office:value-type="float" office:value="238.672653">
            <text:p>238,672653</text:p>
          </table:table-cell>
          <table:table-cell office:value-type="float" office:value="29.916098">
            <text:p>29,916098</text:p>
          </table:table-cell>
          <table:table-cell office:value-type="float" office:value="7.220829">
            <text:p>7,220829</text:p>
          </table:table-cell>
          <table:table-cell office:value-type="float" office:value="107.713905">
            <text:p>107,713905</text:p>
          </table:table-cell>
          <table:table-cell office:value-type="float" office:value="15.04248">
            <text:p>15,04248</text:p>
          </table:table-cell>
          <table:table-cell office:value-type="float" office:value="1001.373718">
            <text:p>1001,373718</text:p>
          </table:table-cell>
          <table:table-cell office:value-type="float" office:value="27.471033">
            <text:p>27,471033</text:p>
          </table:table-cell>
          <table:table-cell office:value-type="float" office:value="1131.274414">
            <text:p>1131,274414</text:p>
          </table:table-cell>
          <table:table-cell office:value-type="float" office:value="22.640612">
            <text:p>22,640612</text:p>
          </table:table-cell>
          <table:table-cell office:value-type="float" office:value="41.522495">
            <text:p>41,522495</text:p>
          </table:table-cell>
          <table:table-cell office:value-type="float" office:value="9.325972">
            <text:p>9,325972</text:p>
          </table:table-cell>
          <table:table-cell office:value-type="float" office:value="70.729179">
            <text:p>70,729179</text:p>
          </table:table-cell>
          <table:table-cell office:value-type="float" office:value="9.400453">
            <text:p>9,400453</text:p>
          </table:table-cell>
          <table:table-cell office:value-type="float" office:value="41.83947">
            <text:p>41,83947</text:p>
          </table:table-cell>
          <table:table-cell office:value-type="float" office:value="9.815005">
            <text:p>9,815005</text:p>
          </table:table-cell>
          <table:table-cell office:value-type="float" office:value="29.456018">
            <text:p>29,456018</text:p>
          </table:table-cell>
          <table:table-cell office:value-type="float" office:value="57.694977">
            <text:p>57,694977</text:p>
          </table:table-cell>
          <table:table-cell table:number-columns-repeated="4" office:value-type="float" office:value="0">
            <text:p>0</text:p>
          </table:table-cell>
          <table:table-cell office:value-type="float" office:value="282.048004">
            <text:p>282,048004</text:p>
          </table:table-cell>
          <table:table-cell office:value-type="float" office:value="19.733521">
            <text:p>19,733521</text:p>
          </table:table-cell>
        </table:table-row>
        <table:table-row table:style-name="ro1">
          <table:table-cell office:value-type="string">
            <text:p>AFR683 <text:s text:c="5"/></text:p>
          </table:table-cell>
          <table:table-cell office:value-type="float" office:value="14502.607422">
            <text:p>14502,607422</text:p>
          </table:table-cell>
          <table:table-cell office:value-type="float" office:value="1272.791504">
            <text:p>1272,791504</text:p>
          </table:table-cell>
          <table:table-cell office:value-type="float" office:value="2084.27002">
            <text:p>2084,27002</text:p>
          </table:table-cell>
          <table:table-cell office:value-type="float" office:value="459.372559">
            <text:p>459,372559</text:p>
          </table:table-cell>
          <table:table-cell office:value-type="float" office:value="10588.835938">
            <text:p>10588,835938</text:p>
          </table:table-cell>
          <table:table-cell office:value-type="float" office:value="313.058197">
            <text:p>313,058197</text:p>
          </table:table-cell>
          <table:table-cell office:value-type="float" office:value="26701.134766">
            <text:p>26701,134766</text:p>
          </table:table-cell>
          <table:table-cell office:value-type="float" office:value="603.716248">
            <text:p>603,716248</text:p>
          </table:table-cell>
          <table:table-cell office:value-type="float" office:value="256.843414">
            <text:p>256,843414</text:p>
          </table:table-cell>
          <table:table-cell office:value-type="float" office:value="34.784359">
            <text:p>34,784359</text:p>
          </table:table-cell>
          <table:table-cell office:value-type="float" office:value="12506.822266">
            <text:p>12506,822266</text:p>
          </table:table-cell>
          <table:table-cell office:value-type="float" office:value="249.119415">
            <text:p>249,119415</text:p>
          </table:table-cell>
          <table:table-cell office:value-type="float" office:value="13147.53125">
            <text:p>13147,53125</text:p>
          </table:table-cell>
          <table:table-cell office:value-type="float" office:value="229.364151">
            <text:p>229,364151</text:p>
          </table:table-cell>
          <table:table-cell office:value-type="float" office:value="11554.738281">
            <text:p>11554,738281</text:p>
          </table:table-cell>
          <table:table-cell office:value-type="float" office:value="164.225006">
            <text:p>164,225006</text:p>
          </table:table-cell>
          <table:table-cell office:value-type="float" office:value="6178.615723">
            <text:p>6178,615723</text:p>
          </table:table-cell>
          <table:table-cell office:value-type="float" office:value="83.703232">
            <text:p>83,703232</text:p>
          </table:table-cell>
          <table:table-cell office:value-type="float" office:value="805.165955">
            <text:p>805,165955</text:p>
          </table:table-cell>
          <table:table-cell office:value-type="float" office:value="22.632645">
            <text:p>22,632645</text:p>
          </table:table-cell>
          <table:table-cell office:value-type="float" office:value="31.088617">
            <text:p>31,088617</text:p>
          </table:table-cell>
          <table:table-cell office:value-type="float" office:value="5.545557">
            <text:p>5,545557</text:p>
          </table:table-cell>
          <table:table-cell office:value-type="float" office:value="38.287899">
            <text:p>38,287899</text:p>
          </table:table-cell>
          <table:table-cell office:value-type="float" office:value="7.558493">
            <text:p>7,558493</text:p>
          </table:table-cell>
          <table:table-cell office:value-type="float" office:value="99.05323">
            <text:p>99,05323</text:p>
          </table:table-cell>
          <table:table-cell office:value-type="float" office:value="5.621697">
            <text:p>5,621697</text:p>
          </table:table-cell>
          <table:table-cell office:value-type="float" office:value="11014.739258">
            <text:p>11014,739258</text:p>
          </table:table-cell>
          <table:table-cell office:value-type="float" office:value="287.824188">
            <text:p>287,824188</text:p>
          </table:table-cell>
          <table:table-cell office:value-type="float" office:value="33.628445">
            <text:p>33,628445</text:p>
          </table:table-cell>
          <table:table-cell office:value-type="float" office:value="8.18423">
            <text:p>8,18423</text:p>
          </table:table-cell>
          <table:table-cell office:value-type="float" office:value="49.598991">
            <text:p>49,598991</text:p>
          </table:table-cell>
          <table:table-cell office:value-type="float" office:value="15.164598">
            <text:p>15,164598</text:p>
          </table:table-cell>
          <table:table-cell office:value-type="float" office:value="284.45752">
            <text:p>284,45752</text:p>
          </table:table-cell>
          <table:table-cell office:value-type="float" office:value="19.523186">
            <text:p>19,523186</text:p>
          </table:table-cell>
          <table:table-cell office:value-type="float" office:value="173.807495">
            <text:p>173,807495</text:p>
          </table:table-cell>
          <table:table-cell office:value-type="float" office:value="10.098861">
            <text:p>10,098861</text:p>
          </table:table-cell>
          <table:table-cell office:value-type="float" office:value="47.623177">
            <text:p>47,623177</text:p>
          </table:table-cell>
          <table:table-cell office:value-type="float" office:value="10.325332">
            <text:p>10,325332</text:p>
          </table:table-cell>
          <table:table-cell office:value-type="float" office:value="63.82877">
            <text:p>63,82877</text:p>
          </table:table-cell>
          <table:table-cell office:value-type="float" office:value="10.622485">
            <text:p>10,622485</text:p>
          </table:table-cell>
          <table:table-cell office:value-type="float" office:value="42.637722">
            <text:p>42,637722</text:p>
          </table:table-cell>
          <table:table-cell office:value-type="float" office:value="11.184977">
            <text:p>11,184977</text:p>
          </table:table-cell>
          <table:table-cell office:value-type="float" office:value="10.454892">
            <text:p>10,454892</text:p>
          </table:table-cell>
          <table:table-cell office:value-type="float" office:value="50.667286">
            <text:p>50,667286</text:p>
          </table:table-cell>
          <table:table-cell table:number-columns-repeated="4" office:value-type="float" office:value="0">
            <text:p>0</text:p>
          </table:table-cell>
          <table:table-cell office:value-type="float" office:value="133.148346">
            <text:p>133,148346</text:p>
          </table:table-cell>
          <table:table-cell office:value-type="float" office:value="21.13888">
            <text:p>21,13888</text:p>
          </table:table-cell>
        </table:table-row>
        <table:table-row table:style-name="ro1">
          <table:table-cell office:value-type="string">
            <text:p>AFR684 <text:s text:c="5"/></text:p>
          </table:table-cell>
          <table:table-cell office:value-type="float" office:value="3266.193115">
            <text:p>3266,193115</text:p>
          </table:table-cell>
          <table:table-cell office:value-type="float" office:value="683.121765">
            <text:p>683,121765</text:p>
          </table:table-cell>
          <table:table-cell office:value-type="float" office:value="559.994995">
            <text:p>559,994995</text:p>
          </table:table-cell>
          <table:table-cell office:value-type="float" office:value="406.185638">
            <text:p>406,185638</text:p>
          </table:table-cell>
          <table:table-cell office:value-type="float" office:value="1370.395264">
            <text:p>1370,395264</text:p>
          </table:table-cell>
          <table:table-cell office:value-type="float" office:value="135.032623">
            <text:p>135,032623</text:p>
          </table:table-cell>
          <table:table-cell office:value-type="float" office:value="2921.432129">
            <text:p>2921,432129</text:p>
          </table:table-cell>
          <table:table-cell office:value-type="float" office:value="93.862549">
            <text:p>93,862549</text:p>
          </table:table-cell>
          <table:table-cell office:value-type="float" office:value="16.278809">
            <text:p>16,278809</text:p>
          </table:table-cell>
          <table:table-cell office:value-type="float" office:value="24.420588">
            <text:p>24,420588</text:p>
          </table:table-cell>
          <table:table-cell office:value-type="float" office:value="2172.206543">
            <text:p>2172,206543</text:p>
          </table:table-cell>
          <table:table-cell office:value-type="float" office:value="53.551361">
            <text:p>53,551361</text:p>
          </table:table-cell>
          <table:table-cell office:value-type="float" office:value="4639.845703">
            <text:p>4639,845703</text:p>
          </table:table-cell>
          <table:table-cell office:value-type="float" office:value="84.981125">
            <text:p>84,981125</text:p>
          </table:table-cell>
          <table:table-cell office:value-type="float" office:value="1982.705688">
            <text:p>1982,705688</text:p>
          </table:table-cell>
          <table:table-cell office:value-type="float" office:value="31.421026">
            <text:p>31,421026</text:p>
          </table:table-cell>
          <table:table-cell office:value-type="float" office:value="1455.491333">
            <text:p>1455,491333</text:p>
          </table:table-cell>
          <table:table-cell office:value-type="float" office:value="23.497927">
            <text:p>23,497927</text:p>
          </table:table-cell>
          <table:table-cell office:value-type="float" office:value="126.661415">
            <text:p>126,661415</text:p>
          </table:table-cell>
          <table:table-cell office:value-type="float" office:value="6.136144">
            <text:p>6,136144</text:p>
          </table:table-cell>
          <table:table-cell office:value-type="float" office:value="6.03212">
            <text:p>6,03212</text:p>
          </table:table-cell>
          <table:table-cell office:value-type="float" office:value="4.87361">
            <text:p>4,87361</text:p>
          </table:table-cell>
          <table:table-cell office:value-type="float" office:value="28.471306">
            <text:p>28,471306</text:p>
          </table:table-cell>
          <table:table-cell office:value-type="float" office:value="7.377307">
            <text:p>7,377307</text:p>
          </table:table-cell>
          <table:table-cell office:value-type="float" office:value="19.263908">
            <text:p>19,263908</text:p>
          </table:table-cell>
          <table:table-cell office:value-type="float" office:value="4.635782">
            <text:p>4,635782</text:p>
          </table:table-cell>
          <table:table-cell office:value-type="float" office:value="1201.774536">
            <text:p>1201,774536</text:p>
          </table:table-cell>
          <table:table-cell office:value-type="float" office:value="34.212559">
            <text:p>34,212559</text:p>
          </table:table-cell>
          <table:table-cell office:value-type="float" office:value="45.833923">
            <text:p>45,833923</text:p>
          </table:table-cell>
          <table:table-cell office:value-type="float" office:value="8.070573">
            <text:p>8,070573</text:p>
          </table:table-cell>
          <table:table-cell office:value-type="float" office:value="12.633039">
            <text:p>12,633039</text:p>
          </table:table-cell>
          <table:table-cell office:value-type="float" office:value="14.893463">
            <text:p>14,893463</text:p>
          </table:table-cell>
          <table:table-cell office:value-type="float" office:value="63.647156">
            <text:p>63,647156</text:p>
          </table:table-cell>
          <table:table-cell office:value-type="float" office:value="18.424063">
            <text:p>18,424063</text:p>
          </table:table-cell>
          <table:table-cell office:value-type="float" office:value="72.515152">
            <text:p>72,515152</text:p>
          </table:table-cell>
          <table:table-cell office:value-type="float" office:value="9.541287">
            <text:p>9,541287</text:p>
          </table:table-cell>
          <table:table-cell office:value-type="float" office:value="14.353162">
            <text:p>14,353162</text:p>
          </table:table-cell>
          <table:table-cell office:value-type="float" office:value="10.242339">
            <text:p>10,242339</text:p>
          </table:table-cell>
          <table:table-cell office:value-type="float" office:value="29.326735">
            <text:p>29,326735</text:p>
          </table:table-cell>
          <table:table-cell office:value-type="float" office:value="10.490938">
            <text:p>10,490938</text:p>
          </table:table-cell>
          <table:table-cell office:value-type="float" office:value="8.643153">
            <text:p>8,643153</text:p>
          </table:table-cell>
          <table:table-cell office:value-type="float" office:value="11.01307">
            <text:p>11,01307</text:p>
          </table:table-cell>
          <table:table-cell office:value-type="float" office:value="115.461105">
            <text:p>115,461105</text:p>
          </table:table-cell>
          <table:table-cell office:value-type="float" office:value="40.380711">
            <text:p>40,380711</text:p>
          </table:table-cell>
          <table:table-cell table:number-columns-repeated="4" office:value-type="float" office:value="0">
            <text:p>0</text:p>
          </table:table-cell>
          <table:table-cell office:value-type="float" office:value="62.291348">
            <text:p>62,291348</text:p>
          </table:table-cell>
          <table:table-cell office:value-type="float" office:value="20.839882">
            <text:p>20,839882</text:p>
          </table:table-cell>
        </table:table-row>
        <table:table-row table:style-name="ro1">
          <table:table-cell office:value-type="string">
            <text:p>AFR685 <text:s text:c="5"/></text:p>
          </table:table-cell>
          <table:table-cell office:value-type="float" office:value="30238.912109">
            <text:p>30238,912109</text:p>
          </table:table-cell>
          <table:table-cell office:value-type="float" office:value="2249.143066">
            <text:p>2249,143066</text:p>
          </table:table-cell>
          <table:table-cell office:value-type="float" office:value="4692.902344">
            <text:p>4692,902344</text:p>
          </table:table-cell>
          <table:table-cell office:value-type="float" office:value="531.819641">
            <text:p>531,819641</text:p>
          </table:table-cell>
          <table:table-cell office:value-type="float" office:value="9850.783203">
            <text:p>9850,783203</text:p>
          </table:table-cell>
          <table:table-cell office:value-type="float" office:value="304.655792">
            <text:p>304,655792</text:p>
          </table:table-cell>
          <table:table-cell office:value-type="float" office:value="23853.267578">
            <text:p>23853,267578</text:p>
          </table:table-cell>
          <table:table-cell office:value-type="float" office:value="542.378967">
            <text:p>542,378967</text:p>
          </table:table-cell>
          <table:table-cell office:value-type="float" office:value="77.173599">
            <text:p>77,173599</text:p>
          </table:table-cell>
          <table:table-cell office:value-type="float" office:value="39.825417">
            <text:p>39,825417</text:p>
          </table:table-cell>
          <table:table-cell office:value-type="float" office:value="14377.892578">
            <text:p>14377,892578</text:p>
          </table:table-cell>
          <table:table-cell office:value-type="float" office:value="286.034088">
            <text:p>286,034088</text:p>
          </table:table-cell>
          <table:table-cell office:value-type="float" office:value="49652.804688">
            <text:p>49652,804688</text:p>
          </table:table-cell>
          <table:table-cell office:value-type="float" office:value="850.729492">
            <text:p>850,729492</text:p>
          </table:table-cell>
          <table:table-cell office:value-type="float" office:value="13698.644531">
            <text:p>13698,644531</text:p>
          </table:table-cell>
          <table:table-cell office:value-type="float" office:value="194.180511">
            <text:p>194,180511</text:p>
          </table:table-cell>
          <table:table-cell office:value-type="float" office:value="13186.141602">
            <text:p>13186,141602</text:p>
          </table:table-cell>
          <table:table-cell office:value-type="float" office:value="174.824219">
            <text:p>174,824219</text:p>
          </table:table-cell>
          <table:table-cell office:value-type="float" office:value="988.089233">
            <text:p>988,089233</text:p>
          </table:table-cell>
          <table:table-cell office:value-type="float" office:value="27.402742">
            <text:p>27,402742</text:p>
          </table:table-cell>
          <table:table-cell office:value-type="float" office:value="25.578506">
            <text:p>25,578506</text:p>
          </table:table-cell>
          <table:table-cell office:value-type="float" office:value="5.62076">
            <text:p>5,62076</text:p>
          </table:table-cell>
          <table:table-cell office:value-type="float" office:value="43.257397">
            <text:p>43,257397</text:p>
          </table:table-cell>
          <table:table-cell office:value-type="float" office:value="7.590531">
            <text:p>7,590531</text:p>
          </table:table-cell>
          <table:table-cell office:value-type="float" office:value="137.602402">
            <text:p>137,602402</text:p>
          </table:table-cell>
          <table:table-cell office:value-type="float" office:value="6.153465">
            <text:p>6,153465</text:p>
          </table:table-cell>
          <table:table-cell office:value-type="float" office:value="9074.063477">
            <text:p>9074,063477</text:p>
          </table:table-cell>
          <table:table-cell office:value-type="float" office:value="237.466766">
            <text:p>237,466766</text:p>
          </table:table-cell>
          <table:table-cell office:value-type="float" office:value="30.731005">
            <text:p>30,731005</text:p>
          </table:table-cell>
          <table:table-cell office:value-type="float" office:value="8.250619">
            <text:p>8,250619</text:p>
          </table:table-cell>
          <table:table-cell office:value-type="float" office:value="98.678185">
            <text:p>98,678185</text:p>
          </table:table-cell>
          <table:table-cell office:value-type="float" office:value="15.562943">
            <text:p>15,562943</text:p>
          </table:table-cell>
          <table:table-cell office:value-type="float" office:value="472.878052">
            <text:p>472,878052</text:p>
          </table:table-cell>
          <table:table-cell office:value-type="float" office:value="21.158655">
            <text:p>21,158655</text:p>
          </table:table-cell>
          <table:table-cell office:value-type="float" office:value="484.168945">
            <text:p>484,168945</text:p>
          </table:table-cell>
          <table:table-cell office:value-type="float" office:value="13.360733">
            <text:p>13,360733</text:p>
          </table:table-cell>
          <table:table-cell office:value-type="float" office:value="37.786415">
            <text:p>37,786415</text:p>
          </table:table-cell>
          <table:table-cell office:value-type="float" office:value="10.499516">
            <text:p>10,499516</text:p>
          </table:table-cell>
          <table:table-cell office:value-type="float" office:value="113.381699">
            <text:p>113,381699</text:p>
          </table:table-cell>
          <table:table-cell office:value-type="float" office:value="10.922664">
            <text:p>10,922664</text:p>
          </table:table-cell>
          <table:table-cell office:value-type="float" office:value="56.015347">
            <text:p>56,015347</text:p>
          </table:table-cell>
          <table:table-cell office:value-type="float" office:value="11.313326">
            <text:p>11,313326</text:p>
          </table:table-cell>
          <table:table-cell office:value-type="float" office:value="327.223633">
            <text:p>327,223633</text:p>
          </table:table-cell>
          <table:table-cell office:value-type="float" office:value="72.191864">
            <text:p>72,191864</text:p>
          </table:table-cell>
          <table:table-cell table:number-columns-repeated="4" office:value-type="float" office:value="0">
            <text:p>0</text:p>
          </table:table-cell>
          <table:table-cell office:value-type="float" office:value="234.556198">
            <text:p>234,556198</text:p>
          </table:table-cell>
          <table:table-cell office:value-type="float" office:value="21.924723">
            <text:p>21,924723</text:p>
          </table:table-cell>
        </table:table-row>
        <table:table-row table:style-name="ro1">
          <table:table-cell office:value-type="string">
            <text:p>AFR686 <text:s text:c="5"/></text:p>
          </table:table-cell>
          <table:table-cell office:value-type="float" office:value="25818.605469">
            <text:p>25818,605469</text:p>
          </table:table-cell>
          <table:table-cell office:value-type="float" office:value="1982.952881">
            <text:p>1982,952881</text:p>
          </table:table-cell>
          <table:table-cell office:value-type="float" office:value="4333.17041">
            <text:p>4333,17041</text:p>
          </table:table-cell>
          <table:table-cell office:value-type="float" office:value="526.657715">
            <text:p>526,657715</text:p>
          </table:table-cell>
          <table:table-cell office:value-type="float" office:value="11244.173828">
            <text:p>11244,173828</text:p>
          </table:table-cell>
          <table:table-cell office:value-type="float" office:value="338.4039">
            <text:p>338,4039</text:p>
          </table:table-cell>
          <table:table-cell office:value-type="float" office:value="28219.955078">
            <text:p>28219,955078</text:p>
          </table:table-cell>
          <table:table-cell office:value-type="float" office:value="638.13855">
            <text:p>638,13855</text:p>
          </table:table-cell>
          <table:table-cell office:value-type="float" office:value="649.871765">
            <text:p>649,871765</text:p>
          </table:table-cell>
          <table:table-cell office:value-type="float" office:value="48.041374">
            <text:p>48,041374</text:p>
          </table:table-cell>
          <table:table-cell office:value-type="float" office:value="17730.451172">
            <text:p>17730,451172</text:p>
          </table:table-cell>
          <table:table-cell office:value-type="float" office:value="350.380676">
            <text:p>350,380676</text:p>
          </table:table-cell>
          <table:table-cell office:value-type="float" office:value="60338.429688">
            <text:p>60338,429688</text:p>
          </table:table-cell>
          <table:table-cell office:value-type="float" office:value="1034.76062">
            <text:p>1034,76062</text:p>
          </table:table-cell>
          <table:table-cell office:value-type="float" office:value="29368.724609">
            <text:p>29368,724609</text:p>
          </table:table-cell>
          <table:table-cell office:value-type="float" office:value="413.487579">
            <text:p>413,487579</text:p>
          </table:table-cell>
          <table:table-cell office:value-type="float" office:value="19943.978516">
            <text:p>19943,978516</text:p>
          </table:table-cell>
          <table:table-cell office:value-type="float" office:value="263.018524">
            <text:p>263,018524</text:p>
          </table:table-cell>
          <table:table-cell office:value-type="float" office:value="1065.87439">
            <text:p>1065,87439</text:p>
          </table:table-cell>
          <table:table-cell office:value-type="float" office:value="29.370628">
            <text:p>29,370628</text:p>
          </table:table-cell>
          <table:table-cell office:value-type="float" office:value="44.788189">
            <text:p>44,788189</text:p>
          </table:table-cell>
          <table:table-cell office:value-type="float" office:value="5.434872">
            <text:p>5,434872</text:p>
          </table:table-cell>
          <table:table-cell office:value-type="float" office:value="52.564007">
            <text:p>52,564007</text:p>
          </table:table-cell>
          <table:table-cell office:value-type="float" office:value="7.411808">
            <text:p>7,411808</text:p>
          </table:table-cell>
          <table:table-cell office:value-type="float" office:value="210.188843">
            <text:p>210,188843</text:p>
          </table:table-cell>
          <table:table-cell office:value-type="float" office:value="7.064847">
            <text:p>7,064847</text:p>
          </table:table-cell>
          <table:table-cell office:value-type="float" office:value="10132.69043">
            <text:p>10132,69043</text:p>
          </table:table-cell>
          <table:table-cell office:value-type="float" office:value="264.907074">
            <text:p>264,907074</text:p>
          </table:table-cell>
          <table:table-cell office:value-type="float" office:value="23.282028">
            <text:p>23,282028</text:p>
          </table:table-cell>
          <table:table-cell office:value-type="float" office:value="7.399413">
            <text:p>7,399413</text:p>
          </table:table-cell>
          <table:table-cell office:value-type="float" office:value="165.188248">
            <text:p>165,188248</text:p>
          </table:table-cell>
          <table:table-cell office:value-type="float" office:value="15.659433">
            <text:p>15,659433</text:p>
          </table:table-cell>
          <table:table-cell office:value-type="float" office:value="739.914795">
            <text:p>739,914795</text:p>
          </table:table-cell>
          <table:table-cell office:value-type="float" office:value="23.928946">
            <text:p>23,928946</text:p>
          </table:table-cell>
          <table:table-cell office:value-type="float" office:value="496.132996">
            <text:p>496,132996</text:p>
          </table:table-cell>
          <table:table-cell office:value-type="float" office:value="12.90417">
            <text:p>12,90417</text:p>
          </table:table-cell>
          <table:table-cell office:value-type="float" office:value="69.258049">
            <text:p>69,258049</text:p>
          </table:table-cell>
          <table:table-cell office:value-type="float" office:value="9.562185">
            <text:p>9,562185</text:p>
          </table:table-cell>
          <table:table-cell office:value-type="float" office:value="173.779083">
            <text:p>173,779083</text:p>
          </table:table-cell>
          <table:table-cell office:value-type="float" office:value="10.279503">
            <text:p>10,279503</text:p>
          </table:table-cell>
          <table:table-cell office:value-type="float" office:value="35.27903">
            <text:p>35,27903</text:p>
          </table:table-cell>
          <table:table-cell office:value-type="float" office:value="10.14018">
            <text:p>10,14018</text:p>
          </table:table-cell>
          <table:table-cell office:value-type="float" office:value="251.567047">
            <text:p>251,567047</text:p>
          </table:table-cell>
          <table:table-cell office:value-type="float" office:value="80.206528">
            <text:p>80,206528</text:p>
          </table:table-cell>
          <table:table-cell table:number-columns-repeated="4" office:value-type="float" office:value="0">
            <text:p>0</text:p>
          </table:table-cell>
          <table:table-cell office:value-type="float" office:value="525.858765">
            <text:p>525,858765</text:p>
          </table:table-cell>
          <table:table-cell office:value-type="float" office:value="22.781242">
            <text:p>22,781242</text:p>
          </table:table-cell>
        </table:table-row>
        <table:table-row table:style-name="ro1">
          <table:table-cell office:value-type="string">
            <text:p>AFR687 <text:s text:c="5"/></text:p>
          </table:table-cell>
          <table:table-cell office:value-type="float" office:value="763.295166">
            <text:p>763,295166</text:p>
          </table:table-cell>
          <table:table-cell office:value-type="float" office:value="508.428192">
            <text:p>508,428192</text:p>
          </table:table-cell>
          <table:table-cell office:value-type="float" office:value="289.8703">
            <text:p>289,8703</text:p>
          </table:table-cell>
          <table:table-cell office:value-type="float" office:value="355.479797">
            <text:p>355,479797</text:p>
          </table:table-cell>
          <table:table-cell office:value-type="float" office:value="274.135101">
            <text:p>274,135101</text:p>
          </table:table-cell>
          <table:table-cell office:value-type="float" office:value="110.550186">
            <text:p>110,550186</text:p>
          </table:table-cell>
          <table:table-cell office:value-type="float" office:value="143.449646">
            <text:p>143,449646</text:p>
          </table:table-cell>
          <table:table-cell office:value-type="float" office:value="45.732948">
            <text:p>45,732948</text:p>
          </table:table-cell>
          <table:table-cell office:value-type="float" office:value="33.461994">
            <text:p>33,461994</text:p>
          </table:table-cell>
          <table:table-cell office:value-type="float" office:value="16.293869">
            <text:p>16,293869</text:p>
          </table:table-cell>
          <table:table-cell office:value-type="float" office:value="96.956535">
            <text:p>96,956535</text:p>
          </table:table-cell>
          <table:table-cell office:value-type="float" office:value="15.133426">
            <text:p>15,133426</text:p>
          </table:table-cell>
          <table:table-cell office:value-type="float" office:value="129.253036">
            <text:p>129,253036</text:p>
          </table:table-cell>
          <table:table-cell office:value-type="float" office:value="9.997979">
            <text:p>9,997979</text:p>
          </table:table-cell>
          <table:table-cell office:value-type="float" office:value="139.070923">
            <text:p>139,070923</text:p>
          </table:table-cell>
          <table:table-cell office:value-type="float" office:value="8.214908">
            <text:p>8,214908</text:p>
          </table:table-cell>
          <table:table-cell office:value-type="float" office:value="22.845156">
            <text:p>22,845156</text:p>
          </table:table-cell>
          <table:table-cell office:value-type="float" office:value="9.196973">
            <text:p>9,196973</text:p>
          </table:table-cell>
          <table:table-cell office:value-type="float" office:value="10.738921">
            <text:p>10,738921</text:p>
          </table:table-cell>
          <table:table-cell office:value-type="float" office:value="3.879378">
            <text:p>3,879378</text:p>
          </table:table-cell>
          <table:table-cell table:number-columns-repeated="2" office:value-type="float" office:value="0">
            <text:p>0</text:p>
          </table:table-cell>
          <table:table-cell office:value-type="float" office:value="24.701344">
            <text:p>24,701344</text:p>
          </table:table-cell>
          <table:table-cell office:value-type="float" office:value="6.940527">
            <text:p>6,940527</text:p>
          </table:table-cell>
          <table:table-cell office:value-type="float" office:value="9.567884">
            <text:p>9,567884</text:p>
          </table:table-cell>
          <table:table-cell office:value-type="float" office:value="3.787011">
            <text:p>3,787011</text:p>
          </table:table-cell>
          <table:table-cell office:value-type="float" office:value="0.132684">
            <text:p>0,132684</text:p>
          </table:table-cell>
          <table:table-cell office:value-type="float" office:value="8.190331">
            <text:p>8,190331</text:p>
          </table:table-cell>
          <table:table-cell office:value-type="float" office:value="34.226044">
            <text:p>34,226044</text:p>
          </table:table-cell>
          <table:table-cell office:value-type="float" office:value="6.690629">
            <text:p>6,690629</text:p>
          </table:table-cell>
          <table:table-cell table:number-columns-repeated="2" office:value-type="float" office:value="0">
            <text:p>0</text:p>
          </table:table-cell>
          <table:table-cell office:value-type="float" office:value="15.743937">
            <text:p>15,743937</text:p>
          </table:table-cell>
          <table:table-cell office:value-type="float" office:value="17.76334">
            <text:p>17,76334</text:p>
          </table:table-cell>
          <table:table-cell office:value-type="float" office:value="26.658112">
            <text:p>26,658112</text:p>
          </table:table-cell>
          <table:table-cell office:value-type="float" office:value="7.707313">
            <text:p>7,707313</text:p>
          </table:table-cell>
          <table:table-cell office:value-type="float" office:value="16.504953">
            <text:p>16,504953</text:p>
          </table:table-cell>
          <table:table-cell office:value-type="float" office:value="8.329256">
            <text:p>8,329256</text:p>
          </table:table-cell>
          <table:table-cell office:value-type="float" office:value="18.501093">
            <text:p>18,501093</text:p>
          </table:table-cell>
          <table:table-cell office:value-type="float" office:value="8.707857">
            <text:p>8,707857</text:p>
          </table:table-cell>
          <table:table-cell office:value-type="float" office:value="8.588101">
            <text:p>8,588101</text:p>
          </table:table-cell>
          <table:table-cell office:value-type="float" office:value="9.141813">
            <text:p>9,141813</text:p>
          </table:table-cell>
          <table:table-cell office:value-type="float" office:value="25.705799">
            <text:p>25,705799</text:p>
          </table:table-cell>
          <table:table-cell office:value-type="float" office:value="30.526665">
            <text:p>30,526665</text:p>
          </table:table-cell>
          <table:table-cell table:number-columns-repeated="4" office:value-type="float" office:value="0">
            <text:p>0</text:p>
          </table:table-cell>
          <table:table-cell office:value-type="float" office:value="37.070255">
            <text:p>37,070255</text:p>
          </table:table-cell>
          <table:table-cell office:value-type="float" office:value="17.007797">
            <text:p>17,007797</text:p>
          </table:table-cell>
        </table:table-row>
        <table:table-row table:style-name="ro1">
          <table:table-cell office:value-type="string">
            <text:p>AFR688 <text:s text:c="5"/></text:p>
          </table:table-cell>
          <table:table-cell office:value-type="float" office:value="26963.845703">
            <text:p>26963,845703</text:p>
          </table:table-cell>
          <table:table-cell office:value-type="float" office:value="1995.398071">
            <text:p>1995,398071</text:p>
          </table:table-cell>
          <table:table-cell office:value-type="float" office:value="4033.026611">
            <text:p>4033,026611</text:p>
          </table:table-cell>
          <table:table-cell office:value-type="float" office:value="474.213593">
            <text:p>474,213593</text:p>
          </table:table-cell>
          <table:table-cell office:value-type="float" office:value="5851.598633">
            <text:p>5851,598633</text:p>
          </table:table-cell>
          <table:table-cell office:value-type="float" office:value="217.108551">
            <text:p>217,108551</text:p>
          </table:table-cell>
          <table:table-cell office:value-type="float" office:value="14793.405273">
            <text:p>14793,405273</text:p>
          </table:table-cell>
          <table:table-cell office:value-type="float" office:value="343.953033">
            <text:p>343,953033</text:p>
          </table:table-cell>
          <table:table-cell office:value-type="float" office:value="175.750839">
            <text:p>175,750839</text:p>
          </table:table-cell>
          <table:table-cell office:value-type="float" office:value="34.862476">
            <text:p>34,862476</text:p>
          </table:table-cell>
          <table:table-cell office:value-type="float" office:value="13280.003906">
            <text:p>13280,003906</text:p>
          </table:table-cell>
          <table:table-cell office:value-type="float" office:value="264.372559">
            <text:p>264,372559</text:p>
          </table:table-cell>
          <table:table-cell office:value-type="float" office:value="40025.53125">
            <text:p>40025,53125</text:p>
          </table:table-cell>
          <table:table-cell office:value-type="float" office:value="686.661377">
            <text:p>686,661377</text:p>
          </table:table-cell>
          <table:table-cell office:value-type="float" office:value="11257.735352">
            <text:p>11257,735352</text:p>
          </table:table-cell>
          <table:table-cell office:value-type="float" office:value="160.045105">
            <text:p>160,045105</text:p>
          </table:table-cell>
          <table:table-cell office:value-type="float" office:value="7697.062988">
            <text:p>7697,062988</text:p>
          </table:table-cell>
          <table:table-cell office:value-type="float" office:value="103.306389">
            <text:p>103,306389</text:p>
          </table:table-cell>
          <table:table-cell office:value-type="float" office:value="571.585388">
            <text:p>571,585388</text:p>
          </table:table-cell>
          <table:table-cell office:value-type="float" office:value="16.375034">
            <text:p>16,375034</text:p>
          </table:table-cell>
          <table:table-cell office:value-type="float" office:value="23.432465">
            <text:p>23,432465</text:p>
          </table:table-cell>
          <table:table-cell office:value-type="float" office:value="4.519786">
            <text:p>4,519786</text:p>
          </table:table-cell>
          <table:table-cell office:value-type="float" office:value="45.925743">
            <text:p>45,925743</text:p>
          </table:table-cell>
          <table:table-cell office:value-type="float" office:value="7.076719">
            <text:p>7,076719</text:p>
          </table:table-cell>
          <table:table-cell office:value-type="float" office:value="96.832108">
            <text:p>96,832108</text:p>
          </table:table-cell>
          <table:table-cell office:value-type="float" office:value="4.815096">
            <text:p>4,815096</text:p>
          </table:table-cell>
          <table:table-cell office:value-type="float" office:value="6434.415039">
            <text:p>6434,415039</text:p>
          </table:table-cell>
          <table:table-cell office:value-type="float" office:value="168.946213">
            <text:p>168,946213</text:p>
          </table:table-cell>
          <table:table-cell office:value-type="float" office:value="16.261898">
            <text:p>16,261898</text:p>
          </table:table-cell>
          <table:table-cell office:value-type="float" office:value="6.583784">
            <text:p>6,583784</text:p>
          </table:table-cell>
          <table:table-cell office:value-type="float" office:value="91.932709">
            <text:p>91,932709</text:p>
          </table:table-cell>
          <table:table-cell office:value-type="float" office:value="14.60635">
            <text:p>14,60635</text:p>
          </table:table-cell>
          <table:table-cell office:value-type="float" office:value="281.570038">
            <text:p>281,570038</text:p>
          </table:table-cell>
          <table:table-cell office:value-type="float" office:value="18.937061">
            <text:p>18,937061</text:p>
          </table:table-cell>
          <table:table-cell office:value-type="float" office:value="292.306824">
            <text:p>292,306824</text:p>
          </table:table-cell>
          <table:table-cell office:value-type="float" office:value="9.608655">
            <text:p>9,608655</text:p>
          </table:table-cell>
          <table:table-cell office:value-type="float" office:value="38.968719">
            <text:p>38,968719</text:p>
          </table:table-cell>
          <table:table-cell office:value-type="float" office:value="8.379481">
            <text:p>8,379481</text:p>
          </table:table-cell>
          <table:table-cell office:value-type="float" office:value="78.329628">
            <text:p>78,329628</text:p>
          </table:table-cell>
          <table:table-cell office:value-type="float" office:value="8.658847">
            <text:p>8,658847</text:p>
          </table:table-cell>
          <table:table-cell office:value-type="float" office:value="24.112747">
            <text:p>24,112747</text:p>
          </table:table-cell>
          <table:table-cell office:value-type="float" office:value="8.944166">
            <text:p>8,944166</text:p>
          </table:table-cell>
          <table:table-cell office:value-type="float" office:value="205.216415">
            <text:p>205,216415</text:p>
          </table:table-cell>
          <table:table-cell office:value-type="float" office:value="64.192253">
            <text:p>64,192253</text:p>
          </table:table-cell>
          <table:table-cell table:number-columns-repeated="4" office:value-type="float" office:value="0">
            <text:p>0</text:p>
          </table:table-cell>
          <table:table-cell office:value-type="float" office:value="184.685043">
            <text:p>184,685043</text:p>
          </table:table-cell>
          <table:table-cell office:value-type="float" office:value="17.506287">
            <text:p>17,506287</text:p>
          </table:table-cell>
        </table:table-row>
        <table:table-row table:style-name="ro1">
          <table:table-cell office:value-type="string">
            <text:p>AFR689 <text:s text:c="5"/></text:p>
          </table:table-cell>
          <table:table-cell office:value-type="float" office:value="23091.568359">
            <text:p>23091,568359</text:p>
          </table:table-cell>
          <table:table-cell office:value-type="float" office:value="1792.400757">
            <text:p>1792,400757</text:p>
          </table:table-cell>
          <table:table-cell office:value-type="float" office:value="3658.859863">
            <text:p>3658,859863</text:p>
          </table:table-cell>
          <table:table-cell office:value-type="float" office:value="498.301239">
            <text:p>498,301239</text:p>
          </table:table-cell>
          <table:table-cell office:value-type="float" office:value="4689.37793">
            <text:p>4689,37793</text:p>
          </table:table-cell>
          <table:table-cell office:value-type="float" office:value="201.49852">
            <text:p>201,49852</text:p>
          </table:table-cell>
          <table:table-cell office:value-type="float" office:value="12559.967773">
            <text:p>12559,967773</text:p>
          </table:table-cell>
          <table:table-cell office:value-type="float" office:value="296.370605">
            <text:p>296,370605</text:p>
          </table:table-cell>
          <table:table-cell office:value-type="float" office:value="101.697868">
            <text:p>101,697868</text:p>
          </table:table-cell>
          <table:table-cell office:value-type="float" office:value="34.769241">
            <text:p>34,769241</text:p>
          </table:table-cell>
          <table:table-cell office:value-type="float" office:value="10955.535156">
            <text:p>10955,535156</text:p>
          </table:table-cell>
          <table:table-cell office:value-type="float" office:value="220.876389">
            <text:p>220,876389</text:p>
          </table:table-cell>
          <table:table-cell office:value-type="float" office:value="31385.431641">
            <text:p>31385,431641</text:p>
          </table:table-cell>
          <table:table-cell office:value-type="float" office:value="539.727295">
            <text:p>539,727295</text:p>
          </table:table-cell>
          <table:table-cell office:value-type="float" office:value="7480.336914">
            <text:p>7480,336914</text:p>
          </table:table-cell>
          <table:table-cell office:value-type="float" office:value="107.48114">
            <text:p>107,48114</text:p>
          </table:table-cell>
          <table:table-cell office:value-type="float" office:value="4933.032227">
            <text:p>4933,032227</text:p>
          </table:table-cell>
          <table:table-cell office:value-type="float" office:value="67.589165">
            <text:p>67,589165</text:p>
          </table:table-cell>
          <table:table-cell office:value-type="float" office:value="451.143524">
            <text:p>451,143524</text:p>
          </table:table-cell>
          <table:table-cell office:value-type="float" office:value="13.66108">
            <text:p>13,66108</text:p>
          </table:table-cell>
          <table:table-cell office:value-type="float" office:value="18.405558">
            <text:p>18,405558</text:p>
          </table:table-cell>
          <table:table-cell office:value-type="float" office:value="5.412442">
            <text:p>5,412442</text:p>
          </table:table-cell>
          <table:table-cell office:value-type="float" office:value="46.747906">
            <text:p>46,747906</text:p>
          </table:table-cell>
          <table:table-cell office:value-type="float" office:value="7.606196">
            <text:p>7,606196</text:p>
          </table:table-cell>
          <table:table-cell office:value-type="float" office:value="78.22641">
            <text:p>78,22641</text:p>
          </table:table-cell>
          <table:table-cell office:value-type="float" office:value="5.45788">
            <text:p>5,45788</text:p>
          </table:table-cell>
          <table:table-cell office:value-type="float" office:value="5040.918945">
            <text:p>5040,918945</text:p>
          </table:table-cell>
          <table:table-cell office:value-type="float" office:value="132.932281">
            <text:p>132,932281</text:p>
          </table:table-cell>
          <table:table-cell office:value-type="float" office:value="45.337929">
            <text:p>45,337929</text:p>
          </table:table-cell>
          <table:table-cell office:value-type="float" office:value="8.419213">
            <text:p>8,419213</text:p>
          </table:table-cell>
          <table:table-cell office:value-type="float" office:value="1.90264">
            <text:p>1,90264</text:p>
          </table:table-cell>
          <table:table-cell office:value-type="float" office:value="15.042631">
            <text:p>15,042631</text:p>
          </table:table-cell>
          <table:table-cell office:value-type="float" office:value="163.721909">
            <text:p>163,721909</text:p>
          </table:table-cell>
          <table:table-cell office:value-type="float" office:value="18.929707">
            <text:p>18,929707</text:p>
          </table:table-cell>
          <table:table-cell office:value-type="float" office:value="183.280212">
            <text:p>183,280212</text:p>
          </table:table-cell>
          <table:table-cell office:value-type="float" office:value="10.423868">
            <text:p>10,423868</text:p>
          </table:table-cell>
          <table:table-cell office:value-type="float" office:value="35.482452">
            <text:p>35,482452</text:p>
          </table:table-cell>
          <table:table-cell office:value-type="float" office:value="10.578426">
            <text:p>10,578426</text:p>
          </table:table-cell>
          <table:table-cell office:value-type="float" office:value="74.507088">
            <text:p>74,507088</text:p>
          </table:table-cell>
          <table:table-cell office:value-type="float" office:value="10.932176">
            <text:p>10,932176</text:p>
          </table:table-cell>
          <table:table-cell office:value-type="float" office:value="18.626978">
            <text:p>18,626978</text:p>
          </table:table-cell>
          <table:table-cell office:value-type="float" office:value="11.36462">
            <text:p>11,36462</text:p>
          </table:table-cell>
          <table:table-cell office:value-type="float" office:value="208.323578">
            <text:p>208,323578</text:p>
          </table:table-cell>
          <table:table-cell office:value-type="float" office:value="63.113476">
            <text:p>63,113476</text:p>
          </table:table-cell>
          <table:table-cell table:number-columns-repeated="4" office:value-type="float" office:value="0">
            <text:p>0</text:p>
          </table:table-cell>
          <table:table-cell office:value-type="float" office:value="98.846046">
            <text:p>98,846046</text:p>
          </table:table-cell>
          <table:table-cell office:value-type="float" office:value="21.639523">
            <text:p>21,639523</text:p>
          </table:table-cell>
        </table:table-row>
        <table:table-row table:style-name="ro1">
          <table:table-cell office:value-type="string">
            <text:p>AFR690 <text:s text:c="5"/></text:p>
          </table:table-cell>
          <table:table-cell office:value-type="float" office:value="37920.25">
            <text:p>37920,25</text:p>
          </table:table-cell>
          <table:table-cell office:value-type="float" office:value="2789.021484">
            <text:p>2789,021484</text:p>
          </table:table-cell>
          <table:table-cell office:value-type="float" office:value="7233.234863">
            <text:p>7233,234863</text:p>
          </table:table-cell>
          <table:table-cell office:value-type="float" office:value="649.803223">
            <text:p>649,803223</text:p>
          </table:table-cell>
          <table:table-cell office:value-type="float" office:value="9808.643555">
            <text:p>9808,643555</text:p>
          </table:table-cell>
          <table:table-cell office:value-type="float" office:value="323.375061">
            <text:p>323,375061</text:p>
          </table:table-cell>
          <table:table-cell office:value-type="float" office:value="25521.353516">
            <text:p>25521,353516</text:p>
          </table:table-cell>
          <table:table-cell office:value-type="float" office:value="580.998352">
            <text:p>580,998352</text:p>
          </table:table-cell>
          <table:table-cell office:value-type="float" office:value="285.336945">
            <text:p>285,336945</text:p>
          </table:table-cell>
          <table:table-cell office:value-type="float" office:value="52.057281">
            <text:p>52,057281</text:p>
          </table:table-cell>
          <table:table-cell office:value-type="float" office:value="19555.136719">
            <text:p>19555,136719</text:p>
          </table:table-cell>
          <table:table-cell office:value-type="float" office:value="386.537903">
            <text:p>386,537903</text:p>
          </table:table-cell>
          <table:table-cell office:value-type="float" office:value="92147.898438">
            <text:p>92147,898438</text:p>
          </table:table-cell>
          <table:table-cell office:value-type="float" office:value="1574.772949">
            <text:p>1574,772949</text:p>
          </table:table-cell>
          <table:table-cell office:value-type="float" office:value="33971.707031">
            <text:p>33971,707031</text:p>
          </table:table-cell>
          <table:table-cell office:value-type="float" office:value="477.211212">
            <text:p>477,211212</text:p>
          </table:table-cell>
          <table:table-cell office:value-type="float" office:value="19830.697266">
            <text:p>19830,697266</text:p>
          </table:table-cell>
          <table:table-cell office:value-type="float" office:value="261.633728">
            <text:p>261,633728</text:p>
          </table:table-cell>
          <table:table-cell office:value-type="float" office:value="988.050659">
            <text:p>988,050659</text:p>
          </table:table-cell>
          <table:table-cell office:value-type="float" office:value="27.532507">
            <text:p>27,532507</text:p>
          </table:table-cell>
          <table:table-cell office:value-type="float" office:value="29.439533">
            <text:p>29,439533</text:p>
          </table:table-cell>
          <table:table-cell office:value-type="float" office:value="6.144828">
            <text:p>6,144828</text:p>
          </table:table-cell>
          <table:table-cell office:value-type="float" office:value="60.648617">
            <text:p>60,648617</text:p>
          </table:table-cell>
          <table:table-cell office:value-type="float" office:value="7.958465">
            <text:p>7,958465</text:p>
          </table:table-cell>
          <table:table-cell office:value-type="float" office:value="209.517273">
            <text:p>209,517273</text:p>
          </table:table-cell>
          <table:table-cell office:value-type="float" office:value="7.660751">
            <text:p>7,660751</text:p>
          </table:table-cell>
          <table:table-cell office:value-type="float" office:value="8913.300781">
            <text:p>8913,300781</text:p>
          </table:table-cell>
          <table:table-cell office:value-type="float" office:value="233.330078">
            <text:p>233,330078</text:p>
          </table:table-cell>
          <table:table-cell office:value-type="float" office:value="34.957165">
            <text:p>34,957165</text:p>
          </table:table-cell>
          <table:table-cell office:value-type="float" office:value="9.079621">
            <text:p>9,079621</text:p>
          </table:table-cell>
          <table:table-cell office:value-type="float" office:value="56.378796">
            <text:p>56,378796</text:p>
          </table:table-cell>
          <table:table-cell office:value-type="float" office:value="15.794792">
            <text:p>15,794792</text:p>
          </table:table-cell>
          <table:table-cell office:value-type="float" office:value="770.049866">
            <text:p>770,049866</text:p>
          </table:table-cell>
          <table:table-cell office:value-type="float" office:value="24.877098">
            <text:p>24,877098</text:p>
          </table:table-cell>
          <table:table-cell office:value-type="float" office:value="481.958588">
            <text:p>481,958588</text:p>
          </table:table-cell>
          <table:table-cell office:value-type="float" office:value="14.133528">
            <text:p>14,133528</text:p>
          </table:table-cell>
          <table:table-cell office:value-type="float" office:value="69.029327">
            <text:p>69,029327</text:p>
          </table:table-cell>
          <table:table-cell office:value-type="float" office:value="11.598361">
            <text:p>11,598361</text:p>
          </table:table-cell>
          <table:table-cell office:value-type="float" office:value="179.324417">
            <text:p>179,324417</text:p>
          </table:table-cell>
          <table:table-cell office:value-type="float" office:value="12.450347">
            <text:p>12,450347</text:p>
          </table:table-cell>
          <table:table-cell office:value-type="float" office:value="47.802414">
            <text:p>47,802414</text:p>
          </table:table-cell>
          <table:table-cell office:value-type="float" office:value="12.488447">
            <text:p>12,488447</text:p>
          </table:table-cell>
          <table:table-cell office:value-type="float" office:value="660.645203">
            <text:p>660,645203</text:p>
          </table:table-cell>
          <table:table-cell office:value-type="float" office:value="96.222351">
            <text:p>96,222351</text:p>
          </table:table-cell>
          <table:table-cell table:number-columns-repeated="4" office:value-type="float" office:value="0">
            <text:p>0</text:p>
          </table:table-cell>
          <table:table-cell office:value-type="float" office:value="410.56369">
            <text:p>410,56369</text:p>
          </table:table-cell>
          <table:table-cell office:value-type="float" office:value="25.491585">
            <text:p>25,491585</text:p>
          </table:table-cell>
        </table:table-row>
        <table:table-row table:style-name="ro1">
          <table:table-cell office:value-type="string">
            <text:p>AFR691 <text:s text:c="5"/></text:p>
          </table:table-cell>
          <table:table-cell office:value-type="float" office:value="8360.901367">
            <text:p>8360,901367</text:p>
          </table:table-cell>
          <table:table-cell office:value-type="float" office:value="845.342712">
            <text:p>845,342712</text:p>
          </table:table-cell>
          <table:table-cell office:value-type="float" office:value="1006.388">
            <text:p>1006,388</text:p>
          </table:table-cell>
          <table:table-cell office:value-type="float" office:value="394.336731">
            <text:p>394,336731</text:p>
          </table:table-cell>
          <table:table-cell office:value-type="float" office:value="4442.913574">
            <text:p>4442,913574</text:p>
          </table:table-cell>
          <table:table-cell office:value-type="float" office:value="183.777649">
            <text:p>183,777649</text:p>
          </table:table-cell>
          <table:table-cell office:value-type="float" office:value="8124.373047">
            <text:p>8124,373047</text:p>
          </table:table-cell>
          <table:table-cell office:value-type="float" office:value="199.474365">
            <text:p>199,474365</text:p>
          </table:table-cell>
          <table:table-cell office:value-type="float" office:value="390.886688">
            <text:p>390,886688</text:p>
          </table:table-cell>
          <table:table-cell office:value-type="float" office:value="31.496981">
            <text:p>31,496981</text:p>
          </table:table-cell>
          <table:table-cell office:value-type="float" office:value="14487.499023">
            <text:p>14487,499023</text:p>
          </table:table-cell>
          <table:table-cell office:value-type="float" office:value="286.358887">
            <text:p>286,358887</text:p>
          </table:table-cell>
          <table:table-cell office:value-type="float" office:value="2466.888672">
            <text:p>2466,888672</text:p>
          </table:table-cell>
          <table:table-cell office:value-type="float" office:value="48.935158">
            <text:p>48,935158</text:p>
          </table:table-cell>
          <table:table-cell office:value-type="float" office:value="15795.658203">
            <text:p>15795,658203</text:p>
          </table:table-cell>
          <table:table-cell office:value-type="float" office:value="223.296585">
            <text:p>223,296585</text:p>
          </table:table-cell>
          <table:table-cell office:value-type="float" office:value="4193.594727">
            <text:p>4193,594727</text:p>
          </table:table-cell>
          <table:table-cell office:value-type="float" office:value="58.097851">
            <text:p>58,097851</text:p>
          </table:table-cell>
          <table:table-cell office:value-type="float" office:value="344.840698">
            <text:p>344,840698</text:p>
          </table:table-cell>
          <table:table-cell office:value-type="float" office:value="10.595306">
            <text:p>10,595306</text:p>
          </table:table-cell>
          <table:table-cell office:value-type="float" office:value="24.769663">
            <text:p>24,769663</text:p>
          </table:table-cell>
          <table:table-cell office:value-type="float" office:value="4.230211">
            <text:p>4,230211</text:p>
          </table:table-cell>
          <table:table-cell office:value-type="float" office:value="27.717953">
            <text:p>27,717953</text:p>
          </table:table-cell>
          <table:table-cell office:value-type="float" office:value="6.867455">
            <text:p>6,867455</text:p>
          </table:table-cell>
          <table:table-cell office:value-type="float" office:value="60.761047">
            <text:p>60,761047</text:p>
          </table:table-cell>
          <table:table-cell office:value-type="float" office:value="4.1231">
            <text:p>4,1231</text:p>
          </table:table-cell>
          <table:table-cell office:value-type="float" office:value="3263.011475">
            <text:p>3263,011475</text:p>
          </table:table-cell>
          <table:table-cell office:value-type="float" office:value="86.782776">
            <text:p>86,782776</text:p>
          </table:table-cell>
          <table:table-cell office:value-type="float" office:value="26.357353">
            <text:p>26,357353</text:p>
          </table:table-cell>
          <table:table-cell office:value-type="float" office:value="6.233295">
            <text:p>6,233295</text:p>
          </table:table-cell>
          <table:table-cell office:value-type="float" office:value="63.843307">
            <text:p>63,843307</text:p>
          </table:table-cell>
          <table:table-cell office:value-type="float" office:value="14.21915">
            <text:p>14,21915</text:p>
          </table:table-cell>
          <table:table-cell office:value-type="float" office:value="419.668457">
            <text:p>419,668457</text:p>
          </table:table-cell>
          <table:table-cell office:value-type="float" office:value="19.951815">
            <text:p>19,951815</text:p>
          </table:table-cell>
          <table:table-cell office:value-type="float" office:value="372.380249">
            <text:p>372,380249</text:p>
          </table:table-cell>
          <table:table-cell office:value-type="float" office:value="10.287934">
            <text:p>10,287934</text:p>
          </table:table-cell>
          <table:table-cell office:value-type="float" office:value="44.644512">
            <text:p>44,644512</text:p>
          </table:table-cell>
          <table:table-cell office:value-type="float" office:value="8.028494">
            <text:p>8,028494</text:p>
          </table:table-cell>
          <table:table-cell office:value-type="float" office:value="41.783901">
            <text:p>41,783901</text:p>
          </table:table-cell>
          <table:table-cell office:value-type="float" office:value="8.107378">
            <text:p>8,107378</text:p>
          </table:table-cell>
          <table:table-cell office:value-type="float" office:value="17.37829">
            <text:p>17,37829</text:p>
          </table:table-cell>
          <table:table-cell office:value-type="float" office:value="8.510714">
            <text:p>8,510714</text:p>
          </table:table-cell>
          <table:table-cell table:number-columns-repeated="6" office:value-type="float" office:value="0">
            <text:p>0</text:p>
          </table:table-cell>
          <table:table-cell office:value-type="float" office:value="211.969269">
            <text:p>211,969269</text:p>
          </table:table-cell>
          <table:table-cell office:value-type="float" office:value="16.811499">
            <text:p>16,811499</text:p>
          </table:table-cell>
        </table:table-row>
        <table:table-row table:style-name="ro1">
          <table:table-cell office:value-type="string">
            <text:p>AFR692 <text:s text:c="5"/></text:p>
          </table:table-cell>
          <table:table-cell office:value-type="float" office:value="11428.634766">
            <text:p>11428,634766</text:p>
          </table:table-cell>
          <table:table-cell office:value-type="float" office:value="1019.73468">
            <text:p>1019,73468</text:p>
          </table:table-cell>
          <table:table-cell office:value-type="float" office:value="1546.074585">
            <text:p>1546,074585</text:p>
          </table:table-cell>
          <table:table-cell office:value-type="float" office:value="407.838043">
            <text:p>407,838043</text:p>
          </table:table-cell>
          <table:table-cell office:value-type="float" office:value="3956.594727">
            <text:p>3956,594727</text:p>
          </table:table-cell>
          <table:table-cell office:value-type="float" office:value="175.698883">
            <text:p>175,698883</text:p>
          </table:table-cell>
          <table:table-cell office:value-type="float" office:value="8232.064453">
            <text:p>8232,064453</text:p>
          </table:table-cell>
          <table:table-cell office:value-type="float" office:value="202.041489">
            <text:p>202,041489</text:p>
          </table:table-cell>
          <table:table-cell office:value-type="float" office:value="318.611816">
            <text:p>318,611816</text:p>
          </table:table-cell>
          <table:table-cell office:value-type="float" office:value="31.726847">
            <text:p>31,726847</text:p>
          </table:table-cell>
          <table:table-cell office:value-type="float" office:value="14599.547852">
            <text:p>14599,547852</text:p>
          </table:table-cell>
          <table:table-cell office:value-type="float" office:value="288.581787">
            <text:p>288,581787</text:p>
          </table:table-cell>
          <table:table-cell office:value-type="float" office:value="5219.292969">
            <text:p>5219,292969</text:p>
          </table:table-cell>
          <table:table-cell office:value-type="float" office:value="94.929665">
            <text:p>94,929665</text:p>
          </table:table-cell>
          <table:table-cell office:value-type="float" office:value="14819.318359">
            <text:p>14819,318359</text:p>
          </table:table-cell>
          <table:table-cell office:value-type="float" office:value="209.684952">
            <text:p>209,684952</text:p>
          </table:table-cell>
          <table:table-cell office:value-type="float" office:value="4149.493652">
            <text:p>4149,493652</text:p>
          </table:table-cell>
          <table:table-cell office:value-type="float" office:value="57.537022">
            <text:p>57,537022</text:p>
          </table:table-cell>
          <table:table-cell office:value-type="float" office:value="335.052063">
            <text:p>335,052063</text:p>
          </table:table-cell>
          <table:table-cell office:value-type="float" office:value="10.409356">
            <text:p>10,409356</text:p>
          </table:table-cell>
          <table:table-cell office:value-type="float" office:value="24.364077">
            <text:p>24,364077</text:p>
          </table:table-cell>
          <table:table-cell office:value-type="float" office:value="4.373162">
            <text:p>4,373162</text:p>
          </table:table-cell>
          <table:table-cell office:value-type="float" office:value="32.14426">
            <text:p>32,14426</text:p>
          </table:table-cell>
          <table:table-cell office:value-type="float" office:value="6.972662">
            <text:p>6,972662</text:p>
          </table:table-cell>
          <table:table-cell office:value-type="float" office:value="57.304836">
            <text:p>57,304836</text:p>
          </table:table-cell>
          <table:table-cell office:value-type="float" office:value="4.276557">
            <text:p>4,276557</text:p>
          </table:table-cell>
          <table:table-cell office:value-type="float" office:value="3684.661377">
            <text:p>3684,661377</text:p>
          </table:table-cell>
          <table:table-cell office:value-type="float" office:value="97.707657">
            <text:p>97,707657</text:p>
          </table:table-cell>
          <table:table-cell office:value-type="float" office:value="25.76038">
            <text:p>25,76038</text:p>
          </table:table-cell>
          <table:table-cell office:value-type="float" office:value="6.592343">
            <text:p>6,592343</text:p>
          </table:table-cell>
          <table:table-cell office:value-type="float" office:value="117.536453">
            <text:p>117,536453</text:p>
          </table:table-cell>
          <table:table-cell office:value-type="float" office:value="14.819077">
            <text:p>14,819077</text:p>
          </table:table-cell>
          <table:table-cell office:value-type="float" office:value="347.66449">
            <text:p>347,66449</text:p>
          </table:table-cell>
          <table:table-cell office:value-type="float" office:value="19.42869">
            <text:p>19,42869</text:p>
          </table:table-cell>
          <table:table-cell office:value-type="float" office:value="287.556915">
            <text:p>287,556915</text:p>
          </table:table-cell>
          <table:table-cell office:value-type="float" office:value="9.572625">
            <text:p>9,572625</text:p>
          </table:table-cell>
          <table:table-cell office:value-type="float" office:value="47.124763">
            <text:p>47,124763</text:p>
          </table:table-cell>
          <table:table-cell office:value-type="float" office:value="8.432762">
            <text:p>8,432762</text:p>
          </table:table-cell>
          <table:table-cell office:value-type="float" office:value="49.801014">
            <text:p>49,801014</text:p>
          </table:table-cell>
          <table:table-cell office:value-type="float" office:value="8.595647">
            <text:p>8,595647</text:p>
          </table:table-cell>
          <table:table-cell office:value-type="float" office:value="18.973133">
            <text:p>18,973133</text:p>
          </table:table-cell>
          <table:table-cell office:value-type="float" office:value="8.952541">
            <text:p>8,952541</text:p>
          </table:table-cell>
          <table:table-cell table:number-columns-repeated="6" office:value-type="float" office:value="0">
            <text:p>0</text:p>
          </table:table-cell>
          <table:table-cell office:value-type="float" office:value="237.544403">
            <text:p>237,544403</text:p>
          </table:table-cell>
          <table:table-cell office:value-type="float" office:value="17.881207">
            <text:p>17,881207</text:p>
          </table:table-cell>
        </table:table-row>
        <table:table-row table:style-name="ro1">
          <table:table-cell office:value-type="string">
            <text:p>AFR693 <text:s text:c="5"/></text:p>
          </table:table-cell>
          <table:table-cell office:value-type="float" office:value="17386.773438">
            <text:p>17386,773438</text:p>
          </table:table-cell>
          <table:table-cell office:value-type="float" office:value="1376.932007">
            <text:p>1376,932007</text:p>
          </table:table-cell>
          <table:table-cell office:value-type="float" office:value="2490.526123">
            <text:p>2490,526123</text:p>
          </table:table-cell>
          <table:table-cell office:value-type="float" office:value="423.415405">
            <text:p>423,415405</text:p>
          </table:table-cell>
          <table:table-cell office:value-type="float" office:value="2676.555176">
            <text:p>2676,555176</text:p>
          </table:table-cell>
          <table:table-cell office:value-type="float" office:value="156.89473">
            <text:p>156,89473</text:p>
          </table:table-cell>
          <table:table-cell office:value-type="float" office:value="5975.953125">
            <text:p>5975,953125</text:p>
          </table:table-cell>
          <table:table-cell office:value-type="float" office:value="154.950211">
            <text:p>154,950211</text:p>
          </table:table-cell>
          <table:table-cell office:value-type="float" office:value="198.153671">
            <text:p>198,153671</text:p>
          </table:table-cell>
          <table:table-cell office:value-type="float" office:value="30.697193">
            <text:p>30,697193</text:p>
          </table:table-cell>
          <table:table-cell office:value-type="float" office:value="12231.714844">
            <text:p>12231,714844</text:p>
          </table:table-cell>
          <table:table-cell office:value-type="float" office:value="243.868042">
            <text:p>243,868042</text:p>
          </table:table-cell>
          <table:table-cell office:value-type="float" office:value="17210.546875">
            <text:p>17210,546875</text:p>
          </table:table-cell>
          <table:table-cell office:value-type="float" office:value="298.347229">
            <text:p>298,347229</text:p>
          </table:table-cell>
          <table:table-cell office:value-type="float" office:value="10476.830078">
            <text:p>10476,830078</text:p>
          </table:table-cell>
          <table:table-cell office:value-type="float" office:value="149.104507">
            <text:p>149,104507</text:p>
          </table:table-cell>
          <table:table-cell office:value-type="float" office:value="3282.301758">
            <text:p>3282,301758</text:p>
          </table:table-cell>
          <table:table-cell office:value-type="float" office:value="46.370251">
            <text:p>46,370251</text:p>
          </table:table-cell>
          <table:table-cell office:value-type="float" office:value="231.097794">
            <text:p>231,097794</text:p>
          </table:table-cell>
          <table:table-cell office:value-type="float" office:value="7.901218">
            <text:p>7,901218</text:p>
          </table:table-cell>
          <table:table-cell office:value-type="float" office:value="18.946619">
            <text:p>18,946619</text:p>
          </table:table-cell>
          <table:table-cell office:value-type="float" office:value="4.246846">
            <text:p>4,246846</text:p>
          </table:table-cell>
          <table:table-cell office:value-type="float" office:value="29.160784">
            <text:p>29,160784</text:p>
          </table:table-cell>
          <table:table-cell office:value-type="float" office:value="6.950482">
            <text:p>6,950482</text:p>
          </table:table-cell>
          <table:table-cell office:value-type="float" office:value="49.219006">
            <text:p>49,219006</text:p>
          </table:table-cell>
          <table:table-cell office:value-type="float" office:value="4.157759">
            <text:p>4,157759</text:p>
          </table:table-cell>
          <table:table-cell office:value-type="float" office:value="2688.61377">
            <text:p>2688,61377</text:p>
          </table:table-cell>
          <table:table-cell office:value-type="float" office:value="71.979637">
            <text:p>71,979637</text:p>
          </table:table-cell>
          <table:table-cell office:value-type="float" office:value="24.530249">
            <text:p>24,530249</text:p>
          </table:table-cell>
          <table:table-cell office:value-type="float" office:value="6.517857">
            <text:p>6,517857</text:p>
          </table:table-cell>
          <table:table-cell office:value-type="float" office:value="64.808502">
            <text:p>64,808502</text:p>
          </table:table-cell>
          <table:table-cell office:value-type="float" office:value="14.375535">
            <text:p>14,375535</text:p>
          </table:table-cell>
          <table:table-cell office:value-type="float" office:value="249.234665">
            <text:p>249,234665</text:p>
          </table:table-cell>
          <table:table-cell office:value-type="float" office:value="18.700054">
            <text:p>18,700054</text:p>
          </table:table-cell>
          <table:table-cell office:value-type="float" office:value="277.036011">
            <text:p>277,036011</text:p>
          </table:table-cell>
          <table:table-cell office:value-type="float" office:value="9.417173">
            <text:p>9,417173</text:p>
          </table:table-cell>
          <table:table-cell office:value-type="float" office:value="25.345798">
            <text:p>25,345798</text:p>
          </table:table-cell>
          <table:table-cell office:value-type="float" office:value="8.281364">
            <text:p>8,281364</text:p>
          </table:table-cell>
          <table:table-cell office:value-type="float" office:value="44.830906">
            <text:p>44,830906</text:p>
          </table:table-cell>
          <table:table-cell office:value-type="float" office:value="8.486037">
            <text:p>8,486037</text:p>
          </table:table-cell>
          <table:table-cell office:value-type="float" office:value="6.736837">
            <text:p>6,736837</text:p>
          </table:table-cell>
          <table:table-cell office:value-type="float" office:value="8.828666">
            <text:p>8,828666</text:p>
          </table:table-cell>
          <table:table-cell office:value-type="float" office:value="42.772442">
            <text:p>42,772442</text:p>
          </table:table-cell>
          <table:table-cell office:value-type="float" office:value="51.729065">
            <text:p>51,729065</text:p>
          </table:table-cell>
          <table:table-cell table:number-columns-repeated="4" office:value-type="float" office:value="0">
            <text:p>0</text:p>
          </table:table-cell>
          <table:table-cell office:value-type="float" office:value="170.896973">
            <text:p>170,896973</text:p>
          </table:table-cell>
          <table:table-cell office:value-type="float" office:value="17.23646">
            <text:p>17,23646</text:p>
          </table:table-cell>
        </table:table-row>
        <table:table-row table:style-name="ro1">
          <table:table-cell office:value-type="string">
            <text:p>AFR694 <text:s text:c="5"/></text:p>
          </table:table-cell>
          <table:table-cell office:value-type="float" office:value="915.78772">
            <text:p>915,78772</text:p>
          </table:table-cell>
          <table:table-cell office:value-type="float" office:value="413.810242">
            <text:p>413,810242</text:p>
          </table:table-cell>
          <table:table-cell office:value-type="float" office:value="1239.165527">
            <text:p>1239,165527</text:p>
          </table:table-cell>
          <table:table-cell office:value-type="float" office:value="419.848511">
            <text:p>419,848511</text:p>
          </table:table-cell>
          <table:table-cell office:value-type="float" office:value="29.384706">
            <text:p>29,384706</text:p>
          </table:table-cell>
          <table:table-cell office:value-type="float" office:value="53.430389">
            <text:p>53,430389</text:p>
          </table:table-cell>
          <table:table-cell office:value-type="float" office:value="58.940037">
            <text:p>58,940037</text:p>
          </table:table-cell>
          <table:table-cell office:value-type="float" office:value="52.621311">
            <text:p>52,621311</text:p>
          </table:table-cell>
          <table:table-cell office:value-type="float" office:value="20.499239">
            <text:p>20,499239</text:p>
          </table:table-cell>
          <table:table-cell office:value-type="float" office:value="22.31212">
            <text:p>22,31212</text:p>
          </table:table-cell>
          <table:table-cell office:value-type="float" office:value="47.527714">
            <text:p>47,527714</text:p>
          </table:table-cell>
          <table:table-cell office:value-type="float" office:value="19.032925">
            <text:p>19,032925</text:p>
          </table:table-cell>
          <table:table-cell office:value-type="float" office:value="39.270039">
            <text:p>39,270039</text:p>
          </table:table-cell>
          <table:table-cell office:value-type="float" office:value="11.332655">
            <text:p>11,332655</text:p>
          </table:table-cell>
          <table:table-cell office:value-type="float" office:value="111.779915">
            <text:p>111,779915</text:p>
          </table:table-cell>
          <table:table-cell office:value-type="float" office:value="8.925988">
            <text:p>8,925988</text:p>
          </table:table-cell>
          <table:table-cell office:value-type="float" office:value="19.300098">
            <text:p>19,300098</text:p>
          </table:table-cell>
          <table:table-cell office:value-type="float" office:value="9.798893">
            <text:p>9,798893</text:p>
          </table:table-cell>
          <table:table-cell table:number-columns-repeated="4" office:value-type="float" office:value="0">
            <text:p>0</text:p>
          </table:table-cell>
          <table:table-cell office:value-type="float" office:value="29.279158">
            <text:p>29,279158</text:p>
          </table:table-cell>
          <table:table-cell office:value-type="float" office:value="7.786323">
            <text:p>7,786323</text:p>
          </table:table-cell>
          <table:table-cell table:number-columns-repeated="2" office:value-type="float" office:value="0">
            <text:p>0</text:p>
          </table:table-cell>
          <table:table-cell office:value-type="float" office:value="9.68102">
            <text:p>9,68102</text:p>
          </table:table-cell>
          <table:table-cell office:value-type="float" office:value="8.515044">
            <text:p>8,515044</text:p>
          </table:table-cell>
          <table:table-cell table:number-columns-repeated="2" office:value-type="float" office:value="0">
            <text:p>0</text:p>
          </table:table-cell>
          <table:table-cell office:value-type="float" office:value="42.173592">
            <text:p>42,173592</text:p>
          </table:table-cell>
          <table:table-cell office:value-type="float" office:value="15.432967">
            <text:p>15,432967</text:p>
          </table:table-cell>
          <table:table-cell table:number-columns-repeated="10" office:value-type="float" office:value="0">
            <text:p>0</text:p>
          </table:table-cell>
          <table:table-cell office:value-type="float" office:value="69.458374">
            <text:p>69,458374</text:p>
          </table:table-cell>
          <table:table-cell office:value-type="float" office:value="32.115105">
            <text:p>32,115105</text:p>
          </table:table-cell>
          <table:table-cell table:number-columns-repeated="2" office:value-type="float" office:value="0">
            <text:p>0</text:p>
          </table:table-cell>
          <table:table-cell office:value-type="float" office:value="20.337826">
            <text:p>20,337826</text:p>
          </table:table-cell>
          <table:table-cell office:value-type="float" office:value="32.677715">
            <text:p>32,677715</text:p>
          </table:table-cell>
          <table:table-cell table:number-columns-repeated="2"/>
        </table:table-row>
        <table:table-row table:style-name="ro1">
          <table:table-cell office:value-type="string">
            <text:p>AFR695 <text:s text:c="5"/></text:p>
          </table:table-cell>
          <table:table-cell office:value-type="float" office:value="22224.314453">
            <text:p>22224,314453</text:p>
          </table:table-cell>
          <table:table-cell office:value-type="float" office:value="1782.028687">
            <text:p>1782,028687</text:p>
          </table:table-cell>
          <table:table-cell office:value-type="float" office:value="3330.702148">
            <text:p>3330,702148</text:p>
          </table:table-cell>
          <table:table-cell office:value-type="float" office:value="506.220062">
            <text:p>506,220062</text:p>
          </table:table-cell>
          <table:table-cell office:value-type="float" office:value="3629.027588">
            <text:p>3629,027588</text:p>
          </table:table-cell>
          <table:table-cell office:value-type="float" office:value="200.77124">
            <text:p>200,77124</text:p>
          </table:table-cell>
          <table:table-cell office:value-type="float" office:value="7058.610352">
            <text:p>7058,610352</text:p>
          </table:table-cell>
          <table:table-cell office:value-type="float" office:value="183.1409">
            <text:p>183,1409</text:p>
          </table:table-cell>
          <table:table-cell office:value-type="float" office:value="211.323044">
            <text:p>211,323044</text:p>
          </table:table-cell>
          <table:table-cell office:value-type="float" office:value="42.135685">
            <text:p>42,135685</text:p>
          </table:table-cell>
          <table:table-cell office:value-type="float" office:value="17874.982422">
            <text:p>17874,982422</text:p>
          </table:table-cell>
          <table:table-cell office:value-type="float" office:value="353.367462">
            <text:p>353,367462</text:p>
          </table:table-cell>
          <table:table-cell office:value-type="float" office:value="63248.292969">
            <text:p>63248,292969</text:p>
          </table:table-cell>
          <table:table-cell office:value-type="float" office:value="1084.811035">
            <text:p>1084,811035</text:p>
          </table:table-cell>
          <table:table-cell office:value-type="float" office:value="35943.011719">
            <text:p>35943,011719</text:p>
          </table:table-cell>
          <table:table-cell office:value-type="float" office:value="505.301971">
            <text:p>505,301971</text:p>
          </table:table-cell>
          <table:table-cell office:value-type="float" office:value="5182.45459">
            <text:p>5182,45459</text:p>
          </table:table-cell>
          <table:table-cell office:value-type="float" office:value="71.256073">
            <text:p>71,256073</text:p>
          </table:table-cell>
          <table:table-cell office:value-type="float" office:value="277.837921">
            <text:p>277,837921</text:p>
          </table:table-cell>
          <table:table-cell office:value-type="float" office:value="9.551068">
            <text:p>9,551068</text:p>
          </table:table-cell>
          <table:table-cell office:value-type="float" office:value="22.388443">
            <text:p>22,388443</text:p>
          </table:table-cell>
          <table:table-cell office:value-type="float" office:value="5.32622">
            <text:p>5,32622</text:p>
          </table:table-cell>
          <table:table-cell office:value-type="float" office:value="25.851917">
            <text:p>25,851917</text:p>
          </table:table-cell>
          <table:table-cell office:value-type="float" office:value="7.492496">
            <text:p>7,492496</text:p>
          </table:table-cell>
          <table:table-cell office:value-type="float" office:value="83.056923">
            <text:p>83,056923</text:p>
          </table:table-cell>
          <table:table-cell office:value-type="float" office:value="5.353881">
            <text:p>5,353881</text:p>
          </table:table-cell>
          <table:table-cell office:value-type="float" office:value="2631.470947">
            <text:p>2631,470947</text:p>
          </table:table-cell>
          <table:table-cell office:value-type="float" office:value="70.614731">
            <text:p>70,614731</text:p>
          </table:table-cell>
          <table:table-cell office:value-type="float" office:value="49.890343">
            <text:p>49,890343</text:p>
          </table:table-cell>
          <table:table-cell office:value-type="float" office:value="8.24421">
            <text:p>8,24421</text:p>
          </table:table-cell>
          <table:table-cell office:value-type="float" office:value="23.511692">
            <text:p>23,511692</text:p>
          </table:table-cell>
          <table:table-cell office:value-type="float" office:value="15.166562">
            <text:p>15,166562</text:p>
          </table:table-cell>
          <table:table-cell office:value-type="float" office:value="629.070129">
            <text:p>629,070129</text:p>
          </table:table-cell>
          <table:table-cell office:value-type="float" office:value="22.819773">
            <text:p>22,819773</text:p>
          </table:table-cell>
          <table:table-cell office:value-type="float" office:value="408.856567">
            <text:p>408,856567</text:p>
          </table:table-cell>
          <table:table-cell office:value-type="float" office:value="12.600045">
            <text:p>12,600045</text:p>
          </table:table-cell>
          <table:table-cell office:value-type="float" office:value="73.137283">
            <text:p>73,137283</text:p>
          </table:table-cell>
          <table:table-cell office:value-type="float" office:value="10.800462">
            <text:p>10,800462</text:p>
          </table:table-cell>
          <table:table-cell office:value-type="float" office:value="64.453804">
            <text:p>64,453804</text:p>
          </table:table-cell>
          <table:table-cell office:value-type="float" office:value="10.9219">
            <text:p>10,9219</text:p>
          </table:table-cell>
          <table:table-cell office:value-type="float" office:value="15.882482">
            <text:p>15,882482</text:p>
          </table:table-cell>
          <table:table-cell office:value-type="float" office:value="11.349495">
            <text:p>11,349495</text:p>
          </table:table-cell>
          <table:table-cell office:value-type="float" office:value="312.972778">
            <text:p>312,972778</text:p>
          </table:table-cell>
          <table:table-cell office:value-type="float" office:value="84.378258">
            <text:p>84,378258</text:p>
          </table:table-cell>
          <table:table-cell table:number-columns-repeated="4" office:value-type="float" office:value="0">
            <text:p>0</text:p>
          </table:table-cell>
          <table:table-cell office:value-type="float" office:value="482.769897">
            <text:p>482,769897</text:p>
          </table:table-cell>
          <table:table-cell office:value-type="float" office:value="24.207134">
            <text:p>24,207134</text:p>
          </table:table-cell>
        </table:table-row>
        <table:table-row table:style-name="ro1">
          <table:table-cell office:value-type="string">
            <text:p>AFR696 <text:s text:c="5"/></text:p>
          </table:table-cell>
          <table:table-cell office:value-type="float" office:value="9656.572266">
            <text:p>9656,572266</text:p>
          </table:table-cell>
          <table:table-cell office:value-type="float" office:value="982.584595">
            <text:p>982,584595</text:p>
          </table:table-cell>
          <table:table-cell office:value-type="float" office:value="1729.248657">
            <text:p>1729,248657</text:p>
          </table:table-cell>
          <table:table-cell office:value-type="float" office:value="433.914978">
            <text:p>433,914978</text:p>
          </table:table-cell>
          <table:table-cell office:value-type="float" office:value="1287.45459">
            <text:p>1287,45459</text:p>
          </table:table-cell>
          <table:table-cell office:value-type="float" office:value="142.759567">
            <text:p>142,759567</text:p>
          </table:table-cell>
          <table:table-cell office:value-type="float" office:value="2609.396484">
            <text:p>2609,396484</text:p>
          </table:table-cell>
          <table:table-cell office:value-type="float" office:value="90.729858">
            <text:p>90,729858</text:p>
          </table:table-cell>
          <table:table-cell office:value-type="float" office:value="179.066895">
            <text:p>179,066895</text:p>
          </table:table-cell>
          <table:table-cell office:value-type="float" office:value="30.078936">
            <text:p>30,078936</text:p>
          </table:table-cell>
          <table:table-cell office:value-type="float" office:value="11089.166016">
            <text:p>11089,166016</text:p>
          </table:table-cell>
          <table:table-cell office:value-type="float" office:value="221.837296">
            <text:p>221,837296</text:p>
          </table:table-cell>
          <table:table-cell office:value-type="float" office:value="4852.710449">
            <text:p>4852,710449</text:p>
          </table:table-cell>
          <table:table-cell office:value-type="float" office:value="88.689659">
            <text:p>88,689659</text:p>
          </table:table-cell>
          <table:table-cell office:value-type="float" office:value="7318.877441">
            <text:p>7318,877441</text:p>
          </table:table-cell>
          <table:table-cell office:value-type="float" office:value="105.13784">
            <text:p>105,13784</text:p>
          </table:table-cell>
          <table:table-cell office:value-type="float" office:value="1248.991821">
            <text:p>1248,991821</text:p>
          </table:table-cell>
          <table:table-cell office:value-type="float" office:value="21.465923">
            <text:p>21,465923</text:p>
          </table:table-cell>
          <table:table-cell office:value-type="float" office:value="100.446877">
            <text:p>100,446877</text:p>
          </table:table-cell>
          <table:table-cell office:value-type="float" office:value="5.913439">
            <text:p>5,913439</text:p>
          </table:table-cell>
          <table:table-cell office:value-type="float" office:value="12.934256">
            <text:p>12,934256</text:p>
          </table:table-cell>
          <table:table-cell office:value-type="float" office:value="5.197632">
            <text:p>5,197632</text:p>
          </table:table-cell>
          <table:table-cell office:value-type="float" office:value="40.931767">
            <text:p>40,931767</text:p>
          </table:table-cell>
          <table:table-cell office:value-type="float" office:value="7.582602">
            <text:p>7,582602</text:p>
          </table:table-cell>
          <table:table-cell office:value-type="float" office:value="31.394617">
            <text:p>31,394617</text:p>
          </table:table-cell>
          <table:table-cell office:value-type="float" office:value="5.010739">
            <text:p>5,010739</text:p>
          </table:table-cell>
          <table:table-cell office:value-type="float" office:value="1170.442383">
            <text:p>1170,442383</text:p>
          </table:table-cell>
          <table:table-cell office:value-type="float" office:value="33.446697">
            <text:p>33,446697</text:p>
          </table:table-cell>
          <table:table-cell office:value-type="float" office:value="57.659111">
            <text:p>57,659111</text:p>
          </table:table-cell>
          <table:table-cell office:value-type="float" office:value="8.502486">
            <text:p>8,502486</text:p>
          </table:table-cell>
          <table:table-cell table:number-columns-repeated="2" office:value-type="float" office:value="0">
            <text:p>0</text:p>
          </table:table-cell>
          <table:table-cell office:value-type="float" office:value="151.795563">
            <text:p>151,795563</text:p>
          </table:table-cell>
          <table:table-cell office:value-type="float" office:value="18.901939">
            <text:p>18,901939</text:p>
          </table:table-cell>
          <table:table-cell office:value-type="float" office:value="199.61795">
            <text:p>199,61795</text:p>
          </table:table-cell>
          <table:table-cell office:value-type="float" office:value="10.690812">
            <text:p>10,690812</text:p>
          </table:table-cell>
          <table:table-cell office:value-type="float" office:value="28.919138">
            <text:p>28,919138</text:p>
          </table:table-cell>
          <table:table-cell office:value-type="float" office:value="10.749215">
            <text:p>10,749215</text:p>
          </table:table-cell>
          <table:table-cell office:value-type="float" office:value="33.426971">
            <text:p>33,426971</text:p>
          </table:table-cell>
          <table:table-cell office:value-type="float" office:value="11.0196">
            <text:p>11,0196</text:p>
          </table:table-cell>
          <table:table-cell office:value-type="float" office:value="7.762323">
            <text:p>7,762323</text:p>
          </table:table-cell>
          <table:table-cell office:value-type="float" office:value="11.618011">
            <text:p>11,618011</text:p>
          </table:table-cell>
          <table:table-cell table:number-columns-repeated="6" office:value-type="float" office:value="0">
            <text:p>0</text:p>
          </table:table-cell>
          <table:table-cell office:value-type="float" office:value="99.361603">
            <text:p>99,361603</text:p>
          </table:table-cell>
          <table:table-cell office:value-type="float" office:value="21.902407">
            <text:p>21,902407</text:p>
          </table:table-cell>
        </table:table-row>
        <table:table-row table:style-name="ro1">
          <table:table-cell office:value-type="string">
            <text:p>AFR697 <text:s text:c="5"/></text:p>
          </table:table-cell>
          <table:table-cell office:value-type="float" office:value="11559.111328">
            <text:p>11559,111328</text:p>
          </table:table-cell>
          <table:table-cell office:value-type="float" office:value="1133.340332">
            <text:p>1133,340332</text:p>
          </table:table-cell>
          <table:table-cell office:value-type="float" office:value="626.442505">
            <text:p>626,442505</text:p>
          </table:table-cell>
          <table:table-cell office:value-type="float" office:value="455.160553">
            <text:p>455,160553</text:p>
          </table:table-cell>
          <table:table-cell office:value-type="float" office:value="2868.793945">
            <text:p>2868,793945</text:p>
          </table:table-cell>
          <table:table-cell office:value-type="float" office:value="171.62915">
            <text:p>171,62915</text:p>
          </table:table-cell>
          <table:table-cell office:value-type="float" office:value="2766.686035">
            <text:p>2766,686035</text:p>
          </table:table-cell>
          <table:table-cell office:value-type="float" office:value="96.295341">
            <text:p>96,295341</text:p>
          </table:table-cell>
          <table:table-cell office:value-type="float" office:value="183.780411">
            <text:p>183,780411</text:p>
          </table:table-cell>
          <table:table-cell office:value-type="float" office:value="34.316769">
            <text:p>34,316769</text:p>
          </table:table-cell>
          <table:table-cell office:value-type="float" office:value="12884.890625">
            <text:p>12884,890625</text:p>
          </table:table-cell>
          <table:table-cell office:value-type="float" office:value="257.365509">
            <text:p>257,365509</text:p>
          </table:table-cell>
          <table:table-cell office:value-type="float" office:value="18839.224609">
            <text:p>18839,224609</text:p>
          </table:table-cell>
          <table:table-cell office:value-type="float" office:value="326.312805">
            <text:p>326,312805</text:p>
          </table:table-cell>
          <table:table-cell office:value-type="float" office:value="9611.255859">
            <text:p>9611,255859</text:p>
          </table:table-cell>
          <table:table-cell office:value-type="float" office:value="137.110046">
            <text:p>137,110046</text:p>
          </table:table-cell>
          <table:table-cell office:value-type="float" office:value="1610.452515">
            <text:p>1610,452515</text:p>
          </table:table-cell>
          <table:table-cell office:value-type="float" office:value="25.91342">
            <text:p>25,91342</text:p>
          </table:table-cell>
          <table:table-cell office:value-type="float" office:value="114.233704">
            <text:p>114,233704</text:p>
          </table:table-cell>
          <table:table-cell office:value-type="float" office:value="6.344615">
            <text:p>6,344615</text:p>
          </table:table-cell>
          <table:table-cell office:value-type="float" office:value="13.005819">
            <text:p>13,005819</text:p>
          </table:table-cell>
          <table:table-cell office:value-type="float" office:value="5.290101">
            <text:p>5,290101</text:p>
          </table:table-cell>
          <table:table-cell office:value-type="float" office:value="26.530594">
            <text:p>26,530594</text:p>
          </table:table-cell>
          <table:table-cell office:value-type="float" office:value="7.575178">
            <text:p>7,575178</text:p>
          </table:table-cell>
          <table:table-cell office:value-type="float" office:value="59.690662">
            <text:p>59,690662</text:p>
          </table:table-cell>
          <table:table-cell office:value-type="float" office:value="5.241396">
            <text:p>5,241396</text:p>
          </table:table-cell>
          <table:table-cell office:value-type="float" office:value="1647.168213">
            <text:p>1647,168213</text:p>
          </table:table-cell>
          <table:table-cell office:value-type="float" office:value="45.412876">
            <text:p>45,412876</text:p>
          </table:table-cell>
          <table:table-cell office:value-type="float" office:value="59.387066">
            <text:p>59,387066</text:p>
          </table:table-cell>
          <table:table-cell office:value-type="float" office:value="8.53509">
            <text:p>8,53509</text:p>
          </table:table-cell>
          <table:table-cell office:value-type="float" office:value="203.367813">
            <text:p>203,367813</text:p>
          </table:table-cell>
          <table:table-cell office:value-type="float" office:value="16.769312">
            <text:p>16,769312</text:p>
          </table:table-cell>
          <table:table-cell office:value-type="float" office:value="802.050903">
            <text:p>802,050903</text:p>
          </table:table-cell>
          <table:table-cell office:value-type="float" office:value="25.070591">
            <text:p>25,070591</text:p>
          </table:table-cell>
          <table:table-cell office:value-type="float" office:value="1310.750366">
            <text:p>1310,750366</text:p>
          </table:table-cell>
          <table:table-cell office:value-type="float" office:value="26.374144">
            <text:p>26,374144</text:p>
          </table:table-cell>
          <table:table-cell office:value-type="float" office:value="21.564053">
            <text:p>21,564053</text:p>
          </table:table-cell>
          <table:table-cell office:value-type="float" office:value="11.109058">
            <text:p>11,109058</text:p>
          </table:table-cell>
          <table:table-cell office:value-type="float" office:value="34.588108">
            <text:p>34,588108</text:p>
          </table:table-cell>
          <table:table-cell office:value-type="float" office:value="11.257243">
            <text:p>11,257243</text:p>
          </table:table-cell>
          <table:table-cell office:value-type="float" office:value="15.155086">
            <text:p>15,155086</text:p>
          </table:table-cell>
          <table:table-cell office:value-type="float" office:value="11.773577">
            <text:p>11,773577</text:p>
          </table:table-cell>
          <table:table-cell office:value-type="float" office:value="5.850493">
            <text:p>5,850493</text:p>
          </table:table-cell>
          <table:table-cell office:value-type="float" office:value="55.725155">
            <text:p>55,725155</text:p>
          </table:table-cell>
          <table:table-cell table:number-columns-repeated="4" office:value-type="float" office:value="0">
            <text:p>0</text:p>
          </table:table-cell>
          <table:table-cell office:value-type="float" office:value="291.774475">
            <text:p>291,774475</text:p>
          </table:table-cell>
          <table:table-cell office:value-type="float" office:value="23.414341">
            <text:p>23,414341</text:p>
          </table:table-cell>
        </table:table-row>
        <table:table-row table:style-name="ro1">
          <table:table-cell office:value-type="string">
            <text:p>AFR698 <text:s text:c="5"/></text:p>
          </table:table-cell>
          <table:table-cell office:value-type="float" office:value="8733.516602">
            <text:p>8733,516602</text:p>
          </table:table-cell>
          <table:table-cell office:value-type="float" office:value="909.230957">
            <text:p>909,230957</text:p>
          </table:table-cell>
          <table:table-cell office:value-type="float" office:value="772.235718">
            <text:p>772,235718</text:p>
          </table:table-cell>
          <table:table-cell office:value-type="float" office:value="412.312378">
            <text:p>412,312378</text:p>
          </table:table-cell>
          <table:table-cell office:value-type="float" office:value="1423.285034">
            <text:p>1423,285034</text:p>
          </table:table-cell>
          <table:table-cell office:value-type="float" office:value="140.752838">
            <text:p>140,752838</text:p>
          </table:table-cell>
          <table:table-cell office:value-type="float" office:value="3004.858154">
            <text:p>3004,858154</text:p>
          </table:table-cell>
          <table:table-cell office:value-type="float" office:value="96.493675">
            <text:p>96,493675</text:p>
          </table:table-cell>
          <table:table-cell office:value-type="float" office:value="83.80571">
            <text:p>83,80571</text:p>
          </table:table-cell>
          <table:table-cell office:value-type="float" office:value="28.391426">
            <text:p>28,391426</text:p>
          </table:table-cell>
          <table:table-cell office:value-type="float" office:value="8042.63916">
            <text:p>8042,63916</text:p>
          </table:table-cell>
          <table:table-cell office:value-type="float" office:value="164.186905">
            <text:p>164,186905</text:p>
          </table:table-cell>
          <table:table-cell office:value-type="float" office:value="5052.441895">
            <text:p>5052,441895</text:p>
          </table:table-cell>
          <table:table-cell office:value-type="float" office:value="92.098846">
            <text:p>92,098846</text:p>
          </table:table-cell>
          <table:table-cell office:value-type="float" office:value="8742.272461">
            <text:p>8742,272461</text:p>
          </table:table-cell>
          <table:table-cell office:value-type="float" office:value="124.94146">
            <text:p>124,94146</text:p>
          </table:table-cell>
          <table:table-cell office:value-type="float" office:value="2232.578857">
            <text:p>2232,578857</text:p>
          </table:table-cell>
          <table:table-cell office:value-type="float" office:value="33.214184">
            <text:p>33,214184</text:p>
          </table:table-cell>
          <table:table-cell office:value-type="float" office:value="120.550705">
            <text:p>120,550705</text:p>
          </table:table-cell>
          <table:table-cell office:value-type="float" office:value="5.835593">
            <text:p>5,835593</text:p>
          </table:table-cell>
          <table:table-cell office:value-type="float" office:value="5.887117">
            <text:p>5,887117</text:p>
          </table:table-cell>
          <table:table-cell office:value-type="float" office:value="4.554633">
            <text:p>4,554633</text:p>
          </table:table-cell>
          <table:table-cell office:value-type="float" office:value="31.555822">
            <text:p>31,555822</text:p>
          </table:table-cell>
          <table:table-cell office:value-type="float" office:value="7.195037">
            <text:p>7,195037</text:p>
          </table:table-cell>
          <table:table-cell office:value-type="float" office:value="41.90221">
            <text:p>41,90221</text:p>
          </table:table-cell>
          <table:table-cell office:value-type="float" office:value="4.427697">
            <text:p>4,427697</text:p>
          </table:table-cell>
          <table:table-cell office:value-type="float" office:value="1178.61853">
            <text:p>1178,61853</text:p>
          </table:table-cell>
          <table:table-cell office:value-type="float" office:value="33.4804">
            <text:p>33,4804</text:p>
          </table:table-cell>
          <table:table-cell office:value-type="float" office:value="41.614525">
            <text:p>41,614525</text:p>
          </table:table-cell>
          <table:table-cell office:value-type="float" office:value="7.232248">
            <text:p>7,232248</text:p>
          </table:table-cell>
          <table:table-cell office:value-type="float" office:value="19.790052">
            <text:p>19,790052</text:p>
          </table:table-cell>
          <table:table-cell office:value-type="float" office:value="14.561069">
            <text:p>14,561069</text:p>
          </table:table-cell>
          <table:table-cell office:value-type="float" office:value="286.340668">
            <text:p>286,340668</text:p>
          </table:table-cell>
          <table:table-cell office:value-type="float" office:value="19.187361">
            <text:p>19,187361</text:p>
          </table:table-cell>
          <table:table-cell office:value-type="float" office:value="272.684082">
            <text:p>272,684082</text:p>
          </table:table-cell>
          <table:table-cell office:value-type="float" office:value="10.225564">
            <text:p>10,225564</text:p>
          </table:table-cell>
          <table:table-cell office:value-type="float" office:value="34.405025">
            <text:p>34,405025</text:p>
          </table:table-cell>
          <table:table-cell office:value-type="float" office:value="9.174094">
            <text:p>9,174094</text:p>
          </table:table-cell>
          <table:table-cell office:value-type="float" office:value="33.076954">
            <text:p>33,076954</text:p>
          </table:table-cell>
          <table:table-cell office:value-type="float" office:value="9.571932">
            <text:p>9,571932</text:p>
          </table:table-cell>
          <table:table-cell office:value-type="float" office:value="10.900283">
            <text:p>10,900283</text:p>
          </table:table-cell>
          <table:table-cell office:value-type="float" office:value="10.024142">
            <text:p>10,024142</text:p>
          </table:table-cell>
          <table:table-cell table:number-columns-repeated="6" office:value-type="float" office:value="0">
            <text:p>0</text:p>
          </table:table-cell>
          <table:table-cell office:value-type="float" office:value="153.420395">
            <text:p>153,420395</text:p>
          </table:table-cell>
          <table:table-cell office:value-type="float" office:value="19.373802">
            <text:p>19,373802</text:p>
          </table:table-cell>
        </table:table-row>
        <table:table-row table:style-name="ro1">
          <table:table-cell office:value-type="string">
            <text:p>AFR699 <text:s text:c="5"/></text:p>
          </table:table-cell>
          <table:table-cell office:value-type="float" office:value="29271.480469">
            <text:p>29271,480469</text:p>
          </table:table-cell>
          <table:table-cell office:value-type="float" office:value="2175.895508">
            <text:p>2175,895508</text:p>
          </table:table-cell>
          <table:table-cell office:value-type="float" office:value="4580.993652">
            <text:p>4580,993652</text:p>
          </table:table-cell>
          <table:table-cell office:value-type="float" office:value="518.581055">
            <text:p>518,581055</text:p>
          </table:table-cell>
          <table:table-cell office:value-type="float" office:value="6292.74707">
            <text:p>6292,74707</text:p>
          </table:table-cell>
          <table:table-cell office:value-type="float" office:value="233.438202">
            <text:p>233,438202</text:p>
          </table:table-cell>
          <table:table-cell office:value-type="float" office:value="14144.415039">
            <text:p>14144,415039</text:p>
          </table:table-cell>
          <table:table-cell office:value-type="float" office:value="330.808838">
            <text:p>330,808838</text:p>
          </table:table-cell>
          <table:table-cell office:value-type="float" office:value="96.16555">
            <text:p>96,16555</text:p>
          </table:table-cell>
          <table:table-cell office:value-type="float" office:value="38.037182">
            <text:p>38,037182</text:p>
          </table:table-cell>
          <table:table-cell office:value-type="float" office:value="13566.311523">
            <text:p>13566,311523</text:p>
          </table:table-cell>
          <table:table-cell office:value-type="float" office:value="271.168091">
            <text:p>271,168091</text:p>
          </table:table-cell>
          <table:table-cell office:value-type="float" office:value="57730.207031">
            <text:p>57730,207031</text:p>
          </table:table-cell>
          <table:table-cell office:value-type="float" office:value="988.25116">
            <text:p>988,25116</text:p>
          </table:table-cell>
          <table:table-cell office:value-type="float" office:value="9914.719727">
            <text:p>9914,719727</text:p>
          </table:table-cell>
          <table:table-cell office:value-type="float" office:value="141.368378">
            <text:p>141,368378</text:p>
          </table:table-cell>
          <table:table-cell office:value-type="float" office:value="7034.85791">
            <text:p>7034,85791</text:p>
          </table:table-cell>
          <table:table-cell office:value-type="float" office:value="94.744919">
            <text:p>94,744919</text:p>
          </table:table-cell>
          <table:table-cell office:value-type="float" office:value="594.003296">
            <text:p>594,003296</text:p>
          </table:table-cell>
          <table:table-cell office:value-type="float" office:value="17.090462">
            <text:p>17,090462</text:p>
          </table:table-cell>
          <table:table-cell office:value-type="float" office:value="17.516346">
            <text:p>17,516346</text:p>
          </table:table-cell>
          <table:table-cell office:value-type="float" office:value="4.971626">
            <text:p>4,971626</text:p>
          </table:table-cell>
          <table:table-cell office:value-type="float" office:value="36.451874">
            <text:p>36,451874</text:p>
          </table:table-cell>
          <table:table-cell office:value-type="float" office:value="7.28224">
            <text:p>7,28224</text:p>
          </table:table-cell>
          <table:table-cell office:value-type="float" office:value="107.574631">
            <text:p>107,574631</text:p>
          </table:table-cell>
          <table:table-cell office:value-type="float" office:value="5.256383">
            <text:p>5,256383</text:p>
          </table:table-cell>
          <table:table-cell office:value-type="float" office:value="6768.473145">
            <text:p>6768,473145</text:p>
          </table:table-cell>
          <table:table-cell office:value-type="float" office:value="177.631897">
            <text:p>177,631897</text:p>
          </table:table-cell>
          <table:table-cell office:value-type="float" office:value="21.694601">
            <text:p>21,694601</text:p>
          </table:table-cell>
          <table:table-cell office:value-type="float" office:value="7.223957">
            <text:p>7,223957</text:p>
          </table:table-cell>
          <table:table-cell office:value-type="float" office:value="177.834686">
            <text:p>177,834686</text:p>
          </table:table-cell>
          <table:table-cell office:value-type="float" office:value="15.794338">
            <text:p>15,794338</text:p>
          </table:table-cell>
          <table:table-cell office:value-type="float" office:value="808.684814">
            <text:p>808,684814</text:p>
          </table:table-cell>
          <table:table-cell office:value-type="float" office:value="24.766571">
            <text:p>24,766571</text:p>
          </table:table-cell>
          <table:table-cell office:value-type="float" office:value="1170.244507">
            <text:p>1170,244507</text:p>
          </table:table-cell>
          <table:table-cell office:value-type="float" office:value="23.312464">
            <text:p>23,312464</text:p>
          </table:table-cell>
          <table:table-cell office:value-type="float" office:value="19.744467">
            <text:p>19,744467</text:p>
          </table:table-cell>
          <table:table-cell office:value-type="float" office:value="9.324018">
            <text:p>9,324018</text:p>
          </table:table-cell>
          <table:table-cell office:value-type="float" office:value="67.879013">
            <text:p>67,879013</text:p>
          </table:table-cell>
          <table:table-cell office:value-type="float" office:value="9.442118">
            <text:p>9,442118</text:p>
          </table:table-cell>
          <table:table-cell office:value-type="float" office:value="34.957977">
            <text:p>34,957977</text:p>
          </table:table-cell>
          <table:table-cell office:value-type="float" office:value="9.793681">
            <text:p>9,793681</text:p>
          </table:table-cell>
          <table:table-cell office:value-type="float" office:value="57.957706">
            <text:p>57,957706</text:p>
          </table:table-cell>
          <table:table-cell office:value-type="float" office:value="72.823067">
            <text:p>72,823067</text:p>
          </table:table-cell>
          <table:table-cell table:number-columns-repeated="4" office:value-type="float" office:value="0">
            <text:p>0</text:p>
          </table:table-cell>
          <table:table-cell office:value-type="float" office:value="301.368317">
            <text:p>301,368317</text:p>
          </table:table-cell>
          <table:table-cell office:value-type="float" office:value="19.86904">
            <text:p>19,869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01:3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2777" meta:object-count="0"/>
    <meta:generator>BrOffice.org/3.2$Linux OpenOffice.org_project/320m19$Build-9505</meta:generator>
  </office:meta>
</office:document-meta>
</file>